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style:vertical-align="automatic" fo:background-color="#FFFFFF"/>
      <style:text-properties fo:font-size="11pt" style:font-size-asian="11pt" style:font-size-complex="11pt"/>
    </style:style>
    <style:style style:name="ce3"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style:style>
    <style:style style:name="ce4"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5" style:family="table-cell" style:parent-style-name="Default" style:data-style-name="N40">
      <style:table-cell-properties style:vertical-align="automatic" fo:background-color="#FFFFFF"/>
      <style:text-properties fo:font-size="11pt" style:font-size-asian="11pt" style:font-size-complex="11pt"/>
    </style:style>
    <style:style style:name="ce6"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7"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8" style:family="table-cell" style:parent-style-name="Normal_TSR4_32_data_32_request_32_B"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9" style:family="table-cell" style:parent-style-name="Normal_TSR4_32_data_32_request_32_B" style:data-style-name="N0">
      <style:table-cell-properties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0" style:family="table-cell" style:parent-style-name="Normal_TSR4_32_data_32_request_32_B"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11"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2" style:family="table-cell" style:parent-style-name="Percent" style:data-style-name="N42">
      <style:table-cell-properties style:vertical-align="automatic" fo:background-color="#FFFFFF"/>
      <style:text-properties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14"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15" style:family="table-cell" style:parent-style-name="Default" style:data-style-name="N0">
      <style:table-cell-properties fo:background-color="#FFFFFF"/>
    </style:style>
    <style:style style:name="ce16"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7" style:family="table-cell" style:parent-style-name="Default" style:data-style-name="N0">
      <style:table-cell-properties fo:border-top="thin solid #000000" fo:border-bottom="none" fo:border-left="none" fo:border-right="none" style:vertical-align="automatic" fo:background-color="#FFFFFF"/>
      <style:text-properties fo:font-size="11pt" style:font-size-asian="11pt" style:font-size-complex="11pt" fo:font-weight="bold" style:font-weight-asian="bold" style:font-weight-complex="bold"/>
    </style:style>
    <style:style style:name="ce18"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19"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2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21"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ce23" style:family="table-cell" style:parent-style-name="Default" style:data-style-name="N36">
      <style:table-cell-properties style:vertical-align="automatic" fo:wrap-option="wrap" fo:background-color="#FFFFFF" style:repeat-content="false"/>
      <style:paragraph-properties fo:text-align="end" fo:margin-right="0cm"/>
      <style:text-properties fo:font-size="11pt" style:font-size-asian="11pt" style:font-size-complex="11pt"/>
    </style:style>
    <style:style style:name="ce24" style:family="table-cell" style:parent-style-name="Default" style:data-style-name="N0">
      <style:table-cell-properties style:vertical-align="automatic" fo:background-color="#FFFFFF"/>
      <style:text-properties fo:font-size="11pt" style:font-size-asian="11pt" style:font-size-complex="11pt" fo:font-style="italic" style:font-style-asian="italic" style:font-style-complex="italic"/>
    </style:style>
    <style:style style:name="ce25" style:family="table-cell" style:parent-style-name="Normal_T4"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6" style:family="table-cell" style:parent-style-name="Default" style:data-style-name="N36">
      <style:table-cell-properties style:vertical-align="automatic" fo:background-color="#FFFFFF"/>
      <style:text-properties fo:font-size="11pt" style:font-size-asian="11pt" style:font-size-complex="11pt" fo:font-style="italic" style:font-style-asian="italic" style:font-style-complex="italic"/>
    </style:style>
    <style:style style:name="ce27" style:family="table-cell" style:parent-style-name="Normal_T4" style:data-style-name="N39">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8" style:family="table-cell" style:parent-style-name="Default" style:data-style-name="N0">
      <style:table-cell-properties style:vertical-align="automatic" fo:wrap-option="wrap"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29" style:family="table-cell" style:parent-style-name="Default" style:data-style-name="N0">
      <style:table-cell-properties style:vertical-align="automatic" fo:background-color="#FFFFFF"/>
    </style:style>
    <style:style style:name="ce30" style:family="table-cell" style:parent-style-name="Default" style:data-style-name="N37">
      <style:table-cell-properties style:vertical-align="automatic" fo:background-color="#FFFFFF" style:repeat-content="false"/>
      <style:paragraph-properties fo:text-align="start" fo:margin-left="0cm"/>
      <style:text-properties fo:font-size="11pt" style:font-size-asian="11pt" style:font-size-complex="11pt"/>
    </style:style>
    <style:style style:name="ce31" style:family="table-cell" style:parent-style-name="Default" style:data-style-name="N36">
      <style:table-cell-properties style:vertical-align="automatic" fo:background-color="#FFFFFF"/>
      <style:text-properties fo:font-size="11pt" style:font-size-asian="11pt" style:font-size-complex="11pt"/>
    </style:style>
    <style:style style:name="ce32" style:family="table-cell" style:parent-style-name="Percent" style:data-style-name="N42">
      <style:table-cell-properties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33"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34" style:family="table-cell" style:parent-style-name="Normal_T4"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5" style:family="table-cell" style:parent-style-name="Default" style:data-style-name="N37">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style:style>
    <style:style style:name="ce36" style:family="table-cell" style:parent-style-name="Default" style:data-style-name="N36">
      <style:table-cell-properties fo:border-top="none" fo:border-bottom="2pt solid #000000" fo:border-left="none" fo:border-right="none" style:vertical-align="automatic" fo:background-color="#FFFFFF"/>
      <style:text-properties fo:font-size="11pt" style:font-size-asian="11pt" style:font-size-complex="11pt"/>
    </style:style>
    <style:style style:name="ce37" style:family="table-cell" style:parent-style-name="Default" style:data-style-name="N36">
      <style:table-cell-properties fo:border-top="none" fo:border-bottom="2pt solid #000000" fo:border-left="none" fo:border-right="none" style:vertical-align="automatic" fo:background-color="#FFFFFF"/>
      <style:text-properties fo:font-size="11pt" style:font-size-asian="11pt" style:font-size-complex="11pt" fo:font-style="italic" style:font-style-asian="italic" style:font-style-complex="italic"/>
    </style:style>
    <style:style style:name="ce38" style:family="table-cell" style:parent-style-name="Normal_T4"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9" style:family="table-cell" style:parent-style-name="Default" style:data-style-name="N2">
      <style:table-cell-properties style:vertical-align="automatic" fo:background-color="#FFFFFF"/>
      <style:text-properties fo:font-size="11pt" style:font-size-asian="11pt" style:font-size-complex="11pt"/>
    </style:style>
    <style:style style:name="ce40" style:family="table-cell" style:parent-style-name="Default" style:data-style-name="N38">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41"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42"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43" style:family="table-cell" style:parent-style-name="Default" style:data-style-name="N0">
      <style:table-cell-properties fo:border-top="none" fo:border-bottom="2pt solid #000000" fo:border-left="none" fo:border-right="none" style:vertical-align="automatic" fo:background-color="#FFFFFF"/>
      <style:text-properties fo:font-size="11pt" style:font-size-asian="11pt" style:font-size-complex="11pt" fo:font-weight="bold" style:font-weight-asian="bold" style:font-weight-complex="bold"/>
    </style:style>
    <style:style style:name="ce44"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45"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46"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47" style:family="table-cell" style:parent-style-name="Default" style:data-style-name="N36">
      <style:table-cell-properties style:vertical-align="automatic" fo:background-color="#FFFFFF" style:repeat-content="false"/>
      <style:paragraph-properties fo:text-align="end" fo:margin-right="0cm"/>
      <style:text-properties fo:font-size="11pt" style:font-size-asian="11pt" style:font-size-complex="11pt"/>
    </style:style>
    <style:style style:name="ce48" style:family="table-cell" style:parent-style-name="Default" style:data-style-name="N0">
      <style:table-cell-properties style:vertical-align="automatic" fo:background-color="#FFFFFF"/>
      <style:text-properties fo:font-size="11pt" style:font-size-asian="11pt" style:font-size-complex="11pt" fo:font-style="italic" style:font-style-asian="italic" style:font-style-complex="italic" fo:font-weight="bold" style:font-weight-asian="bold" style:font-weight-complex="bold"/>
    </style:style>
    <style:style style:name="ce49" style:family="table-cell" style:parent-style-name="Default" style:data-style-name="N36">
      <style:table-cell-properties style:vertical-align="automatic" fo:wrap-option="wrap"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50" style:family="table-cell" style:parent-style-name="Percent" style:data-style-name="N13">
      <style:table-cell-properties style:vertical-align="automatic" fo:background-color="#FFFFFF"/>
      <style:text-properties fo:font-size="11pt" style:font-size-asian="11pt" style:font-size-complex="11pt"/>
    </style:style>
    <style:style style:name="ce51" style:family="table-cell" style:parent-style-name="Percent" style:data-style-name="N42">
      <style:table-cell-properties style:vertical-align="automatic" fo:background-color="#FFFFFF"/>
      <style:text-properties fo:font-size="11pt" style:font-size-asian="11pt" style:font-size-complex="11pt"/>
    </style:style>
    <style:style style:name="ce52" style:family="table-cell" style:parent-style-name="Default" style:data-style-name="N40">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53" style:family="table-cell" style:parent-style-name="Default" style:data-style-name="N37">
      <style:table-cell-properties style:vertical-align="automatic" fo:wrap-option="wrap" fo:background-color="#FFFFFF" style:repeat-content="false"/>
      <style:paragraph-properties fo:text-align="start" fo:margin-left="0cm"/>
      <style:text-properties fo:font-size="11pt" style:font-size-asian="11pt" style:font-size-complex="11pt"/>
    </style:style>
    <style:style style:name="ce54" style:family="table-cell" style:parent-style-name="Default" style:data-style-name="N0">
      <style:table-cell-properties style:vertical-align="automatic" fo:background-color="#FFFFFF"/>
      <style:text-properties fo:font-size="11pt" style:font-size-asian="11pt" style:font-size-complex="11pt" fo:font-weight="bold" style:font-weight-asian="bold" style:font-weight-complex="bold"/>
    </style:style>
    <style:style style:name="ce55"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fo:font-weight="bold" style:font-weight-asian="bold" style:font-weight-complex="bold"/>
    </style:style>
    <style:style style:name="ce56"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57"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58" style:family="table-cell" style:parent-style-name="Default" style:data-style-name="N37">
      <style:table-cell-properties style:vertical-align="automatic" fo:wrap-option="wrap" fo:background-color="#FFFFFF"/>
      <style:text-properties fo:font-size="11pt" style:font-size-asian="11pt" style:font-size-complex="11pt"/>
    </style:style>
    <style:style style:name="ce59"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60" style:family="table-cell" style:parent-style-name="Hyperlink" style:data-style-name="N41">
      <style:table-cell-properties style:vertical-align="automatic" fo:background-color="#FFFFFF" style:repeat-content="false"/>
      <style:paragraph-properties fo:text-align="start" fo:margin-left="0cm"/>
      <style:text-properties fo:color="#008080" fo:font-size="12pt" style:font-size-asian="12pt" style:font-size-complex="12pt" style:text-underline-style="solid" style:text-underline-type="single" fo:font-weight="bold" style:font-weight-asian="bold" style:font-weight-complex="bold"/>
    </style:style>
    <style:style style:name="ce61"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62"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fo:font-weight="normal" style:font-weight-asian="normal" style:font-weight-complex="normal"/>
    </style:style>
    <style:style style:name="ce63"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fo:font-weight="normal" style:font-weight-asian="normal" style:font-weight-complex="normal"/>
    </style:style>
    <style:style style:name="ce64"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fo:font-weight="normal" style:font-weight-asian="normal" style:font-weight-complex="normal"/>
    </style:style>
    <style:style style:name="ce65"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position="33%"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2.59291666666667cm"/>
    </style:style>
    <style:style style:name="co2" style:family="table-column">
      <style:table-column-properties fo:break-before="auto" style:column-width="2.38125cm"/>
    </style:style>
    <style:style style:name="co3" style:family="table-column">
      <style:table-column-properties fo:break-before="auto" style:column-width="3.413125cm"/>
    </style:style>
    <style:style style:name="co4" style:family="table-column">
      <style:table-column-properties fo:break-before="auto" style:column-width="2.936875cm"/>
    </style:style>
    <style:style style:name="co5" style:family="table-column">
      <style:table-column-properties fo:break-before="auto" style:column-width="3.86291666666667cm"/>
    </style:style>
    <style:style style:name="co6" style:family="table-column">
      <style:table-column-properties fo:break-before="auto" style:column-width="2.69875cm"/>
    </style:style>
    <style:style style:name="co7" style:family="table-column">
      <style:table-column-properties fo:break-before="auto" style:column-width="3.54541666666667cm"/>
    </style:style>
    <style:style style:name="co8" style:family="table-column">
      <style:table-column-properties fo:break-before="auto" style:column-width="3.78354166666667cm"/>
    </style:style>
    <style:style style:name="co9" style:family="table-column">
      <style:table-column-properties fo:break-before="auto" style:column-width="2.0637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7.2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47.25pt" style:use-optimal-row-height="true" fo:break-before="auto"/>
    </style:style>
    <style:style style:name="ro6" style:family="table-row">
      <style:table-row-properties style:row-height="21.75pt" style:use-optimal-row-height="false" fo:break-before="auto"/>
    </style:style>
    <style:style style:name="ro7" style:family="table-row">
      <style:table-row-properties style:row-height="15.9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27.75pt" style:use-optimal-row-height="false" fo:break-before="auto"/>
    </style:style>
    <style:style style:name="ro10" style:family="table-row">
      <style:table-row-properties style:row-height="15.75pt" style:use-optimal-row-height="true" fo:break-before="auto"/>
    </style:style>
    <style:style style:name="ro11" style:family="table-row">
      <style:table-row-properties style:row-height="48pt" style:use-optimal-row-height="false" fo:break-before="auto"/>
    </style:style>
    <style:style style:name="ro12" style:family="table-row">
      <style:table-row-properties style:row-height="46.5pt" style:use-optimal-row-height="false" fo:break-before="auto"/>
    </style:style>
    <style:style style:name="ro13" style:family="table-row">
      <style:table-row-properties style:row-height="33pt" style:use-optimal-row-height="false" fo:break-before="auto"/>
    </style:style>
    <style:style style:name="ro14" style:family="table-row">
      <style:table-row-properties style:row-height="18pt" style:use-optimal-row-height="false" fo:break-before="auto"/>
    </style:style>
    <style:style style:name="ro15" style:family="table-row">
      <style:table-row-properties style:row-height="32.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50" table:style-name="ta1">
        <table:table-column table:style-name="co1" table:default-cell-style-name="ce11"/>
        <table:table-column table:style-name="co2" table:default-cell-style-name="ce54"/>
        <table:table-column table:style-name="co3" table:default-cell-style-name="ce54"/>
        <table:table-column table:style-name="co4" table:number-columns-repeated="5" table:default-cell-style-name="ce54"/>
        <table:table-column table:style-name="co5" table:default-cell-style-name="ce54"/>
        <table:table-column table:style-name="co6" table:default-cell-style-name="ce55"/>
        <table:table-column table:style-name="co6" table:default-cell-style-name="ce2"/>
        <table:table-column table:style-name="co7" table:default-cell-style-name="ce55"/>
        <table:table-column table:style-name="co8" table:default-cell-style-name="ce2"/>
        <table:table-column table:style-name="co9" table:number-columns-repeated="16371" table:default-cell-style-name="ce54"/>
        <table:table-row table:style-name="ro1">
          <table:table-cell office:value-type="string" table:style-name="ce1">
            <text:p>Department for Transport statistics</text:p>
          </table:table-cell>
          <table:table-cell table:number-columns-repeated="8" table:style-name="ce2"/>
          <table:table-cell table:style-name="ce3"/>
          <table:table-cell table:style-name="ce2"/>
          <table:table-cell table:style-name="ce3"/>
          <table:table-cell table:number-columns-repeated="16372" table:style-name="ce2"/>
        </table:table-row>
        <table:table-row table:style-name="ro1">
          <table:table-cell office:value-type="string" table:number-columns-spanned="8" table:number-rows-spanned="1" table:style-name="ce4">
            <text:p><text:a xlink:href="https://www.gov.uk/government/collections/vehicles-statistics"><text:span text:style-name="T3">Vehicle Licensing Statistics<text:s/></text:span>(https://www.gov.uk/government/collections/vehicles-statistics)</text:a></text:p>
          </table:table-cell>
          <table:covered-table-cell table:number-columns-repeated="7"/>
          <table:table-cell table:style-name="ce5"/>
          <table:table-cell table:style-name="ce3"/>
          <table:table-cell table:style-name="ce2"/>
          <table:table-cell table:style-name="ce3"/>
          <table:table-cell table:number-columns-repeated="16372" table:style-name="ce2"/>
        </table:table-row>
        <table:table-row table:style-name="ro2">
          <table:table-cell table:style-name="ce6"/>
          <table:table-cell table:number-columns-repeated="8" table:style-name="ce2"/>
          <table:table-cell table:style-name="ce3"/>
          <table:table-cell table:style-name="ce2"/>
          <table:table-cell table:style-name="ce3"/>
          <table:table-cell table:number-columns-repeated="16372" table:style-name="ce2"/>
        </table:table-row>
        <table:table-row table:style-name="ro1">
          <table:table-cell office:value-type="string" table:style-name="ce7">
            <text:p>Table VEH0150</text:p>
          </table:table-cell>
          <table:table-cell table:style-name="ce7"/>
          <table:table-cell table:number-columns-repeated="7" table:style-name="ce2"/>
          <table:table-cell table:style-name="ce3"/>
          <table:table-cell table:style-name="ce2"/>
          <table:table-cell table:style-name="ce3"/>
          <table:table-cell table:number-columns-repeated="16372" table:style-name="ce2"/>
        </table:table-row>
        <table:table-row table:style-name="ro3">
          <table:table-cell office:value-type="string" table:number-columns-spanned="13" table:number-rows-spanned="1" table:style-name="ce8">
            <text:p>Vehicles registered for the first time by body type, including breakdown by ULEVs and plug-in grant eligibility, Great Britain from January 2001; also United Kingdom from July 2014<text:span text:style-name="T4"><text:s/>1</text:span></text:p>
          </table:table-cell>
          <table:covered-table-cell table:number-columns-repeated="12"/>
          <table:table-cell table:number-columns-repeated="16371" table:style-name="ce2"/>
        </table:table-row>
        <table:table-row table:style-name="ro3">
          <table:table-cell office:value-type="string" table:style-name="ce9">
            <text:p>Note: Average CO<text:span text:style-name="T5">2</text:span><text:s/>emissions for cars registered for the first time have been moved to VEH0156.</text:p>
          </table:table-cell>
          <table:table-cell table:number-columns-repeated="12" table:style-name="ce10"/>
          <table:table-cell table:number-columns-repeated="16371" table:style-name="ce2"/>
        </table:table-row>
        <table:table-row table:style-name="ro3">
          <table:table-cell table:number-columns-repeated="13" table:style-name="ce10"/>
          <table:table-cell table:number-columns-repeated="16371" table:style-name="ce2"/>
        </table:table-row>
        <table:table-row table:style-name="ro1">
          <table:table-cell office:value-type="string" table:style-name="ce11">
            <text:p>Great Britain</text:p>
          </table:table-cell>
          <table:table-cell table:number-columns-repeated="6" table:style-name="ce12"/>
          <table:table-cell office:value-type="string" table:style-name="ce13">
            <text:p>Thousand</text:p>
          </table:table-cell>
          <table:table-cell office:value-type="string" table:style-name="ce14">
            <text:p>Percentage</text:p>
          </table:table-cell>
          <table:table-cell table:number-columns-repeated="3" table:style-name="ce13"/>
          <table:table-cell office:value-type="string" table:style-name="ce13">
            <text:p>Thousand</text:p>
          </table:table-cell>
          <table:table-cell table:number-columns-repeated="16371" table:style-name="ce15"/>
        </table:table-row>
        <table:table-row table:style-name="ro4">
          <table:table-cell table:style-name="ce16"/>
          <table:table-cell table:number-columns-repeated="6" table:style-name="ce17"/>
          <table:table-cell table:number-columns-repeated="2" table:style-name="ce18"/>
          <table:table-cell office:value-type="string" table:number-columns-spanned="4" table:number-rows-spanned="1" table:style-name="ce19">
            <text:p>of which Ultra Low Emission Vehicles<text:s/><text:span text:style-name="T7">3</text:span>:</text:p>
          </table:table-cell>
          <table:covered-table-cell table:number-columns-repeated="3"/>
          <table:table-cell table:number-columns-repeated="16371" table:style-name="ce15"/>
        </table:table-row>
        <table:table-row table:style-name="ro5">
          <table:table-cell office:value-type="string" table:style-name="ce20">
            <text:p>Date</text:p>
          </table:table-cell>
          <table:table-cell office:value-type="string" table:style-name="ce21">
            <text:p>Cars</text:p>
          </table:table-cell>
          <table:table-cell office:value-type="string" table:style-name="ce21">
            <text:p>Motorcycles</text:p>
          </table:table-cell>
          <table:table-cell office:value-type="string" table:style-name="ce21">
            <text:p>Light Goods Vehicles</text:p>
          </table:table-cell>
          <table:table-cell office:value-type="string" table:style-name="ce21">
            <text:p>Heavy Goods Vehicles</text:p>
          </table:table-cell>
          <table:table-cell office:value-type="string" table:style-name="ce21">
            <text:p>Buses &amp; coaches</text:p>
          </table:table-cell>
          <table:table-cell office:value-type="string" table:style-name="ce21">
            <text:p>Other vehicles</text:p>
          </table:table-cell>
          <table:table-cell office:value-type="string" table:style-name="ce21">
            <text:p>Total</text:p>
          </table:table-cell>
          <table:table-cell office:value-type="string" table:style-name="ce21">
            <text:p>Year-on-year change in total vehicles<text:s/><text:span text:style-name="T8">2</text:span></text:p>
          </table:table-cell>
          <table:table-cell office:value-type="string" table:style-name="ce21">
            <text:p>All ULEVs</text:p>
          </table:table-cell>
          <table:table-cell office:value-type="string" table:style-name="ce21">
            <text:p>ULEV cars</text:p>
          </table:table-cell>
          <table:table-cell office:value-type="string" table:style-name="ce21">
            <text:p>Plug-in Grant Eligible Cars and Vans<text:s/><text:span text:style-name="T8">4,5</text:span></text:p>
          </table:table-cell>
          <table:table-cell office:value-type="string" table:style-name="ce21">
            <text:p>Plug-in Non Grant Eligible Cars and Vans<text:s/><text:span text:style-name="T8">4,5</text:span></text:p>
          </table:table-cell>
          <table:table-cell table:number-columns-repeated="16371" table:style-name="ce15"/>
        </table:table-row>
        <table:table-row table:style-name="ro4">
          <table:table-cell office:value-type="float" office:value="2001" table:style-name="ce22">
            <text:p>2001</text:p>
          </table:table-cell>
          <table:table-cell office:value-type="float" office:value="2585.982" table:style-name="ce23">
            <text:p>2586.0</text:p>
          </table:table-cell>
          <table:table-cell office:value-type="float" office:value="180.46" table:style-name="ce23">
            <text:p>180.5</text:p>
          </table:table-cell>
          <table:table-cell office:value-type="float" office:value="274.03899999999999" table:style-name="ce23">
            <text:p>274.0</text:p>
          </table:table-cell>
          <table:table-cell office:value-type="float" office:value="52.46" table:style-name="ce23">
            <text:p>52.5</text:p>
          </table:table-cell>
          <table:table-cell office:value-type="float" office:value="10.554" table:style-name="ce23">
            <text:p>10.6</text:p>
          </table:table-cell>
          <table:table-cell office:value-type="float" office:value="34.235999999999997" table:style-name="ce23">
            <text:p>34.2</text:p>
          </table:table-cell>
          <table:table-cell office:value-type="float" office:value="3137.7310000000002" table:style-name="ce23">
            <text:p>3137.7</text:p>
          </table:table-cell>
          <table:table-cell office:value-type="string" table:style-name="ce24">
            <text:p><text:s/></text:p>
          </table:table-cell>
          <table:table-cell table:number-columns-repeated="4" table:style-name="ce25"/>
          <table:table-cell table:number-columns-repeated="16371" table:style-name="ce15"/>
        </table:table-row>
        <table:table-row table:style-name="ro4">
          <table:table-cell office:value-type="float" office:value="2002" table:style-name="ce22">
            <text:p>2002</text:p>
          </table:table-cell>
          <table:table-cell office:value-type="float" office:value="2682.1309999999999" table:style-name="ce23">
            <text:p>2682.1</text:p>
          </table:table-cell>
          <table:table-cell office:value-type="float" office:value="165.79" table:style-name="ce23">
            <text:p>165.8</text:p>
          </table:table-cell>
          <table:table-cell office:value-type="float" office:value="283.56799999999998" table:style-name="ce23">
            <text:p>283.6</text:p>
          </table:table-cell>
          <table:table-cell office:value-type="float" office:value="48.676000000000002" table:style-name="ce23">
            <text:p>48.7</text:p>
          </table:table-cell>
          <table:table-cell office:value-type="float" office:value="12.298" table:style-name="ce23">
            <text:p>12.3</text:p>
          </table:table-cell>
          <table:table-cell office:value-type="float" office:value="36.923999999999999" table:style-name="ce23">
            <text:p>36.9</text:p>
          </table:table-cell>
          <table:table-cell office:value-type="float" office:value="3229.3870000000002" table:style-name="ce23">
            <text:p>3229.4</text:p>
          </table:table-cell>
          <table:table-cell office:value-type="float" office:value="2.9210917060767656" table:formula="of:=[.H12]/[.H11]*100-100" table:style-name="ce26">
            <text:p>2.9</text:p>
          </table:table-cell>
          <table:table-cell table:number-columns-repeated="4" table:style-name="ce25"/>
          <table:table-cell table:number-columns-repeated="16371" table:style-name="ce15"/>
        </table:table-row>
        <table:table-row table:style-name="ro4">
          <table:table-cell office:value-type="float" office:value="2003" table:style-name="ce22">
            <text:p>2003</text:p>
          </table:table-cell>
          <table:table-cell office:value-type="float" office:value="2646.056" table:style-name="ce23">
            <text:p>2646.1</text:p>
          </table:table-cell>
          <table:table-cell office:value-type="float" office:value="160.893" table:style-name="ce23">
            <text:p>160.9</text:p>
          </table:table-cell>
          <table:table-cell office:value-type="float" office:value="317.85899999999998" table:style-name="ce23">
            <text:p>317.9</text:p>
          </table:table-cell>
          <table:table-cell office:value-type="float" office:value="53.173000000000002" table:style-name="ce23">
            <text:p>53.2</text:p>
          </table:table-cell>
          <table:table-cell office:value-type="float" office:value="13.68" table:style-name="ce23">
            <text:p>13.7</text:p>
          </table:table-cell>
          <table:table-cell office:value-type="float" office:value="40.235999999999997" table:style-name="ce23">
            <text:p>40.2</text:p>
          </table:table-cell>
          <table:table-cell office:value-type="float" office:value="3231.8969999999999" table:style-name="ce23">
            <text:p>3231.9</text:p>
          </table:table-cell>
          <table:table-cell office:value-type="float" office:value="7.7723728992523888E-2" table:formula="of:=[.H13]/[.H12]*100-100" table:style-name="ce26">
            <text:p>0.1</text:p>
          </table:table-cell>
          <table:table-cell table:number-columns-repeated="4" table:style-name="ce25"/>
          <table:table-cell table:number-columns-repeated="16371" table:style-name="ce15"/>
        </table:table-row>
        <table:table-row table:style-name="ro4">
          <table:table-cell office:value-type="float" office:value="2004" table:style-name="ce22">
            <text:p>2004</text:p>
          </table:table-cell>
          <table:table-cell office:value-type="float" office:value="2599.0790000000002" table:style-name="ce23">
            <text:p>2599.1</text:p>
          </table:table-cell>
          <table:table-cell office:value-type="float" office:value="137.124" table:style-name="ce23">
            <text:p>137.1</text:p>
          </table:table-cell>
          <table:table-cell office:value-type="float" office:value="340.95499999999998" table:style-name="ce23">
            <text:p>341.0</text:p>
          </table:table-cell>
          <table:table-cell office:value-type="float" office:value="53.116999999999997" table:style-name="ce23">
            <text:p>53.1</text:p>
          </table:table-cell>
          <table:table-cell office:value-type="float" office:value="13.233000000000001" table:style-name="ce23">
            <text:p>13.2</text:p>
          </table:table-cell>
          <table:table-cell office:value-type="float" office:value="41.929000000000002" table:style-name="ce23">
            <text:p>41.9</text:p>
          </table:table-cell>
          <table:table-cell office:value-type="float" office:value="3185.4369999999999" table:style-name="ce23">
            <text:p>3185.4</text:p>
          </table:table-cell>
          <table:table-cell office:value-type="float" office:value="-1.4375458128770902" table:formula="of:=[.H14]/[.H13]*100-100" table:style-name="ce26">
            <text:p>-1.4</text:p>
          </table:table-cell>
          <table:table-cell table:number-columns-repeated="4" table:style-name="ce25"/>
          <table:table-cell table:number-columns-repeated="16371" table:style-name="ce15"/>
        </table:table-row>
        <table:table-row table:style-name="ro4">
          <table:table-cell office:value-type="float" office:value="2005" table:style-name="ce22">
            <text:p>2005</text:p>
          </table:table-cell>
          <table:table-cell office:value-type="float" office:value="2443.4549999999999" table:style-name="ce23">
            <text:p>2443.5</text:p>
          </table:table-cell>
          <table:table-cell office:value-type="float" office:value="135.63499999999999" table:style-name="ce23">
            <text:p>135.6</text:p>
          </table:table-cell>
          <table:table-cell office:value-type="float" office:value="329.72300000000001" table:style-name="ce23">
            <text:p>329.7</text:p>
          </table:table-cell>
          <table:table-cell office:value-type="float" office:value="56.863999999999997" table:style-name="ce23">
            <text:p>56.9</text:p>
          </table:table-cell>
          <table:table-cell office:value-type="float" office:value="13.137" table:style-name="ce23">
            <text:p>13.1</text:p>
          </table:table-cell>
          <table:table-cell office:value-type="float" office:value="42.56" table:style-name="ce23">
            <text:p>42.6</text:p>
          </table:table-cell>
          <table:table-cell office:value-type="float" office:value="3021.3739999999998" table:style-name="ce23">
            <text:p>3021.4</text:p>
          </table:table-cell>
          <table:table-cell office:value-type="float" office:value="-5.1504079346099161" table:formula="of:=[.H15]/[.H14]*100-100" table:style-name="ce26">
            <text:p>-5.2</text:p>
          </table:table-cell>
          <table:table-cell table:number-columns-repeated="4" table:style-name="ce25"/>
          <table:table-cell table:number-columns-repeated="16371" table:style-name="ce15"/>
        </table:table-row>
        <table:table-row table:style-name="ro6">
          <table:table-cell office:value-type="float" office:value="2006" table:style-name="ce22">
            <text:p>2006</text:p>
          </table:table-cell>
          <table:table-cell office:value-type="float" office:value="2340.0430000000001" table:style-name="ce23">
            <text:p>2340.0</text:p>
          </table:table-cell>
          <table:table-cell office:value-type="float" office:value="135.22" table:style-name="ce23">
            <text:p>135.2</text:p>
          </table:table-cell>
          <table:table-cell office:value-type="float" office:value="328.279" table:style-name="ce23">
            <text:p>328.3</text:p>
          </table:table-cell>
          <table:table-cell office:value-type="float" office:value="54.454999999999998" table:style-name="ce23">
            <text:p>54.5</text:p>
          </table:table-cell>
          <table:table-cell office:value-type="float" office:value="12.273999999999999" table:style-name="ce23">
            <text:p>12.3</text:p>
          </table:table-cell>
          <table:table-cell office:value-type="float" office:value="43.307000000000002" table:style-name="ce23">
            <text:p>43.3</text:p>
          </table:table-cell>
          <table:table-cell office:value-type="float" office:value="2913.578" table:style-name="ce23">
            <text:p>2913.6</text:p>
          </table:table-cell>
          <table:table-cell office:value-type="float" office:value="-3.5677807514064739" table:formula="of:=[.H16]/[.H15]*100-100" table:style-name="ce26">
            <text:p>-3.6</text:p>
          </table:table-cell>
          <table:table-cell table:number-columns-repeated="4" table:style-name="ce25"/>
          <table:table-cell table:number-columns-repeated="16371" table:style-name="ce15"/>
        </table:table-row>
        <table:table-row table:style-name="ro4">
          <table:table-cell office:value-type="float" office:value="2007" table:style-name="ce22">
            <text:p>2007</text:p>
          </table:table-cell>
          <table:table-cell office:value-type="float" office:value="2390.08" table:style-name="ce23">
            <text:p>2390.1</text:p>
          </table:table-cell>
          <table:table-cell office:value-type="float" office:value="146.42099999999999" table:style-name="ce23">
            <text:p>146.4</text:p>
          </table:table-cell>
          <table:table-cell office:value-type="float" office:value="340.12900000000002" table:style-name="ce23">
            <text:p>340.1</text:p>
          </table:table-cell>
          <table:table-cell office:value-type="float" office:value="47.276000000000003" table:style-name="ce23">
            <text:p>47.3</text:p>
          </table:table-cell>
          <table:table-cell office:value-type="float" office:value="12.113" table:style-name="ce23">
            <text:p>12.1</text:p>
          </table:table-cell>
          <table:table-cell office:value-type="float" office:value="60.895000000000003" table:style-name="ce23">
            <text:p>60.9</text:p>
          </table:table-cell>
          <table:table-cell office:value-type="float" office:value="2996.9140000000002" table:style-name="ce23">
            <text:p>2996.9</text:p>
          </table:table-cell>
          <table:table-cell office:value-type="float" office:value="2.8602632227453739" table:formula="of:=[.H17]/[.H16]*100-100" table:style-name="ce26">
            <text:p>2.9</text:p>
          </table:table-cell>
          <table:table-cell table:number-columns-repeated="4" table:style-name="ce25"/>
          <table:table-cell table:number-columns-repeated="16371" table:style-name="ce15"/>
        </table:table-row>
        <table:table-row table:style-name="ro4">
          <table:table-cell office:value-type="float" office:value="2008" table:style-name="ce22">
            <text:p>2008</text:p>
          </table:table-cell>
          <table:table-cell office:value-type="float" office:value="2111.998" table:style-name="ce23">
            <text:p>2112.0</text:p>
          </table:table-cell>
          <table:table-cell office:value-type="float" office:value="141.99799999999999" table:style-name="ce23">
            <text:p>142.0</text:p>
          </table:table-cell>
          <table:table-cell office:value-type="float" office:value="290.96899999999999" table:style-name="ce23">
            <text:p>291.0</text:p>
          </table:table-cell>
          <table:table-cell office:value-type="float" office:value="52.796999999999997" table:style-name="ce23">
            <text:p>52.8</text:p>
          </table:table-cell>
          <table:table-cell office:value-type="float" office:value="11.67" table:style-name="ce23">
            <text:p>11.7</text:p>
          </table:table-cell>
          <table:table-cell office:value-type="float" office:value="62.753" table:style-name="ce23">
            <text:p>62.8</text:p>
          </table:table-cell>
          <table:table-cell office:value-type="float" office:value="2672.1849999999999" table:style-name="ce23">
            <text:p>2672.2</text:p>
          </table:table-cell>
          <table:table-cell office:value-type="float" office:value="-10.835446062182641" table:formula="of:=[.H18]/[.H17]*100-100" table:style-name="ce26">
            <text:p>-10.8</text:p>
          </table:table-cell>
          <table:table-cell table:number-columns-repeated="4" table:style-name="ce25"/>
          <table:table-cell table:number-columns-repeated="16371" table:style-name="ce15"/>
        </table:table-row>
        <table:table-row table:style-name="ro4">
          <table:table-cell office:value-type="float" office:value="2009" table:style-name="ce22">
            <text:p>2009</text:p>
          </table:table-cell>
          <table:table-cell office:value-type="float" office:value="1968.252" table:style-name="ce23">
            <text:p>1968.3</text:p>
          </table:table-cell>
          <table:table-cell office:value-type="float" office:value="114.86199999999999" table:style-name="ce23">
            <text:p>114.9</text:p>
          </table:table-cell>
          <table:table-cell office:value-type="float" office:value="189.73" table:style-name="ce23">
            <text:p>189.7</text:p>
          </table:table-cell>
          <table:table-cell office:value-type="float" office:value="31.443999999999999" table:style-name="ce23">
            <text:p>31.4</text:p>
          </table:table-cell>
          <table:table-cell office:value-type="float" office:value="9.5419999999999998" table:style-name="ce23">
            <text:p>9.5</text:p>
          </table:table-cell>
          <table:table-cell office:value-type="float" office:value="57.383000000000003" table:style-name="ce23">
            <text:p>57.4</text:p>
          </table:table-cell>
          <table:table-cell office:value-type="float" office:value="2371.2130000000002" table:style-name="ce23">
            <text:p>2371.2</text:p>
          </table:table-cell>
          <table:table-cell office:value-type="float" office:value="-11.26314233483086" table:formula="of:=[.H19]/[.H18]*100-100" table:style-name="ce26">
            <text:p>-11.3</text:p>
          </table:table-cell>
          <table:table-cell table:number-columns-repeated="4" table:style-name="ce25"/>
          <table:table-cell table:number-columns-repeated="16371" table:style-name="ce15"/>
        </table:table-row>
        <table:table-row table:style-name="ro4">
          <table:table-cell office:value-type="float" office:value="2010" table:style-name="ce22">
            <text:p>2010</text:p>
          </table:table-cell>
          <table:table-cell office:value-type="float" office:value="1996.3240000000001" table:style-name="ce23">
            <text:p>1996.3</text:p>
          </table:table-cell>
          <table:table-cell office:value-type="float" office:value="100.09" table:style-name="ce23">
            <text:p>100.1</text:p>
          </table:table-cell>
          <table:table-cell office:value-type="float" office:value="226.13499999999999" table:style-name="ce23">
            <text:p>226.1</text:p>
          </table:table-cell>
          <table:table-cell office:value-type="float" office:value="30.277999999999999" table:style-name="ce23">
            <text:p>30.3</text:p>
          </table:table-cell>
          <table:table-cell office:value-type="float" office:value="8.92" table:style-name="ce23">
            <text:p>8.9</text:p>
          </table:table-cell>
          <table:table-cell office:value-type="float" office:value="56.094999999999999" table:style-name="ce23">
            <text:p>56.1</text:p>
          </table:table-cell>
          <table:table-cell office:value-type="float" office:value="2417.8420000000001" table:style-name="ce23">
            <text:p>2417.8</text:p>
          </table:table-cell>
          <table:table-cell office:value-type="float" office:value="1.9664618910236982" table:formula="of:=[.H20]/[.H19]*100-100" table:style-name="ce26">
            <text:p>2.0</text:p>
          </table:table-cell>
          <table:table-cell office:value-type="float" office:value="1.05" table:style-name="ce25">
            <text:p>1.1</text:p>
          </table:table-cell>
          <table:table-cell office:value-type="float" office:value="0.26900000000000002" table:style-name="ce25">
            <text:p>0.3</text:p>
          </table:table-cell>
          <table:table-cell office:value-type="float" office:value="0.111" table:style-name="ce25">
            <text:p>0.1</text:p>
          </table:table-cell>
          <table:table-cell office:value-type="float" office:value="0.29799999999999999" table:style-name="ce25">
            <text:p>0.3</text:p>
          </table:table-cell>
          <table:table-cell table:number-columns-repeated="16371" table:style-name="ce15"/>
        </table:table-row>
        <table:table-row table:style-name="ro6">
          <table:table-cell office:value-type="float" office:value="2011" table:style-name="ce22">
            <text:p>2011</text:p>
          </table:table-cell>
          <table:table-cell office:value-type="float" office:value="1907.4110000000001" table:style-name="ce23">
            <text:p>1907.4</text:p>
          </table:table-cell>
          <table:table-cell office:value-type="float" office:value="99.349000000000004" table:style-name="ce23">
            <text:p>99.3</text:p>
          </table:table-cell>
          <table:table-cell office:value-type="float" office:value="263.01" table:style-name="ce23">
            <text:p>263.0</text:p>
          </table:table-cell>
          <table:table-cell office:value-type="float" office:value="40.683999999999997" table:style-name="ce23">
            <text:p>40.7</text:p>
          </table:table-cell>
          <table:table-cell office:value-type="float" office:value="8.5289999999999999" table:style-name="ce23">
            <text:p>8.5</text:p>
          </table:table-cell>
          <table:table-cell office:value-type="float" office:value="62.533000000000001" table:style-name="ce23">
            <text:p>62.5</text:p>
          </table:table-cell>
          <table:table-cell office:value-type="float" office:value="2381.5160000000001" table:style-name="ce23">
            <text:p>2381.5</text:p>
          </table:table-cell>
          <table:table-cell office:value-type="float" office:value="-1.5024141362421517" table:formula="of:=[.H21]/[.H20]*100-100" table:style-name="ce26">
            <text:p>-1.5</text:p>
          </table:table-cell>
          <table:table-cell office:value-type="float" office:value="1.927" table:style-name="ce25">
            <text:p>1.9</text:p>
          </table:table-cell>
          <table:table-cell office:value-type="float" office:value="1.2250000000000001" table:style-name="ce25">
            <text:p>1.2</text:p>
          </table:table-cell>
          <table:table-cell office:value-type="float" office:value="1.079" table:style-name="ce25">
            <text:p>1.1</text:p>
          </table:table-cell>
          <table:table-cell office:value-type="float" office:value="0.32400000000000001" table:style-name="ce25">
            <text:p>0.3</text:p>
          </table:table-cell>
          <table:table-cell table:number-columns-repeated="16371" table:style-name="ce15"/>
        </table:table-row>
        <table:table-row table:style-name="ro4">
          <table:table-cell office:value-type="float" office:value="2012" table:style-name="ce22">
            <text:p>2012</text:p>
          </table:table-cell>
          <table:table-cell office:value-type="float" office:value="2010.825" table:style-name="ce23">
            <text:p>2010.8</text:p>
          </table:table-cell>
          <table:table-cell office:value-type="float" office:value="100.06" table:style-name="ce23">
            <text:p>100.1</text:p>
          </table:table-cell>
          <table:table-cell office:value-type="float" office:value="242.358" table:style-name="ce23">
            <text:p>242.4</text:p>
          </table:table-cell>
          <table:table-cell office:value-type="float" office:value="41.744999999999997" table:style-name="ce23">
            <text:p>41.7</text:p>
          </table:table-cell>
          <table:table-cell office:value-type="float" office:value="9.8219999999999992" table:style-name="ce23">
            <text:p>9.8</text:p>
          </table:table-cell>
          <table:table-cell office:value-type="float" office:value="64.98" table:style-name="ce23">
            <text:p>65.0</text:p>
          </table:table-cell>
          <table:table-cell office:value-type="float" office:value="2469.79" table:style-name="ce23">
            <text:p>2469.8</text:p>
          </table:table-cell>
          <table:table-cell office:value-type="float" office:value="3.7066305664123149" table:formula="of:=[.H22]/[.H21]*100-100" table:style-name="ce26">
            <text:p>3.7</text:p>
          </table:table-cell>
          <table:table-cell office:value-type="float" office:value="3.2090000000000001" table:style-name="ce25">
            <text:p>3.2</text:p>
          </table:table-cell>
          <table:table-cell office:value-type="float" office:value="2.4910000000000001" table:style-name="ce25">
            <text:p>2.5</text:p>
          </table:table-cell>
          <table:table-cell office:value-type="float" office:value="2.415" table:style-name="ce25">
            <text:p>2.4</text:p>
          </table:table-cell>
          <table:table-cell office:value-type="float" office:value="0.19500000000000001" table:style-name="ce25">
            <text:p>0.2</text:p>
          </table:table-cell>
          <table:table-cell table:number-columns-repeated="16371" table:style-name="ce15"/>
        </table:table-row>
        <table:table-row table:style-name="ro4">
          <table:table-cell office:value-type="float" office:value="2013" table:style-name="ce22">
            <text:p>2013</text:p>
          </table:table-cell>
          <table:table-cell office:value-type="float" office:value="2225.0819999999999" table:style-name="ce23">
            <text:p>2225.1</text:p>
          </table:table-cell>
          <table:table-cell office:value-type="float" office:value="98.43" table:style-name="ce23">
            <text:p>98.4</text:p>
          </table:table-cell>
          <table:table-cell office:value-type="float" office:value="274.44299999999998" table:style-name="ce23">
            <text:p>274.4</text:p>
          </table:table-cell>
          <table:table-cell office:value-type="float" office:value="53.155000000000001" table:style-name="ce23">
            <text:p>53.2</text:p>
          </table:table-cell>
          <table:table-cell office:value-type="float" office:value="9.0570000000000004" table:style-name="ce23">
            <text:p>9.1</text:p>
          </table:table-cell>
          <table:table-cell office:value-type="float" office:value="55.953000000000003" table:style-name="ce23">
            <text:p>56.0</text:p>
          </table:table-cell>
          <table:table-cell office:value-type="float" office:value="2716.12" table:style-name="ce23">
            <text:p>2716.1</text:p>
          </table:table-cell>
          <table:table-cell office:value-type="float" office:value="9.9737224622336242" table:formula="of:=[.H23]/[.H22]*100-100" table:style-name="ce26">
            <text:p>10.0</text:p>
          </table:table-cell>
          <table:table-cell office:value-type="float" office:value="4.1399999999999997" table:style-name="ce25">
            <text:p>4.1</text:p>
          </table:table-cell>
          <table:table-cell office:value-type="float" office:value="3.6629999999999998" table:style-name="ce25">
            <text:p>3.7</text:p>
          </table:table-cell>
          <table:table-cell office:value-type="float" office:value="3.59" table:style-name="ce25">
            <text:p>3.6</text:p>
          </table:table-cell>
          <table:table-cell office:value-type="float" office:value="0.23499999999999999" table:style-name="ce25">
            <text:p>0.2</text:p>
          </table:table-cell>
          <table:table-cell table:number-columns-repeated="16371" table:style-name="ce15"/>
        </table:table-row>
        <table:table-row table:style-name="ro4">
          <table:table-cell office:value-type="float" office:value="2014" table:style-name="ce22">
            <text:p>2014</text:p>
          </table:table-cell>
          <table:table-cell office:value-type="float" office:value="2438.34" table:style-name="ce23">
            <text:p>2438.3</text:p>
          </table:table-cell>
          <table:table-cell office:value-type="float" office:value="108.348" table:style-name="ce23">
            <text:p>108.3</text:p>
          </table:table-cell>
          <table:table-cell office:value-type="float" office:value="324.36" table:style-name="ce23">
            <text:p>324.4</text:p>
          </table:table-cell>
          <table:table-cell office:value-type="float" office:value="38.548000000000002" table:style-name="ce23">
            <text:p>38.5</text:p>
          </table:table-cell>
          <table:table-cell office:value-type="float" office:value="8.3309999999999995" table:style-name="ce23">
            <text:p>8.3</text:p>
          </table:table-cell>
          <table:table-cell office:value-type="float" office:value="55.811999999999998" table:style-name="ce23">
            <text:p>55.8</text:p>
          </table:table-cell>
          <table:table-cell office:value-type="float" office:value="2973.739" table:style-name="ce23">
            <text:p>2973.7</text:p>
          </table:table-cell>
          <table:table-cell office:value-type="float" office:value="9.4848165765871926" table:formula="of:=[.H24]/[.H23]*100-100" table:style-name="ce26">
            <text:p>9.5</text:p>
          </table:table-cell>
          <table:table-cell office:value-type="float" office:value="15.522" table:style-name="ce25">
            <text:p>15.5</text:p>
          </table:table-cell>
          <table:table-cell office:value-type="float" office:value="14.420999999999999" table:style-name="ce25">
            <text:p>14.4</text:p>
          </table:table-cell>
          <table:table-cell office:value-type="float" office:value="14.423999999999999" table:style-name="ce25">
            <text:p>14.4</text:p>
          </table:table-cell>
          <table:table-cell office:value-type="float" office:value="0.73199999999999998" table:style-name="ce25">
            <text:p>0.7</text:p>
          </table:table-cell>
          <table:table-cell table:number-columns-repeated="16371" table:style-name="ce15"/>
        </table:table-row>
        <table:table-row table:style-name="ro4">
          <table:table-cell office:value-type="float" office:value="2015" table:style-name="ce22">
            <text:p>2015</text:p>
          </table:table-cell>
          <table:table-cell office:value-type="float" office:value="2602.1460000000002" table:style-name="ce23">
            <text:p>2602.1</text:p>
          </table:table-cell>
          <table:table-cell office:value-type="float" office:value="123.375" table:style-name="ce23">
            <text:p>123.4</text:p>
          </table:table-cell>
          <table:table-cell office:value-type="float" office:value="374.88799999999998" table:style-name="ce23">
            <text:p>374.9</text:p>
          </table:table-cell>
          <table:table-cell office:value-type="float" office:value="49.058" table:style-name="ce23">
            <text:p>49.1</text:p>
          </table:table-cell>
          <table:table-cell office:value-type="float" office:value="9.5649999999999995" table:style-name="ce23">
            <text:p>9.6</text:p>
          </table:table-cell>
          <table:table-cell office:value-type="float" office:value="52.942999999999998" table:style-name="ce23">
            <text:p>52.9</text:p>
          </table:table-cell>
          <table:table-cell office:value-type="float" office:value="3211.9749999999999" table:style-name="ce23">
            <text:p>3212.0</text:p>
          </table:table-cell>
          <table:table-cell office:value-type="float" office:value="8.0113284992395108" table:formula="of:=[.H25]/[.H24]*100-100" table:style-name="ce26">
            <text:p>8.0</text:p>
          </table:table-cell>
          <table:table-cell office:value-type="float" office:value="29.440999999999999" table:style-name="ce25">
            <text:p>29.4</text:p>
          </table:table-cell>
          <table:table-cell office:value-type="float" office:value="28.023" table:style-name="ce25">
            <text:p>28.0</text:p>
          </table:table-cell>
          <table:table-cell office:value-type="float" office:value="27.422999999999998" table:style-name="ce25">
            <text:p>27.4</text:p>
          </table:table-cell>
          <table:table-cell office:value-type="float" office:value="1.498" table:style-name="ce25">
            <text:p>1.5</text:p>
          </table:table-cell>
          <table:table-cell table:number-columns-repeated="16371" table:style-name="ce15"/>
        </table:table-row>
        <table:table-row table:style-name="ro6">
          <table:table-cell office:value-type="float" office:value="2016" table:style-name="ce22">
            <text:p>2016</text:p>
          </table:table-cell>
          <table:table-cell office:value-type="float" office:value="2665.2510000000002" table:style-name="ce23">
            <text:p>2665.3</text:p>
          </table:table-cell>
          <table:table-cell office:value-type="float" office:value="138.185" table:style-name="ce23">
            <text:p>138.2</text:p>
          </table:table-cell>
          <table:table-cell office:value-type="float" office:value="378.75799999999998" table:style-name="ce23">
            <text:p>378.8</text:p>
          </table:table-cell>
          <table:table-cell office:value-type="float" office:value="51.337000000000003" table:style-name="ce23">
            <text:p>51.3</text:p>
          </table:table-cell>
          <table:table-cell office:value-type="float" office:value="10.039999999999999" table:style-name="ce23">
            <text:p>10.0</text:p>
          </table:table-cell>
          <table:table-cell office:value-type="float" office:value="52.386000000000003" table:style-name="ce23">
            <text:p>52.4</text:p>
          </table:table-cell>
          <table:table-cell office:value-type="float" office:value="3295.9569999999999" table:style-name="ce23">
            <text:p>3296.0</text:p>
          </table:table-cell>
          <table:table-cell office:value-type="float" office:value="2.6146529783077455" table:formula="of:=[.H26]/[.H25]*100-100" table:style-name="ce26">
            <text:p>2.6</text:p>
          </table:table-cell>
          <table:table-cell office:value-type="float" office:value="41.249000000000002" table:style-name="ce25">
            <text:p>41.2</text:p>
          </table:table-cell>
          <table:table-cell office:value-type="float" office:value="39.607999999999997" table:style-name="ce25">
            <text:p>39.6</text:p>
          </table:table-cell>
          <table:table-cell office:value-type="float" office:value="36.42" table:style-name="ce25">
            <text:p>36.4</text:p>
          </table:table-cell>
          <table:table-cell office:value-type="float" office:value="1.306" table:style-name="ce25">
            <text:p>1.3</text:p>
          </table:table-cell>
          <table:table-cell table:number-columns-repeated="16371" table:style-name="ce15"/>
        </table:table-row>
        <table:table-row table:style-name="ro4">
          <table:table-cell office:value-type="float" office:value="2017" table:style-name="ce22">
            <text:p>2017</text:p>
          </table:table-cell>
          <table:table-cell office:value-type="float" office:value="2509.33" table:style-name="ce23">
            <text:p>2509.3</text:p>
          </table:table-cell>
          <table:table-cell office:value-type="float" office:value="113.562" table:style-name="ce23">
            <text:p>113.6</text:p>
          </table:table-cell>
          <table:table-cell office:value-type="float" office:value="364.48500000000001" table:style-name="ce23">
            <text:p>364.5</text:p>
          </table:table-cell>
          <table:table-cell office:value-type="float" office:value="50.701000000000001" table:style-name="ce23">
            <text:p>50.7</text:p>
          </table:table-cell>
          <table:table-cell office:value-type="float" office:value="8.7390000000000008" table:style-name="ce23">
            <text:p>8.7</text:p>
          </table:table-cell>
          <table:table-cell office:value-type="float" office:value="56.07" table:style-name="ce23">
            <text:p>56.1</text:p>
          </table:table-cell>
          <table:table-cell office:value-type="float" office:value="3102.8870000000002" table:style-name="ce23">
            <text:p>3102.9</text:p>
          </table:table-cell>
          <table:table-cell office:value-type="float" office:value="-5.8577827319955844" table:formula="of:=[.H27]/[.H26]*100-100" table:style-name="ce26">
            <text:p>-5.9</text:p>
          </table:table-cell>
          <table:table-cell office:value-type="float" office:value="52.508000000000003" table:style-name="ce25">
            <text:p>52.5</text:p>
          </table:table-cell>
          <table:table-cell office:value-type="float" office:value="50.707000000000001" table:style-name="ce25">
            <text:p>50.7</text:p>
          </table:table-cell>
          <table:table-cell office:value-type="float" office:value="46.305999999999997" table:style-name="ce27">
            <text:p>46.3</text:p>
          </table:table-cell>
          <table:table-cell office:value-type="float" office:value="2.0670000000000002" table:style-name="ce27">
            <text:p>2.1</text:p>
          </table:table-cell>
          <table:table-cell table:number-columns-repeated="16371" table:style-name="ce15"/>
        </table:table-row>
        <table:table-row table:style-name="ro4">
          <table:table-cell office:value-type="float" office:value="2018" table:style-name="ce22">
            <text:p>2018</text:p>
          </table:table-cell>
          <table:table-cell office:value-type="float" office:value="2341.5050000000001" table:style-name="ce23">
            <text:p>2341.5</text:p>
          </table:table-cell>
          <table:table-cell office:value-type="float" office:value="115.792" table:style-name="ce23">
            <text:p>115.8</text:p>
          </table:table-cell>
          <table:table-cell office:value-type="float" office:value="362.291" table:style-name="ce23">
            <text:p>362.3</text:p>
          </table:table-cell>
          <table:table-cell office:value-type="float" office:value="48.622999999999998" table:style-name="ce23">
            <text:p>48.6</text:p>
          </table:table-cell>
          <table:table-cell office:value-type="float" office:value="7.9690000000000003" table:style-name="ce23">
            <text:p>8.0</text:p>
          </table:table-cell>
          <table:table-cell office:value-type="float" office:value="56.152000000000001" table:style-name="ce23">
            <text:p>56.2</text:p>
          </table:table-cell>
          <table:table-cell office:value-type="float" office:value="2932.3319999999999" table:style-name="ce23">
            <text:p>2932.3</text:p>
          </table:table-cell>
          <table:table-cell office:value-type="float" office:value="-5.4966552117431462" table:formula="of:=[.H28]/[.H27]*100-100" table:style-name="ce26">
            <text:p>-5.5</text:p>
          </table:table-cell>
          <table:table-cell office:value-type="float" office:value="63.16" table:style-name="ce25">
            <text:p>63.2</text:p>
          </table:table-cell>
          <table:table-cell office:value-type="float" office:value="59.555" table:style-name="ce25">
            <text:p>59.6</text:p>
          </table:table-cell>
          <table:table-cell office:value-type="float" office:value="48.085000000000001" table:style-name="ce25">
            <text:p>48.1</text:p>
          </table:table-cell>
          <table:table-cell office:value-type="float" office:value="12.246" table:style-name="ce25">
            <text:p>12.2</text:p>
          </table:table-cell>
          <table:table-cell table:number-columns-repeated="16371" table:style-name="ce15"/>
        </table:table-row>
        <table:table-row table:style-name="ro4">
          <table:table-cell office:value-type="float" office:value="2019" table:style-name="ce22">
            <text:p>2019</text:p>
          </table:table-cell>
          <table:table-cell office:value-type="float" office:value="2295.4090000000001" table:style-name="ce23">
            <text:p>2295.4</text:p>
          </table:table-cell>
          <table:table-cell office:value-type="float" office:value="118.801" table:style-name="ce23">
            <text:p>118.8</text:p>
          </table:table-cell>
          <table:table-cell office:value-type="float" office:value="369.25599999999997" table:style-name="ce23">
            <text:p>369.3</text:p>
          </table:table-cell>
          <table:table-cell office:value-type="float" office:value="53.985999999999997" table:style-name="ce23">
            <text:p>54.0</text:p>
          </table:table-cell>
          <table:table-cell office:value-type="float" office:value="7.0579999999999998" table:style-name="ce23">
            <text:p>7.1</text:p>
          </table:table-cell>
          <table:table-cell office:value-type="float" office:value="56.82" table:style-name="ce23">
            <text:p>56.8</text:p>
          </table:table-cell>
          <table:table-cell office:value-type="float" office:value="2901.33" table:style-name="ce23">
            <text:p>2901.3</text:p>
          </table:table-cell>
          <table:table-cell office:value-type="float" office:value="-1.0572472694087764" table:formula="of:=[.H29]/[.H28]*100-100" table:style-name="ce26">
            <text:p>-1.1</text:p>
          </table:table-cell>
          <table:table-cell office:value-type="float" office:value="79.747" table:style-name="ce25">
            <text:p>79.7</text:p>
          </table:table-cell>
          <table:table-cell office:value-type="float" office:value="72.048000000000002" table:style-name="ce25">
            <text:p>72.0</text:p>
          </table:table-cell>
          <table:table-cell office:value-type="float" office:value="41.045000000000002" table:style-name="ce25">
            <text:p>41.0</text:p>
          </table:table-cell>
          <table:table-cell office:value-type="float" office:value="34.594999999999999" table:style-name="ce25">
            <text:p>34.6</text:p>
          </table:table-cell>
          <table:table-cell table:number-columns-repeated="16371" table:style-name="ce15"/>
        </table:table-row>
        <table:table-row table:style-name="ro4">
          <table:table-cell office:value-type="float" office:value="2020" table:style-name="ce22">
            <text:p>2020</text:p>
          </table:table-cell>
          <table:table-cell office:value-type="float" office:value="1619.9570000000001" table:style-name="ce23">
            <text:p>1620.0</text:p>
          </table:table-cell>
          <table:table-cell office:value-type="float" office:value="113.167" table:style-name="ce23">
            <text:p>113.2</text:p>
          </table:table-cell>
          <table:table-cell office:value-type="float" office:value="296.44299999999998" table:style-name="ce23">
            <text:p>296.4</text:p>
          </table:table-cell>
          <table:table-cell office:value-type="float" office:value="36.701000000000001" table:style-name="ce23">
            <text:p>36.7</text:p>
          </table:table-cell>
          <table:table-cell office:value-type="float" office:value="5.0209999999999999" table:style-name="ce23">
            <text:p>5.0</text:p>
          </table:table-cell>
          <table:table-cell office:value-type="float" office:value="44.295000000000002" table:style-name="ce23">
            <text:p>44.3</text:p>
          </table:table-cell>
          <table:table-cell office:value-type="float" office:value="2115.5839999999998" table:style-name="ce23">
            <text:p>2115.6</text:p>
          </table:table-cell>
          <table:table-cell office:value-type="float" office:value="-27.082269166209983" table:formula="of:=[.H30]/[.H29]*100-100" table:style-name="ce26">
            <text:p>-27.1</text:p>
          </table:table-cell>
          <table:table-cell office:value-type="float" office:value="179.14400000000001" table:style-name="ce25">
            <text:p>179.1</text:p>
          </table:table-cell>
          <table:table-cell office:value-type="float" office:value="169.15799999999999" table:style-name="ce25">
            <text:p>169.2</text:p>
          </table:table-cell>
          <table:table-cell office:value-type="float" office:value="91.274000000000001" table:style-name="ce25">
            <text:p>91.3</text:p>
          </table:table-cell>
          <table:table-cell office:value-type="float" office:value="83.991" table:style-name="ce25">
            <text:p>84.0</text:p>
          </table:table-cell>
          <table:table-cell table:number-columns-repeated="16371" table:style-name="ce15"/>
        </table:table-row>
        <table:table-row table:style-name="ro6">
          <table:table-cell office:value-type="string" table:style-name="ce22">
            <text:p>2001 Q1</text:p>
          </table:table-cell>
          <table:table-cell office:value-type="float" office:value="707.923" table:style-name="ce23">
            <text:p>707.9</text:p>
          </table:table-cell>
          <table:table-cell office:value-type="float" office:value="39.872" table:style-name="ce23">
            <text:p>39.9</text:p>
          </table:table-cell>
          <table:table-cell office:value-type="float" office:value="69.451999999999998" table:style-name="ce23">
            <text:p>69.5</text:p>
          </table:table-cell>
          <table:table-cell office:value-type="float" office:value="11.945" table:style-name="ce23">
            <text:p>11.9</text:p>
          </table:table-cell>
          <table:table-cell office:value-type="float" office:value="2.5529999999999999" table:style-name="ce23">
            <text:p>2.6</text:p>
          </table:table-cell>
          <table:table-cell office:value-type="float" office:value="7.3259999999999996" table:style-name="ce23">
            <text:p>7.3</text:p>
          </table:table-cell>
          <table:table-cell office:value-type="float" office:value="839.07100000000003" table:style-name="ce23">
            <text:p>839.1</text:p>
          </table:table-cell>
          <table:table-cell office:value-type="string" table:style-name="ce28">
            <text:p><text:s/></text:p>
          </table:table-cell>
          <table:table-cell table:number-columns-repeated="4" table:style-name="ce25"/>
          <table:table-cell table:number-columns-repeated="16371" table:style-name="ce15"/>
        </table:table-row>
        <table:table-row table:style-name="ro4">
          <table:table-cell office:value-type="string" table:style-name="ce22">
            <text:p>2001 Q2</text:p>
          </table:table-cell>
          <table:table-cell office:value-type="float" office:value="618.55899999999997" table:style-name="ce23">
            <text:p>618.6</text:p>
          </table:table-cell>
          <table:table-cell office:value-type="float" office:value="55.091999999999999" table:style-name="ce23">
            <text:p>55.1</text:p>
          </table:table-cell>
          <table:table-cell office:value-type="float" office:value="66.867000000000004" table:style-name="ce23">
            <text:p>66.9</text:p>
          </table:table-cell>
          <table:table-cell office:value-type="float" office:value="13.170999999999999" table:style-name="ce23">
            <text:p>13.2</text:p>
          </table:table-cell>
          <table:table-cell office:value-type="float" office:value="2.8359999999999999" table:style-name="ce23">
            <text:p>2.8</text:p>
          </table:table-cell>
          <table:table-cell office:value-type="float" office:value="9.5090000000000003" table:style-name="ce23">
            <text:p>9.5</text:p>
          </table:table-cell>
          <table:table-cell office:value-type="float" office:value="766.03399999999999" table:style-name="ce23">
            <text:p>766.0</text:p>
          </table:table-cell>
          <table:table-cell office:value-type="string" table:style-name="ce28">
            <text:p><text:s/></text:p>
          </table:table-cell>
          <table:table-cell table:number-columns-repeated="4" table:style-name="ce25"/>
          <table:table-cell table:number-columns-repeated="16371" table:style-name="ce15"/>
        </table:table-row>
        <table:table-row table:style-name="ro4">
          <table:table-cell office:value-type="string" table:style-name="ce22">
            <text:p>2001 Q3</text:p>
          </table:table-cell>
          <table:table-cell office:value-type="float" office:value="729.55700000000002" table:style-name="ce23">
            <text:p>729.6</text:p>
          </table:table-cell>
          <table:table-cell office:value-type="float" office:value="53.255000000000003" table:style-name="ce23">
            <text:p>53.3</text:p>
          </table:table-cell>
          <table:table-cell office:value-type="float" office:value="72.867000000000004" table:style-name="ce23">
            <text:p>72.9</text:p>
          </table:table-cell>
          <table:table-cell office:value-type="float" office:value="15.997999999999999" table:style-name="ce23">
            <text:p>16.0</text:p>
          </table:table-cell>
          <table:table-cell office:value-type="float" office:value="2.7130000000000001" table:style-name="ce23">
            <text:p>2.7</text:p>
          </table:table-cell>
          <table:table-cell office:value-type="float" office:value="9.7840000000000007" table:style-name="ce23">
            <text:p>9.8</text:p>
          </table:table-cell>
          <table:table-cell office:value-type="float" office:value="884.17399999999998" table:style-name="ce23">
            <text:p>884.2</text:p>
          </table:table-cell>
          <table:table-cell office:value-type="string" table:style-name="ce28">
            <text:p><text:s/></text:p>
          </table:table-cell>
          <table:table-cell table:number-columns-repeated="4" table:style-name="ce25"/>
          <table:table-cell table:number-columns-repeated="16371" table:style-name="ce15"/>
        </table:table-row>
        <table:table-row table:style-name="ro4">
          <table:table-cell office:value-type="string" table:style-name="ce22">
            <text:p>2001 Q4</text:p>
          </table:table-cell>
          <table:table-cell office:value-type="float" office:value="529.94299999999998" table:style-name="ce23">
            <text:p>529.9</text:p>
          </table:table-cell>
          <table:table-cell office:value-type="float" office:value="32.241" table:style-name="ce23">
            <text:p>32.2</text:p>
          </table:table-cell>
          <table:table-cell office:value-type="float" office:value="64.852999999999994" table:style-name="ce23">
            <text:p>64.9</text:p>
          </table:table-cell>
          <table:table-cell office:value-type="float" office:value="11.346" table:style-name="ce23">
            <text:p>11.3</text:p>
          </table:table-cell>
          <table:table-cell office:value-type="float" office:value="2.452" table:style-name="ce23">
            <text:p>2.5</text:p>
          </table:table-cell>
          <table:table-cell office:value-type="float" office:value="7.617" table:style-name="ce23">
            <text:p>7.6</text:p>
          </table:table-cell>
          <table:table-cell office:value-type="float" office:value="648.452" table:style-name="ce23">
            <text:p>648.5</text:p>
          </table:table-cell>
          <table:table-cell office:value-type="string" table:style-name="ce28">
            <text:p><text:s/></text:p>
          </table:table-cell>
          <table:table-cell table:number-columns-repeated="4" table:style-name="ce25"/>
          <table:table-cell table:number-columns-repeated="16371" table:style-name="ce15"/>
        </table:table-row>
        <table:table-row table:style-name="ro6">
          <table:table-cell office:value-type="string" table:style-name="ce22">
            <text:p>2002 Q1</text:p>
          </table:table-cell>
          <table:table-cell office:value-type="float" office:value="758.68799999999999" table:style-name="ce23">
            <text:p>758.7</text:p>
          </table:table-cell>
          <table:table-cell office:value-type="float" office:value="37.978000000000002" table:style-name="ce23">
            <text:p>38.0</text:p>
          </table:table-cell>
          <table:table-cell office:value-type="float" office:value="71.245999999999995" table:style-name="ce23">
            <text:p>71.2</text:p>
          </table:table-cell>
          <table:table-cell office:value-type="float" office:value="11.46" table:style-name="ce23">
            <text:p>11.5</text:p>
          </table:table-cell>
          <table:table-cell office:value-type="float" office:value="2.8540000000000001" table:style-name="ce23">
            <text:p>2.9</text:p>
          </table:table-cell>
          <table:table-cell office:value-type="float" office:value="8.4260000000000002" table:style-name="ce23">
            <text:p>8.4</text:p>
          </table:table-cell>
          <table:table-cell office:value-type="float" office:value="890.65200000000004" table:style-name="ce23">
            <text:p>890.7</text:p>
          </table:table-cell>
          <table:table-cell office:value-type="float" office:value="6.1473939630853636" table:formula="of:=[.H35]/[.H31]*100-100" table:style-name="ce26">
            <text:p>6.1</text:p>
          </table:table-cell>
          <table:table-cell table:number-columns-repeated="4" table:style-name="ce25"/>
          <table:table-cell table:number-columns-repeated="16371" table:style-name="ce15"/>
        </table:table-row>
        <table:table-row table:style-name="ro4">
          <table:table-cell office:value-type="string" table:style-name="ce22">
            <text:p>2002 Q2</text:p>
          </table:table-cell>
          <table:table-cell office:value-type="float" office:value="650.08100000000002" table:style-name="ce23">
            <text:p>650.1</text:p>
          </table:table-cell>
          <table:table-cell office:value-type="float" office:value="51.326000000000001" table:style-name="ce23">
            <text:p>51.3</text:p>
          </table:table-cell>
          <table:table-cell office:value-type="float" office:value="69.054000000000002" table:style-name="ce23">
            <text:p>69.1</text:p>
          </table:table-cell>
          <table:table-cell office:value-type="float" office:value="12.022" table:style-name="ce23">
            <text:p>12.0</text:p>
          </table:table-cell>
          <table:table-cell office:value-type="float" office:value="3.5089999999999999" table:style-name="ce23">
            <text:p>3.5</text:p>
          </table:table-cell>
          <table:table-cell office:value-type="float" office:value="10.709" table:style-name="ce23">
            <text:p>10.7</text:p>
          </table:table-cell>
          <table:table-cell office:value-type="float" office:value="796.70100000000002" table:style-name="ce23">
            <text:p>796.7</text:p>
          </table:table-cell>
          <table:table-cell office:value-type="float" office:value="4.0033471099194031" table:formula="of:=[.H36]/[.H32]*100-100" table:style-name="ce26">
            <text:p>4.0</text:p>
          </table:table-cell>
          <table:table-cell table:number-columns-repeated="4" table:style-name="ce25"/>
          <table:table-cell table:number-columns-repeated="16371" table:style-name="ce15"/>
        </table:table-row>
        <table:table-row table:style-name="ro4">
          <table:table-cell office:value-type="string" table:style-name="ce22">
            <text:p>2002 Q3</text:p>
          </table:table-cell>
          <table:table-cell office:value-type="float" office:value="744.59299999999996" table:style-name="ce23">
            <text:p>744.6</text:p>
          </table:table-cell>
          <table:table-cell office:value-type="float" office:value="47.311" table:style-name="ce23">
            <text:p>47.3</text:p>
          </table:table-cell>
          <table:table-cell office:value-type="float" office:value="74.001000000000005" table:style-name="ce23">
            <text:p>74.0</text:p>
          </table:table-cell>
          <table:table-cell office:value-type="float" office:value="12.553000000000001" table:style-name="ce23">
            <text:p>12.6</text:p>
          </table:table-cell>
          <table:table-cell office:value-type="float" office:value="2.97" table:style-name="ce23">
            <text:p>3.0</text:p>
          </table:table-cell>
          <table:table-cell office:value-type="float" office:value="10.189" table:style-name="ce23">
            <text:p>10.2</text:p>
          </table:table-cell>
          <table:table-cell office:value-type="float" office:value="891.61699999999996" table:style-name="ce23">
            <text:p>891.6</text:p>
          </table:table-cell>
          <table:table-cell office:value-type="float" office:value="0.84180263160871505" table:formula="of:=[.H37]/[.H33]*100-100" table:style-name="ce26">
            <text:p>0.8</text:p>
          </table:table-cell>
          <table:table-cell table:number-columns-repeated="4" table:style-name="ce25"/>
          <table:table-cell table:number-columns-repeated="16371" table:style-name="ce15"/>
        </table:table-row>
        <table:table-row table:style-name="ro4">
          <table:table-cell office:value-type="string" table:style-name="ce22">
            <text:p>2002 Q4</text:p>
          </table:table-cell>
          <table:table-cell office:value-type="float" office:value="528.76900000000001" table:style-name="ce23">
            <text:p>528.8</text:p>
          </table:table-cell>
          <table:table-cell office:value-type="float" office:value="29.175000000000001" table:style-name="ce23">
            <text:p>29.2</text:p>
          </table:table-cell>
          <table:table-cell office:value-type="float" office:value="69.266999999999996" table:style-name="ce23">
            <text:p>69.3</text:p>
          </table:table-cell>
          <table:table-cell office:value-type="float" office:value="12.641" table:style-name="ce23">
            <text:p>12.6</text:p>
          </table:table-cell>
          <table:table-cell office:value-type="float" office:value="2.9649999999999999" table:style-name="ce23">
            <text:p>3.0</text:p>
          </table:table-cell>
          <table:table-cell office:value-type="float" office:value="7.6" table:style-name="ce23">
            <text:p>7.6</text:p>
          </table:table-cell>
          <table:table-cell office:value-type="float" office:value="650.41700000000003" table:style-name="ce23">
            <text:p>650.4</text:p>
          </table:table-cell>
          <table:table-cell office:value-type="float" office:value="0.30302936840351435" table:formula="of:=[.H38]/[.H34]*100-100" table:style-name="ce26">
            <text:p>0.3</text:p>
          </table:table-cell>
          <table:table-cell table:number-columns-repeated="4" table:style-name="ce25"/>
          <table:table-cell table:number-columns-repeated="16371" table:style-name="ce15"/>
        </table:table-row>
        <table:table-row table:style-name="ro6">
          <table:table-cell office:value-type="string" table:style-name="ce22">
            <text:p>2003 Q1</text:p>
          </table:table-cell>
          <table:table-cell office:value-type="float" office:value="737.601" table:style-name="ce23">
            <text:p>737.6</text:p>
          </table:table-cell>
          <table:table-cell office:value-type="float" office:value="36.704999999999998" table:style-name="ce23">
            <text:p>36.7</text:p>
          </table:table-cell>
          <table:table-cell office:value-type="float" office:value="80.858999999999995" table:style-name="ce23">
            <text:p>80.9</text:p>
          </table:table-cell>
          <table:table-cell office:value-type="float" office:value="12.746" table:style-name="ce23">
            <text:p>12.7</text:p>
          </table:table-cell>
          <table:table-cell office:value-type="float" office:value="3.387" table:style-name="ce23">
            <text:p>3.4</text:p>
          </table:table-cell>
          <table:table-cell office:value-type="float" office:value="9.7840000000000007" table:style-name="ce23">
            <text:p>9.8</text:p>
          </table:table-cell>
          <table:table-cell office:value-type="float" office:value="881.08199999999999" table:style-name="ce23">
            <text:p>881.1</text:p>
          </table:table-cell>
          <table:table-cell office:value-type="float" office:value="-1.0744937416634173" table:formula="of:=[.H39]/[.H35]*100-100" table:style-name="ce26">
            <text:p>-1.1</text:p>
          </table:table-cell>
          <table:table-cell table:number-columns-repeated="4" table:style-name="ce25"/>
          <table:table-cell table:number-columns-repeated="16371" table:style-name="ce15"/>
        </table:table-row>
        <table:table-row table:style-name="ro4">
          <table:table-cell office:value-type="string" table:style-name="ce22">
            <text:p>2003 Q2</text:p>
          </table:table-cell>
          <table:table-cell office:value-type="float" office:value="642.654" table:style-name="ce23">
            <text:p>642.7</text:p>
          </table:table-cell>
          <table:table-cell office:value-type="float" office:value="63.305" table:style-name="ce23">
            <text:p>63.3</text:p>
          </table:table-cell>
          <table:table-cell office:value-type="float" office:value="76.728999999999999" table:style-name="ce23">
            <text:p>76.7</text:p>
          </table:table-cell>
          <table:table-cell office:value-type="float" office:value="13.497" table:style-name="ce23">
            <text:p>13.5</text:p>
          </table:table-cell>
          <table:table-cell office:value-type="float" office:value="3.8130000000000002" table:style-name="ce23">
            <text:p>3.8</text:p>
          </table:table-cell>
          <table:table-cell office:value-type="float" office:value="11.288" table:style-name="ce23">
            <text:p>11.3</text:p>
          </table:table-cell>
          <table:table-cell office:value-type="float" office:value="811.28599999999994" table:style-name="ce23">
            <text:p>811.3</text:p>
          </table:table-cell>
          <table:table-cell office:value-type="float" office:value="1.8306742429091969" table:formula="of:=[.H40]/[.H36]*100-100" table:style-name="ce26">
            <text:p>1.8</text:p>
          </table:table-cell>
          <table:table-cell table:number-columns-repeated="4" table:style-name="ce25"/>
          <table:table-cell table:number-columns-repeated="16371" table:style-name="ce15"/>
        </table:table-row>
        <table:table-row table:style-name="ro4">
          <table:table-cell office:value-type="string" table:style-name="ce22">
            <text:p>2003 Q3</text:p>
          </table:table-cell>
          <table:table-cell office:value-type="float" office:value="742.77599999999995" table:style-name="ce23">
            <text:p>742.8</text:p>
          </table:table-cell>
          <table:table-cell office:value-type="float" office:value="35.811" table:style-name="ce23">
            <text:p>35.8</text:p>
          </table:table-cell>
          <table:table-cell office:value-type="float" office:value="85.016999999999996" table:style-name="ce23">
            <text:p>85.0</text:p>
          </table:table-cell>
          <table:table-cell office:value-type="float" office:value="13.257999999999999" table:style-name="ce23">
            <text:p>13.3</text:p>
          </table:table-cell>
          <table:table-cell office:value-type="float" office:value="3.47" table:style-name="ce23">
            <text:p>3.5</text:p>
          </table:table-cell>
          <table:table-cell office:value-type="float" office:value="11.076000000000001" table:style-name="ce23">
            <text:p>11.1</text:p>
          </table:table-cell>
          <table:table-cell office:value-type="float" office:value="891.40800000000002" table:style-name="ce23">
            <text:p>891.4</text:p>
          </table:table-cell>
          <table:table-cell office:value-type="float" office:value="-2.3440557997432165E-2" table:formula="of:=[.H41]/[.H37]*100-100" table:style-name="ce26">
            <text:p>0.0</text:p>
          </table:table-cell>
          <table:table-cell table:number-columns-repeated="4" table:style-name="ce25"/>
          <table:table-cell table:number-columns-repeated="16371" table:style-name="ce15"/>
        </table:table-row>
        <table:table-row table:style-name="ro4">
          <table:table-cell office:value-type="string" table:style-name="ce22">
            <text:p>2003 Q4</text:p>
          </table:table-cell>
          <table:table-cell office:value-type="float" office:value="523.02499999999998" table:style-name="ce23">
            <text:p>523.0</text:p>
          </table:table-cell>
          <table:table-cell office:value-type="float" office:value="25.071999999999999" table:style-name="ce23">
            <text:p>25.1</text:p>
          </table:table-cell>
          <table:table-cell office:value-type="float" office:value="75.254000000000005" table:style-name="ce23">
            <text:p>75.3</text:p>
          </table:table-cell>
          <table:table-cell office:value-type="float" office:value="13.672000000000001" table:style-name="ce23">
            <text:p>13.7</text:p>
          </table:table-cell>
          <table:table-cell office:value-type="float" office:value="3.01" table:style-name="ce23">
            <text:p>3.0</text:p>
          </table:table-cell>
          <table:table-cell office:value-type="float" office:value="8.0879999999999992" table:style-name="ce23">
            <text:p>8.1</text:p>
          </table:table-cell>
          <table:table-cell office:value-type="float" office:value="648.12099999999998" table:style-name="ce23">
            <text:p>648.1</text:p>
          </table:table-cell>
          <table:table-cell office:value-type="float" office:value="-0.35300430339304967" table:formula="of:=[.H42]/[.H38]*100-100" table:style-name="ce26">
            <text:p>-0.4</text:p>
          </table:table-cell>
          <table:table-cell table:number-columns-repeated="4" table:style-name="ce25"/>
          <table:table-cell table:number-columns-repeated="16371" table:style-name="ce15"/>
        </table:table-row>
        <table:table-row table:style-name="ro6">
          <table:table-cell office:value-type="string" table:style-name="ce22">
            <text:p>2004 Q1</text:p>
          </table:table-cell>
          <table:table-cell office:value-type="float" office:value="762.24099999999999" table:style-name="ce23">
            <text:p>762.2</text:p>
          </table:table-cell>
          <table:table-cell office:value-type="float" office:value="29.06" table:style-name="ce23">
            <text:p>29.1</text:p>
          </table:table-cell>
          <table:table-cell office:value-type="float" office:value="86.198999999999998" table:style-name="ce23">
            <text:p>86.2</text:p>
          </table:table-cell>
          <table:table-cell office:value-type="float" office:value="12.78" table:style-name="ce23">
            <text:p>12.8</text:p>
          </table:table-cell>
          <table:table-cell office:value-type="float" office:value="3.1819999999999999" table:style-name="ce23">
            <text:p>3.2</text:p>
          </table:table-cell>
          <table:table-cell office:value-type="float" office:value="9.8849999999999998" table:style-name="ce23">
            <text:p>9.9</text:p>
          </table:table-cell>
          <table:table-cell office:value-type="float" office:value="903.34699999999998" table:style-name="ce23">
            <text:p>903.3</text:p>
          </table:table-cell>
          <table:table-cell office:value-type="float" office:value="2.5270065669256638" table:formula="of:=[.H43]/[.H39]*100-100" table:style-name="ce26">
            <text:p>2.5</text:p>
          </table:table-cell>
          <table:table-cell table:number-columns-repeated="4" table:style-name="ce25"/>
          <table:table-cell table:number-columns-repeated="16371" table:style-name="ce15"/>
        </table:table-row>
        <table:table-row table:style-name="ro4">
          <table:table-cell office:value-type="string" table:style-name="ce22">
            <text:p>2004 Q2</text:p>
          </table:table-cell>
          <table:table-cell office:value-type="float" office:value="629.85" table:style-name="ce23">
            <text:p>629.9</text:p>
          </table:table-cell>
          <table:table-cell office:value-type="float" office:value="42.706000000000003" table:style-name="ce23">
            <text:p>42.7</text:p>
          </table:table-cell>
          <table:table-cell office:value-type="float" office:value="83.78" table:style-name="ce23">
            <text:p>83.8</text:p>
          </table:table-cell>
          <table:table-cell office:value-type="float" office:value="13.64" table:style-name="ce23">
            <text:p>13.6</text:p>
          </table:table-cell>
          <table:table-cell office:value-type="float" office:value="3.6280000000000001" table:style-name="ce23">
            <text:p>3.6</text:p>
          </table:table-cell>
          <table:table-cell office:value-type="float" office:value="12.164999999999999" table:style-name="ce23">
            <text:p>12.2</text:p>
          </table:table-cell>
          <table:table-cell office:value-type="float" office:value="785.76900000000001" table:style-name="ce23">
            <text:p>785.8</text:p>
          </table:table-cell>
          <table:table-cell office:value-type="float" office:value="-3.1452533385267287" table:formula="of:=[.H44]/[.H40]*100-100" table:style-name="ce26">
            <text:p>-3.1</text:p>
          </table:table-cell>
          <table:table-cell table:number-columns-repeated="4" table:style-name="ce25"/>
          <table:table-cell table:number-columns-repeated="16371" table:style-name="ce15"/>
        </table:table-row>
        <table:table-row table:style-name="ro4">
          <table:table-cell office:value-type="string" table:style-name="ce22">
            <text:p>2004 Q3</text:p>
          </table:table-cell>
          <table:table-cell office:value-type="float" office:value="710.13699999999994" table:style-name="ce23">
            <text:p>710.1</text:p>
          </table:table-cell>
          <table:table-cell office:value-type="float" office:value="39.695" table:style-name="ce23">
            <text:p>39.7</text:p>
          </table:table-cell>
          <table:table-cell office:value-type="float" office:value="87.856999999999999" table:style-name="ce23">
            <text:p>87.9</text:p>
          </table:table-cell>
          <table:table-cell office:value-type="float" office:value="12.923999999999999" table:style-name="ce23">
            <text:p>12.9</text:p>
          </table:table-cell>
          <table:table-cell office:value-type="float" office:value="3.31" table:style-name="ce23">
            <text:p>3.3</text:p>
          </table:table-cell>
          <table:table-cell office:value-type="float" office:value="11.807" table:style-name="ce23">
            <text:p>11.8</text:p>
          </table:table-cell>
          <table:table-cell office:value-type="float" office:value="865.73" table:style-name="ce23">
            <text:p>865.7</text:p>
          </table:table-cell>
          <table:table-cell office:value-type="float" office:value="-2.8806113474413593" table:formula="of:=[.H45]/[.H41]*100-100" table:style-name="ce26">
            <text:p>-2.9</text:p>
          </table:table-cell>
          <table:table-cell table:number-columns-repeated="4" table:style-name="ce25"/>
          <table:table-cell table:number-columns-repeated="16371" table:style-name="ce15"/>
        </table:table-row>
        <table:table-row table:style-name="ro4">
          <table:table-cell office:value-type="string" table:style-name="ce22">
            <text:p>2004 Q4</text:p>
          </table:table-cell>
          <table:table-cell office:value-type="float" office:value="496.851" table:style-name="ce23">
            <text:p>496.9</text:p>
          </table:table-cell>
          <table:table-cell office:value-type="float" office:value="25.663" table:style-name="ce23">
            <text:p>25.7</text:p>
          </table:table-cell>
          <table:table-cell office:value-type="float" office:value="83.119" table:style-name="ce23">
            <text:p>83.1</text:p>
          </table:table-cell>
          <table:table-cell office:value-type="float" office:value="13.773" table:style-name="ce23">
            <text:p>13.8</text:p>
          </table:table-cell>
          <table:table-cell office:value-type="float" office:value="3.113" table:style-name="ce23">
            <text:p>3.1</text:p>
          </table:table-cell>
          <table:table-cell office:value-type="float" office:value="8.0719999999999992" table:style-name="ce23">
            <text:p>8.1</text:p>
          </table:table-cell>
          <table:table-cell office:value-type="float" office:value="630.59100000000001" table:style-name="ce23">
            <text:p>630.6</text:p>
          </table:table-cell>
          <table:table-cell office:value-type="float" office:value="-2.7047418614733942" table:formula="of:=[.H46]/[.H42]*100-100" table:style-name="ce26">
            <text:p>-2.7</text:p>
          </table:table-cell>
          <table:table-cell table:number-columns-repeated="4" table:style-name="ce25"/>
          <table:table-cell table:number-columns-repeated="16371" table:style-name="ce15"/>
        </table:table-row>
        <table:table-row table:style-name="ro6">
          <table:table-cell office:value-type="string" table:style-name="ce22">
            <text:p>2005 Q1</text:p>
          </table:table-cell>
          <table:table-cell office:value-type="float" office:value="697.90200000000004" table:style-name="ce23">
            <text:p>697.9</text:p>
          </table:table-cell>
          <table:table-cell office:value-type="float" office:value="27.030999999999999" table:style-name="ce23">
            <text:p>27.0</text:p>
          </table:table-cell>
          <table:table-cell office:value-type="float" office:value="87.394000000000005" table:style-name="ce23">
            <text:p>87.4</text:p>
          </table:table-cell>
          <table:table-cell office:value-type="float" office:value="12.901999999999999" table:style-name="ce23">
            <text:p>12.9</text:p>
          </table:table-cell>
          <table:table-cell office:value-type="float" office:value="3.1520000000000001" table:style-name="ce23">
            <text:p>3.2</text:p>
          </table:table-cell>
          <table:table-cell office:value-type="float" office:value="9.9" table:style-name="ce23">
            <text:p>9.9</text:p>
          </table:table-cell>
          <table:table-cell office:value-type="float" office:value="838.28099999999995" table:style-name="ce23">
            <text:p>838.3</text:p>
          </table:table-cell>
          <table:table-cell office:value-type="float" office:value="-7.2027692569964898" table:formula="of:=[.H47]/[.H43]*100-100" table:style-name="ce26">
            <text:p>-7.2</text:p>
          </table:table-cell>
          <table:table-cell table:number-columns-repeated="4" table:style-name="ce25"/>
          <table:table-cell table:number-columns-repeated="16371" table:style-name="ce15"/>
        </table:table-row>
        <table:table-row table:style-name="ro4">
          <table:table-cell office:value-type="string" table:style-name="ce22">
            <text:p>2005 Q2</text:p>
          </table:table-cell>
          <table:table-cell office:value-type="float" office:value="594.42399999999998" table:style-name="ce23">
            <text:p>594.4</text:p>
          </table:table-cell>
          <table:table-cell office:value-type="float" office:value="43.588999999999999" table:style-name="ce23">
            <text:p>43.6</text:p>
          </table:table-cell>
          <table:table-cell office:value-type="float" office:value="84.266999999999996" table:style-name="ce23">
            <text:p>84.3</text:p>
          </table:table-cell>
          <table:table-cell office:value-type="float" office:value="15.356" table:style-name="ce23">
            <text:p>15.4</text:p>
          </table:table-cell>
          <table:table-cell office:value-type="float" office:value="3.778" table:style-name="ce23">
            <text:p>3.8</text:p>
          </table:table-cell>
          <table:table-cell office:value-type="float" office:value="12.843" table:style-name="ce23">
            <text:p>12.8</text:p>
          </table:table-cell>
          <table:table-cell office:value-type="float" office:value="754.25699999999995" table:style-name="ce23">
            <text:p>754.3</text:p>
          </table:table-cell>
          <table:table-cell office:value-type="float" office:value="-4.0103389163991068" table:formula="of:=[.H48]/[.H44]*100-100" table:style-name="ce26">
            <text:p>-4.0</text:p>
          </table:table-cell>
          <table:table-cell table:number-columns-repeated="4" table:style-name="ce25"/>
          <table:table-cell table:number-columns-repeated="16371" table:style-name="ce15"/>
        </table:table-row>
        <table:table-row table:style-name="ro4">
          <table:table-cell office:value-type="string" table:style-name="ce22">
            <text:p>2005 Q3</text:p>
          </table:table-cell>
          <table:table-cell office:value-type="float" office:value="677.21400000000006" table:style-name="ce23">
            <text:p>677.2</text:p>
          </table:table-cell>
          <table:table-cell office:value-type="float" office:value="40.363" table:style-name="ce23">
            <text:p>40.4</text:p>
          </table:table-cell>
          <table:table-cell office:value-type="float" office:value="84.768000000000001" table:style-name="ce23">
            <text:p>84.8</text:p>
          </table:table-cell>
          <table:table-cell office:value-type="float" office:value="14.718999999999999" table:style-name="ce23">
            <text:p>14.7</text:p>
          </table:table-cell>
          <table:table-cell office:value-type="float" office:value="3.2389999999999999" table:style-name="ce23">
            <text:p>3.2</text:p>
          </table:table-cell>
          <table:table-cell office:value-type="float" office:value="11.64" table:style-name="ce23">
            <text:p>11.6</text:p>
          </table:table-cell>
          <table:table-cell office:value-type="float" office:value="831.94299999999998" table:style-name="ce23">
            <text:p>831.9</text:p>
          </table:table-cell>
          <table:table-cell office:value-type="float" office:value="-3.90271793746318" table:formula="of:=[.H49]/[.H45]*100-100" table:style-name="ce26">
            <text:p>-3.9</text:p>
          </table:table-cell>
          <table:table-cell table:number-columns-repeated="4" table:style-name="ce25"/>
          <table:table-cell table:number-columns-repeated="16371" table:style-name="ce15"/>
        </table:table-row>
        <table:table-row table:style-name="ro4">
          <table:table-cell office:value-type="string" table:style-name="ce22">
            <text:p>2005 Q4</text:p>
          </table:table-cell>
          <table:table-cell office:value-type="float" office:value="473.91500000000002" table:style-name="ce23">
            <text:p>473.9</text:p>
          </table:table-cell>
          <table:table-cell office:value-type="float" office:value="24.652000000000001" table:style-name="ce23">
            <text:p>24.7</text:p>
          </table:table-cell>
          <table:table-cell office:value-type="float" office:value="73.293999999999997" table:style-name="ce23">
            <text:p>73.3</text:p>
          </table:table-cell>
          <table:table-cell office:value-type="float" office:value="13.887" table:style-name="ce23">
            <text:p>13.9</text:p>
          </table:table-cell>
          <table:table-cell office:value-type="float" office:value="2.968" table:style-name="ce23">
            <text:p>3.0</text:p>
          </table:table-cell>
          <table:table-cell office:value-type="float" office:value="8.1769999999999996" table:style-name="ce23">
            <text:p>8.2</text:p>
          </table:table-cell>
          <table:table-cell office:value-type="float" office:value="596.89300000000003" table:style-name="ce23">
            <text:p>596.9</text:p>
          </table:table-cell>
          <table:table-cell office:value-type="float" office:value="-5.3438758244250124" table:formula="of:=[.H50]/[.H46]*100-100" table:style-name="ce26">
            <text:p>-5.3</text:p>
          </table:table-cell>
          <table:table-cell table:number-columns-repeated="4" table:style-name="ce25"/>
          <table:table-cell table:number-columns-repeated="16371" table:style-name="ce15"/>
        </table:table-row>
        <table:table-row table:style-name="ro6">
          <table:table-cell office:value-type="string" table:style-name="ce22">
            <text:p>2006 Q1</text:p>
          </table:table-cell>
          <table:table-cell office:value-type="float" office:value="661.77499999999998" table:style-name="ce23">
            <text:p>661.8</text:p>
          </table:table-cell>
          <table:table-cell office:value-type="float" office:value="28.751000000000001" table:style-name="ce23">
            <text:p>28.8</text:p>
          </table:table-cell>
          <table:table-cell office:value-type="float" office:value="87.215999999999994" table:style-name="ce23">
            <text:p>87.2</text:p>
          </table:table-cell>
          <table:table-cell office:value-type="float" office:value="13.22" table:style-name="ce23">
            <text:p>13.2</text:p>
          </table:table-cell>
          <table:table-cell office:value-type="float" office:value="3.7549999999999999" table:style-name="ce23">
            <text:p>3.8</text:p>
          </table:table-cell>
          <table:table-cell office:value-type="float" office:value="10.122" table:style-name="ce23">
            <text:p>10.1</text:p>
          </table:table-cell>
          <table:table-cell office:value-type="float" office:value="804.83900000000006" table:style-name="ce23">
            <text:p>804.8</text:p>
          </table:table-cell>
          <table:table-cell office:value-type="float" office:value="-3.9893544050264751" table:formula="of:=[.H51]/[.H47]*100-100" table:style-name="ce26">
            <text:p>-4.0</text:p>
          </table:table-cell>
          <table:table-cell table:number-columns-repeated="4" table:style-name="ce25"/>
          <table:table-cell table:number-columns-repeated="16371" table:style-name="ce15"/>
        </table:table-row>
        <table:table-row table:style-name="ro4">
          <table:table-cell office:value-type="string" table:style-name="ce22">
            <text:p>2006 Q2</text:p>
          </table:table-cell>
          <table:table-cell office:value-type="float" office:value="569.89" table:style-name="ce23">
            <text:p>569.9</text:p>
          </table:table-cell>
          <table:table-cell office:value-type="float" office:value="41.34" table:style-name="ce23">
            <text:p>41.3</text:p>
          </table:table-cell>
          <table:table-cell office:value-type="float" office:value="80.340999999999994" table:style-name="ce23">
            <text:p>80.3</text:p>
          </table:table-cell>
          <table:table-cell office:value-type="float" office:value="16.576000000000001" table:style-name="ce23">
            <text:p>16.6</text:p>
          </table:table-cell>
          <table:table-cell office:value-type="float" office:value="3.49" table:style-name="ce23">
            <text:p>3.5</text:p>
          </table:table-cell>
          <table:table-cell office:value-type="float" office:value="12.483000000000001" table:style-name="ce23">
            <text:p>12.5</text:p>
          </table:table-cell>
          <table:table-cell office:value-type="float" office:value="724.12" table:style-name="ce23">
            <text:p>724.1</text:p>
          </table:table-cell>
          <table:table-cell office:value-type="float" office:value="-3.9955877108200468" table:formula="of:=[.H52]/[.H48]*100-100" table:style-name="ce26">
            <text:p>-4.0</text:p>
          </table:table-cell>
          <table:table-cell table:number-columns-repeated="4" table:style-name="ce25"/>
          <table:table-cell table:number-columns-repeated="16371" table:style-name="ce15"/>
        </table:table-row>
        <table:table-row table:style-name="ro4">
          <table:table-cell office:value-type="string" table:style-name="ce22">
            <text:p>2006 Q3</text:p>
          </table:table-cell>
          <table:table-cell office:value-type="float" office:value="662.38699999999994" table:style-name="ce23">
            <text:p>662.4</text:p>
          </table:table-cell>
          <table:table-cell office:value-type="float" office:value="39.770000000000003" table:style-name="ce23">
            <text:p>39.8</text:p>
          </table:table-cell>
          <table:table-cell office:value-type="float" office:value="84.504999999999995" table:style-name="ce23">
            <text:p>84.5</text:p>
          </table:table-cell>
          <table:table-cell office:value-type="float" office:value="15.193" table:style-name="ce23">
            <text:p>15.2</text:p>
          </table:table-cell>
          <table:table-cell office:value-type="float" office:value="2.66" table:style-name="ce23">
            <text:p>2.7</text:p>
          </table:table-cell>
          <table:table-cell office:value-type="float" office:value="11.632" table:style-name="ce23">
            <text:p>11.6</text:p>
          </table:table-cell>
          <table:table-cell office:value-type="float" office:value="816.14700000000005" table:style-name="ce23">
            <text:p>816.1</text:p>
          </table:table-cell>
          <table:table-cell office:value-type="float" office:value="-1.8986877706765881" table:formula="of:=[.H53]/[.H49]*100-100" table:style-name="ce26">
            <text:p>-1.9</text:p>
          </table:table-cell>
          <table:table-cell table:number-columns-repeated="4" table:style-name="ce25"/>
          <table:table-cell table:number-columns-repeated="16371" table:style-name="ce15"/>
        </table:table-row>
        <table:table-row table:style-name="ro4">
          <table:table-cell office:value-type="string" table:style-name="ce22">
            <text:p>2006 Q4</text:p>
          </table:table-cell>
          <table:table-cell office:value-type="float" office:value="445.99099999999999" table:style-name="ce23">
            <text:p>446.0</text:p>
          </table:table-cell>
          <table:table-cell office:value-type="float" office:value="25.359000000000002" table:style-name="ce23">
            <text:p>25.4</text:p>
          </table:table-cell>
          <table:table-cell office:value-type="float" office:value="76.216999999999999" table:style-name="ce23">
            <text:p>76.2</text:p>
          </table:table-cell>
          <table:table-cell office:value-type="float" office:value="9.4659999999999993" table:style-name="ce23">
            <text:p>9.5</text:p>
          </table:table-cell>
          <table:table-cell office:value-type="float" office:value="2.3690000000000002" table:style-name="ce23">
            <text:p>2.4</text:p>
          </table:table-cell>
          <table:table-cell office:value-type="float" office:value="9.07" table:style-name="ce23">
            <text:p>9.1</text:p>
          </table:table-cell>
          <table:table-cell office:value-type="float" office:value="568.47199999999998" table:style-name="ce23">
            <text:p>568.5</text:p>
          </table:table-cell>
          <table:table-cell office:value-type="float" office:value="-4.7614899152779628" table:formula="of:=[.H54]/[.H50]*100-100" table:style-name="ce26">
            <text:p>-4.8</text:p>
          </table:table-cell>
          <table:table-cell table:number-columns-repeated="4" table:style-name="ce25"/>
          <table:table-cell table:number-columns-repeated="16371" table:style-name="ce15"/>
        </table:table-row>
        <table:table-row table:style-name="ro6">
          <table:table-cell office:value-type="string" table:style-name="ce22">
            <text:p>2007 Q1</text:p>
          </table:table-cell>
          <table:table-cell office:value-type="float" office:value="678.00599999999997" table:style-name="ce23">
            <text:p>678.0</text:p>
          </table:table-cell>
          <table:table-cell office:value-type="float" office:value="31.867000000000001" table:style-name="ce23">
            <text:p>31.9</text:p>
          </table:table-cell>
          <table:table-cell office:value-type="float" office:value="86.671999999999997" table:style-name="ce23">
            <text:p>86.7</text:p>
          </table:table-cell>
          <table:table-cell office:value-type="float" office:value="9.56" table:style-name="ce23">
            <text:p>9.6</text:p>
          </table:table-cell>
          <table:table-cell office:value-type="float" office:value="2.6749999999999998" table:style-name="ce23">
            <text:p>2.7</text:p>
          </table:table-cell>
          <table:table-cell office:value-type="float" office:value="14.465999999999999" table:style-name="ce23">
            <text:p>14.5</text:p>
          </table:table-cell>
          <table:table-cell office:value-type="float" office:value="823.24599999999998" table:style-name="ce23">
            <text:p>823.2</text:p>
          </table:table-cell>
          <table:table-cell office:value-type="float" office:value="2.2870412591835105" table:formula="of:=[.H55]/[.H51]*100-100" table:style-name="ce26">
            <text:p>2.3</text:p>
          </table:table-cell>
          <table:table-cell table:number-columns-repeated="4" table:style-name="ce25"/>
          <table:table-cell table:number-columns-repeated="16371" table:style-name="ce15"/>
        </table:table-row>
        <table:table-row table:style-name="ro4">
          <table:table-cell office:value-type="string" table:style-name="ce22">
            <text:p>2007 Q2</text:p>
          </table:table-cell>
          <table:table-cell office:value-type="float" office:value="573.26199999999994" table:style-name="ce23">
            <text:p>573.3</text:p>
          </table:table-cell>
          <table:table-cell office:value-type="float" office:value="44.222999999999999" table:style-name="ce23">
            <text:p>44.2</text:p>
          </table:table-cell>
          <table:table-cell office:value-type="float" office:value="83.182000000000002" table:style-name="ce23">
            <text:p>83.2</text:p>
          </table:table-cell>
          <table:table-cell office:value-type="float" office:value="11.452999999999999" table:style-name="ce23">
            <text:p>11.5</text:p>
          </table:table-cell>
          <table:table-cell office:value-type="float" office:value="3.6440000000000001" table:style-name="ce23">
            <text:p>3.6</text:p>
          </table:table-cell>
          <table:table-cell office:value-type="float" office:value="17.279" table:style-name="ce23">
            <text:p>17.3</text:p>
          </table:table-cell>
          <table:table-cell office:value-type="float" office:value="733.04300000000001" table:style-name="ce23">
            <text:p>733.0</text:p>
          </table:table-cell>
          <table:table-cell office:value-type="float" office:value="1.2322543224879894" table:formula="of:=[.H56]/[.H52]*100-100" table:style-name="ce26">
            <text:p>1.2</text:p>
          </table:table-cell>
          <table:table-cell table:number-columns-repeated="4" table:style-name="ce25"/>
          <table:table-cell table:number-columns-repeated="16371" table:style-name="ce15"/>
        </table:table-row>
        <table:table-row table:style-name="ro4">
          <table:table-cell office:value-type="string" table:style-name="ce22">
            <text:p>2007 Q3</text:p>
          </table:table-cell>
          <table:table-cell office:value-type="float" office:value="670.62699999999995" table:style-name="ce23">
            <text:p>670.6</text:p>
          </table:table-cell>
          <table:table-cell office:value-type="float" office:value="41.784999999999997" table:style-name="ce23">
            <text:p>41.8</text:p>
          </table:table-cell>
          <table:table-cell office:value-type="float" office:value="89.933999999999997" table:style-name="ce23">
            <text:p>89.9</text:p>
          </table:table-cell>
          <table:table-cell office:value-type="float" office:value="12.629" table:style-name="ce23">
            <text:p>12.6</text:p>
          </table:table-cell>
          <table:table-cell office:value-type="float" office:value="3.2090000000000001" table:style-name="ce23">
            <text:p>3.2</text:p>
          </table:table-cell>
          <table:table-cell office:value-type="float" office:value="16.795000000000002" table:style-name="ce23">
            <text:p>16.8</text:p>
          </table:table-cell>
          <table:table-cell office:value-type="float" office:value="834.97900000000004" table:style-name="ce23">
            <text:p>835.0</text:p>
          </table:table-cell>
          <table:table-cell office:value-type="float" office:value="2.307427460984357" table:formula="of:=[.H57]/[.H53]*100-100" table:style-name="ce26">
            <text:p>2.3</text:p>
          </table:table-cell>
          <table:table-cell table:number-columns-repeated="4" table:style-name="ce25"/>
          <table:table-cell table:number-columns-repeated="16371" table:style-name="ce15"/>
        </table:table-row>
        <table:table-row table:style-name="ro4">
          <table:table-cell office:value-type="string" table:style-name="ce22">
            <text:p>2007 Q4</text:p>
          </table:table-cell>
          <table:table-cell office:value-type="float" office:value="468.185" table:style-name="ce23">
            <text:p>468.2</text:p>
          </table:table-cell>
          <table:table-cell office:value-type="float" office:value="28.545999999999999" table:style-name="ce23">
            <text:p>28.5</text:p>
          </table:table-cell>
          <table:table-cell office:value-type="float" office:value="80.340999999999994" table:style-name="ce23">
            <text:p>80.3</text:p>
          </table:table-cell>
          <table:table-cell office:value-type="float" office:value="13.634" table:style-name="ce23">
            <text:p>13.6</text:p>
          </table:table-cell>
          <table:table-cell office:value-type="float" office:value="2.585" table:style-name="ce23">
            <text:p>2.6</text:p>
          </table:table-cell>
          <table:table-cell office:value-type="float" office:value="12.355" table:style-name="ce23">
            <text:p>12.4</text:p>
          </table:table-cell>
          <table:table-cell office:value-type="float" office:value="605.64599999999996" table:style-name="ce23">
            <text:p>605.6</text:p>
          </table:table-cell>
          <table:table-cell office:value-type="float" office:value="6.539284256744395" table:formula="of:=[.H58]/[.H54]*100-100" table:style-name="ce26">
            <text:p>6.5</text:p>
          </table:table-cell>
          <table:table-cell table:number-columns-repeated="4" table:style-name="ce25"/>
          <table:table-cell table:number-columns-repeated="16371" table:style-name="ce15"/>
        </table:table-row>
        <table:table-row table:style-name="ro6">
          <table:table-cell office:value-type="string" table:style-name="ce22">
            <text:p>2008 Q1</text:p>
          </table:table-cell>
          <table:table-cell office:value-type="float" office:value="675.16499999999996" table:style-name="ce23">
            <text:p>675.2</text:p>
          </table:table-cell>
          <table:table-cell office:value-type="float" office:value="31.391999999999999" table:style-name="ce23">
            <text:p>31.4</text:p>
          </table:table-cell>
          <table:table-cell office:value-type="float" office:value="88.759" table:style-name="ce23">
            <text:p>88.8</text:p>
          </table:table-cell>
          <table:table-cell office:value-type="float" office:value="13.56" table:style-name="ce23">
            <text:p>13.6</text:p>
          </table:table-cell>
          <table:table-cell office:value-type="float" office:value="2.996" table:style-name="ce23">
            <text:p>3.0</text:p>
          </table:table-cell>
          <table:table-cell office:value-type="float" office:value="15.153" table:style-name="ce23">
            <text:p>15.2</text:p>
          </table:table-cell>
          <table:table-cell office:value-type="float" office:value="827.02499999999998" table:style-name="ce23">
            <text:p>827.0</text:p>
          </table:table-cell>
          <table:table-cell office:value-type="float" office:value="0.45903654557690743" table:formula="of:=[.H59]/[.H55]*100-100" table:style-name="ce26">
            <text:p>0.5</text:p>
          </table:table-cell>
          <table:table-cell table:number-columns-repeated="4" table:style-name="ce25"/>
          <table:table-cell table:number-columns-repeated="16371" table:style-name="ce15"/>
        </table:table-row>
        <table:table-row table:style-name="ro4">
          <table:table-cell office:value-type="string" table:style-name="ce22">
            <text:p>2008 Q2</text:p>
          </table:table-cell>
          <table:table-cell office:value-type="float" office:value="556.51599999999996" table:style-name="ce23">
            <text:p>556.5</text:p>
          </table:table-cell>
          <table:table-cell office:value-type="float" office:value="42.792000000000002" table:style-name="ce23">
            <text:p>42.8</text:p>
          </table:table-cell>
          <table:table-cell office:value-type="float" office:value="80.504000000000005" table:style-name="ce23">
            <text:p>80.5</text:p>
          </table:table-cell>
          <table:table-cell office:value-type="float" office:value="14.381" table:style-name="ce23">
            <text:p>14.4</text:p>
          </table:table-cell>
          <table:table-cell office:value-type="float" office:value="3.218" table:style-name="ce23">
            <text:p>3.2</text:p>
          </table:table-cell>
          <table:table-cell office:value-type="float" office:value="18.699000000000002" table:style-name="ce23">
            <text:p>18.7</text:p>
          </table:table-cell>
          <table:table-cell office:value-type="float" office:value="716.11" table:style-name="ce23">
            <text:p>716.1</text:p>
          </table:table-cell>
          <table:table-cell office:value-type="float" office:value="-2.3099599887046196" table:formula="of:=[.H60]/[.H56]*100-100" table:style-name="ce26">
            <text:p>-2.3</text:p>
          </table:table-cell>
          <table:table-cell table:number-columns-repeated="4" table:style-name="ce25"/>
          <table:table-cell table:number-columns-repeated="16371" table:style-name="ce15"/>
        </table:table-row>
        <table:table-row table:style-name="ro4">
          <table:table-cell office:value-type="string" table:style-name="ce22">
            <text:p>2008 Q3</text:p>
          </table:table-cell>
          <table:table-cell office:value-type="float" office:value="542.12800000000004" table:style-name="ce23">
            <text:p>542.1</text:p>
          </table:table-cell>
          <table:table-cell office:value-type="float" office:value="41.491" table:style-name="ce23">
            <text:p>41.5</text:p>
          </table:table-cell>
          <table:table-cell office:value-type="float" office:value="70.561999999999998" table:style-name="ce23">
            <text:p>70.6</text:p>
          </table:table-cell>
          <table:table-cell office:value-type="float" office:value="12.737" table:style-name="ce23">
            <text:p>12.7</text:p>
          </table:table-cell>
          <table:table-cell office:value-type="float" office:value="3.157" table:style-name="ce23">
            <text:p>3.2</text:p>
          </table:table-cell>
          <table:table-cell office:value-type="float" office:value="17.263000000000002" table:style-name="ce23">
            <text:p>17.3</text:p>
          </table:table-cell>
          <table:table-cell office:value-type="float" office:value="687.33799999999997" table:style-name="ce23">
            <text:p>687.3</text:p>
          </table:table-cell>
          <table:table-cell office:value-type="float" office:value="-17.682001583273347" table:formula="of:=[.H61]/[.H57]*100-100" table:style-name="ce26">
            <text:p>-17.7</text:p>
          </table:table-cell>
          <table:table-cell table:number-columns-repeated="4" table:style-name="ce25"/>
          <table:table-cell table:number-columns-repeated="16371" table:style-name="ce15"/>
        </table:table-row>
        <table:table-row table:style-name="ro4">
          <table:table-cell office:value-type="string" table:style-name="ce22">
            <text:p>2008 Q4</text:p>
          </table:table-cell>
          <table:table-cell office:value-type="float" office:value="338.18900000000002" table:style-name="ce23">
            <text:p>338.2</text:p>
          </table:table-cell>
          <table:table-cell office:value-type="float" office:value="26.323" table:style-name="ce23">
            <text:p>26.3</text:p>
          </table:table-cell>
          <table:table-cell office:value-type="float" office:value="51.143999999999998" table:style-name="ce23">
            <text:p>51.1</text:p>
          </table:table-cell>
          <table:table-cell office:value-type="float" office:value="12.119" table:style-name="ce23">
            <text:p>12.1</text:p>
          </table:table-cell>
          <table:table-cell office:value-type="float" office:value="2.2989999999999999" table:style-name="ce23">
            <text:p>2.3</text:p>
          </table:table-cell>
          <table:table-cell office:value-type="float" office:value="11.638" table:style-name="ce23">
            <text:p>11.6</text:p>
          </table:table-cell>
          <table:table-cell office:value-type="float" office:value="441.71199999999999" table:style-name="ce23">
            <text:p>441.7</text:p>
          </table:table-cell>
          <table:table-cell office:value-type="float" office:value="-27.06762696360579" table:formula="of:=[.H62]/[.H58]*100-100" table:style-name="ce26">
            <text:p>-27.1</text:p>
          </table:table-cell>
          <table:table-cell table:number-columns-repeated="4" table:style-name="ce25"/>
          <table:table-cell table:number-columns-repeated="16371" table:style-name="ce15"/>
        </table:table-row>
        <table:table-row table:style-name="ro6">
          <table:table-cell office:value-type="string" table:style-name="ce22">
            <text:p>2009 Q1</text:p>
          </table:table-cell>
          <table:table-cell office:value-type="float" office:value="472.30399999999997" table:style-name="ce23">
            <text:p>472.3</text:p>
          </table:table-cell>
          <table:table-cell office:value-type="float" office:value="27.452999999999999" table:style-name="ce23">
            <text:p>27.5</text:p>
          </table:table-cell>
          <table:table-cell office:value-type="float" office:value="48.682000000000002" table:style-name="ce23">
            <text:p>48.7</text:p>
          </table:table-cell>
          <table:table-cell office:value-type="float" office:value="8.4830000000000005" table:style-name="ce23">
            <text:p>8.5</text:p>
          </table:table-cell>
          <table:table-cell office:value-type="float" office:value="2.5870000000000002" table:style-name="ce23">
            <text:p>2.6</text:p>
          </table:table-cell>
          <table:table-cell office:value-type="float" office:value="14.32" table:style-name="ce23">
            <text:p>14.3</text:p>
          </table:table-cell>
          <table:table-cell office:value-type="float" office:value="573.82899999999995" table:style-name="ce23">
            <text:p>573.8</text:p>
          </table:table-cell>
          <table:table-cell office:value-type="float" office:value="-30.615277651824314" table:formula="of:=[.H63]/[.H59]*100-100" table:style-name="ce26">
            <text:p>-30.6</text:p>
          </table:table-cell>
          <table:table-cell table:number-columns-repeated="4" table:style-name="ce25"/>
          <table:table-cell table:number-columns-repeated="16371" table:style-name="ce15"/>
        </table:table-row>
        <table:table-row table:style-name="ro4">
          <table:table-cell office:value-type="string" table:style-name="ce22">
            <text:p>2009 Q2</text:p>
          </table:table-cell>
          <table:table-cell office:value-type="float" office:value="438.024" table:style-name="ce23">
            <text:p>438.0</text:p>
          </table:table-cell>
          <table:table-cell office:value-type="float" office:value="36.183" table:style-name="ce23">
            <text:p>36.2</text:p>
          </table:table-cell>
          <table:table-cell office:value-type="float" office:value="44.837000000000003" table:style-name="ce23">
            <text:p>44.8</text:p>
          </table:table-cell>
          <table:table-cell office:value-type="float" office:value="7.7709999999999999" table:style-name="ce23">
            <text:p>7.8</text:p>
          </table:table-cell>
          <table:table-cell office:value-type="float" office:value="2.5750000000000002" table:style-name="ce23">
            <text:p>2.6</text:p>
          </table:table-cell>
          <table:table-cell office:value-type="float" office:value="17.032" table:style-name="ce23">
            <text:p>17.0</text:p>
          </table:table-cell>
          <table:table-cell office:value-type="float" office:value="546.42200000000003" table:style-name="ce23">
            <text:p>546.4</text:p>
          </table:table-cell>
          <table:table-cell office:value-type="float" office:value="-23.695800924438984" table:formula="of:=[.H64]/[.H60]*100-100" table:style-name="ce26">
            <text:p>-23.7</text:p>
          </table:table-cell>
          <table:table-cell table:number-columns-repeated="4" table:style-name="ce25"/>
          <table:table-cell table:number-columns-repeated="16371" table:style-name="ce15"/>
        </table:table-row>
        <table:table-row table:style-name="ro4">
          <table:table-cell office:value-type="string" table:style-name="ce22">
            <text:p>2009 Q3</text:p>
          </table:table-cell>
          <table:table-cell office:value-type="float" office:value="584.85699999999997" table:style-name="ce23">
            <text:p>584.9</text:p>
          </table:table-cell>
          <table:table-cell office:value-type="float" office:value="31.687999999999999" table:style-name="ce23">
            <text:p>31.7</text:p>
          </table:table-cell>
          <table:table-cell office:value-type="float" office:value="51.262" table:style-name="ce23">
            <text:p>51.3</text:p>
          </table:table-cell>
          <table:table-cell office:value-type="float" office:value="10.359" table:style-name="ce23">
            <text:p>10.4</text:p>
          </table:table-cell>
          <table:table-cell office:value-type="float" office:value="2.4239999999999999" table:style-name="ce23">
            <text:p>2.4</text:p>
          </table:table-cell>
          <table:table-cell office:value-type="float" office:value="15.89" table:style-name="ce23">
            <text:p>15.9</text:p>
          </table:table-cell>
          <table:table-cell office:value-type="float" office:value="696.48" table:style-name="ce23">
            <text:p>696.5</text:p>
          </table:table-cell>
          <table:table-cell office:value-type="float" office:value="1.3300588647797724" table:formula="of:=[.H65]/[.H61]*100-100" table:style-name="ce26">
            <text:p>1.3</text:p>
          </table:table-cell>
          <table:table-cell table:number-columns-repeated="4" table:style-name="ce25"/>
          <table:table-cell table:number-columns-repeated="16371" table:style-name="ce15"/>
        </table:table-row>
        <table:table-row table:style-name="ro4">
          <table:table-cell office:value-type="string" table:style-name="ce22">
            <text:p>2009 Q4</text:p>
          </table:table-cell>
          <table:table-cell office:value-type="float" office:value="473.06700000000001" table:style-name="ce23">
            <text:p>473.1</text:p>
          </table:table-cell>
          <table:table-cell office:value-type="float" office:value="19.538" table:style-name="ce23">
            <text:p>19.5</text:p>
          </table:table-cell>
          <table:table-cell office:value-type="float" office:value="44.948999999999998" table:style-name="ce23">
            <text:p>44.9</text:p>
          </table:table-cell>
          <table:table-cell office:value-type="float" office:value="4.8310000000000004" table:style-name="ce23">
            <text:p>4.8</text:p>
          </table:table-cell>
          <table:table-cell office:value-type="float" office:value="1.956" table:style-name="ce23">
            <text:p>2.0</text:p>
          </table:table-cell>
          <table:table-cell office:value-type="float" office:value="10.141" table:style-name="ce23">
            <text:p>10.1</text:p>
          </table:table-cell>
          <table:table-cell office:value-type="float" office:value="554.48199999999997" table:style-name="ce23">
            <text:p>554.5</text:p>
          </table:table-cell>
          <table:table-cell office:value-type="float" office:value="25.530209729416441" table:formula="of:=[.H66]/[.H62]*100-100" table:style-name="ce26">
            <text:p>25.5</text:p>
          </table:table-cell>
          <table:table-cell table:number-columns-repeated="4" table:style-name="ce25"/>
          <table:table-cell table:number-columns-repeated="16371" table:style-name="ce15"/>
        </table:table-row>
        <table:table-row table:style-name="ro6">
          <table:table-cell office:value-type="string" table:style-name="ce22">
            <text:p>2010 Q1</text:p>
          </table:table-cell>
          <table:table-cell office:value-type="float" office:value="597.54100000000005" table:style-name="ce23">
            <text:p>597.5</text:p>
          </table:table-cell>
          <table:table-cell office:value-type="float" office:value="22.193999999999999" table:style-name="ce23">
            <text:p>22.2</text:p>
          </table:table-cell>
          <table:table-cell office:value-type="float" office:value="55.564" table:style-name="ce23">
            <text:p>55.6</text:p>
          </table:table-cell>
          <table:table-cell office:value-type="float" office:value="5.9130000000000003" table:style-name="ce23">
            <text:p>5.9</text:p>
          </table:table-cell>
          <table:table-cell office:value-type="float" office:value="2.5139999999999998" table:style-name="ce23">
            <text:p>2.5</text:p>
          </table:table-cell>
          <table:table-cell office:value-type="float" office:value="12.587999999999999" table:style-name="ce23">
            <text:p>12.6</text:p>
          </table:table-cell>
          <table:table-cell office:value-type="float" office:value="696.31399999999996" table:style-name="ce23">
            <text:p>696.3</text:p>
          </table:table-cell>
          <table:table-cell office:value-type="float" office:value="21.345209112819319" table:formula="of:=[.H67]/[.H63]*100-100" table:style-name="ce26">
            <text:p>21.3</text:p>
          </table:table-cell>
          <table:table-cell office:value-type="float" office:value="0.20799999999999999" table:style-name="ce25">
            <text:p>0.2</text:p>
          </table:table-cell>
          <table:table-cell office:value-type="float" office:value="3.5000000000000003E-2" table:style-name="ce25">
            <text:p>-</text:p>
          </table:table-cell>
          <table:table-cell office:value-type="float" office:value="2E-3" table:style-name="ce25">
            <text:p>-</text:p>
          </table:table-cell>
          <table:table-cell office:value-type="float" office:value="6.0999999999999999E-2" table:style-name="ce25">
            <text:p>0.1</text:p>
          </table:table-cell>
          <table:table-cell table:number-columns-repeated="16371" table:style-name="ce15"/>
        </table:table-row>
        <table:table-row table:style-name="ro4">
          <table:table-cell office:value-type="string" table:style-name="ce22">
            <text:p>2010 Q2</text:p>
          </table:table-cell>
          <table:table-cell office:value-type="float" office:value="486.68900000000002" table:style-name="ce23">
            <text:p>486.7</text:p>
          </table:table-cell>
          <table:table-cell office:value-type="float" office:value="32.052999999999997" table:style-name="ce23">
            <text:p>32.1</text:p>
          </table:table-cell>
          <table:table-cell office:value-type="float" office:value="53.384999999999998" table:style-name="ce23">
            <text:p>53.4</text:p>
          </table:table-cell>
          <table:table-cell office:value-type="float" office:value="6.8730000000000002" table:style-name="ce23">
            <text:p>6.9</text:p>
          </table:table-cell>
          <table:table-cell office:value-type="float" office:value="2.3820000000000001" table:style-name="ce23">
            <text:p>2.4</text:p>
          </table:table-cell>
          <table:table-cell office:value-type="float" office:value="15.573" table:style-name="ce23">
            <text:p>15.6</text:p>
          </table:table-cell>
          <table:table-cell office:value-type="float" office:value="596.95500000000004" table:style-name="ce23">
            <text:p>597.0</text:p>
          </table:table-cell>
          <table:table-cell office:value-type="float" office:value="9.2479804985890155" table:formula="of:=[.H68]/[.H64]*100-100" table:style-name="ce26">
            <text:p>9.2</text:p>
          </table:table-cell>
          <table:table-cell office:value-type="float" office:value="0.309" table:style-name="ce25">
            <text:p>0.3</text:p>
          </table:table-cell>
          <table:table-cell office:value-type="float" office:value="7.6999999999999999E-2" table:style-name="ce25">
            <text:p>0.1</text:p>
          </table:table-cell>
          <table:table-cell office:value-type="float" office:value="4.9000000000000002E-2" table:style-name="ce25">
            <text:p>-</text:p>
          </table:table-cell>
          <table:table-cell office:value-type="float" office:value="6.9000000000000006E-2" table:style-name="ce25">
            <text:p>0.1</text:p>
          </table:table-cell>
          <table:table-cell table:number-columns-repeated="16371" table:style-name="ce15"/>
        </table:table-row>
        <table:table-row table:style-name="ro4">
          <table:table-cell office:value-type="string" table:style-name="ce22">
            <text:p>2010 Q3</text:p>
          </table:table-cell>
          <table:table-cell office:value-type="float" office:value="519.11300000000006" table:style-name="ce23">
            <text:p>519.1</text:p>
          </table:table-cell>
          <table:table-cell office:value-type="float" office:value="28.33" table:style-name="ce23">
            <text:p>28.3</text:p>
          </table:table-cell>
          <table:table-cell office:value-type="float" office:value="61.988999999999997" table:style-name="ce23">
            <text:p>62.0</text:p>
          </table:table-cell>
          <table:table-cell office:value-type="float" office:value="8.0009999999999994" table:style-name="ce23">
            <text:p>8.0</text:p>
          </table:table-cell>
          <table:table-cell office:value-type="float" office:value="2.3769999999999998" table:style-name="ce23">
            <text:p>2.4</text:p>
          </table:table-cell>
          <table:table-cell office:value-type="float" office:value="16.34" table:style-name="ce23">
            <text:p>16.3</text:p>
          </table:table-cell>
          <table:table-cell office:value-type="float" office:value="636.15" table:style-name="ce23">
            <text:p>636.2</text:p>
          </table:table-cell>
          <table:table-cell office:value-type="float" office:value="-8.6621295658166844" table:formula="of:=[.H69]/[.H65]*100-100" table:style-name="ce26">
            <text:p>-8.7</text:p>
          </table:table-cell>
          <table:table-cell office:value-type="float" office:value="0.28499999999999998" table:style-name="ce25">
            <text:p>0.3</text:p>
          </table:table-cell>
          <table:table-cell office:value-type="float" office:value="6.8000000000000005E-2" table:style-name="ce25">
            <text:p>0.1</text:p>
          </table:table-cell>
          <table:table-cell office:value-type="float" office:value="3.1E-2" table:style-name="ce25">
            <text:p>-</text:p>
          </table:table-cell>
          <table:table-cell office:value-type="float" office:value="8.1000000000000003E-2" table:style-name="ce25">
            <text:p>0.1</text:p>
          </table:table-cell>
          <table:table-cell table:number-columns-repeated="16371" table:style-name="ce15"/>
        </table:table-row>
        <table:table-row table:style-name="ro4">
          <table:table-cell office:value-type="string" table:style-name="ce22">
            <text:p>2010 Q4</text:p>
          </table:table-cell>
          <table:table-cell office:value-type="float" office:value="392.98099999999999" table:style-name="ce23">
            <text:p>393.0</text:p>
          </table:table-cell>
          <table:table-cell office:value-type="float" office:value="17.513000000000002" table:style-name="ce23">
            <text:p>17.5</text:p>
          </table:table-cell>
          <table:table-cell office:value-type="float" office:value="55.197000000000003" table:style-name="ce23">
            <text:p>55.2</text:p>
          </table:table-cell>
          <table:table-cell office:value-type="float" office:value="9.4909999999999997" table:style-name="ce23">
            <text:p>9.5</text:p>
          </table:table-cell>
          <table:table-cell office:value-type="float" office:value="1.647" table:style-name="ce23">
            <text:p>1.6</text:p>
          </table:table-cell>
          <table:table-cell office:value-type="float" office:value="11.593999999999999" table:style-name="ce23">
            <text:p>11.6</text:p>
          </table:table-cell>
          <table:table-cell office:value-type="float" office:value="488.423" table:style-name="ce23">
            <text:p>488.4</text:p>
          </table:table-cell>
          <table:table-cell office:value-type="float" office:value="-11.913641921649386" table:formula="of:=[.H70]/[.H66]*100-100" table:style-name="ce26">
            <text:p>-11.9</text:p>
          </table:table-cell>
          <table:table-cell office:value-type="float" office:value="0.248" table:style-name="ce25">
            <text:p>0.2</text:p>
          </table:table-cell>
          <table:table-cell office:value-type="float" office:value="8.8999999999999996E-2" table:style-name="ce25">
            <text:p>0.1</text:p>
          </table:table-cell>
          <table:table-cell office:value-type="float" office:value="2.9000000000000001E-2" table:style-name="ce25">
            <text:p>-</text:p>
          </table:table-cell>
          <table:table-cell office:value-type="float" office:value="8.6999999999999994E-2" table:style-name="ce25">
            <text:p>0.1</text:p>
          </table:table-cell>
          <table:table-cell table:number-columns-repeated="16371" table:style-name="ce15"/>
        </table:table-row>
        <table:table-row table:style-name="ro6">
          <table:table-cell office:value-type="string" table:style-name="ce22">
            <text:p>2011 Q1</text:p>
          </table:table-cell>
          <table:table-cell office:value-type="float" office:value="546.51599999999996" table:style-name="ce23">
            <text:p>546.5</text:p>
          </table:table-cell>
          <table:table-cell office:value-type="float" office:value="22.802" table:style-name="ce23">
            <text:p>22.8</text:p>
          </table:table-cell>
          <table:table-cell office:value-type="float" office:value="72.218000000000004" table:style-name="ce23">
            <text:p>72.2</text:p>
          </table:table-cell>
          <table:table-cell office:value-type="float" office:value="8.6940000000000008" table:style-name="ce23">
            <text:p>8.7</text:p>
          </table:table-cell>
          <table:table-cell office:value-type="float" office:value="2.1629999999999998" table:style-name="ce23">
            <text:p>2.2</text:p>
          </table:table-cell>
          <table:table-cell office:value-type="float" office:value="14.143000000000001" table:style-name="ce23">
            <text:p>14.1</text:p>
          </table:table-cell>
          <table:table-cell office:value-type="float" office:value="666.53599999999994" table:style-name="ce23">
            <text:p>666.5</text:p>
          </table:table-cell>
          <table:table-cell office:value-type="float" office:value="-4.2765189268060197" table:formula="of:=[.H71]/[.H67]*100-100" table:style-name="ce26">
            <text:p>-4.3</text:p>
          </table:table-cell>
          <table:table-cell office:value-type="float" office:value="0.55300000000000005" table:style-name="ce25">
            <text:p>0.6</text:p>
          </table:table-cell>
          <table:table-cell office:value-type="float" office:value="0.33700000000000002" table:style-name="ce25">
            <text:p>0.3</text:p>
          </table:table-cell>
          <table:table-cell office:value-type="float" office:value="0.26400000000000001" table:style-name="ce25">
            <text:p>0.3</text:p>
          </table:table-cell>
          <table:table-cell office:value-type="float" office:value="0.13300000000000001" table:style-name="ce25">
            <text:p>0.1</text:p>
          </table:table-cell>
          <table:table-cell table:number-columns-repeated="16371" table:style-name="ce15"/>
        </table:table-row>
        <table:table-row table:style-name="ro4">
          <table:table-cell office:value-type="string" table:style-name="ce22">
            <text:p>2011 Q2</text:p>
          </table:table-cell>
          <table:table-cell office:value-type="float" office:value="460.70299999999997" table:style-name="ce23">
            <text:p>460.7</text:p>
          </table:table-cell>
          <table:table-cell office:value-type="float" office:value="31.126999999999999" table:style-name="ce23">
            <text:p>31.1</text:p>
          </table:table-cell>
          <table:table-cell office:value-type="float" office:value="62.006999999999998" table:style-name="ce23">
            <text:p>62.0</text:p>
          </table:table-cell>
          <table:table-cell office:value-type="float" office:value="9.6229999999999993" table:style-name="ce23">
            <text:p>9.6</text:p>
          </table:table-cell>
          <table:table-cell office:value-type="float" office:value="2.3279999999999998" table:style-name="ce23">
            <text:p>2.3</text:p>
          </table:table-cell>
          <table:table-cell office:value-type="float" office:value="17.233000000000001" table:style-name="ce23">
            <text:p>17.2</text:p>
          </table:table-cell>
          <table:table-cell office:value-type="float" office:value="583.02099999999996" table:style-name="ce23">
            <text:p>583.0</text:p>
          </table:table-cell>
          <table:table-cell office:value-type="float" office:value="-2.3341792932465779" table:formula="of:=[.H72]/[.H68]*100-100" table:style-name="ce26">
            <text:p>-2.3</text:p>
          </table:table-cell>
          <table:table-cell office:value-type="float" office:value="0.55300000000000005" table:style-name="ce25">
            <text:p>0.6</text:p>
          </table:table-cell>
          <table:table-cell office:value-type="float" office:value="0.36399999999999999" table:style-name="ce25">
            <text:p>0.4</text:p>
          </table:table-cell>
          <table:table-cell office:value-type="float" office:value="0.33400000000000002" table:style-name="ce25">
            <text:p>0.3</text:p>
          </table:table-cell>
          <table:table-cell office:value-type="float" office:value="5.7000000000000002E-2" table:style-name="ce25">
            <text:p>0.1</text:p>
          </table:table-cell>
          <table:table-cell table:number-columns-repeated="16371" table:style-name="ce15"/>
        </table:table-row>
        <table:table-row table:style-name="ro4">
          <table:table-cell office:value-type="string" table:style-name="ce22">
            <text:p>2011 Q3</text:p>
          </table:table-cell>
          <table:table-cell office:value-type="float" office:value="516.41099999999994" table:style-name="ce23">
            <text:p>516.4</text:p>
          </table:table-cell>
          <table:table-cell office:value-type="float" office:value="28.327999999999999" table:style-name="ce23">
            <text:p>28.3</text:p>
          </table:table-cell>
          <table:table-cell office:value-type="float" office:value="67.216999999999999" table:style-name="ce23">
            <text:p>67.2</text:p>
          </table:table-cell>
          <table:table-cell office:value-type="float" office:value="9.8149999999999995" table:style-name="ce23">
            <text:p>9.8</text:p>
          </table:table-cell>
          <table:table-cell office:value-type="float" office:value="1.9890000000000001" table:style-name="ce23">
            <text:p>2.0</text:p>
          </table:table-cell>
          <table:table-cell office:value-type="float" office:value="16.317" table:style-name="ce23">
            <text:p>16.3</text:p>
          </table:table-cell>
          <table:table-cell office:value-type="float" office:value="640.077" table:style-name="ce23">
            <text:p>640.1</text:p>
          </table:table-cell>
          <table:table-cell office:value-type="float" office:value="0.61730723885875705" table:formula="of:=[.H73]/[.H69]*100-100" table:style-name="ce26">
            <text:p>0.6</text:p>
          </table:table-cell>
          <table:table-cell office:value-type="float" office:value="0.47499999999999998" table:style-name="ce25">
            <text:p>0.5</text:p>
          </table:table-cell>
          <table:table-cell office:value-type="float" office:value="0.34100000000000003" table:style-name="ce25">
            <text:p>0.3</text:p>
          </table:table-cell>
          <table:table-cell office:value-type="float" office:value="0.30499999999999999" table:style-name="ce25">
            <text:p>0.3</text:p>
          </table:table-cell>
          <table:table-cell office:value-type="float" office:value="7.2999999999999995E-2" table:style-name="ce25">
            <text:p>0.1</text:p>
          </table:table-cell>
          <table:table-cell table:number-columns-repeated="16371" table:style-name="ce15"/>
        </table:table-row>
        <table:table-row table:style-name="ro4">
          <table:table-cell office:value-type="string" table:style-name="ce22">
            <text:p>2011 Q4</text:p>
          </table:table-cell>
          <table:table-cell office:value-type="float" office:value="383.78100000000001" table:style-name="ce23">
            <text:p>383.8</text:p>
          </table:table-cell>
          <table:table-cell office:value-type="float" office:value="17.091999999999999" table:style-name="ce23">
            <text:p>17.1</text:p>
          </table:table-cell>
          <table:table-cell office:value-type="float" office:value="61.567999999999998" table:style-name="ce23">
            <text:p>61.6</text:p>
          </table:table-cell>
          <table:table-cell office:value-type="float" office:value="12.552" table:style-name="ce23">
            <text:p>12.6</text:p>
          </table:table-cell>
          <table:table-cell office:value-type="float" office:value="2.0489999999999999" table:style-name="ce23">
            <text:p>2.0</text:p>
          </table:table-cell>
          <table:table-cell office:value-type="float" office:value="14.84" table:style-name="ce23">
            <text:p>14.8</text:p>
          </table:table-cell>
          <table:table-cell office:value-type="float" office:value="491.88200000000001" table:style-name="ce23">
            <text:p>491.9</text:p>
          </table:table-cell>
          <table:table-cell office:value-type="float" office:value="0.70819760740177173" table:formula="of:=[.H74]/[.H70]*100-100" table:style-name="ce26">
            <text:p>0.7</text:p>
          </table:table-cell>
          <table:table-cell office:value-type="float" office:value="0.34599999999999997" table:style-name="ce25">
            <text:p>0.3</text:p>
          </table:table-cell>
          <table:table-cell office:value-type="float" office:value="0.183" table:style-name="ce25">
            <text:p>0.2</text:p>
          </table:table-cell>
          <table:table-cell office:value-type="float" office:value="0.17599999999999999" table:style-name="ce25">
            <text:p>0.2</text:p>
          </table:table-cell>
          <table:table-cell office:value-type="float" office:value="6.0999999999999999E-2" table:style-name="ce25">
            <text:p>0.1</text:p>
          </table:table-cell>
          <table:table-cell table:number-columns-repeated="16371" table:style-name="ce15"/>
        </table:table-row>
        <table:table-row table:style-name="ro6">
          <table:table-cell office:value-type="string" table:style-name="ce22">
            <text:p>2012 Q1</text:p>
          </table:table-cell>
          <table:table-cell office:value-type="float" office:value="550.99800000000005" table:style-name="ce23">
            <text:p>551.0</text:p>
          </table:table-cell>
          <table:table-cell office:value-type="float" office:value="23.552" table:style-name="ce23">
            <text:p>23.6</text:p>
          </table:table-cell>
          <table:table-cell office:value-type="float" office:value="62.076000000000001" table:style-name="ce23">
            <text:p>62.1</text:p>
          </table:table-cell>
          <table:table-cell office:value-type="float" office:value="10.827" table:style-name="ce23">
            <text:p>10.8</text:p>
          </table:table-cell>
          <table:table-cell office:value-type="float" office:value="2.6349999999999998" table:style-name="ce23">
            <text:p>2.6</text:p>
          </table:table-cell>
          <table:table-cell office:value-type="float" office:value="17.405000000000001" table:style-name="ce23">
            <text:p>17.4</text:p>
          </table:table-cell>
          <table:table-cell office:value-type="float" office:value="667.49300000000005" table:style-name="ce23">
            <text:p>667.5</text:p>
          </table:table-cell>
          <table:table-cell office:value-type="float" office:value="0.14357814131571445" table:formula="of:=[.H75]/[.H71]*100-100" table:style-name="ce26">
            <text:p>0.1</text:p>
          </table:table-cell>
          <table:table-cell office:value-type="float" office:value="0.51300000000000001" table:style-name="ce25">
            <text:p>0.5</text:p>
          </table:table-cell>
          <table:table-cell office:value-type="float" office:value="0.36899999999999999" table:style-name="ce25">
            <text:p>0.4</text:p>
          </table:table-cell>
          <table:table-cell office:value-type="float" office:value="0.39" table:style-name="ce25">
            <text:p>0.4</text:p>
          </table:table-cell>
          <table:table-cell office:value-type="float" office:value="5.7000000000000002E-2" table:style-name="ce25">
            <text:p>0.1</text:p>
          </table:table-cell>
          <table:table-cell table:number-columns-repeated="16371" table:style-name="ce15"/>
        </table:table-row>
        <table:table-row table:style-name="ro4">
          <table:table-cell office:value-type="string" table:style-name="ce22">
            <text:p>2012 Q2</text:p>
          </table:table-cell>
          <table:table-cell office:value-type="float" office:value="483.83499999999998" table:style-name="ce23">
            <text:p>483.8</text:p>
          </table:table-cell>
          <table:table-cell office:value-type="float" office:value="30.765000000000001" table:style-name="ce23">
            <text:p>30.8</text:p>
          </table:table-cell>
          <table:table-cell office:value-type="float" office:value="58.933999999999997" table:style-name="ce23">
            <text:p>58.9</text:p>
          </table:table-cell>
          <table:table-cell office:value-type="float" office:value="10.542999999999999" table:style-name="ce23">
            <text:p>10.5</text:p>
          </table:table-cell>
          <table:table-cell office:value-type="float" office:value="3.2040000000000002" table:style-name="ce23">
            <text:p>3.2</text:p>
          </table:table-cell>
          <table:table-cell office:value-type="float" office:value="17.655000000000001" table:style-name="ce23">
            <text:p>17.7</text:p>
          </table:table-cell>
          <table:table-cell office:value-type="float" office:value="604.93600000000004" table:style-name="ce23">
            <text:p>604.9</text:p>
          </table:table-cell>
          <table:table-cell office:value-type="float" office:value="3.7588697491171246" table:formula="of:=[.H76]/[.H72]*100-100" table:style-name="ce26">
            <text:p>3.8</text:p>
          </table:table-cell>
          <table:table-cell office:value-type="float" office:value="0.82099999999999995" table:style-name="ce25">
            <text:p>0.8</text:p>
          </table:table-cell>
          <table:table-cell office:value-type="float" office:value="0.627" table:style-name="ce25">
            <text:p>0.6</text:p>
          </table:table-cell>
          <table:table-cell office:value-type="float" office:value="0.52700000000000002" table:style-name="ce25">
            <text:p>0.5</text:p>
          </table:table-cell>
          <table:table-cell office:value-type="float" office:value="4.7E-2" table:style-name="ce25">
            <text:p>-</text:p>
          </table:table-cell>
          <table:table-cell table:number-columns-repeated="16371" table:style-name="ce15"/>
        </table:table-row>
        <table:table-row table:style-name="ro4">
          <table:table-cell office:value-type="string" table:style-name="ce22">
            <text:p>2012 Q3</text:p>
          </table:table-cell>
          <table:table-cell office:value-type="float" office:value="554.98800000000006" table:style-name="ce23">
            <text:p>555.0</text:p>
          </table:table-cell>
          <table:table-cell office:value-type="float" office:value="28.834" table:style-name="ce23">
            <text:p>28.8</text:p>
          </table:table-cell>
          <table:table-cell office:value-type="float" office:value="68.034999999999997" table:style-name="ce23">
            <text:p>68.0</text:p>
          </table:table-cell>
          <table:table-cell office:value-type="float" office:value="9.8539999999999992" table:style-name="ce23">
            <text:p>9.9</text:p>
          </table:table-cell>
          <table:table-cell office:value-type="float" office:value="2.234" table:style-name="ce23">
            <text:p>2.2</text:p>
          </table:table-cell>
          <table:table-cell office:value-type="float" office:value="17.388000000000002" table:style-name="ce23">
            <text:p>17.4</text:p>
          </table:table-cell>
          <table:table-cell office:value-type="float" office:value="681.33299999999997" table:style-name="ce23">
            <text:p>681.3</text:p>
          </table:table-cell>
          <table:table-cell office:value-type="float" office:value="6.445474528845736" table:formula="of:=[.H77]/[.H73]*100-100" table:style-name="ce26">
            <text:p>6.4</text:p>
          </table:table-cell>
          <table:table-cell office:value-type="float" office:value="0.92200000000000004" table:style-name="ce25">
            <text:p>0.9</text:p>
          </table:table-cell>
          <table:table-cell office:value-type="float" office:value="0.71499999999999997" table:style-name="ce25">
            <text:p>0.7</text:p>
          </table:table-cell>
          <table:table-cell office:value-type="float" office:value="0.73099999999999998" table:style-name="ce25">
            <text:p>0.7</text:p>
          </table:table-cell>
          <table:table-cell office:value-type="float" office:value="5.0999999999999997E-2" table:style-name="ce25">
            <text:p>0.1</text:p>
          </table:table-cell>
          <table:table-cell table:number-columns-repeated="16371" table:style-name="ce15"/>
        </table:table-row>
        <table:table-row table:style-name="ro4">
          <table:table-cell office:value-type="string" table:style-name="ce22">
            <text:p>2012 Q4</text:p>
          </table:table-cell>
          <table:table-cell office:value-type="float" office:value="421.00400000000002" table:style-name="ce23">
            <text:p>421.0</text:p>
          </table:table-cell>
          <table:table-cell office:value-type="float" office:value="16.908999999999999" table:style-name="ce23">
            <text:p>16.9</text:p>
          </table:table-cell>
          <table:table-cell office:value-type="float" office:value="53.313000000000002" table:style-name="ce23">
            <text:p>53.3</text:p>
          </table:table-cell>
          <table:table-cell office:value-type="float" office:value="10.521000000000001" table:style-name="ce23">
            <text:p>10.5</text:p>
          </table:table-cell>
          <table:table-cell office:value-type="float" office:value="1.7490000000000001" table:style-name="ce23">
            <text:p>1.7</text:p>
          </table:table-cell>
          <table:table-cell office:value-type="float" office:value="12.532" table:style-name="ce23">
            <text:p>12.5</text:p>
          </table:table-cell>
          <table:table-cell office:value-type="float" office:value="516.02800000000002" table:style-name="ce23">
            <text:p>516.0</text:p>
          </table:table-cell>
          <table:table-cell office:value-type="float" office:value="4.9089009152601761" table:formula="of:=[.H78]/[.H74]*100-100" table:style-name="ce26">
            <text:p>4.9</text:p>
          </table:table-cell>
          <table:table-cell office:value-type="float" office:value="0.95299999999999996" table:style-name="ce25">
            <text:p>1.0</text:p>
          </table:table-cell>
          <table:table-cell office:value-type="float" office:value="0.78" table:style-name="ce25">
            <text:p>0.8</text:p>
          </table:table-cell>
          <table:table-cell office:value-type="float" office:value="0.76700000000000002" table:style-name="ce25">
            <text:p>0.8</text:p>
          </table:table-cell>
          <table:table-cell office:value-type="float" office:value="0.04" table:style-name="ce25">
            <text:p>-</text:p>
          </table:table-cell>
          <table:table-cell table:number-columns-repeated="16371" table:style-name="ce15"/>
        </table:table-row>
        <table:table-row table:style-name="ro6">
          <table:table-cell office:value-type="string" table:style-name="ce22">
            <text:p>2013 Q1</text:p>
          </table:table-cell>
          <table:table-cell office:value-type="float" office:value="594.15200000000004" table:style-name="ce23">
            <text:p>594.2</text:p>
          </table:table-cell>
          <table:table-cell office:value-type="float" office:value="21.550999999999998" table:style-name="ce23">
            <text:p>21.6</text:p>
          </table:table-cell>
          <table:table-cell office:value-type="float" office:value="69.528000000000006" table:style-name="ce23">
            <text:p>69.5</text:p>
          </table:table-cell>
          <table:table-cell office:value-type="float" office:value="9.0619999999999994" table:style-name="ce23">
            <text:p>9.1</text:p>
          </table:table-cell>
          <table:table-cell office:value-type="float" office:value="2.4809999999999999" table:style-name="ce23">
            <text:p>2.5</text:p>
          </table:table-cell>
          <table:table-cell office:value-type="float" office:value="14.098000000000001" table:style-name="ce23">
            <text:p>14.1</text:p>
          </table:table-cell>
          <table:table-cell office:value-type="float" office:value="710.87199999999996" table:style-name="ce23">
            <text:p>710.9</text:p>
          </table:table-cell>
          <table:table-cell office:value-type="float" office:value="6.4987947439148996" table:formula="of:=[.H79]/[.H75]*100-100" table:style-name="ce26">
            <text:p>6.5</text:p>
          </table:table-cell>
          <table:table-cell office:value-type="float" office:value="0.78300000000000003" table:style-name="ce25">
            <text:p>0.8</text:p>
          </table:table-cell>
          <table:table-cell office:value-type="float" office:value="0.66400000000000003" table:style-name="ce25">
            <text:p>0.7</text:p>
          </table:table-cell>
          <table:table-cell office:value-type="float" office:value="0.66100000000000003" table:style-name="ce25">
            <text:p>0.7</text:p>
          </table:table-cell>
          <table:table-cell office:value-type="float" office:value="2.7E-2" table:style-name="ce25">
            <text:p>-</text:p>
          </table:table-cell>
          <table:table-cell table:number-columns-repeated="16371" table:style-name="ce15"/>
        </table:table-row>
        <table:table-row table:style-name="ro7">
          <table:table-cell office:value-type="string" table:style-name="ce22">
            <text:p>2013 Q2</text:p>
          </table:table-cell>
          <table:table-cell office:value-type="float" office:value="546.34400000000005" table:style-name="ce23">
            <text:p>546.3</text:p>
          </table:table-cell>
          <table:table-cell office:value-type="float" office:value="30.128" table:style-name="ce23">
            <text:p>30.1</text:p>
          </table:table-cell>
          <table:table-cell office:value-type="float" office:value="65.23" table:style-name="ce23">
            <text:p>65.2</text:p>
          </table:table-cell>
          <table:table-cell office:value-type="float" office:value="10.772" table:style-name="ce23">
            <text:p>10.8</text:p>
          </table:table-cell>
          <table:table-cell office:value-type="float" office:value="2.2389999999999999" table:style-name="ce23">
            <text:p>2.2</text:p>
          </table:table-cell>
          <table:table-cell office:value-type="float" office:value="15.327" table:style-name="ce23">
            <text:p>15.3</text:p>
          </table:table-cell>
          <table:table-cell office:value-type="float" office:value="670.04" table:style-name="ce23">
            <text:p>670.0</text:p>
          </table:table-cell>
          <table:table-cell office:value-type="float" office:value="10.762130208815464" table:formula="of:=[.H80]/[.H76]*100-100" table:style-name="ce26">
            <text:p>10.8</text:p>
          </table:table-cell>
          <table:table-cell office:value-type="float" office:value="1.0760000000000001" table:style-name="ce25">
            <text:p>1.1</text:p>
          </table:table-cell>
          <table:table-cell office:value-type="float" office:value="0.95" table:style-name="ce25">
            <text:p>1.0</text:p>
          </table:table-cell>
          <table:table-cell office:value-type="float" office:value="0.97099999999999997" table:style-name="ce25">
            <text:p>1.0</text:p>
          </table:table-cell>
          <table:table-cell office:value-type="float" office:value="0.03" table:style-name="ce25">
            <text:p>-</text:p>
          </table:table-cell>
          <table:table-cell table:number-columns-repeated="16371" table:style-name="ce15"/>
        </table:table-row>
        <table:table-row table:style-name="ro7">
          <table:table-cell office:value-type="string" table:style-name="ce22">
            <text:p>2013 Q3</text:p>
          </table:table-cell>
          <table:table-cell office:value-type="float" office:value="620.26099999999997" table:style-name="ce23">
            <text:p>620.3</text:p>
          </table:table-cell>
          <table:table-cell office:value-type="float" office:value="28.988" table:style-name="ce23">
            <text:p>29.0</text:p>
          </table:table-cell>
          <table:table-cell office:value-type="float" office:value="72.707999999999998" table:style-name="ce23">
            <text:p>72.7</text:p>
          </table:table-cell>
          <table:table-cell office:value-type="float" office:value="12.051" table:style-name="ce23">
            <text:p>12.1</text:p>
          </table:table-cell>
          <table:table-cell office:value-type="float" office:value="2.3090000000000002" table:style-name="ce23">
            <text:p>2.3</text:p>
          </table:table-cell>
          <table:table-cell office:value-type="float" office:value="14.816000000000001" table:style-name="ce23">
            <text:p>14.8</text:p>
          </table:table-cell>
          <table:table-cell office:value-type="float" office:value="751.13300000000004" table:style-name="ce23">
            <text:p>751.1</text:p>
          </table:table-cell>
          <table:table-cell office:value-type="float" office:value="10.244623407350019" table:formula="of:=[.H81]/[.H77]*100-100" table:style-name="ce26">
            <text:p>10.2</text:p>
          </table:table-cell>
          <table:table-cell office:value-type="float" office:value="1.161" table:style-name="ce25">
            <text:p>1.2</text:p>
          </table:table-cell>
          <table:table-cell office:value-type="float" office:value="1.048" table:style-name="ce25">
            <text:p>1.0</text:p>
          </table:table-cell>
          <table:table-cell office:value-type="float" office:value="0.98799999999999999" table:style-name="ce25">
            <text:p>1.0</text:p>
          </table:table-cell>
          <table:table-cell office:value-type="float" office:value="9.9000000000000005E-2" table:style-name="ce25">
            <text:p>0.1</text:p>
          </table:table-cell>
          <table:table-cell table:number-columns-repeated="16371" table:style-name="ce15"/>
        </table:table-row>
        <table:table-row table:style-name="ro7">
          <table:table-cell office:value-type="string" table:style-name="ce22">
            <text:p>2013 Q4</text:p>
          </table:table-cell>
          <table:table-cell office:value-type="float" office:value="464.32499999999999" table:style-name="ce23">
            <text:p>464.3</text:p>
          </table:table-cell>
          <table:table-cell office:value-type="float" office:value="17.763000000000002" table:style-name="ce23">
            <text:p>17.8</text:p>
          </table:table-cell>
          <table:table-cell office:value-type="float" office:value="66.977000000000004" table:style-name="ce23">
            <text:p>67.0</text:p>
          </table:table-cell>
          <table:table-cell office:value-type="float" office:value="21.27" table:style-name="ce23">
            <text:p>21.3</text:p>
          </table:table-cell>
          <table:table-cell office:value-type="float" office:value="2.028" table:style-name="ce23">
            <text:p>2.0</text:p>
          </table:table-cell>
          <table:table-cell office:value-type="float" office:value="11.712" table:style-name="ce23">
            <text:p>11.7</text:p>
          </table:table-cell>
          <table:table-cell office:value-type="float" office:value="584.07500000000005" table:style-name="ce23">
            <text:p>584.1</text:p>
          </table:table-cell>
          <table:table-cell office:value-type="float" office:value="13.186687544086766" table:formula="of:=[.H82]/[.H78]*100-100" table:style-name="ce26">
            <text:p>13.2</text:p>
          </table:table-cell>
          <table:table-cell office:value-type="float" office:value="1.1200000000000001" table:style-name="ce25">
            <text:p>1.1</text:p>
          </table:table-cell>
          <table:table-cell office:value-type="float" office:value="1.0009999999999999" table:style-name="ce25">
            <text:p>1.0</text:p>
          </table:table-cell>
          <table:table-cell office:value-type="float" office:value="0.97" table:style-name="ce25">
            <text:p>1.0</text:p>
          </table:table-cell>
          <table:table-cell office:value-type="float" office:value="7.9000000000000001E-2" table:style-name="ce25">
            <text:p>0.1</text:p>
          </table:table-cell>
          <table:table-cell table:number-columns-repeated="16371" table:style-name="ce15"/>
        </table:table-row>
        <table:table-row table:style-name="ro6">
          <table:table-cell office:value-type="string" table:style-name="ce22">
            <text:p>2014 Q1</text:p>
          </table:table-cell>
          <table:table-cell office:value-type="float" office:value="674.37400000000002" table:style-name="ce23">
            <text:p>674.4</text:p>
          </table:table-cell>
          <table:table-cell office:value-type="float" office:value="24.033999999999999" table:style-name="ce23">
            <text:p>24.0</text:p>
          </table:table-cell>
          <table:table-cell office:value-type="float" office:value="79.497" table:style-name="ce23">
            <text:p>79.5</text:p>
          </table:table-cell>
          <table:table-cell office:value-type="float" office:value="6.1790000000000003" table:style-name="ce23">
            <text:p>6.2</text:p>
          </table:table-cell>
          <table:table-cell office:value-type="float" office:value="2.0950000000000002" table:style-name="ce23">
            <text:p>2.1</text:p>
          </table:table-cell>
          <table:table-cell office:value-type="float" office:value="13.215" table:style-name="ce23">
            <text:p>13.2</text:p>
          </table:table-cell>
          <table:table-cell office:value-type="float" office:value="799.39400000000001" table:style-name="ce23">
            <text:p>799.4</text:p>
          </table:table-cell>
          <table:table-cell office:value-type="float" office:value="12.452593434542365" table:formula="of:=[.H83]/[.H79]*100-100" table:style-name="ce26">
            <text:p>12.5</text:p>
          </table:table-cell>
          <table:table-cell office:value-type="float" office:value="1.897" table:style-name="ce25">
            <text:p>1.9</text:p>
          </table:table-cell>
          <table:table-cell office:value-type="float" office:value="1.756" table:style-name="ce25">
            <text:p>1.8</text:p>
          </table:table-cell>
          <table:table-cell office:value-type="float" office:value="1.7390000000000001" table:style-name="ce25">
            <text:p>1.7</text:p>
          </table:table-cell>
          <table:table-cell office:value-type="float" office:value="9.8000000000000004E-2" table:style-name="ce25">
            <text:p>0.1</text:p>
          </table:table-cell>
          <table:table-cell table:number-columns-repeated="16371" table:style-name="ce15"/>
        </table:table-row>
        <table:table-row table:style-name="ro7">
          <table:table-cell office:value-type="string" table:style-name="ce22">
            <text:p>2014 Q2</text:p>
          </table:table-cell>
          <table:table-cell office:value-type="float" office:value="586.62400000000002" table:style-name="ce23">
            <text:p>586.6</text:p>
          </table:table-cell>
          <table:table-cell office:value-type="float" office:value="33.103000000000002" table:style-name="ce23">
            <text:p>33.1</text:p>
          </table:table-cell>
          <table:table-cell office:value-type="float" office:value="76.751000000000005" table:style-name="ce23">
            <text:p>76.8</text:p>
          </table:table-cell>
          <table:table-cell office:value-type="float" office:value="8.6050000000000004" table:style-name="ce23">
            <text:p>8.6</text:p>
          </table:table-cell>
          <table:table-cell office:value-type="float" office:value="2.2879999999999998" table:style-name="ce23">
            <text:p>2.3</text:p>
          </table:table-cell>
          <table:table-cell office:value-type="float" office:value="15.946999999999999" table:style-name="ce23">
            <text:p>15.9</text:p>
          </table:table-cell>
          <table:table-cell office:value-type="float" office:value="723.31799999999998" table:style-name="ce23">
            <text:p>723.3</text:p>
          </table:table-cell>
          <table:table-cell office:value-type="float" office:value="7.9514655841442305" table:formula="of:=[.H84]/[.H80]*100-100" table:style-name="ce26">
            <text:p>8.0</text:p>
          </table:table-cell>
          <table:table-cell office:value-type="float" office:value="2.649" table:style-name="ce25">
            <text:p>2.6</text:p>
          </table:table-cell>
          <table:table-cell office:value-type="float" office:value="2.3069999999999999" table:style-name="ce25">
            <text:p>2.3</text:p>
          </table:table-cell>
          <table:table-cell office:value-type="float" office:value="2.4260000000000002" table:style-name="ce25">
            <text:p>2.4</text:p>
          </table:table-cell>
          <table:table-cell office:value-type="float" office:value="0.129" table:style-name="ce25">
            <text:p>0.1</text:p>
          </table:table-cell>
          <table:table-cell table:number-columns-repeated="16371" table:style-name="ce15"/>
        </table:table-row>
        <table:table-row table:style-name="ro7">
          <table:table-cell office:value-type="string" table:style-name="ce22">
            <text:p>2014 Q3</text:p>
          </table:table-cell>
          <table:table-cell office:value-type="float" office:value="662.09299999999996" table:style-name="ce23">
            <text:p>662.1</text:p>
          </table:table-cell>
          <table:table-cell office:value-type="float" office:value="31.405999999999999" table:style-name="ce23">
            <text:p>31.4</text:p>
          </table:table-cell>
          <table:table-cell office:value-type="float" office:value="87.825000000000003" table:style-name="ce23">
            <text:p>87.8</text:p>
          </table:table-cell>
          <table:table-cell office:value-type="float" office:value="10.712" table:style-name="ce23">
            <text:p>10.7</text:p>
          </table:table-cell>
          <table:table-cell office:value-type="float" office:value="1.903" table:style-name="ce23">
            <text:p>1.9</text:p>
          </table:table-cell>
          <table:table-cell office:value-type="float" office:value="15.625" table:style-name="ce23">
            <text:p>15.6</text:p>
          </table:table-cell>
          <table:table-cell office:value-type="float" office:value="809.56399999999996" table:style-name="ce23">
            <text:p>809.6</text:p>
          </table:table-cell>
          <table:table-cell office:value-type="float" office:value="7.7790484508069682" table:formula="of:=[.H85]/[.H81]*100-100" table:style-name="ce26">
            <text:p>7.8</text:p>
          </table:table-cell>
          <table:table-cell office:value-type="float" office:value="4.9720000000000004" table:style-name="ce25">
            <text:p>5.0</text:p>
          </table:table-cell>
          <table:table-cell office:value-type="float" office:value="4.6879999999999997" table:style-name="ce25">
            <text:p>4.7</text:p>
          </table:table-cell>
          <table:table-cell office:value-type="float" office:value="4.6609999999999996" table:style-name="ce25">
            <text:p>4.7</text:p>
          </table:table-cell>
          <table:table-cell office:value-type="float" office:value="0.20200000000000001" table:style-name="ce25">
            <text:p>0.2</text:p>
          </table:table-cell>
          <table:table-cell table:number-columns-repeated="16371" table:style-name="ce15"/>
        </table:table-row>
        <table:table-row table:style-name="ro7">
          <table:table-cell office:value-type="string" table:style-name="ce22">
            <text:p>2014 Q4</text:p>
          </table:table-cell>
          <table:table-cell office:value-type="float" office:value="515.24900000000002" table:style-name="ce23">
            <text:p>515.2</text:p>
          </table:table-cell>
          <table:table-cell office:value-type="float" office:value="19.805" table:style-name="ce23">
            <text:p>19.8</text:p>
          </table:table-cell>
          <table:table-cell office:value-type="float" office:value="80.287000000000006" table:style-name="ce23">
            <text:p>80.3</text:p>
          </table:table-cell>
          <table:table-cell office:value-type="float" office:value="13.052" table:style-name="ce23">
            <text:p>13.1</text:p>
          </table:table-cell>
          <table:table-cell office:value-type="float" office:value="2.0449999999999999" table:style-name="ce23">
            <text:p>2.0</text:p>
          </table:table-cell>
          <table:table-cell office:value-type="float" office:value="11.025" table:style-name="ce23">
            <text:p>11.0</text:p>
          </table:table-cell>
          <table:table-cell office:value-type="float" office:value="641.46299999999997" table:style-name="ce23">
            <text:p>641.5</text:p>
          </table:table-cell>
          <table:table-cell office:value-type="float" office:value="9.8254504986516906" table:formula="of:=[.H86]/[.H82]*100-100" table:style-name="ce26">
            <text:p>9.8</text:p>
          </table:table-cell>
          <table:table-cell office:value-type="float" office:value="6.0039999999999996" table:style-name="ce25">
            <text:p>6.0</text:p>
          </table:table-cell>
          <table:table-cell office:value-type="float" office:value="5.67" table:style-name="ce25">
            <text:p>5.7</text:p>
          </table:table-cell>
          <table:table-cell office:value-type="float" office:value="5.5979999999999999" table:style-name="ce25">
            <text:p>5.6</text:p>
          </table:table-cell>
          <table:table-cell office:value-type="float" office:value="0.30299999999999999" table:style-name="ce25">
            <text:p>0.3</text:p>
          </table:table-cell>
          <table:table-cell table:number-columns-repeated="16371" table:style-name="ce15"/>
        </table:table-row>
        <table:table-row table:style-name="ro6">
          <table:table-cell office:value-type="string" table:style-name="ce22">
            <text:p>2015 Q1</text:p>
          </table:table-cell>
          <table:table-cell office:value-type="float" office:value="721.66499999999996" table:style-name="ce23">
            <text:p>721.7</text:p>
          </table:table-cell>
          <table:table-cell office:value-type="float" office:value="27.503" table:style-name="ce23">
            <text:p>27.5</text:p>
          </table:table-cell>
          <table:table-cell office:value-type="float" office:value="97.626000000000005" table:style-name="ce23">
            <text:p>97.6</text:p>
          </table:table-cell>
          <table:table-cell office:value-type="float" office:value="9.827" table:style-name="ce23">
            <text:p>9.8</text:p>
          </table:table-cell>
          <table:table-cell office:value-type="float" office:value="2.34" table:style-name="ce23">
            <text:p>2.3</text:p>
          </table:table-cell>
          <table:table-cell office:value-type="float" office:value="13.143000000000001" table:style-name="ce23">
            <text:p>13.1</text:p>
          </table:table-cell>
          <table:table-cell office:value-type="float" office:value="872.10400000000004" table:style-name="ce23">
            <text:p>872.1</text:p>
          </table:table-cell>
          <table:table-cell office:value-type="float" office:value="9.0956399472600538" table:formula="of:=[.H87]/[.H83]*100-100" table:style-name="ce26">
            <text:p>9.1</text:p>
          </table:table-cell>
          <table:table-cell office:value-type="float" office:value="8.8569999999999993" table:style-name="ce25">
            <text:p>8.9</text:p>
          </table:table-cell>
          <table:table-cell office:value-type="float" office:value="8.4979999999999993" table:style-name="ce25">
            <text:p>8.5</text:p>
          </table:table-cell>
          <table:table-cell office:value-type="float" office:value="8.2349999999999994" table:style-name="ce25">
            <text:p>8.2</text:p>
          </table:table-cell>
          <table:table-cell office:value-type="float" office:value="0.49199999999999999" table:style-name="ce25">
            <text:p>0.5</text:p>
          </table:table-cell>
          <table:table-cell table:number-columns-repeated="16371" table:style-name="ce15"/>
        </table:table-row>
        <table:table-row table:style-name="ro7">
          <table:table-cell office:value-type="string" table:style-name="ce22">
            <text:p>2015 Q2</text:p>
          </table:table-cell>
          <table:table-cell office:value-type="float" office:value="632.23500000000001" table:style-name="ce23">
            <text:p>632.2</text:p>
          </table:table-cell>
          <table:table-cell office:value-type="float" office:value="37.686" table:style-name="ce23">
            <text:p>37.7</text:p>
          </table:table-cell>
          <table:table-cell office:value-type="float" office:value="90.05" table:style-name="ce23">
            <text:p>90.1</text:p>
          </table:table-cell>
          <table:table-cell office:value-type="float" office:value="11.864000000000001" table:style-name="ce23">
            <text:p>11.9</text:p>
          </table:table-cell>
          <table:table-cell office:value-type="float" office:value="2.556" table:style-name="ce23">
            <text:p>2.6</text:p>
          </table:table-cell>
          <table:table-cell office:value-type="float" office:value="15.064" table:style-name="ce23">
            <text:p>15.1</text:p>
          </table:table-cell>
          <table:table-cell office:value-type="float" office:value="789.45500000000004" table:style-name="ce23">
            <text:p>789.5</text:p>
          </table:table-cell>
          <table:table-cell office:value-type="float" office:value="9.1435578818721552" table:formula="of:=[.H88]/[.H84]*100-100" table:style-name="ce26">
            <text:p>9.1</text:p>
          </table:table-cell>
          <table:table-cell office:value-type="float" office:value="6.3529999999999998" table:style-name="ce25">
            <text:p>6.4</text:p>
          </table:table-cell>
          <table:table-cell office:value-type="float" office:value="5.9880000000000004" table:style-name="ce25">
            <text:p>6.0</text:p>
          </table:table-cell>
          <table:table-cell office:value-type="float" office:value="5.7770000000000001" table:style-name="ce25">
            <text:p>5.8</text:p>
          </table:table-cell>
          <table:table-cell office:value-type="float" office:value="0.44500000000000001" table:style-name="ce25">
            <text:p>0.4</text:p>
          </table:table-cell>
          <table:table-cell table:number-columns-repeated="16371" table:style-name="ce15"/>
        </table:table-row>
        <table:table-row table:style-name="ro7">
          <table:table-cell office:value-type="string" table:style-name="ce22">
            <text:p>2015 Q3</text:p>
          </table:table-cell>
          <table:table-cell office:value-type="float" office:value="712.47400000000005" table:style-name="ce23">
            <text:p>712.5</text:p>
          </table:table-cell>
          <table:table-cell office:value-type="float" office:value="35.191000000000003" table:style-name="ce23">
            <text:p>35.2</text:p>
          </table:table-cell>
          <table:table-cell office:value-type="float" office:value="98.635000000000005" table:style-name="ce23">
            <text:p>98.6</text:p>
          </table:table-cell>
          <table:table-cell office:value-type="float" office:value="13.194000000000001" table:style-name="ce23">
            <text:p>13.2</text:p>
          </table:table-cell>
          <table:table-cell office:value-type="float" office:value="2.4420000000000002" table:style-name="ce23">
            <text:p>2.4</text:p>
          </table:table-cell>
          <table:table-cell office:value-type="float" office:value="14.234999999999999" table:style-name="ce23">
            <text:p>14.2</text:p>
          </table:table-cell>
          <table:table-cell office:value-type="float" office:value="876.17100000000005" table:style-name="ce23">
            <text:p>876.2</text:p>
          </table:table-cell>
          <table:table-cell office:value-type="float" office:value="8.22751505748775" table:formula="of:=[.H89]/[.H85]*100-100" table:style-name="ce26">
            <text:p>8.2</text:p>
          </table:table-cell>
          <table:table-cell office:value-type="float" office:value="6.7850000000000001" table:style-name="ce25">
            <text:p>6.8</text:p>
          </table:table-cell>
          <table:table-cell office:value-type="float" office:value="6.37" table:style-name="ce25">
            <text:p>6.4</text:p>
          </table:table-cell>
          <table:table-cell office:value-type="float" office:value="6.2930000000000001" table:style-name="ce25">
            <text:p>6.3</text:p>
          </table:table-cell>
          <table:table-cell office:value-type="float" office:value="0.32100000000000001" table:style-name="ce25">
            <text:p>0.3</text:p>
          </table:table-cell>
          <table:table-cell table:number-columns-repeated="16371" table:style-name="ce15"/>
        </table:table-row>
        <table:table-row table:style-name="ro7">
          <table:table-cell office:value-type="string" table:style-name="ce22">
            <text:p>2015 Q4</text:p>
          </table:table-cell>
          <table:table-cell office:value-type="float" office:value="535.77200000000005" table:style-name="ce23">
            <text:p>535.8</text:p>
          </table:table-cell>
          <table:table-cell office:value-type="float" office:value="22.995000000000001" table:style-name="ce23">
            <text:p>23.0</text:p>
          </table:table-cell>
          <table:table-cell office:value-type="float" office:value="88.576999999999998" table:style-name="ce23">
            <text:p>88.6</text:p>
          </table:table-cell>
          <table:table-cell office:value-type="float" office:value="14.173" table:style-name="ce23">
            <text:p>14.2</text:p>
          </table:table-cell>
          <table:table-cell office:value-type="float" office:value="2.2269999999999999" table:style-name="ce23">
            <text:p>2.2</text:p>
          </table:table-cell>
          <table:table-cell office:value-type="float" office:value="10.500999999999999" table:style-name="ce23">
            <text:p>10.5</text:p>
          </table:table-cell>
          <table:table-cell office:value-type="float" office:value="674.245" table:style-name="ce23">
            <text:p>674.2</text:p>
          </table:table-cell>
          <table:table-cell office:value-type="float" office:value="5.1105052045090673" table:formula="of:=[.H90]/[.H86]*100-100" table:style-name="ce26">
            <text:p>5.1</text:p>
          </table:table-cell>
          <table:table-cell office:value-type="float" office:value="7.4459999999999997" table:style-name="ce25">
            <text:p>7.4</text:p>
          </table:table-cell>
          <table:table-cell office:value-type="float" office:value="7.1669999999999998" table:style-name="ce25">
            <text:p>7.2</text:p>
          </table:table-cell>
          <table:table-cell office:value-type="float" office:value="7.1180000000000003" table:style-name="ce25">
            <text:p>7.1</text:p>
          </table:table-cell>
          <table:table-cell office:value-type="float" office:value="0.24" table:style-name="ce25">
            <text:p>0.2</text:p>
          </table:table-cell>
          <table:table-cell table:number-columns-repeated="16371" table:style-name="ce15"/>
        </table:table-row>
        <table:table-row table:style-name="ro6">
          <table:table-cell office:value-type="string" table:style-name="ce22">
            <text:p>2016 Q1</text:p>
          </table:table-cell>
          <table:table-cell office:value-type="float" office:value="761.39300000000003" table:style-name="ce23">
            <text:p>761.4</text:p>
          </table:table-cell>
          <table:table-cell office:value-type="float" office:value="29.446000000000002" table:style-name="ce23">
            <text:p>29.4</text:p>
          </table:table-cell>
          <table:table-cell office:value-type="float" office:value="99.567999999999998" table:style-name="ce23">
            <text:p>99.6</text:p>
          </table:table-cell>
          <table:table-cell office:value-type="float" office:value="11.581" table:style-name="ce23">
            <text:p>11.6</text:p>
          </table:table-cell>
          <table:table-cell office:value-type="float" office:value="2.25" table:style-name="ce23">
            <text:p>2.3</text:p>
          </table:table-cell>
          <table:table-cell office:value-type="float" office:value="11.891999999999999" table:style-name="ce23">
            <text:p>11.9</text:p>
          </table:table-cell>
          <table:table-cell office:value-type="float" office:value="916.13" table:style-name="ce23">
            <text:p>916.1</text:p>
          </table:table-cell>
          <table:table-cell office:value-type="float" office:value="5.048251126012488" table:formula="of:=[.H91]/[.H87]*100-100" table:style-name="ce26">
            <text:p>5.0</text:p>
          </table:table-cell>
          <table:table-cell office:value-type="float" office:value="11.638" table:style-name="ce25">
            <text:p>11.6</text:p>
          </table:table-cell>
          <table:table-cell office:value-type="float" office:value="11.199" table:style-name="ce25">
            <text:p>11.2</text:p>
          </table:table-cell>
          <table:table-cell office:value-type="float" office:value="10.779" table:style-name="ce25">
            <text:p>10.8</text:p>
          </table:table-cell>
          <table:table-cell office:value-type="float" office:value="0.314" table:style-name="ce25">
            <text:p>0.3</text:p>
          </table:table-cell>
          <table:table-cell table:number-columns-repeated="16371" table:style-name="ce15"/>
        </table:table-row>
        <table:table-row table:style-name="ro7">
          <table:table-cell office:value-type="string" table:style-name="ce22">
            <text:p>2016 Q2</text:p>
          </table:table-cell>
          <table:table-cell office:value-type="float" office:value="640.38099999999997" table:style-name="ce23">
            <text:p>640.4</text:p>
          </table:table-cell>
          <table:table-cell office:value-type="float" office:value="41.216999999999999" table:style-name="ce23">
            <text:p>41.2</text:p>
          </table:table-cell>
          <table:table-cell office:value-type="float" office:value="94.363" table:style-name="ce23">
            <text:p>94.4</text:p>
          </table:table-cell>
          <table:table-cell office:value-type="float" office:value="12.683" table:style-name="ce23">
            <text:p>12.7</text:p>
          </table:table-cell>
          <table:table-cell office:value-type="float" office:value="2.72" table:style-name="ce23">
            <text:p>2.7</text:p>
          </table:table-cell>
          <table:table-cell office:value-type="float" office:value="13.978999999999999" table:style-name="ce23">
            <text:p>14.0</text:p>
          </table:table-cell>
          <table:table-cell office:value-type="float" office:value="805.34299999999996" table:style-name="ce23">
            <text:p>805.3</text:p>
          </table:table-cell>
          <table:table-cell office:value-type="float" office:value="2.0125276298205534" table:formula="of:=[.H92]/[.H88]*100-100" table:style-name="ce26">
            <text:p>2.0</text:p>
          </table:table-cell>
          <table:table-cell office:value-type="float" office:value="9.5969999999999995" table:style-name="ce25">
            <text:p>9.6</text:p>
          </table:table-cell>
          <table:table-cell office:value-type="float" office:value="9.218" table:style-name="ce25">
            <text:p>9.2</text:p>
          </table:table-cell>
          <table:table-cell office:value-type="float" office:value="8.3309999999999995" table:style-name="ce25">
            <text:p>8.3</text:p>
          </table:table-cell>
          <table:table-cell office:value-type="float" office:value="0.28000000000000003" table:style-name="ce25">
            <text:p>0.3</text:p>
          </table:table-cell>
          <table:table-cell table:number-columns-repeated="16371" table:style-name="ce15"/>
        </table:table-row>
        <table:table-row table:style-name="ro7">
          <table:table-cell office:value-type="string" table:style-name="ce22">
            <text:p>2016 Q3</text:p>
          </table:table-cell>
          <table:table-cell office:value-type="float" office:value="723.67600000000004" table:style-name="ce23">
            <text:p>723.7</text:p>
          </table:table-cell>
          <table:table-cell office:value-type="float" office:value="38.048000000000002" table:style-name="ce23">
            <text:p>38.0</text:p>
          </table:table-cell>
          <table:table-cell office:value-type="float" office:value="100.623" table:style-name="ce23">
            <text:p>100.6</text:p>
          </table:table-cell>
          <table:table-cell office:value-type="float" office:value="12.698" table:style-name="ce23">
            <text:p>12.7</text:p>
          </table:table-cell>
          <table:table-cell office:value-type="float" office:value="2.6459999999999999" table:style-name="ce23">
            <text:p>2.6</text:p>
          </table:table-cell>
          <table:table-cell office:value-type="float" office:value="15.323" table:style-name="ce23">
            <text:p>15.3</text:p>
          </table:table-cell>
          <table:table-cell office:value-type="float" office:value="893.01400000000001" table:style-name="ce23">
            <text:p>893.0</text:p>
          </table:table-cell>
          <table:table-cell office:value-type="float" office:value="1.9223416433550113" table:formula="of:=[.H93]/[.H89]*100-100" table:style-name="ce26">
            <text:p>1.9</text:p>
          </table:table-cell>
          <table:table-cell office:value-type="float" office:value="10.856999999999999" table:style-name="ce25">
            <text:p>10.9</text:p>
          </table:table-cell>
          <table:table-cell office:value-type="float" office:value="10.446" table:style-name="ce25">
            <text:p>10.4</text:p>
          </table:table-cell>
          <table:table-cell office:value-type="float" office:value="9.5630000000000006" table:style-name="ce25">
            <text:p>9.6</text:p>
          </table:table-cell>
          <table:table-cell office:value-type="float" office:value="0.39400000000000002" table:style-name="ce25">
            <text:p>0.4</text:p>
          </table:table-cell>
          <table:table-cell table:number-columns-repeated="16371" table:style-name="ce15"/>
        </table:table-row>
        <table:table-row table:style-name="ro7">
          <table:table-cell office:value-type="string" table:style-name="ce22">
            <text:p>2016 Q4</text:p>
          </table:table-cell>
          <table:table-cell office:value-type="float" office:value="539.80100000000004" table:style-name="ce23">
            <text:p>539.8</text:p>
          </table:table-cell>
          <table:table-cell office:value-type="float" office:value="29.474" table:style-name="ce23">
            <text:p>29.5</text:p>
          </table:table-cell>
          <table:table-cell office:value-type="float" office:value="84.203999999999994" table:style-name="ce23">
            <text:p>84.2</text:p>
          </table:table-cell>
          <table:table-cell office:value-type="float" office:value="14.375" table:style-name="ce23">
            <text:p>14.4</text:p>
          </table:table-cell>
          <table:table-cell office:value-type="float" office:value="2.4239999999999999" table:style-name="ce23">
            <text:p>2.4</text:p>
          </table:table-cell>
          <table:table-cell office:value-type="float" office:value="11.192" table:style-name="ce23">
            <text:p>11.2</text:p>
          </table:table-cell>
          <table:table-cell office:value-type="float" office:value="681.47" table:style-name="ce23">
            <text:p>681.5</text:p>
          </table:table-cell>
          <table:table-cell office:value-type="float" office:value="1.0715689400737176" table:formula="of:=[.H94]/[.H90]*100-100" table:style-name="ce26">
            <text:p>1.1</text:p>
          </table:table-cell>
          <table:table-cell office:value-type="float" office:value="9.157" table:style-name="ce25">
            <text:p>9.2</text:p>
          </table:table-cell>
          <table:table-cell office:value-type="float" office:value="8.7449999999999992" table:style-name="ce25">
            <text:p>8.7</text:p>
          </table:table-cell>
          <table:table-cell office:value-type="float" office:value="7.7469999999999999" table:style-name="ce25">
            <text:p>7.7</text:p>
          </table:table-cell>
          <table:table-cell office:value-type="float" office:value="0.318" table:style-name="ce25">
            <text:p>0.3</text:p>
          </table:table-cell>
          <table:table-cell table:number-columns-repeated="16371" table:style-name="ce15"/>
        </table:table-row>
        <table:table-row table:style-name="ro6">
          <table:table-cell office:value-type="string" table:style-name="ce22">
            <text:p>2017 Q1</text:p>
          </table:table-cell>
          <table:table-cell office:value-type="float" office:value="807.19100000000003" table:style-name="ce23">
            <text:p>807.2</text:p>
          </table:table-cell>
          <table:table-cell office:value-type="float" office:value="25.17" table:style-name="ce23">
            <text:p>25.2</text:p>
          </table:table-cell>
          <table:table-cell office:value-type="float" office:value="98.427999999999997" table:style-name="ce23">
            <text:p>98.4</text:p>
          </table:table-cell>
          <table:table-cell office:value-type="float" office:value="11.725" table:style-name="ce23">
            <text:p>11.7</text:p>
          </table:table-cell>
          <table:table-cell office:value-type="float" office:value="2.1760000000000002" table:style-name="ce23">
            <text:p>2.2</text:p>
          </table:table-cell>
          <table:table-cell office:value-type="float" office:value="14.407999999999999" table:style-name="ce23">
            <text:p>14.4</text:p>
          </table:table-cell>
          <table:table-cell office:value-type="float" office:value="959.09799999999996" table:style-name="ce23">
            <text:p>959.1</text:p>
          </table:table-cell>
          <table:table-cell office:value-type="float" office:value="4.6901640596858556" table:formula="of:=[.H95]/[.H91]*100-100" table:style-name="ce26">
            <text:p>4.7</text:p>
          </table:table-cell>
          <table:table-cell office:value-type="float" office:value="13.61" table:style-name="ce25">
            <text:p>13.6</text:p>
          </table:table-cell>
          <table:table-cell office:value-type="float" office:value="13.17" table:style-name="ce25">
            <text:p>13.2</text:p>
          </table:table-cell>
          <table:table-cell office:value-type="float" office:value="12.07" table:style-name="ce25">
            <text:p>12.1</text:p>
          </table:table-cell>
          <table:table-cell office:value-type="float" office:value="0.36799999999999999" table:style-name="ce25">
            <text:p>0.4</text:p>
          </table:table-cell>
          <table:table-cell table:number-columns-repeated="16371" table:style-name="ce15"/>
        </table:table-row>
        <table:table-row table:style-name="ro7">
          <table:table-cell office:value-type="string" table:style-name="ce22">
            <text:p>2017 Q2</text:p>
          </table:table-cell>
          <table:table-cell office:value-type="float" office:value="573.00199999999995" table:style-name="ce23">
            <text:p>573.0</text:p>
          </table:table-cell>
          <table:table-cell office:value-type="float" office:value="35.363" table:style-name="ce23">
            <text:p>35.4</text:p>
          </table:table-cell>
          <table:table-cell office:value-type="float" office:value="87.686000000000007" table:style-name="ce23">
            <text:p>87.7</text:p>
          </table:table-cell>
          <table:table-cell office:value-type="float" office:value="13.666" table:style-name="ce23">
            <text:p>13.7</text:p>
          </table:table-cell>
          <table:table-cell office:value-type="float" office:value="2.347" table:style-name="ce23">
            <text:p>2.3</text:p>
          </table:table-cell>
          <table:table-cell office:value-type="float" office:value="14.308999999999999" table:style-name="ce23">
            <text:p>14.3</text:p>
          </table:table-cell>
          <table:table-cell office:value-type="float" office:value="726.37300000000005" table:style-name="ce23">
            <text:p>726.4</text:p>
          </table:table-cell>
          <table:table-cell office:value-type="float" office:value="-9.8057597818569207" table:formula="of:=[.H96]/[.H92]*100-100" table:style-name="ce26">
            <text:p>-9.8</text:p>
          </table:table-cell>
          <table:table-cell office:value-type="float" office:value="11.247" table:style-name="ce25">
            <text:p>11.2</text:p>
          </table:table-cell>
          <table:table-cell office:value-type="float" office:value="10.865" table:style-name="ce25">
            <text:p>10.9</text:p>
          </table:table-cell>
          <table:table-cell office:value-type="float" office:value="9.8780000000000001" table:style-name="ce25">
            <text:p>9.9</text:p>
          </table:table-cell>
          <table:table-cell office:value-type="float" office:value="0.48199999999999998" table:style-name="ce25">
            <text:p>0.5</text:p>
          </table:table-cell>
          <table:table-cell table:number-columns-repeated="16371" table:style-name="ce29"/>
        </table:table-row>
        <table:table-row table:style-name="ro7">
          <table:table-cell office:value-type="string" table:style-name="ce22">
            <text:p>2017 Q3</text:p>
          </table:table-cell>
          <table:table-cell office:value-type="float" office:value="657.38900000000001" table:style-name="ce23">
            <text:p>657.4</text:p>
          </table:table-cell>
          <table:table-cell office:value-type="float" office:value="31.128" table:style-name="ce23">
            <text:p>31.1</text:p>
          </table:table-cell>
          <table:table-cell office:value-type="float" office:value="98.796999999999997" table:style-name="ce23">
            <text:p>98.8</text:p>
          </table:table-cell>
          <table:table-cell office:value-type="float" office:value="12.15" table:style-name="ce23">
            <text:p>12.2</text:p>
          </table:table-cell>
          <table:table-cell office:value-type="float" office:value="2.323" table:style-name="ce23">
            <text:p>2.3</text:p>
          </table:table-cell>
          <table:table-cell office:value-type="float" office:value="14.522" table:style-name="ce23">
            <text:p>14.5</text:p>
          </table:table-cell>
          <table:table-cell office:value-type="float" office:value="816.30899999999997" table:style-name="ce23">
            <text:p>816.3</text:p>
          </table:table-cell>
          <table:table-cell office:value-type="float" office:value="-8.5894510052474118" table:formula="of:=[.H97]/[.H93]*100-100" table:style-name="ce26">
            <text:p>-8.6</text:p>
          </table:table-cell>
          <table:table-cell office:value-type="float" office:value="14.425000000000001" table:style-name="ce25">
            <text:p>14.4</text:p>
          </table:table-cell>
          <table:table-cell office:value-type="float" office:value="13.898999999999999" table:style-name="ce25">
            <text:p>13.9</text:p>
          </table:table-cell>
          <table:table-cell office:value-type="float" office:value="12.755000000000001" table:style-name="ce25">
            <text:p>12.8</text:p>
          </table:table-cell>
          <table:table-cell office:value-type="float" office:value="0.628" table:style-name="ce25">
            <text:p>0.6</text:p>
          </table:table-cell>
          <table:table-cell table:number-columns-repeated="16371" table:style-name="ce15"/>
        </table:table-row>
        <table:table-row table:style-name="ro7">
          <table:table-cell office:value-type="string" table:style-name="ce22">
            <text:p>2017 Q4</text:p>
          </table:table-cell>
          <table:table-cell office:value-type="float" office:value="471.74799999999999" table:style-name="ce23">
            <text:p>471.7</text:p>
          </table:table-cell>
          <table:table-cell office:value-type="float" office:value="21.901" table:style-name="ce23">
            <text:p>21.9</text:p>
          </table:table-cell>
          <table:table-cell office:value-type="float" office:value="79.573999999999998" table:style-name="ce23">
            <text:p>79.6</text:p>
          </table:table-cell>
          <table:table-cell office:value-type="float" office:value="13.16" table:style-name="ce23">
            <text:p>13.2</text:p>
          </table:table-cell>
          <table:table-cell office:value-type="float" office:value="1.893" table:style-name="ce23">
            <text:p>1.9</text:p>
          </table:table-cell>
          <table:table-cell office:value-type="float" office:value="12.831" table:style-name="ce23">
            <text:p>12.8</text:p>
          </table:table-cell>
          <table:table-cell office:value-type="float" office:value="601.10699999999997" table:style-name="ce23">
            <text:p>601.1</text:p>
          </table:table-cell>
          <table:table-cell office:value-type="float" office:value="-11.792595418727174" table:formula="of:=[.H98]/[.H94]*100-100" table:style-name="ce26">
            <text:p>-11.8</text:p>
          </table:table-cell>
          <table:table-cell office:value-type="float" office:value="13.226000000000001" table:style-name="ce25">
            <text:p>13.2</text:p>
          </table:table-cell>
          <table:table-cell office:value-type="float" office:value="12.773" table:style-name="ce25">
            <text:p>12.8</text:p>
          </table:table-cell>
          <table:table-cell office:value-type="float" office:value="11.603" table:style-name="ce25">
            <text:p>11.6</text:p>
          </table:table-cell>
          <table:table-cell office:value-type="float" office:value="0.58899999999999997" table:style-name="ce25">
            <text:p>0.6</text:p>
          </table:table-cell>
          <table:table-cell table:number-columns-repeated="16371" table:style-name="ce15"/>
        </table:table-row>
        <table:table-row table:style-name="ro6">
          <table:table-cell office:value-type="string" table:style-name="ce22">
            <text:p>2018 Q1</text:p>
          </table:table-cell>
          <table:table-cell office:value-type="float" office:value="707.36" table:style-name="ce23">
            <text:p>707.4</text:p>
          </table:table-cell>
          <table:table-cell office:value-type="float" office:value="26.4" table:style-name="ce23">
            <text:p>26.4</text:p>
          </table:table-cell>
          <table:table-cell office:value-type="float" office:value="94.888000000000005" table:style-name="ce23">
            <text:p>94.9</text:p>
          </table:table-cell>
          <table:table-cell office:value-type="float" office:value="11.081" table:style-name="ce23">
            <text:p>11.1</text:p>
          </table:table-cell>
          <table:table-cell office:value-type="float" office:value="1.9970000000000001" table:style-name="ce23">
            <text:p>2.0</text:p>
          </table:table-cell>
          <table:table-cell office:value-type="float" office:value="12.666" table:style-name="ce23">
            <text:p>12.7</text:p>
          </table:table-cell>
          <table:table-cell office:value-type="float" office:value="854.39200000000005" table:style-name="ce23">
            <text:p>854.4</text:p>
          </table:table-cell>
          <table:table-cell office:value-type="float" office:value="-10.91713255579721" table:formula="of:=[.H99]/[.H95]*100-100" table:style-name="ce26">
            <text:p>-10.9</text:p>
          </table:table-cell>
          <table:table-cell office:value-type="float" office:value="15.233000000000001" table:style-name="ce25">
            <text:p>15.2</text:p>
          </table:table-cell>
          <table:table-cell office:value-type="float" office:value="14.516999999999999" table:style-name="ce25">
            <text:p>14.5</text:p>
          </table:table-cell>
          <table:table-cell office:value-type="float" office:value="13.4" table:style-name="ce25">
            <text:p>13.4</text:p>
          </table:table-cell>
          <table:table-cell office:value-type="float" office:value="1.0169999999999999" table:style-name="ce25">
            <text:p>1.0</text:p>
          </table:table-cell>
          <table:table-cell table:number-columns-repeated="16371" table:style-name="ce15"/>
        </table:table-row>
        <table:table-row table:style-name="ro7">
          <table:table-cell office:value-type="string" table:style-name="ce22">
            <text:p>2018 Q2</text:p>
          </table:table-cell>
          <table:table-cell office:value-type="float" office:value="586.678" table:style-name="ce23">
            <text:p>586.7</text:p>
          </table:table-cell>
          <table:table-cell office:value-type="float" office:value="35.603000000000002" table:style-name="ce23">
            <text:p>35.6</text:p>
          </table:table-cell>
          <table:table-cell office:value-type="float" office:value="87.814999999999998" table:style-name="ce23">
            <text:p>87.8</text:p>
          </table:table-cell>
          <table:table-cell office:value-type="float" office:value="12.574" table:style-name="ce23">
            <text:p>12.6</text:p>
          </table:table-cell>
          <table:table-cell office:value-type="float" office:value="2.1749999999999998" table:style-name="ce23">
            <text:p>2.2</text:p>
          </table:table-cell>
          <table:table-cell office:value-type="float" office:value="16.09" table:style-name="ce23">
            <text:p>16.1</text:p>
          </table:table-cell>
          <table:table-cell office:value-type="float" office:value="740.93499999999995" table:style-name="ce23">
            <text:p>740.9</text:p>
          </table:table-cell>
          <table:table-cell office:value-type="float" office:value="2.0047551326935178" table:formula="of:=[.H100]/[.H96]*100-100" table:style-name="ce26">
            <text:p>2.0</text:p>
          </table:table-cell>
          <table:table-cell office:value-type="float" office:value="15.624000000000001" table:style-name="ce25">
            <text:p>15.6</text:p>
          </table:table-cell>
          <table:table-cell office:value-type="float" office:value="14.843999999999999" table:style-name="ce25">
            <text:p>14.8</text:p>
          </table:table-cell>
          <table:table-cell office:value-type="float" office:value="13.842000000000001" table:style-name="ce25">
            <text:p>13.8</text:p>
          </table:table-cell>
          <table:table-cell office:value-type="float" office:value="1.1599999999999999" table:style-name="ce25">
            <text:p>1.2</text:p>
          </table:table-cell>
          <table:table-cell table:number-columns-repeated="16371" table:style-name="ce29"/>
        </table:table-row>
        <table:table-row table:style-name="ro7">
          <table:table-cell office:value-type="string" table:style-name="ce22">
            <text:p>2018 Q3</text:p>
          </table:table-cell>
          <table:table-cell office:value-type="float" office:value="591.78" table:style-name="ce23">
            <text:p>591.8</text:p>
          </table:table-cell>
          <table:table-cell office:value-type="float" office:value="32.389000000000003" table:style-name="ce23">
            <text:p>32.4</text:p>
          </table:table-cell>
          <table:table-cell office:value-type="float" office:value="95.039000000000001" table:style-name="ce23">
            <text:p>95.0</text:p>
          </table:table-cell>
          <table:table-cell office:value-type="float" office:value="11.318" table:style-name="ce23">
            <text:p>11.3</text:p>
          </table:table-cell>
          <table:table-cell office:value-type="float" office:value="1.9950000000000001" table:style-name="ce23">
            <text:p>2.0</text:p>
          </table:table-cell>
          <table:table-cell office:value-type="float" office:value="14.81" table:style-name="ce23">
            <text:p>14.8</text:p>
          </table:table-cell>
          <table:table-cell office:value-type="float" office:value="747.33100000000002" table:style-name="ce23">
            <text:p>747.3</text:p>
          </table:table-cell>
          <table:table-cell office:value-type="float" office:value="-8.4499864634592967" table:formula="of:=[.H101]/[.H97]*100-100" table:style-name="ce26">
            <text:p>-8.4</text:p>
          </table:table-cell>
          <table:table-cell office:value-type="float" office:value="16.190000000000001" table:style-name="ce25">
            <text:p>16.2</text:p>
          </table:table-cell>
          <table:table-cell office:value-type="float" office:value="15.25" table:style-name="ce25">
            <text:p>15.3</text:p>
          </table:table-cell>
          <table:table-cell office:value-type="float" office:value="14.295999999999999" table:style-name="ce27">
            <text:p>14.3</text:p>
          </table:table-cell>
          <table:table-cell office:value-type="float" office:value="1.2749999999999999" table:style-name="ce27">
            <text:p>1.3</text:p>
          </table:table-cell>
          <table:table-cell table:number-columns-repeated="16371" table:style-name="ce29"/>
        </table:table-row>
        <table:table-row table:style-name="ro7">
          <table:table-cell office:value-type="string" table:style-name="ce22">
            <text:p>2018 Q4</text:p>
          </table:table-cell>
          <table:table-cell office:value-type="float" office:value="455.68700000000001" table:style-name="ce23">
            <text:p>455.7</text:p>
          </table:table-cell>
          <table:table-cell office:value-type="float" office:value="21.4" table:style-name="ce23">
            <text:p>21.4</text:p>
          </table:table-cell>
          <table:table-cell office:value-type="float" office:value="84.549000000000007" table:style-name="ce23">
            <text:p>84.5</text:p>
          </table:table-cell>
          <table:table-cell office:value-type="float" office:value="13.65" table:style-name="ce23">
            <text:p>13.7</text:p>
          </table:table-cell>
          <table:table-cell office:value-type="float" office:value="1.802" table:style-name="ce23">
            <text:p>1.8</text:p>
          </table:table-cell>
          <table:table-cell office:value-type="float" office:value="12.586" table:style-name="ce23">
            <text:p>12.6</text:p>
          </table:table-cell>
          <table:table-cell office:value-type="float" office:value="589.67399999999998" table:style-name="ce23">
            <text:p>589.7</text:p>
          </table:table-cell>
          <table:table-cell office:value-type="float" office:value="-1.9019908269243331" table:formula="of:=[.H102]/[.H98]*100-100" table:style-name="ce26">
            <text:p>-1.9</text:p>
          </table:table-cell>
          <table:table-cell office:value-type="float" office:value="16.113" table:style-name="ce25">
            <text:p>16.1</text:p>
          </table:table-cell>
          <table:table-cell office:value-type="float" office:value="14.944000000000001" table:style-name="ce25">
            <text:p>14.9</text:p>
          </table:table-cell>
          <table:table-cell office:value-type="float" office:value="6.5469999999999997" table:style-name="ce25">
            <text:p>6.5</text:p>
          </table:table-cell>
          <table:table-cell office:value-type="float" office:value="8.7940000000000005" table:style-name="ce25">
            <text:p>8.8</text:p>
          </table:table-cell>
          <table:table-cell table:number-columns-repeated="16371" table:style-name="ce29"/>
        </table:table-row>
        <table:table-row table:style-name="ro6">
          <table:table-cell office:value-type="string" table:style-name="ce22">
            <text:p>2019 Q1</text:p>
          </table:table-cell>
          <table:table-cell office:value-type="float" office:value="694.10599999999999" table:style-name="ce23">
            <text:p>694.1</text:p>
          </table:table-cell>
          <table:table-cell office:value-type="float" office:value="29.907" table:style-name="ce23">
            <text:p>29.9</text:p>
          </table:table-cell>
          <table:table-cell office:value-type="float" office:value="103.986" table:style-name="ce23">
            <text:p>104.0</text:p>
          </table:table-cell>
          <table:table-cell office:value-type="float" office:value="13.446" table:style-name="ce23">
            <text:p>13.4</text:p>
          </table:table-cell>
          <table:table-cell office:value-type="float" office:value="1.4830000000000001" table:style-name="ce23">
            <text:p>1.5</text:p>
          </table:table-cell>
          <table:table-cell office:value-type="float" office:value="13.68" table:style-name="ce23">
            <text:p>13.7</text:p>
          </table:table-cell>
          <table:table-cell office:value-type="float" office:value="856.60799999999995" table:style-name="ce23">
            <text:p>856.6</text:p>
          </table:table-cell>
          <table:table-cell office:value-type="float" office:value="0.25936572439815109" table:formula="of:=[.H103]/[.H99]*100-100" table:style-name="ce26">
            <text:p>0.3</text:p>
          </table:table-cell>
          <table:table-cell office:value-type="float" office:value="15.818" table:style-name="ce25">
            <text:p>15.8</text:p>
          </table:table-cell>
          <table:table-cell office:value-type="float" office:value="14.443" table:style-name="ce25">
            <text:p>14.4</text:p>
          </table:table-cell>
          <table:table-cell office:value-type="float" office:value="6.734" table:style-name="ce25">
            <text:p>6.7</text:p>
          </table:table-cell>
          <table:table-cell office:value-type="float" office:value="8.4160000000000004" table:style-name="ce25">
            <text:p>8.4</text:p>
          </table:table-cell>
          <table:table-cell table:number-columns-repeated="16371" table:style-name="ce15"/>
        </table:table-row>
        <table:table-row table:style-name="ro7">
          <table:table-cell office:value-type="string" table:style-name="ce22">
            <text:p>2019 Q2</text:p>
          </table:table-cell>
          <table:table-cell office:value-type="float" office:value="562.34500000000003" table:style-name="ce23">
            <text:p>562.3</text:p>
          </table:table-cell>
          <table:table-cell office:value-type="float" office:value="35.472000000000001" table:style-name="ce23">
            <text:p>35.5</text:p>
          </table:table-cell>
          <table:table-cell office:value-type="float" office:value="95.037000000000006" table:style-name="ce23">
            <text:p>95.0</text:p>
          </table:table-cell>
          <table:table-cell office:value-type="float" office:value="17.187999999999999" table:style-name="ce23">
            <text:p>17.2</text:p>
          </table:table-cell>
          <table:table-cell office:value-type="float" office:value="1.7370000000000001" table:style-name="ce23">
            <text:p>1.7</text:p>
          </table:table-cell>
          <table:table-cell office:value-type="float" office:value="16.478999999999999" table:style-name="ce23">
            <text:p>16.5</text:p>
          </table:table-cell>
          <table:table-cell office:value-type="float" office:value="728.25800000000004" table:style-name="ce23">
            <text:p>728.3</text:p>
          </table:table-cell>
          <table:table-cell office:value-type="float" office:value="-1.7109463043316708" table:formula="of:=[.H104]/[.H100]*100-100" table:style-name="ce26">
            <text:p>-1.7</text:p>
          </table:table-cell>
          <table:table-cell office:value-type="float" office:value="14.614000000000001" table:style-name="ce25">
            <text:p>14.6</text:p>
          </table:table-cell>
          <table:table-cell office:value-type="float" office:value="12.773" table:style-name="ce25">
            <text:p>12.8</text:p>
          </table:table-cell>
          <table:table-cell office:value-type="float" office:value="6.9039999999999999" table:style-name="ce25">
            <text:p>6.9</text:p>
          </table:table-cell>
          <table:table-cell office:value-type="float" office:value="6.6369999999999996" table:style-name="ce25">
            <text:p>6.6</text:p>
          </table:table-cell>
          <table:table-cell table:number-columns-repeated="16371" table:style-name="ce29"/>
        </table:table-row>
        <table:table-row table:style-name="ro7">
          <table:table-cell office:value-type="string" table:style-name="ce22">
            <text:p>2019 Q3</text:p>
          </table:table-cell>
          <table:table-cell office:value-type="float" office:value="589.05200000000002" table:style-name="ce23">
            <text:p>589.1</text:p>
          </table:table-cell>
          <table:table-cell office:value-type="float" office:value="32.655999999999999" table:style-name="ce23">
            <text:p>32.7</text:p>
          </table:table-cell>
          <table:table-cell office:value-type="float" office:value="91.611999999999995" table:style-name="ce23">
            <text:p>91.6</text:p>
          </table:table-cell>
          <table:table-cell office:value-type="float" office:value="10.103999999999999" table:style-name="ce23">
            <text:p>10.1</text:p>
          </table:table-cell>
          <table:table-cell office:value-type="float" office:value="1.6830000000000001" table:style-name="ce23">
            <text:p>1.7</text:p>
          </table:table-cell>
          <table:table-cell office:value-type="float" office:value="15.007999999999999" table:style-name="ce23">
            <text:p>15.0</text:p>
          </table:table-cell>
          <table:table-cell office:value-type="float" office:value="740.11500000000001" table:style-name="ce23">
            <text:p>740.1</text:p>
          </table:table-cell>
          <table:table-cell office:value-type="float" office:value="-0.96556947323207964" table:formula="of:=[.H105]/[.H101]*100-100" table:style-name="ce26">
            <text:p>-1.0</text:p>
          </table:table-cell>
          <table:table-cell office:value-type="float" office:value="22.568999999999999" table:style-name="ce25">
            <text:p>22.6</text:p>
          </table:table-cell>
          <table:table-cell office:value-type="float" office:value="20.567" table:style-name="ce25">
            <text:p>20.6</text:p>
          </table:table-cell>
          <table:table-cell office:value-type="float" office:value="13.526" table:style-name="ce25">
            <text:p>13.5</text:p>
          </table:table-cell>
          <table:table-cell office:value-type="float" office:value="7.89" table:style-name="ce25">
            <text:p>7.9</text:p>
          </table:table-cell>
          <table:table-cell table:number-columns-repeated="16371" table:style-name="ce29"/>
        </table:table-row>
        <table:table-row table:style-name="ro7">
          <table:table-cell office:value-type="string" table:style-name="ce22">
            <text:p>2019 Q4</text:p>
          </table:table-cell>
          <table:table-cell office:value-type="float" office:value="449.90600000000001" table:style-name="ce23">
            <text:p>449.9</text:p>
          </table:table-cell>
          <table:table-cell office:value-type="float" office:value="20.765999999999998" table:style-name="ce23">
            <text:p>20.8</text:p>
          </table:table-cell>
          <table:table-cell office:value-type="float" office:value="78.620999999999995" table:style-name="ce23">
            <text:p>78.6</text:p>
          </table:table-cell>
          <table:table-cell office:value-type="float" office:value="13.247999999999999" table:style-name="ce23">
            <text:p>13.2</text:p>
          </table:table-cell>
          <table:table-cell office:value-type="float" office:value="2.1549999999999998" table:style-name="ce23">
            <text:p>2.2</text:p>
          </table:table-cell>
          <table:table-cell office:value-type="float" office:value="11.653" table:style-name="ce23">
            <text:p>11.7</text:p>
          </table:table-cell>
          <table:table-cell office:value-type="float" office:value="576.34900000000005" table:style-name="ce23">
            <text:p>576.3</text:p>
          </table:table-cell>
          <table:table-cell office:value-type="float" office:value="-2.2597231690730695" table:formula="of:=[.H106]/[.H102]*100-100" table:style-name="ce26">
            <text:p>-2.3</text:p>
          </table:table-cell>
          <table:table-cell office:value-type="float" office:value="26.745999999999999" table:style-name="ce25">
            <text:p>26.7</text:p>
          </table:table-cell>
          <table:table-cell office:value-type="float" office:value="24.265000000000001" table:style-name="ce25">
            <text:p>24.3</text:p>
          </table:table-cell>
          <table:table-cell office:value-type="float" office:value="13.881" table:style-name="ce27">
            <text:p>13.9</text:p>
          </table:table-cell>
          <table:table-cell office:value-type="float" office:value="11.651999999999999" table:style-name="ce27">
            <text:p>11.7</text:p>
          </table:table-cell>
          <table:table-cell table:number-columns-repeated="16371" table:style-name="ce29"/>
        </table:table-row>
        <table:table-row table:style-name="ro6">
          <table:table-cell office:value-type="string" table:style-name="ce22">
            <text:p>2020 Q1</text:p>
          </table:table-cell>
          <table:table-cell office:value-type="float" office:value="479.697" table:style-name="ce23">
            <text:p>479.7</text:p>
          </table:table-cell>
          <table:table-cell office:value-type="float" office:value="26.09" table:style-name="ce23">
            <text:p>26.1</text:p>
          </table:table-cell>
          <table:table-cell office:value-type="float" office:value="68.804000000000002" table:style-name="ce23">
            <text:p>68.8</text:p>
          </table:table-cell>
          <table:table-cell office:value-type="float" office:value="10.237" table:style-name="ce23">
            <text:p>10.2</text:p>
          </table:table-cell>
          <table:table-cell office:value-type="float" office:value="1.744" table:style-name="ce23">
            <text:p>1.7</text:p>
          </table:table-cell>
          <table:table-cell office:value-type="float" office:value="12.333" table:style-name="ce23">
            <text:p>12.3</text:p>
          </table:table-cell>
          <table:table-cell office:value-type="float" office:value="598.90499999999997" table:style-name="ce23">
            <text:p>598.9</text:p>
          </table:table-cell>
          <table:table-cell office:value-type="float" office:value="-30.084122492435284" table:formula="of:=[.H107]/[.H103]*100-100" table:style-name="ce26">
            <text:p>-30.1</text:p>
          </table:table-cell>
          <table:table-cell office:value-type="float" office:value="33.695999999999998" table:style-name="ce27">
            <text:p>33.7</text:p>
          </table:table-cell>
          <table:table-cell office:value-type="float" office:value="31.253" table:style-name="ce27">
            <text:p>31.3</text:p>
          </table:table-cell>
          <table:table-cell office:value-type="float" office:value="18.376999999999999" table:style-name="ce25">
            <text:p>18.4</text:p>
          </table:table-cell>
          <table:table-cell office:value-type="float" office:value="14.244999999999999" table:style-name="ce25">
            <text:p>14.2</text:p>
          </table:table-cell>
          <table:table-cell table:number-columns-repeated="16371" table:style-name="ce15"/>
        </table:table-row>
        <table:table-row table:style-name="ro7">
          <table:table-cell office:value-type="string" table:style-name="ce22">
            <text:p>2020 Q2</text:p>
          </table:table-cell>
          <table:table-cell office:value-type="float" office:value="168.06299999999999" table:style-name="ce23">
            <text:p>168.1</text:p>
          </table:table-cell>
          <table:table-cell office:value-type="float" office:value="20.544" table:style-name="ce23">
            <text:p>20.5</text:p>
          </table:table-cell>
          <table:table-cell office:value-type="float" office:value="41.146000000000001" table:style-name="ce23">
            <text:p>41.1</text:p>
          </table:table-cell>
          <table:table-cell office:value-type="float" office:value="4.4290000000000003" table:style-name="ce23">
            <text:p>4.4</text:p>
          </table:table-cell>
          <table:table-cell office:value-type="float" office:value="0.35" table:style-name="ce23">
            <text:p>0.4</text:p>
          </table:table-cell>
          <table:table-cell office:value-type="float" office:value="7.3410000000000002" table:style-name="ce23">
            <text:p>7.3</text:p>
          </table:table-cell>
          <table:table-cell office:value-type="float" office:value="241.87299999999999" table:style-name="ce23">
            <text:p>241.9</text:p>
          </table:table-cell>
          <table:table-cell office:value-type="float" office:value="-66.787457192368635" table:formula="of:=[.H108]/[.H104]*100-100" table:style-name="ce26">
            <text:p>-66.8</text:p>
          </table:table-cell>
          <table:table-cell office:value-type="float" office:value="18.968" table:style-name="ce25">
            <text:p>19.0</text:p>
          </table:table-cell>
          <table:table-cell office:value-type="float" office:value="17.763000000000002" table:style-name="ce25">
            <text:p>17.8</text:p>
          </table:table-cell>
          <table:table-cell office:value-type="float" office:value="10.925000000000001" table:style-name="ce25">
            <text:p>10.9</text:p>
          </table:table-cell>
          <table:table-cell office:value-type="float" office:value="7.5309999999999997" table:style-name="ce25">
            <text:p>7.5</text:p>
          </table:table-cell>
          <table:table-cell table:number-columns-repeated="16371" table:style-name="ce29"/>
        </table:table-row>
        <table:table-row table:style-name="ro7">
          <table:table-cell office:value-type="string" table:style-name="ce22">
            <text:p>2020 Q3</text:p>
          </table:table-cell>
          <table:table-cell office:value-type="float" office:value="586.27099999999996" table:style-name="ce23">
            <text:p>586.3</text:p>
          </table:table-cell>
          <table:table-cell office:value-type="float" office:value="40.832999999999998" table:style-name="ce23">
            <text:p>40.8</text:p>
          </table:table-cell>
          <table:table-cell office:value-type="float" office:value="102.82599999999999" table:style-name="ce23">
            <text:p>102.8</text:p>
          </table:table-cell>
          <table:table-cell office:value-type="float" office:value="10.116" table:style-name="ce23">
            <text:p>10.1</text:p>
          </table:table-cell>
          <table:table-cell office:value-type="float" office:value="1.554" table:style-name="ce23">
            <text:p>1.6</text:p>
          </table:table-cell>
          <table:table-cell office:value-type="float" office:value="13.773999999999999" table:style-name="ce23">
            <text:p>13.8</text:p>
          </table:table-cell>
          <table:table-cell office:value-type="float" office:value="755.37400000000002" table:style-name="ce23">
            <text:p>755.4</text:p>
          </table:table-cell>
          <table:table-cell office:value-type="float" office:value="2.061706626672887" table:formula="of:=[.H109]/[.H105]*100-100" table:style-name="ce26">
            <text:p>2.1</text:p>
          </table:table-cell>
          <table:table-cell office:value-type="float" office:value="59.057000000000002" table:style-name="ce25">
            <text:p>59.1</text:p>
          </table:table-cell>
          <table:table-cell office:value-type="float" office:value="56.167000000000002" table:style-name="ce25">
            <text:p>56.2</text:p>
          </table:table-cell>
          <table:table-cell office:value-type="float" office:value="30" table:style-name="ce25">
            <text:p>30.0</text:p>
          </table:table-cell>
          <table:table-cell office:value-type="float" office:value="27.89" table:style-name="ce25">
            <text:p>27.9</text:p>
          </table:table-cell>
          <table:table-cell table:number-columns-repeated="16371" table:style-name="ce29"/>
        </table:table-row>
        <table:table-row table:style-name="ro8">
          <table:table-cell office:value-type="string" table:style-name="ce22">
            <text:p>2020 Q4</text:p>
          </table:table-cell>
          <table:table-cell office:value-type="float" office:value="385.92599999999999" table:style-name="ce23">
            <text:p>385.9</text:p>
          </table:table-cell>
          <table:table-cell office:value-type="float" office:value="25.7" table:style-name="ce23">
            <text:p>25.7</text:p>
          </table:table-cell>
          <table:table-cell office:value-type="float" office:value="83.667000000000002" table:style-name="ce23">
            <text:p>83.7</text:p>
          </table:table-cell>
          <table:table-cell office:value-type="float" office:value="11.919" table:style-name="ce23">
            <text:p>11.9</text:p>
          </table:table-cell>
          <table:table-cell office:value-type="float" office:value="1.373" table:style-name="ce23">
            <text:p>1.4</text:p>
          </table:table-cell>
          <table:table-cell office:value-type="float" office:value="10.847" table:style-name="ce23">
            <text:p>10.8</text:p>
          </table:table-cell>
          <table:table-cell office:value-type="float" office:value="519.43200000000002" table:style-name="ce23">
            <text:p>519.4</text:p>
          </table:table-cell>
          <table:table-cell office:value-type="float" office:value="-9.8754400545502818" table:formula="of:=[.H110]/[.H106]*100-100" table:style-name="ce26">
            <text:p>-9.9</text:p>
          </table:table-cell>
          <table:table-cell office:value-type="float" office:value="67.423000000000002" table:style-name="ce25">
            <text:p>67.4</text:p>
          </table:table-cell>
          <table:table-cell office:value-type="float" office:value="63.975000000000001" table:style-name="ce25">
            <text:p>64.0</text:p>
          </table:table-cell>
          <table:table-cell office:value-type="float" office:value="31.972000000000001" table:style-name="ce27">
            <text:p>32.0</text:p>
          </table:table-cell>
          <table:table-cell office:value-type="float" office:value="34.325000000000003" table:style-name="ce27">
            <text:p>34.3</text:p>
          </table:table-cell>
          <table:table-cell table:number-columns-repeated="16371" table:style-name="ce29"/>
        </table:table-row>
        <table:table-row table:style-name="ro6">
          <table:table-cell office:value-type="date" office:date-value="2001-01-01T00:00:00" table:style-name="ce30">
            <text:p>Jan 2001</text:p>
          </table:table-cell>
          <table:table-cell office:value-type="float" office:value="197.928" table:style-name="ce31">
            <text:p>197.9</text:p>
          </table:table-cell>
          <table:table-cell office:value-type="float" office:value="9.7929999999999993" table:style-name="ce31">
            <text:p>9.8</text:p>
          </table:table-cell>
          <table:table-cell office:value-type="float" office:value="19.158000000000001" table:style-name="ce31">
            <text:p>19.2</text:p>
          </table:table-cell>
          <table:table-cell office:value-type="float" office:value="3.335" table:style-name="ce31">
            <text:p>3.3</text:p>
          </table:table-cell>
          <table:table-cell office:value-type="float" office:value="0.64800000000000002" table:style-name="ce31">
            <text:p>0.6</text:p>
          </table:table-cell>
          <table:table-cell office:value-type="float" office:value="2.1379999999999999" table:style-name="ce31">
            <text:p>2.1</text:p>
          </table:table-cell>
          <table:table-cell office:value-type="float" office:value="233" table:style-name="ce31">
            <text:p>233.0</text:p>
          </table:table-cell>
          <table:table-cell table:number-columns-repeated="5" table:style-name="ce32"/>
          <table:table-cell table:number-columns-repeated="16371" table:style-name="ce29"/>
        </table:table-row>
        <table:table-row table:style-name="ro4">
          <table:table-cell office:value-type="date" office:date-value="2001-02-01T00:00:00" table:style-name="ce30">
            <text:p>Feb 2001</text:p>
          </table:table-cell>
          <table:table-cell office:value-type="float" office:value="83.751000000000005" table:style-name="ce31">
            <text:p>83.8</text:p>
          </table:table-cell>
          <table:table-cell office:value-type="float" office:value="8.3260000000000005" table:style-name="ce31">
            <text:p>8.3</text:p>
          </table:table-cell>
          <table:table-cell office:value-type="float" office:value="12.564" table:style-name="ce31">
            <text:p>12.6</text:p>
          </table:table-cell>
          <table:table-cell office:value-type="float" office:value="3.2789999999999999" table:style-name="ce31">
            <text:p>3.3</text:p>
          </table:table-cell>
          <table:table-cell office:value-type="float" office:value="0.61299999999999999" table:style-name="ce31">
            <text:p>0.6</text:p>
          </table:table-cell>
          <table:table-cell office:value-type="float" office:value="1.93" table:style-name="ce31">
            <text:p>1.9</text:p>
          </table:table-cell>
          <table:table-cell office:value-type="float" office:value="110.46299999999999" table:style-name="ce31">
            <text:p>110.5</text:p>
          </table:table-cell>
          <table:table-cell table:number-columns-repeated="5" table:style-name="ce24"/>
          <table:table-cell table:number-columns-repeated="16371" table:style-name="ce29"/>
        </table:table-row>
        <table:table-row table:style-name="ro4">
          <table:table-cell office:value-type="date" office:date-value="2001-03-01T00:00:00" table:style-name="ce30">
            <text:p>Mar 2001</text:p>
          </table:table-cell>
          <table:table-cell office:value-type="float" office:value="426.24400000000003" table:style-name="ce31">
            <text:p>426.2</text:p>
          </table:table-cell>
          <table:table-cell office:value-type="float" office:value="21.753" table:style-name="ce31">
            <text:p>21.8</text:p>
          </table:table-cell>
          <table:table-cell office:value-type="float" office:value="37.729999999999997" table:style-name="ce31">
            <text:p>37.7</text:p>
          </table:table-cell>
          <table:table-cell office:value-type="float" office:value="5.3310000000000004" table:style-name="ce31">
            <text:p>5.3</text:p>
          </table:table-cell>
          <table:table-cell office:value-type="float" office:value="1.292" table:style-name="ce31">
            <text:p>1.3</text:p>
          </table:table-cell>
          <table:table-cell office:value-type="float" office:value="3.258" table:style-name="ce31">
            <text:p>3.3</text:p>
          </table:table-cell>
          <table:table-cell office:value-type="float" office:value="495.608" table:style-name="ce31">
            <text:p>495.6</text:p>
          </table:table-cell>
          <table:table-cell table:number-columns-repeated="5" table:style-name="ce24"/>
          <table:table-cell table:number-columns-repeated="16371" table:style-name="ce29"/>
        </table:table-row>
        <table:table-row table:style-name="ro4">
          <table:table-cell office:value-type="date" office:date-value="2001-04-01T00:00:00" table:style-name="ce30">
            <text:p>Apr 2001</text:p>
          </table:table-cell>
          <table:table-cell office:value-type="float" office:value="185.78299999999999" table:style-name="ce31">
            <text:p>185.8</text:p>
          </table:table-cell>
          <table:table-cell office:value-type="float" office:value="16.952999999999999" table:style-name="ce31">
            <text:p>17.0</text:p>
          </table:table-cell>
          <table:table-cell office:value-type="float" office:value="20.745999999999999" table:style-name="ce31">
            <text:p>20.7</text:p>
          </table:table-cell>
          <table:table-cell office:value-type="float" office:value="4.4409999999999998" table:style-name="ce31">
            <text:p>4.4</text:p>
          </table:table-cell>
          <table:table-cell office:value-type="float" office:value="0.82399999999999995" table:style-name="ce31">
            <text:p>0.8</text:p>
          </table:table-cell>
          <table:table-cell office:value-type="float" office:value="3.444" table:style-name="ce31">
            <text:p>3.4</text:p>
          </table:table-cell>
          <table:table-cell office:value-type="float" office:value="232.191" table:style-name="ce31">
            <text:p>232.2</text:p>
          </table:table-cell>
          <table:table-cell table:number-columns-repeated="5" table:style-name="ce24"/>
          <table:table-cell table:number-columns-repeated="16371" table:style-name="ce29"/>
        </table:table-row>
        <table:table-row table:style-name="ro4">
          <table:table-cell office:value-type="date" office:date-value="2001-05-01T00:00:00" table:style-name="ce30">
            <text:p>May 2001</text:p>
          </table:table-cell>
          <table:table-cell office:value-type="float" office:value="206.62299999999999" table:style-name="ce31">
            <text:p>206.6</text:p>
          </table:table-cell>
          <table:table-cell office:value-type="float" office:value="17.957999999999998" table:style-name="ce31">
            <text:p>18.0</text:p>
          </table:table-cell>
          <table:table-cell office:value-type="float" office:value="21.84" table:style-name="ce31">
            <text:p>21.8</text:p>
          </table:table-cell>
          <table:table-cell office:value-type="float" office:value="4.274" table:style-name="ce31">
            <text:p>4.3</text:p>
          </table:table-cell>
          <table:table-cell office:value-type="float" office:value="0.875" table:style-name="ce31">
            <text:p>0.9</text:p>
          </table:table-cell>
          <table:table-cell office:value-type="float" office:value="2.9550000000000001" table:style-name="ce31">
            <text:p>3.0</text:p>
          </table:table-cell>
          <table:table-cell office:value-type="float" office:value="254.52500000000001" table:style-name="ce31">
            <text:p>254.5</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06-01T00:00:00" table:style-name="ce30">
            <text:p>Jun 2001</text:p>
          </table:table-cell>
          <table:table-cell office:value-type="float" office:value="226.15299999999999" table:style-name="ce31">
            <text:p>226.2</text:p>
          </table:table-cell>
          <table:table-cell office:value-type="float" office:value="20.181000000000001" table:style-name="ce31">
            <text:p>20.2</text:p>
          </table:table-cell>
          <table:table-cell office:value-type="float" office:value="24.280999999999999" table:style-name="ce31">
            <text:p>24.3</text:p>
          </table:table-cell>
          <table:table-cell office:value-type="float" office:value="4.4560000000000004" table:style-name="ce31">
            <text:p>4.5</text:p>
          </table:table-cell>
          <table:table-cell office:value-type="float" office:value="1.137" table:style-name="ce31">
            <text:p>1.1</text:p>
          </table:table-cell>
          <table:table-cell office:value-type="float" office:value="3.11" table:style-name="ce31">
            <text:p>3.1</text:p>
          </table:table-cell>
          <table:table-cell office:value-type="float" office:value="279.31799999999998" table:style-name="ce31">
            <text:p>279.3</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07-01T00:00:00" table:style-name="ce30">
            <text:p>Jul 2001</text:p>
          </table:table-cell>
          <table:table-cell office:value-type="float" office:value="183.66" table:style-name="ce31">
            <text:p>183.7</text:p>
          </table:table-cell>
          <table:table-cell office:value-type="float" office:value="18.332999999999998" table:style-name="ce31">
            <text:p>18.3</text:p>
          </table:table-cell>
          <table:table-cell office:value-type="float" office:value="19.712" table:style-name="ce31">
            <text:p>19.7</text:p>
          </table:table-cell>
          <table:table-cell office:value-type="float" office:value="4.2750000000000004" table:style-name="ce31">
            <text:p>4.3</text:p>
          </table:table-cell>
          <table:table-cell office:value-type="float" office:value="0.76400000000000001" table:style-name="ce31">
            <text:p>0.8</text:p>
          </table:table-cell>
          <table:table-cell office:value-type="float" office:value="3.3690000000000002" table:style-name="ce31">
            <text:p>3.4</text:p>
          </table:table-cell>
          <table:table-cell office:value-type="float" office:value="230.113" table:style-name="ce31">
            <text:p>230.1</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08-01T00:00:00" table:style-name="ce30">
            <text:p>Aug 2001</text:p>
          </table:table-cell>
          <table:table-cell office:value-type="float" office:value="83.385999999999996" table:style-name="ce31">
            <text:p>83.4</text:p>
          </table:table-cell>
          <table:table-cell office:value-type="float" office:value="13.878" table:style-name="ce31">
            <text:p>13.9</text:p>
          </table:table-cell>
          <table:table-cell office:value-type="float" office:value="13.28" table:style-name="ce31">
            <text:p>13.3</text:p>
          </table:table-cell>
          <table:table-cell office:value-type="float" office:value="3.45" table:style-name="ce31">
            <text:p>3.5</text:p>
          </table:table-cell>
          <table:table-cell office:value-type="float" office:value="0.57099999999999995" table:style-name="ce31">
            <text:p>0.6</text:p>
          </table:table-cell>
          <table:table-cell office:value-type="float" office:value="2.7120000000000002" table:style-name="ce31">
            <text:p>2.7</text:p>
          </table:table-cell>
          <table:table-cell office:value-type="float" office:value="117.277" table:style-name="ce31">
            <text:p>117.3</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09-01T00:00:00" table:style-name="ce30">
            <text:p>Sep 2001</text:p>
          </table:table-cell>
          <table:table-cell office:value-type="float" office:value="462.51100000000002" table:style-name="ce31">
            <text:p>462.5</text:p>
          </table:table-cell>
          <table:table-cell office:value-type="float" office:value="21.044" table:style-name="ce31">
            <text:p>21.0</text:p>
          </table:table-cell>
          <table:table-cell office:value-type="float" office:value="39.875" table:style-name="ce31">
            <text:p>39.9</text:p>
          </table:table-cell>
          <table:table-cell office:value-type="float" office:value="8.2729999999999997" table:style-name="ce31">
            <text:p>8.3</text:p>
          </table:table-cell>
          <table:table-cell office:value-type="float" office:value="1.3779999999999999" table:style-name="ce31">
            <text:p>1.4</text:p>
          </table:table-cell>
          <table:table-cell office:value-type="float" office:value="3.7029999999999998" table:style-name="ce31">
            <text:p>3.7</text:p>
          </table:table-cell>
          <table:table-cell office:value-type="float" office:value="536.78399999999999" table:style-name="ce31">
            <text:p>536.8</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10-01T00:00:00" table:style-name="ce30">
            <text:p>Oct 2001</text:p>
          </table:table-cell>
          <table:table-cell office:value-type="float" office:value="195.75899999999999" table:style-name="ce31">
            <text:p>195.8</text:p>
          </table:table-cell>
          <table:table-cell office:value-type="float" office:value="13.111000000000001" table:style-name="ce31">
            <text:p>13.1</text:p>
          </table:table-cell>
          <table:table-cell office:value-type="float" office:value="22.331" table:style-name="ce31">
            <text:p>22.3</text:p>
          </table:table-cell>
          <table:table-cell office:value-type="float" office:value="3.8420000000000001" table:style-name="ce31">
            <text:p>3.8</text:p>
          </table:table-cell>
          <table:table-cell office:value-type="float" office:value="0.77500000000000002" table:style-name="ce31">
            <text:p>0.8</text:p>
          </table:table-cell>
          <table:table-cell office:value-type="float" office:value="2.7829999999999999" table:style-name="ce31">
            <text:p>2.8</text:p>
          </table:table-cell>
          <table:table-cell office:value-type="float" office:value="238.601" table:style-name="ce31">
            <text:p>238.6</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11-01T00:00:00" table:style-name="ce30">
            <text:p>Nov 2001</text:p>
          </table:table-cell>
          <table:table-cell office:value-type="float" office:value="197.25899999999999" table:style-name="ce31">
            <text:p>197.3</text:p>
          </table:table-cell>
          <table:table-cell office:value-type="float" office:value="11.121" table:style-name="ce31">
            <text:p>11.1</text:p>
          </table:table-cell>
          <table:table-cell office:value-type="float" office:value="24.204999999999998" table:style-name="ce31">
            <text:p>24.2</text:p>
          </table:table-cell>
          <table:table-cell office:value-type="float" office:value="4.202" table:style-name="ce31">
            <text:p>4.2</text:p>
          </table:table-cell>
          <table:table-cell office:value-type="float" office:value="0.878" table:style-name="ce31">
            <text:p>0.9</text:p>
          </table:table-cell>
          <table:table-cell office:value-type="float" office:value="2.7109999999999999" table:style-name="ce31">
            <text:p>2.7</text:p>
          </table:table-cell>
          <table:table-cell office:value-type="float" office:value="240.376" table:style-name="ce31">
            <text:p>240.4</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12-01T00:00:00" table:style-name="ce30">
            <text:p>Dec 2001</text:p>
          </table:table-cell>
          <table:table-cell office:value-type="float" office:value="136.92500000000001" table:style-name="ce31">
            <text:p>136.9</text:p>
          </table:table-cell>
          <table:table-cell office:value-type="float" office:value="8.0090000000000003" table:style-name="ce31">
            <text:p>8.0</text:p>
          </table:table-cell>
          <table:table-cell office:value-type="float" office:value="18.317" table:style-name="ce31">
            <text:p>18.3</text:p>
          </table:table-cell>
          <table:table-cell office:value-type="float" office:value="3.302" table:style-name="ce31">
            <text:p>3.3</text:p>
          </table:table-cell>
          <table:table-cell office:value-type="float" office:value="0.79900000000000004" table:style-name="ce31">
            <text:p>0.8</text:p>
          </table:table-cell>
          <table:table-cell office:value-type="float" office:value="2.1230000000000002" table:style-name="ce31">
            <text:p>2.1</text:p>
          </table:table-cell>
          <table:table-cell office:value-type="float" office:value="169.47499999999999" table:style-name="ce31">
            <text:p>169.5</text:p>
          </table:table-cell>
          <table:table-cell table:style-name="ce33"/>
          <table:table-cell table:number-columns-repeated="4" table:style-name="ce25"/>
          <table:table-cell table:number-columns-repeated="16371" table:style-name="ce29"/>
        </table:table-row>
        <table:table-row table:style-name="ro6">
          <table:table-cell office:value-type="date" office:date-value="2002-01-01T00:00:00" table:style-name="ce30">
            <text:p>Jan 2002</text:p>
          </table:table-cell>
          <table:table-cell office:value-type="float" office:value="213.52099999999999" table:style-name="ce31">
            <text:p>213.5</text:p>
          </table:table-cell>
          <table:table-cell office:value-type="float" office:value="8.452" table:style-name="ce31">
            <text:p>8.5</text:p>
          </table:table-cell>
          <table:table-cell office:value-type="float" office:value="19.77" table:style-name="ce31">
            <text:p>19.8</text:p>
          </table:table-cell>
          <table:table-cell office:value-type="float" office:value="3.5150000000000001" table:style-name="ce31">
            <text:p>3.5</text:p>
          </table:table-cell>
          <table:table-cell office:value-type="float" office:value="0.75600000000000001" table:style-name="ce31">
            <text:p>0.8</text:p>
          </table:table-cell>
          <table:table-cell office:value-type="float" office:value="2.153" table:style-name="ce31">
            <text:p>2.2</text:p>
          </table:table-cell>
          <table:table-cell office:value-type="float" office:value="248.167" table:style-name="ce31">
            <text:p>248.2</text:p>
          </table:table-cell>
          <table:table-cell office:value-type="float" office:value="6.5094420600858314" table:formula="of:=[.H123]/[.H111]*100-100" table:style-name="ce26">
            <text:p>6.5</text:p>
          </table:table-cell>
          <table:table-cell table:number-columns-repeated="4" table:style-name="ce25"/>
          <table:table-cell table:number-columns-repeated="16371" table:style-name="ce29"/>
        </table:table-row>
        <table:table-row table:style-name="ro4">
          <table:table-cell office:value-type="date" office:date-value="2002-02-01T00:00:00" table:style-name="ce30">
            <text:p>Feb 2002</text:p>
          </table:table-cell>
          <table:table-cell office:value-type="float" office:value="98.876999999999995" table:style-name="ce31">
            <text:p>98.9</text:p>
          </table:table-cell>
          <table:table-cell office:value-type="float" office:value="8.1639999999999997" table:style-name="ce31">
            <text:p>8.2</text:p>
          </table:table-cell>
          <table:table-cell office:value-type="float" office:value="15.456" table:style-name="ce31">
            <text:p>15.5</text:p>
          </table:table-cell>
          <table:table-cell office:value-type="float" office:value="3.1920000000000002" table:style-name="ce31">
            <text:p>3.2</text:p>
          </table:table-cell>
          <table:table-cell office:value-type="float" office:value="0.63600000000000001" table:style-name="ce31">
            <text:p>0.6</text:p>
          </table:table-cell>
          <table:table-cell office:value-type="float" office:value="2.4289999999999998" table:style-name="ce31">
            <text:p>2.4</text:p>
          </table:table-cell>
          <table:table-cell office:value-type="float" office:value="128.75399999999999" table:style-name="ce31">
            <text:p>128.8</text:p>
          </table:table-cell>
          <table:table-cell office:value-type="float" office:value="16.55848564677764" table:formula="of:=[.H124]/[.H112]*100-100" table:style-name="ce26">
            <text:p>16.6</text:p>
          </table:table-cell>
          <table:table-cell table:number-columns-repeated="4" table:style-name="ce25"/>
          <table:table-cell table:number-columns-repeated="16371" table:style-name="ce29"/>
        </table:table-row>
        <table:table-row table:style-name="ro4">
          <table:table-cell office:value-type="date" office:date-value="2002-03-01T00:00:00" table:style-name="ce30">
            <text:p>Mar 2002</text:p>
          </table:table-cell>
          <table:table-cell office:value-type="float" office:value="446.29" table:style-name="ce31">
            <text:p>446.3</text:p>
          </table:table-cell>
          <table:table-cell office:value-type="float" office:value="21.361999999999998" table:style-name="ce31">
            <text:p>21.4</text:p>
          </table:table-cell>
          <table:table-cell office:value-type="float" office:value="36.020000000000003" table:style-name="ce31">
            <text:p>36.0</text:p>
          </table:table-cell>
          <table:table-cell office:value-type="float" office:value="4.7530000000000001" table:style-name="ce31">
            <text:p>4.8</text:p>
          </table:table-cell>
          <table:table-cell office:value-type="float" office:value="1.462" table:style-name="ce31">
            <text:p>1.5</text:p>
          </table:table-cell>
          <table:table-cell office:value-type="float" office:value="3.8439999999999999" table:style-name="ce31">
            <text:p>3.8</text:p>
          </table:table-cell>
          <table:table-cell office:value-type="float" office:value="513.73099999999999" table:style-name="ce31">
            <text:p>513.7</text:p>
          </table:table-cell>
          <table:table-cell office:value-type="float" office:value="3.656720634049492" table:formula="of:=[.H125]/[.H113]*100-100" table:style-name="ce26">
            <text:p>3.7</text:p>
          </table:table-cell>
          <table:table-cell table:number-columns-repeated="4" table:style-name="ce25"/>
          <table:table-cell table:number-columns-repeated="16371" table:style-name="ce29"/>
        </table:table-row>
        <table:table-row table:style-name="ro4">
          <table:table-cell office:value-type="date" office:date-value="2002-04-01T00:00:00" table:style-name="ce30">
            <text:p>Apr 2002</text:p>
          </table:table-cell>
          <table:table-cell office:value-type="float" office:value="214.029" table:style-name="ce31">
            <text:p>214.0</text:p>
          </table:table-cell>
          <table:table-cell office:value-type="float" office:value="18.233000000000001" table:style-name="ce31">
            <text:p>18.2</text:p>
          </table:table-cell>
          <table:table-cell office:value-type="float" office:value="21.728999999999999" table:style-name="ce31">
            <text:p>21.7</text:p>
          </table:table-cell>
          <table:table-cell office:value-type="float" office:value="4.1609999999999996" table:style-name="ce31">
            <text:p>4.2</text:p>
          </table:table-cell>
          <table:table-cell office:value-type="float" office:value="1.17" table:style-name="ce31">
            <text:p>1.2</text:p>
          </table:table-cell>
          <table:table-cell office:value-type="float" office:value="3.8769999999999998" table:style-name="ce31">
            <text:p>3.9</text:p>
          </table:table-cell>
          <table:table-cell office:value-type="float" office:value="263.19900000000001" table:style-name="ce31">
            <text:p>263.2</text:p>
          </table:table-cell>
          <table:table-cell office:value-type="float" office:value="13.354522785120878" table:formula="of:=[.H126]/[.H114]*100-100" table:style-name="ce26">
            <text:p>13.4</text:p>
          </table:table-cell>
          <table:table-cell table:number-columns-repeated="4" table:style-name="ce25"/>
          <table:table-cell table:number-columns-repeated="16371" table:style-name="ce29"/>
        </table:table-row>
        <table:table-row table:style-name="ro4">
          <table:table-cell office:value-type="date" office:date-value="2002-05-01T00:00:00" table:style-name="ce30">
            <text:p>May 2002</text:p>
          </table:table-cell>
          <table:table-cell office:value-type="float" office:value="219.01" table:style-name="ce31">
            <text:p>219.0</text:p>
          </table:table-cell>
          <table:table-cell office:value-type="float" office:value="17.683" table:style-name="ce31">
            <text:p>17.7</text:p>
          </table:table-cell>
          <table:table-cell office:value-type="float" office:value="24.443999999999999" table:style-name="ce31">
            <text:p>24.4</text:p>
          </table:table-cell>
          <table:table-cell office:value-type="float" office:value="3.8719999999999999" table:style-name="ce31">
            <text:p>3.9</text:p>
          </table:table-cell>
          <table:table-cell office:value-type="float" office:value="1.1759999999999999" table:style-name="ce31">
            <text:p>1.2</text:p>
          </table:table-cell>
          <table:table-cell office:value-type="float" office:value="3.78" table:style-name="ce31">
            <text:p>3.8</text:p>
          </table:table-cell>
          <table:table-cell office:value-type="float" office:value="269.96499999999997" table:style-name="ce31">
            <text:p>270.0</text:p>
          </table:table-cell>
          <table:table-cell office:value-type="float" office:value="6.0662017483547714" table:formula="of:=[.H127]/[.H115]*100-100" table:style-name="ce26">
            <text:p>6.1</text:p>
          </table:table-cell>
          <table:table-cell table:number-columns-repeated="4" table:style-name="ce25"/>
          <table:table-cell table:number-columns-repeated="16371" table:style-name="ce29"/>
        </table:table-row>
        <table:table-row table:style-name="ro4">
          <table:table-cell office:value-type="date" office:date-value="2002-06-01T00:00:00" table:style-name="ce30">
            <text:p>Jun 2002</text:p>
          </table:table-cell>
          <table:table-cell office:value-type="float" office:value="217.042" table:style-name="ce31">
            <text:p>217.0</text:p>
          </table:table-cell>
          <table:table-cell office:value-type="float" office:value="15.41" table:style-name="ce31">
            <text:p>15.4</text:p>
          </table:table-cell>
          <table:table-cell office:value-type="float" office:value="22.881" table:style-name="ce31">
            <text:p>22.9</text:p>
          </table:table-cell>
          <table:table-cell office:value-type="float" office:value="3.9889999999999999" table:style-name="ce31">
            <text:p>4.0</text:p>
          </table:table-cell>
          <table:table-cell office:value-type="float" office:value="1.163" table:style-name="ce31">
            <text:p>1.2</text:p>
          </table:table-cell>
          <table:table-cell office:value-type="float" office:value="3.052" table:style-name="ce31">
            <text:p>3.1</text:p>
          </table:table-cell>
          <table:table-cell office:value-type="float" office:value="263.53699999999998" table:style-name="ce31">
            <text:p>263.5</text:p>
          </table:table-cell>
          <table:table-cell office:value-type="float" office:value="-5.6498328070514532" table:formula="of:=[.H128]/[.H116]*100-100" table:style-name="ce26">
            <text:p>-5.6</text:p>
          </table:table-cell>
          <table:table-cell table:number-columns-repeated="4" table:style-name="ce25"/>
          <table:table-cell table:number-columns-repeated="16371" table:style-name="ce29"/>
        </table:table-row>
        <table:table-row table:style-name="ro4">
          <table:table-cell office:value-type="date" office:date-value="2002-07-01T00:00:00" table:style-name="ce30">
            <text:p>Jul 2002</text:p>
          </table:table-cell>
          <table:table-cell office:value-type="float" office:value="204.75200000000001" table:style-name="ce31">
            <text:p>204.8</text:p>
          </table:table-cell>
          <table:table-cell office:value-type="float" office:value="15.871" table:style-name="ce31">
            <text:p>15.9</text:p>
          </table:table-cell>
          <table:table-cell office:value-type="float" office:value="22.099" table:style-name="ce31">
            <text:p>22.1</text:p>
          </table:table-cell>
          <table:table-cell office:value-type="float" office:value="4.1219999999999999" table:style-name="ce31">
            <text:p>4.1</text:p>
          </table:table-cell>
          <table:table-cell office:value-type="float" office:value="1.0740000000000001" table:style-name="ce31">
            <text:p>1.1</text:p>
          </table:table-cell>
          <table:table-cell office:value-type="float" office:value="4.0430000000000001" table:style-name="ce31">
            <text:p>4.0</text:p>
          </table:table-cell>
          <table:table-cell office:value-type="float" office:value="251.96100000000001" table:style-name="ce31">
            <text:p>252.0</text:p>
          </table:table-cell>
          <table:table-cell office:value-type="float" office:value="9.49446576247324" table:formula="of:=[.H129]/[.H117]*100-100" table:style-name="ce26">
            <text:p>9.5</text:p>
          </table:table-cell>
          <table:table-cell table:number-columns-repeated="4" table:style-name="ce25"/>
          <table:table-cell table:number-columns-repeated="16371" table:style-name="ce29"/>
        </table:table-row>
        <table:table-row table:style-name="ro4">
          <table:table-cell office:value-type="date" office:date-value="2002-08-01T00:00:00" table:style-name="ce30">
            <text:p>Aug 2002</text:p>
          </table:table-cell>
          <table:table-cell office:value-type="float" office:value="92.98" table:style-name="ce31">
            <text:p>93.0</text:p>
          </table:table-cell>
          <table:table-cell office:value-type="float" office:value="12.769" table:style-name="ce31">
            <text:p>12.8</text:p>
          </table:table-cell>
          <table:table-cell office:value-type="float" office:value="13.676" table:style-name="ce31">
            <text:p>13.7</text:p>
          </table:table-cell>
          <table:table-cell office:value-type="float" office:value="3.4529999999999998" table:style-name="ce31">
            <text:p>3.5</text:p>
          </table:table-cell>
          <table:table-cell office:value-type="float" office:value="0.64100000000000001" table:style-name="ce31">
            <text:p>0.6</text:p>
          </table:table-cell>
          <table:table-cell office:value-type="float" office:value="3.109" table:style-name="ce31">
            <text:p>3.1</text:p>
          </table:table-cell>
          <table:table-cell office:value-type="float" office:value="126.628" table:style-name="ce31">
            <text:p>126.6</text:p>
          </table:table-cell>
          <table:table-cell office:value-type="float" office:value="7.9734304254031088" table:formula="of:=[.H130]/[.H118]*100-100" table:style-name="ce26">
            <text:p>8.0</text:p>
          </table:table-cell>
          <table:table-cell table:number-columns-repeated="4" table:style-name="ce25"/>
          <table:table-cell table:number-columns-repeated="16371" table:style-name="ce29"/>
        </table:table-row>
        <table:table-row table:style-name="ro4">
          <table:table-cell office:value-type="date" office:date-value="2002-09-01T00:00:00" table:style-name="ce30">
            <text:p>Sep 2002</text:p>
          </table:table-cell>
          <table:table-cell office:value-type="float" office:value="446.86099999999999" table:style-name="ce31">
            <text:p>446.9</text:p>
          </table:table-cell>
          <table:table-cell office:value-type="float" office:value="18.670999999999999" table:style-name="ce31">
            <text:p>18.7</text:p>
          </table:table-cell>
          <table:table-cell office:value-type="float" office:value="38.225999999999999" table:style-name="ce31">
            <text:p>38.2</text:p>
          </table:table-cell>
          <table:table-cell office:value-type="float" office:value="4.9779999999999998" table:style-name="ce31">
            <text:p>5.0</text:p>
          </table:table-cell>
          <table:table-cell office:value-type="float" office:value="1.2549999999999999" table:style-name="ce31">
            <text:p>1.3</text:p>
          </table:table-cell>
          <table:table-cell office:value-type="float" office:value="3.0369999999999999" table:style-name="ce31">
            <text:p>3.0</text:p>
          </table:table-cell>
          <table:table-cell office:value-type="float" office:value="513.02800000000002" table:style-name="ce31">
            <text:p>513.0</text:p>
          </table:table-cell>
          <table:table-cell office:value-type="float" office:value="-4.4256162627798119" table:formula="of:=[.H131]/[.H119]*100-100" table:style-name="ce26">
            <text:p>-4.4</text:p>
          </table:table-cell>
          <table:table-cell table:number-columns-repeated="4" table:style-name="ce25"/>
          <table:table-cell table:number-columns-repeated="16371" table:style-name="ce29"/>
        </table:table-row>
        <table:table-row table:style-name="ro4">
          <table:table-cell office:value-type="date" office:date-value="2002-10-01T00:00:00" table:style-name="ce30">
            <text:p>Oct 2002</text:p>
          </table:table-cell>
          <table:table-cell office:value-type="float" office:value="192.988" table:style-name="ce31">
            <text:p>193.0</text:p>
          </table:table-cell>
          <table:table-cell office:value-type="float" office:value="12.427" table:style-name="ce31">
            <text:p>12.4</text:p>
          </table:table-cell>
          <table:table-cell office:value-type="float" office:value="24.748999999999999" table:style-name="ce31">
            <text:p>24.7</text:p>
          </table:table-cell>
          <table:table-cell office:value-type="float" office:value="4.4039999999999999" table:style-name="ce31">
            <text:p>4.4</text:p>
          </table:table-cell>
          <table:table-cell office:value-type="float" office:value="0.94199999999999995" table:style-name="ce31">
            <text:p>0.9</text:p>
          </table:table-cell>
          <table:table-cell office:value-type="float" office:value="2.85" table:style-name="ce31">
            <text:p>2.9</text:p>
          </table:table-cell>
          <table:table-cell office:value-type="float" office:value="238.36" table:style-name="ce31">
            <text:p>238.4</text:p>
          </table:table-cell>
          <table:table-cell office:value-type="float" office:value="-0.10100544423534075" table:formula="of:=[.H132]/[.H120]*100-100" table:style-name="ce26">
            <text:p>-0.1</text:p>
          </table:table-cell>
          <table:table-cell table:number-columns-repeated="4" table:style-name="ce25"/>
          <table:table-cell table:number-columns-repeated="16371" table:style-name="ce29"/>
        </table:table-row>
        <table:table-row table:style-name="ro4">
          <table:table-cell office:value-type="date" office:date-value="2002-11-01T00:00:00" table:style-name="ce30">
            <text:p>Nov 2002</text:p>
          </table:table-cell>
          <table:table-cell office:value-type="float" office:value="182.93299999999999" table:style-name="ce31">
            <text:p>182.9</text:p>
          </table:table-cell>
          <table:table-cell office:value-type="float" office:value="9.3550000000000004" table:style-name="ce31">
            <text:p>9.4</text:p>
          </table:table-cell>
          <table:table-cell office:value-type="float" office:value="24.585000000000001" table:style-name="ce31">
            <text:p>24.6</text:p>
          </table:table-cell>
          <table:table-cell office:value-type="float" office:value="4.9080000000000004" table:style-name="ce31">
            <text:p>4.9</text:p>
          </table:table-cell>
          <table:table-cell office:value-type="float" office:value="0.96499999999999997" table:style-name="ce31">
            <text:p>1.0</text:p>
          </table:table-cell>
          <table:table-cell office:value-type="float" office:value="2.5499999999999998" table:style-name="ce31">
            <text:p>2.6</text:p>
          </table:table-cell>
          <table:table-cell office:value-type="float" office:value="225.29599999999999" table:style-name="ce31">
            <text:p>225.3</text:p>
          </table:table-cell>
          <table:table-cell office:value-type="float" office:value="-6.2735048424135584" table:formula="of:=[.H133]/[.H121]*100-100" table:style-name="ce26">
            <text:p>-6.3</text:p>
          </table:table-cell>
          <table:table-cell table:number-columns-repeated="4" table:style-name="ce25"/>
          <table:table-cell table:number-columns-repeated="16371" table:style-name="ce29"/>
        </table:table-row>
        <table:table-row table:style-name="ro4">
          <table:table-cell office:value-type="date" office:date-value="2002-12-01T00:00:00" table:style-name="ce30">
            <text:p>Dec 2002</text:p>
          </table:table-cell>
          <table:table-cell office:value-type="float" office:value="152.84800000000001" table:style-name="ce31">
            <text:p>152.8</text:p>
          </table:table-cell>
          <table:table-cell office:value-type="float" office:value="7.3929999999999998" table:style-name="ce31">
            <text:p>7.4</text:p>
          </table:table-cell>
          <table:table-cell office:value-type="float" office:value="19.933" table:style-name="ce31">
            <text:p>19.9</text:p>
          </table:table-cell>
          <table:table-cell office:value-type="float" office:value="3.3290000000000002" table:style-name="ce31">
            <text:p>3.3</text:p>
          </table:table-cell>
          <table:table-cell office:value-type="float" office:value="1.0580000000000001" table:style-name="ce31">
            <text:p>1.1</text:p>
          </table:table-cell>
          <table:table-cell office:value-type="float" office:value="2.2000000000000002" table:style-name="ce31">
            <text:p>2.2</text:p>
          </table:table-cell>
          <table:table-cell office:value-type="float" office:value="186.761" table:style-name="ce31">
            <text:p>186.8</text:p>
          </table:table-cell>
          <table:table-cell office:value-type="float" office:value="10.199734474111224" table:formula="of:=[.H134]/[.H122]*100-100" table:style-name="ce26">
            <text:p>10.2</text:p>
          </table:table-cell>
          <table:table-cell table:number-columns-repeated="4" table:style-name="ce25"/>
          <table:table-cell table:number-columns-repeated="16371" table:style-name="ce29"/>
        </table:table-row>
        <table:table-row table:style-name="ro6">
          <table:table-cell office:value-type="date" office:date-value="2003-01-01T00:00:00" table:style-name="ce30">
            <text:p>Jan 2003</text:p>
          </table:table-cell>
          <table:table-cell office:value-type="float" office:value="193.43299999999999" table:style-name="ce31">
            <text:p>193.4</text:p>
          </table:table-cell>
          <table:table-cell office:value-type="float" office:value="8.0069999999999997" table:style-name="ce31">
            <text:p>8.0</text:p>
          </table:table-cell>
          <table:table-cell office:value-type="float" office:value="22.047000000000001" table:style-name="ce31">
            <text:p>22.0</text:p>
          </table:table-cell>
          <table:table-cell office:value-type="float" office:value="3.84" table:style-name="ce31">
            <text:p>3.8</text:p>
          </table:table-cell>
          <table:table-cell office:value-type="float" office:value="0.88200000000000001" table:style-name="ce31">
            <text:p>0.9</text:p>
          </table:table-cell>
          <table:table-cell office:value-type="float" office:value="2.58" table:style-name="ce31">
            <text:p>2.6</text:p>
          </table:table-cell>
          <table:table-cell office:value-type="float" office:value="230.78899999999999" table:style-name="ce31">
            <text:p>230.8</text:p>
          </table:table-cell>
          <table:table-cell office:value-type="float" office:value="-7.0025426426559676" table:formula="of:=[.H135]/[.H123]*100-100" table:style-name="ce26">
            <text:p>-7.0</text:p>
          </table:table-cell>
          <table:table-cell table:number-columns-repeated="4" table:style-name="ce25"/>
          <table:table-cell table:number-columns-repeated="16371" table:style-name="ce29"/>
        </table:table-row>
        <table:table-row table:style-name="ro4">
          <table:table-cell office:value-type="date" office:date-value="2003-02-01T00:00:00" table:style-name="ce30">
            <text:p>Feb 2003</text:p>
          </table:table-cell>
          <table:table-cell office:value-type="float" office:value="92.159000000000006" table:style-name="ce31">
            <text:p>92.2</text:p>
          </table:table-cell>
          <table:table-cell office:value-type="float" office:value="7.2439999999999998" table:style-name="ce31">
            <text:p>7.2</text:p>
          </table:table-cell>
          <table:table-cell office:value-type="float" office:value="14.468999999999999" table:style-name="ce31">
            <text:p>14.5</text:p>
          </table:table-cell>
          <table:table-cell office:value-type="float" office:value="3.2040000000000002" table:style-name="ce31">
            <text:p>3.2</text:p>
          </table:table-cell>
          <table:table-cell office:value-type="float" office:value="0.63" table:style-name="ce31">
            <text:p>0.6</text:p>
          </table:table-cell>
          <table:table-cell office:value-type="float" office:value="2.4740000000000002" table:style-name="ce31">
            <text:p>2.5</text:p>
          </table:table-cell>
          <table:table-cell office:value-type="float" office:value="120.18" table:style-name="ce31">
            <text:p>120.2</text:p>
          </table:table-cell>
          <table:table-cell office:value-type="float" office:value="-6.6592105876322165" table:formula="of:=[.H136]/[.H124]*100-100" table:style-name="ce26">
            <text:p>-6.7</text:p>
          </table:table-cell>
          <table:table-cell table:number-columns-repeated="4" table:style-name="ce25"/>
          <table:table-cell table:number-columns-repeated="16371" table:style-name="ce29"/>
        </table:table-row>
        <table:table-row table:style-name="ro4">
          <table:table-cell office:value-type="date" office:date-value="2003-03-01T00:00:00" table:style-name="ce30">
            <text:p>Mar 2003</text:p>
          </table:table-cell>
          <table:table-cell office:value-type="float" office:value="452.00900000000001" table:style-name="ce31">
            <text:p>452.0</text:p>
          </table:table-cell>
          <table:table-cell office:value-type="float" office:value="21.454000000000001" table:style-name="ce31">
            <text:p>21.5</text:p>
          </table:table-cell>
          <table:table-cell office:value-type="float" office:value="44.343000000000004" table:style-name="ce31">
            <text:p>44.3</text:p>
          </table:table-cell>
          <table:table-cell office:value-type="float" office:value="5.702" table:style-name="ce31">
            <text:p>5.7</text:p>
          </table:table-cell>
          <table:table-cell office:value-type="float" office:value="1.875" table:style-name="ce31">
            <text:p>1.9</text:p>
          </table:table-cell>
          <table:table-cell office:value-type="float" office:value="4.7300000000000004" table:style-name="ce31">
            <text:p>4.7</text:p>
          </table:table-cell>
          <table:table-cell office:value-type="float" office:value="530.11300000000006" table:style-name="ce31">
            <text:p>530.1</text:p>
          </table:table-cell>
          <table:table-cell office:value-type="float" office:value="3.1888283946267677" table:formula="of:=[.H137]/[.H125]*100-100" table:style-name="ce26">
            <text:p>3.2</text:p>
          </table:table-cell>
          <table:table-cell table:number-columns-repeated="4" table:style-name="ce25"/>
          <table:table-cell table:number-columns-repeated="16371" table:style-name="ce29"/>
        </table:table-row>
        <table:table-row table:style-name="ro4">
          <table:table-cell office:value-type="date" office:date-value="2003-04-01T00:00:00" table:style-name="ce30">
            <text:p>Apr 2003</text:p>
          </table:table-cell>
          <table:table-cell office:value-type="float" office:value="196.29599999999999" table:style-name="ce31">
            <text:p>196.3</text:p>
          </table:table-cell>
          <table:table-cell office:value-type="float" office:value="17.298999999999999" table:style-name="ce31">
            <text:p>17.3</text:p>
          </table:table-cell>
          <table:table-cell office:value-type="float" office:value="23.626999999999999" table:style-name="ce31">
            <text:p>23.6</text:p>
          </table:table-cell>
          <table:table-cell office:value-type="float" office:value="4.6429999999999998" table:style-name="ce31">
            <text:p>4.6</text:p>
          </table:table-cell>
          <table:table-cell office:value-type="float" office:value="1.2390000000000001" table:style-name="ce31">
            <text:p>1.2</text:p>
          </table:table-cell>
          <table:table-cell office:value-type="float" office:value="4.0190000000000001" table:style-name="ce31">
            <text:p>4.0</text:p>
          </table:table-cell>
          <table:table-cell office:value-type="float" office:value="247.12299999999999" table:style-name="ce31">
            <text:p>247.1</text:p>
          </table:table-cell>
          <table:table-cell office:value-type="float" office:value="-6.1079259419678777" table:formula="of:=[.H138]/[.H126]*100-100" table:style-name="ce26">
            <text:p>-6.1</text:p>
          </table:table-cell>
          <table:table-cell table:number-columns-repeated="4" table:style-name="ce25"/>
          <table:table-cell table:number-columns-repeated="16371" table:style-name="ce29"/>
        </table:table-row>
        <table:table-row table:style-name="ro4">
          <table:table-cell office:value-type="date" office:date-value="2003-05-01T00:00:00" table:style-name="ce30">
            <text:p>May 2003</text:p>
          </table:table-cell>
          <table:table-cell office:value-type="float" office:value="202.59399999999999" table:style-name="ce31">
            <text:p>202.6</text:p>
          </table:table-cell>
          <table:table-cell office:value-type="float" office:value="18.228999999999999" table:style-name="ce31">
            <text:p>18.2</text:p>
          </table:table-cell>
          <table:table-cell office:value-type="float" office:value="24.509" table:style-name="ce31">
            <text:p>24.5</text:p>
          </table:table-cell>
          <table:table-cell office:value-type="float" office:value="4.21" table:style-name="ce31">
            <text:p>4.2</text:p>
          </table:table-cell>
          <table:table-cell office:value-type="float" office:value="1.321" table:style-name="ce31">
            <text:p>1.3</text:p>
          </table:table-cell>
          <table:table-cell office:value-type="float" office:value="3.653" table:style-name="ce31">
            <text:p>3.7</text:p>
          </table:table-cell>
          <table:table-cell office:value-type="float" office:value="254.51599999999999" table:style-name="ce31">
            <text:p>254.5</text:p>
          </table:table-cell>
          <table:table-cell office:value-type="float" office:value="-5.7225936695497523" table:formula="of:=[.H139]/[.H127]*100-100" table:style-name="ce26">
            <text:p>-5.7</text:p>
          </table:table-cell>
          <table:table-cell table:number-columns-repeated="4" table:style-name="ce25"/>
          <table:table-cell table:number-columns-repeated="16371" table:style-name="ce29"/>
        </table:table-row>
        <table:table-row table:style-name="ro4">
          <table:table-cell office:value-type="date" office:date-value="2003-06-01T00:00:00" table:style-name="ce30">
            <text:p>Jun 2003</text:p>
          </table:table-cell>
          <table:table-cell office:value-type="float" office:value="243.76400000000001" table:style-name="ce31">
            <text:p>243.8</text:p>
          </table:table-cell>
          <table:table-cell office:value-type="float" office:value="27.777000000000001" table:style-name="ce31">
            <text:p>27.8</text:p>
          </table:table-cell>
          <table:table-cell office:value-type="float" office:value="28.593" table:style-name="ce31">
            <text:p>28.6</text:p>
          </table:table-cell>
          <table:table-cell office:value-type="float" office:value="4.6440000000000001" table:style-name="ce31">
            <text:p>4.6</text:p>
          </table:table-cell>
          <table:table-cell office:value-type="float" office:value="1.2529999999999999" table:style-name="ce31">
            <text:p>1.3</text:p>
          </table:table-cell>
          <table:table-cell office:value-type="float" office:value="3.6160000000000001" table:style-name="ce31">
            <text:p>3.6</text:p>
          </table:table-cell>
          <table:table-cell office:value-type="float" office:value="309.64699999999999" table:style-name="ce31">
            <text:p>309.6</text:p>
          </table:table-cell>
          <table:table-cell office:value-type="float" office:value="17.496594406098581" table:formula="of:=[.H140]/[.H128]*100-100" table:style-name="ce26">
            <text:p>17.5</text:p>
          </table:table-cell>
          <table:table-cell table:number-columns-repeated="4" table:style-name="ce25"/>
          <table:table-cell table:number-columns-repeated="16371" table:style-name="ce29"/>
        </table:table-row>
        <table:table-row table:style-name="ro4">
          <table:table-cell office:value-type="date" office:date-value="2003-07-01T00:00:00" table:style-name="ce30">
            <text:p>Jul 2003</text:p>
          </table:table-cell>
          <table:table-cell office:value-type="float" office:value="201.101" table:style-name="ce31">
            <text:p>201.1</text:p>
          </table:table-cell>
          <table:table-cell office:value-type="float" office:value="11.882999999999999" table:style-name="ce31">
            <text:p>11.9</text:p>
          </table:table-cell>
          <table:table-cell office:value-type="float" office:value="24.581" table:style-name="ce31">
            <text:p>24.6</text:p>
          </table:table-cell>
          <table:table-cell office:value-type="float" office:value="4.3250000000000002" table:style-name="ce31">
            <text:p>4.3</text:p>
          </table:table-cell>
          <table:table-cell office:value-type="float" office:value="1.0780000000000001" table:style-name="ce31">
            <text:p>1.1</text:p>
          </table:table-cell>
          <table:table-cell office:value-type="float" office:value="4.2409999999999997" table:style-name="ce31">
            <text:p>4.2</text:p>
          </table:table-cell>
          <table:table-cell office:value-type="float" office:value="247.209" table:style-name="ce31">
            <text:p>247.2</text:p>
          </table:table-cell>
          <table:table-cell office:value-type="float" office:value="-1.8860061676211757" table:formula="of:=[.H141]/[.H129]*100-100" table:style-name="ce26">
            <text:p>-1.9</text:p>
          </table:table-cell>
          <table:table-cell table:number-columns-repeated="4" table:style-name="ce25"/>
          <table:table-cell table:number-columns-repeated="16371" table:style-name="ce29"/>
        </table:table-row>
        <table:table-row table:style-name="ro4">
          <table:table-cell office:value-type="date" office:date-value="2003-08-01T00:00:00" table:style-name="ce30">
            <text:p>Aug 2003</text:p>
          </table:table-cell>
          <table:table-cell office:value-type="float" office:value="94.207999999999998" table:style-name="ce31">
            <text:p>94.2</text:p>
          </table:table-cell>
          <table:table-cell office:value-type="float" office:value="10.005000000000001" table:style-name="ce31">
            <text:p>10.0</text:p>
          </table:table-cell>
          <table:table-cell office:value-type="float" office:value="16.501999999999999" table:style-name="ce31">
            <text:p>16.5</text:p>
          </table:table-cell>
          <table:table-cell office:value-type="float" office:value="3.6909999999999998" table:style-name="ce31">
            <text:p>3.7</text:p>
          </table:table-cell>
          <table:table-cell office:value-type="float" office:value="0.74299999999999999" table:style-name="ce31">
            <text:p>0.7</text:p>
          </table:table-cell>
          <table:table-cell office:value-type="float" office:value="3.2850000000000001" table:style-name="ce31">
            <text:p>3.3</text:p>
          </table:table-cell>
          <table:table-cell office:value-type="float" office:value="128.434" table:style-name="ce31">
            <text:p>128.4</text:p>
          </table:table-cell>
          <table:table-cell office:value-type="float" office:value="1.4262248475850612" table:formula="of:=[.H142]/[.H130]*100-100" table:style-name="ce26">
            <text:p>1.4</text:p>
          </table:table-cell>
          <table:table-cell table:number-columns-repeated="4" table:style-name="ce25"/>
          <table:table-cell table:number-columns-repeated="16371" table:style-name="ce29"/>
        </table:table-row>
        <table:table-row table:style-name="ro4">
          <table:table-cell office:value-type="date" office:date-value="2003-09-01T00:00:00" table:style-name="ce30">
            <text:p>Sep 2003</text:p>
          </table:table-cell>
          <table:table-cell office:value-type="float" office:value="447.46699999999998" table:style-name="ce31">
            <text:p>447.5</text:p>
          </table:table-cell>
          <table:table-cell office:value-type="float" office:value="13.923" table:style-name="ce31">
            <text:p>13.9</text:p>
          </table:table-cell>
          <table:table-cell office:value-type="float" office:value="43.933999999999997" table:style-name="ce31">
            <text:p>43.9</text:p>
          </table:table-cell>
          <table:table-cell office:value-type="float" office:value="5.242" table:style-name="ce31">
            <text:p>5.2</text:p>
          </table:table-cell>
          <table:table-cell office:value-type="float" office:value="1.649" table:style-name="ce31">
            <text:p>1.6</text:p>
          </table:table-cell>
          <table:table-cell office:value-type="float" office:value="3.55" table:style-name="ce31">
            <text:p>3.6</text:p>
          </table:table-cell>
          <table:table-cell office:value-type="float" office:value="515.76499999999999" table:style-name="ce31">
            <text:p>515.8</text:p>
          </table:table-cell>
          <table:table-cell office:value-type="float" office:value="0.5334991462454326" table:formula="of:=[.H143]/[.H131]*100-100" table:style-name="ce26">
            <text:p>0.5</text:p>
          </table:table-cell>
          <table:table-cell table:number-columns-repeated="4" table:style-name="ce25"/>
          <table:table-cell table:number-columns-repeated="16371" table:style-name="ce29"/>
        </table:table-row>
        <table:table-row table:style-name="ro4">
          <table:table-cell office:value-type="date" office:date-value="2003-10-01T00:00:00" table:style-name="ce30">
            <text:p>Oct 2003</text:p>
          </table:table-cell>
          <table:table-cell office:value-type="float" office:value="186.56" table:style-name="ce31">
            <text:p>186.6</text:p>
          </table:table-cell>
          <table:table-cell office:value-type="float" office:value="9.9450000000000003" table:style-name="ce31">
            <text:p>9.9</text:p>
          </table:table-cell>
          <table:table-cell office:value-type="float" office:value="26.274000000000001" table:style-name="ce31">
            <text:p>26.3</text:p>
          </table:table-cell>
          <table:table-cell office:value-type="float" office:value="5.14" table:style-name="ce31">
            <text:p>5.1</text:p>
          </table:table-cell>
          <table:table-cell office:value-type="float" office:value="1.022" table:style-name="ce31">
            <text:p>1.0</text:p>
          </table:table-cell>
          <table:table-cell office:value-type="float" office:value="3.0129999999999999" table:style-name="ce31">
            <text:p>3.0</text:p>
          </table:table-cell>
          <table:table-cell office:value-type="float" office:value="231.95400000000001" table:style-name="ce31">
            <text:p>232.0</text:p>
          </table:table-cell>
          <table:table-cell office:value-type="float" office:value="-2.6875314650109061" table:formula="of:=[.H144]/[.H132]*100-100" table:style-name="ce26">
            <text:p>-2.7</text:p>
          </table:table-cell>
          <table:table-cell table:number-columns-repeated="4" table:style-name="ce25"/>
          <table:table-cell table:number-columns-repeated="16371" table:style-name="ce29"/>
        </table:table-row>
        <table:table-row table:style-name="ro4">
          <table:table-cell office:value-type="date" office:date-value="2003-11-01T00:00:00" table:style-name="ce30">
            <text:p>Nov 2003</text:p>
          </table:table-cell>
          <table:table-cell office:value-type="float" office:value="175.65700000000001" table:style-name="ce31">
            <text:p>175.7</text:p>
          </table:table-cell>
          <table:table-cell office:value-type="float" office:value="7.851" table:style-name="ce31">
            <text:p>7.9</text:p>
          </table:table-cell>
          <table:table-cell office:value-type="float" office:value="26.585999999999999" table:style-name="ce31">
            <text:p>26.6</text:p>
          </table:table-cell>
          <table:table-cell office:value-type="float" office:value="4.8609999999999998" table:style-name="ce31">
            <text:p>4.9</text:p>
          </table:table-cell>
          <table:table-cell office:value-type="float" office:value="0.96199999999999997" table:style-name="ce31">
            <text:p>1.0</text:p>
          </table:table-cell>
          <table:table-cell office:value-type="float" office:value="2.71" table:style-name="ce31">
            <text:p>2.7</text:p>
          </table:table-cell>
          <table:table-cell office:value-type="float" office:value="218.62700000000001" table:style-name="ce31">
            <text:p>218.6</text:p>
          </table:table-cell>
          <table:table-cell office:value-type="float" office:value="-2.9601058163482747" table:formula="of:=[.H145]/[.H133]*100-100" table:style-name="ce26">
            <text:p>-3.0</text:p>
          </table:table-cell>
          <table:table-cell table:number-columns-repeated="4" table:style-name="ce25"/>
          <table:table-cell table:number-columns-repeated="16371" table:style-name="ce29"/>
        </table:table-row>
        <table:table-row table:style-name="ro4">
          <table:table-cell office:value-type="date" office:date-value="2003-12-01T00:00:00" table:style-name="ce30">
            <text:p>Dec 2003</text:p>
          </table:table-cell>
          <table:table-cell office:value-type="float" office:value="160.80799999999999" table:style-name="ce31">
            <text:p>160.8</text:p>
          </table:table-cell>
          <table:table-cell office:value-type="float" office:value="7.2759999999999998" table:style-name="ce31">
            <text:p>7.3</text:p>
          </table:table-cell>
          <table:table-cell office:value-type="float" office:value="22.393999999999998" table:style-name="ce31">
            <text:p>22.4</text:p>
          </table:table-cell>
          <table:table-cell office:value-type="float" office:value="3.6709999999999998" table:style-name="ce31">
            <text:p>3.7</text:p>
          </table:table-cell>
          <table:table-cell office:value-type="float" office:value="1.026" table:style-name="ce31">
            <text:p>1.0</text:p>
          </table:table-cell>
          <table:table-cell office:value-type="float" office:value="2.3650000000000002" table:style-name="ce31">
            <text:p>2.4</text:p>
          </table:table-cell>
          <table:table-cell office:value-type="float" office:value="197.54" table:style-name="ce31">
            <text:p>197.5</text:p>
          </table:table-cell>
          <table:table-cell office:value-type="float" office:value="5.7715475929128672" table:formula="of:=[.H146]/[.H134]*100-100" table:style-name="ce26">
            <text:p>5.8</text:p>
          </table:table-cell>
          <table:table-cell table:number-columns-repeated="4" table:style-name="ce25"/>
          <table:table-cell table:number-columns-repeated="16371" table:style-name="ce29"/>
        </table:table-row>
        <table:table-row table:style-name="ro6">
          <table:table-cell office:value-type="date" office:date-value="2004-01-01T00:00:00" table:style-name="ce30">
            <text:p>Jan 2004</text:p>
          </table:table-cell>
          <table:table-cell office:value-type="float" office:value="199.59200000000001" table:style-name="ce31">
            <text:p>199.6</text:p>
          </table:table-cell>
          <table:table-cell office:value-type="float" office:value="6.3140000000000001" table:style-name="ce31">
            <text:p>6.3</text:p>
          </table:table-cell>
          <table:table-cell office:value-type="float" office:value="21.196999999999999" table:style-name="ce31">
            <text:p>21.2</text:p>
          </table:table-cell>
          <table:table-cell office:value-type="float" office:value="3.7069999999999999" table:style-name="ce31">
            <text:p>3.7</text:p>
          </table:table-cell>
          <table:table-cell office:value-type="float" office:value="0.78100000000000003" table:style-name="ce31">
            <text:p>0.8</text:p>
          </table:table-cell>
          <table:table-cell office:value-type="float" office:value="2.5510000000000002" table:style-name="ce31">
            <text:p>2.6</text:p>
          </table:table-cell>
          <table:table-cell office:value-type="float" office:value="234.142" table:style-name="ce31">
            <text:p>234.1</text:p>
          </table:table-cell>
          <table:table-cell office:value-type="float" office:value="1.4528422065176443" table:formula="of:=[.H147]/[.H135]*100-100" table:style-name="ce26">
            <text:p>1.5</text:p>
          </table:table-cell>
          <table:table-cell table:number-columns-repeated="4" table:style-name="ce25"/>
          <table:table-cell table:number-columns-repeated="16371" table:style-name="ce29"/>
        </table:table-row>
        <table:table-row table:style-name="ro4">
          <table:table-cell office:value-type="date" office:date-value="2004-02-01T00:00:00" table:style-name="ce30">
            <text:p>Feb 2004</text:p>
          </table:table-cell>
          <table:table-cell office:value-type="float" office:value="92.349000000000004" table:style-name="ce31">
            <text:p>92.3</text:p>
          </table:table-cell>
          <table:table-cell office:value-type="float" office:value="6.12" table:style-name="ce31">
            <text:p>6.1</text:p>
          </table:table-cell>
          <table:table-cell office:value-type="float" office:value="15.138" table:style-name="ce31">
            <text:p>15.1</text:p>
          </table:table-cell>
          <table:table-cell office:value-type="float" office:value="3.0819999999999999" table:style-name="ce31">
            <text:p>3.1</text:p>
          </table:table-cell>
          <table:table-cell office:value-type="float" office:value="0.54600000000000004" table:style-name="ce31">
            <text:p>0.5</text:p>
          </table:table-cell>
          <table:table-cell office:value-type="float" office:value="2.36" table:style-name="ce31">
            <text:p>2.4</text:p>
          </table:table-cell>
          <table:table-cell office:value-type="float" office:value="119.595" table:style-name="ce31">
            <text:p>119.6</text:p>
          </table:table-cell>
          <table:table-cell office:value-type="float" office:value="-0.48676984523216049" table:formula="of:=[.H148]/[.H136]*100-100" table:style-name="ce26">
            <text:p>-0.5</text:p>
          </table:table-cell>
          <table:table-cell table:number-columns-repeated="4" table:style-name="ce25"/>
          <table:table-cell table:number-columns-repeated="16371" table:style-name="ce29"/>
        </table:table-row>
        <table:table-row table:style-name="ro4">
          <table:table-cell office:value-type="date" office:date-value="2004-03-01T00:00:00" table:style-name="ce30">
            <text:p>Mar 2004</text:p>
          </table:table-cell>
          <table:table-cell office:value-type="float" office:value="470.3" table:style-name="ce31">
            <text:p>470.3</text:p>
          </table:table-cell>
          <table:table-cell office:value-type="float" office:value="16.626000000000001" table:style-name="ce31">
            <text:p>16.6</text:p>
          </table:table-cell>
          <table:table-cell office:value-type="float" office:value="49.863999999999997" table:style-name="ce31">
            <text:p>49.9</text:p>
          </table:table-cell>
          <table:table-cell office:value-type="float" office:value="5.9909999999999997" table:style-name="ce31">
            <text:p>6.0</text:p>
          </table:table-cell>
          <table:table-cell office:value-type="float" office:value="1.855" table:style-name="ce31">
            <text:p>1.9</text:p>
          </table:table-cell>
          <table:table-cell office:value-type="float" office:value="4.9740000000000002" table:style-name="ce31">
            <text:p>5.0</text:p>
          </table:table-cell>
          <table:table-cell office:value-type="float" office:value="549.61" table:style-name="ce31">
            <text:p>549.6</text:p>
          </table:table-cell>
          <table:table-cell office:value-type="float" office:value="3.6778950902920542" table:formula="of:=[.H149]/[.H137]*100-100" table:style-name="ce26">
            <text:p>3.7</text:p>
          </table:table-cell>
          <table:table-cell table:number-columns-repeated="4" table:style-name="ce25"/>
          <table:table-cell table:number-columns-repeated="16371" table:style-name="ce29"/>
        </table:table-row>
        <table:table-row table:style-name="ro4">
          <table:table-cell office:value-type="date" office:date-value="2004-04-01T00:00:00" table:style-name="ce30">
            <text:p>Apr 2004</text:p>
          </table:table-cell>
          <table:table-cell office:value-type="float" office:value="191.102" table:style-name="ce31">
            <text:p>191.1</text:p>
          </table:table-cell>
          <table:table-cell office:value-type="float" office:value="13.327" table:style-name="ce31">
            <text:p>13.3</text:p>
          </table:table-cell>
          <table:table-cell office:value-type="float" office:value="25.184000000000001" table:style-name="ce31">
            <text:p>25.2</text:p>
          </table:table-cell>
          <table:table-cell office:value-type="float" office:value="4.4649999999999999" table:style-name="ce31">
            <text:p>4.5</text:p>
          </table:table-cell>
          <table:table-cell office:value-type="float" office:value="1.0940000000000001" table:style-name="ce31">
            <text:p>1.1</text:p>
          </table:table-cell>
          <table:table-cell office:value-type="float" office:value="4.2770000000000001" table:style-name="ce31">
            <text:p>4.3</text:p>
          </table:table-cell>
          <table:table-cell office:value-type="float" office:value="239.44900000000001" table:style-name="ce31">
            <text:p>239.4</text:p>
          </table:table-cell>
          <table:table-cell office:value-type="float" office:value="-3.1053362090942471" table:formula="of:=[.H150]/[.H138]*100-100" table:style-name="ce26">
            <text:p>-3.1</text:p>
          </table:table-cell>
          <table:table-cell table:number-columns-repeated="4" table:style-name="ce25"/>
          <table:table-cell table:number-columns-repeated="16371" table:style-name="ce29"/>
        </table:table-row>
        <table:table-row table:style-name="ro4">
          <table:table-cell office:value-type="date" office:date-value="2004-05-01T00:00:00" table:style-name="ce30">
            <text:p>May 2004</text:p>
          </table:table-cell>
          <table:table-cell office:value-type="float" office:value="197.62700000000001" table:style-name="ce31">
            <text:p>197.6</text:p>
          </table:table-cell>
          <table:table-cell office:value-type="float" office:value="14.178000000000001" table:style-name="ce31">
            <text:p>14.2</text:p>
          </table:table-cell>
          <table:table-cell office:value-type="float" office:value="27.04" table:style-name="ce31">
            <text:p>27.0</text:p>
          </table:table-cell>
          <table:table-cell office:value-type="float" office:value="4.4690000000000003" table:style-name="ce31">
            <text:p>4.5</text:p>
          </table:table-cell>
          <table:table-cell office:value-type="float" office:value="1.02" table:style-name="ce31">
            <text:p>1.0</text:p>
          </table:table-cell>
          <table:table-cell office:value-type="float" office:value="4.0590000000000002" table:style-name="ce31">
            <text:p>4.1</text:p>
          </table:table-cell>
          <table:table-cell office:value-type="float" office:value="248.393" table:style-name="ce31">
            <text:p>248.4</text:p>
          </table:table-cell>
          <table:table-cell office:value-type="float" office:value="-2.4057426645083098" table:formula="of:=[.H151]/[.H139]*100-100" table:style-name="ce26">
            <text:p>-2.4</text:p>
          </table:table-cell>
          <table:table-cell table:number-columns-repeated="4" table:style-name="ce25"/>
          <table:table-cell table:number-columns-repeated="16371" table:style-name="ce29"/>
        </table:table-row>
        <table:table-row table:style-name="ro4">
          <table:table-cell office:value-type="date" office:date-value="2004-06-01T00:00:00" table:style-name="ce30">
            <text:p>Jun 2004</text:p>
          </table:table-cell>
          <table:table-cell office:value-type="float" office:value="241.12100000000001" table:style-name="ce31">
            <text:p>241.1</text:p>
          </table:table-cell>
          <table:table-cell office:value-type="float" office:value="15.201000000000001" table:style-name="ce31">
            <text:p>15.2</text:p>
          </table:table-cell>
          <table:table-cell office:value-type="float" office:value="31.556000000000001" table:style-name="ce31">
            <text:p>31.6</text:p>
          </table:table-cell>
          <table:table-cell office:value-type="float" office:value="4.7060000000000004" table:style-name="ce31">
            <text:p>4.7</text:p>
          </table:table-cell>
          <table:table-cell office:value-type="float" office:value="1.514" table:style-name="ce31">
            <text:p>1.5</text:p>
          </table:table-cell>
          <table:table-cell office:value-type="float" office:value="3.8290000000000002" table:style-name="ce31">
            <text:p>3.8</text:p>
          </table:table-cell>
          <table:table-cell office:value-type="float" office:value="297.92700000000002" table:style-name="ce31">
            <text:p>297.9</text:p>
          </table:table-cell>
          <table:table-cell office:value-type="float" office:value="-3.7849551263212504" table:formula="of:=[.H152]/[.H140]*100-100" table:style-name="ce26">
            <text:p>-3.8</text:p>
          </table:table-cell>
          <table:table-cell table:number-columns-repeated="4" table:style-name="ce25"/>
          <table:table-cell table:number-columns-repeated="16371" table:style-name="ce29"/>
        </table:table-row>
        <table:table-row table:style-name="ro4">
          <table:table-cell office:value-type="date" office:date-value="2004-07-01T00:00:00" table:style-name="ce30">
            <text:p>Jul 2004</text:p>
          </table:table-cell>
          <table:table-cell office:value-type="float" office:value="188.22300000000001" table:style-name="ce31">
            <text:p>188.2</text:p>
          </table:table-cell>
          <table:table-cell office:value-type="float" office:value="14.023999999999999" table:style-name="ce31">
            <text:p>14.0</text:p>
          </table:table-cell>
          <table:table-cell office:value-type="float" office:value="25.475000000000001" table:style-name="ce31">
            <text:p>25.5</text:p>
          </table:table-cell>
          <table:table-cell office:value-type="float" office:value="4.2839999999999998" table:style-name="ce31">
            <text:p>4.3</text:p>
          </table:table-cell>
          <table:table-cell office:value-type="float" office:value="0.88300000000000001" table:style-name="ce31">
            <text:p>0.9</text:p>
          </table:table-cell>
          <table:table-cell office:value-type="float" office:value="4.4210000000000003" table:style-name="ce31">
            <text:p>4.4</text:p>
          </table:table-cell>
          <table:table-cell office:value-type="float" office:value="237.31" table:style-name="ce31">
            <text:p>237.3</text:p>
          </table:table-cell>
          <table:table-cell office:value-type="float" office:value="-4.0043040504188667" table:formula="of:=[.H153]/[.H141]*100-100" table:style-name="ce26">
            <text:p>-4.0</text:p>
          </table:table-cell>
          <table:table-cell table:number-columns-repeated="4" table:style-name="ce25"/>
          <table:table-cell table:number-columns-repeated="16371" table:style-name="ce29"/>
        </table:table-row>
        <table:table-row table:style-name="ro4">
          <table:table-cell office:value-type="date" office:date-value="2004-08-01T00:00:00" table:style-name="ce30">
            <text:p>Aug 2004</text:p>
          </table:table-cell>
          <table:table-cell office:value-type="float" office:value="87.528999999999996" table:style-name="ce31">
            <text:p>87.5</text:p>
          </table:table-cell>
          <table:table-cell office:value-type="float" office:value="10.877000000000001" table:style-name="ce31">
            <text:p>10.9</text:p>
          </table:table-cell>
          <table:table-cell office:value-type="float" office:value="15.156000000000001" table:style-name="ce31">
            <text:p>15.2</text:p>
          </table:table-cell>
          <table:table-cell office:value-type="float" office:value="3.2589999999999999" table:style-name="ce31">
            <text:p>3.3</text:p>
          </table:table-cell>
          <table:table-cell office:value-type="float" office:value="0.75800000000000001" table:style-name="ce31">
            <text:p>0.8</text:p>
          </table:table-cell>
          <table:table-cell office:value-type="float" office:value="3.516" table:style-name="ce31">
            <text:p>3.5</text:p>
          </table:table-cell>
          <table:table-cell office:value-type="float" office:value="121.095" table:style-name="ce31">
            <text:p>121.1</text:p>
          </table:table-cell>
          <table:table-cell office:value-type="float" office:value="-5.7142189762835329" table:formula="of:=[.H154]/[.H142]*100-100" table:style-name="ce26">
            <text:p>-5.7</text:p>
          </table:table-cell>
          <table:table-cell table:number-columns-repeated="4" table:style-name="ce25"/>
          <table:table-cell table:number-columns-repeated="16371" table:style-name="ce29"/>
        </table:table-row>
        <table:table-row table:style-name="ro4">
          <table:table-cell office:value-type="date" office:date-value="2004-09-01T00:00:00" table:style-name="ce30">
            <text:p>Sep 2004</text:p>
          </table:table-cell>
          <table:table-cell office:value-type="float" office:value="434.38499999999999" table:style-name="ce31">
            <text:p>434.4</text:p>
          </table:table-cell>
          <table:table-cell office:value-type="float" office:value="14.794" table:style-name="ce31">
            <text:p>14.8</text:p>
          </table:table-cell>
          <table:table-cell office:value-type="float" office:value="47.225999999999999" table:style-name="ce31">
            <text:p>47.2</text:p>
          </table:table-cell>
          <table:table-cell office:value-type="float" office:value="5.3810000000000002" table:style-name="ce31">
            <text:p>5.4</text:p>
          </table:table-cell>
          <table:table-cell office:value-type="float" office:value="1.669" table:style-name="ce31">
            <text:p>1.7</text:p>
          </table:table-cell>
          <table:table-cell office:value-type="float" office:value="3.87" table:style-name="ce31">
            <text:p>3.9</text:p>
          </table:table-cell>
          <table:table-cell office:value-type="float" office:value="507.32499999999999" table:style-name="ce31">
            <text:p>507.3</text:p>
          </table:table-cell>
          <table:table-cell office:value-type="float" office:value="-1.6364041763206103" table:formula="of:=[.H155]/[.H143]*100-100" table:style-name="ce26">
            <text:p>-1.6</text:p>
          </table:table-cell>
          <table:table-cell table:number-columns-repeated="4" table:style-name="ce25"/>
          <table:table-cell table:number-columns-repeated="16371" table:style-name="ce29"/>
        </table:table-row>
        <table:table-row table:style-name="ro4">
          <table:table-cell office:value-type="date" office:date-value="2004-10-01T00:00:00" table:style-name="ce30">
            <text:p>Oct 2004</text:p>
          </table:table-cell>
          <table:table-cell office:value-type="float" office:value="171.81700000000001" table:style-name="ce31">
            <text:p>171.8</text:p>
          </table:table-cell>
          <table:table-cell office:value-type="float" office:value="9.8179999999999996" table:style-name="ce31">
            <text:p>9.8</text:p>
          </table:table-cell>
          <table:table-cell office:value-type="float" office:value="29.395" table:style-name="ce31">
            <text:p>29.4</text:p>
          </table:table-cell>
          <table:table-cell office:value-type="float" office:value="4.9139999999999997" table:style-name="ce31">
            <text:p>4.9</text:p>
          </table:table-cell>
          <table:table-cell office:value-type="float" office:value="1.0720000000000001" table:style-name="ce31">
            <text:p>1.1</text:p>
          </table:table-cell>
          <table:table-cell office:value-type="float" office:value="3.073" table:style-name="ce31">
            <text:p>3.1</text:p>
          </table:table-cell>
          <table:table-cell office:value-type="float" office:value="220.089" table:style-name="ce31">
            <text:p>220.1</text:p>
          </table:table-cell>
          <table:table-cell office:value-type="float" office:value="-5.1152383662277856" table:formula="of:=[.H156]/[.H144]*100-100" table:style-name="ce26">
            <text:p>-5.1</text:p>
          </table:table-cell>
          <table:table-cell table:number-columns-repeated="4" table:style-name="ce25"/>
          <table:table-cell table:number-columns-repeated="16371" table:style-name="ce29"/>
        </table:table-row>
        <table:table-row table:style-name="ro4">
          <table:table-cell office:value-type="date" office:date-value="2004-11-01T00:00:00" table:style-name="ce30">
            <text:p>Nov 2004</text:p>
          </table:table-cell>
          <table:table-cell office:value-type="float" office:value="175.55199999999999" table:style-name="ce31">
            <text:p>175.6</text:p>
          </table:table-cell>
          <table:table-cell office:value-type="float" office:value="9.2260000000000009" table:style-name="ce31">
            <text:p>9.2</text:p>
          </table:table-cell>
          <table:table-cell office:value-type="float" office:value="28.934000000000001" table:style-name="ce31">
            <text:p>28.9</text:p>
          </table:table-cell>
          <table:table-cell office:value-type="float" office:value="5.2549999999999999" table:style-name="ce31">
            <text:p>5.3</text:p>
          </table:table-cell>
          <table:table-cell office:value-type="float" office:value="0.93799999999999994" table:style-name="ce31">
            <text:p>0.9</text:p>
          </table:table-cell>
          <table:table-cell office:value-type="float" office:value="2.8119999999999998" table:style-name="ce31">
            <text:p>2.8</text:p>
          </table:table-cell>
          <table:table-cell office:value-type="float" office:value="222.71700000000001" table:style-name="ce31">
            <text:p>222.7</text:p>
          </table:table-cell>
          <table:table-cell office:value-type="float" office:value="1.8707661908181592" table:formula="of:=[.H157]/[.H145]*100-100" table:style-name="ce26">
            <text:p>1.9</text:p>
          </table:table-cell>
          <table:table-cell table:number-columns-repeated="4" table:style-name="ce25"/>
          <table:table-cell table:number-columns-repeated="16371" table:style-name="ce29"/>
        </table:table-row>
        <table:table-row table:style-name="ro4">
          <table:table-cell office:value-type="date" office:date-value="2004-12-01T00:00:00" table:style-name="ce30">
            <text:p>Dec 2004</text:p>
          </table:table-cell>
          <table:table-cell office:value-type="float" office:value="149.482" table:style-name="ce31">
            <text:p>149.5</text:p>
          </table:table-cell>
          <table:table-cell office:value-type="float" office:value="6.6189999999999998" table:style-name="ce31">
            <text:p>6.6</text:p>
          </table:table-cell>
          <table:table-cell office:value-type="float" office:value="24.79" table:style-name="ce31">
            <text:p>24.8</text:p>
          </table:table-cell>
          <table:table-cell office:value-type="float" office:value="3.6040000000000001" table:style-name="ce31">
            <text:p>3.6</text:p>
          </table:table-cell>
          <table:table-cell office:value-type="float" office:value="1.103" table:style-name="ce31">
            <text:p>1.1</text:p>
          </table:table-cell>
          <table:table-cell office:value-type="float" office:value="2.1869999999999998" table:style-name="ce31">
            <text:p>2.2</text:p>
          </table:table-cell>
          <table:table-cell office:value-type="float" office:value="187.785" table:style-name="ce31">
            <text:p>187.8</text:p>
          </table:table-cell>
          <table:table-cell office:value-type="float" office:value="-4.9382403563835169" table:formula="of:=[.H158]/[.H146]*100-100" table:style-name="ce26">
            <text:p>-4.9</text:p>
          </table:table-cell>
          <table:table-cell table:number-columns-repeated="4" table:style-name="ce25"/>
          <table:table-cell table:number-columns-repeated="16371" table:style-name="ce29"/>
        </table:table-row>
        <table:table-row table:style-name="ro6">
          <table:table-cell office:value-type="date" office:date-value="2005-01-01T00:00:00" table:style-name="ce30">
            <text:p>Jan 2005</text:p>
          </table:table-cell>
          <table:table-cell office:value-type="float" office:value="180.04300000000001" table:style-name="ce31">
            <text:p>180.0</text:p>
          </table:table-cell>
          <table:table-cell office:value-type="float" office:value="6.0919999999999996" table:style-name="ce31">
            <text:p>6.1</text:p>
          </table:table-cell>
          <table:table-cell office:value-type="float" office:value="22.495999999999999" table:style-name="ce31">
            <text:p>22.5</text:p>
          </table:table-cell>
          <table:table-cell office:value-type="float" office:value="3.6859999999999999" table:style-name="ce31">
            <text:p>3.7</text:p>
          </table:table-cell>
          <table:table-cell office:value-type="float" office:value="0.85" table:style-name="ce31">
            <text:p>0.9</text:p>
          </table:table-cell>
          <table:table-cell office:value-type="float" office:value="2.5579999999999998" table:style-name="ce31">
            <text:p>2.6</text:p>
          </table:table-cell>
          <table:table-cell office:value-type="float" office:value="215.72499999999999" table:style-name="ce31">
            <text:p>215.7</text:p>
          </table:table-cell>
          <table:table-cell office:value-type="float" office:value="-7.8657395939216457" table:formula="of:=[.H159]/[.H147]*100-100" table:style-name="ce26">
            <text:p>-7.9</text:p>
          </table:table-cell>
          <table:table-cell table:number-columns-repeated="4" table:style-name="ce25"/>
          <table:table-cell table:number-columns-repeated="16371" table:style-name="ce29"/>
        </table:table-row>
        <table:table-row table:style-name="ro4">
          <table:table-cell office:value-type="date" office:date-value="2005-02-01T00:00:00" table:style-name="ce30">
            <text:p>Feb 2005</text:p>
          </table:table-cell>
          <table:table-cell office:value-type="float" office:value="77.498999999999995" table:style-name="ce31">
            <text:p>77.5</text:p>
          </table:table-cell>
          <table:table-cell office:value-type="float" office:value="5.4980000000000002" table:style-name="ce31">
            <text:p>5.5</text:p>
          </table:table-cell>
          <table:table-cell office:value-type="float" office:value="15.958" table:style-name="ce31">
            <text:p>16.0</text:p>
          </table:table-cell>
          <table:table-cell office:value-type="float" office:value="3.347" table:style-name="ce31">
            <text:p>3.3</text:p>
          </table:table-cell>
          <table:table-cell office:value-type="float" office:value="0.68" table:style-name="ce31">
            <text:p>0.7</text:p>
          </table:table-cell>
          <table:table-cell office:value-type="float" office:value="2.3210000000000002" table:style-name="ce31">
            <text:p>2.3</text:p>
          </table:table-cell>
          <table:table-cell office:value-type="float" office:value="105.303" table:style-name="ce31">
            <text:p>105.3</text:p>
          </table:table-cell>
          <table:table-cell office:value-type="float" office:value="-11.950332371754669" table:formula="of:=[.H160]/[.H148]*100-100" table:style-name="ce26">
            <text:p>-12.0</text:p>
          </table:table-cell>
          <table:table-cell table:number-columns-repeated="4" table:style-name="ce25"/>
          <table:table-cell table:number-columns-repeated="16371" table:style-name="ce29"/>
        </table:table-row>
        <table:table-row table:style-name="ro4">
          <table:table-cell office:value-type="date" office:date-value="2005-03-01T00:00:00" table:style-name="ce30">
            <text:p>Mar 2005</text:p>
          </table:table-cell>
          <table:table-cell office:value-type="float" office:value="440.36" table:style-name="ce31">
            <text:p>440.4</text:p>
          </table:table-cell>
          <table:table-cell office:value-type="float" office:value="15.441000000000001" table:style-name="ce31">
            <text:p>15.4</text:p>
          </table:table-cell>
          <table:table-cell office:value-type="float" office:value="48.94" table:style-name="ce31">
            <text:p>48.9</text:p>
          </table:table-cell>
          <table:table-cell office:value-type="float" office:value="5.8689999999999998" table:style-name="ce31">
            <text:p>5.9</text:p>
          </table:table-cell>
          <table:table-cell office:value-type="float" office:value="1.6220000000000001" table:style-name="ce31">
            <text:p>1.6</text:p>
          </table:table-cell>
          <table:table-cell office:value-type="float" office:value="5.0209999999999999" table:style-name="ce31">
            <text:p>5.0</text:p>
          </table:table-cell>
          <table:table-cell office:value-type="float" office:value="517.25300000000004" table:style-name="ce31">
            <text:p>517.3</text:p>
          </table:table-cell>
          <table:table-cell office:value-type="float" office:value="-5.8872655155473836" table:formula="of:=[.H161]/[.H149]*100-100" table:style-name="ce26">
            <text:p>-5.9</text:p>
          </table:table-cell>
          <table:table-cell table:number-columns-repeated="4" table:style-name="ce25"/>
          <table:table-cell table:number-columns-repeated="16371" table:style-name="ce29"/>
        </table:table-row>
        <table:table-row table:style-name="ro4">
          <table:table-cell office:value-type="date" office:date-value="2005-04-01T00:00:00" table:style-name="ce30">
            <text:p>Apr 2005</text:p>
          </table:table-cell>
          <table:table-cell office:value-type="float" office:value="178.934" table:style-name="ce31">
            <text:p>178.9</text:p>
          </table:table-cell>
          <table:table-cell office:value-type="float" office:value="14.430999999999999" table:style-name="ce31">
            <text:p>14.4</text:p>
          </table:table-cell>
          <table:table-cell office:value-type="float" office:value="27.92" table:style-name="ce31">
            <text:p>27.9</text:p>
          </table:table-cell>
          <table:table-cell office:value-type="float" office:value="4.9630000000000001" table:style-name="ce31">
            <text:p>5.0</text:p>
          </table:table-cell>
          <table:table-cell office:value-type="float" office:value="1.1819999999999999" table:style-name="ce31">
            <text:p>1.2</text:p>
          </table:table-cell>
          <table:table-cell office:value-type="float" office:value="4.569" table:style-name="ce31">
            <text:p>4.6</text:p>
          </table:table-cell>
          <table:table-cell office:value-type="float" office:value="231.999" table:style-name="ce31">
            <text:p>232.0</text:p>
          </table:table-cell>
          <table:table-cell office:value-type="float" office:value="-3.1113097152211964" table:formula="of:=[.H162]/[.H150]*100-100" table:style-name="ce26">
            <text:p>-3.1</text:p>
          </table:table-cell>
          <table:table-cell table:number-columns-repeated="4" table:style-name="ce25"/>
          <table:table-cell table:number-columns-repeated="16371" table:style-name="ce29"/>
        </table:table-row>
        <table:table-row table:style-name="ro4">
          <table:table-cell office:value-type="date" office:date-value="2005-05-01T00:00:00" table:style-name="ce30">
            <text:p>May 2005</text:p>
          </table:table-cell>
          <table:table-cell office:value-type="float" office:value="189.16399999999999" table:style-name="ce31">
            <text:p>189.2</text:p>
          </table:table-cell>
          <table:table-cell office:value-type="float" office:value="13.521000000000001" table:style-name="ce31">
            <text:p>13.5</text:p>
          </table:table-cell>
          <table:table-cell office:value-type="float" office:value="26.181000000000001" table:style-name="ce31">
            <text:p>26.2</text:p>
          </table:table-cell>
          <table:table-cell office:value-type="float" office:value="5.1719999999999997" table:style-name="ce31">
            <text:p>5.2</text:p>
          </table:table-cell>
          <table:table-cell office:value-type="float" office:value="1.17" table:style-name="ce31">
            <text:p>1.2</text:p>
          </table:table-cell>
          <table:table-cell office:value-type="float" office:value="4.2229999999999999" table:style-name="ce31">
            <text:p>4.2</text:p>
          </table:table-cell>
          <table:table-cell office:value-type="float" office:value="239.43100000000001" table:style-name="ce31">
            <text:p>239.4</text:p>
          </table:table-cell>
          <table:table-cell office:value-type="float" office:value="-3.6079921736924803" table:formula="of:=[.H163]/[.H151]*100-100" table:style-name="ce26">
            <text:p>-3.6</text:p>
          </table:table-cell>
          <table:table-cell table:number-columns-repeated="4" table:style-name="ce25"/>
          <table:table-cell table:number-columns-repeated="16371" table:style-name="ce29"/>
        </table:table-row>
        <table:table-row table:style-name="ro4">
          <table:table-cell office:value-type="date" office:date-value="2005-06-01T00:00:00" table:style-name="ce30">
            <text:p>Jun 2005</text:p>
          </table:table-cell>
          <table:table-cell office:value-type="float" office:value="226.32599999999999" table:style-name="ce31">
            <text:p>226.3</text:p>
          </table:table-cell>
          <table:table-cell office:value-type="float" office:value="15.637" table:style-name="ce31">
            <text:p>15.6</text:p>
          </table:table-cell>
          <table:table-cell office:value-type="float" office:value="30.166" table:style-name="ce31">
            <text:p>30.2</text:p>
          </table:table-cell>
          <table:table-cell office:value-type="float" office:value="5.2210000000000001" table:style-name="ce31">
            <text:p>5.2</text:p>
          </table:table-cell>
          <table:table-cell office:value-type="float" office:value="1.4259999999999999" table:style-name="ce31">
            <text:p>1.4</text:p>
          </table:table-cell>
          <table:table-cell office:value-type="float" office:value="4.0510000000000002" table:style-name="ce31">
            <text:p>4.1</text:p>
          </table:table-cell>
          <table:table-cell office:value-type="float" office:value="282.827" table:style-name="ce31">
            <text:p>282.8</text:p>
          </table:table-cell>
          <table:table-cell office:value-type="float" office:value="-5.0683556710200861" table:formula="of:=[.H164]/[.H152]*100-100" table:style-name="ce26">
            <text:p>-5.1</text:p>
          </table:table-cell>
          <table:table-cell table:number-columns-repeated="4" table:style-name="ce25"/>
          <table:table-cell table:number-columns-repeated="16371" table:style-name="ce29"/>
        </table:table-row>
        <table:table-row table:style-name="ro4">
          <table:table-cell office:value-type="date" office:date-value="2005-07-01T00:00:00" table:style-name="ce30">
            <text:p>Jul 2005</text:p>
          </table:table-cell>
          <table:table-cell office:value-type="float" office:value="175.339" table:style-name="ce31">
            <text:p>175.3</text:p>
          </table:table-cell>
          <table:table-cell office:value-type="float" office:value="13.579000000000001" table:style-name="ce31">
            <text:p>13.6</text:p>
          </table:table-cell>
          <table:table-cell office:value-type="float" office:value="23.56" table:style-name="ce31">
            <text:p>23.6</text:p>
          </table:table-cell>
          <table:table-cell office:value-type="float" office:value="4.8819999999999997" table:style-name="ce31">
            <text:p>4.9</text:p>
          </table:table-cell>
          <table:table-cell office:value-type="float" office:value="0.93100000000000005" table:style-name="ce31">
            <text:p>0.9</text:p>
          </table:table-cell>
          <table:table-cell office:value-type="float" office:value="4.4089999999999998" table:style-name="ce31">
            <text:p>4.4</text:p>
          </table:table-cell>
          <table:table-cell office:value-type="float" office:value="222.7" table:style-name="ce31">
            <text:p>222.7</text:p>
          </table:table-cell>
          <table:table-cell office:value-type="float" office:value="-6.1565041506889742" table:formula="of:=[.H165]/[.H153]*100-100" table:style-name="ce26">
            <text:p>-6.2</text:p>
          </table:table-cell>
          <table:table-cell table:number-columns-repeated="4" table:style-name="ce25"/>
          <table:table-cell table:number-columns-repeated="16371" table:style-name="ce29"/>
        </table:table-row>
        <table:table-row table:style-name="ro4">
          <table:table-cell office:value-type="date" office:date-value="2005-08-01T00:00:00" table:style-name="ce30">
            <text:p>Aug 2005</text:p>
          </table:table-cell>
          <table:table-cell office:value-type="float" office:value="84.242999999999995" table:style-name="ce31">
            <text:p>84.2</text:p>
          </table:table-cell>
          <table:table-cell office:value-type="float" office:value="10.823" table:style-name="ce31">
            <text:p>10.8</text:p>
          </table:table-cell>
          <table:table-cell office:value-type="float" office:value="15.733000000000001" table:style-name="ce31">
            <text:p>15.7</text:p>
          </table:table-cell>
          <table:table-cell office:value-type="float" office:value="3.8730000000000002" table:style-name="ce31">
            <text:p>3.9</text:p>
          </table:table-cell>
          <table:table-cell office:value-type="float" office:value="0.60599999999999998" table:style-name="ce31">
            <text:p>0.6</text:p>
          </table:table-cell>
          <table:table-cell office:value-type="float" office:value="3.2050000000000001" table:style-name="ce31">
            <text:p>3.2</text:p>
          </table:table-cell>
          <table:table-cell office:value-type="float" office:value="118.483" table:style-name="ce31">
            <text:p>118.5</text:p>
          </table:table-cell>
          <table:table-cell office:value-type="float" office:value="-2.1569841859696908" table:formula="of:=[.H166]/[.H154]*100-100" table:style-name="ce26">
            <text:p>-2.2</text:p>
          </table:table-cell>
          <table:table-cell table:number-columns-repeated="4" table:style-name="ce25"/>
          <table:table-cell table:number-columns-repeated="16371" table:style-name="ce29"/>
        </table:table-row>
        <table:table-row table:style-name="ro4">
          <table:table-cell office:value-type="date" office:date-value="2005-09-01T00:00:00" table:style-name="ce30">
            <text:p>Sep 2005</text:p>
          </table:table-cell>
          <table:table-cell office:value-type="float" office:value="417.63200000000001" table:style-name="ce31">
            <text:p>417.6</text:p>
          </table:table-cell>
          <table:table-cell office:value-type="float" office:value="15.961" table:style-name="ce31">
            <text:p>16.0</text:p>
          </table:table-cell>
          <table:table-cell office:value-type="float" office:value="45.475000000000001" table:style-name="ce31">
            <text:p>45.5</text:p>
          </table:table-cell>
          <table:table-cell office:value-type="float" office:value="5.9640000000000004" table:style-name="ce31">
            <text:p>6.0</text:p>
          </table:table-cell>
          <table:table-cell office:value-type="float" office:value="1.702" table:style-name="ce31">
            <text:p>1.7</text:p>
          </table:table-cell>
          <table:table-cell office:value-type="float" office:value="4.0259999999999998" table:style-name="ce31">
            <text:p>4.0</text:p>
          </table:table-cell>
          <table:table-cell office:value-type="float" office:value="490.76" table:style-name="ce31">
            <text:p>490.8</text:p>
          </table:table-cell>
          <table:table-cell office:value-type="float" office:value="-3.2651653279455957" table:formula="of:=[.H167]/[.H155]*100-100" table:style-name="ce26">
            <text:p>-3.3</text:p>
          </table:table-cell>
          <table:table-cell table:number-columns-repeated="4" table:style-name="ce25"/>
          <table:table-cell table:number-columns-repeated="16371" table:style-name="ce29"/>
        </table:table-row>
        <table:table-row table:style-name="ro4">
          <table:table-cell office:value-type="date" office:date-value="2005-10-01T00:00:00" table:style-name="ce30">
            <text:p>Oct 2005</text:p>
          </table:table-cell>
          <table:table-cell office:value-type="float" office:value="153.93" table:style-name="ce31">
            <text:p>153.9</text:p>
          </table:table-cell>
          <table:table-cell office:value-type="float" office:value="9.577" table:style-name="ce31">
            <text:p>9.6</text:p>
          </table:table-cell>
          <table:table-cell office:value-type="float" office:value="24.79" table:style-name="ce31">
            <text:p>24.8</text:p>
          </table:table-cell>
          <table:table-cell office:value-type="float" office:value="4.9359999999999999" table:style-name="ce31">
            <text:p>4.9</text:p>
          </table:table-cell>
          <table:table-cell office:value-type="float" office:value="0.97" table:style-name="ce31">
            <text:p>1.0</text:p>
          </table:table-cell>
          <table:table-cell office:value-type="float" office:value="3.0649999999999999" table:style-name="ce31">
            <text:p>3.1</text:p>
          </table:table-cell>
          <table:table-cell office:value-type="float" office:value="197.268" table:style-name="ce31">
            <text:p>197.3</text:p>
          </table:table-cell>
          <table:table-cell office:value-type="float" office:value="-10.36898709158568" table:formula="of:=[.H168]/[.H156]*100-100" table:style-name="ce26">
            <text:p>-10.4</text:p>
          </table:table-cell>
          <table:table-cell table:number-columns-repeated="4" table:style-name="ce25"/>
          <table:table-cell table:number-columns-repeated="16371" table:style-name="ce29"/>
        </table:table-row>
        <table:table-row table:style-name="ro4">
          <table:table-cell office:value-type="date" office:date-value="2005-11-01T00:00:00" table:style-name="ce30">
            <text:p>Nov 2005</text:p>
          </table:table-cell>
          <table:table-cell office:value-type="float" office:value="160.82900000000001" table:style-name="ce31">
            <text:p>160.8</text:p>
          </table:table-cell>
          <table:table-cell office:value-type="float" office:value="8.6920000000000002" table:style-name="ce31">
            <text:p>8.7</text:p>
          </table:table-cell>
          <table:table-cell office:value-type="float" office:value="25.727" table:style-name="ce31">
            <text:p>25.7</text:p>
          </table:table-cell>
          <table:table-cell office:value-type="float" office:value="5.1230000000000002" table:style-name="ce31">
            <text:p>5.1</text:p>
          </table:table-cell>
          <table:table-cell office:value-type="float" office:value="1.0289999999999999" table:style-name="ce31">
            <text:p>1.0</text:p>
          </table:table-cell>
          <table:table-cell office:value-type="float" office:value="2.8780000000000001" table:style-name="ce31">
            <text:p>2.9</text:p>
          </table:table-cell>
          <table:table-cell office:value-type="float" office:value="204.27799999999999" table:style-name="ce31">
            <text:p>204.3</text:p>
          </table:table-cell>
          <table:table-cell office:value-type="float" office:value="-8.279116547008087" table:formula="of:=[.H169]/[.H157]*100-100" table:style-name="ce26">
            <text:p>-8.3</text:p>
          </table:table-cell>
          <table:table-cell table:number-columns-repeated="4" table:style-name="ce25"/>
          <table:table-cell table:number-columns-repeated="16371" table:style-name="ce29"/>
        </table:table-row>
        <table:table-row table:style-name="ro4">
          <table:table-cell office:value-type="date" office:date-value="2005-12-01T00:00:00" table:style-name="ce30">
            <text:p>Dec 2005</text:p>
          </table:table-cell>
          <table:table-cell office:value-type="float" office:value="159.15600000000001" table:style-name="ce31">
            <text:p>159.2</text:p>
          </table:table-cell>
          <table:table-cell office:value-type="float" office:value="6.383" table:style-name="ce31">
            <text:p>6.4</text:p>
          </table:table-cell>
          <table:table-cell office:value-type="float" office:value="22.777000000000001" table:style-name="ce31">
            <text:p>22.8</text:p>
          </table:table-cell>
          <table:table-cell office:value-type="float" office:value="3.8279999999999998" table:style-name="ce31">
            <text:p>3.8</text:p>
          </table:table-cell>
          <table:table-cell office:value-type="float" office:value="0.96899999999999997" table:style-name="ce31">
            <text:p>1.0</text:p>
          </table:table-cell>
          <table:table-cell office:value-type="float" office:value="2.234" table:style-name="ce31">
            <text:p>2.2</text:p>
          </table:table-cell>
          <table:table-cell office:value-type="float" office:value="195.34700000000001" table:style-name="ce31">
            <text:p>195.3</text:p>
          </table:table-cell>
          <table:table-cell office:value-type="float" office:value="4.0269457091887091" table:formula="of:=[.H170]/[.H158]*100-100" table:style-name="ce26">
            <text:p>4.0</text:p>
          </table:table-cell>
          <table:table-cell table:number-columns-repeated="4" table:style-name="ce25"/>
          <table:table-cell table:number-columns-repeated="16371" table:style-name="ce29"/>
        </table:table-row>
        <table:table-row table:style-name="ro6">
          <table:table-cell office:value-type="date" office:date-value="2006-01-01T00:00:00" table:style-name="ce30">
            <text:p>Jan 2006</text:p>
          </table:table-cell>
          <table:table-cell office:value-type="float" office:value="154.041" table:style-name="ce31">
            <text:p>154.0</text:p>
          </table:table-cell>
          <table:table-cell office:value-type="float" office:value="6.5759999999999996" table:style-name="ce31">
            <text:p>6.6</text:p>
          </table:table-cell>
          <table:table-cell office:value-type="float" office:value="21.57" table:style-name="ce31">
            <text:p>21.6</text:p>
          </table:table-cell>
          <table:table-cell office:value-type="float" office:value="3.706" table:style-name="ce31">
            <text:p>3.7</text:p>
          </table:table-cell>
          <table:table-cell office:value-type="float" office:value="0.80900000000000005" table:style-name="ce31">
            <text:p>0.8</text:p>
          </table:table-cell>
          <table:table-cell office:value-type="float" office:value="2.5" table:style-name="ce31">
            <text:p>2.5</text:p>
          </table:table-cell>
          <table:table-cell office:value-type="float" office:value="189.202" table:style-name="ce31">
            <text:p>189.2</text:p>
          </table:table-cell>
          <table:table-cell office:value-type="float" office:value="-12.294819793718858" table:formula="of:=[.H171]/[.H159]*100-100" table:style-name="ce26">
            <text:p>-12.3</text:p>
          </table:table-cell>
          <table:table-cell table:number-columns-repeated="4" table:style-name="ce25"/>
          <table:table-cell table:number-columns-repeated="16371" table:style-name="ce29"/>
        </table:table-row>
        <table:table-row table:style-name="ro4">
          <table:table-cell office:value-type="date" office:date-value="2006-02-01T00:00:00" table:style-name="ce30">
            <text:p>Feb 2006</text:p>
          </table:table-cell>
          <table:table-cell office:value-type="float" office:value="74.840999999999994" table:style-name="ce31">
            <text:p>74.8</text:p>
          </table:table-cell>
          <table:table-cell office:value-type="float" office:value="5.141" table:style-name="ce31">
            <text:p>5.1</text:p>
          </table:table-cell>
          <table:table-cell office:value-type="float" office:value="14.416" table:style-name="ce31">
            <text:p>14.4</text:p>
          </table:table-cell>
          <table:table-cell office:value-type="float" office:value="3.323" table:style-name="ce31">
            <text:p>3.3</text:p>
          </table:table-cell>
          <table:table-cell office:value-type="float" office:value="0.72199999999999998" table:style-name="ce31">
            <text:p>0.7</text:p>
          </table:table-cell>
          <table:table-cell office:value-type="float" office:value="2.4460000000000002" table:style-name="ce31">
            <text:p>2.4</text:p>
          </table:table-cell>
          <table:table-cell office:value-type="float" office:value="100.889" table:style-name="ce31">
            <text:p>100.9</text:p>
          </table:table-cell>
          <table:table-cell office:value-type="float" office:value="-4.1917134364642976" table:formula="of:=[.H172]/[.H160]*100-100" table:style-name="ce26">
            <text:p>-4.2</text:p>
          </table:table-cell>
          <table:table-cell table:number-columns-repeated="4" table:style-name="ce25"/>
          <table:table-cell table:number-columns-repeated="16371" table:style-name="ce29"/>
        </table:table-row>
        <table:table-row table:style-name="ro4">
          <table:table-cell office:value-type="date" office:date-value="2006-03-01T00:00:00" table:style-name="ce30">
            <text:p>Mar 2006</text:p>
          </table:table-cell>
          <table:table-cell office:value-type="float" office:value="432.89299999999997" table:style-name="ce31">
            <text:p>432.9</text:p>
          </table:table-cell>
          <table:table-cell office:value-type="float" office:value="17.033999999999999" table:style-name="ce31">
            <text:p>17.0</text:p>
          </table:table-cell>
          <table:table-cell office:value-type="float" office:value="51.23" table:style-name="ce31">
            <text:p>51.2</text:p>
          </table:table-cell>
          <table:table-cell office:value-type="float" office:value="6.1909999999999998" table:style-name="ce31">
            <text:p>6.2</text:p>
          </table:table-cell>
          <table:table-cell office:value-type="float" office:value="2.2240000000000002" table:style-name="ce31">
            <text:p>2.2</text:p>
          </table:table-cell>
          <table:table-cell office:value-type="float" office:value="5.1760000000000002" table:style-name="ce31">
            <text:p>5.2</text:p>
          </table:table-cell>
          <table:table-cell office:value-type="float" office:value="514.74800000000005" table:style-name="ce31">
            <text:p>514.7</text:p>
          </table:table-cell>
          <table:table-cell office:value-type="float" office:value="-0.48428911963777921" table:formula="of:=[.H173]/[.H161]*100-100" table:style-name="ce26">
            <text:p>-0.5</text:p>
          </table:table-cell>
          <table:table-cell table:number-columns-repeated="4" table:style-name="ce25"/>
          <table:table-cell table:number-columns-repeated="16371" table:style-name="ce29"/>
        </table:table-row>
        <table:table-row table:style-name="ro4">
          <table:table-cell office:value-type="date" office:date-value="2006-04-01T00:00:00" table:style-name="ce30">
            <text:p>Apr 2006</text:p>
          </table:table-cell>
          <table:table-cell office:value-type="float" office:value="162.988" table:style-name="ce31">
            <text:p>163.0</text:p>
          </table:table-cell>
          <table:table-cell office:value-type="float" office:value="12.45" table:style-name="ce31">
            <text:p>12.5</text:p>
          </table:table-cell>
          <table:table-cell office:value-type="float" office:value="23.163" table:style-name="ce31">
            <text:p>23.2</text:p>
          </table:table-cell>
          <table:table-cell office:value-type="float" office:value="11.436" table:style-name="ce31">
            <text:p>11.4</text:p>
          </table:table-cell>
          <table:table-cell office:value-type="float" office:value="1.4610000000000001" table:style-name="ce31">
            <text:p>1.5</text:p>
          </table:table-cell>
          <table:table-cell office:value-type="float" office:value="4.0679999999999996" table:style-name="ce31">
            <text:p>4.1</text:p>
          </table:table-cell>
          <table:table-cell office:value-type="float" office:value="215.566" table:style-name="ce31">
            <text:p>215.6</text:p>
          </table:table-cell>
          <table:table-cell office:value-type="float" office:value="-7.0832201862939002" table:formula="of:=[.H174]/[.H162]*100-100" table:style-name="ce26">
            <text:p>-7.1</text:p>
          </table:table-cell>
          <table:table-cell table:number-columns-repeated="4" table:style-name="ce25"/>
          <table:table-cell table:number-columns-repeated="16371" table:style-name="ce29"/>
        </table:table-row>
        <table:table-row table:style-name="ro4">
          <table:table-cell office:value-type="date" office:date-value="2006-05-01T00:00:00" table:style-name="ce30">
            <text:p>May 2006</text:p>
          </table:table-cell>
          <table:table-cell office:value-type="float" office:value="189.03700000000001" table:style-name="ce31">
            <text:p>189.0</text:p>
          </table:table-cell>
          <table:table-cell office:value-type="float" office:value="14.193" table:style-name="ce31">
            <text:p>14.2</text:p>
          </table:table-cell>
          <table:table-cell office:value-type="float" office:value="27.277000000000001" table:style-name="ce31">
            <text:p>27.3</text:p>
          </table:table-cell>
          <table:table-cell office:value-type="float" office:value="2.12" table:style-name="ce31">
            <text:p>2.1</text:p>
          </table:table-cell>
          <table:table-cell office:value-type="float" office:value="1.0740000000000001" table:style-name="ce31">
            <text:p>1.1</text:p>
          </table:table-cell>
          <table:table-cell office:value-type="float" office:value="4.141" table:style-name="ce31">
            <text:p>4.1</text:p>
          </table:table-cell>
          <table:table-cell office:value-type="float" office:value="237.84200000000001" table:style-name="ce31">
            <text:p>237.8</text:p>
          </table:table-cell>
          <table:table-cell office:value-type="float" office:value="-0.66365675288496107" table:formula="of:=[.H175]/[.H163]*100-100" table:style-name="ce26">
            <text:p>-0.7</text:p>
          </table:table-cell>
          <table:table-cell table:number-columns-repeated="4" table:style-name="ce25"/>
          <table:table-cell table:number-columns-repeated="16371" table:style-name="ce29"/>
        </table:table-row>
        <table:table-row table:style-name="ro4">
          <table:table-cell office:value-type="date" office:date-value="2006-06-01T00:00:00" table:style-name="ce30">
            <text:p>Jun 2006</text:p>
          </table:table-cell>
          <table:table-cell office:value-type="float" office:value="217.86500000000001" table:style-name="ce31">
            <text:p>217.9</text:p>
          </table:table-cell>
          <table:table-cell office:value-type="float" office:value="14.696999999999999" table:style-name="ce31">
            <text:p>14.7</text:p>
          </table:table-cell>
          <table:table-cell office:value-type="float" office:value="29.901" table:style-name="ce31">
            <text:p>29.9</text:p>
          </table:table-cell>
          <table:table-cell office:value-type="float" office:value="3.02" table:style-name="ce31">
            <text:p>3.0</text:p>
          </table:table-cell>
          <table:table-cell office:value-type="float" office:value="0.95499999999999996" table:style-name="ce31">
            <text:p>1.0</text:p>
          </table:table-cell>
          <table:table-cell office:value-type="float" office:value="4.274" table:style-name="ce31">
            <text:p>4.3</text:p>
          </table:table-cell>
          <table:table-cell office:value-type="float" office:value="270.71199999999999" table:style-name="ce31">
            <text:p>270.7</text:p>
          </table:table-cell>
          <table:table-cell office:value-type="float" office:value="-4.2835372860441225" table:formula="of:=[.H176]/[.H164]*100-100" table:style-name="ce26">
            <text:p>-4.3</text:p>
          </table:table-cell>
          <table:table-cell table:number-columns-repeated="4" table:style-name="ce25"/>
          <table:table-cell table:number-columns-repeated="16371" table:style-name="ce29"/>
        </table:table-row>
        <table:table-row table:style-name="ro4">
          <table:table-cell office:value-type="date" office:date-value="2006-07-01T00:00:00" table:style-name="ce30">
            <text:p>Jul 2006</text:p>
          </table:table-cell>
          <table:table-cell office:value-type="float" office:value="169.244" table:style-name="ce31">
            <text:p>169.2</text:p>
          </table:table-cell>
          <table:table-cell office:value-type="float" office:value="13.798" table:style-name="ce31">
            <text:p>13.8</text:p>
          </table:table-cell>
          <table:table-cell office:value-type="float" office:value="23.696000000000002" table:style-name="ce31">
            <text:p>23.7</text:p>
          </table:table-cell>
          <table:table-cell office:value-type="float" office:value="3.4119999999999999" table:style-name="ce31">
            <text:p>3.4</text:p>
          </table:table-cell>
          <table:table-cell office:value-type="float" office:value="0.77500000000000002" table:style-name="ce31">
            <text:p>0.8</text:p>
          </table:table-cell>
          <table:table-cell office:value-type="float" office:value="4.335" table:style-name="ce31">
            <text:p>4.3</text:p>
          </table:table-cell>
          <table:table-cell office:value-type="float" office:value="215.26" table:style-name="ce31">
            <text:p>215.3</text:p>
          </table:table-cell>
          <table:table-cell office:value-type="float" office:value="-3.340817242927713" table:formula="of:=[.H177]/[.H165]*100-100" table:style-name="ce26">
            <text:p>-3.3</text:p>
          </table:table-cell>
          <table:table-cell table:number-columns-repeated="4" table:style-name="ce25"/>
          <table:table-cell table:number-columns-repeated="16371" table:style-name="ce29"/>
        </table:table-row>
        <table:table-row table:style-name="ro4">
          <table:table-cell office:value-type="date" office:date-value="2006-08-01T00:00:00" table:style-name="ce30">
            <text:p>Aug 2006</text:p>
          </table:table-cell>
          <table:table-cell office:value-type="float" office:value="77.757000000000005" table:style-name="ce31">
            <text:p>77.8</text:p>
          </table:table-cell>
          <table:table-cell office:value-type="float" office:value="10.993" table:style-name="ce31">
            <text:p>11.0</text:p>
          </table:table-cell>
          <table:table-cell office:value-type="float" office:value="16.137" table:style-name="ce31">
            <text:p>16.1</text:p>
          </table:table-cell>
          <table:table-cell office:value-type="float" office:value="3.2509999999999999" table:style-name="ce31">
            <text:p>3.3</text:p>
          </table:table-cell>
          <table:table-cell office:value-type="float" office:value="0.50800000000000001" table:style-name="ce31">
            <text:p>0.5</text:p>
          </table:table-cell>
          <table:table-cell office:value-type="float" office:value="3.4049999999999998" table:style-name="ce31">
            <text:p>3.4</text:p>
          </table:table-cell>
          <table:table-cell office:value-type="float" office:value="112.051" table:style-name="ce31">
            <text:p>112.1</text:p>
          </table:table-cell>
          <table:table-cell office:value-type="float" office:value="-5.4286268916215761" table:formula="of:=[.H178]/[.H166]*100-100" table:style-name="ce26">
            <text:p>-5.4</text:p>
          </table:table-cell>
          <table:table-cell table:number-columns-repeated="4" table:style-name="ce25"/>
          <table:table-cell table:number-columns-repeated="16371" table:style-name="ce29"/>
        </table:table-row>
        <table:table-row table:style-name="ro4">
          <table:table-cell office:value-type="date" office:date-value="2006-09-01T00:00:00" table:style-name="ce30">
            <text:p>Sep 2006</text:p>
          </table:table-cell>
          <table:table-cell office:value-type="float" office:value="415.38600000000002" table:style-name="ce31">
            <text:p>415.4</text:p>
          </table:table-cell>
          <table:table-cell office:value-type="float" office:value="14.978999999999999" table:style-name="ce31">
            <text:p>15.0</text:p>
          </table:table-cell>
          <table:table-cell office:value-type="float" office:value="44.671999999999997" table:style-name="ce31">
            <text:p>44.7</text:p>
          </table:table-cell>
          <table:table-cell office:value-type="float" office:value="8.5299999999999994" table:style-name="ce31">
            <text:p>8.5</text:p>
          </table:table-cell>
          <table:table-cell office:value-type="float" office:value="1.377" table:style-name="ce31">
            <text:p>1.4</text:p>
          </table:table-cell>
          <table:table-cell office:value-type="float" office:value="3.8919999999999999" table:style-name="ce31">
            <text:p>3.9</text:p>
          </table:table-cell>
          <table:table-cell office:value-type="float" office:value="488.83600000000001" table:style-name="ce31">
            <text:p>488.8</text:p>
          </table:table-cell>
          <table:table-cell office:value-type="float" office:value="-0.39204499144183558" table:formula="of:=[.H179]/[.H167]*100-100" table:style-name="ce26">
            <text:p>-0.4</text:p>
          </table:table-cell>
          <table:table-cell table:number-columns-repeated="4" table:style-name="ce25"/>
          <table:table-cell table:number-columns-repeated="16371" table:style-name="ce29"/>
        </table:table-row>
        <table:table-row table:style-name="ro4">
          <table:table-cell office:value-type="date" office:date-value="2006-10-01T00:00:00" table:style-name="ce30">
            <text:p>Oct 2006</text:p>
          </table:table-cell>
          <table:table-cell office:value-type="float" office:value="153.11799999999999" table:style-name="ce31">
            <text:p>153.1</text:p>
          </table:table-cell>
          <table:table-cell office:value-type="float" office:value="10.025" table:style-name="ce31">
            <text:p>10.0</text:p>
          </table:table-cell>
          <table:table-cell office:value-type="float" office:value="26.704000000000001" table:style-name="ce31">
            <text:p>26.7</text:p>
          </table:table-cell>
          <table:table-cell office:value-type="float" office:value="2.8050000000000002" table:style-name="ce31">
            <text:p>2.8</text:p>
          </table:table-cell>
          <table:table-cell office:value-type="float" office:value="0.80600000000000005" table:style-name="ce31">
            <text:p>0.8</text:p>
          </table:table-cell>
          <table:table-cell office:value-type="float" office:value="3.18" table:style-name="ce31">
            <text:p>3.2</text:p>
          </table:table-cell>
          <table:table-cell office:value-type="float" office:value="196.63800000000001" table:style-name="ce31">
            <text:p>196.6</text:p>
          </table:table-cell>
          <table:table-cell office:value-type="float" office:value="-0.31936249163574359" table:formula="of:=[.H180]/[.H168]*100-100" table:style-name="ce26">
            <text:p>-0.3</text:p>
          </table:table-cell>
          <table:table-cell table:number-columns-repeated="4" table:style-name="ce25"/>
          <table:table-cell table:number-columns-repeated="16371" table:style-name="ce29"/>
        </table:table-row>
        <table:table-row table:style-name="ro4">
          <table:table-cell office:value-type="date" office:date-value="2006-11-01T00:00:00" table:style-name="ce30">
            <text:p>Nov 2006</text:p>
          </table:table-cell>
          <table:table-cell office:value-type="float" office:value="157.18899999999999" table:style-name="ce31">
            <text:p>157.2</text:p>
          </table:table-cell>
          <table:table-cell office:value-type="float" office:value="8.5039999999999996" table:style-name="ce31">
            <text:p>8.5</text:p>
          </table:table-cell>
          <table:table-cell office:value-type="float" office:value="27.666" table:style-name="ce31">
            <text:p>27.7</text:p>
          </table:table-cell>
          <table:table-cell office:value-type="float" office:value="3.9990000000000001" table:style-name="ce31">
            <text:p>4.0</text:p>
          </table:table-cell>
          <table:table-cell office:value-type="float" office:value="0.89300000000000002" table:style-name="ce31">
            <text:p>0.9</text:p>
          </table:table-cell>
          <table:table-cell office:value-type="float" office:value="3.2639999999999998" table:style-name="ce31">
            <text:p>3.3</text:p>
          </table:table-cell>
          <table:table-cell office:value-type="float" office:value="201.51499999999999" table:style-name="ce31">
            <text:p>201.5</text:p>
          </table:table-cell>
          <table:table-cell office:value-type="float" office:value="-1.3525685585329796" table:formula="of:=[.H181]/[.H169]*100-100" table:style-name="ce26">
            <text:p>-1.4</text:p>
          </table:table-cell>
          <table:table-cell table:number-columns-repeated="4" table:style-name="ce25"/>
          <table:table-cell table:number-columns-repeated="16371" table:style-name="ce29"/>
        </table:table-row>
        <table:table-row table:style-name="ro4">
          <table:table-cell office:value-type="date" office:date-value="2006-12-01T00:00:00" table:style-name="ce30">
            <text:p>Dec 2006</text:p>
          </table:table-cell>
          <table:table-cell office:value-type="float" office:value="135.684" table:style-name="ce31">
            <text:p>135.7</text:p>
          </table:table-cell>
          <table:table-cell office:value-type="float" office:value="6.83" table:style-name="ce31">
            <text:p>6.8</text:p>
          </table:table-cell>
          <table:table-cell office:value-type="float" office:value="21.847000000000001" table:style-name="ce31">
            <text:p>21.8</text:p>
          </table:table-cell>
          <table:table-cell office:value-type="float" office:value="2.6619999999999999" table:style-name="ce31">
            <text:p>2.7</text:p>
          </table:table-cell>
          <table:table-cell office:value-type="float" office:value="0.67" table:style-name="ce31">
            <text:p>0.7</text:p>
          </table:table-cell>
          <table:table-cell office:value-type="float" office:value="2.6259999999999999" table:style-name="ce31">
            <text:p>2.6</text:p>
          </table:table-cell>
          <table:table-cell office:value-type="float" office:value="170.31899999999999" table:style-name="ce31">
            <text:p>170.3</text:p>
          </table:table-cell>
          <table:table-cell office:value-type="float" office:value="-12.812072875447285" table:formula="of:=[.H182]/[.H170]*100-100" table:style-name="ce26">
            <text:p>-12.8</text:p>
          </table:table-cell>
          <table:table-cell table:number-columns-repeated="4" table:style-name="ce25"/>
          <table:table-cell table:number-columns-repeated="16371" table:style-name="ce29"/>
        </table:table-row>
        <table:table-row table:style-name="ro6">
          <table:table-cell office:value-type="date" office:date-value="2007-01-01T00:00:00" table:style-name="ce30">
            <text:p>Jan 2007</text:p>
          </table:table-cell>
          <table:table-cell office:value-type="float" office:value="161.21" table:style-name="ce31">
            <text:p>161.2</text:p>
          </table:table-cell>
          <table:table-cell office:value-type="float" office:value="6.91" table:style-name="ce31">
            <text:p>6.9</text:p>
          </table:table-cell>
          <table:table-cell office:value-type="float" office:value="21.486999999999998" table:style-name="ce31">
            <text:p>21.5</text:p>
          </table:table-cell>
          <table:table-cell office:value-type="float" office:value="2.653" table:style-name="ce31">
            <text:p>2.7</text:p>
          </table:table-cell>
          <table:table-cell office:value-type="float" office:value="0.73499999999999999" table:style-name="ce31">
            <text:p>0.7</text:p>
          </table:table-cell>
          <table:table-cell office:value-type="float" office:value="4.0199999999999996" table:style-name="ce31">
            <text:p>4.0</text:p>
          </table:table-cell>
          <table:table-cell office:value-type="float" office:value="197.01499999999999" table:style-name="ce31">
            <text:p>197.0</text:p>
          </table:table-cell>
          <table:table-cell office:value-type="float" office:value="4.1294489487426063" table:formula="of:=[.H183]/[.H171]*100-100" table:style-name="ce26">
            <text:p>4.1</text:p>
          </table:table-cell>
          <table:table-cell table:number-columns-repeated="4" table:style-name="ce25"/>
          <table:table-cell table:number-columns-repeated="16371" table:style-name="ce29"/>
        </table:table-row>
        <table:table-row table:style-name="ro4">
          <table:table-cell office:value-type="date" office:date-value="2007-02-01T00:00:00" table:style-name="ce30">
            <text:p>Feb 2007</text:p>
          </table:table-cell>
          <table:table-cell office:value-type="float" office:value="71.531000000000006" table:style-name="ce31">
            <text:p>71.5</text:p>
          </table:table-cell>
          <table:table-cell office:value-type="float" office:value="5.3419999999999996" table:style-name="ce31">
            <text:p>5.3</text:p>
          </table:table-cell>
          <table:table-cell office:value-type="float" office:value="14.018000000000001" table:style-name="ce31">
            <text:p>14.0</text:p>
          </table:table-cell>
          <table:table-cell office:value-type="float" office:value="2.145" table:style-name="ce31">
            <text:p>2.1</text:p>
          </table:table-cell>
          <table:table-cell office:value-type="float" office:value="0.59399999999999997" table:style-name="ce31">
            <text:p>0.6</text:p>
          </table:table-cell>
          <table:table-cell office:value-type="float" office:value="3.2589999999999999" table:style-name="ce31">
            <text:p>3.3</text:p>
          </table:table-cell>
          <table:table-cell office:value-type="float" office:value="96.888999999999996" table:style-name="ce31">
            <text:p>96.9</text:p>
          </table:table-cell>
          <table:table-cell office:value-type="float" office:value="-3.9647533427826716" table:formula="of:=[.H184]/[.H172]*100-100" table:style-name="ce26">
            <text:p>-4.0</text:p>
          </table:table-cell>
          <table:table-cell table:number-columns-repeated="4" table:style-name="ce25"/>
          <table:table-cell table:number-columns-repeated="16371" table:style-name="ce29"/>
        </table:table-row>
        <table:table-row table:style-name="ro4">
          <table:table-cell office:value-type="date" office:date-value="2007-03-01T00:00:00" table:style-name="ce30">
            <text:p>Mar 2007</text:p>
          </table:table-cell>
          <table:table-cell office:value-type="float" office:value="445.26499999999999" table:style-name="ce31">
            <text:p>445.3</text:p>
          </table:table-cell>
          <table:table-cell office:value-type="float" office:value="19.614999999999998" table:style-name="ce31">
            <text:p>19.6</text:p>
          </table:table-cell>
          <table:table-cell office:value-type="float" office:value="51.167000000000002" table:style-name="ce31">
            <text:p>51.2</text:p>
          </table:table-cell>
          <table:table-cell office:value-type="float" office:value="4.7619999999999996" table:style-name="ce31">
            <text:p>4.8</text:p>
          </table:table-cell>
          <table:table-cell office:value-type="float" office:value="1.3460000000000001" table:style-name="ce31">
            <text:p>1.3</text:p>
          </table:table-cell>
          <table:table-cell office:value-type="float" office:value="7.1870000000000003" table:style-name="ce31">
            <text:p>7.2</text:p>
          </table:table-cell>
          <table:table-cell office:value-type="float" office:value="529.34199999999998" table:style-name="ce31">
            <text:p>529.3</text:p>
          </table:table-cell>
          <table:table-cell office:value-type="float" office:value="2.8351737160707557" table:formula="of:=[.H185]/[.H173]*100-100" table:style-name="ce26">
            <text:p>2.8</text:p>
          </table:table-cell>
          <table:table-cell table:number-columns-repeated="4" table:style-name="ce25"/>
          <table:table-cell table:number-columns-repeated="16371" table:style-name="ce29"/>
        </table:table-row>
        <table:table-row table:style-name="ro4">
          <table:table-cell office:value-type="date" office:date-value="2007-04-01T00:00:00" table:style-name="ce30">
            <text:p>Apr 2007</text:p>
          </table:table-cell>
          <table:table-cell office:value-type="float" office:value="167.928" table:style-name="ce31">
            <text:p>167.9</text:p>
          </table:table-cell>
          <table:table-cell office:value-type="float" office:value="14.901" table:style-name="ce31">
            <text:p>14.9</text:p>
          </table:table-cell>
          <table:table-cell office:value-type="float" office:value="25.536000000000001" table:style-name="ce31">
            <text:p>25.5</text:p>
          </table:table-cell>
          <table:table-cell office:value-type="float" office:value="3.6659999999999999" table:style-name="ce31">
            <text:p>3.7</text:p>
          </table:table-cell>
          <table:table-cell office:value-type="float" office:value="1.234" table:style-name="ce31">
            <text:p>1.2</text:p>
          </table:table-cell>
          <table:table-cell office:value-type="float" office:value="5.6120000000000001" table:style-name="ce31">
            <text:p>5.6</text:p>
          </table:table-cell>
          <table:table-cell office:value-type="float" office:value="218.87700000000001" table:style-name="ce31">
            <text:p>218.9</text:p>
          </table:table-cell>
          <table:table-cell office:value-type="float" office:value="1.5359565052002608" table:formula="of:=[.H186]/[.H174]*100-100" table:style-name="ce26">
            <text:p>1.5</text:p>
          </table:table-cell>
          <table:table-cell table:number-columns-repeated="4" table:style-name="ce25"/>
          <table:table-cell table:number-columns-repeated="16371" table:style-name="ce29"/>
        </table:table-row>
        <table:table-row table:style-name="ro4">
          <table:table-cell office:value-type="date" office:date-value="2007-05-01T00:00:00" table:style-name="ce30">
            <text:p>May 2007</text:p>
          </table:table-cell>
          <table:table-cell office:value-type="float" office:value="184.75299999999999" table:style-name="ce31">
            <text:p>184.8</text:p>
          </table:table-cell>
          <table:table-cell office:value-type="float" office:value="14.643000000000001" table:style-name="ce31">
            <text:p>14.6</text:p>
          </table:table-cell>
          <table:table-cell office:value-type="float" office:value="27.007000000000001" table:style-name="ce31">
            <text:p>27.0</text:p>
          </table:table-cell>
          <table:table-cell office:value-type="float" office:value="3.6890000000000001" table:style-name="ce31">
            <text:p>3.7</text:p>
          </table:table-cell>
          <table:table-cell office:value-type="float" office:value="1.1830000000000001" table:style-name="ce31">
            <text:p>1.2</text:p>
          </table:table-cell>
          <table:table-cell office:value-type="float" office:value="5.9249999999999998" table:style-name="ce31">
            <text:p>5.9</text:p>
          </table:table-cell>
          <table:table-cell office:value-type="float" office:value="237.2" table:style-name="ce31">
            <text:p>237.2</text:p>
          </table:table-cell>
          <table:table-cell office:value-type="float" office:value="-0.26992709445767105" table:formula="of:=[.H187]/[.H175]*100-100" table:style-name="ce26">
            <text:p>-0.3</text:p>
          </table:table-cell>
          <table:table-cell table:number-columns-repeated="4" table:style-name="ce25"/>
          <table:table-cell table:number-columns-repeated="16371" table:style-name="ce29"/>
        </table:table-row>
        <table:table-row table:style-name="ro4">
          <table:table-cell office:value-type="date" office:date-value="2007-06-01T00:00:00" table:style-name="ce30">
            <text:p>Jun 2007</text:p>
          </table:table-cell>
          <table:table-cell office:value-type="float" office:value="220.58099999999999" table:style-name="ce31">
            <text:p>220.6</text:p>
          </table:table-cell>
          <table:table-cell office:value-type="float" office:value="14.679" table:style-name="ce31">
            <text:p>14.7</text:p>
          </table:table-cell>
          <table:table-cell office:value-type="float" office:value="30.638999999999999" table:style-name="ce31">
            <text:p>30.6</text:p>
          </table:table-cell>
          <table:table-cell office:value-type="float" office:value="4.0979999999999999" table:style-name="ce31">
            <text:p>4.1</text:p>
          </table:table-cell>
          <table:table-cell office:value-type="float" office:value="1.2270000000000001" table:style-name="ce31">
            <text:p>1.2</text:p>
          </table:table-cell>
          <table:table-cell office:value-type="float" office:value="5.742" table:style-name="ce31">
            <text:p>5.7</text:p>
          </table:table-cell>
          <table:table-cell office:value-type="float" office:value="276.96600000000001" table:style-name="ce31">
            <text:p>277.0</text:p>
          </table:table-cell>
          <table:table-cell office:value-type="float" office:value="2.3102042022518532" table:formula="of:=[.H188]/[.H176]*100-100" table:style-name="ce26">
            <text:p>2.3</text:p>
          </table:table-cell>
          <table:table-cell table:number-columns-repeated="4" table:style-name="ce25"/>
          <table:table-cell table:number-columns-repeated="16371" table:style-name="ce29"/>
        </table:table-row>
        <table:table-row table:style-name="ro4">
          <table:table-cell office:value-type="date" office:date-value="2007-07-01T00:00:00" table:style-name="ce30">
            <text:p>Jul 2007</text:p>
          </table:table-cell>
          <table:table-cell office:value-type="float" office:value="175.34200000000001" table:style-name="ce31">
            <text:p>175.3</text:p>
          </table:table-cell>
          <table:table-cell office:value-type="float" office:value="12.589" table:style-name="ce31">
            <text:p>12.6</text:p>
          </table:table-cell>
          <table:table-cell office:value-type="float" office:value="26.992000000000001" table:style-name="ce31">
            <text:p>27.0</text:p>
          </table:table-cell>
          <table:table-cell office:value-type="float" office:value="3.9769999999999999" table:style-name="ce31">
            <text:p>4.0</text:p>
          </table:table-cell>
          <table:table-cell office:value-type="float" office:value="0.90900000000000003" table:style-name="ce31">
            <text:p>0.9</text:p>
          </table:table-cell>
          <table:table-cell office:value-type="float" office:value="6.1909999999999998" table:style-name="ce31">
            <text:p>6.2</text:p>
          </table:table-cell>
          <table:table-cell office:value-type="float" office:value="226" table:style-name="ce31">
            <text:p>226.0</text:p>
          </table:table-cell>
          <table:table-cell office:value-type="float" office:value="4.9893152466784443" table:formula="of:=[.H189]/[.H177]*100-100" table:style-name="ce26">
            <text:p>5.0</text:p>
          </table:table-cell>
          <table:table-cell table:number-columns-repeated="4" table:style-name="ce25"/>
          <table:table-cell table:number-columns-repeated="16371" table:style-name="ce29"/>
        </table:table-row>
        <table:table-row table:style-name="ro4">
          <table:table-cell office:value-type="date" office:date-value="2007-08-01T00:00:00" table:style-name="ce30">
            <text:p>Aug 2007</text:p>
          </table:table-cell>
          <table:table-cell office:value-type="float" office:value="76.155000000000001" table:style-name="ce31">
            <text:p>76.2</text:p>
          </table:table-cell>
          <table:table-cell office:value-type="float" office:value="11.099" table:style-name="ce31">
            <text:p>11.1</text:p>
          </table:table-cell>
          <table:table-cell office:value-type="float" office:value="15.598000000000001" table:style-name="ce31">
            <text:p>15.6</text:p>
          </table:table-cell>
          <table:table-cell office:value-type="float" office:value="3.173" table:style-name="ce31">
            <text:p>3.2</text:p>
          </table:table-cell>
          <table:table-cell office:value-type="float" office:value="0.72599999999999998" table:style-name="ce31">
            <text:p>0.7</text:p>
          </table:table-cell>
          <table:table-cell office:value-type="float" office:value="4.9640000000000004" table:style-name="ce31">
            <text:p>5.0</text:p>
          </table:table-cell>
          <table:table-cell office:value-type="float" office:value="111.715" table:style-name="ce31">
            <text:p>111.7</text:p>
          </table:table-cell>
          <table:table-cell office:value-type="float" office:value="-0.29986345503387213" table:formula="of:=[.H190]/[.H178]*100-100" table:style-name="ce26">
            <text:p>-0.3</text:p>
          </table:table-cell>
          <table:table-cell table:number-columns-repeated="4" table:style-name="ce25"/>
          <table:table-cell table:number-columns-repeated="16371" table:style-name="ce29"/>
        </table:table-row>
        <table:table-row table:style-name="ro4">
          <table:table-cell office:value-type="date" office:date-value="2007-09-01T00:00:00" table:style-name="ce30">
            <text:p>Sep 2007</text:p>
          </table:table-cell>
          <table:table-cell office:value-type="float" office:value="419.13" table:style-name="ce31">
            <text:p>419.1</text:p>
          </table:table-cell>
          <table:table-cell office:value-type="float" office:value="18.097000000000001" table:style-name="ce31">
            <text:p>18.1</text:p>
          </table:table-cell>
          <table:table-cell office:value-type="float" office:value="47.344000000000001" table:style-name="ce31">
            <text:p>47.3</text:p>
          </table:table-cell>
          <table:table-cell office:value-type="float" office:value="5.4790000000000001" table:style-name="ce31">
            <text:p>5.5</text:p>
          </table:table-cell>
          <table:table-cell office:value-type="float" office:value="1.5740000000000001" table:style-name="ce31">
            <text:p>1.6</text:p>
          </table:table-cell>
          <table:table-cell office:value-type="float" office:value="5.64" table:style-name="ce31">
            <text:p>5.6</text:p>
          </table:table-cell>
          <table:table-cell office:value-type="float" office:value="497.26400000000001" table:style-name="ce31">
            <text:p>497.3</text:p>
          </table:table-cell>
          <table:table-cell office:value-type="float" office:value="1.7240956067065412" table:formula="of:=[.H191]/[.H179]*100-100" table:style-name="ce26">
            <text:p>1.7</text:p>
          </table:table-cell>
          <table:table-cell table:number-columns-repeated="4" table:style-name="ce25"/>
          <table:table-cell table:number-columns-repeated="16371" table:style-name="ce29"/>
        </table:table-row>
        <table:table-row table:style-name="ro4">
          <table:table-cell office:value-type="date" office:date-value="2007-10-01T00:00:00" table:style-name="ce30">
            <text:p>Oct 2007</text:p>
          </table:table-cell>
          <table:table-cell office:value-type="float" office:value="167.96899999999999" table:style-name="ce31">
            <text:p>168.0</text:p>
          </table:table-cell>
          <table:table-cell office:value-type="float" office:value="10.753" table:style-name="ce31">
            <text:p>10.8</text:p>
          </table:table-cell>
          <table:table-cell office:value-type="float" office:value="28.63" table:style-name="ce31">
            <text:p>28.6</text:p>
          </table:table-cell>
          <table:table-cell office:value-type="float" office:value="4.9989999999999997" table:style-name="ce31">
            <text:p>5.0</text:p>
          </table:table-cell>
          <table:table-cell office:value-type="float" office:value="0.77900000000000003" table:style-name="ce31">
            <text:p>0.8</text:p>
          </table:table-cell>
          <table:table-cell office:value-type="float" office:value="4.7140000000000004" table:style-name="ce31">
            <text:p>4.7</text:p>
          </table:table-cell>
          <table:table-cell office:value-type="float" office:value="217.84399999999999" table:style-name="ce31">
            <text:p>217.8</text:p>
          </table:table-cell>
          <table:table-cell office:value-type="float" office:value="10.784283810860558" table:formula="of:=[.H192]/[.H180]*100-100" table:style-name="ce26">
            <text:p>10.8</text:p>
          </table:table-cell>
          <table:table-cell table:number-columns-repeated="4" table:style-name="ce25"/>
          <table:table-cell table:number-columns-repeated="16371" table:style-name="ce29"/>
        </table:table-row>
        <table:table-row table:style-name="ro4">
          <table:table-cell office:value-type="date" office:date-value="2007-11-01T00:00:00" table:style-name="ce30">
            <text:p>Nov 2007</text:p>
          </table:table-cell>
          <table:table-cell office:value-type="float" office:value="160.45500000000001" table:style-name="ce31">
            <text:p>160.5</text:p>
          </table:table-cell>
          <table:table-cell office:value-type="float" office:value="9.1370000000000005" table:style-name="ce31">
            <text:p>9.1</text:p>
          </table:table-cell>
          <table:table-cell office:value-type="float" office:value="29.062999999999999" table:style-name="ce31">
            <text:p>29.1</text:p>
          </table:table-cell>
          <table:table-cell office:value-type="float" office:value="5.1660000000000004" table:style-name="ce31">
            <text:p>5.2</text:p>
          </table:table-cell>
          <table:table-cell office:value-type="float" office:value="1.028" table:style-name="ce31">
            <text:p>1.0</text:p>
          </table:table-cell>
          <table:table-cell office:value-type="float" office:value="4.4690000000000003" table:style-name="ce31">
            <text:p>4.5</text:p>
          </table:table-cell>
          <table:table-cell office:value-type="float" office:value="209.31800000000001" table:style-name="ce31">
            <text:p>209.3</text:p>
          </table:table-cell>
          <table:table-cell office:value-type="float" office:value="3.872168324938599" table:formula="of:=[.H193]/[.H181]*100-100" table:style-name="ce26">
            <text:p>3.9</text:p>
          </table:table-cell>
          <table:table-cell table:number-columns-repeated="4" table:style-name="ce25"/>
          <table:table-cell table:number-columns-repeated="16371" table:style-name="ce29"/>
        </table:table-row>
        <table:table-row table:style-name="ro4">
          <table:table-cell office:value-type="date" office:date-value="2007-12-01T00:00:00" table:style-name="ce30">
            <text:p>Dec 2007</text:p>
          </table:table-cell>
          <table:table-cell office:value-type="float" office:value="139.761" table:style-name="ce31">
            <text:p>139.8</text:p>
          </table:table-cell>
          <table:table-cell office:value-type="float" office:value="8.6560000000000006" table:style-name="ce31">
            <text:p>8.7</text:p>
          </table:table-cell>
          <table:table-cell office:value-type="float" office:value="22.648" table:style-name="ce31">
            <text:p>22.6</text:p>
          </table:table-cell>
          <table:table-cell office:value-type="float" office:value="3.4689999999999999" table:style-name="ce31">
            <text:p>3.5</text:p>
          </table:table-cell>
          <table:table-cell office:value-type="float" office:value="0.77800000000000002" table:style-name="ce31">
            <text:p>0.8</text:p>
          </table:table-cell>
          <table:table-cell office:value-type="float" office:value="3.1720000000000002" table:style-name="ce31">
            <text:p>3.2</text:p>
          </table:table-cell>
          <table:table-cell office:value-type="float" office:value="178.48400000000001" table:style-name="ce31">
            <text:p>178.5</text:p>
          </table:table-cell>
          <table:table-cell office:value-type="float" office:value="4.7939454787780704" table:formula="of:=[.H194]/[.H182]*100-100" table:style-name="ce26">
            <text:p>4.8</text:p>
          </table:table-cell>
          <table:table-cell table:number-columns-repeated="4" table:style-name="ce25"/>
          <table:table-cell table:number-columns-repeated="16371" table:style-name="ce29"/>
        </table:table-row>
        <table:table-row table:style-name="ro6">
          <table:table-cell office:value-type="date" office:date-value="2008-01-01T00:00:00" table:style-name="ce30">
            <text:p>Jan 2008</text:p>
          </table:table-cell>
          <table:table-cell office:value-type="float" office:value="158.43799999999999" table:style-name="ce31">
            <text:p>158.4</text:p>
          </table:table-cell>
          <table:table-cell office:value-type="float" office:value="6.3840000000000003" table:style-name="ce31">
            <text:p>6.4</text:p>
          </table:table-cell>
          <table:table-cell office:value-type="float" office:value="22.042999999999999" table:style-name="ce31">
            <text:p>22.0</text:p>
          </table:table-cell>
          <table:table-cell office:value-type="float" office:value="4.2249999999999996" table:style-name="ce31">
            <text:p>4.2</text:p>
          </table:table-cell>
          <table:table-cell office:value-type="float" office:value="0.78300000000000003" table:style-name="ce31">
            <text:p>0.8</text:p>
          </table:table-cell>
          <table:table-cell office:value-type="float" office:value="4.1829999999999998" table:style-name="ce31">
            <text:p>4.2</text:p>
          </table:table-cell>
          <table:table-cell office:value-type="float" office:value="196.05600000000001" table:style-name="ce31">
            <text:p>196.1</text:p>
          </table:table-cell>
          <table:table-cell office:value-type="float" office:value="-0.48676496713446227" table:formula="of:=[.H195]/[.H183]*100-100" table:style-name="ce26">
            <text:p>-0.5</text:p>
          </table:table-cell>
          <table:table-cell table:number-columns-repeated="4" table:style-name="ce25"/>
          <table:table-cell table:number-columns-repeated="16371" table:style-name="ce29"/>
        </table:table-row>
        <table:table-row table:style-name="ro4">
          <table:table-cell office:value-type="date" office:date-value="2008-02-01T00:00:00" table:style-name="ce30">
            <text:p>Feb 2008</text:p>
          </table:table-cell>
          <table:table-cell office:value-type="float" office:value="67.751000000000005" table:style-name="ce31">
            <text:p>67.8</text:p>
          </table:table-cell>
          <table:table-cell office:value-type="float" office:value="5.6870000000000003" table:style-name="ce31">
            <text:p>5.7</text:p>
          </table:table-cell>
          <table:table-cell office:value-type="float" office:value="14.475" table:style-name="ce31">
            <text:p>14.5</text:p>
          </table:table-cell>
          <table:table-cell office:value-type="float" office:value="3.214" table:style-name="ce31">
            <text:p>3.2</text:p>
          </table:table-cell>
          <table:table-cell office:value-type="float" office:value="0.69299999999999995" table:style-name="ce31">
            <text:p>0.7</text:p>
          </table:table-cell>
          <table:table-cell office:value-type="float" office:value="3.5840000000000001" table:style-name="ce31">
            <text:p>3.6</text:p>
          </table:table-cell>
          <table:table-cell office:value-type="float" office:value="95.403999999999996" table:style-name="ce31">
            <text:p>95.4</text:p>
          </table:table-cell>
          <table:table-cell office:value-type="float" office:value="-1.5326817285760086" table:formula="of:=[.H196]/[.H184]*100-100" table:style-name="ce26">
            <text:p>-1.5</text:p>
          </table:table-cell>
          <table:table-cell table:number-columns-repeated="4" table:style-name="ce25"/>
          <table:table-cell table:number-columns-repeated="16371" table:style-name="ce29"/>
        </table:table-row>
        <table:table-row table:style-name="ro4">
          <table:table-cell office:value-type="date" office:date-value="2008-03-01T00:00:00" table:style-name="ce30">
            <text:p>Mar 2008</text:p>
          </table:table-cell>
          <table:table-cell office:value-type="float" office:value="448.976" table:style-name="ce31">
            <text:p>449.0</text:p>
          </table:table-cell>
          <table:table-cell office:value-type="float" office:value="19.321000000000002" table:style-name="ce31">
            <text:p>19.3</text:p>
          </table:table-cell>
          <table:table-cell office:value-type="float" office:value="52.241" table:style-name="ce31">
            <text:p>52.2</text:p>
          </table:table-cell>
          <table:table-cell office:value-type="float" office:value="6.1210000000000004" table:style-name="ce31">
            <text:p>6.1</text:p>
          </table:table-cell>
          <table:table-cell office:value-type="float" office:value="1.52" table:style-name="ce31">
            <text:p>1.5</text:p>
          </table:table-cell>
          <table:table-cell office:value-type="float" office:value="7.3860000000000001" table:style-name="ce31">
            <text:p>7.4</text:p>
          </table:table-cell>
          <table:table-cell office:value-type="float" office:value="535.56500000000005" table:style-name="ce31">
            <text:p>535.6</text:p>
          </table:table-cell>
          <table:table-cell office:value-type="float" office:value="1.1756104748914709" table:formula="of:=[.H197]/[.H185]*100-100" table:style-name="ce26">
            <text:p>1.2</text:p>
          </table:table-cell>
          <table:table-cell table:number-columns-repeated="4" table:style-name="ce25"/>
          <table:table-cell table:number-columns-repeated="16371" table:style-name="ce29"/>
        </table:table-row>
        <table:table-row table:style-name="ro4">
          <table:table-cell office:value-type="date" office:date-value="2008-04-01T00:00:00" table:style-name="ce30">
            <text:p>Apr 2008</text:p>
          </table:table-cell>
          <table:table-cell office:value-type="float" office:value="173.44" table:style-name="ce31">
            <text:p>173.4</text:p>
          </table:table-cell>
          <table:table-cell office:value-type="float" office:value="13.552" table:style-name="ce31">
            <text:p>13.6</text:p>
          </table:table-cell>
          <table:table-cell office:value-type="float" office:value="26" table:style-name="ce31">
            <text:p>26.0</text:p>
          </table:table-cell>
          <table:table-cell office:value-type="float" office:value="4.8860000000000001" table:style-name="ce31">
            <text:p>4.9</text:p>
          </table:table-cell>
          <table:table-cell office:value-type="float" office:value="1.048" table:style-name="ce31">
            <text:p>1.0</text:p>
          </table:table-cell>
          <table:table-cell office:value-type="float" office:value="6.0010000000000003" table:style-name="ce31">
            <text:p>6.0</text:p>
          </table:table-cell>
          <table:table-cell office:value-type="float" office:value="224.92699999999999" table:style-name="ce31">
            <text:p>224.9</text:p>
          </table:table-cell>
          <table:table-cell office:value-type="float" office:value="2.7641095226999681" table:formula="of:=[.H198]/[.H186]*100-100" table:style-name="ce26">
            <text:p>2.8</text:p>
          </table:table-cell>
          <table:table-cell table:number-columns-repeated="4" table:style-name="ce25"/>
          <table:table-cell table:number-columns-repeated="16371" table:style-name="ce29"/>
        </table:table-row>
        <table:table-row table:style-name="ro4">
          <table:table-cell office:value-type="date" office:date-value="2008-05-01T00:00:00" table:style-name="ce30">
            <text:p>May 2008</text:p>
          </table:table-cell>
          <table:table-cell office:value-type="float" office:value="176.5" table:style-name="ce31">
            <text:p>176.5</text:p>
          </table:table-cell>
          <table:table-cell office:value-type="float" office:value="14.097" table:style-name="ce31">
            <text:p>14.1</text:p>
          </table:table-cell>
          <table:table-cell office:value-type="float" office:value="25.824000000000002" table:style-name="ce31">
            <text:p>25.8</text:p>
          </table:table-cell>
          <table:table-cell office:value-type="float" office:value="4.7359999999999998" table:style-name="ce31">
            <text:p>4.7</text:p>
          </table:table-cell>
          <table:table-cell office:value-type="float" office:value="1.113" table:style-name="ce31">
            <text:p>1.1</text:p>
          </table:table-cell>
          <table:table-cell office:value-type="float" office:value="6.3150000000000004" table:style-name="ce31">
            <text:p>6.3</text:p>
          </table:table-cell>
          <table:table-cell office:value-type="float" office:value="228.58500000000001" table:style-name="ce31">
            <text:p>228.6</text:p>
          </table:table-cell>
          <table:table-cell office:value-type="float" office:value="-3.6319561551433281" table:formula="of:=[.H199]/[.H187]*100-100" table:style-name="ce26">
            <text:p>-3.6</text:p>
          </table:table-cell>
          <table:table-cell table:number-columns-repeated="4" table:style-name="ce25"/>
          <table:table-cell table:number-columns-repeated="16371" table:style-name="ce29"/>
        </table:table-row>
        <table:table-row table:style-name="ro4">
          <table:table-cell office:value-type="date" office:date-value="2008-06-01T00:00:00" table:style-name="ce30">
            <text:p>Jun 2008</text:p>
          </table:table-cell>
          <table:table-cell office:value-type="float" office:value="206.57599999999999" table:style-name="ce31">
            <text:p>206.6</text:p>
          </table:table-cell>
          <table:table-cell office:value-type="float" office:value="15.143000000000001" table:style-name="ce31">
            <text:p>15.1</text:p>
          </table:table-cell>
          <table:table-cell office:value-type="float" office:value="28.68" table:style-name="ce31">
            <text:p>28.7</text:p>
          </table:table-cell>
          <table:table-cell office:value-type="float" office:value="4.7590000000000003" table:style-name="ce31">
            <text:p>4.8</text:p>
          </table:table-cell>
          <table:table-cell office:value-type="float" office:value="1.0569999999999999" table:style-name="ce31">
            <text:p>1.1</text:p>
          </table:table-cell>
          <table:table-cell office:value-type="float" office:value="6.383" table:style-name="ce31">
            <text:p>6.4</text:p>
          </table:table-cell>
          <table:table-cell office:value-type="float" office:value="262.59800000000001" table:style-name="ce31">
            <text:p>262.6</text:p>
          </table:table-cell>
          <table:table-cell office:value-type="float" office:value="-5.1876403601886238" table:formula="of:=[.H200]/[.H188]*100-100" table:style-name="ce26">
            <text:p>-5.2</text:p>
          </table:table-cell>
          <table:table-cell table:number-columns-repeated="4" table:style-name="ce25"/>
          <table:table-cell table:number-columns-repeated="16371" table:style-name="ce29"/>
        </table:table-row>
        <table:table-row table:style-name="ro4">
          <table:table-cell office:value-type="date" office:date-value="2008-07-01T00:00:00" table:style-name="ce30">
            <text:p>Jul 2008</text:p>
          </table:table-cell>
          <table:table-cell office:value-type="float" office:value="151.119" table:style-name="ce31">
            <text:p>151.1</text:p>
          </table:table-cell>
          <table:table-cell office:value-type="float" office:value="14.41" table:style-name="ce31">
            <text:p>14.4</text:p>
          </table:table-cell>
          <table:table-cell office:value-type="float" office:value="22.178000000000001" table:style-name="ce31">
            <text:p>22.2</text:p>
          </table:table-cell>
          <table:table-cell office:value-type="float" office:value="4.1710000000000003" table:style-name="ce31">
            <text:p>4.2</text:p>
          </table:table-cell>
          <table:table-cell office:value-type="float" office:value="0.99099999999999999" table:style-name="ce31">
            <text:p>1.0</text:p>
          </table:table-cell>
          <table:table-cell office:value-type="float" office:value="6.64" table:style-name="ce31">
            <text:p>6.6</text:p>
          </table:table-cell>
          <table:table-cell office:value-type="float" office:value="199.50899999999999" table:style-name="ce31">
            <text:p>199.5</text:p>
          </table:table-cell>
          <table:table-cell office:value-type="float" office:value="-11.721681415929211" table:formula="of:=[.H201]/[.H189]*100-100" table:style-name="ce26">
            <text:p>-11.7</text:p>
          </table:table-cell>
          <table:table-cell table:number-columns-repeated="4" table:style-name="ce25"/>
          <table:table-cell table:number-columns-repeated="16371" table:style-name="ce29"/>
        </table:table-row>
        <table:table-row table:style-name="ro4">
          <table:table-cell office:value-type="date" office:date-value="2008-08-01T00:00:00" table:style-name="ce30">
            <text:p>Aug 2008</text:p>
          </table:table-cell>
          <table:table-cell office:value-type="float" office:value="62.454999999999998" table:style-name="ce31">
            <text:p>62.5</text:p>
          </table:table-cell>
          <table:table-cell office:value-type="float" office:value="10.416" table:style-name="ce31">
            <text:p>10.4</text:p>
          </table:table-cell>
          <table:table-cell office:value-type="float" office:value="11.635999999999999" table:style-name="ce31">
            <text:p>11.6</text:p>
          </table:table-cell>
          <table:table-cell office:value-type="float" office:value="3.129" table:style-name="ce31">
            <text:p>3.1</text:p>
          </table:table-cell>
          <table:table-cell office:value-type="float" office:value="0.622" table:style-name="ce31">
            <text:p>0.6</text:p>
          </table:table-cell>
          <table:table-cell office:value-type="float" office:value="4.96" table:style-name="ce31">
            <text:p>5.0</text:p>
          </table:table-cell>
          <table:table-cell office:value-type="float" office:value="93.218000000000004" table:style-name="ce31">
            <text:p>93.2</text:p>
          </table:table-cell>
          <table:table-cell office:value-type="float" office:value="-16.557311014635459" table:formula="of:=[.H202]/[.H190]*100-100" table:style-name="ce26">
            <text:p>-16.6</text:p>
          </table:table-cell>
          <table:table-cell table:number-columns-repeated="4" table:style-name="ce25"/>
          <table:table-cell table:number-columns-repeated="16371" table:style-name="ce29"/>
        </table:table-row>
        <table:table-row table:style-name="ro4">
          <table:table-cell office:value-type="date" office:date-value="2008-09-01T00:00:00" table:style-name="ce30">
            <text:p>Sep 2008</text:p>
          </table:table-cell>
          <table:table-cell office:value-type="float" office:value="328.55399999999997" table:style-name="ce31">
            <text:p>328.6</text:p>
          </table:table-cell>
          <table:table-cell office:value-type="float" office:value="16.664999999999999" table:style-name="ce31">
            <text:p>16.7</text:p>
          </table:table-cell>
          <table:table-cell office:value-type="float" office:value="36.747999999999998" table:style-name="ce31">
            <text:p>36.7</text:p>
          </table:table-cell>
          <table:table-cell office:value-type="float" office:value="5.4370000000000003" table:style-name="ce31">
            <text:p>5.4</text:p>
          </table:table-cell>
          <table:table-cell office:value-type="float" office:value="1.544" table:style-name="ce31">
            <text:p>1.5</text:p>
          </table:table-cell>
          <table:table-cell office:value-type="float" office:value="5.6630000000000003" table:style-name="ce31">
            <text:p>5.7</text:p>
          </table:table-cell>
          <table:table-cell office:value-type="float" office:value="394.61099999999999" table:style-name="ce31">
            <text:p>394.6</text:p>
          </table:table-cell>
          <table:table-cell office:value-type="float" office:value="-20.643561568905056" table:formula="of:=[.H203]/[.H191]*100-100" table:style-name="ce26">
            <text:p>-20.6</text:p>
          </table:table-cell>
          <table:table-cell table:number-columns-repeated="4" table:style-name="ce25"/>
          <table:table-cell table:number-columns-repeated="16371" table:style-name="ce29"/>
        </table:table-row>
        <table:table-row table:style-name="ro4">
          <table:table-cell office:value-type="date" office:date-value="2008-10-01T00:00:00" table:style-name="ce30">
            <text:p>Oct 2008</text:p>
          </table:table-cell>
          <table:table-cell office:value-type="float" office:value="127.515" table:style-name="ce31">
            <text:p>127.5</text:p>
          </table:table-cell>
          <table:table-cell office:value-type="float" office:value="11.635999999999999" table:style-name="ce31">
            <text:p>11.6</text:p>
          </table:table-cell>
          <table:table-cell office:value-type="float" office:value="18.539000000000001" table:style-name="ce31">
            <text:p>18.5</text:p>
          </table:table-cell>
          <table:table-cell office:value-type="float" office:value="4.3559999999999999" table:style-name="ce31">
            <text:p>4.4</text:p>
          </table:table-cell>
          <table:table-cell office:value-type="float" office:value="0.90300000000000002" table:style-name="ce31">
            <text:p>0.9</text:p>
          </table:table-cell>
          <table:table-cell office:value-type="float" office:value="4.6310000000000002" table:style-name="ce31">
            <text:p>4.6</text:p>
          </table:table-cell>
          <table:table-cell office:value-type="float" office:value="167.58" table:style-name="ce31">
            <text:p>167.6</text:p>
          </table:table-cell>
          <table:table-cell office:value-type="float" office:value="-23.07339196856465" table:formula="of:=[.H204]/[.H192]*100-100" table:style-name="ce26">
            <text:p>-23.1</text:p>
          </table:table-cell>
          <table:table-cell table:number-columns-repeated="4" table:style-name="ce25"/>
          <table:table-cell table:number-columns-repeated="16371" table:style-name="ce29"/>
        </table:table-row>
        <table:table-row table:style-name="ro4">
          <table:table-cell office:value-type="date" office:date-value="2008-11-01T00:00:00" table:style-name="ce30">
            <text:p>Nov 2008</text:p>
          </table:table-cell>
          <table:table-cell office:value-type="float" office:value="101.214" table:style-name="ce31">
            <text:p>101.2</text:p>
          </table:table-cell>
          <table:table-cell office:value-type="float" office:value="7.8109999999999999" table:style-name="ce31">
            <text:p>7.8</text:p>
          </table:table-cell>
          <table:table-cell office:value-type="float" office:value="15.582000000000001" table:style-name="ce31">
            <text:p>15.6</text:p>
          </table:table-cell>
          <table:table-cell office:value-type="float" office:value="4.2460000000000004" table:style-name="ce31">
            <text:p>4.2</text:p>
          </table:table-cell>
          <table:table-cell office:value-type="float" office:value="0.72499999999999998" table:style-name="ce31">
            <text:p>0.7</text:p>
          </table:table-cell>
          <table:table-cell office:value-type="float" office:value="3.76" table:style-name="ce31">
            <text:p>3.8</text:p>
          </table:table-cell>
          <table:table-cell office:value-type="float" office:value="133.33799999999999" table:style-name="ce31">
            <text:p>133.3</text:p>
          </table:table-cell>
          <table:table-cell office:value-type="float" office:value="-36.298837175971499" table:formula="of:=[.H205]/[.H193]*100-100" table:style-name="ce26">
            <text:p>-36.3</text:p>
          </table:table-cell>
          <table:table-cell table:number-columns-repeated="4" table:style-name="ce25"/>
          <table:table-cell table:number-columns-repeated="16371" table:style-name="ce29"/>
        </table:table-row>
        <table:table-row table:style-name="ro4">
          <table:table-cell office:value-type="date" office:date-value="2008-12-01T00:00:00" table:style-name="ce30">
            <text:p>Dec 2008</text:p>
          </table:table-cell>
          <table:table-cell office:value-type="float" office:value="109.46" table:style-name="ce31">
            <text:p>109.5</text:p>
          </table:table-cell>
          <table:table-cell office:value-type="float" office:value="6.8760000000000003" table:style-name="ce31">
            <text:p>6.9</text:p>
          </table:table-cell>
          <table:table-cell office:value-type="float" office:value="17.023" table:style-name="ce31">
            <text:p>17.0</text:p>
          </table:table-cell>
          <table:table-cell office:value-type="float" office:value="3.5169999999999999" table:style-name="ce31">
            <text:p>3.5</text:p>
          </table:table-cell>
          <table:table-cell office:value-type="float" office:value="0.67100000000000004" table:style-name="ce31">
            <text:p>0.7</text:p>
          </table:table-cell>
          <table:table-cell office:value-type="float" office:value="3.2469999999999999" table:style-name="ce31">
            <text:p>3.2</text:p>
          </table:table-cell>
          <table:table-cell office:value-type="float" office:value="140.79400000000001" table:style-name="ce31">
            <text:p>140.8</text:p>
          </table:table-cell>
          <table:table-cell office:value-type="float" office:value="-21.116738755294591" table:formula="of:=[.H206]/[.H194]*100-100" table:style-name="ce26">
            <text:p>-21.1</text:p>
          </table:table-cell>
          <table:table-cell table:number-columns-repeated="4" table:style-name="ce25"/>
          <table:table-cell table:number-columns-repeated="16371" table:style-name="ce29"/>
        </table:table-row>
        <table:table-row table:style-name="ro6">
          <table:table-cell office:value-type="date" office:date-value="2009-01-01T00:00:00" table:style-name="ce30">
            <text:p>Jan 2009</text:p>
          </table:table-cell>
          <table:table-cell office:value-type="float" office:value="108.846" table:style-name="ce31">
            <text:p>108.8</text:p>
          </table:table-cell>
          <table:table-cell office:value-type="float" office:value="6.2510000000000003" table:style-name="ce31">
            <text:p>6.3</text:p>
          </table:table-cell>
          <table:table-cell office:value-type="float" office:value="11.6" table:style-name="ce31">
            <text:p>11.6</text:p>
          </table:table-cell>
          <table:table-cell office:value-type="float" office:value="2.7290000000000001" table:style-name="ce31">
            <text:p>2.7</text:p>
          </table:table-cell>
          <table:table-cell office:value-type="float" office:value="0.76400000000000001" table:style-name="ce31">
            <text:p>0.8</text:p>
          </table:table-cell>
          <table:table-cell office:value-type="float" office:value="4.0389999999999997" table:style-name="ce31">
            <text:p>4.0</text:p>
          </table:table-cell>
          <table:table-cell office:value-type="float" office:value="134.22900000000001" table:style-name="ce31">
            <text:p>134.2</text:p>
          </table:table-cell>
          <table:table-cell office:value-type="float" office:value="-31.535377647202836" table:formula="of:=[.H207]/[.H195]*100-100" table:style-name="ce26">
            <text:p>-31.5</text:p>
          </table:table-cell>
          <table:table-cell table:number-columns-repeated="4" table:style-name="ce25"/>
          <table:table-cell table:number-columns-repeated="16371" table:style-name="ce29"/>
        </table:table-row>
        <table:table-row table:style-name="ro4">
          <table:table-cell office:value-type="date" office:date-value="2009-02-01T00:00:00" table:style-name="ce30">
            <text:p>Feb 2009</text:p>
          </table:table-cell>
          <table:table-cell office:value-type="float" office:value="52.767000000000003" table:style-name="ce31">
            <text:p>52.8</text:p>
          </table:table-cell>
          <table:table-cell office:value-type="float" office:value="4.1710000000000003" table:style-name="ce31">
            <text:p>4.2</text:p>
          </table:table-cell>
          <table:table-cell office:value-type="float" office:value="7.1029999999999998" table:style-name="ce31">
            <text:p>7.1</text:p>
          </table:table-cell>
          <table:table-cell office:value-type="float" office:value="1.9870000000000001" table:style-name="ce31">
            <text:p>2.0</text:p>
          </table:table-cell>
          <table:table-cell office:value-type="float" office:value="0.56000000000000005" table:style-name="ce31">
            <text:p>0.6</text:p>
          </table:table-cell>
          <table:table-cell office:value-type="float" office:value="2.9449999999999998" table:style-name="ce31">
            <text:p>2.9</text:p>
          </table:table-cell>
          <table:table-cell office:value-type="float" office:value="69.533000000000001" table:style-name="ce31">
            <text:p>69.5</text:p>
          </table:table-cell>
          <table:table-cell office:value-type="float" office:value="-27.117311643117688" table:formula="of:=[.H208]/[.H196]*100-100" table:style-name="ce26">
            <text:p>-27.1</text:p>
          </table:table-cell>
          <table:table-cell table:number-columns-repeated="4" table:style-name="ce25"/>
          <table:table-cell table:number-columns-repeated="16371" table:style-name="ce29"/>
        </table:table-row>
        <table:table-row table:style-name="ro4">
          <table:table-cell office:value-type="date" office:date-value="2009-03-01T00:00:00" table:style-name="ce30">
            <text:p>Mar 2009</text:p>
          </table:table-cell>
          <table:table-cell office:value-type="float" office:value="310.69099999999997" table:style-name="ce31">
            <text:p>310.7</text:p>
          </table:table-cell>
          <table:table-cell office:value-type="float" office:value="17.030999999999999" table:style-name="ce31">
            <text:p>17.0</text:p>
          </table:table-cell>
          <table:table-cell office:value-type="float" office:value="29.978999999999999" table:style-name="ce31">
            <text:p>30.0</text:p>
          </table:table-cell>
          <table:table-cell office:value-type="float" office:value="3.7669999999999999" table:style-name="ce31">
            <text:p>3.8</text:p>
          </table:table-cell>
          <table:table-cell office:value-type="float" office:value="1.2629999999999999" table:style-name="ce31">
            <text:p>1.3</text:p>
          </table:table-cell>
          <table:table-cell office:value-type="float" office:value="7.3360000000000003" table:style-name="ce31">
            <text:p>7.3</text:p>
          </table:table-cell>
          <table:table-cell office:value-type="float" office:value="370.06700000000001" table:style-name="ce31">
            <text:p>370.1</text:p>
          </table:table-cell>
          <table:table-cell office:value-type="float" office:value="-30.901571237851627" table:formula="of:=[.H209]/[.H197]*100-100" table:style-name="ce26">
            <text:p>-30.9</text:p>
          </table:table-cell>
          <table:table-cell table:number-columns-repeated="4" table:style-name="ce25"/>
          <table:table-cell table:number-columns-repeated="16371" table:style-name="ce29"/>
        </table:table-row>
        <table:table-row table:style-name="ro4">
          <table:table-cell office:value-type="date" office:date-value="2009-04-01T00:00:00" table:style-name="ce30">
            <text:p>Apr 2009</text:p>
          </table:table-cell>
          <table:table-cell office:value-type="float" office:value="132.03700000000001" table:style-name="ce31">
            <text:p>132.0</text:p>
          </table:table-cell>
          <table:table-cell office:value-type="float" office:value="12.253" table:style-name="ce31">
            <text:p>12.3</text:p>
          </table:table-cell>
          <table:table-cell office:value-type="float" office:value="14.135" table:style-name="ce31">
            <text:p>14.1</text:p>
          </table:table-cell>
          <table:table-cell office:value-type="float" office:value="2.782" table:style-name="ce31">
            <text:p>2.8</text:p>
          </table:table-cell>
          <table:table-cell office:value-type="float" office:value="0.91500000000000004" table:style-name="ce31">
            <text:p>0.9</text:p>
          </table:table-cell>
          <table:table-cell office:value-type="float" office:value="5.8609999999999998" table:style-name="ce31">
            <text:p>5.9</text:p>
          </table:table-cell>
          <table:table-cell office:value-type="float" office:value="167.983" table:style-name="ce31">
            <text:p>168.0</text:p>
          </table:table-cell>
          <table:table-cell office:value-type="float" office:value="-25.316658293579692" table:formula="of:=[.H210]/[.H198]*100-100" table:style-name="ce26">
            <text:p>-25.3</text:p>
          </table:table-cell>
          <table:table-cell table:number-columns-repeated="4" table:style-name="ce25"/>
          <table:table-cell table:number-columns-repeated="16371" table:style-name="ce29"/>
        </table:table-row>
        <table:table-row table:style-name="ro4">
          <table:table-cell office:value-type="date" office:date-value="2009-05-01T00:00:00" table:style-name="ce30">
            <text:p>May 2009</text:p>
          </table:table-cell>
          <table:table-cell office:value-type="float" office:value="132.91300000000001" table:style-name="ce31">
            <text:p>132.9</text:p>
          </table:table-cell>
          <table:table-cell office:value-type="float" office:value="11.964" table:style-name="ce31">
            <text:p>12.0</text:p>
          </table:table-cell>
          <table:table-cell office:value-type="float" office:value="13.201000000000001" table:style-name="ce31">
            <text:p>13.2</text:p>
          </table:table-cell>
          <table:table-cell office:value-type="float" office:value="2.56" table:style-name="ce31">
            <text:p>2.6</text:p>
          </table:table-cell>
          <table:table-cell office:value-type="float" office:value="0.80200000000000005" table:style-name="ce31">
            <text:p>0.8</text:p>
          </table:table-cell>
          <table:table-cell office:value-type="float" office:value="4.8550000000000004" table:style-name="ce31">
            <text:p>4.9</text:p>
          </table:table-cell>
          <table:table-cell office:value-type="float" office:value="166.29499999999999" table:style-name="ce31">
            <text:p>166.3</text:p>
          </table:table-cell>
          <table:table-cell office:value-type="float" office:value="-27.250257015989689" table:formula="of:=[.H211]/[.H199]*100-100" table:style-name="ce26">
            <text:p>-27.3</text:p>
          </table:table-cell>
          <table:table-cell table:number-columns-repeated="4" table:style-name="ce25"/>
          <table:table-cell table:number-columns-repeated="16371" table:style-name="ce29"/>
        </table:table-row>
        <table:table-row table:style-name="ro4">
          <table:table-cell office:value-type="date" office:date-value="2009-06-01T00:00:00" table:style-name="ce30">
            <text:p>Jun 2009</text:p>
          </table:table-cell>
          <table:table-cell office:value-type="float" office:value="173.07400000000001" table:style-name="ce31">
            <text:p>173.1</text:p>
          </table:table-cell>
          <table:table-cell office:value-type="float" office:value="11.965999999999999" table:style-name="ce31">
            <text:p>12.0</text:p>
          </table:table-cell>
          <table:table-cell office:value-type="float" office:value="17.501000000000001" table:style-name="ce31">
            <text:p>17.5</text:p>
          </table:table-cell>
          <table:table-cell office:value-type="float" office:value="2.4289999999999998" table:style-name="ce31">
            <text:p>2.4</text:p>
          </table:table-cell>
          <table:table-cell office:value-type="float" office:value="0.85799999999999998" table:style-name="ce31">
            <text:p>0.9</text:p>
          </table:table-cell>
          <table:table-cell office:value-type="float" office:value="6.3159999999999998" table:style-name="ce31">
            <text:p>6.3</text:p>
          </table:table-cell>
          <table:table-cell office:value-type="float" office:value="212.14400000000001" table:style-name="ce31">
            <text:p>212.1</text:p>
          </table:table-cell>
          <table:table-cell office:value-type="float" office:value="-19.213398426492205" table:formula="of:=[.H212]/[.H200]*100-100" table:style-name="ce26">
            <text:p>-19.2</text:p>
          </table:table-cell>
          <table:table-cell table:number-columns-repeated="4" table:style-name="ce25"/>
          <table:table-cell table:number-columns-repeated="16371" table:style-name="ce29"/>
        </table:table-row>
        <table:table-row table:style-name="ro4">
          <table:table-cell office:value-type="date" office:date-value="2009-07-01T00:00:00" table:style-name="ce30">
            <text:p>Jul 2009</text:p>
          </table:table-cell>
          <table:table-cell office:value-type="float" office:value="154.69300000000001" table:style-name="ce31">
            <text:p>154.7</text:p>
          </table:table-cell>
          <table:table-cell office:value-type="float" office:value="10.904999999999999" table:style-name="ce31">
            <text:p>10.9</text:p>
          </table:table-cell>
          <table:table-cell office:value-type="float" office:value="14.34" table:style-name="ce31">
            <text:p>14.3</text:p>
          </table:table-cell>
          <table:table-cell office:value-type="float" office:value="2.2799999999999998" table:style-name="ce31">
            <text:p>2.3</text:p>
          </table:table-cell>
          <table:table-cell office:value-type="float" office:value="0.73599999999999999" table:style-name="ce31">
            <text:p>0.7</text:p>
          </table:table-cell>
          <table:table-cell office:value-type="float" office:value="6.0359999999999996" table:style-name="ce31">
            <text:p>6.0</text:p>
          </table:table-cell>
          <table:table-cell office:value-type="float" office:value="188.99" table:style-name="ce31">
            <text:p>189.0</text:p>
          </table:table-cell>
          <table:table-cell office:value-type="float" office:value="-5.2724438496508697" table:formula="of:=[.H213]/[.H201]*100-100" table:style-name="ce26">
            <text:p>-5.3</text:p>
          </table:table-cell>
          <table:table-cell table:number-columns-repeated="4" table:style-name="ce25"/>
          <table:table-cell table:number-columns-repeated="16371" table:style-name="ce29"/>
        </table:table-row>
        <table:table-row table:style-name="ro4">
          <table:table-cell office:value-type="date" office:date-value="2009-08-01T00:00:00" table:style-name="ce30">
            <text:p>Aug 2009</text:p>
          </table:table-cell>
          <table:table-cell office:value-type="float" office:value="65.277000000000001" table:style-name="ce31">
            <text:p>65.3</text:p>
          </table:table-cell>
          <table:table-cell office:value-type="float" office:value="7.4720000000000004" table:style-name="ce31">
            <text:p>7.5</text:p>
          </table:table-cell>
          <table:table-cell office:value-type="float" office:value="7.9960000000000004" table:style-name="ce31">
            <text:p>8.0</text:p>
          </table:table-cell>
          <table:table-cell office:value-type="float" office:value="1.6910000000000001" table:style-name="ce31">
            <text:p>1.7</text:p>
          </table:table-cell>
          <table:table-cell office:value-type="float" office:value="0.47299999999999998" table:style-name="ce31">
            <text:p>0.5</text:p>
          </table:table-cell>
          <table:table-cell office:value-type="float" office:value="4.5960000000000001" table:style-name="ce31">
            <text:p>4.6</text:p>
          </table:table-cell>
          <table:table-cell office:value-type="float" office:value="87.504999999999995" table:style-name="ce31">
            <text:p>87.5</text:p>
          </table:table-cell>
          <table:table-cell office:value-type="float" office:value="-6.1286446823575034" table:formula="of:=[.H214]/[.H202]*100-100" table:style-name="ce26">
            <text:p>-6.1</text:p>
          </table:table-cell>
          <table:table-cell table:number-columns-repeated="4" table:style-name="ce25"/>
          <table:table-cell table:number-columns-repeated="16371" table:style-name="ce29"/>
        </table:table-row>
        <table:table-row table:style-name="ro4">
          <table:table-cell office:value-type="date" office:date-value="2009-09-01T00:00:00" table:style-name="ce30">
            <text:p>Sep 2009</text:p>
          </table:table-cell>
          <table:table-cell office:value-type="float" office:value="364.887" table:style-name="ce31">
            <text:p>364.9</text:p>
          </table:table-cell>
          <table:table-cell office:value-type="float" office:value="13.311" table:style-name="ce31">
            <text:p>13.3</text:p>
          </table:table-cell>
          <table:table-cell office:value-type="float" office:value="28.925999999999998" table:style-name="ce31">
            <text:p>28.9</text:p>
          </table:table-cell>
          <table:table-cell office:value-type="float" office:value="6.3879999999999999" table:style-name="ce31">
            <text:p>6.4</text:p>
          </table:table-cell>
          <table:table-cell office:value-type="float" office:value="1.2150000000000001" table:style-name="ce31">
            <text:p>1.2</text:p>
          </table:table-cell>
          <table:table-cell office:value-type="float" office:value="5.258" table:style-name="ce31">
            <text:p>5.3</text:p>
          </table:table-cell>
          <table:table-cell office:value-type="float" office:value="419.98500000000001" table:style-name="ce31">
            <text:p>420.0</text:p>
          </table:table-cell>
          <table:table-cell office:value-type="float" office:value="6.430129925420232" table:formula="of:=[.H215]/[.H203]*100-100" table:style-name="ce26">
            <text:p>6.4</text:p>
          </table:table-cell>
          <table:table-cell table:number-columns-repeated="4" table:style-name="ce25"/>
          <table:table-cell table:number-columns-repeated="16371" table:style-name="ce29"/>
        </table:table-row>
        <table:table-row table:style-name="ro4">
          <table:table-cell office:value-type="date" office:date-value="2009-10-01T00:00:00" table:style-name="ce30">
            <text:p>Oct 2009</text:p>
          </table:table-cell>
          <table:table-cell office:value-type="float" office:value="166.45699999999999" table:style-name="ce31">
            <text:p>166.5</text:p>
          </table:table-cell>
          <table:table-cell office:value-type="float" office:value="8.6140000000000008" table:style-name="ce31">
            <text:p>8.6</text:p>
          </table:table-cell>
          <table:table-cell office:value-type="float" office:value="15.083" table:style-name="ce31">
            <text:p>15.1</text:p>
          </table:table-cell>
          <table:table-cell office:value-type="float" office:value="1.3149999999999999" table:style-name="ce31">
            <text:p>1.3</text:p>
          </table:table-cell>
          <table:table-cell office:value-type="float" office:value="0.76900000000000002" table:style-name="ce31">
            <text:p>0.8</text:p>
          </table:table-cell>
          <table:table-cell office:value-type="float" office:value="3.617" table:style-name="ce31">
            <text:p>3.6</text:p>
          </table:table-cell>
          <table:table-cell office:value-type="float" office:value="195.85499999999999" table:style-name="ce31">
            <text:p>195.9</text:p>
          </table:table-cell>
          <table:table-cell office:value-type="float" office:value="16.87253848907983" table:formula="of:=[.H216]/[.H204]*100-100" table:style-name="ce26">
            <text:p>16.9</text:p>
          </table:table-cell>
          <table:table-cell table:number-columns-repeated="4" table:style-name="ce25"/>
          <table:table-cell table:number-columns-repeated="16371" table:style-name="ce29"/>
        </table:table-row>
        <table:table-row table:style-name="ro4">
          <table:table-cell office:value-type="date" office:date-value="2009-11-01T00:00:00" table:style-name="ce30">
            <text:p>Nov 2009</text:p>
          </table:table-cell>
          <table:table-cell office:value-type="float" office:value="156.511" table:style-name="ce31">
            <text:p>156.5</text:p>
          </table:table-cell>
          <table:table-cell office:value-type="float" office:value="6.0289999999999999" table:style-name="ce31">
            <text:p>6.0</text:p>
          </table:table-cell>
          <table:table-cell office:value-type="float" office:value="15.667" table:style-name="ce31">
            <text:p>15.7</text:p>
          </table:table-cell>
          <table:table-cell office:value-type="float" office:value="1.744" table:style-name="ce31">
            <text:p>1.7</text:p>
          </table:table-cell>
          <table:table-cell office:value-type="float" office:value="0.63800000000000001" table:style-name="ce31">
            <text:p>0.6</text:p>
          </table:table-cell>
          <table:table-cell office:value-type="float" office:value="3.6749999999999998" table:style-name="ce31">
            <text:p>3.7</text:p>
          </table:table-cell>
          <table:table-cell office:value-type="float" office:value="184.26400000000001" table:style-name="ce31">
            <text:p>184.3</text:p>
          </table:table-cell>
          <table:table-cell office:value-type="float" office:value="38.193163239286633" table:formula="of:=[.H217]/[.H205]*100-100" table:style-name="ce26">
            <text:p>38.2</text:p>
          </table:table-cell>
          <table:table-cell table:number-columns-repeated="4" table:style-name="ce25"/>
          <table:table-cell table:number-columns-repeated="16371" table:style-name="ce29"/>
        </table:table-row>
        <table:table-row table:style-name="ro4">
          <table:table-cell office:value-type="date" office:date-value="2009-12-01T00:00:00" table:style-name="ce30">
            <text:p>Dec 2009</text:p>
          </table:table-cell>
          <table:table-cell office:value-type="float" office:value="150.09899999999999" table:style-name="ce31">
            <text:p>150.1</text:p>
          </table:table-cell>
          <table:table-cell office:value-type="float" office:value="4.8949999999999996" table:style-name="ce31">
            <text:p>4.9</text:p>
          </table:table-cell>
          <table:table-cell office:value-type="float" office:value="14.199" table:style-name="ce31">
            <text:p>14.2</text:p>
          </table:table-cell>
          <table:table-cell office:value-type="float" office:value="1.772" table:style-name="ce31">
            <text:p>1.8</text:p>
          </table:table-cell>
          <table:table-cell office:value-type="float" office:value="0.54900000000000004" table:style-name="ce31">
            <text:p>0.5</text:p>
          </table:table-cell>
          <table:table-cell office:value-type="float" office:value="2.8490000000000002" table:style-name="ce31">
            <text:p>2.8</text:p>
          </table:table-cell>
          <table:table-cell office:value-type="float" office:value="174.363" table:style-name="ce31">
            <text:p>174.4</text:p>
          </table:table-cell>
          <table:table-cell office:value-type="float" office:value="23.842635339574116" table:formula="of:=[.H218]/[.H206]*100-100" table:style-name="ce26">
            <text:p>23.8</text:p>
          </table:table-cell>
          <table:table-cell table:number-columns-repeated="4" table:style-name="ce25"/>
          <table:table-cell table:number-columns-repeated="16371" table:style-name="ce29"/>
        </table:table-row>
        <table:table-row table:style-name="ro6">
          <table:table-cell office:value-type="date" office:date-value="2010-01-01T00:00:00" table:style-name="ce30">
            <text:p>Jan 2010</text:p>
          </table:table-cell>
          <table:table-cell office:value-type="float" office:value="138.929" table:style-name="ce31">
            <text:p>138.9</text:p>
          </table:table-cell>
          <table:table-cell office:value-type="float" office:value="3.5550000000000002" table:style-name="ce31">
            <text:p>3.6</text:p>
          </table:table-cell>
          <table:table-cell office:value-type="float" office:value="11.493" table:style-name="ce31">
            <text:p>11.5</text:p>
          </table:table-cell>
          <table:table-cell office:value-type="float" office:value="1.2749999999999999" table:style-name="ce31">
            <text:p>1.3</text:p>
          </table:table-cell>
          <table:table-cell office:value-type="float" office:value="0.51200000000000001" table:style-name="ce31">
            <text:p>0.5</text:p>
          </table:table-cell>
          <table:table-cell office:value-type="float" office:value="2.6880000000000002" table:style-name="ce31">
            <text:p>2.7</text:p>
          </table:table-cell>
          <table:table-cell office:value-type="float" office:value="158.452" table:style-name="ce31">
            <text:p>158.5</text:p>
          </table:table-cell>
          <table:table-cell office:value-type="float" office:value="18.046025821543779" table:formula="of:=[.H219]/[.H207]*100-100" table:style-name="ce26">
            <text:p>18.0</text:p>
          </table:table-cell>
          <table:table-cell office:value-type="float" office:value="2.9000000000000001E-2" table:style-name="ce25">
            <text:p>-</text:p>
          </table:table-cell>
          <table:table-cell office:value-type="float" office:value="8.0000000000000002E-3" table:style-name="ce25">
            <text:p>-</text:p>
          </table:table-cell>
          <table:table-cell office:value-type="float" office:value="2E-3" table:style-name="ce25">
            <text:p>-</text:p>
          </table:table-cell>
          <table:table-cell office:value-type="float" office:value="8.9999999999999993E-3" table:style-name="ce25">
            <text:p>-</text:p>
          </table:table-cell>
          <table:table-cell table:number-columns-repeated="16371" table:style-name="ce29"/>
        </table:table-row>
        <table:table-row table:style-name="ro4">
          <table:table-cell office:value-type="date" office:date-value="2010-02-01T00:00:00" table:style-name="ce30">
            <text:p>Feb 2010</text:p>
          </table:table-cell>
          <table:table-cell office:value-type="float" office:value="65.215999999999994" table:style-name="ce31">
            <text:p>65.2</text:p>
          </table:table-cell>
          <table:table-cell office:value-type="float" office:value="3.4209999999999998" table:style-name="ce31">
            <text:p>3.4</text:p>
          </table:table-cell>
          <table:table-cell office:value-type="float" office:value="9.1199999999999992" table:style-name="ce31">
            <text:p>9.1</text:p>
          </table:table-cell>
          <table:table-cell office:value-type="float" office:value="1.2170000000000001" table:style-name="ce31">
            <text:p>1.2</text:p>
          </table:table-cell>
          <table:table-cell office:value-type="float" office:value="0.4" table:style-name="ce31">
            <text:p>0.4</text:p>
          </table:table-cell>
          <table:table-cell office:value-type="float" office:value="2.9449999999999998" table:style-name="ce31">
            <text:p>2.9</text:p>
          </table:table-cell>
          <table:table-cell office:value-type="float" office:value="82.319000000000003" table:style-name="ce31">
            <text:p>82.3</text:p>
          </table:table-cell>
          <table:table-cell office:value-type="float" office:value="18.388391123639153" table:formula="of:=[.H220]/[.H208]*100-100" table:style-name="ce26">
            <text:p>18.4</text:p>
          </table:table-cell>
          <table:table-cell office:value-type="float" office:value="5.8999999999999997E-2" table:style-name="ce25">
            <text:p>0.1</text:p>
          </table:table-cell>
          <table:table-cell office:value-type="float" office:value="1.2999999999999999E-2" table:style-name="ce25">
            <text:p>-</text:p>
          </table:table-cell>
          <table:table-cell office:value-type="float" office:value="0" table:style-name="ce25">
            <text:p>-</text:p>
          </table:table-cell>
          <table:table-cell office:value-type="float" office:value="1.7000000000000001E-2" table:style-name="ce25">
            <text:p>-</text:p>
          </table:table-cell>
          <table:table-cell table:number-columns-repeated="16371" table:style-name="ce29"/>
        </table:table-row>
        <table:table-row table:style-name="ro4">
          <table:table-cell office:value-type="date" office:date-value="2010-03-01T00:00:00" table:style-name="ce30">
            <text:p>Mar 2010</text:p>
          </table:table-cell>
          <table:table-cell office:value-type="float" office:value="393.39600000000002" table:style-name="ce31">
            <text:p>393.4</text:p>
          </table:table-cell>
          <table:table-cell office:value-type="float" office:value="15.218" table:style-name="ce31">
            <text:p>15.2</text:p>
          </table:table-cell>
          <table:table-cell office:value-type="float" office:value="34.951000000000001" table:style-name="ce31">
            <text:p>35.0</text:p>
          </table:table-cell>
          <table:table-cell office:value-type="float" office:value="3.4209999999999998" table:style-name="ce31">
            <text:p>3.4</text:p>
          </table:table-cell>
          <table:table-cell office:value-type="float" office:value="1.6020000000000001" table:style-name="ce31">
            <text:p>1.6</text:p>
          </table:table-cell>
          <table:table-cell office:value-type="float" office:value="6.9550000000000001" table:style-name="ce31">
            <text:p>7.0</text:p>
          </table:table-cell>
          <table:table-cell office:value-type="float" office:value="455.54300000000001" table:style-name="ce31">
            <text:p>455.5</text:p>
          </table:table-cell>
          <table:table-cell office:value-type="float" office:value="23.097439112376932" table:formula="of:=[.H221]/[.H209]*100-100" table:style-name="ce26">
            <text:p>23.1</text:p>
          </table:table-cell>
          <table:table-cell office:value-type="float" office:value="0.12" table:style-name="ce25">
            <text:p>0.1</text:p>
          </table:table-cell>
          <table:table-cell office:value-type="float" office:value="1.4E-2" table:style-name="ce25">
            <text:p>-</text:p>
          </table:table-cell>
          <table:table-cell office:value-type="float" office:value="0" table:style-name="ce25">
            <text:p>-</text:p>
          </table:table-cell>
          <table:table-cell office:value-type="float" office:value="3.5000000000000003E-2" table:style-name="ce25">
            <text:p>-</text:p>
          </table:table-cell>
          <table:table-cell table:number-columns-repeated="16371" table:style-name="ce29"/>
        </table:table-row>
        <table:table-row table:style-name="ro4">
          <table:table-cell office:value-type="date" office:date-value="2010-04-01T00:00:00" table:style-name="ce30">
            <text:p>Apr 2010</text:p>
          </table:table-cell>
          <table:table-cell office:value-type="float" office:value="145.333" table:style-name="ce31">
            <text:p>145.3</text:p>
          </table:table-cell>
          <table:table-cell office:value-type="float" office:value="10.319000000000001" table:style-name="ce31">
            <text:p>10.3</text:p>
          </table:table-cell>
          <table:table-cell office:value-type="float" office:value="15.307" table:style-name="ce31">
            <text:p>15.3</text:p>
          </table:table-cell>
          <table:table-cell office:value-type="float" office:value="2.1419999999999999" table:style-name="ce31">
            <text:p>2.1</text:p>
          </table:table-cell>
          <table:table-cell office:value-type="float" office:value="0.82299999999999995" table:style-name="ce31">
            <text:p>0.8</text:p>
          </table:table-cell>
          <table:table-cell office:value-type="float" office:value="5.2039999999999997" table:style-name="ce31">
            <text:p>5.2</text:p>
          </table:table-cell>
          <table:table-cell office:value-type="float" office:value="179.12799999999999" table:style-name="ce31">
            <text:p>179.1</text:p>
          </table:table-cell>
          <table:table-cell office:value-type="float" office:value="6.6345999297547849" table:formula="of:=[.H222]/[.H210]*100-100" table:style-name="ce26">
            <text:p>6.6</text:p>
          </table:table-cell>
          <table:table-cell office:value-type="float" office:value="9.0999999999999998E-2" table:style-name="ce25">
            <text:p>0.1</text:p>
          </table:table-cell>
          <table:table-cell office:value-type="float" office:value="5.0000000000000001E-3" table:style-name="ce25">
            <text:p>-</text:p>
          </table:table-cell>
          <table:table-cell office:value-type="float" office:value="0" table:style-name="ce25">
            <text:p>-</text:p>
          </table:table-cell>
          <table:table-cell office:value-type="float" office:value="2.4E-2" table:style-name="ce25">
            <text:p>-</text:p>
          </table:table-cell>
          <table:table-cell table:number-columns-repeated="16371" table:style-name="ce29"/>
        </table:table-row>
        <table:table-row table:style-name="ro4">
          <table:table-cell office:value-type="date" office:date-value="2010-05-01T00:00:00" table:style-name="ce30">
            <text:p>May 2010</text:p>
          </table:table-cell>
          <table:table-cell office:value-type="float" office:value="150.559" table:style-name="ce31">
            <text:p>150.6</text:p>
          </table:table-cell>
          <table:table-cell office:value-type="float" office:value="10.776999999999999" table:style-name="ce31">
            <text:p>10.8</text:p>
          </table:table-cell>
          <table:table-cell office:value-type="float" office:value="17.571999999999999" table:style-name="ce31">
            <text:p>17.6</text:p>
          </table:table-cell>
          <table:table-cell office:value-type="float" office:value="2.214" table:style-name="ce31">
            <text:p>2.2</text:p>
          </table:table-cell>
          <table:table-cell office:value-type="float" office:value="0.76900000000000002" table:style-name="ce31">
            <text:p>0.8</text:p>
          </table:table-cell>
          <table:table-cell office:value-type="float" office:value="4.92" table:style-name="ce31">
            <text:p>4.9</text:p>
          </table:table-cell>
          <table:table-cell office:value-type="float" office:value="186.81100000000001" table:style-name="ce31">
            <text:p>186.8</text:p>
          </table:table-cell>
          <table:table-cell office:value-type="float" office:value="12.337111759223077" table:formula="of:=[.H223]/[.H211]*100-100" table:style-name="ce26">
            <text:p>12.3</text:p>
          </table:table-cell>
          <table:table-cell office:value-type="float" office:value="0.121" table:style-name="ce25">
            <text:p>0.1</text:p>
          </table:table-cell>
          <table:table-cell office:value-type="float" office:value="0.05" table:style-name="ce25">
            <text:p>0.1</text:p>
          </table:table-cell>
          <table:table-cell office:value-type="float" office:value="3.7999999999999999E-2" table:style-name="ce25">
            <text:p>-</text:p>
          </table:table-cell>
          <table:table-cell office:value-type="float" office:value="1.6E-2" table:style-name="ce25">
            <text:p>-</text:p>
          </table:table-cell>
          <table:table-cell table:number-columns-repeated="16371" table:style-name="ce29"/>
        </table:table-row>
        <table:table-row table:style-name="ro4">
          <table:table-cell office:value-type="date" office:date-value="2010-06-01T00:00:00" table:style-name="ce30">
            <text:p>Jun 2010</text:p>
          </table:table-cell>
          <table:table-cell office:value-type="float" office:value="190.797" table:style-name="ce31">
            <text:p>190.8</text:p>
          </table:table-cell>
          <table:table-cell office:value-type="float" office:value="10.957000000000001" table:style-name="ce31">
            <text:p>11.0</text:p>
          </table:table-cell>
          <table:table-cell office:value-type="float" office:value="20.506" table:style-name="ce31">
            <text:p>20.5</text:p>
          </table:table-cell>
          <table:table-cell office:value-type="float" office:value="2.5169999999999999" table:style-name="ce31">
            <text:p>2.5</text:p>
          </table:table-cell>
          <table:table-cell office:value-type="float" office:value="0.79" table:style-name="ce31">
            <text:p>0.8</text:p>
          </table:table-cell>
          <table:table-cell office:value-type="float" office:value="5.4489999999999998" table:style-name="ce31">
            <text:p>5.4</text:p>
          </table:table-cell>
          <table:table-cell office:value-type="float" office:value="231.01599999999999" table:style-name="ce31">
            <text:p>231.0</text:p>
          </table:table-cell>
          <table:table-cell office:value-type="float" office:value="8.8958443321517393" table:formula="of:=[.H224]/[.H212]*100-100" table:style-name="ce26">
            <text:p>8.9</text:p>
          </table:table-cell>
          <table:table-cell office:value-type="float" office:value="9.7000000000000003E-2" table:style-name="ce25">
            <text:p>0.1</text:p>
          </table:table-cell>
          <table:table-cell office:value-type="float" office:value="2.1999999999999999E-2" table:style-name="ce25">
            <text:p>-</text:p>
          </table:table-cell>
          <table:table-cell office:value-type="float" office:value="1.0999999999999999E-2" table:style-name="ce25">
            <text:p>-</text:p>
          </table:table-cell>
          <table:table-cell office:value-type="float" office:value="2.9000000000000001E-2" table:style-name="ce25">
            <text:p>-</text:p>
          </table:table-cell>
          <table:table-cell table:number-columns-repeated="16371" table:style-name="ce29"/>
        </table:table-row>
        <table:table-row table:style-name="ro4">
          <table:table-cell office:value-type="date" office:date-value="2010-07-01T00:00:00" table:style-name="ce30">
            <text:p>Jul 2010</text:p>
          </table:table-cell>
          <table:table-cell office:value-type="float" office:value="133.554" table:style-name="ce31">
            <text:p>133.6</text:p>
          </table:table-cell>
          <table:table-cell office:value-type="float" office:value="10.257999999999999" table:style-name="ce31">
            <text:p>10.3</text:p>
          </table:table-cell>
          <table:table-cell office:value-type="float" office:value="17.741" table:style-name="ce31">
            <text:p>17.7</text:p>
          </table:table-cell>
          <table:table-cell office:value-type="float" office:value="2.298" table:style-name="ce31">
            <text:p>2.3</text:p>
          </table:table-cell>
          <table:table-cell office:value-type="float" office:value="0.64200000000000002" table:style-name="ce31">
            <text:p>0.6</text:p>
          </table:table-cell>
          <table:table-cell office:value-type="float" office:value="6.2270000000000003" table:style-name="ce31">
            <text:p>6.2</text:p>
          </table:table-cell>
          <table:table-cell office:value-type="float" office:value="170.72" table:style-name="ce31">
            <text:p>170.7</text:p>
          </table:table-cell>
          <table:table-cell office:value-type="float" office:value="-9.6671781575744831" table:formula="of:=[.H225]/[.H213]*100-100" table:style-name="ce26">
            <text:p>-9.7</text:p>
          </table:table-cell>
          <table:table-cell office:value-type="float" office:value="0.109" table:style-name="ce25">
            <text:p>0.1</text:p>
          </table:table-cell>
          <table:table-cell office:value-type="float" office:value="1.9E-2" table:style-name="ce25">
            <text:p>-</text:p>
          </table:table-cell>
          <table:table-cell office:value-type="float" office:value="6.0000000000000001E-3" table:style-name="ce25">
            <text:p>-</text:p>
          </table:table-cell>
          <table:table-cell office:value-type="float" office:value="0.03" table:style-name="ce25">
            <text:p>-</text:p>
          </table:table-cell>
          <table:table-cell table:number-columns-repeated="16371" table:style-name="ce29"/>
        </table:table-row>
        <table:table-row table:style-name="ro4">
          <table:table-cell office:value-type="date" office:date-value="2010-08-01T00:00:00" table:style-name="ce30">
            <text:p>Aug 2010</text:p>
          </table:table-cell>
          <table:table-cell office:value-type="float" office:value="53.735999999999997" table:style-name="ce31">
            <text:p>53.7</text:p>
          </table:table-cell>
          <table:table-cell office:value-type="float" office:value="6.6820000000000004" table:style-name="ce31">
            <text:p>6.7</text:p>
          </table:table-cell>
          <table:table-cell office:value-type="float" office:value="8.8640000000000008" table:style-name="ce31">
            <text:p>8.9</text:p>
          </table:table-cell>
          <table:table-cell office:value-type="float" office:value="1.766" table:style-name="ce31">
            <text:p>1.8</text:p>
          </table:table-cell>
          <table:table-cell office:value-type="float" office:value="0.48799999999999999" table:style-name="ce31">
            <text:p>0.5</text:p>
          </table:table-cell>
          <table:table-cell office:value-type="float" office:value="4.4969999999999999" table:style-name="ce31">
            <text:p>4.5</text:p>
          </table:table-cell>
          <table:table-cell office:value-type="float" office:value="76.033000000000001" table:style-name="ce31">
            <text:p>76.0</text:p>
          </table:table-cell>
          <table:table-cell office:value-type="float" office:value="-13.110107993828919" table:formula="of:=[.H226]/[.H214]*100-100" table:style-name="ce26">
            <text:p>-13.1</text:p>
          </table:table-cell>
          <table:table-cell office:value-type="float" office:value="7.0999999999999994E-2" table:style-name="ce25">
            <text:p>0.1</text:p>
          </table:table-cell>
          <table:table-cell office:value-type="float" office:value="2.1000000000000001E-2" table:style-name="ce25">
            <text:p>-</text:p>
          </table:table-cell>
          <table:table-cell office:value-type="float" office:value="8.9999999999999993E-3" table:style-name="ce25">
            <text:p>-</text:p>
          </table:table-cell>
          <table:table-cell office:value-type="float" office:value="2.7E-2" table:style-name="ce25">
            <text:p>-</text:p>
          </table:table-cell>
          <table:table-cell table:number-columns-repeated="16371" table:style-name="ce29"/>
        </table:table-row>
        <table:table-row table:style-name="ro4">
          <table:table-cell office:value-type="date" office:date-value="2010-09-01T00:00:00" table:style-name="ce30">
            <text:p>Sep 2010</text:p>
          </table:table-cell>
          <table:table-cell office:value-type="float" office:value="331.82299999999998" table:style-name="ce31">
            <text:p>331.8</text:p>
          </table:table-cell>
          <table:table-cell office:value-type="float" office:value="11.39" table:style-name="ce31">
            <text:p>11.4</text:p>
          </table:table-cell>
          <table:table-cell office:value-type="float" office:value="35.384" table:style-name="ce31">
            <text:p>35.4</text:p>
          </table:table-cell>
          <table:table-cell office:value-type="float" office:value="3.9369999999999998" table:style-name="ce31">
            <text:p>3.9</text:p>
          </table:table-cell>
          <table:table-cell office:value-type="float" office:value="1.2470000000000001" table:style-name="ce31">
            <text:p>1.2</text:p>
          </table:table-cell>
          <table:table-cell office:value-type="float" office:value="5.6159999999999997" table:style-name="ce31">
            <text:p>5.6</text:p>
          </table:table-cell>
          <table:table-cell office:value-type="float" office:value="389.39699999999999" table:style-name="ce31">
            <text:p>389.4</text:p>
          </table:table-cell>
          <table:table-cell office:value-type="float" office:value="-7.2831172541876583" table:formula="of:=[.H227]/[.H215]*100-100" table:style-name="ce26">
            <text:p>-7.3</text:p>
          </table:table-cell>
          <table:table-cell office:value-type="float" office:value="0.105" table:style-name="ce25">
            <text:p>0.1</text:p>
          </table:table-cell>
          <table:table-cell office:value-type="float" office:value="2.8000000000000001E-2" table:style-name="ce25">
            <text:p>-</text:p>
          </table:table-cell>
          <table:table-cell office:value-type="float" office:value="1.6E-2" table:style-name="ce25">
            <text:p>-</text:p>
          </table:table-cell>
          <table:table-cell office:value-type="float" office:value="2.4E-2" table:style-name="ce25">
            <text:p>-</text:p>
          </table:table-cell>
          <table:table-cell table:number-columns-repeated="16371" table:style-name="ce29"/>
        </table:table-row>
        <table:table-row table:style-name="ro4">
          <table:table-cell office:value-type="date" office:date-value="2010-10-01T00:00:00" table:style-name="ce30">
            <text:p>Oct 2010</text:p>
          </table:table-cell>
          <table:table-cell office:value-type="float" office:value="130.09700000000001" table:style-name="ce31">
            <text:p>130.1</text:p>
          </table:table-cell>
          <table:table-cell office:value-type="float" office:value="7.7990000000000004" table:style-name="ce31">
            <text:p>7.8</text:p>
          </table:table-cell>
          <table:table-cell office:value-type="float" office:value="18.335999999999999" table:style-name="ce31">
            <text:p>18.3</text:p>
          </table:table-cell>
          <table:table-cell office:value-type="float" office:value="3.0030000000000001" table:style-name="ce31">
            <text:p>3.0</text:p>
          </table:table-cell>
          <table:table-cell office:value-type="float" office:value="0.58799999999999997" table:style-name="ce31">
            <text:p>0.6</text:p>
          </table:table-cell>
          <table:table-cell office:value-type="float" office:value="4.359" table:style-name="ce31">
            <text:p>4.4</text:p>
          </table:table-cell>
          <table:table-cell office:value-type="float" office:value="164.18199999999999" table:style-name="ce31">
            <text:p>164.2</text:p>
          </table:table-cell>
          <table:table-cell office:value-type="float" office:value="-16.171657603839577" table:formula="of:=[.H228]/[.H216]*100-100" table:style-name="ce26">
            <text:p>-16.2</text:p>
          </table:table-cell>
          <table:table-cell office:value-type="float" office:value="7.0000000000000007E-2" table:style-name="ce25">
            <text:p>0.1</text:p>
          </table:table-cell>
          <table:table-cell office:value-type="float" office:value="2.1000000000000001E-2" table:style-name="ce25">
            <text:p>-</text:p>
          </table:table-cell>
          <table:table-cell office:value-type="float" office:value="8.9999999999999993E-3" table:style-name="ce25">
            <text:p>-</text:p>
          </table:table-cell>
          <table:table-cell office:value-type="float" office:value="2.3E-2" table:style-name="ce25">
            <text:p>-</text:p>
          </table:table-cell>
          <table:table-cell table:number-columns-repeated="16371" table:style-name="ce29"/>
        </table:table-row>
        <table:table-row table:style-name="ro4">
          <table:table-cell office:value-type="date" office:date-value="2010-11-01T00:00:00" table:style-name="ce30">
            <text:p>Nov 2010</text:p>
          </table:table-cell>
          <table:table-cell office:value-type="float" office:value="138.952" table:style-name="ce31">
            <text:p>139.0</text:p>
          </table:table-cell>
          <table:table-cell office:value-type="float" office:value="6.2450000000000001" table:style-name="ce31">
            <text:p>6.2</text:p>
          </table:table-cell>
          <table:table-cell office:value-type="float" office:value="19.440999999999999" table:style-name="ce31">
            <text:p>19.4</text:p>
          </table:table-cell>
          <table:table-cell office:value-type="float" office:value="3.5529999999999999" table:style-name="ce31">
            <text:p>3.6</text:p>
          </table:table-cell>
          <table:table-cell office:value-type="float" office:value="0.58899999999999997" table:style-name="ce31">
            <text:p>0.6</text:p>
          </table:table-cell>
          <table:table-cell office:value-type="float" office:value="4.141" table:style-name="ce31">
            <text:p>4.1</text:p>
          </table:table-cell>
          <table:table-cell office:value-type="float" office:value="172.92099999999999" table:style-name="ce31">
            <text:p>172.9</text:p>
          </table:table-cell>
          <table:table-cell office:value-type="float" office:value="-6.1558416185473135" table:formula="of:=[.H229]/[.H217]*100-100" table:style-name="ce26">
            <text:p>-6.2</text:p>
          </table:table-cell>
          <table:table-cell office:value-type="float" office:value="0.108" table:style-name="ce25">
            <text:p>0.1</text:p>
          </table:table-cell>
          <table:table-cell office:value-type="float" office:value="2.9000000000000001E-2" table:style-name="ce25">
            <text:p>-</text:p>
          </table:table-cell>
          <table:table-cell office:value-type="float" office:value="1.2E-2" table:style-name="ce25">
            <text:p>-</text:p>
          </table:table-cell>
          <table:table-cell office:value-type="float" office:value="3.2000000000000001E-2" table:style-name="ce25">
            <text:p>-</text:p>
          </table:table-cell>
          <table:table-cell table:number-columns-repeated="16371" table:style-name="ce29"/>
        </table:table-row>
        <table:table-row table:style-name="ro4">
          <table:table-cell office:value-type="date" office:date-value="2010-12-01T00:00:00" table:style-name="ce30">
            <text:p>Dec 2010</text:p>
          </table:table-cell>
          <table:table-cell office:value-type="float" office:value="123.932" table:style-name="ce31">
            <text:p>123.9</text:p>
          </table:table-cell>
          <table:table-cell office:value-type="float" office:value="3.4689999999999999" table:style-name="ce31">
            <text:p>3.5</text:p>
          </table:table-cell>
          <table:table-cell office:value-type="float" office:value="17.420000000000002" table:style-name="ce31">
            <text:p>17.4</text:p>
          </table:table-cell>
          <table:table-cell office:value-type="float" office:value="2.9350000000000001" table:style-name="ce31">
            <text:p>2.9</text:p>
          </table:table-cell>
          <table:table-cell office:value-type="float" office:value="0.47" table:style-name="ce31">
            <text:p>0.5</text:p>
          </table:table-cell>
          <table:table-cell office:value-type="float" office:value="3.0939999999999999" table:style-name="ce31">
            <text:p>3.1</text:p>
          </table:table-cell>
          <table:table-cell office:value-type="float" office:value="151.32" table:style-name="ce31">
            <text:p>151.3</text:p>
          </table:table-cell>
          <table:table-cell office:value-type="float" office:value="-13.215533111956091" table:formula="of:=[.H230]/[.H218]*100-100" table:style-name="ce26">
            <text:p>-13.2</text:p>
          </table:table-cell>
          <table:table-cell office:value-type="float" office:value="7.0000000000000007E-2" table:style-name="ce25">
            <text:p>0.1</text:p>
          </table:table-cell>
          <table:table-cell office:value-type="float" office:value="3.9E-2" table:style-name="ce25">
            <text:p>-</text:p>
          </table:table-cell>
          <table:table-cell office:value-type="float" office:value="8.0000000000000002E-3" table:style-name="ce25">
            <text:p>-</text:p>
          </table:table-cell>
          <table:table-cell office:value-type="float" office:value="3.2000000000000001E-2" table:style-name="ce25">
            <text:p>-</text:p>
          </table:table-cell>
          <table:table-cell table:number-columns-repeated="16371" table:style-name="ce29"/>
        </table:table-row>
        <table:table-row table:style-name="ro6">
          <table:table-cell office:value-type="date" office:date-value="2011-01-01T00:00:00" table:style-name="ce30">
            <text:p>Jan 2011</text:p>
          </table:table-cell>
          <table:table-cell office:value-type="float" office:value="124.139" table:style-name="ce31">
            <text:p>124.1</text:p>
          </table:table-cell>
          <table:table-cell office:value-type="float" office:value="4.7130000000000001" table:style-name="ce31">
            <text:p>4.7</text:p>
          </table:table-cell>
          <table:table-cell office:value-type="float" office:value="16.963999999999999" table:style-name="ce31">
            <text:p>17.0</text:p>
          </table:table-cell>
          <table:table-cell office:value-type="float" office:value="2.399" table:style-name="ce31">
            <text:p>2.4</text:p>
          </table:table-cell>
          <table:table-cell office:value-type="float" office:value="0.59899999999999998" table:style-name="ce31">
            <text:p>0.6</text:p>
          </table:table-cell>
          <table:table-cell office:value-type="float" office:value="3.4750000000000001" table:style-name="ce31">
            <text:p>3.5</text:p>
          </table:table-cell>
          <table:table-cell office:value-type="float" office:value="152.28899999999999" table:style-name="ce31">
            <text:p>152.3</text:p>
          </table:table-cell>
          <table:table-cell office:value-type="float" office:value="-3.8895059702622916" table:formula="of:=[.H231]/[.H219]*100-100" table:style-name="ce26">
            <text:p>-3.9</text:p>
          </table:table-cell>
          <table:table-cell office:value-type="float" office:value="0.11899999999999999" table:style-name="ce25">
            <text:p>0.1</text:p>
          </table:table-cell>
          <table:table-cell office:value-type="float" office:value="5.8000000000000003E-2" table:style-name="ce25">
            <text:p>0.1</text:p>
          </table:table-cell>
          <table:table-cell office:value-type="float" office:value="2.8000000000000001E-2" table:style-name="ce25">
            <text:p>-</text:p>
          </table:table-cell>
          <table:table-cell office:value-type="float" office:value="6.0999999999999999E-2" table:style-name="ce25">
            <text:p>0.1</text:p>
          </table:table-cell>
          <table:table-cell table:number-columns-repeated="16371" table:style-name="ce29"/>
        </table:table-row>
        <table:table-row table:style-name="ro4">
          <table:table-cell office:value-type="date" office:date-value="2011-02-01T00:00:00" table:style-name="ce30">
            <text:p>Feb 2011</text:p>
          </table:table-cell>
          <table:table-cell office:value-type="float" office:value="60.417999999999999" table:style-name="ce31">
            <text:p>60.4</text:p>
          </table:table-cell>
          <table:table-cell office:value-type="float" office:value="4.101" table:style-name="ce31">
            <text:p>4.1</text:p>
          </table:table-cell>
          <table:table-cell office:value-type="float" office:value="11.227" table:style-name="ce31">
            <text:p>11.2</text:p>
          </table:table-cell>
          <table:table-cell office:value-type="float" office:value="1.9750000000000001" table:style-name="ce31">
            <text:p>2.0</text:p>
          </table:table-cell>
          <table:table-cell office:value-type="float" office:value="0.372" table:style-name="ce31">
            <text:p>0.4</text:p>
          </table:table-cell>
          <table:table-cell office:value-type="float" office:value="3.4319999999999999" table:style-name="ce31">
            <text:p>3.4</text:p>
          </table:table-cell>
          <table:table-cell office:value-type="float" office:value="81.525000000000006" table:style-name="ce31">
            <text:p>81.5</text:p>
          </table:table-cell>
          <table:table-cell office:value-type="float" office:value="-0.96454038557320132" table:formula="of:=[.H232]/[.H220]*100-100" table:style-name="ce26">
            <text:p>-1.0</text:p>
          </table:table-cell>
          <table:table-cell office:value-type="float" office:value="8.6999999999999994E-2" table:style-name="ce25">
            <text:p>0.1</text:p>
          </table:table-cell>
          <table:table-cell office:value-type="float" office:value="4.2999999999999997E-2" table:style-name="ce25">
            <text:p>-</text:p>
          </table:table-cell>
          <table:table-cell office:value-type="float" office:value="0.02" table:style-name="ce25">
            <text:p>-</text:p>
          </table:table-cell>
          <table:table-cell office:value-type="float" office:value="3.9E-2" table:style-name="ce25">
            <text:p>-</text:p>
          </table:table-cell>
          <table:table-cell table:number-columns-repeated="16371" table:style-name="ce29"/>
        </table:table-row>
        <table:table-row table:style-name="ro4">
          <table:table-cell office:value-type="date" office:date-value="2011-03-01T00:00:00" table:style-name="ce30">
            <text:p>Mar 2011</text:p>
          </table:table-cell>
          <table:table-cell office:value-type="float" office:value="361.959" table:style-name="ce31">
            <text:p>362.0</text:p>
          </table:table-cell>
          <table:table-cell office:value-type="float" office:value="13.988" table:style-name="ce31">
            <text:p>14.0</text:p>
          </table:table-cell>
          <table:table-cell office:value-type="float" office:value="44.027000000000001" table:style-name="ce31">
            <text:p>44.0</text:p>
          </table:table-cell>
          <table:table-cell office:value-type="float" office:value="4.32" table:style-name="ce31">
            <text:p>4.3</text:p>
          </table:table-cell>
          <table:table-cell office:value-type="float" office:value="1.1919999999999999" table:style-name="ce31">
            <text:p>1.2</text:p>
          </table:table-cell>
          <table:table-cell office:value-type="float" office:value="7.2359999999999998" table:style-name="ce31">
            <text:p>7.2</text:p>
          </table:table-cell>
          <table:table-cell office:value-type="float" office:value="432.72199999999998" table:style-name="ce31">
            <text:p>432.7</text:p>
          </table:table-cell>
          <table:table-cell office:value-type="float" office:value="-5.0096258750546099" table:formula="of:=[.H233]/[.H221]*100-100" table:style-name="ce26">
            <text:p>-5.0</text:p>
          </table:table-cell>
          <table:table-cell office:value-type="float" office:value="0.34699999999999998" table:style-name="ce25">
            <text:p>0.3</text:p>
          </table:table-cell>
          <table:table-cell office:value-type="float" office:value="0.23599999999999999" table:style-name="ce25">
            <text:p>0.2</text:p>
          </table:table-cell>
          <table:table-cell office:value-type="float" office:value="0.216" table:style-name="ce25">
            <text:p>0.2</text:p>
          </table:table-cell>
          <table:table-cell office:value-type="float" office:value="3.3000000000000002E-2" table:style-name="ce25">
            <text:p>-</text:p>
          </table:table-cell>
          <table:table-cell table:number-columns-repeated="16371" table:style-name="ce29"/>
        </table:table-row>
        <table:table-row table:style-name="ro4">
          <table:table-cell office:value-type="date" office:date-value="2011-04-01T00:00:00" table:style-name="ce30">
            <text:p>Apr 2011</text:p>
          </table:table-cell>
          <table:table-cell office:value-type="float" office:value="134.37200000000001" table:style-name="ce31">
            <text:p>134.4</text:p>
          </table:table-cell>
          <table:table-cell office:value-type="float" office:value="10.275" table:style-name="ce31">
            <text:p>10.3</text:p>
          </table:table-cell>
          <table:table-cell office:value-type="float" office:value="18.552" table:style-name="ce31">
            <text:p>18.6</text:p>
          </table:table-cell>
          <table:table-cell office:value-type="float" office:value="3.43" table:style-name="ce31">
            <text:p>3.4</text:p>
          </table:table-cell>
          <table:table-cell office:value-type="float" office:value="0.91200000000000003" table:style-name="ce31">
            <text:p>0.9</text:p>
          </table:table-cell>
          <table:table-cell office:value-type="float" office:value="5.7110000000000003" table:style-name="ce31">
            <text:p>5.7</text:p>
          </table:table-cell>
          <table:table-cell office:value-type="float" office:value="173.25200000000001" table:style-name="ce31">
            <text:p>173.3</text:p>
          </table:table-cell>
          <table:table-cell office:value-type="float" office:value="-3.2803358492251249" table:formula="of:=[.H234]/[.H222]*100-100" table:style-name="ce26">
            <text:p>-3.3</text:p>
          </table:table-cell>
          <table:table-cell office:value-type="float" office:value="0.23899999999999999" table:style-name="ce25">
            <text:p>0.2</text:p>
          </table:table-cell>
          <table:table-cell office:value-type="float" office:value="0.187" table:style-name="ce25">
            <text:p>0.2</text:p>
          </table:table-cell>
          <table:table-cell office:value-type="float" office:value="0.17299999999999999" table:style-name="ce25">
            <text:p>0.2</text:p>
          </table:table-cell>
          <table:table-cell office:value-type="float" office:value="2.1999999999999999E-2" table:style-name="ce25">
            <text:p>-</text:p>
          </table:table-cell>
          <table:table-cell table:number-columns-repeated="16371" table:style-name="ce29"/>
        </table:table-row>
        <table:table-row table:style-name="ro4">
          <table:table-cell office:value-type="date" office:date-value="2011-05-01T00:00:00" table:style-name="ce30">
            <text:p>May 2011</text:p>
          </table:table-cell>
          <table:table-cell office:value-type="float" office:value="147.36799999999999" table:style-name="ce31">
            <text:p>147.4</text:p>
          </table:table-cell>
          <table:table-cell office:value-type="float" office:value="10.097" table:style-name="ce31">
            <text:p>10.1</text:p>
          </table:table-cell>
          <table:table-cell office:value-type="float" office:value="20.271999999999998" table:style-name="ce31">
            <text:p>20.3</text:p>
          </table:table-cell>
          <table:table-cell office:value-type="float" office:value="2.9929999999999999" table:style-name="ce31">
            <text:p>3.0</text:p>
          </table:table-cell>
          <table:table-cell office:value-type="float" office:value="0.64600000000000002" table:style-name="ce31">
            <text:p>0.6</text:p>
          </table:table-cell>
          <table:table-cell office:value-type="float" office:value="5.5990000000000002" table:style-name="ce31">
            <text:p>5.6</text:p>
          </table:table-cell>
          <table:table-cell office:value-type="float" office:value="186.97499999999999" table:style-name="ce31">
            <text:p>187.0</text:p>
          </table:table-cell>
          <table:table-cell office:value-type="float" office:value="8.7789262944909296E-2" table:formula="of:=[.H235]/[.H223]*100-100" table:style-name="ce26">
            <text:p>0.1</text:p>
          </table:table-cell>
          <table:table-cell office:value-type="float" office:value="0.108" table:style-name="ce25">
            <text:p>0.1</text:p>
          </table:table-cell>
          <table:table-cell office:value-type="float" office:value="5.7000000000000002E-2" table:style-name="ce25">
            <text:p>0.1</text:p>
          </table:table-cell>
          <table:table-cell office:value-type="float" office:value="5.1999999999999998E-2" table:style-name="ce25">
            <text:p>0.1</text:p>
          </table:table-cell>
          <table:table-cell office:value-type="float" office:value="1.2999999999999999E-2" table:style-name="ce25">
            <text:p>-</text:p>
          </table:table-cell>
          <table:table-cell table:number-columns-repeated="16371" table:style-name="ce29"/>
        </table:table-row>
        <table:table-row table:style-name="ro4">
          <table:table-cell office:value-type="date" office:date-value="2011-06-01T00:00:00" table:style-name="ce30">
            <text:p>Jun 2011</text:p>
          </table:table-cell>
          <table:table-cell office:value-type="float" office:value="178.96299999999999" table:style-name="ce31">
            <text:p>179.0</text:p>
          </table:table-cell>
          <table:table-cell office:value-type="float" office:value="10.755000000000001" table:style-name="ce31">
            <text:p>10.8</text:p>
          </table:table-cell>
          <table:table-cell office:value-type="float" office:value="23.183" table:style-name="ce31">
            <text:p>23.2</text:p>
          </table:table-cell>
          <table:table-cell office:value-type="float" office:value="3.2" table:style-name="ce31">
            <text:p>3.2</text:p>
          </table:table-cell>
          <table:table-cell office:value-type="float" office:value="0.77" table:style-name="ce31">
            <text:p>0.8</text:p>
          </table:table-cell>
          <table:table-cell office:value-type="float" office:value="5.923" table:style-name="ce31">
            <text:p>5.9</text:p>
          </table:table-cell>
          <table:table-cell office:value-type="float" office:value="222.79400000000001" table:style-name="ce31">
            <text:p>222.8</text:p>
          </table:table-cell>
          <table:table-cell office:value-type="float" office:value="-3.5590608442705189" table:formula="of:=[.H236]/[.H224]*100-100" table:style-name="ce26">
            <text:p>-3.6</text:p>
          </table:table-cell>
          <table:table-cell office:value-type="float" office:value="0.20599999999999999" table:style-name="ce25">
            <text:p>0.2</text:p>
          </table:table-cell>
          <table:table-cell office:value-type="float" office:value="0.12" table:style-name="ce25">
            <text:p>0.1</text:p>
          </table:table-cell>
          <table:table-cell office:value-type="float" office:value="0.109" table:style-name="ce25">
            <text:p>0.1</text:p>
          </table:table-cell>
          <table:table-cell office:value-type="float" office:value="2.1999999999999999E-2" table:style-name="ce25">
            <text:p>-</text:p>
          </table:table-cell>
          <table:table-cell table:number-columns-repeated="16371" table:style-name="ce29"/>
        </table:table-row>
        <table:table-row table:style-name="ro4">
          <table:table-cell office:value-type="date" office:date-value="2011-07-01T00:00:00" table:style-name="ce30">
            <text:p>Jul 2011</text:p>
          </table:table-cell>
          <table:table-cell office:value-type="float" office:value="129.20599999999999" table:style-name="ce31">
            <text:p>129.2</text:p>
          </table:table-cell>
          <table:table-cell office:value-type="float" office:value="9.4139999999999997" table:style-name="ce31">
            <text:p>9.4</text:p>
          </table:table-cell>
          <table:table-cell office:value-type="float" office:value="17.667000000000002" table:style-name="ce31">
            <text:p>17.7</text:p>
          </table:table-cell>
          <table:table-cell office:value-type="float" office:value="3.226" table:style-name="ce31">
            <text:p>3.2</text:p>
          </table:table-cell>
          <table:table-cell office:value-type="float" office:value="0.65700000000000003" table:style-name="ce31">
            <text:p>0.7</text:p>
          </table:table-cell>
          <table:table-cell office:value-type="float" office:value="5.6970000000000001" table:style-name="ce31">
            <text:p>5.7</text:p>
          </table:table-cell>
          <table:table-cell office:value-type="float" office:value="165.86699999999999" table:style-name="ce31">
            <text:p>165.9</text:p>
          </table:table-cell>
          <table:table-cell office:value-type="float" office:value="-2.8426663542642956" table:formula="of:=[.H237]/[.H225]*100-100" table:style-name="ce26">
            <text:p>-2.8</text:p>
          </table:table-cell>
          <table:table-cell office:value-type="float" office:value="0.23" table:style-name="ce25">
            <text:p>0.2</text:p>
          </table:table-cell>
          <table:table-cell office:value-type="float" office:value="0.184" table:style-name="ce25">
            <text:p>0.2</text:p>
          </table:table-cell>
          <table:table-cell office:value-type="float" office:value="0.17899999999999999" table:style-name="ce25">
            <text:p>0.2</text:p>
          </table:table-cell>
          <table:table-cell office:value-type="float" office:value="0.02" table:style-name="ce25">
            <text:p>-</text:p>
          </table:table-cell>
          <table:table-cell table:number-columns-repeated="16371" table:style-name="ce29"/>
        </table:table-row>
        <table:table-row table:style-name="ro4">
          <table:table-cell office:value-type="date" office:date-value="2011-08-01T00:00:00" table:style-name="ce30">
            <text:p>Aug 2011</text:p>
          </table:table-cell>
          <table:table-cell office:value-type="float" office:value="57.274000000000001" table:style-name="ce31">
            <text:p>57.3</text:p>
          </table:table-cell>
          <table:table-cell office:value-type="float" office:value="7.0439999999999996" table:style-name="ce31">
            <text:p>7.0</text:p>
          </table:table-cell>
          <table:table-cell office:value-type="float" office:value="10.853999999999999" table:style-name="ce31">
            <text:p>10.9</text:p>
          </table:table-cell>
          <table:table-cell office:value-type="float" office:value="2.1659999999999999" table:style-name="ce31">
            <text:p>2.2</text:p>
          </table:table-cell>
          <table:table-cell office:value-type="float" office:value="0.56399999999999995" table:style-name="ce31">
            <text:p>0.6</text:p>
          </table:table-cell>
          <table:table-cell office:value-type="float" office:value="4.7480000000000002" table:style-name="ce31">
            <text:p>4.7</text:p>
          </table:table-cell>
          <table:table-cell office:value-type="float" office:value="82.65" table:style-name="ce31">
            <text:p>82.7</text:p>
          </table:table-cell>
          <table:table-cell office:value-type="float" office:value="8.7028000999566046" table:formula="of:=[.H238]/[.H226]*100-100" table:style-name="ce26">
            <text:p>8.7</text:p>
          </table:table-cell>
          <table:table-cell office:value-type="float" office:value="6.8000000000000005E-2" table:style-name="ce25">
            <text:p>0.1</text:p>
          </table:table-cell>
          <table:table-cell office:value-type="float" office:value="3.6999999999999998E-2" table:style-name="ce25">
            <text:p>-</text:p>
          </table:table-cell>
          <table:table-cell office:value-type="float" office:value="2.9000000000000001E-2" table:style-name="ce25">
            <text:p>-</text:p>
          </table:table-cell>
          <table:table-cell office:value-type="float" office:value="1.4E-2" table:style-name="ce25">
            <text:p>-</text:p>
          </table:table-cell>
          <table:table-cell table:number-columns-repeated="16371" table:style-name="ce29"/>
        </table:table-row>
        <table:table-row table:style-name="ro4">
          <table:table-cell office:value-type="date" office:date-value="2011-09-01T00:00:00" table:style-name="ce30">
            <text:p>Sep 2011</text:p>
          </table:table-cell>
          <table:table-cell office:value-type="float" office:value="329.93099999999998" table:style-name="ce31">
            <text:p>329.9</text:p>
          </table:table-cell>
          <table:table-cell office:value-type="float" office:value="11.87" table:style-name="ce31">
            <text:p>11.9</text:p>
          </table:table-cell>
          <table:table-cell office:value-type="float" office:value="38.695999999999998" table:style-name="ce31">
            <text:p>38.7</text:p>
          </table:table-cell>
          <table:table-cell office:value-type="float" office:value="4.423" table:style-name="ce31">
            <text:p>4.4</text:p>
          </table:table-cell>
          <table:table-cell office:value-type="float" office:value="0.76800000000000002" table:style-name="ce31">
            <text:p>0.8</text:p>
          </table:table-cell>
          <table:table-cell office:value-type="float" office:value="5.8719999999999999" table:style-name="ce31">
            <text:p>5.9</text:p>
          </table:table-cell>
          <table:table-cell office:value-type="float" office:value="391.56" table:style-name="ce31">
            <text:p>391.6</text:p>
          </table:table-cell>
          <table:table-cell office:value-type="float" office:value="0.55547423323754685" table:formula="of:=[.H239]/[.H227]*100-100" table:style-name="ce26">
            <text:p>0.6</text:p>
          </table:table-cell>
          <table:table-cell office:value-type="float" office:value="0.17699999999999999" table:style-name="ce25">
            <text:p>0.2</text:p>
          </table:table-cell>
          <table:table-cell office:value-type="float" office:value="0.12" table:style-name="ce25">
            <text:p>0.1</text:p>
          </table:table-cell>
          <table:table-cell office:value-type="float" office:value="9.7000000000000003E-2" table:style-name="ce25">
            <text:p>0.1</text:p>
          </table:table-cell>
          <table:table-cell office:value-type="float" office:value="3.9E-2" table:style-name="ce25">
            <text:p>-</text:p>
          </table:table-cell>
          <table:table-cell table:number-columns-repeated="16371" table:style-name="ce29"/>
        </table:table-row>
        <table:table-row table:style-name="ro4">
          <table:table-cell office:value-type="date" office:date-value="2011-10-01T00:00:00" table:style-name="ce30">
            <text:p>Oct 2011</text:p>
          </table:table-cell>
          <table:table-cell office:value-type="float" office:value="131.69999999999999" table:style-name="ce31">
            <text:p>131.7</text:p>
          </table:table-cell>
          <table:table-cell office:value-type="float" office:value="7" table:style-name="ce31">
            <text:p>7.0</text:p>
          </table:table-cell>
          <table:table-cell office:value-type="float" office:value="19.88" table:style-name="ce31">
            <text:p>19.9</text:p>
          </table:table-cell>
          <table:table-cell office:value-type="float" office:value="3.9830000000000001" table:style-name="ce31">
            <text:p>4.0</text:p>
          </table:table-cell>
          <table:table-cell office:value-type="float" office:value="0.77400000000000002" table:style-name="ce31">
            <text:p>0.8</text:p>
          </table:table-cell>
          <table:table-cell office:value-type="float" office:value="5.6059999999999999" table:style-name="ce31">
            <text:p>5.6</text:p>
          </table:table-cell>
          <table:table-cell office:value-type="float" office:value="168.94300000000001" table:style-name="ce31">
            <text:p>168.9</text:p>
          </table:table-cell>
          <table:table-cell office:value-type="float" office:value="2.8998306757135595" table:formula="of:=[.H240]/[.H228]*100-100" table:style-name="ce26">
            <text:p>2.9</text:p>
          </table:table-cell>
          <table:table-cell office:value-type="float" office:value="0.14000000000000001" table:style-name="ce25">
            <text:p>0.1</text:p>
          </table:table-cell>
          <table:table-cell office:value-type="float" office:value="8.5000000000000006E-2" table:style-name="ce25">
            <text:p>0.1</text:p>
          </table:table-cell>
          <table:table-cell office:value-type="float" office:value="8.3000000000000004E-2" table:style-name="ce25">
            <text:p>0.1</text:p>
          </table:table-cell>
          <table:table-cell office:value-type="float" office:value="0.02" table:style-name="ce25">
            <text:p>-</text:p>
          </table:table-cell>
          <table:table-cell table:number-columns-repeated="16371" table:style-name="ce29"/>
        </table:table-row>
        <table:table-row table:style-name="ro4">
          <table:table-cell office:value-type="date" office:date-value="2011-11-01T00:00:00" table:style-name="ce30">
            <text:p>Nov 2011</text:p>
          </table:table-cell>
          <table:table-cell office:value-type="float" office:value="133.1" table:style-name="ce31">
            <text:p>133.1</text:p>
          </table:table-cell>
          <table:table-cell office:value-type="float" office:value="5.6749999999999998" table:style-name="ce31">
            <text:p>5.7</text:p>
          </table:table-cell>
          <table:table-cell office:value-type="float" office:value="23.084" table:style-name="ce31">
            <text:p>23.1</text:p>
          </table:table-cell>
          <table:table-cell office:value-type="float" office:value="4.2119999999999997" table:style-name="ce31">
            <text:p>4.2</text:p>
          </table:table-cell>
          <table:table-cell office:value-type="float" office:value="0.73" table:style-name="ce31">
            <text:p>0.7</text:p>
          </table:table-cell>
          <table:table-cell office:value-type="float" office:value="5.2869999999999999" table:style-name="ce31">
            <text:p>5.3</text:p>
          </table:table-cell>
          <table:table-cell office:value-type="float" office:value="172.08799999999999" table:style-name="ce31">
            <text:p>172.1</text:p>
          </table:table-cell>
          <table:table-cell office:value-type="float" office:value="-0.48172286766788375" table:formula="of:=[.H241]/[.H229]*100-100" table:style-name="ce26">
            <text:p>-0.5</text:p>
          </table:table-cell>
          <table:table-cell office:value-type="float" office:value="0.11600000000000001" table:style-name="ce25">
            <text:p>0.1</text:p>
          </table:table-cell>
          <table:table-cell office:value-type="float" office:value="6.6000000000000003E-2" table:style-name="ce25">
            <text:p>0.1</text:p>
          </table:table-cell>
          <table:table-cell office:value-type="float" office:value="3.7999999999999999E-2" table:style-name="ce25">
            <text:p>-</text:p>
          </table:table-cell>
          <table:table-cell office:value-type="float" office:value="2.4E-2" table:style-name="ce25">
            <text:p>-</text:p>
          </table:table-cell>
          <table:table-cell table:number-columns-repeated="16371" table:style-name="ce29"/>
        </table:table-row>
        <table:table-row table:style-name="ro4">
          <table:table-cell office:value-type="date" office:date-value="2011-12-01T00:00:00" table:style-name="ce30">
            <text:p>Dec 2011</text:p>
          </table:table-cell>
          <table:table-cell office:value-type="float" office:value="118.98099999999999" table:style-name="ce31">
            <text:p>119.0</text:p>
          </table:table-cell>
          <table:table-cell office:value-type="float" office:value="4.4169999999999998" table:style-name="ce31">
            <text:p>4.4</text:p>
          </table:table-cell>
          <table:table-cell office:value-type="float" office:value="18.603999999999999" table:style-name="ce31">
            <text:p>18.6</text:p>
          </table:table-cell>
          <table:table-cell office:value-type="float" office:value="4.3570000000000002" table:style-name="ce31">
            <text:p>4.4</text:p>
          </table:table-cell>
          <table:table-cell office:value-type="float" office:value="0.54500000000000004" table:style-name="ce31">
            <text:p>0.5</text:p>
          </table:table-cell>
          <table:table-cell office:value-type="float" office:value="3.9470000000000001" table:style-name="ce31">
            <text:p>3.9</text:p>
          </table:table-cell>
          <table:table-cell office:value-type="float" office:value="150.851" table:style-name="ce31">
            <text:p>150.9</text:p>
          </table:table-cell>
          <table:table-cell office:value-type="float" office:value="-0.30993920169177613" table:formula="of:=[.H242]/[.H230]*100-100" table:style-name="ce26">
            <text:p>-0.3</text:p>
          </table:table-cell>
          <table:table-cell office:value-type="float" office:value="0.09" table:style-name="ce25">
            <text:p>0.1</text:p>
          </table:table-cell>
          <table:table-cell office:value-type="float" office:value="3.2000000000000001E-2" table:style-name="ce25">
            <text:p>-</text:p>
          </table:table-cell>
          <table:table-cell office:value-type="float" office:value="5.5E-2" table:style-name="ce25">
            <text:p>0.1</text:p>
          </table:table-cell>
          <table:table-cell office:value-type="float" office:value="1.7000000000000001E-2" table:style-name="ce25">
            <text:p>-</text:p>
          </table:table-cell>
          <table:table-cell table:number-columns-repeated="16371" table:style-name="ce29"/>
        </table:table-row>
        <table:table-row table:style-name="ro6">
          <table:table-cell office:value-type="date" office:date-value="2012-01-01T00:00:00" table:style-name="ce30">
            <text:p>Jan 2012</text:p>
          </table:table-cell>
          <table:table-cell office:value-type="float" office:value="124.074" table:style-name="ce31">
            <text:p>124.1</text:p>
          </table:table-cell>
          <table:table-cell office:value-type="float" office:value="4.9909999999999997" table:style-name="ce31">
            <text:p>5.0</text:p>
          </table:table-cell>
          <table:table-cell office:value-type="float" office:value="14.445" table:style-name="ce31">
            <text:p>14.4</text:p>
          </table:table-cell>
          <table:table-cell office:value-type="float" office:value="3.351" table:style-name="ce31">
            <text:p>3.4</text:p>
          </table:table-cell>
          <table:table-cell office:value-type="float" office:value="0.625" table:style-name="ce31">
            <text:p>0.6</text:p>
          </table:table-cell>
          <table:table-cell office:value-type="float" office:value="4.7279999999999998" table:style-name="ce31">
            <text:p>4.7</text:p>
          </table:table-cell>
          <table:table-cell office:value-type="float" office:value="152.214" table:style-name="ce31">
            <text:p>152.2</text:p>
          </table:table-cell>
          <table:table-cell office:value-type="float" office:value="-4.9248468372624643E-2" table:formula="of:=[.H243]/[.H231]*100-100" table:style-name="ce26">
            <text:p>0.0</text:p>
          </table:table-cell>
          <table:table-cell office:value-type="float" office:value="8.4000000000000005E-2" table:style-name="ce25">
            <text:p>0.1</text:p>
          </table:table-cell>
          <table:table-cell office:value-type="float" office:value="5.0999999999999997E-2" table:style-name="ce25">
            <text:p>0.1</text:p>
          </table:table-cell>
          <table:table-cell office:value-type="float" office:value="5.1999999999999998E-2" table:style-name="ce25">
            <text:p>0.1</text:p>
          </table:table-cell>
          <table:table-cell office:value-type="float" office:value="1.7999999999999999E-2" table:style-name="ce25">
            <text:p>-</text:p>
          </table:table-cell>
          <table:table-cell table:number-columns-repeated="16371" table:style-name="ce29"/>
        </table:table-row>
        <table:table-row table:style-name="ro4">
          <table:table-cell office:value-type="date" office:date-value="2012-02-01T00:00:00" table:style-name="ce30">
            <text:p>Feb 2012</text:p>
          </table:table-cell>
          <table:table-cell office:value-type="float" office:value="58.988" table:style-name="ce31">
            <text:p>59.0</text:p>
          </table:table-cell>
          <table:table-cell office:value-type="float" office:value="4.202" table:style-name="ce31">
            <text:p>4.2</text:p>
          </table:table-cell>
          <table:table-cell office:value-type="float" office:value="8.1240000000000006" table:style-name="ce31">
            <text:p>8.1</text:p>
          </table:table-cell>
          <table:table-cell office:value-type="float" office:value="2.4750000000000001" table:style-name="ce31">
            <text:p>2.5</text:p>
          </table:table-cell>
          <table:table-cell office:value-type="float" office:value="0.61799999999999999" table:style-name="ce31">
            <text:p>0.6</text:p>
          </table:table-cell>
          <table:table-cell office:value-type="float" office:value="3.8570000000000002" table:style-name="ce31">
            <text:p>3.9</text:p>
          </table:table-cell>
          <table:table-cell office:value-type="float" office:value="78.263999999999996" table:style-name="ce31">
            <text:p>78.3</text:p>
          </table:table-cell>
          <table:table-cell office:value-type="float" office:value="-4.0000000000000142" table:formula="of:=[.H244]/[.H232]*100-100" table:style-name="ce26">
            <text:p>-4.0</text:p>
          </table:table-cell>
          <table:table-cell office:value-type="float" office:value="4.4999999999999998E-2" table:style-name="ce25">
            <text:p>-</text:p>
          </table:table-cell>
          <table:table-cell office:value-type="float" office:value="2.1000000000000001E-2" table:style-name="ce25">
            <text:p>-</text:p>
          </table:table-cell>
          <table:table-cell office:value-type="float" office:value="0.02" table:style-name="ce25">
            <text:p>-</text:p>
          </table:table-cell>
          <table:table-cell office:value-type="float" office:value="8.0000000000000002E-3" table:style-name="ce25">
            <text:p>-</text:p>
          </table:table-cell>
          <table:table-cell table:number-columns-repeated="16371" table:style-name="ce29"/>
        </table:table-row>
        <table:table-row table:style-name="ro4">
          <table:table-cell office:value-type="date" office:date-value="2012-03-01T00:00:00" table:style-name="ce30">
            <text:p>Mar 2012</text:p>
          </table:table-cell>
          <table:table-cell office:value-type="float" office:value="367.93599999999998" table:style-name="ce31">
            <text:p>367.9</text:p>
          </table:table-cell>
          <table:table-cell office:value-type="float" office:value="14.359" table:style-name="ce31">
            <text:p>14.4</text:p>
          </table:table-cell>
          <table:table-cell office:value-type="float" office:value="39.506999999999998" table:style-name="ce31">
            <text:p>39.5</text:p>
          </table:table-cell>
          <table:table-cell office:value-type="float" office:value="5.0010000000000003" table:style-name="ce31">
            <text:p>5.0</text:p>
          </table:table-cell>
          <table:table-cell office:value-type="float" office:value="1.3919999999999999" table:style-name="ce31">
            <text:p>1.4</text:p>
          </table:table-cell>
          <table:table-cell office:value-type="float" office:value="8.82" table:style-name="ce31">
            <text:p>8.8</text:p>
          </table:table-cell>
          <table:table-cell office:value-type="float" office:value="437.01499999999999" table:style-name="ce31">
            <text:p>437.0</text:p>
          </table:table-cell>
          <table:table-cell office:value-type="float" office:value="0.99209192044777694" table:formula="of:=[.H245]/[.H233]*100-100" table:style-name="ce26">
            <text:p>1.0</text:p>
          </table:table-cell>
          <table:table-cell office:value-type="float" office:value="0.38400000000000001" table:style-name="ce25">
            <text:p>0.4</text:p>
          </table:table-cell>
          <table:table-cell office:value-type="float" office:value="0.29699999999999999" table:style-name="ce25">
            <text:p>0.3</text:p>
          </table:table-cell>
          <table:table-cell office:value-type="float" office:value="0.318" table:style-name="ce25">
            <text:p>0.3</text:p>
          </table:table-cell>
          <table:table-cell office:value-type="float" office:value="3.1E-2" table:style-name="ce25">
            <text:p>-</text:p>
          </table:table-cell>
          <table:table-cell table:number-columns-repeated="16371" table:style-name="ce29"/>
        </table:table-row>
        <table:table-row table:style-name="ro4">
          <table:table-cell office:value-type="date" office:date-value="2012-04-01T00:00:00" table:style-name="ce30">
            <text:p>Apr 2012</text:p>
          </table:table-cell>
          <table:table-cell office:value-type="float" office:value="139.31399999999999" table:style-name="ce31">
            <text:p>139.3</text:p>
          </table:table-cell>
          <table:table-cell office:value-type="float" office:value="9.8550000000000004" table:style-name="ce31">
            <text:p>9.9</text:p>
          </table:table-cell>
          <table:table-cell office:value-type="float" office:value="14.763999999999999" table:style-name="ce31">
            <text:p>14.8</text:p>
          </table:table-cell>
          <table:table-cell office:value-type="float" office:value="3.786" table:style-name="ce31">
            <text:p>3.8</text:p>
          </table:table-cell>
          <table:table-cell office:value-type="float" office:value="0.89900000000000002" table:style-name="ce31">
            <text:p>0.9</text:p>
          </table:table-cell>
          <table:table-cell office:value-type="float" office:value="6.3490000000000002" table:style-name="ce31">
            <text:p>6.3</text:p>
          </table:table-cell>
          <table:table-cell office:value-type="float" office:value="174.96700000000001" table:style-name="ce31">
            <text:p>175.0</text:p>
          </table:table-cell>
          <table:table-cell office:value-type="float" office:value="0.98988756262554034" table:formula="of:=[.H246]/[.H234]*100-100" table:style-name="ce26">
            <text:p>1.0</text:p>
          </table:table-cell>
          <table:table-cell office:value-type="float" office:value="0.23799999999999999" table:style-name="ce25">
            <text:p>0.2</text:p>
          </table:table-cell>
          <table:table-cell office:value-type="float" office:value="0.183" table:style-name="ce25">
            <text:p>0.2</text:p>
          </table:table-cell>
          <table:table-cell office:value-type="float" office:value="0.13500000000000001" table:style-name="ce25">
            <text:p>0.1</text:p>
          </table:table-cell>
          <table:table-cell office:value-type="float" office:value="1.7999999999999999E-2" table:style-name="ce25">
            <text:p>-</text:p>
          </table:table-cell>
          <table:table-cell table:number-columns-repeated="16371" table:style-name="ce29"/>
        </table:table-row>
        <table:table-row table:style-name="ro4">
          <table:table-cell office:value-type="date" office:date-value="2012-05-01T00:00:00" table:style-name="ce30">
            <text:p>May 2012</text:p>
          </table:table-cell>
          <table:table-cell office:value-type="float" office:value="158.97399999999999" table:style-name="ce31">
            <text:p>159.0</text:p>
          </table:table-cell>
          <table:table-cell office:value-type="float" office:value="10.32" table:style-name="ce31">
            <text:p>10.3</text:p>
          </table:table-cell>
          <table:table-cell office:value-type="float" office:value="21.634" table:style-name="ce31">
            <text:p>21.6</text:p>
          </table:table-cell>
          <table:table-cell office:value-type="float" office:value="3.5430000000000001" table:style-name="ce31">
            <text:p>3.5</text:p>
          </table:table-cell>
          <table:table-cell office:value-type="float" office:value="1.123" table:style-name="ce31">
            <text:p>1.1</text:p>
          </table:table-cell>
          <table:table-cell office:value-type="float" office:value="5.8339999999999996" table:style-name="ce31">
            <text:p>5.8</text:p>
          </table:table-cell>
          <table:table-cell office:value-type="float" office:value="201.428" table:style-name="ce31">
            <text:p>201.4</text:p>
          </table:table-cell>
          <table:table-cell office:value-type="float" office:value="7.7299104158310001" table:formula="of:=[.H247]/[.H235]*100-100" table:style-name="ce26">
            <text:p>7.7</text:p>
          </table:table-cell>
          <table:table-cell office:value-type="float" office:value="0.30499999999999999" table:style-name="ce25">
            <text:p>0.3</text:p>
          </table:table-cell>
          <table:table-cell office:value-type="float" office:value="0.224" table:style-name="ce25">
            <text:p>0.2</text:p>
          </table:table-cell>
          <table:table-cell office:value-type="float" office:value="0.19900000000000001" table:style-name="ce25">
            <text:p>0.2</text:p>
          </table:table-cell>
          <table:table-cell office:value-type="float" office:value="0.02" table:style-name="ce25">
            <text:p>-</text:p>
          </table:table-cell>
          <table:table-cell table:number-columns-repeated="16371" table:style-name="ce29"/>
        </table:table-row>
        <table:table-row table:style-name="ro4">
          <table:table-cell office:value-type="date" office:date-value="2012-06-01T00:00:00" table:style-name="ce30">
            <text:p>Jun 2012</text:p>
          </table:table-cell>
          <table:table-cell office:value-type="float" office:value="185.547" table:style-name="ce31">
            <text:p>185.5</text:p>
          </table:table-cell>
          <table:table-cell office:value-type="float" office:value="10.59" table:style-name="ce31">
            <text:p>10.6</text:p>
          </table:table-cell>
          <table:table-cell office:value-type="float" office:value="22.536000000000001" table:style-name="ce31">
            <text:p>22.5</text:p>
          </table:table-cell>
          <table:table-cell office:value-type="float" office:value="3.214" table:style-name="ce31">
            <text:p>3.2</text:p>
          </table:table-cell>
          <table:table-cell office:value-type="float" office:value="1.1819999999999999" table:style-name="ce31">
            <text:p>1.2</text:p>
          </table:table-cell>
          <table:table-cell office:value-type="float" office:value="5.4720000000000004" table:style-name="ce31">
            <text:p>5.5</text:p>
          </table:table-cell>
          <table:table-cell office:value-type="float" office:value="228.541" table:style-name="ce31">
            <text:p>228.5</text:p>
          </table:table-cell>
          <table:table-cell office:value-type="float" office:value="2.5795129132741437" table:formula="of:=[.H248]/[.H236]*100-100" table:style-name="ce26">
            <text:p>2.6</text:p>
          </table:table-cell>
          <table:table-cell office:value-type="float" office:value="0.27800000000000002" table:style-name="ce25">
            <text:p>0.3</text:p>
          </table:table-cell>
          <table:table-cell office:value-type="float" office:value="0.22" table:style-name="ce25">
            <text:p>0.2</text:p>
          </table:table-cell>
          <table:table-cell office:value-type="float" office:value="0.193" table:style-name="ce25">
            <text:p>0.2</text:p>
          </table:table-cell>
          <table:table-cell office:value-type="float" office:value="8.9999999999999993E-3" table:style-name="ce25">
            <text:p>-</text:p>
          </table:table-cell>
          <table:table-cell table:number-columns-repeated="16371" table:style-name="ce29"/>
        </table:table-row>
        <table:table-row table:style-name="ro4">
          <table:table-cell office:value-type="date" office:date-value="2012-07-01T00:00:00" table:style-name="ce30">
            <text:p>Jul 2012</text:p>
          </table:table-cell>
          <table:table-cell office:value-type="float" office:value="141.727" table:style-name="ce31">
            <text:p>141.7</text:p>
          </table:table-cell>
          <table:table-cell office:value-type="float" office:value="9.8059999999999992" table:style-name="ce31">
            <text:p>9.8</text:p>
          </table:table-cell>
          <table:table-cell office:value-type="float" office:value="19.291" table:style-name="ce31">
            <text:p>19.3</text:p>
          </table:table-cell>
          <table:table-cell office:value-type="float" office:value="3.3109999999999999" table:style-name="ce31">
            <text:p>3.3</text:p>
          </table:table-cell>
          <table:table-cell office:value-type="float" office:value="0.71899999999999997" table:style-name="ce31">
            <text:p>0.7</text:p>
          </table:table-cell>
          <table:table-cell office:value-type="float" office:value="6.0039999999999996" table:style-name="ce31">
            <text:p>6.0</text:p>
          </table:table-cell>
          <table:table-cell office:value-type="float" office:value="180.858" table:style-name="ce31">
            <text:p>180.9</text:p>
          </table:table-cell>
          <table:table-cell office:value-type="float" office:value="9.0379641520013081" table:formula="of:=[.H249]/[.H237]*100-100" table:style-name="ce26">
            <text:p>9.0</text:p>
          </table:table-cell>
          <table:table-cell office:value-type="float" office:value="0.32900000000000001" table:style-name="ce25">
            <text:p>0.3</text:p>
          </table:table-cell>
          <table:table-cell office:value-type="float" office:value="0.27500000000000002" table:style-name="ce25">
            <text:p>0.3</text:p>
          </table:table-cell>
          <table:table-cell office:value-type="float" office:value="0.26500000000000001" table:style-name="ce25">
            <text:p>0.3</text:p>
          </table:table-cell>
          <table:table-cell office:value-type="float" office:value="1.6E-2" table:style-name="ce25">
            <text:p>-</text:p>
          </table:table-cell>
          <table:table-cell table:number-columns-repeated="16371" table:style-name="ce29"/>
        </table:table-row>
        <table:table-row table:style-name="ro4">
          <table:table-cell office:value-type="date" office:date-value="2012-08-01T00:00:00" table:style-name="ce30">
            <text:p>Aug 2012</text:p>
          </table:table-cell>
          <table:table-cell office:value-type="float" office:value="57.478999999999999" table:style-name="ce31">
            <text:p>57.5</text:p>
          </table:table-cell>
          <table:table-cell office:value-type="float" office:value="7.38" table:style-name="ce31">
            <text:p>7.4</text:p>
          </table:table-cell>
          <table:table-cell office:value-type="float" office:value="9.6289999999999996" table:style-name="ce31">
            <text:p>9.6</text:p>
          </table:table-cell>
          <table:table-cell office:value-type="float" office:value="2.3410000000000002" table:style-name="ce31">
            <text:p>2.3</text:p>
          </table:table-cell>
          <table:table-cell office:value-type="float" office:value="0.436" table:style-name="ce31">
            <text:p>0.4</text:p>
          </table:table-cell>
          <table:table-cell office:value-type="float" office:value="5.2789999999999999" table:style-name="ce31">
            <text:p>5.3</text:p>
          </table:table-cell>
          <table:table-cell office:value-type="float" office:value="82.543999999999997" table:style-name="ce31">
            <text:p>82.5</text:p>
          </table:table-cell>
          <table:table-cell office:value-type="float" office:value="-0.12825166364187623" table:formula="of:=[.H250]/[.H238]*100-100" table:style-name="ce26">
            <text:p>-0.1</text:p>
          </table:table-cell>
          <table:table-cell office:value-type="float" office:value="0.155" table:style-name="ce25">
            <text:p>0.2</text:p>
          </table:table-cell>
          <table:table-cell office:value-type="float" office:value="9.2999999999999999E-2" table:style-name="ce25">
            <text:p>0.1</text:p>
          </table:table-cell>
          <table:table-cell office:value-type="float" office:value="0.09" table:style-name="ce25">
            <text:p>0.1</text:p>
          </table:table-cell>
          <table:table-cell office:value-type="float" office:value="1.7000000000000001E-2" table:style-name="ce25">
            <text:p>-</text:p>
          </table:table-cell>
          <table:table-cell table:number-columns-repeated="16371" table:style-name="ce29"/>
        </table:table-row>
        <table:table-row table:style-name="ro4">
          <table:table-cell office:value-type="date" office:date-value="2012-09-01T00:00:00" table:style-name="ce30">
            <text:p>Sep 2012</text:p>
          </table:table-cell>
          <table:table-cell office:value-type="float" office:value="355.78199999999998" table:style-name="ce31">
            <text:p>355.8</text:p>
          </table:table-cell>
          <table:table-cell office:value-type="float" office:value="11.648" table:style-name="ce31">
            <text:p>11.6</text:p>
          </table:table-cell>
          <table:table-cell office:value-type="float" office:value="39.115000000000002" table:style-name="ce31">
            <text:p>39.1</text:p>
          </table:table-cell>
          <table:table-cell office:value-type="float" office:value="4.202" table:style-name="ce31">
            <text:p>4.2</text:p>
          </table:table-cell>
          <table:table-cell office:value-type="float" office:value="1.079" table:style-name="ce31">
            <text:p>1.1</text:p>
          </table:table-cell>
          <table:table-cell office:value-type="float" office:value="6.1050000000000004" table:style-name="ce31">
            <text:p>6.1</text:p>
          </table:table-cell>
          <table:table-cell office:value-type="float" office:value="417.93099999999998" table:style-name="ce31">
            <text:p>417.9</text:p>
          </table:table-cell>
          <table:table-cell office:value-type="float" office:value="6.7348554499948818" table:formula="of:=[.H251]/[.H239]*100-100" table:style-name="ce26">
            <text:p>6.7</text:p>
          </table:table-cell>
          <table:table-cell office:value-type="float" office:value="0.438" table:style-name="ce25">
            <text:p>0.4</text:p>
          </table:table-cell>
          <table:table-cell office:value-type="float" office:value="0.34699999999999998" table:style-name="ce25">
            <text:p>0.3</text:p>
          </table:table-cell>
          <table:table-cell office:value-type="float" office:value="0.376" table:style-name="ce25">
            <text:p>0.4</text:p>
          </table:table-cell>
          <table:table-cell office:value-type="float" office:value="1.7999999999999999E-2" table:style-name="ce25">
            <text:p>-</text:p>
          </table:table-cell>
          <table:table-cell table:number-columns-repeated="16371" table:style-name="ce29"/>
        </table:table-row>
        <table:table-row table:style-name="ro4">
          <table:table-cell office:value-type="date" office:date-value="2012-10-01T00:00:00" table:style-name="ce30">
            <text:p>Oct 2012</text:p>
          </table:table-cell>
          <table:table-cell office:value-type="float" office:value="149.684" table:style-name="ce31">
            <text:p>149.7</text:p>
          </table:table-cell>
          <table:table-cell office:value-type="float" office:value="7.0990000000000002" table:style-name="ce31">
            <text:p>7.1</text:p>
          </table:table-cell>
          <table:table-cell office:value-type="float" office:value="18.094000000000001" table:style-name="ce31">
            <text:p>18.1</text:p>
          </table:table-cell>
          <table:table-cell office:value-type="float" office:value="3.653" table:style-name="ce31">
            <text:p>3.7</text:p>
          </table:table-cell>
          <table:table-cell office:value-type="float" office:value="0.67300000000000004" table:style-name="ce31">
            <text:p>0.7</text:p>
          </table:table-cell>
          <table:table-cell office:value-type="float" office:value="5.0810000000000004" table:style-name="ce31">
            <text:p>5.1</text:p>
          </table:table-cell>
          <table:table-cell office:value-type="float" office:value="184.28399999999999" table:style-name="ce31">
            <text:p>184.3</text:p>
          </table:table-cell>
          <table:table-cell office:value-type="float" office:value="9.0805774728754471" table:formula="of:=[.H252]/[.H240]*100-100" table:style-name="ce26">
            <text:p>9.1</text:p>
          </table:table-cell>
          <table:table-cell office:value-type="float" office:value="0.33900000000000002" table:style-name="ce25">
            <text:p>0.3</text:p>
          </table:table-cell>
          <table:table-cell office:value-type="float" office:value="0.28799999999999998" table:style-name="ce25">
            <text:p>0.3</text:p>
          </table:table-cell>
          <table:table-cell office:value-type="float" office:value="0.29899999999999999" table:style-name="ce25">
            <text:p>0.3</text:p>
          </table:table-cell>
          <table:table-cell office:value-type="float" office:value="1.2E-2" table:style-name="ce25">
            <text:p>-</text:p>
          </table:table-cell>
          <table:table-cell table:number-columns-repeated="16371" table:style-name="ce29"/>
        </table:table-row>
        <table:table-row table:style-name="ro4">
          <table:table-cell office:value-type="date" office:date-value="2012-11-01T00:00:00" table:style-name="ce30">
            <text:p>Nov 2012</text:p>
          </table:table-cell>
          <table:table-cell office:value-type="float" office:value="148.17400000000001" table:style-name="ce31">
            <text:p>148.2</text:p>
          </table:table-cell>
          <table:table-cell office:value-type="float" office:value="5.5750000000000002" table:style-name="ce31">
            <text:p>5.6</text:p>
          </table:table-cell>
          <table:table-cell office:value-type="float" office:value="19.202999999999999" table:style-name="ce31">
            <text:p>19.2</text:p>
          </table:table-cell>
          <table:table-cell office:value-type="float" office:value="3.6269999999999998" table:style-name="ce31">
            <text:p>3.6</text:p>
          </table:table-cell>
          <table:table-cell office:value-type="float" office:value="0.57999999999999996" table:style-name="ce31">
            <text:p>0.6</text:p>
          </table:table-cell>
          <table:table-cell office:value-type="float" office:value="4.3449999999999998" table:style-name="ce31">
            <text:p>4.3</text:p>
          </table:table-cell>
          <table:table-cell office:value-type="float" office:value="181.50399999999999" table:style-name="ce31">
            <text:p>181.5</text:p>
          </table:table-cell>
          <table:table-cell office:value-type="float" office:value="5.4716191715866245" table:formula="of:=[.H253]/[.H241]*100-100" table:style-name="ce26">
            <text:p>5.5</text:p>
          </table:table-cell>
          <table:table-cell office:value-type="float" office:value="0.35699999999999998" table:style-name="ce25">
            <text:p>0.4</text:p>
          </table:table-cell>
          <table:table-cell office:value-type="float" office:value="0.28899999999999998" table:style-name="ce25">
            <text:p>0.3</text:p>
          </table:table-cell>
          <table:table-cell office:value-type="float" office:value="0.28599999999999998" table:style-name="ce25">
            <text:p>0.3</text:p>
          </table:table-cell>
          <table:table-cell office:value-type="float" office:value="1.2999999999999999E-2" table:style-name="ce25">
            <text:p>-</text:p>
          </table:table-cell>
          <table:table-cell table:number-columns-repeated="16371" table:style-name="ce29"/>
        </table:table-row>
        <table:table-row table:style-name="ro4">
          <table:table-cell office:value-type="date" office:date-value="2012-12-01T00:00:00" table:style-name="ce30">
            <text:p>Dec 2012</text:p>
          </table:table-cell>
          <table:table-cell office:value-type="float" office:value="123.146" table:style-name="ce31">
            <text:p>123.1</text:p>
          </table:table-cell>
          <table:table-cell office:value-type="float" office:value="4.2350000000000003" table:style-name="ce31">
            <text:p>4.2</text:p>
          </table:table-cell>
          <table:table-cell office:value-type="float" office:value="16.015999999999998" table:style-name="ce31">
            <text:p>16.0</text:p>
          </table:table-cell>
          <table:table-cell office:value-type="float" office:value="3.2410000000000001" table:style-name="ce31">
            <text:p>3.2</text:p>
          </table:table-cell>
          <table:table-cell office:value-type="float" office:value="0.496" table:style-name="ce31">
            <text:p>0.5</text:p>
          </table:table-cell>
          <table:table-cell office:value-type="float" office:value="3.1059999999999999" table:style-name="ce31">
            <text:p>3.1</text:p>
          </table:table-cell>
          <table:table-cell office:value-type="float" office:value="150.24" table:style-name="ce31">
            <text:p>150.2</text:p>
          </table:table-cell>
          <table:table-cell office:value-type="float" office:value="-0.40503543231399419" table:formula="of:=[.H254]/[.H242]*100-100" table:style-name="ce26">
            <text:p>-0.4</text:p>
          </table:table-cell>
          <table:table-cell office:value-type="float" office:value="0.25700000000000001" table:style-name="ce25">
            <text:p>0.3</text:p>
          </table:table-cell>
          <table:table-cell office:value-type="float" office:value="0.20300000000000001" table:style-name="ce25">
            <text:p>0.2</text:p>
          </table:table-cell>
          <table:table-cell office:value-type="float" office:value="0.182" table:style-name="ce25">
            <text:p>0.2</text:p>
          </table:table-cell>
          <table:table-cell office:value-type="float" office:value="1.4999999999999999E-2" table:style-name="ce25">
            <text:p>-</text:p>
          </table:table-cell>
          <table:table-cell table:number-columns-repeated="16371" table:style-name="ce29"/>
        </table:table-row>
        <table:table-row table:style-name="ro6">
          <table:table-cell office:value-type="date" office:date-value="2013-01-01T00:00:00" table:style-name="ce30">
            <text:p>Jan 2013</text:p>
          </table:table-cell>
          <table:table-cell office:value-type="float" office:value="139.29300000000001" table:style-name="ce31">
            <text:p>139.3</text:p>
          </table:table-cell>
          <table:table-cell office:value-type="float" office:value="4.4379999999999997" table:style-name="ce31">
            <text:p>4.4</text:p>
          </table:table-cell>
          <table:table-cell office:value-type="float" office:value="16.050999999999998" table:style-name="ce31">
            <text:p>16.1</text:p>
          </table:table-cell>
          <table:table-cell office:value-type="float" office:value="2.59" table:style-name="ce31">
            <text:p>2.6</text:p>
          </table:table-cell>
          <table:table-cell office:value-type="float" office:value="0.63200000000000001" table:style-name="ce31">
            <text:p>0.6</text:p>
          </table:table-cell>
          <table:table-cell office:value-type="float" office:value="4.2809999999999997" table:style-name="ce31">
            <text:p>4.3</text:p>
          </table:table-cell>
          <table:table-cell office:value-type="float" office:value="167.285" table:style-name="ce31">
            <text:p>167.3</text:p>
          </table:table-cell>
          <table:table-cell office:value-type="float" office:value="9.901191743203654" table:formula="of:=[.H255]/[.H243]*100-100" table:style-name="ce26">
            <text:p>9.9</text:p>
          </table:table-cell>
          <table:table-cell office:value-type="float" office:value="0.14499999999999999" table:style-name="ce25">
            <text:p>0.1</text:p>
          </table:table-cell>
          <table:table-cell office:value-type="float" office:value="0.123" table:style-name="ce25">
            <text:p>0.1</text:p>
          </table:table-cell>
          <table:table-cell office:value-type="float" office:value="0.114" table:style-name="ce25">
            <text:p>0.1</text:p>
          </table:table-cell>
          <table:table-cell office:value-type="float" office:value="2E-3" table:style-name="ce25">
            <text:p>-</text:p>
          </table:table-cell>
          <table:table-cell table:number-columns-repeated="16371" table:style-name="ce15"/>
        </table:table-row>
        <table:table-row table:style-name="ro4">
          <table:table-cell office:value-type="date" office:date-value="2013-02-01T00:00:00" table:style-name="ce30">
            <text:p>Feb 2013</text:p>
          </table:table-cell>
          <table:table-cell office:value-type="float" office:value="63.866999999999997" table:style-name="ce31">
            <text:p>63.9</text:p>
          </table:table-cell>
          <table:table-cell office:value-type="float" office:value="4.1829999999999998" table:style-name="ce31">
            <text:p>4.2</text:p>
          </table:table-cell>
          <table:table-cell office:value-type="float" office:value="9.1859999999999999" table:style-name="ce31">
            <text:p>9.2</text:p>
          </table:table-cell>
          <table:table-cell office:value-type="float" office:value="1.911" table:style-name="ce31">
            <text:p>1.9</text:p>
          </table:table-cell>
          <table:table-cell office:value-type="float" office:value="0.43" table:style-name="ce31">
            <text:p>0.4</text:p>
          </table:table-cell>
          <table:table-cell office:value-type="float" office:value="3.3929999999999998" table:style-name="ce31">
            <text:p>3.4</text:p>
          </table:table-cell>
          <table:table-cell office:value-type="float" office:value="82.97" table:style-name="ce31">
            <text:p>83.0</text:p>
          </table:table-cell>
          <table:table-cell office:value-type="float" office:value="6.0129817029541073" table:formula="of:=[.H256]/[.H244]*100-100" table:style-name="ce26">
            <text:p>6.0</text:p>
          </table:table-cell>
          <table:table-cell office:value-type="float" office:value="8.3000000000000004E-2" table:style-name="ce25">
            <text:p>0.1</text:p>
          </table:table-cell>
          <table:table-cell office:value-type="float" office:value="4.9000000000000002E-2" table:style-name="ce25">
            <text:p>-</text:p>
          </table:table-cell>
          <table:table-cell office:value-type="float" office:value="5.3999999999999999E-2" table:style-name="ce25">
            <text:p>0.1</text:p>
          </table:table-cell>
          <table:table-cell office:value-type="float" office:value="8.0000000000000002E-3" table:style-name="ce25">
            <text:p>-</text:p>
          </table:table-cell>
          <table:table-cell table:number-columns-repeated="16371" table:style-name="ce29"/>
        </table:table-row>
        <table:table-row table:style-name="ro4">
          <table:table-cell office:value-type="date" office:date-value="2013-03-01T00:00:00" table:style-name="ce30">
            <text:p>Mar 2013</text:p>
          </table:table-cell>
          <table:table-cell office:value-type="float" office:value="390.99200000000002" table:style-name="ce31">
            <text:p>391.0</text:p>
          </table:table-cell>
          <table:table-cell office:value-type="float" office:value="12.93" table:style-name="ce31">
            <text:p>12.9</text:p>
          </table:table-cell>
          <table:table-cell office:value-type="float" office:value="44.290999999999997" table:style-name="ce31">
            <text:p>44.3</text:p>
          </table:table-cell>
          <table:table-cell office:value-type="float" office:value="4.5609999999999999" table:style-name="ce31">
            <text:p>4.6</text:p>
          </table:table-cell>
          <table:table-cell office:value-type="float" office:value="1.419" table:style-name="ce31">
            <text:p>1.4</text:p>
          </table:table-cell>
          <table:table-cell office:value-type="float" office:value="6.4240000000000004" table:style-name="ce31">
            <text:p>6.4</text:p>
          </table:table-cell>
          <table:table-cell office:value-type="float" office:value="460.61700000000002" table:style-name="ce31">
            <text:p>460.6</text:p>
          </table:table-cell>
          <table:table-cell office:value-type="float" office:value="5.4007299520611554" table:formula="of:=[.H257]/[.H245]*100-100" table:style-name="ce26">
            <text:p>5.4</text:p>
          </table:table-cell>
          <table:table-cell office:value-type="float" office:value="0.55500000000000005" table:style-name="ce25">
            <text:p>0.6</text:p>
          </table:table-cell>
          <table:table-cell office:value-type="float" office:value="0.49199999999999999" table:style-name="ce25">
            <text:p>0.5</text:p>
          </table:table-cell>
          <table:table-cell office:value-type="float" office:value="0.49299999999999999" table:style-name="ce25">
            <text:p>0.5</text:p>
          </table:table-cell>
          <table:table-cell office:value-type="float" office:value="1.7000000000000001E-2" table:style-name="ce25">
            <text:p>-</text:p>
          </table:table-cell>
          <table:table-cell table:number-columns-repeated="16371" table:style-name="ce29"/>
        </table:table-row>
        <table:table-row table:style-name="ro4">
          <table:table-cell office:value-type="date" office:date-value="2013-04-01T00:00:00" table:style-name="ce30">
            <text:p>Apr 2013</text:p>
          </table:table-cell>
          <table:table-cell office:value-type="float" office:value="159.15600000000001" table:style-name="ce31">
            <text:p>159.2</text:p>
          </table:table-cell>
          <table:table-cell office:value-type="float" office:value="8.9960000000000004" table:style-name="ce31">
            <text:p>9.0</text:p>
          </table:table-cell>
          <table:table-cell office:value-type="float" office:value="21.105" table:style-name="ce31">
            <text:p>21.1</text:p>
          </table:table-cell>
          <table:table-cell office:value-type="float" office:value="3.4790000000000001" table:style-name="ce31">
            <text:p>3.5</text:p>
          </table:table-cell>
          <table:table-cell office:value-type="float" office:value="0.69299999999999995" table:style-name="ce31">
            <text:p>0.7</text:p>
          </table:table-cell>
          <table:table-cell office:value-type="float" office:value="5.7729999999999997" table:style-name="ce31">
            <text:p>5.8</text:p>
          </table:table-cell>
          <table:table-cell office:value-type="float" office:value="199.202" table:style-name="ce31">
            <text:p>199.2</text:p>
          </table:table-cell>
          <table:table-cell office:value-type="float" office:value="13.851183366006154" table:formula="of:=[.H258]/[.H246]*100-100" table:style-name="ce26">
            <text:p>13.9</text:p>
          </table:table-cell>
          <table:table-cell office:value-type="float" office:value="0.23300000000000001" table:style-name="ce25">
            <text:p>0.2</text:p>
          </table:table-cell>
          <table:table-cell office:value-type="float" office:value="0.19500000000000001" table:style-name="ce25">
            <text:p>0.2</text:p>
          </table:table-cell>
          <table:table-cell office:value-type="float" office:value="0.19700000000000001" table:style-name="ce25">
            <text:p>0.2</text:p>
          </table:table-cell>
          <table:table-cell office:value-type="float" office:value="1.6E-2" table:style-name="ce25">
            <text:p>-</text:p>
          </table:table-cell>
          <table:table-cell table:number-columns-repeated="16371" table:style-name="ce29"/>
        </table:table-row>
        <table:table-row table:style-name="ro4">
          <table:table-cell office:value-type="date" office:date-value="2013-05-01T00:00:00" table:style-name="ce30">
            <text:p>May 2013</text:p>
          </table:table-cell>
          <table:table-cell office:value-type="float" office:value="176.565" table:style-name="ce31">
            <text:p>176.6</text:p>
          </table:table-cell>
          <table:table-cell office:value-type="float" office:value="10.226000000000001" table:style-name="ce31">
            <text:p>10.2</text:p>
          </table:table-cell>
          <table:table-cell office:value-type="float" office:value="20.899000000000001" table:style-name="ce31">
            <text:p>20.9</text:p>
          </table:table-cell>
          <table:table-cell office:value-type="float" office:value="3.4830000000000001" table:style-name="ce31">
            <text:p>3.5</text:p>
          </table:table-cell>
          <table:table-cell office:value-type="float" office:value="0.78200000000000003" table:style-name="ce31">
            <text:p>0.8</text:p>
          </table:table-cell>
          <table:table-cell office:value-type="float" office:value="4.734" table:style-name="ce31">
            <text:p>4.7</text:p>
          </table:table-cell>
          <table:table-cell office:value-type="float" office:value="216.68899999999999" table:style-name="ce31">
            <text:p>216.7</text:p>
          </table:table-cell>
          <table:table-cell office:value-type="float" office:value="7.576404472069413" table:formula="of:=[.H259]/[.H247]*100-100" table:style-name="ce26">
            <text:p>7.6</text:p>
          </table:table-cell>
          <table:table-cell office:value-type="float" office:value="0.52" table:style-name="ce25">
            <text:p>0.5</text:p>
          </table:table-cell>
          <table:table-cell office:value-type="float" office:value="0.47699999999999998" table:style-name="ce25">
            <text:p>0.5</text:p>
          </table:table-cell>
          <table:table-cell office:value-type="float" office:value="0.48099999999999998" table:style-name="ce25">
            <text:p>0.5</text:p>
          </table:table-cell>
          <table:table-cell office:value-type="float" office:value="5.0000000000000001E-3" table:style-name="ce25">
            <text:p>-</text:p>
          </table:table-cell>
          <table:table-cell table:number-columns-repeated="16371" table:style-name="ce29"/>
        </table:table-row>
        <table:table-row table:style-name="ro4">
          <table:table-cell office:value-type="date" office:date-value="2013-06-01T00:00:00" table:style-name="ce30">
            <text:p>Jun 2013</text:p>
          </table:table-cell>
          <table:table-cell office:value-type="float" office:value="210.62299999999999" table:style-name="ce31">
            <text:p>210.6</text:p>
          </table:table-cell>
          <table:table-cell office:value-type="float" office:value="10.906000000000001" table:style-name="ce31">
            <text:p>10.9</text:p>
          </table:table-cell>
          <table:table-cell office:value-type="float" office:value="23.225999999999999" table:style-name="ce31">
            <text:p>23.2</text:p>
          </table:table-cell>
          <table:table-cell office:value-type="float" office:value="3.81" table:style-name="ce31">
            <text:p>3.8</text:p>
          </table:table-cell>
          <table:table-cell office:value-type="float" office:value="0.76400000000000001" table:style-name="ce31">
            <text:p>0.8</text:p>
          </table:table-cell>
          <table:table-cell office:value-type="float" office:value="4.82" table:style-name="ce31">
            <text:p>4.8</text:p>
          </table:table-cell>
          <table:table-cell office:value-type="float" office:value="254.149" table:style-name="ce31">
            <text:p>254.1</text:p>
          </table:table-cell>
          <table:table-cell office:value-type="float" office:value="11.204991664515347" table:formula="of:=[.H260]/[.H248]*100-100" table:style-name="ce26">
            <text:p>11.2</text:p>
          </table:table-cell>
          <table:table-cell office:value-type="float" office:value="0.32300000000000001" table:style-name="ce25">
            <text:p>0.3</text:p>
          </table:table-cell>
          <table:table-cell office:value-type="float" office:value="0.27800000000000002" table:style-name="ce25">
            <text:p>0.3</text:p>
          </table:table-cell>
          <table:table-cell office:value-type="float" office:value="0.29299999999999998" table:style-name="ce25">
            <text:p>0.3</text:p>
          </table:table-cell>
          <table:table-cell office:value-type="float" office:value="8.9999999999999993E-3" table:style-name="ce25">
            <text:p>-</text:p>
          </table:table-cell>
          <table:table-cell table:number-columns-repeated="16371" table:style-name="ce29"/>
        </table:table-row>
        <table:table-row table:style-name="ro4">
          <table:table-cell office:value-type="date" office:date-value="2013-07-01T00:00:00" table:style-name="ce30">
            <text:p>Jul 2013</text:p>
          </table:table-cell>
          <table:table-cell office:value-type="float" office:value="159.11000000000001" table:style-name="ce31">
            <text:p>159.1</text:p>
          </table:table-cell>
          <table:table-cell office:value-type="float" office:value="9.4339999999999993" table:style-name="ce31">
            <text:p>9.4</text:p>
          </table:table-cell>
          <table:table-cell office:value-type="float" office:value="18.887" table:style-name="ce31">
            <text:p>18.9</text:p>
          </table:table-cell>
          <table:table-cell office:value-type="float" office:value="3.6819999999999999" table:style-name="ce31">
            <text:p>3.7</text:p>
          </table:table-cell>
          <table:table-cell office:value-type="float" office:value="0.61699999999999999" table:style-name="ce31">
            <text:p>0.6</text:p>
          </table:table-cell>
          <table:table-cell office:value-type="float" office:value="5.3120000000000003" table:style-name="ce31">
            <text:p>5.3</text:p>
          </table:table-cell>
          <table:table-cell office:value-type="float" office:value="197.042" table:style-name="ce31">
            <text:p>197.0</text:p>
          </table:table-cell>
          <table:table-cell office:value-type="float" office:value="8.9484568003627203" table:formula="of:=[.H261]/[.H249]*100-100" table:style-name="ce26">
            <text:p>8.9</text:p>
          </table:table-cell>
          <table:table-cell office:value-type="float" office:value="0.36099999999999999" table:style-name="ce25">
            <text:p>0.4</text:p>
          </table:table-cell>
          <table:table-cell office:value-type="float" office:value="0.32700000000000001" table:style-name="ce25">
            <text:p>0.3</text:p>
          </table:table-cell>
          <table:table-cell office:value-type="float" office:value="0.32200000000000001" table:style-name="ce25">
            <text:p>0.3</text:p>
          </table:table-cell>
          <table:table-cell office:value-type="float" office:value="8.9999999999999993E-3" table:style-name="ce25">
            <text:p>-</text:p>
          </table:table-cell>
          <table:table-cell table:number-columns-repeated="16371" table:style-name="ce29"/>
        </table:table-row>
        <table:table-row table:style-name="ro4">
          <table:table-cell office:value-type="date" office:date-value="2013-08-01T00:00:00" table:style-name="ce30">
            <text:p>Aug 2013</text:p>
          </table:table-cell>
          <table:table-cell office:value-type="float" office:value="63.106999999999999" table:style-name="ce31">
            <text:p>63.1</text:p>
          </table:table-cell>
          <table:table-cell office:value-type="float" office:value="7.125" table:style-name="ce31">
            <text:p>7.1</text:p>
          </table:table-cell>
          <table:table-cell office:value-type="float" office:value="10.489000000000001" table:style-name="ce31">
            <text:p>10.5</text:p>
          </table:table-cell>
          <table:table-cell office:value-type="float" office:value="2.8559999999999999" table:style-name="ce31">
            <text:p>2.9</text:p>
          </table:table-cell>
          <table:table-cell office:value-type="float" office:value="0.55800000000000005" table:style-name="ce31">
            <text:p>0.6</text:p>
          </table:table-cell>
          <table:table-cell office:value-type="float" office:value="3.8610000000000002" table:style-name="ce31">
            <text:p>3.9</text:p>
          </table:table-cell>
          <table:table-cell office:value-type="float" office:value="87.995999999999995" table:style-name="ce31">
            <text:p>88.0</text:p>
          </table:table-cell>
          <table:table-cell office:value-type="float" office:value="6.6049622019771306" table:formula="of:=[.H262]/[.H250]*100-100" table:style-name="ce26">
            <text:p>6.6</text:p>
          </table:table-cell>
          <table:table-cell office:value-type="float" office:value="0.15" table:style-name="ce25">
            <text:p>0.2</text:p>
          </table:table-cell>
          <table:table-cell office:value-type="float" office:value="0.121" table:style-name="ce25">
            <text:p>0.1</text:p>
          </table:table-cell>
          <table:table-cell office:value-type="float" office:value="0.11799999999999999" table:style-name="ce25">
            <text:p>0.1</text:p>
          </table:table-cell>
          <table:table-cell office:value-type="float" office:value="0.02" table:style-name="ce25">
            <text:p>-</text:p>
          </table:table-cell>
          <table:table-cell table:number-columns-repeated="16371" table:style-name="ce29"/>
        </table:table-row>
        <table:table-row table:style-name="ro4">
          <table:table-cell office:value-type="date" office:date-value="2013-09-01T00:00:00" table:style-name="ce30">
            <text:p>Sep 2013</text:p>
          </table:table-cell>
          <table:table-cell office:value-type="float" office:value="398.04399999999998" table:style-name="ce31">
            <text:p>398.0</text:p>
          </table:table-cell>
          <table:table-cell office:value-type="float" office:value="12.429" table:style-name="ce31">
            <text:p>12.4</text:p>
          </table:table-cell>
          <table:table-cell office:value-type="float" office:value="43.332000000000001" table:style-name="ce31">
            <text:p>43.3</text:p>
          </table:table-cell>
          <table:table-cell office:value-type="float" office:value="5.5129999999999999" table:style-name="ce31">
            <text:p>5.5</text:p>
          </table:table-cell>
          <table:table-cell office:value-type="float" office:value="1.1339999999999999" table:style-name="ce31">
            <text:p>1.1</text:p>
          </table:table-cell>
          <table:table-cell office:value-type="float" office:value="5.6429999999999998" table:style-name="ce31">
            <text:p>5.6</text:p>
          </table:table-cell>
          <table:table-cell office:value-type="float" office:value="466.09500000000003" table:style-name="ce31">
            <text:p>466.1</text:p>
          </table:table-cell>
          <table:table-cell office:value-type="float" office:value="11.524390389801198" table:formula="of:=[.H263]/[.H251]*100-100" table:style-name="ce26">
            <text:p>11.5</text:p>
          </table:table-cell>
          <table:table-cell office:value-type="float" office:value="0.65" table:style-name="ce25">
            <text:p>0.7</text:p>
          </table:table-cell>
          <table:table-cell office:value-type="float" office:value="0.6" table:style-name="ce25">
            <text:p>0.6</text:p>
          </table:table-cell>
          <table:table-cell office:value-type="float" office:value="0.54800000000000004" table:style-name="ce25">
            <text:p>0.5</text:p>
          </table:table-cell>
          <table:table-cell office:value-type="float" office:value="7.0000000000000007E-2" table:style-name="ce25">
            <text:p>0.1</text:p>
          </table:table-cell>
          <table:table-cell table:number-columns-repeated="16371" table:style-name="ce29"/>
        </table:table-row>
        <table:table-row table:style-name="ro4">
          <table:table-cell office:value-type="date" office:date-value="2013-10-01T00:00:00" table:style-name="ce30">
            <text:p>Oct 2013</text:p>
          </table:table-cell>
          <table:table-cell office:value-type="float" office:value="154.923" table:style-name="ce31">
            <text:p>154.9</text:p>
          </table:table-cell>
          <table:table-cell office:value-type="float" office:value="7.3650000000000002" table:style-name="ce31">
            <text:p>7.4</text:p>
          </table:table-cell>
          <table:table-cell office:value-type="float" office:value="22.748999999999999" table:style-name="ce31">
            <text:p>22.7</text:p>
          </table:table-cell>
          <table:table-cell office:value-type="float" office:value="4.9260000000000002" table:style-name="ce31">
            <text:p>4.9</text:p>
          </table:table-cell>
          <table:table-cell office:value-type="float" office:value="0.63200000000000001" table:style-name="ce31">
            <text:p>0.6</text:p>
          </table:table-cell>
          <table:table-cell office:value-type="float" office:value="4.5209999999999999" table:style-name="ce31">
            <text:p>4.5</text:p>
          </table:table-cell>
          <table:table-cell office:value-type="float" office:value="195.11600000000001" table:style-name="ce31">
            <text:p>195.1</text:p>
          </table:table-cell>
          <table:table-cell office:value-type="float" office:value="5.8778841353563109" table:formula="of:=[.H264]/[.H252]*100-100" table:style-name="ce26">
            <text:p>5.9</text:p>
          </table:table-cell>
          <table:table-cell office:value-type="float" office:value="0.32700000000000001" table:style-name="ce25">
            <text:p>0.3</text:p>
          </table:table-cell>
          <table:table-cell office:value-type="float" office:value="0.28299999999999997" table:style-name="ce25">
            <text:p>0.3</text:p>
          </table:table-cell>
          <table:table-cell office:value-type="float" office:value="0.28899999999999998" table:style-name="ce25">
            <text:p>0.3</text:p>
          </table:table-cell>
          <table:table-cell office:value-type="float" office:value="1.7999999999999999E-2" table:style-name="ce25">
            <text:p>-</text:p>
          </table:table-cell>
          <table:table-cell table:number-columns-repeated="16371" table:style-name="ce29"/>
        </table:table-row>
        <table:table-row table:style-name="ro4">
          <table:table-cell office:value-type="date" office:date-value="2013-11-01T00:00:00" table:style-name="ce30">
            <text:p>Nov 2013</text:p>
          </table:table-cell>
          <table:table-cell office:value-type="float" office:value="157.77799999999999" table:style-name="ce31">
            <text:p>157.8</text:p>
          </table:table-cell>
          <table:table-cell office:value-type="float" office:value="5.7679999999999998" table:style-name="ce31">
            <text:p>5.8</text:p>
          </table:table-cell>
          <table:table-cell office:value-type="float" office:value="22.864999999999998" table:style-name="ce31">
            <text:p>22.9</text:p>
          </table:table-cell>
          <table:table-cell office:value-type="float" office:value="5.21" table:style-name="ce31">
            <text:p>5.2</text:p>
          </table:table-cell>
          <table:table-cell office:value-type="float" office:value="0.748" table:style-name="ce31">
            <text:p>0.7</text:p>
          </table:table-cell>
          <table:table-cell office:value-type="float" office:value="4.0999999999999996" table:style-name="ce31">
            <text:p>4.1</text:p>
          </table:table-cell>
          <table:table-cell office:value-type="float" office:value="196.46899999999999" table:style-name="ce31">
            <text:p>196.5</text:p>
          </table:table-cell>
          <table:table-cell office:value-type="float" office:value="8.2449973554301863" table:formula="of:=[.H265]/[.H253]*100-100" table:style-name="ce26">
            <text:p>8.2</text:p>
          </table:table-cell>
          <table:table-cell office:value-type="float" office:value="0.45700000000000002" table:style-name="ce25">
            <text:p>0.5</text:p>
          </table:table-cell>
          <table:table-cell office:value-type="float" office:value="0.42599999999999999" table:style-name="ce25">
            <text:p>0.4</text:p>
          </table:table-cell>
          <table:table-cell office:value-type="float" office:value="0.40300000000000002" table:style-name="ce25">
            <text:p>0.4</text:p>
          </table:table-cell>
          <table:table-cell office:value-type="float" office:value="3.1E-2" table:style-name="ce25">
            <text:p>-</text:p>
          </table:table-cell>
          <table:table-cell table:number-columns-repeated="16371" table:style-name="ce29"/>
        </table:table-row>
        <table:table-row table:style-name="ro4">
          <table:table-cell office:value-type="date" office:date-value="2013-12-01T00:00:00" table:style-name="ce30">
            <text:p>Dec 2013</text:p>
          </table:table-cell>
          <table:table-cell office:value-type="float" office:value="151.624" table:style-name="ce31">
            <text:p>151.6</text:p>
          </table:table-cell>
          <table:table-cell office:value-type="float" office:value="4.63" table:style-name="ce31">
            <text:p>4.6</text:p>
          </table:table-cell>
          <table:table-cell office:value-type="float" office:value="21.363" table:style-name="ce31">
            <text:p>21.4</text:p>
          </table:table-cell>
          <table:table-cell office:value-type="float" office:value="11.134" table:style-name="ce31">
            <text:p>11.1</text:p>
          </table:table-cell>
          <table:table-cell office:value-type="float" office:value="0.64800000000000002" table:style-name="ce31">
            <text:p>0.6</text:p>
          </table:table-cell>
          <table:table-cell office:value-type="float" office:value="3.0910000000000002" table:style-name="ce31">
            <text:p>3.1</text:p>
          </table:table-cell>
          <table:table-cell office:value-type="float" office:value="192.49" table:style-name="ce31">
            <text:p>192.5</text:p>
          </table:table-cell>
          <table:table-cell office:value-type="float" office:value="28.121671991480298" table:formula="of:=[.H266]/[.H254]*100-100" table:style-name="ce26">
            <text:p>28.1</text:p>
          </table:table-cell>
          <table:table-cell office:value-type="float" office:value="0.33600000000000002" table:style-name="ce25">
            <text:p>0.3</text:p>
          </table:table-cell>
          <table:table-cell office:value-type="float" office:value="0.29199999999999998" table:style-name="ce25">
            <text:p>0.3</text:p>
          </table:table-cell>
          <table:table-cell office:value-type="float" office:value="0.27800000000000002" table:style-name="ce25">
            <text:p>0.3</text:p>
          </table:table-cell>
          <table:table-cell office:value-type="float" office:value="0.03" table:style-name="ce25">
            <text:p>-</text:p>
          </table:table-cell>
          <table:table-cell table:number-columns-repeated="16371" table:style-name="ce29"/>
        </table:table-row>
        <table:table-row table:style-name="ro6">
          <table:table-cell office:value-type="date" office:date-value="2014-01-01T00:00:00" table:style-name="ce30">
            <text:p>Jan 2014</text:p>
          </table:table-cell>
          <table:table-cell office:value-type="float" office:value="149.143" table:style-name="ce31">
            <text:p>149.1</text:p>
          </table:table-cell>
          <table:table-cell office:value-type="float" office:value="5.01" table:style-name="ce31">
            <text:p>5.0</text:p>
          </table:table-cell>
          <table:table-cell office:value-type="float" office:value="17.785" table:style-name="ce31">
            <text:p>17.8</text:p>
          </table:table-cell>
          <table:table-cell office:value-type="float" office:value="1.3160000000000001" table:style-name="ce31">
            <text:p>1.3</text:p>
          </table:table-cell>
          <table:table-cell office:value-type="float" office:value="0.51400000000000001" table:style-name="ce31">
            <text:p>0.5</text:p>
          </table:table-cell>
          <table:table-cell office:value-type="float" office:value="3.2970000000000002" table:style-name="ce31">
            <text:p>3.3</text:p>
          </table:table-cell>
          <table:table-cell office:value-type="float" office:value="177.065" table:style-name="ce31">
            <text:p>177.1</text:p>
          </table:table-cell>
          <table:table-cell office:value-type="float" office:value="5.8463101891980784" table:formula="of:=[.H267]/[.H255]*100-100" table:style-name="ce26">
            <text:p>5.8</text:p>
          </table:table-cell>
          <table:table-cell office:value-type="float" office:value="0.48199999999999998" table:style-name="ce25">
            <text:p>0.5</text:p>
          </table:table-cell>
          <table:table-cell office:value-type="float" office:value="0.42399999999999999" table:style-name="ce25">
            <text:p>0.4</text:p>
          </table:table-cell>
          <table:table-cell office:value-type="float" office:value="0.42599999999999999" table:style-name="ce25">
            <text:p>0.4</text:p>
          </table:table-cell>
          <table:table-cell office:value-type="float" office:value="3.5999999999999997E-2" table:style-name="ce25">
            <text:p>-</text:p>
          </table:table-cell>
          <table:table-cell table:number-columns-repeated="16371" table:style-name="ce15"/>
        </table:table-row>
        <table:table-row table:style-name="ro7">
          <table:table-cell office:value-type="string" table:style-name="ce30">
            <text:p>Feb 2014</text:p>
          </table:table-cell>
          <table:table-cell office:value-type="float" office:value="65.605999999999995" table:style-name="ce31">
            <text:p>65.6</text:p>
          </table:table-cell>
          <table:table-cell office:value-type="float" office:value="3.92" table:style-name="ce31">
            <text:p>3.9</text:p>
          </table:table-cell>
          <table:table-cell office:value-type="float" office:value="11.497" table:style-name="ce31">
            <text:p>11.5</text:p>
          </table:table-cell>
          <table:table-cell office:value-type="float" office:value="1.1679999999999999" table:style-name="ce31">
            <text:p>1.2</text:p>
          </table:table-cell>
          <table:table-cell office:value-type="float" office:value="0.35799999999999998" table:style-name="ce31">
            <text:p>0.4</text:p>
          </table:table-cell>
          <table:table-cell office:value-type="float" office:value="2.9710000000000001" table:style-name="ce31">
            <text:p>3.0</text:p>
          </table:table-cell>
          <table:table-cell office:value-type="float" office:value="85.52" table:style-name="ce31">
            <text:p>85.5</text:p>
          </table:table-cell>
          <table:table-cell office:value-type="float" office:value="3.0734000241050978" table:formula="of:=[.H268]/[.H256]*100-100" table:style-name="ce26">
            <text:p>3.1</text:p>
          </table:table-cell>
          <table:table-cell office:value-type="float" office:value="0.13400000000000001" table:style-name="ce25">
            <text:p>0.1</text:p>
          </table:table-cell>
          <table:table-cell office:value-type="float" office:value="0.11799999999999999" table:style-name="ce25">
            <text:p>0.1</text:p>
          </table:table-cell>
          <table:table-cell office:value-type="float" office:value="0.115" table:style-name="ce25">
            <text:p>0.1</text:p>
          </table:table-cell>
          <table:table-cell office:value-type="float" office:value="0.01" table:style-name="ce25">
            <text:p>-</text:p>
          </table:table-cell>
          <table:table-cell table:number-columns-repeated="16371" table:style-name="ce29"/>
        </table:table-row>
        <table:table-row table:style-name="ro7">
          <table:table-cell office:value-type="date" office:date-value="2014-03-01T00:00:00" table:style-name="ce30">
            <text:p>Mar 2014</text:p>
          </table:table-cell>
          <table:table-cell office:value-type="float" office:value="459.625" table:style-name="ce31">
            <text:p>459.6</text:p>
          </table:table-cell>
          <table:table-cell office:value-type="float" office:value="15.103999999999999" table:style-name="ce31">
            <text:p>15.1</text:p>
          </table:table-cell>
          <table:table-cell office:value-type="float" office:value="50.215000000000003" table:style-name="ce31">
            <text:p>50.2</text:p>
          </table:table-cell>
          <table:table-cell office:value-type="float" office:value="3.6949999999999998" table:style-name="ce31">
            <text:p>3.7</text:p>
          </table:table-cell>
          <table:table-cell office:value-type="float" office:value="1.2230000000000001" table:style-name="ce31">
            <text:p>1.2</text:p>
          </table:table-cell>
          <table:table-cell office:value-type="float" office:value="6.9470000000000001" table:style-name="ce31">
            <text:p>6.9</text:p>
          </table:table-cell>
          <table:table-cell office:value-type="float" office:value="536.80899999999997" table:style-name="ce31">
            <text:p>536.8</text:p>
          </table:table-cell>
          <table:table-cell office:value-type="float" office:value="16.541291354856625" table:formula="of:=[.H269]/[.H257]*100-100" table:style-name="ce26">
            <text:p>16.5</text:p>
          </table:table-cell>
          <table:table-cell office:value-type="float" office:value="1.2809999999999999" table:style-name="ce25">
            <text:p>1.3</text:p>
          </table:table-cell>
          <table:table-cell office:value-type="float" office:value="1.214" table:style-name="ce25">
            <text:p>1.2</text:p>
          </table:table-cell>
          <table:table-cell office:value-type="float" office:value="1.198" table:style-name="ce25">
            <text:p>1.2</text:p>
          </table:table-cell>
          <table:table-cell office:value-type="float" office:value="5.1999999999999998E-2" table:style-name="ce25">
            <text:p>0.1</text:p>
          </table:table-cell>
          <table:table-cell table:number-columns-repeated="16371" table:style-name="ce29"/>
        </table:table-row>
        <table:table-row table:style-name="ro7">
          <table:table-cell office:value-type="date" office:date-value="2014-04-01T00:00:00" table:style-name="ce30">
            <text:p>Apr 2014</text:p>
          </table:table-cell>
          <table:table-cell office:value-type="float" office:value="173.197" table:style-name="ce31">
            <text:p>173.2</text:p>
          </table:table-cell>
          <table:table-cell office:value-type="float" office:value="10.372999999999999" table:style-name="ce31">
            <text:p>10.4</text:p>
          </table:table-cell>
          <table:table-cell office:value-type="float" office:value="21.036000000000001" table:style-name="ce31">
            <text:p>21.0</text:p>
          </table:table-cell>
          <table:table-cell office:value-type="float" office:value="2.5659999999999998" table:style-name="ce31">
            <text:p>2.6</text:p>
          </table:table-cell>
          <table:table-cell office:value-type="float" office:value="0.84799999999999998" table:style-name="ce31">
            <text:p>0.8</text:p>
          </table:table-cell>
          <table:table-cell office:value-type="float" office:value="5.4630000000000001" table:style-name="ce31">
            <text:p>5.5</text:p>
          </table:table-cell>
          <table:table-cell office:value-type="float" office:value="213.483" table:style-name="ce31">
            <text:p>213.5</text:p>
          </table:table-cell>
          <table:table-cell office:value-type="float" office:value="7.1691047278641804" table:formula="of:=[.H270]/[.H258]*100-100" table:style-name="ce26">
            <text:p>7.2</text:p>
          </table:table-cell>
          <table:table-cell office:value-type="float" office:value="0.52500000000000002" table:style-name="ce25">
            <text:p>0.5</text:p>
          </table:table-cell>
          <table:table-cell office:value-type="float" office:value="0.47499999999999998" table:style-name="ce25">
            <text:p>0.5</text:p>
          </table:table-cell>
          <table:table-cell office:value-type="float" office:value="0.45700000000000002" table:style-name="ce25">
            <text:p>0.5</text:p>
          </table:table-cell>
          <table:table-cell office:value-type="float" office:value="3.7999999999999999E-2" table:style-name="ce25">
            <text:p>-</text:p>
          </table:table-cell>
          <table:table-cell table:number-columns-repeated="16371" table:style-name="ce29"/>
        </table:table-row>
        <table:table-row table:style-name="ro7">
          <table:table-cell office:value-type="date" office:date-value="2014-05-01T00:00:00" table:style-name="ce30">
            <text:p>May 2014</text:p>
          </table:table-cell>
          <table:table-cell office:value-type="float" office:value="189.99199999999999" table:style-name="ce31">
            <text:p>190.0</text:p>
          </table:table-cell>
          <table:table-cell office:value-type="float" office:value="11.032" table:style-name="ce31">
            <text:p>11.0</text:p>
          </table:table-cell>
          <table:table-cell office:value-type="float" office:value="24.613" table:style-name="ce31">
            <text:p>24.6</text:p>
          </table:table-cell>
          <table:table-cell office:value-type="float" office:value="2.8450000000000002" table:style-name="ce31">
            <text:p>2.8</text:p>
          </table:table-cell>
          <table:table-cell office:value-type="float" office:value="0.71199999999999997" table:style-name="ce31">
            <text:p>0.7</text:p>
          </table:table-cell>
          <table:table-cell office:value-type="float" office:value="5.0709999999999997" table:style-name="ce31">
            <text:p>5.1</text:p>
          </table:table-cell>
          <table:table-cell office:value-type="float" office:value="234.26499999999999" table:style-name="ce31">
            <text:p>234.3</text:p>
          </table:table-cell>
          <table:table-cell office:value-type="float" office:value="8.1111639261799269" table:formula="of:=[.H271]/[.H259]*100-100" table:style-name="ce26">
            <text:p>8.1</text:p>
          </table:table-cell>
          <table:table-cell office:value-type="float" office:value="0.66300000000000003" table:style-name="ce25">
            <text:p>0.7</text:p>
          </table:table-cell>
          <table:table-cell office:value-type="float" office:value="0.59099999999999997" table:style-name="ce25">
            <text:p>0.6</text:p>
          </table:table-cell>
          <table:table-cell office:value-type="float" office:value="0.58699999999999997" table:style-name="ce25">
            <text:p>0.6</text:p>
          </table:table-cell>
          <table:table-cell office:value-type="float" office:value="5.3999999999999999E-2" table:style-name="ce25">
            <text:p>0.1</text:p>
          </table:table-cell>
          <table:table-cell table:number-columns-repeated="16371" table:style-name="ce29"/>
        </table:table-row>
        <table:table-row table:style-name="ro7">
          <table:table-cell office:value-type="date" office:date-value="2014-06-01T00:00:00" table:style-name="ce30">
            <text:p>Jun 2014</text:p>
          </table:table-cell>
          <table:table-cell office:value-type="float" office:value="223.435" table:style-name="ce31">
            <text:p>223.4</text:p>
          </table:table-cell>
          <table:table-cell office:value-type="float" office:value="11.698" table:style-name="ce31">
            <text:p>11.7</text:p>
          </table:table-cell>
          <table:table-cell office:value-type="float" office:value="31.102" table:style-name="ce31">
            <text:p>31.1</text:p>
          </table:table-cell>
          <table:table-cell office:value-type="float" office:value="3.194" table:style-name="ce31">
            <text:p>3.2</text:p>
          </table:table-cell>
          <table:table-cell office:value-type="float" office:value="0.72799999999999998" table:style-name="ce31">
            <text:p>0.7</text:p>
          </table:table-cell>
          <table:table-cell office:value-type="float" office:value="5.4130000000000003" table:style-name="ce31">
            <text:p>5.4</text:p>
          </table:table-cell>
          <table:table-cell office:value-type="float" office:value="275.57" table:style-name="ce31">
            <text:p>275.6</text:p>
          </table:table-cell>
          <table:table-cell office:value-type="float" office:value="8.4285202774750303" table:formula="of:=[.H272]/[.H260]*100-100" table:style-name="ce26">
            <text:p>8.4</text:p>
          </table:table-cell>
          <table:table-cell office:value-type="float" office:value="1.4610000000000001" table:style-name="ce25">
            <text:p>1.5</text:p>
          </table:table-cell>
          <table:table-cell office:value-type="float" office:value="1.2410000000000001" table:style-name="ce25">
            <text:p>1.2</text:p>
          </table:table-cell>
          <table:table-cell office:value-type="float" office:value="1.3819999999999999" table:style-name="ce25">
            <text:p>1.4</text:p>
          </table:table-cell>
          <table:table-cell office:value-type="float" office:value="3.6999999999999998E-2" table:style-name="ce25">
            <text:p>-</text:p>
          </table:table-cell>
          <table:table-cell table:number-columns-repeated="16371" table:style-name="ce29"/>
        </table:table-row>
        <table:table-row table:style-name="ro7">
          <table:table-cell office:value-type="date" office:date-value="2014-07-01T00:00:00" table:style-name="ce30">
            <text:p>Jul 2014</text:p>
          </table:table-cell>
          <table:table-cell office:value-type="float" office:value="170.202" table:style-name="ce31">
            <text:p>170.2</text:p>
          </table:table-cell>
          <table:table-cell office:value-type="float" office:value="10.448" table:style-name="ce31">
            <text:p>10.4</text:p>
          </table:table-cell>
          <table:table-cell office:value-type="float" office:value="25.15" table:style-name="ce31">
            <text:p>25.2</text:p>
          </table:table-cell>
          <table:table-cell office:value-type="float" office:value="3.0539999999999998" table:style-name="ce31">
            <text:p>3.1</text:p>
          </table:table-cell>
          <table:table-cell office:value-type="float" office:value="0.68799999999999994" table:style-name="ce31">
            <text:p>0.7</text:p>
          </table:table-cell>
          <table:table-cell office:value-type="float" office:value="5.9770000000000003" table:style-name="ce31">
            <text:p>6.0</text:p>
          </table:table-cell>
          <table:table-cell office:value-type="float" office:value="215.51900000000001" table:style-name="ce31">
            <text:p>215.5</text:p>
          </table:table-cell>
          <table:table-cell office:value-type="float" office:value="9.3771886196851568" table:formula="of:=[.H273]/[.H261]*100-100" table:style-name="ce26">
            <text:p>9.4</text:p>
          </table:table-cell>
          <table:table-cell office:value-type="float" office:value="1.1779999999999999" table:style-name="ce25">
            <text:p>1.2</text:p>
          </table:table-cell>
          <table:table-cell office:value-type="float" office:value="1.097" table:style-name="ce25">
            <text:p>1.1</text:p>
          </table:table-cell>
          <table:table-cell office:value-type="float" office:value="1.071" table:style-name="ce25">
            <text:p>1.1</text:p>
          </table:table-cell>
          <table:table-cell office:value-type="float" office:value="7.1999999999999995E-2" table:style-name="ce25">
            <text:p>0.1</text:p>
          </table:table-cell>
          <table:table-cell table:number-columns-repeated="16371" table:style-name="ce29"/>
        </table:table-row>
        <table:table-row table:style-name="ro7">
          <table:table-cell office:value-type="date" office:date-value="2014-08-01T00:00:00" table:style-name="ce30">
            <text:p>Aug 2014</text:p>
          </table:table-cell>
          <table:table-cell office:value-type="float" office:value="69.763000000000005" table:style-name="ce31">
            <text:p>69.8</text:p>
          </table:table-cell>
          <table:table-cell office:value-type="float" office:value="7.6550000000000002" table:style-name="ce31">
            <text:p>7.7</text:p>
          </table:table-cell>
          <table:table-cell office:value-type="float" office:value="12.791" table:style-name="ce31">
            <text:p>12.8</text:p>
          </table:table-cell>
          <table:table-cell office:value-type="float" office:value="2.3679999999999999" table:style-name="ce31">
            <text:p>2.4</text:p>
          </table:table-cell>
          <table:table-cell office:value-type="float" office:value="0.26500000000000001" table:style-name="ce31">
            <text:p>0.3</text:p>
          </table:table-cell>
          <table:table-cell office:value-type="float" office:value="4.3099999999999996" table:style-name="ce31">
            <text:p>4.3</text:p>
          </table:table-cell>
          <table:table-cell office:value-type="float" office:value="97.152000000000001" table:style-name="ce31">
            <text:p>97.2</text:p>
          </table:table-cell>
          <table:table-cell office:value-type="float" office:value="10.405018409927735" table:formula="of:=[.H274]/[.H262]*100-100" table:style-name="ce26">
            <text:p>10.4</text:p>
          </table:table-cell>
          <table:table-cell office:value-type="float" office:value="0.55000000000000004" table:style-name="ce25">
            <text:p>0.6</text:p>
          </table:table-cell>
          <table:table-cell office:value-type="float" office:value="0.51700000000000002" table:style-name="ce25">
            <text:p>0.5</text:p>
          </table:table-cell>
          <table:table-cell office:value-type="float" office:value="0.495" table:style-name="ce25">
            <text:p>0.5</text:p>
          </table:table-cell>
          <table:table-cell office:value-type="float" office:value="0.04" table:style-name="ce25">
            <text:p>-</text:p>
          </table:table-cell>
          <table:table-cell table:number-columns-repeated="16371" table:style-name="ce29"/>
        </table:table-row>
        <table:table-row table:style-name="ro7">
          <table:table-cell office:value-type="date" office:date-value="2014-09-01T00:00:00" table:style-name="ce30">
            <text:p>Sep 2014</text:p>
          </table:table-cell>
          <table:table-cell office:value-type="float" office:value="422.12799999999999" table:style-name="ce31">
            <text:p>422.1</text:p>
          </table:table-cell>
          <table:table-cell office:value-type="float" office:value="13.303000000000001" table:style-name="ce31">
            <text:p>13.3</text:p>
          </table:table-cell>
          <table:table-cell office:value-type="float" office:value="49.884" table:style-name="ce31">
            <text:p>49.9</text:p>
          </table:table-cell>
          <table:table-cell office:value-type="float" office:value="5.29" table:style-name="ce31">
            <text:p>5.3</text:p>
          </table:table-cell>
          <table:table-cell office:value-type="float" office:value="0.95" table:style-name="ce31">
            <text:p>1.0</text:p>
          </table:table-cell>
          <table:table-cell office:value-type="float" office:value="5.3380000000000001" table:style-name="ce31">
            <text:p>5.3</text:p>
          </table:table-cell>
          <table:table-cell office:value-type="float" office:value="496.89299999999997" table:style-name="ce31">
            <text:p>496.9</text:p>
          </table:table-cell>
          <table:table-cell office:value-type="float" office:value="6.6076658191999371" table:formula="of:=[.H275]/[.H263]*100-100" table:style-name="ce26">
            <text:p>6.6</text:p>
          </table:table-cell>
          <table:table-cell office:value-type="float" office:value="3.2440000000000002" table:style-name="ce25">
            <text:p>3.2</text:p>
          </table:table-cell>
          <table:table-cell office:value-type="float" office:value="3.0739999999999998" table:style-name="ce25">
            <text:p>3.1</text:p>
          </table:table-cell>
          <table:table-cell office:value-type="float" office:value="3.0950000000000002" table:style-name="ce25">
            <text:p>3.1</text:p>
          </table:table-cell>
          <table:table-cell office:value-type="float" office:value="0.09" table:style-name="ce25">
            <text:p>0.1</text:p>
          </table:table-cell>
          <table:table-cell table:number-columns-repeated="16371" table:style-name="ce29"/>
        </table:table-row>
        <table:table-row table:style-name="ro7">
          <table:table-cell office:value-type="date" office:date-value="2014-10-01T00:00:00" table:style-name="ce30">
            <text:p>Oct 2014</text:p>
          </table:table-cell>
          <table:table-cell office:value-type="float" office:value="177.64599999999999" table:style-name="ce31">
            <text:p>177.6</text:p>
          </table:table-cell>
          <table:table-cell office:value-type="float" office:value="8.157" table:style-name="ce31">
            <text:p>8.2</text:p>
          </table:table-cell>
          <table:table-cell office:value-type="float" office:value="26.928000000000001" table:style-name="ce31">
            <text:p>26.9</text:p>
          </table:table-cell>
          <table:table-cell office:value-type="float" office:value="8.1630000000000003" table:style-name="ce31">
            <text:p>8.2</text:p>
          </table:table-cell>
          <table:table-cell office:value-type="float" office:value="0.73699999999999999" table:style-name="ce31">
            <text:p>0.7</text:p>
          </table:table-cell>
          <table:table-cell office:value-type="float" office:value="4.7969999999999997" table:style-name="ce31">
            <text:p>4.8</text:p>
          </table:table-cell>
          <table:table-cell office:value-type="float" office:value="226.428" table:style-name="ce31">
            <text:p>226.4</text:p>
          </table:table-cell>
          <table:table-cell office:value-type="float" office:value="16.047889460628539" table:formula="of:=[.H276]/[.H264]*100-100" table:style-name="ce26">
            <text:p>16.0</text:p>
          </table:table-cell>
          <table:table-cell office:value-type="float" office:value="1.84" table:style-name="ce25">
            <text:p>1.8</text:p>
          </table:table-cell>
          <table:table-cell office:value-type="float" office:value="1.7270000000000001" table:style-name="ce25">
            <text:p>1.7</text:p>
          </table:table-cell>
          <table:table-cell office:value-type="float" office:value="1.7" table:style-name="ce25">
            <text:p>1.7</text:p>
          </table:table-cell>
          <table:table-cell office:value-type="float" office:value="9.1999999999999998E-2" table:style-name="ce25">
            <text:p>0.1</text:p>
          </table:table-cell>
          <table:table-cell table:number-columns-repeated="16371" table:style-name="ce29"/>
        </table:table-row>
        <table:table-row table:style-name="ro7">
          <table:table-cell office:value-type="date" office:date-value="2014-11-01T00:00:00" table:style-name="ce30">
            <text:p>Nov 2014</text:p>
          </table:table-cell>
          <table:table-cell office:value-type="float" office:value="171.988" table:style-name="ce31">
            <text:p>172.0</text:p>
          </table:table-cell>
          <table:table-cell office:value-type="float" office:value="6.4080000000000004" table:style-name="ce31">
            <text:p>6.4</text:p>
          </table:table-cell>
          <table:table-cell office:value-type="float" office:value="26.850999999999999" table:style-name="ce31">
            <text:p>26.9</text:p>
          </table:table-cell>
          <table:table-cell office:value-type="float" office:value="2.36" table:style-name="ce31">
            <text:p>2.4</text:p>
          </table:table-cell>
          <table:table-cell office:value-type="float" office:value="0.66900000000000004" table:style-name="ce31">
            <text:p>0.7</text:p>
          </table:table-cell>
          <table:table-cell office:value-type="float" office:value="3.3969999999999998" table:style-name="ce31">
            <text:p>3.4</text:p>
          </table:table-cell>
          <table:table-cell office:value-type="float" office:value="211.673" table:style-name="ce31">
            <text:p>211.7</text:p>
          </table:table-cell>
          <table:table-cell office:value-type="float" office:value="7.7386254320019816" table:formula="of:=[.H277]/[.H265]*100-100" table:style-name="ce26">
            <text:p>7.7</text:p>
          </table:table-cell>
          <table:table-cell office:value-type="float" office:value="1.9430000000000001" table:style-name="ce25">
            <text:p>1.9</text:p>
          </table:table-cell>
          <table:table-cell office:value-type="float" office:value="1.837" table:style-name="ce25">
            <text:p>1.8</text:p>
          </table:table-cell>
          <table:table-cell office:value-type="float" office:value="1.8220000000000001" table:style-name="ce25">
            <text:p>1.8</text:p>
          </table:table-cell>
          <table:table-cell office:value-type="float" office:value="8.5999999999999993E-2" table:style-name="ce25">
            <text:p>0.1</text:p>
          </table:table-cell>
          <table:table-cell table:number-columns-repeated="16371" table:style-name="ce29"/>
        </table:table-row>
        <table:table-row table:style-name="ro7">
          <table:table-cell office:value-type="date" office:date-value="2014-12-01T00:00:00" table:style-name="ce30">
            <text:p>Dec 2014</text:p>
          </table:table-cell>
          <table:table-cell office:value-type="float" office:value="165.61500000000001" table:style-name="ce31">
            <text:p>165.6</text:p>
          </table:table-cell>
          <table:table-cell office:value-type="float" office:value="5.24" table:style-name="ce31">
            <text:p>5.2</text:p>
          </table:table-cell>
          <table:table-cell office:value-type="float" office:value="26.507999999999999" table:style-name="ce31">
            <text:p>26.5</text:p>
          </table:table-cell>
          <table:table-cell office:value-type="float" office:value="2.5289999999999999" table:style-name="ce31">
            <text:p>2.5</text:p>
          </table:table-cell>
          <table:table-cell office:value-type="float" office:value="0.63900000000000001" table:style-name="ce31">
            <text:p>0.6</text:p>
          </table:table-cell>
          <table:table-cell office:value-type="float" office:value="2.831" table:style-name="ce31">
            <text:p>2.8</text:p>
          </table:table-cell>
          <table:table-cell office:value-type="float" office:value="203.36199999999999" table:style-name="ce31">
            <text:p>203.4</text:p>
          </table:table-cell>
          <table:table-cell office:value-type="float" office:value="5.6480856148371146" table:formula="of:=[.H278]/[.H266]*100-100" table:style-name="ce26">
            <text:p>5.6</text:p>
          </table:table-cell>
          <table:table-cell office:value-type="float" office:value="2.2210000000000001" table:style-name="ce25">
            <text:p>2.2</text:p>
          </table:table-cell>
          <table:table-cell office:value-type="float" office:value="2.1059999999999999" table:style-name="ce25">
            <text:p>2.1</text:p>
          </table:table-cell>
          <table:table-cell office:value-type="float" office:value="2.0760000000000001" table:style-name="ce25">
            <text:p>2.1</text:p>
          </table:table-cell>
          <table:table-cell office:value-type="float" office:value="0.125" table:style-name="ce25">
            <text:p>0.1</text:p>
          </table:table-cell>
          <table:table-cell table:number-columns-repeated="16371" table:style-name="ce29"/>
        </table:table-row>
        <table:table-row table:style-name="ro6">
          <table:table-cell office:value-type="date" office:date-value="2015-01-01T00:00:00" table:style-name="ce30">
            <text:p>Jan 2015</text:p>
          </table:table-cell>
          <table:table-cell office:value-type="float" office:value="160.08199999999999" table:style-name="ce31">
            <text:p>160.1</text:p>
          </table:table-cell>
          <table:table-cell office:value-type="float" office:value="5.7640000000000002" table:style-name="ce31">
            <text:p>5.8</text:p>
          </table:table-cell>
          <table:table-cell office:value-type="float" office:value="21.846" table:style-name="ce31">
            <text:p>21.8</text:p>
          </table:table-cell>
          <table:table-cell office:value-type="float" office:value="2.2789999999999999" table:style-name="ce31">
            <text:p>2.3</text:p>
          </table:table-cell>
          <table:table-cell office:value-type="float" office:value="0.63100000000000001" table:style-name="ce31">
            <text:p>0.6</text:p>
          </table:table-cell>
          <table:table-cell office:value-type="float" office:value="3.2250000000000001" table:style-name="ce31">
            <text:p>3.2</text:p>
          </table:table-cell>
          <table:table-cell office:value-type="float" office:value="193.827" table:style-name="ce31">
            <text:p>193.8</text:p>
          </table:table-cell>
          <table:table-cell office:value-type="float" office:value="9.4665800694660192" table:formula="of:=[.H279]/[.H267]*100-100" table:style-name="ce26">
            <text:p>9.5</text:p>
          </table:table-cell>
          <table:table-cell office:value-type="float" office:value="1.7749999999999999" table:style-name="ce25">
            <text:p>1.8</text:p>
          </table:table-cell>
          <table:table-cell office:value-type="float" office:value="1.6950000000000001" table:style-name="ce25">
            <text:p>1.7</text:p>
          </table:table-cell>
          <table:table-cell office:value-type="float" office:value="1.579" table:style-name="ce25">
            <text:p>1.6</text:p>
          </table:table-cell>
          <table:table-cell office:value-type="float" office:value="0.16600000000000001" table:style-name="ce25">
            <text:p>0.2</text:p>
          </table:table-cell>
          <table:table-cell table:number-columns-repeated="16371" table:style-name="ce15"/>
        </table:table-row>
        <table:table-row table:style-name="ro7">
          <table:table-cell office:value-type="date" office:date-value="2015-02-01T00:00:00" table:style-name="ce30">
            <text:p>Feb 2015</text:p>
          </table:table-cell>
          <table:table-cell office:value-type="float" office:value="74.147999999999996" table:style-name="ce31">
            <text:p>74.1</text:p>
          </table:table-cell>
          <table:table-cell office:value-type="float" office:value="4.6760000000000002" table:style-name="ce31">
            <text:p>4.7</text:p>
          </table:table-cell>
          <table:table-cell office:value-type="float" office:value="13.635" table:style-name="ce31">
            <text:p>13.6</text:p>
          </table:table-cell>
          <table:table-cell office:value-type="float" office:value="1.853" table:style-name="ce31">
            <text:p>1.9</text:p>
          </table:table-cell>
          <table:table-cell office:value-type="float" office:value="0.45600000000000002" table:style-name="ce31">
            <text:p>0.5</text:p>
          </table:table-cell>
          <table:table-cell office:value-type="float" office:value="2.8839999999999999" table:style-name="ce31">
            <text:p>2.9</text:p>
          </table:table-cell>
          <table:table-cell office:value-type="float" office:value="97.652000000000001" table:style-name="ce31">
            <text:p>97.7</text:p>
          </table:table-cell>
          <table:table-cell office:value-type="float" office:value="14.186155285313376" table:formula="of:=[.H280]/[.H268]*100-100" table:style-name="ce26">
            <text:p>14.2</text:p>
          </table:table-cell>
          <table:table-cell office:value-type="float" office:value="0.79300000000000004" table:style-name="ce25">
            <text:p>0.8</text:p>
          </table:table-cell>
          <table:table-cell office:value-type="float" office:value="0.72199999999999998" table:style-name="ce25">
            <text:p>0.7</text:p>
          </table:table-cell>
          <table:table-cell office:value-type="float" office:value="0.67600000000000005" table:style-name="ce25">
            <text:p>0.7</text:p>
          </table:table-cell>
          <table:table-cell office:value-type="float" office:value="6.0999999999999999E-2" table:style-name="ce25">
            <text:p>0.1</text:p>
          </table:table-cell>
          <table:table-cell table:number-columns-repeated="16371" table:style-name="ce29"/>
        </table:table-row>
        <table:table-row table:style-name="ro7">
          <table:table-cell office:value-type="date" office:date-value="2015-03-01T00:00:00" table:style-name="ce30">
            <text:p>Mar 2015</text:p>
          </table:table-cell>
          <table:table-cell office:value-type="float" office:value="487.435" table:style-name="ce31">
            <text:p>487.4</text:p>
          </table:table-cell>
          <table:table-cell office:value-type="float" office:value="17.062999999999999" table:style-name="ce31">
            <text:p>17.1</text:p>
          </table:table-cell>
          <table:table-cell office:value-type="float" office:value="62.145000000000003" table:style-name="ce31">
            <text:p>62.1</text:p>
          </table:table-cell>
          <table:table-cell office:value-type="float" office:value="5.6950000000000003" table:style-name="ce31">
            <text:p>5.7</text:p>
          </table:table-cell>
          <table:table-cell office:value-type="float" office:value="1.2529999999999999" table:style-name="ce31">
            <text:p>1.3</text:p>
          </table:table-cell>
          <table:table-cell office:value-type="float" office:value="7.0339999999999998" table:style-name="ce31">
            <text:p>7.0</text:p>
          </table:table-cell>
          <table:table-cell office:value-type="float" office:value="580.625" table:style-name="ce31">
            <text:p>580.6</text:p>
          </table:table-cell>
          <table:table-cell office:value-type="float" office:value="8.1623072638498968" table:formula="of:=[.H281]/[.H269]*100-100" table:style-name="ce26">
            <text:p>8.2</text:p>
          </table:table-cell>
          <table:table-cell office:value-type="float" office:value="6.2889999999999997" table:style-name="ce25">
            <text:p>6.3</text:p>
          </table:table-cell>
          <table:table-cell office:value-type="float" office:value="6.0810000000000004" table:style-name="ce25">
            <text:p>6.1</text:p>
          </table:table-cell>
          <table:table-cell office:value-type="float" office:value="5.98" table:style-name="ce25">
            <text:p>6.0</text:p>
          </table:table-cell>
          <table:table-cell office:value-type="float" office:value="0.26500000000000001" table:style-name="ce25">
            <text:p>0.3</text:p>
          </table:table-cell>
          <table:table-cell table:number-columns-repeated="16371" table:style-name="ce29"/>
        </table:table-row>
        <table:table-row table:style-name="ro7">
          <table:table-cell office:value-type="date" office:date-value="2015-04-01T00:00:00" table:style-name="ce30">
            <text:p>Apr 2015</text:p>
          </table:table-cell>
          <table:table-cell office:value-type="float" office:value="183.11" table:style-name="ce31">
            <text:p>183.1</text:p>
          </table:table-cell>
          <table:table-cell office:value-type="float" office:value="11.599" table:style-name="ce31">
            <text:p>11.6</text:p>
          </table:table-cell>
          <table:table-cell office:value-type="float" office:value="25.396000000000001" table:style-name="ce31">
            <text:p>25.4</text:p>
          </table:table-cell>
          <table:table-cell office:value-type="float" office:value="3.8959999999999999" table:style-name="ce31">
            <text:p>3.9</text:p>
          </table:table-cell>
          <table:table-cell office:value-type="float" office:value="0.84499999999999997" table:style-name="ce31">
            <text:p>0.8</text:p>
          </table:table-cell>
          <table:table-cell office:value-type="float" office:value="5.3280000000000003" table:style-name="ce31">
            <text:p>5.3</text:p>
          </table:table-cell>
          <table:table-cell office:value-type="float" office:value="230.17400000000001" table:style-name="ce31">
            <text:p>230.2</text:p>
          </table:table-cell>
          <table:table-cell office:value-type="float" office:value="7.8184211389197316" table:formula="of:=[.H282]/[.H270]*100-100" table:style-name="ce26">
            <text:p>7.8</text:p>
          </table:table-cell>
          <table:table-cell office:value-type="float" office:value="1.599" table:style-name="ce25">
            <text:p>1.6</text:p>
          </table:table-cell>
          <table:table-cell office:value-type="float" office:value="1.506" table:style-name="ce25">
            <text:p>1.5</text:p>
          </table:table-cell>
          <table:table-cell office:value-type="float" office:value="1.3720000000000001" table:style-name="ce25">
            <text:p>1.4</text:p>
          </table:table-cell>
          <table:table-cell office:value-type="float" office:value="0.16800000000000001" table:style-name="ce25">
            <text:p>0.2</text:p>
          </table:table-cell>
          <table:table-cell table:number-columns-repeated="16371" table:style-name="ce29"/>
        </table:table-row>
        <table:table-row table:style-name="ro7">
          <table:table-cell office:value-type="date" office:date-value="2015-05-01T00:00:00" table:style-name="ce30">
            <text:p>May 2015</text:p>
          </table:table-cell>
          <table:table-cell office:value-type="float" office:value="195.48099999999999" table:style-name="ce31">
            <text:p>195.5</text:p>
          </table:table-cell>
          <table:table-cell office:value-type="float" office:value="12.281000000000001" table:style-name="ce31">
            <text:p>12.3</text:p>
          </table:table-cell>
          <table:table-cell office:value-type="float" office:value="28.556000000000001" table:style-name="ce31">
            <text:p>28.6</text:p>
          </table:table-cell>
          <table:table-cell office:value-type="float" office:value="3.613" table:style-name="ce31">
            <text:p>3.6</text:p>
          </table:table-cell>
          <table:table-cell office:value-type="float" office:value="0.82899999999999996" table:style-name="ce31">
            <text:p>0.8</text:p>
          </table:table-cell>
          <table:table-cell office:value-type="float" office:value="4.5579999999999998" table:style-name="ce31">
            <text:p>4.6</text:p>
          </table:table-cell>
          <table:table-cell office:value-type="float" office:value="245.31800000000001" table:style-name="ce31">
            <text:p>245.3</text:p>
          </table:table-cell>
          <table:table-cell office:value-type="float" office:value="4.7181610569227246" table:formula="of:=[.H283]/[.H271]*100-100" table:style-name="ce26">
            <text:p>4.7</text:p>
          </table:table-cell>
          <table:table-cell office:value-type="float" office:value="2.0430000000000001" table:style-name="ce25">
            <text:p>2.0</text:p>
          </table:table-cell>
          <table:table-cell office:value-type="float" office:value="1.92" table:style-name="ce25">
            <text:p>1.9</text:p>
          </table:table-cell>
          <table:table-cell office:value-type="float" office:value="1.863" table:style-name="ce25">
            <text:p>1.9</text:p>
          </table:table-cell>
          <table:table-cell office:value-type="float" office:value="0.14399999999999999" table:style-name="ce25">
            <text:p>0.1</text:p>
          </table:table-cell>
          <table:table-cell table:number-columns-repeated="16371" table:style-name="ce29"/>
        </table:table-row>
        <table:table-row table:style-name="ro7">
          <table:table-cell office:value-type="date" office:date-value="2015-06-01T00:00:00" table:style-name="ce30">
            <text:p>Jun 2015</text:p>
          </table:table-cell>
          <table:table-cell office:value-type="float" office:value="253.64400000000001" table:style-name="ce31">
            <text:p>253.6</text:p>
          </table:table-cell>
          <table:table-cell office:value-type="float" office:value="13.805999999999999" table:style-name="ce31">
            <text:p>13.8</text:p>
          </table:table-cell>
          <table:table-cell office:value-type="float" office:value="36.097999999999999" table:style-name="ce31">
            <text:p>36.1</text:p>
          </table:table-cell>
          <table:table-cell office:value-type="float" office:value="4.3550000000000004" table:style-name="ce31">
            <text:p>4.4</text:p>
          </table:table-cell>
          <table:table-cell office:value-type="float" office:value="0.88200000000000001" table:style-name="ce31">
            <text:p>0.9</text:p>
          </table:table-cell>
          <table:table-cell office:value-type="float" office:value="5.1779999999999999" table:style-name="ce31">
            <text:p>5.2</text:p>
          </table:table-cell>
          <table:table-cell office:value-type="float" office:value="313.96300000000002" table:style-name="ce31">
            <text:p>314.0</text:p>
          </table:table-cell>
          <table:table-cell office:value-type="float" office:value="13.93221323075808" table:formula="of:=[.H284]/[.H272]*100-100" table:style-name="ce26">
            <text:p>13.9</text:p>
          </table:table-cell>
          <table:table-cell office:value-type="float" office:value="2.7109999999999999" table:style-name="ce25">
            <text:p>2.7</text:p>
          </table:table-cell>
          <table:table-cell office:value-type="float" office:value="2.5619999999999998" table:style-name="ce25">
            <text:p>2.6</text:p>
          </table:table-cell>
          <table:table-cell office:value-type="float" office:value="2.5419999999999998" table:style-name="ce25">
            <text:p>2.5</text:p>
          </table:table-cell>
          <table:table-cell office:value-type="float" office:value="0.13300000000000001" table:style-name="ce25">
            <text:p>0.1</text:p>
          </table:table-cell>
          <table:table-cell table:number-columns-repeated="16371" table:style-name="ce29"/>
        </table:table-row>
        <table:table-row table:style-name="ro7">
          <table:table-cell office:value-type="date" office:date-value="2015-07-01T00:00:00" table:style-name="ce30">
            <text:p>Jul 2015</text:p>
          </table:table-cell>
          <table:table-cell office:value-type="float" office:value="176.66" table:style-name="ce31">
            <text:p>176.7</text:p>
          </table:table-cell>
          <table:table-cell office:value-type="float" office:value="12.08" table:style-name="ce31">
            <text:p>12.1</text:p>
          </table:table-cell>
          <table:table-cell office:value-type="float" office:value="25.535" table:style-name="ce31">
            <text:p>25.5</text:p>
          </table:table-cell>
          <table:table-cell office:value-type="float" office:value="4.2469999999999999" table:style-name="ce31">
            <text:p>4.2</text:p>
          </table:table-cell>
          <table:table-cell office:value-type="float" office:value="0.65" table:style-name="ce31">
            <text:p>0.7</text:p>
          </table:table-cell>
          <table:table-cell office:value-type="float" office:value="5.17" table:style-name="ce31">
            <text:p>5.2</text:p>
          </table:table-cell>
          <table:table-cell office:value-type="float" office:value="224.34200000000001" table:style-name="ce31">
            <text:p>224.3</text:p>
          </table:table-cell>
          <table:table-cell office:value-type="float" office:value="4.0938385942770736" table:formula="of:=[.H285]/[.H273]*100-100" table:style-name="ce26">
            <text:p>4.1</text:p>
          </table:table-cell>
          <table:table-cell office:value-type="float" office:value="1.6930000000000001" table:style-name="ce25">
            <text:p>1.7</text:p>
          </table:table-cell>
          <table:table-cell office:value-type="float" office:value="1.5920000000000001" table:style-name="ce25">
            <text:p>1.6</text:p>
          </table:table-cell>
          <table:table-cell office:value-type="float" office:value="1.56" table:style-name="ce25">
            <text:p>1.6</text:p>
          </table:table-cell>
          <table:table-cell office:value-type="float" office:value="0.1" table:style-name="ce25">
            <text:p>0.1</text:p>
          </table:table-cell>
          <table:table-cell table:number-columns-repeated="16371" table:style-name="ce29"/>
        </table:table-row>
        <table:table-row table:style-name="ro7">
          <table:table-cell office:value-type="date" office:date-value="2015-08-01T00:00:00" table:style-name="ce30">
            <text:p>Aug 2015</text:p>
          </table:table-cell>
          <table:table-cell office:value-type="float" office:value="77.263999999999996" table:style-name="ce31">
            <text:p>77.3</text:p>
          </table:table-cell>
          <table:table-cell office:value-type="float" office:value="8.766" table:style-name="ce31">
            <text:p>8.8</text:p>
          </table:table-cell>
          <table:table-cell office:value-type="float" office:value="14.246" table:style-name="ce31">
            <text:p>14.2</text:p>
          </table:table-cell>
          <table:table-cell office:value-type="float" office:value="2.7810000000000001" table:style-name="ce31">
            <text:p>2.8</text:p>
          </table:table-cell>
          <table:table-cell office:value-type="float" office:value="0.57599999999999996" table:style-name="ce31">
            <text:p>0.6</text:p>
          </table:table-cell>
          <table:table-cell office:value-type="float" office:value="4.1849999999999996" table:style-name="ce31">
            <text:p>4.2</text:p>
          </table:table-cell>
          <table:table-cell office:value-type="float" office:value="107.818" table:style-name="ce31">
            <text:p>107.8</text:p>
          </table:table-cell>
          <table:table-cell office:value-type="float" office:value="10.978672595520408" table:formula="of:=[.H286]/[.H274]*100-100" table:style-name="ce26">
            <text:p>11.0</text:p>
          </table:table-cell>
          <table:table-cell office:value-type="float" office:value="1.0029999999999999" table:style-name="ce25">
            <text:p>1.0</text:p>
          </table:table-cell>
          <table:table-cell office:value-type="float" office:value="0.874" table:style-name="ce25">
            <text:p>0.9</text:p>
          </table:table-cell>
          <table:table-cell office:value-type="float" office:value="0.91200000000000003" table:style-name="ce25">
            <text:p>0.9</text:p>
          </table:table-cell>
          <table:table-cell office:value-type="float" office:value="5.6000000000000001E-2" table:style-name="ce25">
            <text:p>0.1</text:p>
          </table:table-cell>
          <table:table-cell table:number-columns-repeated="16371" table:style-name="ce29"/>
        </table:table-row>
        <table:table-row table:style-name="ro7">
          <table:table-cell office:value-type="date" office:date-value="2015-09-01T00:00:00" table:style-name="ce30">
            <text:p>Sep 2015</text:p>
          </table:table-cell>
          <table:table-cell office:value-type="float" office:value="458.55" table:style-name="ce31">
            <text:p>458.6</text:p>
          </table:table-cell>
          <table:table-cell office:value-type="float" office:value="14.345000000000001" table:style-name="ce31">
            <text:p>14.3</text:p>
          </table:table-cell>
          <table:table-cell office:value-type="float" office:value="58.853999999999999" table:style-name="ce31">
            <text:p>58.9</text:p>
          </table:table-cell>
          <table:table-cell office:value-type="float" office:value="6.1660000000000004" table:style-name="ce31">
            <text:p>6.2</text:p>
          </table:table-cell>
          <table:table-cell office:value-type="float" office:value="1.216" table:style-name="ce31">
            <text:p>1.2</text:p>
          </table:table-cell>
          <table:table-cell office:value-type="float" office:value="4.88" table:style-name="ce31">
            <text:p>4.9</text:p>
          </table:table-cell>
          <table:table-cell office:value-type="float" office:value="544.01099999999997" table:style-name="ce31">
            <text:p>544.0</text:p>
          </table:table-cell>
          <table:table-cell office:value-type="float" office:value="9.4825244066629892" table:formula="of:=[.H287]/[.H275]*100-100" table:style-name="ce26">
            <text:p>9.5</text:p>
          </table:table-cell>
          <table:table-cell office:value-type="float" office:value="4.0890000000000004" table:style-name="ce25">
            <text:p>4.1</text:p>
          </table:table-cell>
          <table:table-cell office:value-type="float" office:value="3.9039999999999999" table:style-name="ce25">
            <text:p>3.9</text:p>
          </table:table-cell>
          <table:table-cell office:value-type="float" office:value="3.8210000000000002" table:style-name="ce25">
            <text:p>3.8</text:p>
          </table:table-cell>
          <table:table-cell office:value-type="float" office:value="0.16500000000000001" table:style-name="ce25">
            <text:p>0.2</text:p>
          </table:table-cell>
          <table:table-cell table:number-columns-repeated="16371" table:style-name="ce29"/>
        </table:table-row>
        <table:table-row table:style-name="ro7">
          <table:table-cell office:value-type="date" office:date-value="2015-10-01T00:00:00" table:style-name="ce30">
            <text:p>Oct 2015</text:p>
          </table:table-cell>
          <table:table-cell office:value-type="float" office:value="176.51599999999999" table:style-name="ce31">
            <text:p>176.5</text:p>
          </table:table-cell>
          <table:table-cell office:value-type="float" office:value="9.3960000000000008" table:style-name="ce31">
            <text:p>9.4</text:p>
          </table:table-cell>
          <table:table-cell office:value-type="float" office:value="28.553999999999998" table:style-name="ce31">
            <text:p>28.6</text:p>
          </table:table-cell>
          <table:table-cell office:value-type="float" office:value="5.6509999999999998" table:style-name="ce31">
            <text:p>5.7</text:p>
          </table:table-cell>
          <table:table-cell office:value-type="float" office:value="0.79900000000000004" table:style-name="ce31">
            <text:p>0.8</text:p>
          </table:table-cell>
          <table:table-cell office:value-type="float" office:value="4.1769999999999996" table:style-name="ce31">
            <text:p>4.2</text:p>
          </table:table-cell>
          <table:table-cell office:value-type="float" office:value="225.09299999999999" table:style-name="ce31">
            <text:p>225.1</text:p>
          </table:table-cell>
          <table:table-cell office:value-type="float" office:value="-0.58959139329058985" table:formula="of:=[.H288]/[.H276]*100-100" table:style-name="ce26">
            <text:p>-0.6</text:p>
          </table:table-cell>
          <table:table-cell office:value-type="float" office:value="1.9059999999999999" table:style-name="ce25">
            <text:p>1.9</text:p>
          </table:table-cell>
          <table:table-cell office:value-type="float" office:value="1.8149999999999999" table:style-name="ce25">
            <text:p>1.8</text:p>
          </table:table-cell>
          <table:table-cell office:value-type="float" office:value="1.786" table:style-name="ce25">
            <text:p>1.8</text:p>
          </table:table-cell>
          <table:table-cell office:value-type="float" office:value="9.8000000000000004E-2" table:style-name="ce25">
            <text:p>0.1</text:p>
          </table:table-cell>
          <table:table-cell table:number-columns-repeated="16371" table:style-name="ce29"/>
        </table:table-row>
        <table:table-row table:style-name="ro7">
          <table:table-cell office:value-type="date" office:date-value="2015-11-01T00:00:00" table:style-name="ce30">
            <text:p>Nov 2015</text:p>
          </table:table-cell>
          <table:table-cell office:value-type="float" office:value="178.43100000000001" table:style-name="ce31">
            <text:p>178.4</text:p>
          </table:table-cell>
          <table:table-cell office:value-type="float" office:value="7.68" table:style-name="ce31">
            <text:p>7.7</text:p>
          </table:table-cell>
          <table:table-cell office:value-type="float" office:value="29.556999999999999" table:style-name="ce31">
            <text:p>29.6</text:p>
          </table:table-cell>
          <table:table-cell office:value-type="float" office:value="4.0119999999999996" table:style-name="ce31">
            <text:p>4.0</text:p>
          </table:table-cell>
          <table:table-cell office:value-type="float" office:value="0.74199999999999999" table:style-name="ce31">
            <text:p>0.7</text:p>
          </table:table-cell>
          <table:table-cell office:value-type="float" office:value="3.3759999999999999" table:style-name="ce31">
            <text:p>3.4</text:p>
          </table:table-cell>
          <table:table-cell office:value-type="float" office:value="223.798" table:style-name="ce31">
            <text:p>223.8</text:p>
          </table:table-cell>
          <table:table-cell office:value-type="float" office:value="5.7281750624784422" table:formula="of:=[.H289]/[.H277]*100-100" table:style-name="ce26">
            <text:p>5.7</text:p>
          </table:table-cell>
          <table:table-cell office:value-type="float" office:value="2.3610000000000002" table:style-name="ce25">
            <text:p>2.4</text:p>
          </table:table-cell>
          <table:table-cell office:value-type="float" office:value="2.2730000000000001" table:style-name="ce25">
            <text:p>2.3</text:p>
          </table:table-cell>
          <table:table-cell office:value-type="float" office:value="2.2559999999999998" table:style-name="ce25">
            <text:p>2.3</text:p>
          </table:table-cell>
          <table:table-cell office:value-type="float" office:value="7.9000000000000001E-2" table:style-name="ce25">
            <text:p>0.1</text:p>
          </table:table-cell>
          <table:table-cell table:number-columns-repeated="16371" table:style-name="ce29"/>
        </table:table-row>
        <table:table-row table:style-name="ro7">
          <table:table-cell office:value-type="date" office:date-value="2015-12-01T00:00:00" table:style-name="ce30">
            <text:p>Dec 2015</text:p>
          </table:table-cell>
          <table:table-cell office:value-type="float" office:value="180.82499999999999" table:style-name="ce31">
            <text:p>180.8</text:p>
          </table:table-cell>
          <table:table-cell office:value-type="float" office:value="5.9189999999999996" table:style-name="ce31">
            <text:p>5.9</text:p>
          </table:table-cell>
          <table:table-cell office:value-type="float" office:value="30.466000000000001" table:style-name="ce31">
            <text:p>30.5</text:p>
          </table:table-cell>
          <table:table-cell office:value-type="float" office:value="4.51" table:style-name="ce31">
            <text:p>4.5</text:p>
          </table:table-cell>
          <table:table-cell office:value-type="float" office:value="0.68600000000000005" table:style-name="ce31">
            <text:p>0.7</text:p>
          </table:table-cell>
          <table:table-cell office:value-type="float" office:value="2.948" table:style-name="ce31">
            <text:p>2.9</text:p>
          </table:table-cell>
          <table:table-cell office:value-type="float" office:value="225.35400000000001" table:style-name="ce31">
            <text:p>225.4</text:p>
          </table:table-cell>
          <table:table-cell office:value-type="float" office:value="10.8142130781562" table:formula="of:=[.H290]/[.H278]*100-100" table:style-name="ce26">
            <text:p>10.8</text:p>
          </table:table-cell>
          <table:table-cell office:value-type="float" office:value="3.1789999999999998" table:style-name="ce25">
            <text:p>3.2</text:p>
          </table:table-cell>
          <table:table-cell office:value-type="float" office:value="3.0790000000000002" table:style-name="ce25">
            <text:p>3.1</text:p>
          </table:table-cell>
          <table:table-cell office:value-type="float" office:value="3.0760000000000001" table:style-name="ce25">
            <text:p>3.1</text:p>
          </table:table-cell>
          <table:table-cell office:value-type="float" office:value="6.3E-2" table:style-name="ce25">
            <text:p>0.1</text:p>
          </table:table-cell>
          <table:table-cell table:number-columns-repeated="16371" table:style-name="ce29"/>
        </table:table-row>
        <table:table-row table:style-name="ro6">
          <table:table-cell office:value-type="date" office:date-value="2016-01-01T00:00:00" table:style-name="ce30">
            <text:p>Jan 2016</text:p>
          </table:table-cell>
          <table:table-cell office:value-type="float" office:value="165.756" table:style-name="ce31">
            <text:p>165.8</text:p>
          </table:table-cell>
          <table:table-cell office:value-type="float" office:value="6.5659999999999998" table:style-name="ce31">
            <text:p>6.6</text:p>
          </table:table-cell>
          <table:table-cell office:value-type="float" office:value="20.803999999999998" table:style-name="ce31">
            <text:p>20.8</text:p>
          </table:table-cell>
          <table:table-cell office:value-type="float" office:value="3.133" table:style-name="ce31">
            <text:p>3.1</text:p>
          </table:table-cell>
          <table:table-cell office:value-type="float" office:value="0.57399999999999995" table:style-name="ce31">
            <text:p>0.6</text:p>
          </table:table-cell>
          <table:table-cell office:value-type="float" office:value="2.919" table:style-name="ce31">
            <text:p>2.9</text:p>
          </table:table-cell>
          <table:table-cell office:value-type="float" office:value="199.75200000000001" table:style-name="ce31">
            <text:p>199.8</text:p>
          </table:table-cell>
          <table:table-cell office:value-type="float" office:value="3.0568496649073751" table:formula="of:=[.H291]/[.H279]*100-100" table:style-name="ce26">
            <text:p>3.1</text:p>
          </table:table-cell>
          <table:table-cell office:value-type="float" office:value="2.3239999999999998" table:style-name="ce25">
            <text:p>2.3</text:p>
          </table:table-cell>
          <table:table-cell office:value-type="float" office:value="2.2160000000000002" table:style-name="ce25">
            <text:p>2.2</text:p>
          </table:table-cell>
          <table:table-cell office:value-type="float" office:value="2.2280000000000002" table:style-name="ce25">
            <text:p>2.2</text:p>
          </table:table-cell>
          <table:table-cell office:value-type="float" office:value="6.2E-2" table:style-name="ce25">
            <text:p>0.1</text:p>
          </table:table-cell>
          <table:table-cell table:number-columns-repeated="16371" table:style-name="ce15"/>
        </table:table-row>
        <table:table-row table:style-name="ro7">
          <table:table-cell office:value-type="date" office:date-value="2016-02-01T00:00:00" table:style-name="ce30">
            <text:p>Feb 2016</text:p>
          </table:table-cell>
          <table:table-cell office:value-type="float" office:value="81.555999999999997" table:style-name="ce31">
            <text:p>81.6</text:p>
          </table:table-cell>
          <table:table-cell office:value-type="float" office:value="5.7469999999999999" table:style-name="ce31">
            <text:p>5.7</text:p>
          </table:table-cell>
          <table:table-cell office:value-type="float" office:value="13.805" table:style-name="ce31">
            <text:p>13.8</text:p>
          </table:table-cell>
          <table:table-cell office:value-type="float" office:value="2.4500000000000002" table:style-name="ce31">
            <text:p>2.5</text:p>
          </table:table-cell>
          <table:table-cell office:value-type="float" office:value="0.39800000000000002" table:style-name="ce31">
            <text:p>0.4</text:p>
          </table:table-cell>
          <table:table-cell office:value-type="float" office:value="3.0339999999999998" table:style-name="ce31">
            <text:p>3.0</text:p>
          </table:table-cell>
          <table:table-cell office:value-type="float" office:value="106.99" table:style-name="ce31">
            <text:p>107.0</text:p>
          </table:table-cell>
          <table:table-cell office:value-type="float" office:value="9.5625281612255861" table:formula="of:=[.H292]/[.H280]*100-100" table:style-name="ce26">
            <text:p>9.6</text:p>
          </table:table-cell>
          <table:table-cell office:value-type="float" office:value="1.256" table:style-name="ce25">
            <text:p>1.3</text:p>
          </table:table-cell>
          <table:table-cell office:value-type="float" office:value="1.2010000000000001" table:style-name="ce25">
            <text:p>1.2</text:p>
          </table:table-cell>
          <table:table-cell office:value-type="float" office:value="1.194" table:style-name="ce25">
            <text:p>1.2</text:p>
          </table:table-cell>
          <table:table-cell office:value-type="float" office:value="0.04" table:style-name="ce25">
            <text:p>-</text:p>
          </table:table-cell>
          <table:table-cell table:number-columns-repeated="16371" table:style-name="ce29"/>
        </table:table-row>
        <table:table-row table:style-name="ro7">
          <table:table-cell office:value-type="date" office:date-value="2016-03-01T00:00:00" table:style-name="ce30">
            <text:p>Mar 2016</text:p>
          </table:table-cell>
          <table:table-cell office:value-type="float" office:value="514.08100000000002" table:style-name="ce31">
            <text:p>514.1</text:p>
          </table:table-cell>
          <table:table-cell office:value-type="float" office:value="17.132999999999999" table:style-name="ce31">
            <text:p>17.1</text:p>
          </table:table-cell>
          <table:table-cell office:value-type="float" office:value="64.959000000000003" table:style-name="ce31">
            <text:p>65.0</text:p>
          </table:table-cell>
          <table:table-cell office:value-type="float" office:value="5.9980000000000002" table:style-name="ce31">
            <text:p>6.0</text:p>
          </table:table-cell>
          <table:table-cell office:value-type="float" office:value="1.278" table:style-name="ce31">
            <text:p>1.3</text:p>
          </table:table-cell>
          <table:table-cell office:value-type="float" office:value="5.9390000000000001" table:style-name="ce31">
            <text:p>5.9</text:p>
          </table:table-cell>
          <table:table-cell office:value-type="float" office:value="609.38800000000003" table:style-name="ce31">
            <text:p>609.4</text:p>
          </table:table-cell>
          <table:table-cell office:value-type="float" office:value="4.9537997847147466" table:formula="of:=[.H293]/[.H281]*100-100" table:style-name="ce26">
            <text:p>5.0</text:p>
          </table:table-cell>
          <table:table-cell office:value-type="float" office:value="8.0579999999999998" table:style-name="ce25">
            <text:p>8.1</text:p>
          </table:table-cell>
          <table:table-cell office:value-type="float" office:value="7.782" table:style-name="ce25">
            <text:p>7.8</text:p>
          </table:table-cell>
          <table:table-cell office:value-type="float" office:value="7.3570000000000002" table:style-name="ce25">
            <text:p>7.4</text:p>
          </table:table-cell>
          <table:table-cell office:value-type="float" office:value="0.21199999999999999" table:style-name="ce25">
            <text:p>0.2</text:p>
          </table:table-cell>
          <table:table-cell table:number-columns-repeated="16371" table:style-name="ce29"/>
        </table:table-row>
        <table:table-row table:style-name="ro7">
          <table:table-cell office:value-type="date" office:date-value="2016-04-01T00:00:00" table:style-name="ce30">
            <text:p>Apr 2016</text:p>
          </table:table-cell>
          <table:table-cell office:value-type="float" office:value="186.423" table:style-name="ce31">
            <text:p>186.4</text:p>
          </table:table-cell>
          <table:table-cell office:value-type="float" office:value="13.289" table:style-name="ce31">
            <text:p>13.3</text:p>
          </table:table-cell>
          <table:table-cell office:value-type="float" office:value="28.311" table:style-name="ce31">
            <text:p>28.3</text:p>
          </table:table-cell>
          <table:table-cell office:value-type="float" office:value="4.125" table:style-name="ce31">
            <text:p>4.1</text:p>
          </table:table-cell>
          <table:table-cell office:value-type="float" office:value="0.84399999999999997" table:style-name="ce31">
            <text:p>0.8</text:p>
          </table:table-cell>
          <table:table-cell office:value-type="float" office:value="4.5060000000000002" table:style-name="ce31">
            <text:p>4.5</text:p>
          </table:table-cell>
          <table:table-cell office:value-type="float" office:value="237.49799999999999" table:style-name="ce31">
            <text:p>237.5</text:p>
          </table:table-cell>
          <table:table-cell office:value-type="float" office:value="3.1819406188361938" table:formula="of:=[.H294]/[.H282]*100-100" table:style-name="ce26">
            <text:p>3.2</text:p>
          </table:table-cell>
          <table:table-cell office:value-type="float" office:value="3.17" table:style-name="ce25">
            <text:p>3.2</text:p>
          </table:table-cell>
          <table:table-cell office:value-type="float" office:value="3.0830000000000002" table:style-name="ce25">
            <text:p>3.1</text:p>
          </table:table-cell>
          <table:table-cell office:value-type="float" office:value="2.7509999999999999" table:style-name="ce25">
            <text:p>2.8</text:p>
          </table:table-cell>
          <table:table-cell office:value-type="float" office:value="9.5000000000000001E-2" table:style-name="ce25">
            <text:p>0.1</text:p>
          </table:table-cell>
          <table:table-cell table:number-columns-repeated="16371" table:style-name="ce29"/>
        </table:table-row>
        <table:table-row table:style-name="ro7">
          <table:table-cell office:value-type="date" office:date-value="2016-05-01T00:00:00" table:style-name="ce30">
            <text:p>May 2016</text:p>
          </table:table-cell>
          <table:table-cell office:value-type="float" office:value="201.55199999999999" table:style-name="ce31">
            <text:p>201.6</text:p>
          </table:table-cell>
          <table:table-cell office:value-type="float" office:value="12.999000000000001" table:style-name="ce31">
            <text:p>13.0</text:p>
          </table:table-cell>
          <table:table-cell office:value-type="float" office:value="29.102" table:style-name="ce31">
            <text:p>29.1</text:p>
          </table:table-cell>
          <table:table-cell office:value-type="float" office:value="4.0549999999999997" table:style-name="ce31">
            <text:p>4.1</text:p>
          </table:table-cell>
          <table:table-cell office:value-type="float" office:value="0.85699999999999998" table:style-name="ce31">
            <text:p>0.9</text:p>
          </table:table-cell>
          <table:table-cell office:value-type="float" office:value="4.4580000000000002" table:style-name="ce31">
            <text:p>4.5</text:p>
          </table:table-cell>
          <table:table-cell office:value-type="float" office:value="253.023" table:style-name="ce31">
            <text:p>253.0</text:p>
          </table:table-cell>
          <table:table-cell office:value-type="float" office:value="3.1408213013313286" table:formula="of:=[.H295]/[.H283]*100-100" table:style-name="ce26">
            <text:p>3.1</text:p>
          </table:table-cell>
          <table:table-cell office:value-type="float" office:value="2.7480000000000002" table:style-name="ce25">
            <text:p>2.7</text:p>
          </table:table-cell>
          <table:table-cell office:value-type="float" office:value="2.6539999999999999" table:style-name="ce25">
            <text:p>2.7</text:p>
          </table:table-cell>
          <table:table-cell office:value-type="float" office:value="2.3159999999999998" table:style-name="ce25">
            <text:p>2.3</text:p>
          </table:table-cell>
          <table:table-cell office:value-type="float" office:value="0.105" table:style-name="ce25">
            <text:p>0.1</text:p>
          </table:table-cell>
          <table:table-cell table:number-columns-repeated="16371" table:style-name="ce29"/>
        </table:table-row>
        <table:table-row table:style-name="ro7">
          <table:table-cell office:value-type="date" office:date-value="2016-06-01T00:00:00" table:style-name="ce30">
            <text:p>Jun 2016</text:p>
          </table:table-cell>
          <table:table-cell office:value-type="float" office:value="252.40600000000001" table:style-name="ce31">
            <text:p>252.4</text:p>
          </table:table-cell>
          <table:table-cell office:value-type="float" office:value="14.929" table:style-name="ce31">
            <text:p>14.9</text:p>
          </table:table-cell>
          <table:table-cell office:value-type="float" office:value="36.950000000000003" table:style-name="ce31">
            <text:p>37.0</text:p>
          </table:table-cell>
          <table:table-cell office:value-type="float" office:value="4.5030000000000001" table:style-name="ce31">
            <text:p>4.5</text:p>
          </table:table-cell>
          <table:table-cell office:value-type="float" office:value="1.0189999999999999" table:style-name="ce31">
            <text:p>1.0</text:p>
          </table:table-cell>
          <table:table-cell office:value-type="float" office:value="5.0149999999999997" table:style-name="ce31">
            <text:p>5.0</text:p>
          </table:table-cell>
          <table:table-cell office:value-type="float" office:value="314.822" table:style-name="ce31">
            <text:p>314.8</text:p>
          </table:table-cell>
          <table:table-cell office:value-type="float" office:value="0.27359911836744288" table:formula="of:=[.H296]/[.H284]*100-100" table:style-name="ce26">
            <text:p>0.3</text:p>
          </table:table-cell>
          <table:table-cell office:value-type="float" office:value="3.6789999999999998" table:style-name="ce25">
            <text:p>3.7</text:p>
          </table:table-cell>
          <table:table-cell office:value-type="float" office:value="3.4809999999999999" table:style-name="ce25">
            <text:p>3.5</text:p>
          </table:table-cell>
          <table:table-cell office:value-type="float" office:value="3.2639999999999998" table:style-name="ce25">
            <text:p>3.3</text:p>
          </table:table-cell>
          <table:table-cell office:value-type="float" office:value="0.08" table:style-name="ce25">
            <text:p>0.1</text:p>
          </table:table-cell>
          <table:table-cell table:number-columns-repeated="16371" table:style-name="ce29"/>
        </table:table-row>
        <table:table-row table:style-name="ro7">
          <table:table-cell office:value-type="date" office:date-value="2016-07-01T00:00:00" table:style-name="ce30">
            <text:p>Jul 2016</text:p>
          </table:table-cell>
          <table:table-cell office:value-type="float" office:value="177.40199999999999" table:style-name="ce31">
            <text:p>177.4</text:p>
          </table:table-cell>
          <table:table-cell office:value-type="float" office:value="12.018000000000001" table:style-name="ce31">
            <text:p>12.0</text:p>
          </table:table-cell>
          <table:table-cell office:value-type="float" office:value="25.263999999999999" table:style-name="ce31">
            <text:p>25.3</text:p>
          </table:table-cell>
          <table:table-cell office:value-type="float" office:value="3.8820000000000001" table:style-name="ce31">
            <text:p>3.9</text:p>
          </table:table-cell>
          <table:table-cell office:value-type="float" office:value="0.626" table:style-name="ce31">
            <text:p>0.6</text:p>
          </table:table-cell>
          <table:table-cell office:value-type="float" office:value="4.8979999999999997" table:style-name="ce31">
            <text:p>4.9</text:p>
          </table:table-cell>
          <table:table-cell office:value-type="float" office:value="224.09" table:style-name="ce31">
            <text:p>224.1</text:p>
          </table:table-cell>
          <table:table-cell office:value-type="float" office:value="-0.11232849845326598" table:formula="of:=[.H297]/[.H285]*100-100" table:style-name="ce26">
            <text:p>-0.1</text:p>
          </table:table-cell>
          <table:table-cell office:value-type="float" office:value="2.5939999999999999" table:style-name="ce25">
            <text:p>2.6</text:p>
          </table:table-cell>
          <table:table-cell office:value-type="float" office:value="2.4740000000000002" table:style-name="ce25">
            <text:p>2.5</text:p>
          </table:table-cell>
          <table:table-cell office:value-type="float" office:value="2.2639999999999998" table:style-name="ce25">
            <text:p>2.3</text:p>
          </table:table-cell>
          <table:table-cell office:value-type="float" office:value="0.112" table:style-name="ce25">
            <text:p>0.1</text:p>
          </table:table-cell>
          <table:table-cell table:number-columns-repeated="16371" table:style-name="ce29"/>
        </table:table-row>
        <table:table-row table:style-name="ro7">
          <table:table-cell office:value-type="date" office:date-value="2016-08-01T00:00:00" table:style-name="ce30">
            <text:p>Aug 2016</text:p>
          </table:table-cell>
          <table:table-cell office:value-type="float" office:value="80.533000000000001" table:style-name="ce31">
            <text:p>80.5</text:p>
          </table:table-cell>
          <table:table-cell office:value-type="float" office:value="9.1739999999999995" table:style-name="ce31">
            <text:p>9.2</text:p>
          </table:table-cell>
          <table:table-cell office:value-type="float" office:value="15.792999999999999" table:style-name="ce31">
            <text:p>15.8</text:p>
          </table:table-cell>
          <table:table-cell office:value-type="float" office:value="3.2909999999999999" table:style-name="ce31">
            <text:p>3.3</text:p>
          </table:table-cell>
          <table:table-cell office:value-type="float" office:value="0.56200000000000006" table:style-name="ce31">
            <text:p>0.6</text:p>
          </table:table-cell>
          <table:table-cell office:value-type="float" office:value="4.2709999999999999" table:style-name="ce31">
            <text:p>4.3</text:p>
          </table:table-cell>
          <table:table-cell office:value-type="float" office:value="113.624" table:style-name="ce31">
            <text:p>113.6</text:p>
          </table:table-cell>
          <table:table-cell office:value-type="float" office:value="5.3850006492422295" table:formula="of:=[.H298]/[.H286]*100-100" table:style-name="ce26">
            <text:p>5.4</text:p>
          </table:table-cell>
          <table:table-cell office:value-type="float" office:value="1.286" table:style-name="ce25">
            <text:p>1.3</text:p>
          </table:table-cell>
          <table:table-cell office:value-type="float" office:value="1.208" table:style-name="ce25">
            <text:p>1.2</text:p>
          </table:table-cell>
          <table:table-cell office:value-type="float" office:value="1.08" table:style-name="ce25">
            <text:p>1.1</text:p>
          </table:table-cell>
          <table:table-cell office:value-type="float" office:value="8.5999999999999993E-2" table:style-name="ce25">
            <text:p>0.1</text:p>
          </table:table-cell>
          <table:table-cell table:number-columns-repeated="16371" table:style-name="ce29"/>
        </table:table-row>
        <table:table-row table:style-name="ro7">
          <table:table-cell office:value-type="date" office:date-value="2016-09-01T00:00:00" table:style-name="ce30">
            <text:p>Sep 2016</text:p>
          </table:table-cell>
          <table:table-cell office:value-type="float" office:value="465.74099999999999" table:style-name="ce31">
            <text:p>465.7</text:p>
          </table:table-cell>
          <table:table-cell office:value-type="float" office:value="16.856000000000002" table:style-name="ce31">
            <text:p>16.9</text:p>
          </table:table-cell>
          <table:table-cell office:value-type="float" office:value="59.566000000000003" table:style-name="ce31">
            <text:p>59.6</text:p>
          </table:table-cell>
          <table:table-cell office:value-type="float" office:value="5.5250000000000004" table:style-name="ce31">
            <text:p>5.5</text:p>
          </table:table-cell>
          <table:table-cell office:value-type="float" office:value="1.458" table:style-name="ce31">
            <text:p>1.5</text:p>
          </table:table-cell>
          <table:table-cell office:value-type="float" office:value="6.1539999999999999" table:style-name="ce31">
            <text:p>6.2</text:p>
          </table:table-cell>
          <table:table-cell office:value-type="float" office:value="555.29999999999995" table:style-name="ce31">
            <text:p>555.3</text:p>
          </table:table-cell>
          <table:table-cell office:value-type="float" office:value="2.0751418629402707" table:formula="of:=[.H299]/[.H287]*100-100" table:style-name="ce26">
            <text:p>2.1</text:p>
          </table:table-cell>
          <table:table-cell office:value-type="float" office:value="6.9770000000000003" table:style-name="ce25">
            <text:p>7.0</text:p>
          </table:table-cell>
          <table:table-cell office:value-type="float" office:value="6.7640000000000002" table:style-name="ce25">
            <text:p>6.8</text:p>
          </table:table-cell>
          <table:table-cell office:value-type="float" office:value="6.2190000000000003" table:style-name="ce25">
            <text:p>6.2</text:p>
          </table:table-cell>
          <table:table-cell office:value-type="float" office:value="0.19600000000000001" table:style-name="ce25">
            <text:p>0.2</text:p>
          </table:table-cell>
          <table:table-cell table:number-columns-repeated="16371" table:style-name="ce29"/>
        </table:table-row>
        <table:table-row table:style-name="ro7">
          <table:table-cell office:value-type="date" office:date-value="2016-10-01T00:00:00" table:style-name="ce30">
            <text:p>Oct 2016</text:p>
          </table:table-cell>
          <table:table-cell office:value-type="float" office:value="178.36500000000001" table:style-name="ce31">
            <text:p>178.4</text:p>
          </table:table-cell>
          <table:table-cell office:value-type="float" office:value="9.3149999999999995" table:style-name="ce31">
            <text:p>9.3</text:p>
          </table:table-cell>
          <table:table-cell office:value-type="float" office:value="26.725000000000001" table:style-name="ce31">
            <text:p>26.7</text:p>
          </table:table-cell>
          <table:table-cell office:value-type="float" office:value="4.907" table:style-name="ce31">
            <text:p>4.9</text:p>
          </table:table-cell>
          <table:table-cell office:value-type="float" office:value="0.78800000000000003" table:style-name="ce31">
            <text:p>0.8</text:p>
          </table:table-cell>
          <table:table-cell office:value-type="float" office:value="3.91" table:style-name="ce31">
            <text:p>3.9</text:p>
          </table:table-cell>
          <table:table-cell office:value-type="float" office:value="224.01" table:style-name="ce31">
            <text:p>224.0</text:p>
          </table:table-cell>
          <table:table-cell office:value-type="float" office:value="-0.48113446442137331" table:formula="of:=[.H300]/[.H288]*100-100" table:style-name="ce26">
            <text:p>-0.5</text:p>
          </table:table-cell>
          <table:table-cell office:value-type="float" office:value="2.7309999999999999" table:style-name="ce25">
            <text:p>2.7</text:p>
          </table:table-cell>
          <table:table-cell office:value-type="float" office:value="2.6190000000000002" table:style-name="ce25">
            <text:p>2.6</text:p>
          </table:table-cell>
          <table:table-cell office:value-type="float" office:value="2.2829999999999999" table:style-name="ce25">
            <text:p>2.3</text:p>
          </table:table-cell>
          <table:table-cell office:value-type="float" office:value="0.13" table:style-name="ce25">
            <text:p>0.1</text:p>
          </table:table-cell>
          <table:table-cell table:number-columns-repeated="16371" table:style-name="ce29"/>
        </table:table-row>
        <table:table-row table:style-name="ro7">
          <table:table-cell office:value-type="date" office:date-value="2016-11-01T00:00:00" table:style-name="ce30">
            <text:p>Nov 2016</text:p>
          </table:table-cell>
          <table:table-cell office:value-type="float" office:value="183.33099999999999" table:style-name="ce31">
            <text:p>183.3</text:p>
          </table:table-cell>
          <table:table-cell office:value-type="float" office:value="8.4039999999999999" table:style-name="ce31">
            <text:p>8.4</text:p>
          </table:table-cell>
          <table:table-cell office:value-type="float" office:value="29.917000000000002" table:style-name="ce31">
            <text:p>29.9</text:p>
          </table:table-cell>
          <table:table-cell office:value-type="float" office:value="5.1740000000000004" table:style-name="ce31">
            <text:p>5.2</text:p>
          </table:table-cell>
          <table:table-cell office:value-type="float" office:value="0.81299999999999994" table:style-name="ce31">
            <text:p>0.8</text:p>
          </table:table-cell>
          <table:table-cell office:value-type="float" office:value="3.9249999999999998" table:style-name="ce31">
            <text:p>3.9</text:p>
          </table:table-cell>
          <table:table-cell office:value-type="float" office:value="231.56399999999999" table:style-name="ce31">
            <text:p>231.6</text:p>
          </table:table-cell>
          <table:table-cell office:value-type="float" office:value="3.4700935665197932" table:formula="of:=[.H301]/[.H289]*100-100" table:style-name="ce26">
            <text:p>3.5</text:p>
          </table:table-cell>
          <table:table-cell office:value-type="float" office:value="3.0550000000000002" table:style-name="ce25">
            <text:p>3.1</text:p>
          </table:table-cell>
          <table:table-cell office:value-type="float" office:value="2.9420000000000002" table:style-name="ce25">
            <text:p>2.9</text:p>
          </table:table-cell>
          <table:table-cell office:value-type="float" office:value="2.52" table:style-name="ce25">
            <text:p>2.5</text:p>
          </table:table-cell>
          <table:table-cell office:value-type="float" office:value="0.112" table:style-name="ce25">
            <text:p>0.1</text:p>
          </table:table-cell>
          <table:table-cell table:number-columns-repeated="16371" table:style-name="ce29"/>
        </table:table-row>
        <table:table-row table:style-name="ro7">
          <table:table-cell office:value-type="date" office:date-value="2016-12-01T00:00:00" table:style-name="ce30">
            <text:p>Dec 2016</text:p>
          </table:table-cell>
          <table:table-cell office:value-type="float" office:value="178.10499999999999" table:style-name="ce31">
            <text:p>178.1</text:p>
          </table:table-cell>
          <table:table-cell office:value-type="float" office:value="11.755000000000001" table:style-name="ce31">
            <text:p>11.8</text:p>
          </table:table-cell>
          <table:table-cell office:value-type="float" office:value="27.562000000000001" table:style-name="ce31">
            <text:p>27.6</text:p>
          </table:table-cell>
          <table:table-cell office:value-type="float" office:value="4.2939999999999996" table:style-name="ce31">
            <text:p>4.3</text:p>
          </table:table-cell>
          <table:table-cell office:value-type="float" office:value="0.82299999999999995" table:style-name="ce31">
            <text:p>0.8</text:p>
          </table:table-cell>
          <table:table-cell office:value-type="float" office:value="3.3570000000000002" table:style-name="ce31">
            <text:p>3.4</text:p>
          </table:table-cell>
          <table:table-cell office:value-type="float" office:value="225.89599999999999" table:style-name="ce31">
            <text:p>225.9</text:p>
          </table:table-cell>
          <table:table-cell office:value-type="float" office:value="0.24051048572466982" table:formula="of:=[.H302]/[.H290]*100-100" table:style-name="ce26">
            <text:p>0.2</text:p>
          </table:table-cell>
          <table:table-cell office:value-type="float" office:value="3.371" table:style-name="ce25">
            <text:p>3.4</text:p>
          </table:table-cell>
          <table:table-cell office:value-type="float" office:value="3.1840000000000002" table:style-name="ce25">
            <text:p>3.2</text:p>
          </table:table-cell>
          <table:table-cell office:value-type="float" office:value="2.944" table:style-name="ce25">
            <text:p>2.9</text:p>
          </table:table-cell>
          <table:table-cell office:value-type="float" office:value="7.5999999999999998E-2" table:style-name="ce25">
            <text:p>0.1</text:p>
          </table:table-cell>
          <table:table-cell table:number-columns-repeated="16371" table:style-name="ce29"/>
        </table:table-row>
        <table:table-row table:style-name="ro6">
          <table:table-cell office:value-type="date" office:date-value="2017-01-01T00:00:00" table:style-name="ce30">
            <text:p>Jan 2017</text:p>
          </table:table-cell>
          <table:table-cell office:value-type="float" office:value="170.24799999999999" table:style-name="ce31">
            <text:p>170.2</text:p>
          </table:table-cell>
          <table:table-cell office:value-type="float" office:value="5.3730000000000002" table:style-name="ce31">
            <text:p>5.4</text:p>
          </table:table-cell>
          <table:table-cell office:value-type="float" office:value="20.995999999999999" table:style-name="ce31">
            <text:p>21.0</text:p>
          </table:table-cell>
          <table:table-cell office:value-type="float" office:value="3.4609999999999999" table:style-name="ce31">
            <text:p>3.5</text:p>
          </table:table-cell>
          <table:table-cell office:value-type="float" office:value="0.55800000000000005" table:style-name="ce31">
            <text:p>0.6</text:p>
          </table:table-cell>
          <table:table-cell office:value-type="float" office:value="3.8330000000000002" table:style-name="ce31">
            <text:p>3.8</text:p>
          </table:table-cell>
          <table:table-cell office:value-type="float" office:value="204.46899999999999" table:style-name="ce31">
            <text:p>204.5</text:p>
          </table:table-cell>
          <table:table-cell office:value-type="float" office:value="2.3614281709319442" table:formula="of:=[.H303]/[.H291]*100-100" table:style-name="ce26">
            <text:p>2.4</text:p>
          </table:table-cell>
          <table:table-cell office:value-type="float" office:value="2.9590000000000001" table:style-name="ce25">
            <text:p>3.0</text:p>
          </table:table-cell>
          <table:table-cell office:value-type="float" office:value="2.8410000000000002" table:style-name="ce25">
            <text:p>2.8</text:p>
          </table:table-cell>
          <table:table-cell office:value-type="float" office:value="2.6440000000000001" table:style-name="ce25">
            <text:p>2.6</text:p>
          </table:table-cell>
          <table:table-cell office:value-type="float" office:value="7.4999999999999997E-2" table:style-name="ce25">
            <text:p>0.1</text:p>
          </table:table-cell>
          <table:table-cell table:number-columns-repeated="16371" table:style-name="ce15"/>
        </table:table-row>
        <table:table-row table:style-name="ro7">
          <table:table-cell office:value-type="date" office:date-value="2017-02-01T00:00:00" table:style-name="ce30">
            <text:p>Feb 2017</text:p>
          </table:table-cell>
          <table:table-cell office:value-type="float" office:value="80.159000000000006" table:style-name="ce31">
            <text:p>80.2</text:p>
          </table:table-cell>
          <table:table-cell office:value-type="float" office:value="4.5519999999999996" table:style-name="ce31">
            <text:p>4.6</text:p>
          </table:table-cell>
          <table:table-cell office:value-type="float" office:value="13.254" table:style-name="ce31">
            <text:p>13.3</text:p>
          </table:table-cell>
          <table:table-cell office:value-type="float" office:value="2.5019999999999998" table:style-name="ce31">
            <text:p>2.5</text:p>
          </table:table-cell>
          <table:table-cell office:value-type="float" office:value="0.45200000000000001" table:style-name="ce31">
            <text:p>0.5</text:p>
          </table:table-cell>
          <table:table-cell office:value-type="float" office:value="2.9260000000000002" table:style-name="ce31">
            <text:p>2.9</text:p>
          </table:table-cell>
          <table:table-cell office:value-type="float" office:value="103.845" table:style-name="ce31">
            <text:p>103.8</text:p>
          </table:table-cell>
          <table:table-cell office:value-type="float" office:value="-2.939527058603602" table:formula="of:=[.H304]/[.H292]*100-100" table:style-name="ce26">
            <text:p>-2.9</text:p>
          </table:table-cell>
          <table:table-cell office:value-type="float" office:value="1.538" table:style-name="ce25">
            <text:p>1.5</text:p>
          </table:table-cell>
          <table:table-cell office:value-type="float" office:value="1.4730000000000001" table:style-name="ce25">
            <text:p>1.5</text:p>
          </table:table-cell>
          <table:table-cell office:value-type="float" office:value="1.3420000000000001" table:style-name="ce25">
            <text:p>1.3</text:p>
          </table:table-cell>
          <table:table-cell office:value-type="float" office:value="5.0999999999999997E-2" table:style-name="ce25">
            <text:p>0.1</text:p>
          </table:table-cell>
          <table:table-cell table:number-columns-repeated="16371" table:style-name="ce29"/>
        </table:table-row>
        <table:table-row table:style-name="ro7">
          <table:table-cell office:value-type="date" office:date-value="2017-03-01T00:00:00" table:style-name="ce30">
            <text:p>Mar 2017</text:p>
          </table:table-cell>
          <table:table-cell office:value-type="float" office:value="556.78399999999999" table:style-name="ce31">
            <text:p>556.8</text:p>
          </table:table-cell>
          <table:table-cell office:value-type="float" office:value="15.244999999999999" table:style-name="ce31">
            <text:p>15.2</text:p>
          </table:table-cell>
          <table:table-cell office:value-type="float" office:value="64.177999999999997" table:style-name="ce31">
            <text:p>64.2</text:p>
          </table:table-cell>
          <table:table-cell office:value-type="float" office:value="5.7619999999999996" table:style-name="ce31">
            <text:p>5.8</text:p>
          </table:table-cell>
          <table:table-cell office:value-type="float" office:value="1.1659999999999999" table:style-name="ce31">
            <text:p>1.2</text:p>
          </table:table-cell>
          <table:table-cell office:value-type="float" office:value="7.649" table:style-name="ce31">
            <text:p>7.6</text:p>
          </table:table-cell>
          <table:table-cell office:value-type="float" office:value="650.78399999999999" table:style-name="ce31">
            <text:p>650.8</text:p>
          </table:table-cell>
          <table:table-cell office:value-type="float" office:value="6.7930448253001146" table:formula="of:=[.H305]/[.H293]*100-100" table:style-name="ce26">
            <text:p>6.8</text:p>
          </table:table-cell>
          <table:table-cell office:value-type="float" office:value="9.1129999999999995" table:style-name="ce34">
            <text:p>9.1</text:p>
          </table:table-cell>
          <table:table-cell office:value-type="float" office:value="8.8559999999999999" table:style-name="ce34">
            <text:p>8.9</text:p>
          </table:table-cell>
          <table:table-cell office:value-type="float" office:value="8.0839999999999996" table:style-name="ce34">
            <text:p>8.1</text:p>
          </table:table-cell>
          <table:table-cell office:value-type="float" office:value="0.24199999999999999" table:style-name="ce34">
            <text:p>0.2</text:p>
          </table:table-cell>
          <table:table-cell table:number-columns-repeated="16371" table:style-name="ce29"/>
        </table:table-row>
        <table:table-row table:style-name="ro7">
          <table:table-cell office:value-type="date" office:date-value="2017-04-01T00:00:00" table:style-name="ce30">
            <text:p>Apr 2017</text:p>
          </table:table-cell>
          <table:table-cell office:value-type="float" office:value="149.215" table:style-name="ce31">
            <text:p>149.2</text:p>
          </table:table-cell>
          <table:table-cell office:value-type="float" office:value="10.826000000000001" table:style-name="ce31">
            <text:p>10.8</text:p>
          </table:table-cell>
          <table:table-cell office:value-type="float" office:value="22.827000000000002" table:style-name="ce31">
            <text:p>22.8</text:p>
          </table:table-cell>
          <table:table-cell office:value-type="float" office:value="4.1150000000000002" table:style-name="ce31">
            <text:p>4.1</text:p>
          </table:table-cell>
          <table:table-cell office:value-type="float" office:value="0.7" table:style-name="ce31">
            <text:p>0.7</text:p>
          </table:table-cell>
          <table:table-cell office:value-type="float" office:value="4.5960000000000001" table:style-name="ce31">
            <text:p>4.6</text:p>
          </table:table-cell>
          <table:table-cell office:value-type="float" office:value="192.279" table:style-name="ce31">
            <text:p>192.3</text:p>
          </table:table-cell>
          <table:table-cell office:value-type="float" office:value="-19.039739282015006" table:formula="of:=[.H306]/[.H294]*100-100" table:style-name="ce26">
            <text:p>-19.0</text:p>
          </table:table-cell>
          <table:table-cell office:value-type="float" office:value="2.9420000000000002" table:style-name="ce34">
            <text:p>2.9</text:p>
          </table:table-cell>
          <table:table-cell office:value-type="float" office:value="2.8380000000000001" table:style-name="ce34">
            <text:p>2.8</text:p>
          </table:table-cell>
          <table:table-cell office:value-type="float" office:value="2.601" table:style-name="ce34">
            <text:p>2.6</text:p>
          </table:table-cell>
          <table:table-cell office:value-type="float" office:value="0.13800000000000001" table:style-name="ce34">
            <text:p>0.1</text:p>
          </table:table-cell>
          <table:table-cell table:number-columns-repeated="16371" table:style-name="ce29"/>
        </table:table-row>
        <table:table-row table:style-name="ro7">
          <table:table-cell office:value-type="date" office:date-value="2017-05-01T00:00:00" table:style-name="ce30">
            <text:p>May 2017</text:p>
          </table:table-cell>
          <table:table-cell office:value-type="float" office:value="183.83099999999999" table:style-name="ce31">
            <text:p>183.8</text:p>
          </table:table-cell>
          <table:table-cell office:value-type="float" office:value="11.596" table:style-name="ce31">
            <text:p>11.6</text:p>
          </table:table-cell>
          <table:table-cell office:value-type="float" office:value="27.494" table:style-name="ce31">
            <text:p>27.5</text:p>
          </table:table-cell>
          <table:table-cell office:value-type="float" office:value="4.5730000000000004" table:style-name="ce31">
            <text:p>4.6</text:p>
          </table:table-cell>
          <table:table-cell office:value-type="float" office:value="0.82199999999999995" table:style-name="ce31">
            <text:p>0.8</text:p>
          </table:table-cell>
          <table:table-cell office:value-type="float" office:value="4.5609999999999999" table:style-name="ce31">
            <text:p>4.6</text:p>
          </table:table-cell>
          <table:table-cell office:value-type="float" office:value="232.87700000000001" table:style-name="ce31">
            <text:p>232.9</text:p>
          </table:table-cell>
          <table:table-cell office:value-type="float" office:value="-7.9621220205277723" table:formula="of:=[.H307]/[.H295]*100-100" table:style-name="ce26">
            <text:p>-8.0</text:p>
          </table:table-cell>
          <table:table-cell office:value-type="float" office:value="3.5470000000000002" table:style-name="ce34">
            <text:p>3.5</text:p>
          </table:table-cell>
          <table:table-cell office:value-type="float" office:value="3.4009999999999998" table:style-name="ce34">
            <text:p>3.4</text:p>
          </table:table-cell>
          <table:table-cell office:value-type="float" office:value="3.0830000000000002" table:style-name="ce34">
            <text:p>3.1</text:p>
          </table:table-cell>
          <table:table-cell office:value-type="float" office:value="0.123" table:style-name="ce34">
            <text:p>0.1</text:p>
          </table:table-cell>
          <table:table-cell table:number-columns-repeated="16371" table:style-name="ce29"/>
        </table:table-row>
        <table:table-row table:style-name="ro7">
          <table:table-cell office:value-type="date" office:date-value="2017-06-01T00:00:00" table:style-name="ce30">
            <text:p>Jun 2017</text:p>
          </table:table-cell>
          <table:table-cell office:value-type="float" office:value="239.95599999999999" table:style-name="ce31">
            <text:p>240.0</text:p>
          </table:table-cell>
          <table:table-cell office:value-type="float" office:value="12.941000000000001" table:style-name="ce31">
            <text:p>12.9</text:p>
          </table:table-cell>
          <table:table-cell office:value-type="float" office:value="37.365000000000002" table:style-name="ce31">
            <text:p>37.4</text:p>
          </table:table-cell>
          <table:table-cell office:value-type="float" office:value="4.9779999999999998" table:style-name="ce31">
            <text:p>5.0</text:p>
          </table:table-cell>
          <table:table-cell office:value-type="float" office:value="0.82499999999999996" table:style-name="ce31">
            <text:p>0.8</text:p>
          </table:table-cell>
          <table:table-cell office:value-type="float" office:value="5.1520000000000001" table:style-name="ce31">
            <text:p>5.2</text:p>
          </table:table-cell>
          <table:table-cell office:value-type="float" office:value="301.21699999999998" table:style-name="ce31">
            <text:p>301.2</text:p>
          </table:table-cell>
          <table:table-cell office:value-type="float" office:value="-4.3214896036490558" table:formula="of:=[.H308]/[.H296]*100-100" table:style-name="ce26">
            <text:p>-4.3</text:p>
          </table:table-cell>
          <table:table-cell office:value-type="float" office:value="4.758" table:style-name="ce34">
            <text:p>4.8</text:p>
          </table:table-cell>
          <table:table-cell office:value-type="float" office:value="4.6260000000000003" table:style-name="ce34">
            <text:p>4.6</text:p>
          </table:table-cell>
          <table:table-cell office:value-type="float" office:value="4.194" table:style-name="ce34">
            <text:p>4.2</text:p>
          </table:table-cell>
          <table:table-cell office:value-type="float" office:value="0.221" table:style-name="ce34">
            <text:p>0.2</text:p>
          </table:table-cell>
          <table:table-cell table:number-columns-repeated="16371" table:style-name="ce29"/>
        </table:table-row>
        <table:table-row table:style-name="ro7">
          <table:table-cell office:value-type="date" office:date-value="2017-07-01T00:00:00" table:style-name="ce30">
            <text:p>Jul 2017</text:p>
          </table:table-cell>
          <table:table-cell office:value-type="float" office:value="159.82499999999999" table:style-name="ce31">
            <text:p>159.8</text:p>
          </table:table-cell>
          <table:table-cell office:value-type="float" office:value="10.577999999999999" table:style-name="ce31">
            <text:p>10.6</text:p>
          </table:table-cell>
          <table:table-cell office:value-type="float" office:value="25.134" table:style-name="ce31">
            <text:p>25.1</text:p>
          </table:table-cell>
          <table:table-cell office:value-type="float" office:value="4.0129999999999999" table:style-name="ce31">
            <text:p>4.0</text:p>
          </table:table-cell>
          <table:table-cell office:value-type="float" office:value="0.51200000000000001" table:style-name="ce31">
            <text:p>0.5</text:p>
          </table:table-cell>
          <table:table-cell office:value-type="float" office:value="5.1660000000000004" table:style-name="ce31">
            <text:p>5.2</text:p>
          </table:table-cell>
          <table:table-cell office:value-type="float" office:value="205.22800000000001" table:style-name="ce31">
            <text:p>205.2</text:p>
          </table:table-cell>
          <table:table-cell office:value-type="float" office:value="-8.4171538221250302" table:formula="of:=[.H309]/[.H297]*100-100" table:style-name="ce26">
            <text:p>-8.4</text:p>
          </table:table-cell>
          <table:table-cell office:value-type="float" office:value="3.899" table:style-name="ce34">
            <text:p>3.9</text:p>
          </table:table-cell>
          <table:table-cell office:value-type="float" office:value="3.7280000000000002" table:style-name="ce34">
            <text:p>3.7</text:p>
          </table:table-cell>
          <table:table-cell office:value-type="float" office:value="3.355" table:style-name="ce34">
            <text:p>3.4</text:p>
          </table:table-cell>
          <table:table-cell office:value-type="float" office:value="0.222" table:style-name="ce34">
            <text:p>0.2</text:p>
          </table:table-cell>
          <table:table-cell table:number-columns-repeated="16371" table:style-name="ce29"/>
        </table:table-row>
        <table:table-row table:style-name="ro7">
          <table:table-cell office:value-type="date" office:date-value="2017-08-01T00:00:00" table:style-name="ce30">
            <text:p>Aug 2017</text:p>
          </table:table-cell>
          <table:table-cell office:value-type="float" office:value="75.188999999999993" table:style-name="ce31">
            <text:p>75.2</text:p>
          </table:table-cell>
          <table:table-cell office:value-type="float" office:value="7.6420000000000003" table:style-name="ce31">
            <text:p>7.6</text:p>
          </table:table-cell>
          <table:table-cell office:value-type="float" office:value="15.682" table:style-name="ce31">
            <text:p>15.7</text:p>
          </table:table-cell>
          <table:table-cell office:value-type="float" office:value="2.9529999999999998" table:style-name="ce31">
            <text:p>3.0</text:p>
          </table:table-cell>
          <table:table-cell office:value-type="float" office:value="0.59399999999999997" table:style-name="ce31">
            <text:p>0.6</text:p>
          </table:table-cell>
          <table:table-cell office:value-type="float" office:value="4.1959999999999997" table:style-name="ce31">
            <text:p>4.2</text:p>
          </table:table-cell>
          <table:table-cell office:value-type="float" office:value="106.256" table:style-name="ce31">
            <text:p>106.3</text:p>
          </table:table-cell>
          <table:table-cell office:value-type="float" office:value="-6.4845455185524088" table:formula="of:=[.H310]/[.H298]*100-100" table:style-name="ce26">
            <text:p>-6.5</text:p>
          </table:table-cell>
          <table:table-cell office:value-type="float" office:value="1.875" table:style-name="ce34">
            <text:p>1.9</text:p>
          </table:table-cell>
          <table:table-cell office:value-type="float" office:value="1.7749999999999999" table:style-name="ce34">
            <text:p>1.8</text:p>
          </table:table-cell>
          <table:table-cell office:value-type="float" office:value="1.6479999999999999" table:style-name="ce34">
            <text:p>1.6</text:p>
          </table:table-cell>
          <table:table-cell office:value-type="float" office:value="5.8999999999999997E-2" table:style-name="ce34">
            <text:p>0.1</text:p>
          </table:table-cell>
          <table:table-cell table:number-columns-repeated="16371" table:style-name="ce2"/>
        </table:table-row>
        <table:table-row table:style-name="ro7">
          <table:table-cell office:value-type="date" office:date-value="2017-09-01T00:00:00" table:style-name="ce30">
            <text:p>Sep 2017</text:p>
          </table:table-cell>
          <table:table-cell office:value-type="float" office:value="422.375" table:style-name="ce31">
            <text:p>422.4</text:p>
          </table:table-cell>
          <table:table-cell office:value-type="float" office:value="12.907999999999999" table:style-name="ce31">
            <text:p>12.9</text:p>
          </table:table-cell>
          <table:table-cell office:value-type="float" office:value="57.981000000000002" table:style-name="ce31">
            <text:p>58.0</text:p>
          </table:table-cell>
          <table:table-cell office:value-type="float" office:value="5.1840000000000002" table:style-name="ce31">
            <text:p>5.2</text:p>
          </table:table-cell>
          <table:table-cell office:value-type="float" office:value="1.2170000000000001" table:style-name="ce31">
            <text:p>1.2</text:p>
          </table:table-cell>
          <table:table-cell office:value-type="float" office:value="5.16" table:style-name="ce31">
            <text:p>5.2</text:p>
          </table:table-cell>
          <table:table-cell office:value-type="float" office:value="504.82499999999999" table:style-name="ce31">
            <text:p>504.8</text:p>
          </table:table-cell>
          <table:table-cell office:value-type="float" office:value="-9.0896812533765399" table:formula="of:=[.H311]/[.H299]*100-100" table:style-name="ce26">
            <text:p>-9.1</text:p>
          </table:table-cell>
          <table:table-cell office:value-type="float" office:value="8.6509999999999998" table:style-name="ce34">
            <text:p>8.7</text:p>
          </table:table-cell>
          <table:table-cell office:value-type="float" office:value="8.3960000000000008" table:style-name="ce34">
            <text:p>8.4</text:p>
          </table:table-cell>
          <table:table-cell office:value-type="float" office:value="7.7519999999999998" table:style-name="ce34">
            <text:p>7.8</text:p>
          </table:table-cell>
          <table:table-cell office:value-type="float" office:value="0.34699999999999998" table:style-name="ce34">
            <text:p>0.3</text:p>
          </table:table-cell>
          <table:table-cell table:number-columns-repeated="16371" table:style-name="ce2"/>
        </table:table-row>
        <table:table-row table:style-name="ro7">
          <table:table-cell office:value-type="date" office:date-value="2017-10-01T00:00:00" table:style-name="ce30">
            <text:p>Oct 2017</text:p>
          </table:table-cell>
          <table:table-cell office:value-type="float" office:value="157.22300000000001" table:style-name="ce31">
            <text:p>157.2</text:p>
          </table:table-cell>
          <table:table-cell office:value-type="float" office:value="8.0969999999999995" table:style-name="ce31">
            <text:p>8.1</text:p>
          </table:table-cell>
          <table:table-cell office:value-type="float" office:value="24.811" table:style-name="ce31">
            <text:p>24.8</text:p>
          </table:table-cell>
          <table:table-cell office:value-type="float" office:value="4.4029999999999996" table:style-name="ce31">
            <text:p>4.4</text:p>
          </table:table-cell>
          <table:table-cell office:value-type="float" office:value="0.61199999999999999" table:style-name="ce31">
            <text:p>0.6</text:p>
          </table:table-cell>
          <table:table-cell office:value-type="float" office:value="4.2859999999999996" table:style-name="ce31">
            <text:p>4.3</text:p>
          </table:table-cell>
          <table:table-cell office:value-type="float" office:value="199.43199999999999" table:style-name="ce31">
            <text:p>199.4</text:p>
          </table:table-cell>
          <table:table-cell office:value-type="float" office:value="-10.971831614660061" table:formula="of:=[.H312]/[.H300]*100-100" table:style-name="ce26">
            <text:p>-11.0</text:p>
          </table:table-cell>
          <table:table-cell office:value-type="float" office:value="3.738" table:style-name="ce34">
            <text:p>3.7</text:p>
          </table:table-cell>
          <table:table-cell office:value-type="float" office:value="3.6259999999999999" table:style-name="ce34">
            <text:p>3.6</text:p>
          </table:table-cell>
          <table:table-cell office:value-type="float" office:value="3.3239999999999998" table:style-name="ce34">
            <text:p>3.3</text:p>
          </table:table-cell>
          <table:table-cell office:value-type="float" office:value="0.158" table:style-name="ce34">
            <text:p>0.2</text:p>
          </table:table-cell>
          <table:table-cell table:number-columns-repeated="16371" table:style-name="ce2"/>
        </table:table-row>
        <table:table-row table:style-name="ro7">
          <table:table-cell office:value-type="date" office:date-value="2017-11-01T00:00:00" table:style-name="ce30">
            <text:p>Nov 2017</text:p>
          </table:table-cell>
          <table:table-cell office:value-type="float" office:value="163.149" table:style-name="ce31">
            <text:p>163.1</text:p>
          </table:table-cell>
          <table:table-cell office:value-type="float" office:value="7.0069999999999997" table:style-name="ce31">
            <text:p>7.0</text:p>
          </table:table-cell>
          <table:table-cell office:value-type="float" office:value="26.818999999999999" table:style-name="ce31">
            <text:p>26.8</text:p>
          </table:table-cell>
          <table:table-cell office:value-type="float" office:value="5.0670000000000002" table:style-name="ce31">
            <text:p>5.1</text:p>
          </table:table-cell>
          <table:table-cell office:value-type="float" office:value="0.67700000000000005" table:style-name="ce31">
            <text:p>0.7</text:p>
          </table:table-cell>
          <table:table-cell office:value-type="float" office:value="4.1950000000000003" table:style-name="ce31">
            <text:p>4.2</text:p>
          </table:table-cell>
          <table:table-cell office:value-type="float" office:value="206.91399999999999" table:style-name="ce31">
            <text:p>206.9</text:p>
          </table:table-cell>
          <table:table-cell office:value-type="float" office:value="-10.645005268521885" table:formula="of:=[.H313]/[.H301]*100-100" table:style-name="ce26">
            <text:p>-10.6</text:p>
          </table:table-cell>
          <table:table-cell office:value-type="float" office:value="4.4630000000000001" table:style-name="ce34">
            <text:p>4.5</text:p>
          </table:table-cell>
          <table:table-cell office:value-type="float" office:value="4.3440000000000003" table:style-name="ce34">
            <text:p>4.3</text:p>
          </table:table-cell>
          <table:table-cell office:value-type="float" office:value="3.9079999999999999" table:style-name="ce34">
            <text:p>3.9</text:p>
          </table:table-cell>
          <table:table-cell office:value-type="float" office:value="0.20899999999999999" table:style-name="ce34">
            <text:p>0.2</text:p>
          </table:table-cell>
          <table:table-cell table:number-columns-repeated="16371" table:style-name="ce2"/>
        </table:table-row>
        <table:table-row table:style-name="ro7">
          <table:table-cell office:value-type="date" office:date-value="2017-12-01T00:00:00" table:style-name="ce30">
            <text:p>Dec 2017</text:p>
          </table:table-cell>
          <table:table-cell office:value-type="float" office:value="151.376" table:style-name="ce31">
            <text:p>151.4</text:p>
          </table:table-cell>
          <table:table-cell office:value-type="float" office:value="6.7969999999999997" table:style-name="ce31">
            <text:p>6.8</text:p>
          </table:table-cell>
          <table:table-cell office:value-type="float" office:value="27.943999999999999" table:style-name="ce31">
            <text:p>27.9</text:p>
          </table:table-cell>
          <table:table-cell office:value-type="float" office:value="3.69" table:style-name="ce31">
            <text:p>3.7</text:p>
          </table:table-cell>
          <table:table-cell office:value-type="float" office:value="0.60399999999999998" table:style-name="ce31">
            <text:p>0.6</text:p>
          </table:table-cell>
          <table:table-cell office:value-type="float" office:value="4.3499999999999996" table:style-name="ce31">
            <text:p>4.4</text:p>
          </table:table-cell>
          <table:table-cell office:value-type="float" office:value="194.761" table:style-name="ce31">
            <text:p>194.8</text:p>
          </table:table-cell>
          <table:table-cell office:value-type="float" office:value="-13.782891241987457" table:formula="of:=[.H314]/[.H302]*100-100" table:style-name="ce26">
            <text:p>-13.8</text:p>
          </table:table-cell>
          <table:table-cell office:value-type="float" office:value="5.0250000000000004" table:style-name="ce34">
            <text:p>5.0</text:p>
          </table:table-cell>
          <table:table-cell office:value-type="float" office:value="4.8029999999999999" table:style-name="ce34">
            <text:p>4.8</text:p>
          </table:table-cell>
          <table:table-cell office:value-type="float" office:value="4.3710000000000004" table:style-name="ce34">
            <text:p>4.4</text:p>
          </table:table-cell>
          <table:table-cell office:value-type="float" office:value="0.222" table:style-name="ce34">
            <text:p>0.2</text:p>
          </table:table-cell>
          <table:table-cell table:number-columns-repeated="16371" table:style-name="ce2"/>
        </table:table-row>
        <table:table-row table:style-name="ro6">
          <table:table-cell office:value-type="date" office:date-value="2018-01-01T00:00:00" table:style-name="ce30">
            <text:p>Jan 2018</text:p>
          </table:table-cell>
          <table:table-cell office:value-type="float" office:value="159.64099999999999" table:style-name="ce31">
            <text:p>159.6</text:p>
          </table:table-cell>
          <table:table-cell office:value-type="float" office:value="5.9269999999999996" table:style-name="ce31">
            <text:p>5.9</text:p>
          </table:table-cell>
          <table:table-cell office:value-type="float" office:value="20.119" table:style-name="ce31">
            <text:p>20.1</text:p>
          </table:table-cell>
          <table:table-cell office:value-type="float" office:value="3.1669999999999998" table:style-name="ce31">
            <text:p>3.2</text:p>
          </table:table-cell>
          <table:table-cell office:value-type="float" office:value="0.54" table:style-name="ce31">
            <text:p>0.5</text:p>
          </table:table-cell>
          <table:table-cell office:value-type="float" office:value="3.2469999999999999" table:style-name="ce31">
            <text:p>3.2</text:p>
          </table:table-cell>
          <table:table-cell office:value-type="float" office:value="192.64099999999999" table:style-name="ce31">
            <text:p>192.6</text:p>
          </table:table-cell>
          <table:table-cell office:value-type="float" office:value="-5.7847399850344061" table:formula="of:=[.H315]/[.H303]*100-100" table:style-name="ce26">
            <text:p>-5.8</text:p>
          </table:table-cell>
          <table:table-cell office:value-type="float" office:value="3.67" table:style-name="ce25">
            <text:p>3.7</text:p>
          </table:table-cell>
          <table:table-cell office:value-type="float" office:value="3.4390000000000001" table:style-name="ce25">
            <text:p>3.4</text:p>
          </table:table-cell>
          <table:table-cell office:value-type="float" office:value="3.2410000000000001" table:style-name="ce25">
            <text:p>3.2</text:p>
          </table:table-cell>
          <table:table-cell office:value-type="float" office:value="0.188" table:style-name="ce25">
            <text:p>0.2</text:p>
          </table:table-cell>
          <table:table-cell table:number-columns-repeated="16371" table:style-name="ce15"/>
        </table:table-row>
        <table:table-row table:style-name="ro7">
          <table:table-cell office:value-type="date" office:date-value="2018-02-01T00:00:00" table:style-name="ce30">
            <text:p>Feb 2018</text:p>
          </table:table-cell>
          <table:table-cell office:value-type="float" office:value="78.697000000000003" table:style-name="ce31">
            <text:p>78.7</text:p>
          </table:table-cell>
          <table:table-cell office:value-type="float" office:value="4.68" table:style-name="ce31">
            <text:p>4.7</text:p>
          </table:table-cell>
          <table:table-cell office:value-type="float" office:value="14.058" table:style-name="ce31">
            <text:p>14.1</text:p>
          </table:table-cell>
          <table:table-cell office:value-type="float" office:value="2.3210000000000002" table:style-name="ce31">
            <text:p>2.3</text:p>
          </table:table-cell>
          <table:table-cell office:value-type="float" office:value="0.49299999999999999" table:style-name="ce31">
            <text:p>0.5</text:p>
          </table:table-cell>
          <table:table-cell office:value-type="float" office:value="3.1520000000000001" table:style-name="ce31">
            <text:p>3.2</text:p>
          </table:table-cell>
          <table:table-cell office:value-type="float" office:value="103.401" table:style-name="ce31">
            <text:p>103.4</text:p>
          </table:table-cell>
          <table:table-cell office:value-type="float" office:value="-0.42756030622562946" table:formula="of:=[.H316]/[.H304]*100-100" table:style-name="ce26">
            <text:p>-0.4</text:p>
          </table:table-cell>
          <table:table-cell office:value-type="float" office:value="1.6870000000000001" table:style-name="ce34">
            <text:p>1.7</text:p>
          </table:table-cell>
          <table:table-cell office:value-type="float" office:value="1.5840000000000001" table:style-name="ce34">
            <text:p>1.6</text:p>
          </table:table-cell>
          <table:table-cell office:value-type="float" office:value="1.466" table:style-name="ce34">
            <text:p>1.5</text:p>
          </table:table-cell>
          <table:table-cell office:value-type="float" office:value="9.9000000000000005E-2" table:style-name="ce34">
            <text:p>0.1</text:p>
          </table:table-cell>
          <table:table-cell table:number-columns-repeated="16371" table:style-name="ce2"/>
        </table:table-row>
        <table:table-row table:style-name="ro7">
          <table:table-cell office:value-type="date" office:date-value="2018-03-01T00:00:00" table:style-name="ce30">
            <text:p>Mar 2018</text:p>
          </table:table-cell>
          <table:table-cell office:value-type="float" office:value="469.02199999999999" table:style-name="ce31">
            <text:p>469.0</text:p>
          </table:table-cell>
          <table:table-cell office:value-type="float" office:value="15.792999999999999" table:style-name="ce31">
            <text:p>15.8</text:p>
          </table:table-cell>
          <table:table-cell office:value-type="float" office:value="60.710999999999999" table:style-name="ce31">
            <text:p>60.7</text:p>
          </table:table-cell>
          <table:table-cell office:value-type="float" office:value="5.593" table:style-name="ce31">
            <text:p>5.6</text:p>
          </table:table-cell>
          <table:table-cell office:value-type="float" office:value="0.96399999999999997" table:style-name="ce31">
            <text:p>1.0</text:p>
          </table:table-cell>
          <table:table-cell office:value-type="float" office:value="6.2670000000000003" table:style-name="ce31">
            <text:p>6.3</text:p>
          </table:table-cell>
          <table:table-cell office:value-type="float" office:value="558.35" table:style-name="ce31">
            <text:p>558.4</text:p>
          </table:table-cell>
          <table:table-cell office:value-type="float" office:value="-14.203483798003631" table:formula="of:=[.H317]/[.H305]*100-100" table:style-name="ce26">
            <text:p>-14.2</text:p>
          </table:table-cell>
          <table:table-cell office:value-type="float" office:value="9.8759999999999994" table:style-name="ce34">
            <text:p>9.9</text:p>
          </table:table-cell>
          <table:table-cell office:value-type="float" office:value="9.4939999999999998" table:style-name="ce34">
            <text:p>9.5</text:p>
          </table:table-cell>
          <table:table-cell office:value-type="float" office:value="8.6929999999999996" table:style-name="ce34">
            <text:p>8.7</text:p>
          </table:table-cell>
          <table:table-cell office:value-type="float" office:value="0.73" table:style-name="ce34">
            <text:p>0.7</text:p>
          </table:table-cell>
          <table:table-cell table:number-columns-repeated="16371" table:style-name="ce2"/>
        </table:table-row>
        <table:table-row table:style-name="ro7">
          <table:table-cell office:value-type="date" office:date-value="2018-04-01T00:00:00" table:style-name="ce30">
            <text:p>Apr 2018</text:p>
          </table:table-cell>
          <table:table-cell office:value-type="float" office:value="165.09399999999999" table:style-name="ce31">
            <text:p>165.1</text:p>
          </table:table-cell>
          <table:table-cell office:value-type="float" office:value="9.9670000000000005" table:style-name="ce31">
            <text:p>10.0</text:p>
          </table:table-cell>
          <table:table-cell office:value-type="float" office:value="23.495999999999999" table:style-name="ce31">
            <text:p>23.5</text:p>
          </table:table-cell>
          <table:table-cell office:value-type="float" office:value="3.83" table:style-name="ce31">
            <text:p>3.8</text:p>
          </table:table-cell>
          <table:table-cell office:value-type="float" office:value="0.627" table:style-name="ce31">
            <text:p>0.6</text:p>
          </table:table-cell>
          <table:table-cell office:value-type="float" office:value="5.2910000000000004" table:style-name="ce31">
            <text:p>5.3</text:p>
          </table:table-cell>
          <table:table-cell office:value-type="float" office:value="208.30500000000001" table:style-name="ce31">
            <text:p>208.3</text:p>
          </table:table-cell>
          <table:table-cell office:value-type="float" office:value="8.3347635467211774" table:formula="of:=[.H318]/[.H306]*100-100" table:style-name="ce26">
            <text:p>8.3</text:p>
          </table:table-cell>
          <table:table-cell office:value-type="float" office:value="4.0430000000000001" table:style-name="ce34">
            <text:p>4.0</text:p>
          </table:table-cell>
          <table:table-cell office:value-type="float" office:value="3.9079999999999999" table:style-name="ce34">
            <text:p>3.9</text:p>
          </table:table-cell>
          <table:table-cell office:value-type="float" office:value="3.742" table:style-name="ce34">
            <text:p>3.7</text:p>
          </table:table-cell>
          <table:table-cell office:value-type="float" office:value="0.104" table:style-name="ce34">
            <text:p>0.1</text:p>
          </table:table-cell>
          <table:table-cell table:number-columns-repeated="16371" table:style-name="ce2"/>
        </table:table-row>
        <table:table-row table:style-name="ro7">
          <table:table-cell office:value-type="date" office:date-value="2018-05-01T00:00:00" table:style-name="ce30">
            <text:p>May 2018</text:p>
          </table:table-cell>
          <table:table-cell office:value-type="float" office:value="189.785" table:style-name="ce31">
            <text:p>189.8</text:p>
          </table:table-cell>
          <table:table-cell office:value-type="float" office:value="11.679" table:style-name="ce31">
            <text:p>11.7</text:p>
          </table:table-cell>
          <table:table-cell office:value-type="float" office:value="28.523" table:style-name="ce31">
            <text:p>28.5</text:p>
          </table:table-cell>
          <table:table-cell office:value-type="float" office:value="4.258" table:style-name="ce31">
            <text:p>4.3</text:p>
          </table:table-cell>
          <table:table-cell office:value-type="float" office:value="0.748" table:style-name="ce31">
            <text:p>0.7</text:p>
          </table:table-cell>
          <table:table-cell office:value-type="float" office:value="5.4770000000000003" table:style-name="ce31">
            <text:p>5.5</text:p>
          </table:table-cell>
          <table:table-cell office:value-type="float" office:value="240.47" table:style-name="ce31">
            <text:p>240.5</text:p>
          </table:table-cell>
          <table:table-cell office:value-type="float" office:value="3.260519501711201" table:formula="of:=[.H319]/[.H307]*100-100" table:style-name="ce26">
            <text:p>3.3</text:p>
          </table:table-cell>
          <table:table-cell office:value-type="float" office:value="5.3109999999999999" table:style-name="ce34">
            <text:p>5.3</text:p>
          </table:table-cell>
          <table:table-cell office:value-type="float" office:value="4.9550000000000001" table:style-name="ce34">
            <text:p>5.0</text:p>
          </table:table-cell>
          <table:table-cell office:value-type="float" office:value="4.4790000000000001" table:style-name="ce34">
            <text:p>4.5</text:p>
          </table:table-cell>
          <table:table-cell office:value-type="float" office:value="0.61" table:style-name="ce34">
            <text:p>0.6</text:p>
          </table:table-cell>
          <table:table-cell table:number-columns-repeated="16371" table:style-name="ce2"/>
        </table:table-row>
        <table:table-row table:style-name="ro7">
          <table:table-cell office:value-type="date" office:date-value="2018-06-01T00:00:00" table:style-name="ce30">
            <text:p>Jun 2018</text:p>
          </table:table-cell>
          <table:table-cell office:value-type="float" office:value="231.79900000000001" table:style-name="ce31">
            <text:p>231.8</text:p>
          </table:table-cell>
          <table:table-cell office:value-type="float" office:value="13.957000000000001" table:style-name="ce31">
            <text:p>14.0</text:p>
          </table:table-cell>
          <table:table-cell office:value-type="float" office:value="35.795999999999999" table:style-name="ce31">
            <text:p>35.8</text:p>
          </table:table-cell>
          <table:table-cell office:value-type="float" office:value="4.4859999999999998" table:style-name="ce31">
            <text:p>4.5</text:p>
          </table:table-cell>
          <table:table-cell office:value-type="float" office:value="0.8" table:style-name="ce31">
            <text:p>0.8</text:p>
          </table:table-cell>
          <table:table-cell office:value-type="float" office:value="5.3220000000000001" table:style-name="ce31">
            <text:p>5.3</text:p>
          </table:table-cell>
          <table:table-cell office:value-type="float" office:value="292.16000000000003" table:style-name="ce31">
            <text:p>292.2</text:p>
          </table:table-cell>
          <table:table-cell office:value-type="float" office:value="-3.0068024049107294" table:formula="of:=[.H320]/[.H308]*100-100" table:style-name="ce26">
            <text:p>-3.0</text:p>
          </table:table-cell>
          <table:table-cell office:value-type="float" office:value="6.27" table:style-name="ce34">
            <text:p>6.3</text:p>
          </table:table-cell>
          <table:table-cell office:value-type="float" office:value="5.9809999999999999" table:style-name="ce34">
            <text:p>6.0</text:p>
          </table:table-cell>
          <table:table-cell office:value-type="float" office:value="5.6210000000000004" table:style-name="ce34">
            <text:p>5.6</text:p>
          </table:table-cell>
          <table:table-cell office:value-type="float" office:value="0.44600000000000001" table:style-name="ce34">
            <text:p>0.4</text:p>
          </table:table-cell>
          <table:table-cell table:number-columns-repeated="16371" table:style-name="ce2"/>
        </table:table-row>
        <table:table-row table:style-name="ro7">
          <table:table-cell office:value-type="date" office:date-value="2018-07-01T00:00:00" table:style-name="ce30">
            <text:p>Jul 2018</text:p>
          </table:table-cell>
          <table:table-cell office:value-type="float" office:value="162.476" table:style-name="ce31">
            <text:p>162.5</text:p>
          </table:table-cell>
          <table:table-cell office:value-type="float" office:value="10.462" table:style-name="ce31">
            <text:p>10.5</text:p>
          </table:table-cell>
          <table:table-cell office:value-type="float" office:value="24.253" table:style-name="ce31">
            <text:p>24.3</text:p>
          </table:table-cell>
          <table:table-cell office:value-type="float" office:value="3.8319999999999999" table:style-name="ce31">
            <text:p>3.8</text:p>
          </table:table-cell>
          <table:table-cell office:value-type="float" office:value="0.503" table:style-name="ce31">
            <text:p>0.5</text:p>
          </table:table-cell>
          <table:table-cell office:value-type="float" office:value="5.5389999999999997" table:style-name="ce31">
            <text:p>5.5</text:p>
          </table:table-cell>
          <table:table-cell office:value-type="float" office:value="207.065" table:style-name="ce31">
            <text:p>207.1</text:p>
          </table:table-cell>
          <table:table-cell office:value-type="float" office:value="0.8951020328610042" table:formula="of:=[.H321]/[.H309]*100-100" table:style-name="ce26">
            <text:p>0.9</text:p>
          </table:table-cell>
          <table:table-cell office:value-type="float" office:value="4.7690000000000001" table:style-name="ce34">
            <text:p>4.8</text:p>
          </table:table-cell>
          <table:table-cell office:value-type="float" office:value="4.4470000000000001" table:style-name="ce34">
            <text:p>4.4</text:p>
          </table:table-cell>
          <table:table-cell office:value-type="float" office:value="3.8330000000000002" table:style-name="ce34">
            <text:p>3.8</text:p>
          </table:table-cell>
          <table:table-cell office:value-type="float" office:value="0.70099999999999996" table:style-name="ce34">
            <text:p>0.7</text:p>
          </table:table-cell>
          <table:table-cell table:number-columns-repeated="16371" table:style-name="ce2"/>
        </table:table-row>
        <table:table-row table:style-name="ro7">
          <table:table-cell office:value-type="date" office:date-value="2018-08-01T00:00:00" table:style-name="ce30">
            <text:p>Aug 2018</text:p>
          </table:table-cell>
          <table:table-cell office:value-type="float" office:value="92.51" table:style-name="ce31">
            <text:p>92.5</text:p>
          </table:table-cell>
          <table:table-cell office:value-type="float" office:value="8.4939999999999998" table:style-name="ce31">
            <text:p>8.5</text:p>
          </table:table-cell>
          <table:table-cell office:value-type="float" office:value="16.297000000000001" table:style-name="ce31">
            <text:p>16.3</text:p>
          </table:table-cell>
          <table:table-cell office:value-type="float" office:value="2.73" table:style-name="ce31">
            <text:p>2.7</text:p>
          </table:table-cell>
          <table:table-cell office:value-type="float" office:value="0.39300000000000002" table:style-name="ce31">
            <text:p>0.4</text:p>
          </table:table-cell>
          <table:table-cell office:value-type="float" office:value="4.2530000000000001" table:style-name="ce31">
            <text:p>4.3</text:p>
          </table:table-cell>
          <table:table-cell office:value-type="float" office:value="124.67700000000001" table:style-name="ce31">
            <text:p>124.7</text:p>
          </table:table-cell>
          <table:table-cell office:value-type="float" office:value="17.336432766149684" table:formula="of:=[.H322]/[.H310]*100-100" table:style-name="ce26">
            <text:p>17.3</text:p>
          </table:table-cell>
          <table:table-cell office:value-type="float" office:value="4.1260000000000003" table:style-name="ce34">
            <text:p>4.1</text:p>
          </table:table-cell>
          <table:table-cell office:value-type="float" office:value="3.9" table:style-name="ce34">
            <text:p>3.9</text:p>
          </table:table-cell>
          <table:table-cell office:value-type="float" office:value="3.6230000000000002" table:style-name="ce34">
            <text:p>3.6</text:p>
          </table:table-cell>
          <table:table-cell office:value-type="float" office:value="0.33700000000000002" table:style-name="ce34">
            <text:p>0.3</text:p>
          </table:table-cell>
          <table:table-cell table:number-columns-repeated="16371" table:style-name="ce2"/>
        </table:table-row>
        <table:table-row table:style-name="ro7">
          <table:table-cell office:value-type="date" office:date-value="2018-09-01T00:00:00" table:style-name="ce30">
            <text:p>Sep 2018</text:p>
          </table:table-cell>
          <table:table-cell office:value-type="float" office:value="336.79399999999998" table:style-name="ce31">
            <text:p>336.8</text:p>
          </table:table-cell>
          <table:table-cell office:value-type="float" office:value="13.433" table:style-name="ce31">
            <text:p>13.4</text:p>
          </table:table-cell>
          <table:table-cell office:value-type="float" office:value="54.488999999999997" table:style-name="ce31">
            <text:p>54.5</text:p>
          </table:table-cell>
          <table:table-cell office:value-type="float" office:value="4.7560000000000002" table:style-name="ce31">
            <text:p>4.8</text:p>
          </table:table-cell>
          <table:table-cell office:value-type="float" office:value="1.099" table:style-name="ce31">
            <text:p>1.1</text:p>
          </table:table-cell>
          <table:table-cell office:value-type="float" office:value="5.0179999999999998" table:style-name="ce31">
            <text:p>5.0</text:p>
          </table:table-cell>
          <table:table-cell office:value-type="float" office:value="415.589" table:style-name="ce31">
            <text:p>415.6</text:p>
          </table:table-cell>
          <table:table-cell office:value-type="float" office:value="-17.676620611102862" table:formula="of:=[.H323]/[.H311]*100-100" table:style-name="ce26">
            <text:p>-17.7</text:p>
          </table:table-cell>
          <table:table-cell office:value-type="float" office:value="7.2949999999999999" table:style-name="ce34">
            <text:p>7.3</text:p>
          </table:table-cell>
          <table:table-cell office:value-type="float" office:value="6.9029999999999996" table:style-name="ce34">
            <text:p>6.9</text:p>
          </table:table-cell>
          <table:table-cell office:value-type="float" office:value="6.84" table:style-name="ce27">
            <text:p>6.8</text:p>
          </table:table-cell>
          <table:table-cell office:value-type="float" office:value="0.23699999999999999" table:style-name="ce27">
            <text:p>0.2</text:p>
          </table:table-cell>
          <table:table-cell table:number-columns-repeated="16371" table:style-name="ce2"/>
        </table:table-row>
        <table:table-row table:style-name="ro7">
          <table:table-cell office:value-type="date" office:date-value="2018-10-01T00:00:00" table:style-name="ce30">
            <text:p>Oct 2018</text:p>
          </table:table-cell>
          <table:table-cell office:value-type="float" office:value="153.01499999999999" table:style-name="ce31">
            <text:p>153.0</text:p>
          </table:table-cell>
          <table:table-cell office:value-type="float" office:value="8.1880000000000006" table:style-name="ce31">
            <text:p>8.2</text:p>
          </table:table-cell>
          <table:table-cell office:value-type="float" office:value="28.937999999999999" table:style-name="ce31">
            <text:p>28.9</text:p>
          </table:table-cell>
          <table:table-cell office:value-type="float" office:value="4.79" table:style-name="ce31">
            <text:p>4.8</text:p>
          </table:table-cell>
          <table:table-cell office:value-type="float" office:value="0.73699999999999999" table:style-name="ce31">
            <text:p>0.7</text:p>
          </table:table-cell>
          <table:table-cell office:value-type="float" office:value="4.5620000000000003" table:style-name="ce31">
            <text:p>4.6</text:p>
          </table:table-cell>
          <table:table-cell office:value-type="float" office:value="200.23" table:style-name="ce31">
            <text:p>200.2</text:p>
          </table:table-cell>
          <table:table-cell office:value-type="float" office:value="0.40013638734004076" table:formula="of:=[.H324]/[.H312]*100-100" table:style-name="ce26">
            <text:p>0.4</text:p>
          </table:table-cell>
          <table:table-cell office:value-type="float" office:value="5.0449999999999999" table:style-name="ce34">
            <text:p>5.0</text:p>
          </table:table-cell>
          <table:table-cell office:value-type="float" office:value="4.6900000000000004" table:style-name="ce34">
            <text:p>4.7</text:p>
          </table:table-cell>
          <table:table-cell office:value-type="float" office:value="2.8639999999999999" table:style-name="ce34">
            <text:p>2.9</text:p>
          </table:table-cell>
          <table:table-cell office:value-type="float" office:value="1.9370000000000001" table:style-name="ce34">
            <text:p>1.9</text:p>
          </table:table-cell>
          <table:table-cell table:number-columns-repeated="16371" table:style-name="ce2"/>
        </table:table-row>
        <table:table-row table:style-name="ro7">
          <table:table-cell office:value-type="date" office:date-value="2018-11-01T00:00:00" table:style-name="ce30">
            <text:p>Nov 2018</text:p>
          </table:table-cell>
          <table:table-cell office:value-type="float" office:value="158.505" table:style-name="ce31">
            <text:p>158.5</text:p>
          </table:table-cell>
          <table:table-cell office:value-type="float" office:value="7.1989999999999998" table:style-name="ce31">
            <text:p>7.2</text:p>
          </table:table-cell>
          <table:table-cell office:value-type="float" office:value="29.731000000000002" table:style-name="ce31">
            <text:p>29.7</text:p>
          </table:table-cell>
          <table:table-cell office:value-type="float" office:value="5.1449999999999996" table:style-name="ce31">
            <text:p>5.1</text:p>
          </table:table-cell>
          <table:table-cell office:value-type="float" office:value="0.58799999999999997" table:style-name="ce31">
            <text:p>0.6</text:p>
          </table:table-cell>
          <table:table-cell office:value-type="float" office:value="4.173" table:style-name="ce31">
            <text:p>4.2</text:p>
          </table:table-cell>
          <table:table-cell office:value-type="float" office:value="205.34100000000001" table:style-name="ce31">
            <text:p>205.3</text:p>
          </table:table-cell>
          <table:table-cell office:value-type="float" office:value="-0.76021922151230115" table:formula="of:=[.H325]/[.H313]*100-100" table:style-name="ce26">
            <text:p>-0.8</text:p>
          </table:table-cell>
          <table:table-cell office:value-type="float" office:value="5.24" table:style-name="ce34">
            <text:p>5.2</text:p>
          </table:table-cell>
          <table:table-cell office:value-type="float" office:value="4.7880000000000003" table:style-name="ce34">
            <text:p>4.8</text:p>
          </table:table-cell>
          <table:table-cell office:value-type="float" office:value="1.76" table:style-name="ce34">
            <text:p>1.8</text:p>
          </table:table-cell>
          <table:table-cell office:value-type="float" office:value="3.2010000000000001" table:style-name="ce34">
            <text:p>3.2</text:p>
          </table:table-cell>
          <table:table-cell table:number-columns-repeated="16371" table:style-name="ce2"/>
        </table:table-row>
        <table:table-row table:style-name="ro7">
          <table:table-cell office:value-type="date" office:date-value="2018-12-01T00:00:00" table:style-name="ce30">
            <text:p>Dec 2018</text:p>
          </table:table-cell>
          <table:table-cell office:value-type="float" office:value="144.167" table:style-name="ce31">
            <text:p>144.2</text:p>
          </table:table-cell>
          <table:table-cell office:value-type="float" office:value="6.0129999999999999" table:style-name="ce31">
            <text:p>6.0</text:p>
          </table:table-cell>
          <table:table-cell office:value-type="float" office:value="25.88" table:style-name="ce31">
            <text:p>25.9</text:p>
          </table:table-cell>
          <table:table-cell office:value-type="float" office:value="3.7149999999999999" table:style-name="ce31">
            <text:p>3.7</text:p>
          </table:table-cell>
          <table:table-cell office:value-type="float" office:value="0.47699999999999998" table:style-name="ce31">
            <text:p>0.5</text:p>
          </table:table-cell>
          <table:table-cell office:value-type="float" office:value="3.851" table:style-name="ce31">
            <text:p>3.9</text:p>
          </table:table-cell>
          <table:table-cell office:value-type="float" office:value="184.10300000000001" table:style-name="ce31">
            <text:p>184.1</text:p>
          </table:table-cell>
          <table:table-cell office:value-type="float" office:value="-5.4723481600525758" table:formula="of:=[.H326]/[.H314]*100-100" table:style-name="ce26">
            <text:p>-5.5</text:p>
          </table:table-cell>
          <table:table-cell office:value-type="float" office:value="5.8280000000000003" table:style-name="ce34">
            <text:p>5.8</text:p>
          </table:table-cell>
          <table:table-cell office:value-type="float" office:value="5.4660000000000002" table:style-name="ce34">
            <text:p>5.5</text:p>
          </table:table-cell>
          <table:table-cell office:value-type="float" office:value="1.923" table:style-name="ce34">
            <text:p>1.9</text:p>
          </table:table-cell>
          <table:table-cell office:value-type="float" office:value="3.6560000000000001" table:style-name="ce34">
            <text:p>3.7</text:p>
          </table:table-cell>
          <table:table-cell table:number-columns-repeated="16371" table:style-name="ce2"/>
        </table:table-row>
        <table:table-row table:style-name="ro6">
          <table:table-cell office:value-type="date" office:date-value="2019-01-01T00:00:00" table:style-name="ce30">
            <text:p>Jan 2019</text:p>
          </table:table-cell>
          <table:table-cell office:value-type="float" office:value="157.96600000000001" table:style-name="ce31">
            <text:p>158.0</text:p>
          </table:table-cell>
          <table:table-cell office:value-type="float" office:value="6.8920000000000003" table:style-name="ce31">
            <text:p>6.9</text:p>
          </table:table-cell>
          <table:table-cell office:value-type="float" office:value="22.081" table:style-name="ce31">
            <text:p>22.1</text:p>
          </table:table-cell>
          <table:table-cell office:value-type="float" office:value="4.0819999999999999" table:style-name="ce31">
            <text:p>4.1</text:p>
          </table:table-cell>
          <table:table-cell office:value-type="float" office:value="0.41099999999999998" table:style-name="ce31">
            <text:p>0.4</text:p>
          </table:table-cell>
          <table:table-cell office:value-type="float" office:value="3.4340000000000002" table:style-name="ce31">
            <text:p>3.4</text:p>
          </table:table-cell>
          <table:table-cell office:value-type="float" office:value="194.86600000000001" table:style-name="ce31">
            <text:p>194.9</text:p>
          </table:table-cell>
          <table:table-cell office:value-type="float" office:value="1.1549981571939583" table:formula="of:=[.H327]/[.H315]*100-100" table:style-name="ce26">
            <text:p>1.2</text:p>
          </table:table-cell>
          <table:table-cell office:value-type="float" office:value="3.8860000000000001" table:style-name="ce25">
            <text:p>3.9</text:p>
          </table:table-cell>
          <table:table-cell office:value-type="float" office:value="3.5720000000000001" table:style-name="ce25">
            <text:p>3.6</text:p>
          </table:table-cell>
          <table:table-cell office:value-type="float" office:value="1.528" table:style-name="ce25">
            <text:p>1.5</text:p>
          </table:table-cell>
          <table:table-cell office:value-type="float" office:value="2.2309999999999999" table:style-name="ce25">
            <text:p>2.2</text:p>
          </table:table-cell>
          <table:table-cell table:number-columns-repeated="16371" table:style-name="ce15"/>
        </table:table-row>
        <table:table-row table:style-name="ro7">
          <table:table-cell office:value-type="date" office:date-value="2019-02-01T00:00:00" table:style-name="ce30">
            <text:p>Feb 2019</text:p>
          </table:table-cell>
          <table:table-cell office:value-type="float" office:value="80.518000000000001" table:style-name="ce31">
            <text:p>80.5</text:p>
          </table:table-cell>
          <table:table-cell office:value-type="float" office:value="5.351" table:style-name="ce31">
            <text:p>5.4</text:p>
          </table:table-cell>
          <table:table-cell office:value-type="float" office:value="14.169" table:style-name="ce31">
            <text:p>14.2</text:p>
          </table:table-cell>
          <table:table-cell office:value-type="float" office:value="2.5670000000000002" table:style-name="ce31">
            <text:p>2.6</text:p>
          </table:table-cell>
          <table:table-cell office:value-type="float" office:value="0.35" table:style-name="ce31">
            <text:p>0.4</text:p>
          </table:table-cell>
          <table:table-cell office:value-type="float" office:value="2.97" table:style-name="ce31">
            <text:p>3.0</text:p>
          </table:table-cell>
          <table:table-cell office:value-type="float" office:value="105.925" table:style-name="ce31">
            <text:p>105.9</text:p>
          </table:table-cell>
          <table:table-cell office:value-type="float" office:value="2.4409821955300117" table:formula="of:=[.H328]/[.H316]*100-100" table:style-name="ce26">
            <text:p>2.4</text:p>
          </table:table-cell>
          <table:table-cell office:value-type="float" office:value="2.2749999999999999" table:style-name="ce34">
            <text:p>2.3</text:p>
          </table:table-cell>
          <table:table-cell office:value-type="float" office:value="2.0699999999999998" table:style-name="ce34">
            <text:p>2.1</text:p>
          </table:table-cell>
          <table:table-cell office:value-type="float" office:value="0.81899999999999995" table:style-name="ce34">
            <text:p>0.8</text:p>
          </table:table-cell>
          <table:table-cell office:value-type="float" office:value="1.33" table:style-name="ce34">
            <text:p>1.3</text:p>
          </table:table-cell>
          <table:table-cell table:number-columns-repeated="16371" table:style-name="ce2"/>
        </table:table-row>
        <table:table-row table:style-name="ro7">
          <table:table-cell office:value-type="date" office:date-value="2019-03-01T00:00:00" table:style-name="ce30">
            <text:p>Mar 2019</text:p>
          </table:table-cell>
          <table:table-cell office:value-type="float" office:value="455.62200000000001" table:style-name="ce31">
            <text:p>455.6</text:p>
          </table:table-cell>
          <table:table-cell office:value-type="float" office:value="17.664000000000001" table:style-name="ce31">
            <text:p>17.7</text:p>
          </table:table-cell>
          <table:table-cell office:value-type="float" office:value="67.736000000000004" table:style-name="ce31">
            <text:p>67.7</text:p>
          </table:table-cell>
          <table:table-cell office:value-type="float" office:value="6.7969999999999997" table:style-name="ce31">
            <text:p>6.8</text:p>
          </table:table-cell>
          <table:table-cell office:value-type="float" office:value="0.72199999999999998" table:style-name="ce31">
            <text:p>0.7</text:p>
          </table:table-cell>
          <table:table-cell office:value-type="float" office:value="7.2759999999999998" table:style-name="ce31">
            <text:p>7.3</text:p>
          </table:table-cell>
          <table:table-cell office:value-type="float" office:value="555.81700000000001" table:style-name="ce31">
            <text:p>555.8</text:p>
          </table:table-cell>
          <table:table-cell office:value-type="float" office:value="-0.45365809975821492" table:formula="of:=[.H329]/[.H317]*100-100" table:style-name="ce26">
            <text:p>-0.5</text:p>
          </table:table-cell>
          <table:table-cell office:value-type="float" office:value="9.657" table:style-name="ce34">
            <text:p>9.7</text:p>
          </table:table-cell>
          <table:table-cell office:value-type="float" office:value="8.8010000000000002" table:style-name="ce34">
            <text:p>8.8</text:p>
          </table:table-cell>
          <table:table-cell office:value-type="float" office:value="4.3869999999999996" table:style-name="ce34">
            <text:p>4.4</text:p>
          </table:table-cell>
          <table:table-cell office:value-type="float" office:value="4.8550000000000004" table:style-name="ce34">
            <text:p>4.9</text:p>
          </table:table-cell>
          <table:table-cell table:number-columns-repeated="16371" table:style-name="ce2"/>
        </table:table-row>
        <table:table-row table:style-name="ro7">
          <table:table-cell office:value-type="date" office:date-value="2019-04-01T00:00:00" table:style-name="ce30">
            <text:p>Apr 2019</text:p>
          </table:table-cell>
          <table:table-cell office:value-type="float" office:value="159.74100000000001" table:style-name="ce31">
            <text:p>159.7</text:p>
          </table:table-cell>
          <table:table-cell office:value-type="float" office:value="10.756" table:style-name="ce31">
            <text:p>10.8</text:p>
          </table:table-cell>
          <table:table-cell office:value-type="float" office:value="25.265999999999998" table:style-name="ce31">
            <text:p>25.3</text:p>
          </table:table-cell>
          <table:table-cell office:value-type="float" office:value="4.9119999999999999" table:style-name="ce31">
            <text:p>4.9</text:p>
          </table:table-cell>
          <table:table-cell office:value-type="float" office:value="0.50900000000000001" table:style-name="ce31">
            <text:p>0.5</text:p>
          </table:table-cell>
          <table:table-cell office:value-type="float" office:value="5.3520000000000003" table:style-name="ce31">
            <text:p>5.4</text:p>
          </table:table-cell>
          <table:table-cell office:value-type="float" office:value="206.536" table:style-name="ce31">
            <text:p>206.5</text:p>
          </table:table-cell>
          <table:table-cell office:value-type="float" office:value="-0.84923549602746107" table:formula="of:=[.H330]/[.H318]*100-100" table:style-name="ce26">
            <text:p>-0.8</text:p>
          </table:table-cell>
          <table:table-cell office:value-type="float" office:value="4.0060000000000002" table:style-name="ce34">
            <text:p>4.0</text:p>
          </table:table-cell>
          <table:table-cell office:value-type="float" office:value="3.4089999999999998" table:style-name="ce34">
            <text:p>3.4</text:p>
          </table:table-cell>
          <table:table-cell office:value-type="float" office:value="1.704" table:style-name="ce34">
            <text:p>1.7</text:p>
          </table:table-cell>
          <table:table-cell office:value-type="float" office:value="1.917" table:style-name="ce34">
            <text:p>1.9</text:p>
          </table:table-cell>
          <table:table-cell table:number-columns-repeated="16371" table:style-name="ce2"/>
        </table:table-row>
        <table:table-row table:style-name="ro7">
          <table:table-cell office:value-type="date" office:date-value="2019-05-01T00:00:00" table:style-name="ce30">
            <text:p>May 2019</text:p>
          </table:table-cell>
          <table:table-cell office:value-type="float" office:value="181.40700000000001" table:style-name="ce31">
            <text:p>181.4</text:p>
          </table:table-cell>
          <table:table-cell office:value-type="float" office:value="11.923" table:style-name="ce31">
            <text:p>11.9</text:p>
          </table:table-cell>
          <table:table-cell office:value-type="float" office:value="30.183" table:style-name="ce31">
            <text:p>30.2</text:p>
          </table:table-cell>
          <table:table-cell office:value-type="float" office:value="4.875" table:style-name="ce31">
            <text:p>4.9</text:p>
          </table:table-cell>
          <table:table-cell office:value-type="float" office:value="0.61199999999999999" table:style-name="ce31">
            <text:p>0.6</text:p>
          </table:table-cell>
          <table:table-cell office:value-type="float" office:value="5.5049999999999999" table:style-name="ce31">
            <text:p>5.5</text:p>
          </table:table-cell>
          <table:table-cell office:value-type="float" office:value="234.505" table:style-name="ce31">
            <text:p>234.5</text:p>
          </table:table-cell>
          <table:table-cell office:value-type="float" office:value="-2.4805589054767694" table:formula="of:=[.H331]/[.H319]*100-100" table:style-name="ce26">
            <text:p>-2.5</text:p>
          </table:table-cell>
          <table:table-cell office:value-type="float" office:value="4.9210000000000003" table:style-name="ce34">
            <text:p>4.9</text:p>
          </table:table-cell>
          <table:table-cell office:value-type="float" office:value="4.3410000000000002" table:style-name="ce34">
            <text:p>4.3</text:p>
          </table:table-cell>
          <table:table-cell office:value-type="float" office:value="2.2120000000000002" table:style-name="ce34">
            <text:p>2.2</text:p>
          </table:table-cell>
          <table:table-cell office:value-type="float" office:value="2.3849999999999998" table:style-name="ce34">
            <text:p>2.4</text:p>
          </table:table-cell>
          <table:table-cell table:number-columns-repeated="16371" table:style-name="ce2"/>
        </table:table-row>
        <table:table-row table:style-name="ro7">
          <table:table-cell office:value-type="date" office:date-value="2019-06-01T00:00:00" table:style-name="ce30">
            <text:p>Jun 2019</text:p>
          </table:table-cell>
          <table:table-cell office:value-type="float" office:value="221.197" table:style-name="ce31">
            <text:p>221.2</text:p>
          </table:table-cell>
          <table:table-cell office:value-type="float" office:value="12.792999999999999" table:style-name="ce31">
            <text:p>12.8</text:p>
          </table:table-cell>
          <table:table-cell office:value-type="float" office:value="39.588000000000001" table:style-name="ce31">
            <text:p>39.6</text:p>
          </table:table-cell>
          <table:table-cell office:value-type="float" office:value="7.4009999999999998" table:style-name="ce31">
            <text:p>7.4</text:p>
          </table:table-cell>
          <table:table-cell office:value-type="float" office:value="0.61599999999999999" table:style-name="ce31">
            <text:p>0.6</text:p>
          </table:table-cell>
          <table:table-cell office:value-type="float" office:value="5.6219999999999999" table:style-name="ce31">
            <text:p>5.6</text:p>
          </table:table-cell>
          <table:table-cell office:value-type="float" office:value="287.21699999999998" table:style-name="ce31">
            <text:p>287.2</text:p>
          </table:table-cell>
          <table:table-cell office:value-type="float" office:value="-1.6918811610076858" table:formula="of:=[.H332]/[.H320]*100-100" table:style-name="ce26">
            <text:p>-1.7</text:p>
          </table:table-cell>
          <table:table-cell office:value-type="float" office:value="5.6870000000000003" table:style-name="ce34">
            <text:p>5.7</text:p>
          </table:table-cell>
          <table:table-cell office:value-type="float" office:value="5.0229999999999997" table:style-name="ce34">
            <text:p>5.0</text:p>
          </table:table-cell>
          <table:table-cell office:value-type="float" office:value="2.988" table:style-name="ce34">
            <text:p>3.0</text:p>
          </table:table-cell>
          <table:table-cell office:value-type="float" office:value="2.335" table:style-name="ce34">
            <text:p>2.3</text:p>
          </table:table-cell>
          <table:table-cell table:number-columns-repeated="16371" table:style-name="ce2"/>
        </table:table-row>
        <table:table-row table:style-name="ro7">
          <table:table-cell office:value-type="date" office:date-value="2019-07-01T00:00:00" table:style-name="ce30">
            <text:p>Jul 2019</text:p>
          </table:table-cell>
          <table:table-cell office:value-type="float" office:value="155.76499999999999" table:style-name="ce31">
            <text:p>155.8</text:p>
          </table:table-cell>
          <table:table-cell office:value-type="float" office:value="11.016" table:style-name="ce31">
            <text:p>11.0</text:p>
          </table:table-cell>
          <table:table-cell office:value-type="float" office:value="26.294" table:style-name="ce31">
            <text:p>26.3</text:p>
          </table:table-cell>
          <table:table-cell office:value-type="float" office:value="3.0059999999999998" table:style-name="ce31">
            <text:p>3.0</text:p>
          </table:table-cell>
          <table:table-cell office:value-type="float" office:value="0.34399999999999997" table:style-name="ce31">
            <text:p>0.3</text:p>
          </table:table-cell>
          <table:table-cell office:value-type="float" office:value="5.4960000000000004" table:style-name="ce31">
            <text:p>5.5</text:p>
          </table:table-cell>
          <table:table-cell office:value-type="float" office:value="201.92099999999999" table:style-name="ce31">
            <text:p>201.9</text:p>
          </table:table-cell>
          <table:table-cell office:value-type="float" office:value="-2.484244077946542" table:formula="of:=[.H333]/[.H321]*100-100" table:style-name="ce26">
            <text:p>-2.5</text:p>
          </table:table-cell>
          <table:table-cell office:value-type="float" office:value="4.4809999999999999" table:style-name="ce34">
            <text:p>4.5</text:p>
          </table:table-cell>
          <table:table-cell office:value-type="float" office:value="3.72" table:style-name="ce34">
            <text:p>3.7</text:p>
          </table:table-cell>
          <table:table-cell office:value-type="float" office:value="2.2370000000000001" table:style-name="ce34">
            <text:p>2.2</text:p>
          </table:table-cell>
          <table:table-cell office:value-type="float" office:value="1.7889999999999999" table:style-name="ce34">
            <text:p>1.8</text:p>
          </table:table-cell>
          <table:table-cell table:number-columns-repeated="16371" table:style-name="ce2"/>
        </table:table-row>
        <table:table-row table:style-name="ro7">
          <table:table-cell office:value-type="date" office:date-value="2019-08-01T00:00:00" table:style-name="ce30">
            <text:p>Aug 2019</text:p>
          </table:table-cell>
          <table:table-cell office:value-type="float" office:value="91.924000000000007" table:style-name="ce31">
            <text:p>91.9</text:p>
          </table:table-cell>
          <table:table-cell office:value-type="float" office:value="7.8849999999999998" table:style-name="ce31">
            <text:p>7.9</text:p>
          </table:table-cell>
          <table:table-cell office:value-type="float" office:value="23.478999999999999" table:style-name="ce31">
            <text:p>23.5</text:p>
          </table:table-cell>
          <table:table-cell office:value-type="float" office:value="2.56" table:style-name="ce31">
            <text:p>2.6</text:p>
          </table:table-cell>
          <table:table-cell office:value-type="float" office:value="0.33400000000000002" table:style-name="ce31">
            <text:p>0.3</text:p>
          </table:table-cell>
          <table:table-cell office:value-type="float" office:value="4.0659999999999998" table:style-name="ce31">
            <text:p>4.1</text:p>
          </table:table-cell>
          <table:table-cell office:value-type="float" office:value="130.24799999999999" table:style-name="ce31">
            <text:p>130.2</text:p>
          </table:table-cell>
          <table:table-cell office:value-type="float" office:value="4.4683462065978432" table:formula="of:=[.H334]/[.H322]*100-100" table:style-name="ce26">
            <text:p>4.5</text:p>
          </table:table-cell>
          <table:table-cell office:value-type="float" office:value="4.516" table:style-name="ce34">
            <text:p>4.5</text:p>
          </table:table-cell>
          <table:table-cell office:value-type="float" office:value="4.0149999999999997" table:style-name="ce34">
            <text:p>4.0</text:p>
          </table:table-cell>
          <table:table-cell office:value-type="float" office:value="3.3530000000000002" table:style-name="ce34">
            <text:p>3.4</text:p>
          </table:table-cell>
          <table:table-cell office:value-type="float" office:value="0.90500000000000003" table:style-name="ce34">
            <text:p>0.9</text:p>
          </table:table-cell>
          <table:table-cell table:number-columns-repeated="16371" table:style-name="ce2"/>
        </table:table-row>
        <table:table-row table:style-name="ro7">
          <table:table-cell office:value-type="date" office:date-value="2019-09-01T00:00:00" table:style-name="ce30">
            <text:p>Sep 2019</text:p>
          </table:table-cell>
          <table:table-cell office:value-type="float" office:value="341.363" table:style-name="ce31">
            <text:p>341.4</text:p>
          </table:table-cell>
          <table:table-cell office:value-type="float" office:value="13.755000000000001" table:style-name="ce31">
            <text:p>13.8</text:p>
          </table:table-cell>
          <table:table-cell office:value-type="float" office:value="41.838999999999999" table:style-name="ce31">
            <text:p>41.8</text:p>
          </table:table-cell>
          <table:table-cell office:value-type="float" office:value="4.5380000000000003" table:style-name="ce31">
            <text:p>4.5</text:p>
          </table:table-cell>
          <table:table-cell office:value-type="float" office:value="1.0049999999999999" table:style-name="ce31">
            <text:p>1.0</text:p>
          </table:table-cell>
          <table:table-cell office:value-type="float" office:value="5.4459999999999997" table:style-name="ce31">
            <text:p>5.4</text:p>
          </table:table-cell>
          <table:table-cell office:value-type="float" office:value="407.94600000000003" table:style-name="ce31">
            <text:p>407.9</text:p>
          </table:table-cell>
          <table:table-cell office:value-type="float" office:value="-1.8390765876863782" table:formula="of:=[.H335]/[.H323]*100-100" table:style-name="ce31">
            <text:p>-1.8</text:p>
          </table:table-cell>
          <table:table-cell office:value-type="float" office:value="13.571999999999999" table:style-name="ce34">
            <text:p>13.6</text:p>
          </table:table-cell>
          <table:table-cell office:value-type="float" office:value="12.832000000000001" table:style-name="ce34">
            <text:p>12.8</text:p>
          </table:table-cell>
          <table:table-cell office:value-type="float" office:value="7.9359999999999999" table:style-name="ce34">
            <text:p>7.9</text:p>
          </table:table-cell>
          <table:table-cell office:value-type="float" office:value="5.1959999999999997" table:style-name="ce34">
            <text:p>5.2</text:p>
          </table:table-cell>
          <table:table-cell table:number-columns-repeated="16371" table:style-name="ce2"/>
        </table:table-row>
        <table:table-row table:style-name="ro7">
          <table:table-cell office:value-type="date" office:date-value="2019-10-01T00:00:00" table:style-name="ce30">
            <text:p>Oct 2019</text:p>
          </table:table-cell>
          <table:table-cell office:value-type="float" office:value="143.43700000000001" table:style-name="ce31">
            <text:p>143.4</text:p>
          </table:table-cell>
          <table:table-cell office:value-type="float" office:value="7.9740000000000002" table:style-name="ce31">
            <text:p>8.0</text:p>
          </table:table-cell>
          <table:table-cell office:value-type="float" office:value="25.937000000000001" table:style-name="ce31">
            <text:p>25.9</text:p>
          </table:table-cell>
          <table:table-cell office:value-type="float" office:value="4.9589999999999996" table:style-name="ce31">
            <text:p>5.0</text:p>
          </table:table-cell>
          <table:table-cell office:value-type="float" office:value="0.73299999999999998" table:style-name="ce31">
            <text:p>0.7</text:p>
          </table:table-cell>
          <table:table-cell office:value-type="float" office:value="4.524" table:style-name="ce31">
            <text:p>4.5</text:p>
          </table:table-cell>
          <table:table-cell office:value-type="float" office:value="187.56399999999999" table:style-name="ce31">
            <text:p>187.6</text:p>
          </table:table-cell>
          <table:table-cell office:value-type="float" office:value="-6.3257254157718705" table:formula="of:=[.H336]/[.H324]*100-100" table:style-name="ce31">
            <text:p>-6.3</text:p>
          </table:table-cell>
          <table:table-cell office:value-type="float" office:value="6.9180000000000001" table:style-name="ce34">
            <text:p>6.9</text:p>
          </table:table-cell>
          <table:table-cell office:value-type="float" office:value="6.1689999999999996" table:style-name="ce34">
            <text:p>6.2</text:p>
          </table:table-cell>
          <table:table-cell office:value-type="float" office:value="3.4329999999999998" table:style-name="ce34">
            <text:p>3.4</text:p>
          </table:table-cell>
          <table:table-cell office:value-type="float" office:value="3.0510000000000002" table:style-name="ce34">
            <text:p>3.1</text:p>
          </table:table-cell>
          <table:table-cell table:number-columns-repeated="16371" table:style-name="ce2"/>
        </table:table-row>
        <table:table-row table:style-name="ro7">
          <table:table-cell office:value-type="date" office:date-value="2019-11-01T00:00:00" table:style-name="ce30">
            <text:p>Nov 2019</text:p>
          </table:table-cell>
          <table:table-cell office:value-type="float" office:value="157.17699999999999" table:style-name="ce31">
            <text:p>157.2</text:p>
          </table:table-cell>
          <table:table-cell office:value-type="float" office:value="7.0279999999999996" table:style-name="ce31">
            <text:p>7.0</text:p>
          </table:table-cell>
          <table:table-cell office:value-type="float" office:value="26.38" table:style-name="ce31">
            <text:p>26.4</text:p>
          </table:table-cell>
          <table:table-cell office:value-type="float" office:value="4.6820000000000004" table:style-name="ce31">
            <text:p>4.7</text:p>
          </table:table-cell>
          <table:table-cell office:value-type="float" office:value="0.68200000000000005" table:style-name="ce31">
            <text:p>0.7</text:p>
          </table:table-cell>
          <table:table-cell office:value-type="float" office:value="3.8849999999999998" table:style-name="ce31">
            <text:p>3.9</text:p>
          </table:table-cell>
          <table:table-cell office:value-type="float" office:value="199.834" table:style-name="ce31">
            <text:p>199.8</text:p>
          </table:table-cell>
          <table:table-cell office:value-type="float" office:value="-2.6818803843362957" table:formula="of:=[.H337]/[.H325]*100-100" table:style-name="ce31">
            <text:p>-2.7</text:p>
          </table:table-cell>
          <table:table-cell office:value-type="float" office:value="9.7390000000000008" table:style-name="ce34">
            <text:p>9.7</text:p>
          </table:table-cell>
          <table:table-cell office:value-type="float" office:value="8.8239999999999998" table:style-name="ce34">
            <text:p>8.8</text:p>
          </table:table-cell>
          <table:table-cell office:value-type="float" office:value="5.0490000000000004" table:style-name="ce34">
            <text:p>5.0</text:p>
          </table:table-cell>
          <table:table-cell office:value-type="float" office:value="4.22" table:style-name="ce34">
            <text:p>4.2</text:p>
          </table:table-cell>
          <table:table-cell table:number-columns-repeated="16371" table:style-name="ce2"/>
        </table:table-row>
        <table:table-row table:style-name="ro7">
          <table:table-cell office:value-type="date" office:date-value="2019-12-01T00:00:00" table:style-name="ce30">
            <text:p>Dec 2019</text:p>
          </table:table-cell>
          <table:table-cell office:value-type="float" office:value="149.292" table:style-name="ce31">
            <text:p>149.3</text:p>
          </table:table-cell>
          <table:table-cell office:value-type="float" office:value="5.7640000000000002" table:style-name="ce31">
            <text:p>5.8</text:p>
          </table:table-cell>
          <table:table-cell office:value-type="float" office:value="26.303999999999998" table:style-name="ce31">
            <text:p>26.3</text:p>
          </table:table-cell>
          <table:table-cell office:value-type="float" office:value="3.6070000000000002" table:style-name="ce31">
            <text:p>3.6</text:p>
          </table:table-cell>
          <table:table-cell office:value-type="float" office:value="0.74" table:style-name="ce31">
            <text:p>0.7</text:p>
          </table:table-cell>
          <table:table-cell office:value-type="float" office:value="3.2440000000000002" table:style-name="ce31">
            <text:p>3.2</text:p>
          </table:table-cell>
          <table:table-cell office:value-type="float" office:value="188.95099999999999" table:style-name="ce31">
            <text:p>189.0</text:p>
          </table:table-cell>
          <table:table-cell office:value-type="float" office:value="2.6333085283781372" table:formula="of:=[.H338]/[.H326]*100-100" table:style-name="ce31">
            <text:p>2.6</text:p>
          </table:table-cell>
          <table:table-cell office:value-type="float" office:value="10.089" table:style-name="ce34">
            <text:p>10.1</text:p>
          </table:table-cell>
          <table:table-cell office:value-type="float" office:value="9.2720000000000002" table:style-name="ce34">
            <text:p>9.3</text:p>
          </table:table-cell>
          <table:table-cell office:value-type="float" office:value="5.399" table:style-name="ce34">
            <text:p>5.4</text:p>
          </table:table-cell>
          <table:table-cell office:value-type="float" office:value="4.3810000000000002" table:style-name="ce34">
            <text:p>4.4</text:p>
          </table:table-cell>
          <table:table-cell table:number-columns-repeated="16371" table:style-name="ce2"/>
        </table:table-row>
        <table:table-row table:style-name="ro6">
          <table:table-cell office:value-type="date" office:date-value="2020-01-01T00:00:00" table:style-name="ce30">
            <text:p>Jan 2020</text:p>
          </table:table-cell>
          <table:table-cell office:value-type="float" office:value="147.08199999999999" table:style-name="ce31">
            <text:p>147.1</text:p>
          </table:table-cell>
          <table:table-cell office:value-type="float" office:value="6.9390000000000001" table:style-name="ce31">
            <text:p>6.9</text:p>
          </table:table-cell>
          <table:table-cell office:value-type="float" office:value="23.457999999999998" table:style-name="ce31">
            <text:p>23.5</text:p>
          </table:table-cell>
          <table:table-cell office:value-type="float" office:value="3.3050000000000002" table:style-name="ce31">
            <text:p>3.3</text:p>
          </table:table-cell>
          <table:table-cell office:value-type="float" office:value="0.434" table:style-name="ce31">
            <text:p>0.4</text:p>
          </table:table-cell>
          <table:table-cell office:value-type="float" office:value="3.4649999999999999" table:style-name="ce31">
            <text:p>3.5</text:p>
          </table:table-cell>
          <table:table-cell office:value-type="float" office:value="184.68299999999999" table:style-name="ce31">
            <text:p>184.7</text:p>
          </table:table-cell>
          <table:table-cell office:value-type="float" office:value="-5.2256422362033561" table:formula="of:=[.H339]/[.H327]*100-100" table:style-name="ce26">
            <text:p>-5.2</text:p>
          </table:table-cell>
          <table:table-cell office:value-type="float" office:value="9.4789999999999992" table:style-name="ce25">
            <text:p>9.5</text:p>
          </table:table-cell>
          <table:table-cell office:value-type="float" office:value="8.66" table:style-name="ce25">
            <text:p>8.7</text:p>
          </table:table-cell>
          <table:table-cell office:value-type="float" office:value="4.5119999999999996" table:style-name="ce25">
            <text:p>4.5</text:p>
          </table:table-cell>
          <table:table-cell office:value-type="float" office:value="4.6520000000000001" table:style-name="ce25">
            <text:p>4.7</text:p>
          </table:table-cell>
          <table:table-cell table:number-columns-repeated="16371" table:style-name="ce15"/>
        </table:table-row>
        <table:table-row table:style-name="ro7">
          <table:table-cell office:value-type="date" office:date-value="2020-02-01T00:00:00" table:style-name="ce30">
            <text:p>Feb 2020</text:p>
          </table:table-cell>
          <table:table-cell office:value-type="float" office:value="78.489999999999995" table:style-name="ce31">
            <text:p>78.5</text:p>
          </table:table-cell>
          <table:table-cell office:value-type="float" office:value="5.5679999999999996" table:style-name="ce31">
            <text:p>5.6</text:p>
          </table:table-cell>
          <table:table-cell office:value-type="float" office:value="14.002000000000001" table:style-name="ce31">
            <text:p>14.0</text:p>
          </table:table-cell>
          <table:table-cell office:value-type="float" office:value="2.2559999999999998" table:style-name="ce31">
            <text:p>2.3</text:p>
          </table:table-cell>
          <table:table-cell office:value-type="float" office:value="0.35499999999999998" table:style-name="ce31">
            <text:p>0.4</text:p>
          </table:table-cell>
          <table:table-cell office:value-type="float" office:value="3.1150000000000002" table:style-name="ce31">
            <text:p>3.1</text:p>
          </table:table-cell>
          <table:table-cell office:value-type="float" office:value="103.786" table:style-name="ce31">
            <text:p>103.8</text:p>
          </table:table-cell>
          <table:table-cell office:value-type="float" office:value="-2.0193533160254873" table:formula="of:=[.H340]/[.H328]*100-100" table:style-name="ce26">
            <text:p>-2.0</text:p>
          </table:table-cell>
          <table:table-cell office:value-type="float" office:value="5.0389999999999997" table:style-name="ce34">
            <text:p>5.0</text:p>
          </table:table-cell>
          <table:table-cell office:value-type="float" office:value="4.3609999999999998" table:style-name="ce34">
            <text:p>4.4</text:p>
          </table:table-cell>
          <table:table-cell office:value-type="float" office:value="2.7149999999999999" table:style-name="ce27">
            <text:p>2.7</text:p>
          </table:table-cell>
          <table:table-cell office:value-type="float" office:value="2.0449999999999999" table:style-name="ce27">
            <text:p>2.0</text:p>
          </table:table-cell>
          <table:table-cell table:number-columns-repeated="16371" table:style-name="ce2"/>
        </table:table-row>
        <table:table-row table:style-name="ro7">
          <table:table-cell office:value-type="date" office:date-value="2020-03-01T00:00:00" table:style-name="ce30">
            <text:p>Mar 2020</text:p>
          </table:table-cell>
          <table:table-cell office:value-type="float" office:value="254.125" table:style-name="ce31">
            <text:p>254.1</text:p>
          </table:table-cell>
          <table:table-cell office:value-type="float" office:value="13.583" table:style-name="ce31">
            <text:p>13.6</text:p>
          </table:table-cell>
          <table:table-cell office:value-type="float" office:value="31.344000000000001" table:style-name="ce31">
            <text:p>31.3</text:p>
          </table:table-cell>
          <table:table-cell office:value-type="float" office:value="4.6760000000000002" table:style-name="ce31">
            <text:p>4.7</text:p>
          </table:table-cell>
          <table:table-cell office:value-type="float" office:value="0.95499999999999996" table:style-name="ce31">
            <text:p>1.0</text:p>
          </table:table-cell>
          <table:table-cell office:value-type="float" office:value="5.7530000000000001" table:style-name="ce31">
            <text:p>5.8</text:p>
          </table:table-cell>
          <table:table-cell office:value-type="float" office:value="310.43599999999998" table:style-name="ce31">
            <text:p>310.4</text:p>
          </table:table-cell>
          <table:table-cell office:value-type="float" office:value="-44.147804043417175" table:formula="of:=[.H341]/[.H329]*100-100" table:style-name="ce26">
            <text:p>-44.1</text:p>
          </table:table-cell>
          <table:table-cell office:value-type="float" office:value="19.178000000000001" table:style-name="ce27">
            <text:p>19.2</text:p>
          </table:table-cell>
          <table:table-cell office:value-type="float" office:value="18.231999999999999" table:style-name="ce27">
            <text:p>18.2</text:p>
          </table:table-cell>
          <table:table-cell office:value-type="float" office:value="11.15" table:style-name="ce34">
            <text:p>11.2</text:p>
          </table:table-cell>
          <table:table-cell office:value-type="float" office:value="7.548" table:style-name="ce34">
            <text:p>7.5</text:p>
          </table:table-cell>
          <table:table-cell table:number-columns-repeated="16371" table:style-name="ce2"/>
        </table:table-row>
        <table:table-row table:style-name="ro7">
          <table:table-cell office:value-type="date" office:date-value="2020-04-01T00:00:00" table:style-name="ce30">
            <text:p>Apr 2020</text:p>
          </table:table-cell>
          <table:table-cell office:value-type="float" office:value="4.2210000000000001" table:style-name="ce31">
            <text:p>4.2</text:p>
          </table:table-cell>
          <table:table-cell office:value-type="float" office:value="1.7" table:style-name="ce31">
            <text:p>1.7</text:p>
          </table:table-cell>
          <table:table-cell office:value-type="float" office:value="3.0350000000000001" table:style-name="ce31">
            <text:p>3.0</text:p>
          </table:table-cell>
          <table:table-cell office:value-type="float" office:value="0.98199999999999998" table:style-name="ce31">
            <text:p>1.0</text:p>
          </table:table-cell>
          <table:table-cell office:value-type="float" office:value="6.4000000000000001E-2" table:style-name="ce31">
            <text:p>0.1</text:p>
          </table:table-cell>
          <table:table-cell office:value-type="float" office:value="2.1869999999999998" table:style-name="ce31">
            <text:p>2.2</text:p>
          </table:table-cell>
          <table:table-cell office:value-type="float" office:value="12.189" table:style-name="ce31">
            <text:p>12.2</text:p>
          </table:table-cell>
          <table:table-cell office:value-type="float" office:value="-94.09836541813533" table:formula="of:=[.H342]/[.H330]*100-100" table:style-name="ce26">
            <text:p>-94.1</text:p>
          </table:table-cell>
          <table:table-cell office:value-type="float" office:value="1.6619999999999999" table:style-name="ce34">
            <text:p>1.7</text:p>
          </table:table-cell>
          <table:table-cell office:value-type="float" office:value="1.4259999999999999" table:style-name="ce34">
            <text:p>1.4</text:p>
          </table:table-cell>
          <table:table-cell office:value-type="float" office:value="0.97" table:style-name="ce34">
            <text:p>1.0</text:p>
          </table:table-cell>
          <table:table-cell office:value-type="float" office:value="0.59799999999999998" table:style-name="ce34">
            <text:p>0.6</text:p>
          </table:table-cell>
          <table:table-cell table:number-columns-repeated="16371" table:style-name="ce2"/>
        </table:table-row>
        <table:table-row table:style-name="ro7">
          <table:table-cell office:value-type="date" office:date-value="2020-05-01T00:00:00" table:style-name="ce30">
            <text:p>May 2020</text:p>
          </table:table-cell>
          <table:table-cell office:value-type="float" office:value="20.459" table:style-name="ce31">
            <text:p>20.5</text:p>
          </table:table-cell>
          <table:table-cell office:value-type="float" office:value="5.3929999999999998" table:style-name="ce31">
            <text:p>5.4</text:p>
          </table:table-cell>
          <table:table-cell office:value-type="float" office:value="7.5549999999999997" table:style-name="ce31">
            <text:p>7.6</text:p>
          </table:table-cell>
          <table:table-cell office:value-type="float" office:value="1.202" table:style-name="ce31">
            <text:p>1.2</text:p>
          </table:table-cell>
          <table:table-cell office:value-type="float" office:value="6.3E-2" table:style-name="ce31">
            <text:p>0.1</text:p>
          </table:table-cell>
          <table:table-cell office:value-type="float" office:value="1.9550000000000001" table:style-name="ce31">
            <text:p>2.0</text:p>
          </table:table-cell>
          <table:table-cell office:value-type="float" office:value="36.627000000000002" table:style-name="ce31">
            <text:p>36.6</text:p>
          </table:table-cell>
          <table:table-cell office:value-type="float" office:value="-84.381143259205558" table:formula="of:=[.H343]/[.H331]*100-100" table:style-name="ce26">
            <text:p>-84.4</text:p>
          </table:table-cell>
          <table:table-cell office:value-type="float" office:value="3.399" table:style-name="ce34">
            <text:p>3.4</text:p>
          </table:table-cell>
          <table:table-cell office:value-type="float" office:value="3.1269999999999998" table:style-name="ce34">
            <text:p>3.1</text:p>
          </table:table-cell>
          <table:table-cell office:value-type="float" office:value="1.9319999999999999" table:style-name="ce34">
            <text:p>1.9</text:p>
          </table:table-cell>
          <table:table-cell office:value-type="float" office:value="1.3240000000000001" table:style-name="ce34">
            <text:p>1.3</text:p>
          </table:table-cell>
          <table:table-cell table:number-columns-repeated="16371" table:style-name="ce2"/>
        </table:table-row>
        <table:table-row table:style-name="ro7">
          <table:table-cell office:value-type="date" office:date-value="2020-06-01T00:00:00" table:style-name="ce30">
            <text:p>Jun 2020</text:p>
          </table:table-cell>
          <table:table-cell office:value-type="float" office:value="143.38300000000001" table:style-name="ce31">
            <text:p>143.4</text:p>
          </table:table-cell>
          <table:table-cell office:value-type="float" office:value="13.451000000000001" table:style-name="ce31">
            <text:p>13.5</text:p>
          </table:table-cell>
          <table:table-cell office:value-type="float" office:value="30.556000000000001" table:style-name="ce31">
            <text:p>30.6</text:p>
          </table:table-cell>
          <table:table-cell office:value-type="float" office:value="2.2450000000000001" table:style-name="ce31">
            <text:p>2.2</text:p>
          </table:table-cell>
          <table:table-cell office:value-type="float" office:value="0.223" table:style-name="ce31">
            <text:p>0.2</text:p>
          </table:table-cell>
          <table:table-cell office:value-type="float" office:value="3.1989999999999998" table:style-name="ce31">
            <text:p>3.2</text:p>
          </table:table-cell>
          <table:table-cell office:value-type="float" office:value="193.05699999999999" table:style-name="ce31">
            <text:p>193.1</text:p>
          </table:table-cell>
          <table:table-cell office:value-type="float" office:value="-32.783574788400401" table:formula="of:=[.H344]/[.H332]*100-100" table:style-name="ce26">
            <text:p>-32.8</text:p>
          </table:table-cell>
          <table:table-cell office:value-type="float" office:value="13.907" table:style-name="ce34">
            <text:p>13.9</text:p>
          </table:table-cell>
          <table:table-cell office:value-type="float" office:value="13.21" table:style-name="ce34">
            <text:p>13.2</text:p>
          </table:table-cell>
          <table:table-cell office:value-type="float" office:value="8.0229999999999997" table:style-name="ce34">
            <text:p>8.0</text:p>
          </table:table-cell>
          <table:table-cell office:value-type="float" office:value="5.609" table:style-name="ce34">
            <text:p>5.6</text:p>
          </table:table-cell>
          <table:table-cell table:number-columns-repeated="16371" table:style-name="ce2"/>
        </table:table-row>
        <table:table-row table:style-name="ro7">
          <table:table-cell office:value-type="date" office:date-value="2020-07-01T00:00:00" table:style-name="ce30">
            <text:p>Jul 2020</text:p>
          </table:table-cell>
          <table:table-cell office:value-type="float" office:value="172.857" table:style-name="ce31">
            <text:p>172.9</text:p>
          </table:table-cell>
          <table:table-cell office:value-type="float" office:value="14.853999999999999" table:style-name="ce31">
            <text:p>14.9</text:p>
          </table:table-cell>
          <table:table-cell office:value-type="float" office:value="29.044" table:style-name="ce31">
            <text:p>29.0</text:p>
          </table:table-cell>
          <table:table-cell office:value-type="float" office:value="3.153" table:style-name="ce31">
            <text:p>3.2</text:p>
          </table:table-cell>
          <table:table-cell office:value-type="float" office:value="0.32400000000000001" table:style-name="ce31">
            <text:p>0.3</text:p>
          </table:table-cell>
          <table:table-cell office:value-type="float" office:value="4.5339999999999998" table:style-name="ce31">
            <text:p>4.5</text:p>
          </table:table-cell>
          <table:table-cell office:value-type="float" office:value="224.76599999999999" table:style-name="ce31">
            <text:p>224.8</text:p>
          </table:table-cell>
          <table:table-cell office:value-type="float" office:value="11.3138306565439" table:formula="of:=[.H345]/[.H333]*100-100" table:style-name="ce26">
            <text:p>11.3</text:p>
          </table:table-cell>
          <table:table-cell office:value-type="float" office:value="15.675000000000001" table:style-name="ce34">
            <text:p>15.7</text:p>
          </table:table-cell>
          <table:table-cell office:value-type="float" office:value="14.773999999999999" table:style-name="ce34">
            <text:p>14.8</text:p>
          </table:table-cell>
          <table:table-cell office:value-type="float" office:value="6.4480000000000004" table:style-name="ce34">
            <text:p>6.4</text:p>
          </table:table-cell>
          <table:table-cell office:value-type="float" office:value="8.8780000000000001" table:style-name="ce34">
            <text:p>8.9</text:p>
          </table:table-cell>
          <table:table-cell table:number-columns-repeated="16371" table:style-name="ce2"/>
        </table:table-row>
        <table:table-row table:style-name="ro7">
          <table:table-cell office:value-type="date" office:date-value="2020-08-01T00:00:00" table:style-name="ce30">
            <text:p>Aug 2020</text:p>
          </table:table-cell>
          <table:table-cell office:value-type="float" office:value="86.477999999999994" table:style-name="ce31">
            <text:p>86.5</text:p>
          </table:table-cell>
          <table:table-cell office:value-type="float" office:value="10.398" table:style-name="ce31">
            <text:p>10.4</text:p>
          </table:table-cell>
          <table:table-cell office:value-type="float" office:value="20.331" table:style-name="ce31">
            <text:p>20.3</text:p>
          </table:table-cell>
          <table:table-cell office:value-type="float" office:value="2.4239999999999999" table:style-name="ce31">
            <text:p>2.4</text:p>
          </table:table-cell>
          <table:table-cell office:value-type="float" office:value="0.39500000000000002" table:style-name="ce31">
            <text:p>0.4</text:p>
          </table:table-cell>
          <table:table-cell office:value-type="float" office:value="3.843" table:style-name="ce31">
            <text:p>3.8</text:p>
          </table:table-cell>
          <table:table-cell office:value-type="float" office:value="123.869" table:style-name="ce31">
            <text:p>123.9</text:p>
          </table:table-cell>
          <table:table-cell office:value-type="float" office:value="-4.8975800012284196" table:formula="of:=[.H346]/[.H334]*100-100" table:style-name="ce26">
            <text:p>-4.9</text:p>
          </table:table-cell>
          <table:table-cell office:value-type="float" office:value="8.5090000000000003" table:style-name="ce34">
            <text:p>8.5</text:p>
          </table:table-cell>
          <table:table-cell office:value-type="float" office:value="8.0069999999999997" table:style-name="ce34">
            <text:p>8.0</text:p>
          </table:table-cell>
          <table:table-cell office:value-type="float" office:value="4.5510000000000002" table:style-name="ce34">
            <text:p>4.6</text:p>
          </table:table-cell>
          <table:table-cell office:value-type="float" office:value="3.6829999999999998" table:style-name="ce34">
            <text:p>3.7</text:p>
          </table:table-cell>
          <table:table-cell table:number-columns-repeated="16371" table:style-name="ce2"/>
        </table:table-row>
        <table:table-row table:style-name="ro7">
          <table:table-cell office:value-type="date" office:date-value="2020-09-01T00:00:00" table:style-name="ce30">
            <text:p>Sep 2020</text:p>
          </table:table-cell>
          <table:table-cell office:value-type="float" office:value="326.93599999999998" table:style-name="ce31">
            <text:p>326.9</text:p>
          </table:table-cell>
          <table:table-cell office:value-type="float" office:value="15.581" table:style-name="ce31">
            <text:p>15.6</text:p>
          </table:table-cell>
          <table:table-cell office:value-type="float" office:value="53.451000000000001" table:style-name="ce31">
            <text:p>53.5</text:p>
          </table:table-cell>
          <table:table-cell office:value-type="float" office:value="4.5389999999999997" table:style-name="ce31">
            <text:p>4.5</text:p>
          </table:table-cell>
          <table:table-cell office:value-type="float" office:value="0.83499999999999996" table:style-name="ce31">
            <text:p>0.8</text:p>
          </table:table-cell>
          <table:table-cell office:value-type="float" office:value="5.3970000000000002" table:style-name="ce31">
            <text:p>5.4</text:p>
          </table:table-cell>
          <table:table-cell office:value-type="float" office:value="406.73899999999998" table:style-name="ce31">
            <text:p>406.7</text:p>
          </table:table-cell>
          <table:table-cell office:value-type="float" office:value="-0.29587249292799811" table:formula="of:=[.H347]/[.H335]*100-100" table:style-name="ce26">
            <text:p>-0.3</text:p>
          </table:table-cell>
          <table:table-cell office:value-type="float" office:value="34.872999999999998" table:style-name="ce34">
            <text:p>34.9</text:p>
          </table:table-cell>
          <table:table-cell office:value-type="float" office:value="33.386000000000003" table:style-name="ce34">
            <text:p>33.4</text:p>
          </table:table-cell>
          <table:table-cell office:value-type="float" office:value="19.001000000000001" table:style-name="ce34">
            <text:p>19.0</text:p>
          </table:table-cell>
          <table:table-cell office:value-type="float" office:value="15.329000000000001" table:style-name="ce34">
            <text:p>15.3</text:p>
          </table:table-cell>
          <table:table-cell table:number-columns-repeated="16371" table:style-name="ce2"/>
        </table:table-row>
        <table:table-row table:style-name="ro7">
          <table:table-cell office:value-type="date" office:date-value="2020-10-01T00:00:00" table:style-name="ce30">
            <text:p>Oct 2020</text:p>
          </table:table-cell>
          <table:table-cell office:value-type="float" office:value="139.261" table:style-name="ce31">
            <text:p>139.3</text:p>
          </table:table-cell>
          <table:table-cell office:value-type="float" office:value="9.7149999999999999" table:style-name="ce31">
            <text:p>9.7</text:p>
          </table:table-cell>
          <table:table-cell office:value-type="float" office:value="28.221" table:style-name="ce31">
            <text:p>28.2</text:p>
          </table:table-cell>
          <table:table-cell office:value-type="float" office:value="4.1980000000000004" table:style-name="ce31">
            <text:p>4.2</text:p>
          </table:table-cell>
          <table:table-cell office:value-type="float" office:value="0.58299999999999996" table:style-name="ce31">
            <text:p>0.6</text:p>
          </table:table-cell>
          <table:table-cell office:value-type="float" office:value="4.2530000000000001" table:style-name="ce31">
            <text:p>4.3</text:p>
          </table:table-cell>
          <table:table-cell office:value-type="float" office:value="186.23099999999999" table:style-name="ce31">
            <text:p>186.2</text:p>
          </table:table-cell>
          <table:table-cell office:value-type="float" office:value="-0.7106907508903646" table:formula="of:=[.H348]/[.H336]*100-100" table:style-name="ce26">
            <text:p>-0.7</text:p>
          </table:table-cell>
          <table:table-cell office:value-type="float" office:value="17.707999999999998" table:style-name="ce34">
            <text:p>17.7</text:p>
          </table:table-cell>
          <table:table-cell office:value-type="float" office:value="16.494" table:style-name="ce34">
            <text:p>16.5</text:p>
          </table:table-cell>
          <table:table-cell office:value-type="float" office:value="7.468" table:style-name="ce34">
            <text:p>7.5</text:p>
          </table:table-cell>
          <table:table-cell office:value-type="float" office:value="9.8019999999999996" table:style-name="ce34">
            <text:p>9.8</text:p>
          </table:table-cell>
          <table:table-cell table:number-columns-repeated="16371" table:style-name="ce2"/>
        </table:table-row>
        <table:table-row table:style-name="ro7">
          <table:table-cell office:value-type="date" office:date-value="2020-11-01T00:00:00" table:style-name="ce30">
            <text:p>Nov 2020</text:p>
          </table:table-cell>
          <table:table-cell office:value-type="float" office:value="113.55800000000001" table:style-name="ce31">
            <text:p>113.6</text:p>
          </table:table-cell>
          <table:table-cell office:value-type="float" office:value="7.0389999999999997" table:style-name="ce31">
            <text:p>7.0</text:p>
          </table:table-cell>
          <table:table-cell office:value-type="float" office:value="28.276" table:style-name="ce31">
            <text:p>28.3</text:p>
          </table:table-cell>
          <table:table-cell office:value-type="float" office:value="4.1449999999999996" table:style-name="ce31">
            <text:p>4.1</text:p>
          </table:table-cell>
          <table:table-cell office:value-type="float" office:value="0.46800000000000003" table:style-name="ce31">
            <text:p>0.5</text:p>
          </table:table-cell>
          <table:table-cell office:value-type="float" office:value="3.7869999999999999" table:style-name="ce31">
            <text:p>3.8</text:p>
          </table:table-cell>
          <table:table-cell office:value-type="float" office:value="157.273" table:style-name="ce31">
            <text:p>157.3</text:p>
          </table:table-cell>
          <table:table-cell office:value-type="float" office:value="-21.298177487314476" table:formula="of:=[.H349]/[.H337]*100-100" table:style-name="ce26">
            <text:p>-21.3</text:p>
          </table:table-cell>
          <table:table-cell office:value-type="float" office:value="18.335000000000001" table:style-name="ce34">
            <text:p>18.3</text:p>
          </table:table-cell>
          <table:table-cell office:value-type="float" office:value="17.315000000000001" table:style-name="ce34">
            <text:p>17.3</text:p>
          </table:table-cell>
          <table:table-cell office:value-type="float" office:value="7.3319999999999999" table:style-name="ce34">
            <text:p>7.3</text:p>
          </table:table-cell>
          <table:table-cell office:value-type="float" office:value="10.718" table:style-name="ce34">
            <text:p>10.7</text:p>
          </table:table-cell>
          <table:table-cell table:number-columns-repeated="16371" table:style-name="ce2"/>
        </table:table-row>
        <table:table-row table:style-name="ro7">
          <table:table-cell office:value-type="date" office:date-value="2020-12-01T00:00:00" table:style-name="ce35">
            <text:p>Dec 2020</text:p>
          </table:table-cell>
          <table:table-cell office:value-type="float" office:value="133.107" table:style-name="ce36">
            <text:p>133.1</text:p>
          </table:table-cell>
          <table:table-cell office:value-type="float" office:value="8.9459999999999997" table:style-name="ce36">
            <text:p>8.9</text:p>
          </table:table-cell>
          <table:table-cell office:value-type="float" office:value="27.17" table:style-name="ce36">
            <text:p>27.2</text:p>
          </table:table-cell>
          <table:table-cell office:value-type="float" office:value="3.5760000000000001" table:style-name="ce36">
            <text:p>3.6</text:p>
          </table:table-cell>
          <table:table-cell office:value-type="float" office:value="0.32200000000000001" table:style-name="ce36">
            <text:p>0.3</text:p>
          </table:table-cell>
          <table:table-cell office:value-type="float" office:value="2.8069999999999999" table:style-name="ce36">
            <text:p>2.8</text:p>
          </table:table-cell>
          <table:table-cell office:value-type="float" office:value="175.928" table:style-name="ce36">
            <text:p>175.9</text:p>
          </table:table-cell>
          <table:table-cell office:value-type="float" office:value="-6.8922630734952435" table:formula="of:=[.H350]/[.H338]*100-100" table:style-name="ce37">
            <text:p>-6.9</text:p>
          </table:table-cell>
          <table:table-cell office:value-type="float" office:value="31.38" table:style-name="ce38">
            <text:p>31.4</text:p>
          </table:table-cell>
          <table:table-cell office:value-type="float" office:value="30.166" table:style-name="ce38">
            <text:p>30.2</text:p>
          </table:table-cell>
          <table:table-cell office:value-type="float" office:value="17.172000000000001" table:style-name="ce38">
            <text:p>17.2</text:p>
          </table:table-cell>
          <table:table-cell office:value-type="float" office:value="13.805" table:style-name="ce38">
            <text:p>13.8</text:p>
          </table:table-cell>
          <table:table-cell table:number-columns-repeated="16371" table:style-name="ce2"/>
        </table:table-row>
        <table:table-row table:style-name="ro7">
          <table:table-cell table:style-name="ce30"/>
          <table:table-cell table:number-columns-repeated="7" table:style-name="ce31"/>
          <table:table-cell table:style-name="ce26"/>
          <table:table-cell table:number-columns-repeated="4" table:style-name="ce34"/>
          <table:table-cell table:number-columns-repeated="16371" table:style-name="ce2"/>
        </table:table-row>
        <table:table-row table:style-name="ro9">
          <table:table-cell table:style-name="ce30"/>
          <table:table-cell table:number-columns-repeated="7" table:style-name="ce39"/>
          <table:table-cell table:style-name="ce31"/>
          <table:table-cell table:style-name="ce40"/>
          <table:table-cell table:style-name="ce2"/>
          <table:table-cell table:style-name="ce41"/>
          <table:table-cell table:number-columns-repeated="16372" table:style-name="ce2"/>
        </table:table-row>
        <table:table-row table:style-name="ro10">
          <table:table-cell office:value-type="string" table:style-name="ce42">
            <text:p>United Kingdom</text:p>
          </table:table-cell>
          <table:table-cell table:number-columns-repeated="6" table:style-name="ce43"/>
          <table:table-cell office:value-type="string" table:style-name="ce44">
            <text:p>Thousand</text:p>
          </table:table-cell>
          <table:table-cell office:value-type="string" table:style-name="ce45">
            <text:p>Percentage</text:p>
          </table:table-cell>
          <table:table-cell table:number-columns-repeated="3" table:style-name="ce44"/>
          <table:table-cell office:value-type="string" table:style-name="ce44">
            <text:p>Thousand</text:p>
          </table:table-cell>
          <table:table-cell table:number-columns-repeated="16371" table:style-name="ce2"/>
        </table:table-row>
        <table:table-row table:style-name="ro4">
          <table:table-cell table:style-name="ce16"/>
          <table:table-cell table:number-columns-repeated="6" table:style-name="ce17"/>
          <table:table-cell table:number-columns-repeated="2" table:style-name="ce18"/>
          <table:table-cell office:value-type="string" table:number-columns-spanned="4" table:number-rows-spanned="1" table:style-name="ce46">
            <text:p>of which Ultra Low Emission Vehicles<text:s/><text:span text:style-name="T7">3</text:span>:</text:p>
          </table:table-cell>
          <table:covered-table-cell table:number-columns-repeated="3"/>
          <table:table-cell table:number-columns-repeated="16371" table:style-name="ce15"/>
        </table:table-row>
        <table:table-row table:style-name="ro5">
          <table:table-cell office:value-type="string" table:style-name="ce20">
            <text:p>Date</text:p>
          </table:table-cell>
          <table:table-cell office:value-type="string" table:style-name="ce21">
            <text:p>Cars</text:p>
          </table:table-cell>
          <table:table-cell office:value-type="string" table:style-name="ce21">
            <text:p>Motorcycles</text:p>
          </table:table-cell>
          <table:table-cell office:value-type="string" table:style-name="ce21">
            <text:p>Light Goods Vehicles</text:p>
          </table:table-cell>
          <table:table-cell office:value-type="string" table:style-name="ce21">
            <text:p>Heavy Goods Vehicles</text:p>
          </table:table-cell>
          <table:table-cell office:value-type="string" table:style-name="ce21">
            <text:p>Buses &amp; coaches</text:p>
          </table:table-cell>
          <table:table-cell office:value-type="string" table:style-name="ce21">
            <text:p>Other vehicles</text:p>
          </table:table-cell>
          <table:table-cell office:value-type="string" table:style-name="ce21">
            <text:p>Total</text:p>
          </table:table-cell>
          <table:table-cell office:value-type="string" table:style-name="ce21">
            <text:p>Year-on-year change in total vehicles<text:s/><text:span text:style-name="T8">2</text:span></text:p>
          </table:table-cell>
          <table:table-cell office:value-type="string" table:style-name="ce21">
            <text:p>All ULEVs</text:p>
          </table:table-cell>
          <table:table-cell office:value-type="string" table:style-name="ce21">
            <text:p>ULEV cars</text:p>
          </table:table-cell>
          <table:table-cell office:value-type="string" table:style-name="ce21">
            <text:p>Plug-in Grant Eligible Cars and Vans<text:s/><text:span text:style-name="T8">4,5</text:span></text:p>
          </table:table-cell>
          <table:table-cell office:value-type="string" table:style-name="ce21">
            <text:p>Plug-in Non Grant Eligible Cars and Vans<text:s/><text:span text:style-name="T8">4,5</text:span></text:p>
          </table:table-cell>
          <table:table-cell table:number-columns-repeated="16371" table:style-name="ce15"/>
        </table:table-row>
        <table:table-row table:style-name="ro2">
          <table:table-cell office:value-type="float" office:value="2015" table:style-name="ce22">
            <text:p>2015</text:p>
          </table:table-cell>
          <table:table-cell office:value-type="float" office:value="2661.02" table:style-name="ce23">
            <text:p>2661.0</text:p>
          </table:table-cell>
          <table:table-cell office:value-type="float" office:value="125.029" table:style-name="ce23">
            <text:p>125.0</text:p>
          </table:table-cell>
          <table:table-cell office:value-type="float" office:value="382.166" table:style-name="ce23">
            <text:p>382.2</text:p>
          </table:table-cell>
          <table:table-cell office:value-type="float" office:value="50.284999999999997" table:style-name="ce23">
            <text:p>50.3</text:p>
          </table:table-cell>
          <table:table-cell office:value-type="float" office:value="9.8729999999999993" table:style-name="ce23">
            <text:p>9.9</text:p>
          </table:table-cell>
          <table:table-cell office:value-type="float" office:value="54.131" table:style-name="ce23">
            <text:p>54.1</text:p>
          </table:table-cell>
          <table:table-cell office:value-type="float" office:value="3282.5039999999999" table:style-name="ce23">
            <text:p>3282.5</text:p>
          </table:table-cell>
          <table:table-cell office:value-type="string" table:style-name="ce24">
            <text:p><text:s/></text:p>
          </table:table-cell>
          <table:table-cell office:value-type="float" office:value="29.879000000000001" table:style-name="ce47">
            <text:p>29.9</text:p>
          </table:table-cell>
          <table:table-cell office:value-type="float" office:value="28.452999999999999" table:style-name="ce47">
            <text:p>28.5</text:p>
          </table:table-cell>
          <table:table-cell office:value-type="float" office:value="27.849" table:style-name="ce47">
            <text:p>27.8</text:p>
          </table:table-cell>
          <table:table-cell office:value-type="float" office:value="1.5069999999999999" table:style-name="ce47">
            <text:p>1.5</text:p>
          </table:table-cell>
          <table:table-cell table:number-columns-repeated="16371" table:style-name="ce2"/>
        </table:table-row>
        <table:table-row table:style-name="ro2">
          <table:table-cell office:value-type="float" office:value="2016" table:style-name="ce22">
            <text:p>2016</text:p>
          </table:table-cell>
          <table:table-cell office:value-type="float" office:value="2723.7739999999999" table:style-name="ce23">
            <text:p>2723.8</text:p>
          </table:table-cell>
          <table:table-cell office:value-type="float" office:value="140.05000000000001" table:style-name="ce23">
            <text:p>140.1</text:p>
          </table:table-cell>
          <table:table-cell office:value-type="float" office:value="386.649" table:style-name="ce23">
            <text:p>386.6</text:p>
          </table:table-cell>
          <table:table-cell office:value-type="float" office:value="52.802" table:style-name="ce23">
            <text:p>52.8</text:p>
          </table:table-cell>
          <table:table-cell office:value-type="float" office:value="10.24" table:style-name="ce23">
            <text:p>10.2</text:p>
          </table:table-cell>
          <table:table-cell office:value-type="float" office:value="53.804000000000002" table:style-name="ce23">
            <text:p>53.8</text:p>
          </table:table-cell>
          <table:table-cell office:value-type="float" office:value="3367.319" table:style-name="ce23">
            <text:p>3367.3</text:p>
          </table:table-cell>
          <table:table-cell office:value-type="float" office:value="2.5838506213549124" table:formula="of:=[.H357]/[.H356]*100-100" table:style-name="ce26">
            <text:p>2.6</text:p>
          </table:table-cell>
          <table:table-cell office:value-type="float" office:value="41.718000000000004" table:style-name="ce25">
            <text:p>41.7</text:p>
          </table:table-cell>
          <table:table-cell office:value-type="float" office:value="40.058999999999997" table:style-name="ce25">
            <text:p>40.1</text:p>
          </table:table-cell>
          <table:table-cell office:value-type="float" office:value="36.860999999999997" table:style-name="ce25">
            <text:p>36.9</text:p>
          </table:table-cell>
          <table:table-cell office:value-type="float" office:value="1.319" table:style-name="ce25">
            <text:p>1.3</text:p>
          </table:table-cell>
          <table:table-cell table:number-columns-repeated="16371" table:style-name="ce2"/>
        </table:table-row>
        <table:table-row table:style-name="ro2">
          <table:table-cell office:value-type="float" office:value="2017" table:style-name="ce22">
            <text:p>2017</text:p>
          </table:table-cell>
          <table:table-cell office:value-type="float" office:value="2564.33" table:style-name="ce23">
            <text:p>2564.3</text:p>
          </table:table-cell>
          <table:table-cell office:value-type="float" office:value="115.32599999999999" table:style-name="ce23">
            <text:p>115.3</text:p>
          </table:table-cell>
          <table:table-cell office:value-type="float" office:value="371.65800000000002" table:style-name="ce23">
            <text:p>371.7</text:p>
          </table:table-cell>
          <table:table-cell office:value-type="float" office:value="51.959000000000003" table:style-name="ce23">
            <text:p>52.0</text:p>
          </table:table-cell>
          <table:table-cell office:value-type="float" office:value="9.0489999999999995" table:style-name="ce23">
            <text:p>9.0</text:p>
          </table:table-cell>
          <table:table-cell office:value-type="float" office:value="57.438000000000002" table:style-name="ce23">
            <text:p>57.4</text:p>
          </table:table-cell>
          <table:table-cell office:value-type="float" office:value="3169.76" table:style-name="ce23">
            <text:p>3169.8</text:p>
          </table:table-cell>
          <table:table-cell office:value-type="float" office:value="-5.8669523142891933" table:formula="of:=[.H358]/[.H357]*100-100" table:style-name="ce26">
            <text:p>-5.9</text:p>
          </table:table-cell>
          <table:table-cell office:value-type="float" office:value="53.137" table:style-name="ce25">
            <text:p>53.1</text:p>
          </table:table-cell>
          <table:table-cell office:value-type="float" office:value="51.323" table:style-name="ce25">
            <text:p>51.3</text:p>
          </table:table-cell>
          <table:table-cell office:value-type="float" office:value="46.884999999999998" table:style-name="ce27">
            <text:p>46.9</text:p>
          </table:table-cell>
          <table:table-cell office:value-type="float" office:value="2.085" table:style-name="ce27">
            <text:p>2.1</text:p>
          </table:table-cell>
          <table:table-cell table:number-columns-repeated="16371" table:style-name="ce2"/>
        </table:table-row>
        <table:table-row table:style-name="ro2">
          <table:table-cell office:value-type="float" office:value="2018" table:style-name="ce22">
            <text:p>2018</text:p>
          </table:table-cell>
          <table:table-cell office:value-type="float" office:value="2394.0419999999999" table:style-name="ce23">
            <text:p>2394.0</text:p>
          </table:table-cell>
          <table:table-cell office:value-type="float" office:value="117.746" table:style-name="ce23">
            <text:p>117.7</text:p>
          </table:table-cell>
          <table:table-cell office:value-type="float" office:value="369.33600000000001" table:style-name="ce23">
            <text:p>369.3</text:p>
          </table:table-cell>
          <table:table-cell office:value-type="float" office:value="49.889000000000003" table:style-name="ce23">
            <text:p>49.9</text:p>
          </table:table-cell>
          <table:table-cell office:value-type="float" office:value="8.2080000000000002" table:style-name="ce23">
            <text:p>8.2</text:p>
          </table:table-cell>
          <table:table-cell office:value-type="float" office:value="57.718000000000004" table:style-name="ce23">
            <text:p>57.7</text:p>
          </table:table-cell>
          <table:table-cell office:value-type="float" office:value="2996.9389999999999" table:style-name="ce23">
            <text:p>2996.9</text:p>
          </table:table-cell>
          <table:table-cell office:value-type="float" office:value="-5.4521793448084566" table:formula="of:=[.H359]/[.H358]*100-100" table:style-name="ce26">
            <text:p>-5.5</text:p>
          </table:table-cell>
          <table:table-cell office:value-type="float" office:value="63.878999999999998" table:style-name="ce25">
            <text:p>63.9</text:p>
          </table:table-cell>
          <table:table-cell office:value-type="float" office:value="60.253999999999998" table:style-name="ce25">
            <text:p>60.3</text:p>
          </table:table-cell>
          <table:table-cell office:value-type="float" office:value="48.673999999999999" table:style-name="ce25">
            <text:p>48.7</text:p>
          </table:table-cell>
          <table:table-cell office:value-type="float" office:value="12.351000000000001" table:style-name="ce25">
            <text:p>12.4</text:p>
          </table:table-cell>
          <table:table-cell table:number-columns-repeated="16371" table:style-name="ce2"/>
        </table:table-row>
        <table:table-row table:style-name="ro2">
          <table:table-cell office:value-type="float" office:value="2019" table:style-name="ce22">
            <text:p>2019</text:p>
          </table:table-cell>
          <table:table-cell office:value-type="float" office:value="2346.576" table:style-name="ce23">
            <text:p>2346.6</text:p>
          </table:table-cell>
          <table:table-cell office:value-type="float" office:value="120.626" table:style-name="ce23">
            <text:p>120.6</text:p>
          </table:table-cell>
          <table:table-cell office:value-type="float" office:value="375.85700000000003" table:style-name="ce23">
            <text:p>375.9</text:p>
          </table:table-cell>
          <table:table-cell office:value-type="float" office:value="55.433" table:style-name="ce23">
            <text:p>55.4</text:p>
          </table:table-cell>
          <table:table-cell office:value-type="float" office:value="7.226" table:style-name="ce23">
            <text:p>7.2</text:p>
          </table:table-cell>
          <table:table-cell office:value-type="float" office:value="58.319000000000003" table:style-name="ce23">
            <text:p>58.3</text:p>
          </table:table-cell>
          <table:table-cell office:value-type="float" office:value="2964.0369999999998" table:style-name="ce23">
            <text:p>2964.0</text:p>
          </table:table-cell>
          <table:table-cell office:value-type="float" office:value="-1.0978535098645636" table:formula="of:=[.H360]/[.H359]*100-100" table:style-name="ce26">
            <text:p>-1.1</text:p>
          </table:table-cell>
          <table:table-cell office:value-type="float" office:value="80.578000000000003" table:style-name="ce25">
            <text:p>80.6</text:p>
          </table:table-cell>
          <table:table-cell office:value-type="float" office:value="72.852999999999994" table:style-name="ce25">
            <text:p>72.9</text:p>
          </table:table-cell>
          <table:table-cell office:value-type="float" office:value="41.470999999999997" table:style-name="ce25">
            <text:p>41.5</text:p>
          </table:table-cell>
          <table:table-cell office:value-type="float" office:value="34.994999999999997" table:style-name="ce25">
            <text:p>35.0</text:p>
          </table:table-cell>
          <table:table-cell table:number-columns-repeated="16371" table:style-name="ce2"/>
        </table:table-row>
        <table:table-row table:style-name="ro2">
          <table:table-cell office:value-type="float" office:value="2020" table:style-name="ce22">
            <text:p>2020</text:p>
          </table:table-cell>
          <table:table-cell office:value-type="float" office:value="1656.403" table:style-name="ce23">
            <text:p>1656.4</text:p>
          </table:table-cell>
          <table:table-cell office:value-type="float" office:value="115.042" table:style-name="ce23">
            <text:p>115.0</text:p>
          </table:table-cell>
          <table:table-cell office:value-type="float" office:value="301.54899999999998" table:style-name="ce23">
            <text:p>301.5</text:p>
          </table:table-cell>
          <table:table-cell office:value-type="float" office:value="37.619" table:style-name="ce23">
            <text:p>37.6</text:p>
          </table:table-cell>
          <table:table-cell office:value-type="float" office:value="5.202" table:style-name="ce23">
            <text:p>5.2</text:p>
          </table:table-cell>
          <table:table-cell office:value-type="float" office:value="45.524999999999999" table:style-name="ce23">
            <text:p>45.5</text:p>
          </table:table-cell>
          <table:table-cell office:value-type="float" office:value="2161.34" table:style-name="ce23">
            <text:p>2161.3</text:p>
          </table:table-cell>
          <table:table-cell office:value-type="float" office:value="-27.081207150922864" table:formula="of:=[.H361]/[.H360]*100-100" table:style-name="ce26">
            <text:p>-27.1</text:p>
          </table:table-cell>
          <table:table-cell office:value-type="float" office:value="181.09" table:style-name="ce25">
            <text:p>181.1</text:p>
          </table:table-cell>
          <table:table-cell office:value-type="float" office:value="171.06800000000001" table:style-name="ce25">
            <text:p>171.1</text:p>
          </table:table-cell>
          <table:table-cell office:value-type="float" office:value="92.156999999999996" table:style-name="ce25">
            <text:p>92.2</text:p>
          </table:table-cell>
          <table:table-cell office:value-type="float" office:value="85.042000000000002" table:style-name="ce25">
            <text:p>85.0</text:p>
          </table:table-cell>
          <table:table-cell table:number-columns-repeated="16371" table:style-name="ce2"/>
        </table:table-row>
        <table:table-row table:style-name="ro6">
          <table:table-cell office:value-type="string" table:style-name="ce22">
            <text:p>2014 Q3</text:p>
          </table:table-cell>
          <table:table-cell office:value-type="float" office:value="679.38199999999995" table:style-name="ce23">
            <text:p>679.4</text:p>
          </table:table-cell>
          <table:table-cell office:value-type="float" office:value="31.983000000000001" table:style-name="ce23">
            <text:p>32.0</text:p>
          </table:table-cell>
          <table:table-cell office:value-type="float" office:value="89.716999999999999" table:style-name="ce23">
            <text:p>89.7</text:p>
          </table:table-cell>
          <table:table-cell office:value-type="float" office:value="11.041" table:style-name="ce23">
            <text:p>11.0</text:p>
          </table:table-cell>
          <table:table-cell office:value-type="float" office:value="2.0099999999999998" table:style-name="ce23">
            <text:p>2.0</text:p>
          </table:table-cell>
          <table:table-cell office:value-type="float" office:value="16.198" table:style-name="ce23">
            <text:p>16.2</text:p>
          </table:table-cell>
          <table:table-cell office:value-type="float" office:value="830.33100000000002" table:style-name="ce23">
            <text:p>830.3</text:p>
          </table:table-cell>
          <table:table-cell table:style-name="ce24"/>
          <table:table-cell office:value-type="float" office:value="5.0389999999999997" table:style-name="ce25">
            <text:p>5.0</text:p>
          </table:table-cell>
          <table:table-cell office:value-type="float" office:value="4.75" table:style-name="ce25">
            <text:p>4.8</text:p>
          </table:table-cell>
          <table:table-cell office:value-type="float" office:value="4.7240000000000002" table:style-name="ce25">
            <text:p>4.7</text:p>
          </table:table-cell>
          <table:table-cell office:value-type="float" office:value="0.20499999999999999" table:style-name="ce25">
            <text:p>0.2</text:p>
          </table:table-cell>
          <table:table-cell table:number-columns-repeated="16371" table:style-name="ce2"/>
        </table:table-row>
        <table:table-row table:style-name="ro7">
          <table:table-cell office:value-type="string" table:style-name="ce22">
            <text:p>2014 Q4</text:p>
          </table:table-cell>
          <table:table-cell office:value-type="float" office:value="524.702" table:style-name="ce23">
            <text:p>524.7</text:p>
          </table:table-cell>
          <table:table-cell office:value-type="float" office:value="20.003" table:style-name="ce23">
            <text:p>20.0</text:p>
          </table:table-cell>
          <table:table-cell office:value-type="float" office:value="81.295000000000002" table:style-name="ce23">
            <text:p>81.3</text:p>
          </table:table-cell>
          <table:table-cell office:value-type="float" office:value="13.329000000000001" table:style-name="ce23">
            <text:p>13.3</text:p>
          </table:table-cell>
          <table:table-cell office:value-type="float" office:value="2.1019999999999999" table:style-name="ce23">
            <text:p>2.1</text:p>
          </table:table-cell>
          <table:table-cell office:value-type="float" office:value="11.223000000000001" table:style-name="ce23">
            <text:p>11.2</text:p>
          </table:table-cell>
          <table:table-cell office:value-type="float" office:value="652.654" table:style-name="ce23">
            <text:p>652.7</text:p>
          </table:table-cell>
          <table:table-cell table:style-name="ce24"/>
          <table:table-cell office:value-type="float" office:value="6.0990000000000002" table:style-name="ce25">
            <text:p>6.1</text:p>
          </table:table-cell>
          <table:table-cell office:value-type="float" office:value="5.7629999999999999" table:style-name="ce25">
            <text:p>5.8</text:p>
          </table:table-cell>
          <table:table-cell office:value-type="float" office:value="5.6920000000000002" table:style-name="ce25">
            <text:p>5.7</text:p>
          </table:table-cell>
          <table:table-cell office:value-type="float" office:value="0.30299999999999999" table:style-name="ce25">
            <text:p>0.3</text:p>
          </table:table-cell>
          <table:table-cell table:number-columns-repeated="16371" table:style-name="ce2"/>
        </table:table-row>
        <table:table-row table:style-name="ro6">
          <table:table-cell office:value-type="string" table:style-name="ce22">
            <text:p>2015 Q1</text:p>
          </table:table-cell>
          <table:table-cell office:value-type="float" office:value="740.47500000000002" table:style-name="ce23">
            <text:p>740.5</text:p>
          </table:table-cell>
          <table:table-cell office:value-type="float" office:value="27.864000000000001" table:style-name="ce23">
            <text:p>27.9</text:p>
          </table:table-cell>
          <table:table-cell office:value-type="float" office:value="100.17400000000001" table:style-name="ce23">
            <text:p>100.2</text:p>
          </table:table-cell>
          <table:table-cell office:value-type="float" office:value="10.132999999999999" table:style-name="ce23">
            <text:p>10.1</text:p>
          </table:table-cell>
          <table:table-cell office:value-type="float" office:value="2.4369999999999998" table:style-name="ce23">
            <text:p>2.4</text:p>
          </table:table-cell>
          <table:table-cell office:value-type="float" office:value="13.465" table:style-name="ce23">
            <text:p>13.5</text:p>
          </table:table-cell>
          <table:table-cell office:value-type="float" office:value="894.548" table:style-name="ce23">
            <text:p>894.5</text:p>
          </table:table-cell>
          <table:table-cell office:value-type="string" table:style-name="ce48">
            <text:p><text:s/></text:p>
          </table:table-cell>
          <table:table-cell office:value-type="float" office:value="8.9909999999999997" table:style-name="ce25">
            <text:p>9.0</text:p>
          </table:table-cell>
          <table:table-cell office:value-type="float" office:value="8.6270000000000007" table:style-name="ce25">
            <text:p>8.6</text:p>
          </table:table-cell>
          <table:table-cell office:value-type="float" office:value="8.3629999999999995" table:style-name="ce25">
            <text:p>8.4</text:p>
          </table:table-cell>
          <table:table-cell office:value-type="float" office:value="0.496" table:style-name="ce25">
            <text:p>0.5</text:p>
          </table:table-cell>
          <table:table-cell table:number-columns-repeated="16371" table:style-name="ce2"/>
        </table:table-row>
        <table:table-row table:style-name="ro7">
          <table:table-cell office:value-type="string" table:style-name="ce22">
            <text:p>2015 Q2</text:p>
          </table:table-cell>
          <table:table-cell office:value-type="float" office:value="647.67200000000003" table:style-name="ce23">
            <text:p>647.7</text:p>
          </table:table-cell>
          <table:table-cell office:value-type="float" office:value="38.216999999999999" table:style-name="ce23">
            <text:p>38.2</text:p>
          </table:table-cell>
          <table:table-cell office:value-type="float" office:value="91.962000000000003" table:style-name="ce23">
            <text:p>92.0</text:p>
          </table:table-cell>
          <table:table-cell office:value-type="float" office:value="12.223000000000001" table:style-name="ce23">
            <text:p>12.2</text:p>
          </table:table-cell>
          <table:table-cell office:value-type="float" office:value="2.6360000000000001" table:style-name="ce23">
            <text:p>2.6</text:p>
          </table:table-cell>
          <table:table-cell office:value-type="float" office:value="15.446" table:style-name="ce23">
            <text:p>15.4</text:p>
          </table:table-cell>
          <table:table-cell office:value-type="float" office:value="808.15599999999995" table:style-name="ce23">
            <text:p>808.2</text:p>
          </table:table-cell>
          <table:table-cell office:value-type="string" table:style-name="ce48">
            <text:p><text:s/></text:p>
          </table:table-cell>
          <table:table-cell office:value-type="float" office:value="6.4770000000000003" table:style-name="ce25">
            <text:p>6.5</text:p>
          </table:table-cell>
          <table:table-cell office:value-type="float" office:value="6.1109999999999998" table:style-name="ce25">
            <text:p>6.1</text:p>
          </table:table-cell>
          <table:table-cell office:value-type="float" office:value="5.8979999999999997" table:style-name="ce25">
            <text:p>5.9</text:p>
          </table:table-cell>
          <table:table-cell office:value-type="float" office:value="0.44800000000000001" table:style-name="ce25">
            <text:p>0.4</text:p>
          </table:table-cell>
          <table:table-cell table:number-columns-repeated="16371" table:style-name="ce2"/>
        </table:table-row>
        <table:table-row table:style-name="ro7">
          <table:table-cell office:value-type="string" table:style-name="ce22">
            <text:p>2015 Q3</text:p>
          </table:table-cell>
          <table:table-cell office:value-type="float" office:value="727.72199999999998" table:style-name="ce23">
            <text:p>727.7</text:p>
          </table:table-cell>
          <table:table-cell office:value-type="float" office:value="35.709000000000003" table:style-name="ce23">
            <text:p>35.7</text:p>
          </table:table-cell>
          <table:table-cell office:value-type="float" office:value="100.23699999999999" table:style-name="ce23">
            <text:p>100.2</text:p>
          </table:table-cell>
          <table:table-cell office:value-type="float" office:value="13.476000000000001" table:style-name="ce23">
            <text:p>13.5</text:p>
          </table:table-cell>
          <table:table-cell office:value-type="float" office:value="2.5059999999999998" table:style-name="ce23">
            <text:p>2.5</text:p>
          </table:table-cell>
          <table:table-cell office:value-type="float" office:value="14.519" table:style-name="ce23">
            <text:p>14.5</text:p>
          </table:table-cell>
          <table:table-cell office:value-type="float" office:value="894.16899999999998" table:style-name="ce23">
            <text:p>894.2</text:p>
          </table:table-cell>
          <table:table-cell office:value-type="float" office:value="7.688259260463596" table:formula="of:=[.H366]/[.H362]*100-100" table:style-name="ce49">
            <text:p>7.7</text:p>
          </table:table-cell>
          <table:table-cell office:value-type="float" office:value="6.875" table:style-name="ce25">
            <text:p>6.9</text:p>
          </table:table-cell>
          <table:table-cell office:value-type="float" office:value="6.4589999999999996" table:style-name="ce25">
            <text:p>6.5</text:p>
          </table:table-cell>
          <table:table-cell office:value-type="float" office:value="6.3819999999999997" table:style-name="ce25">
            <text:p>6.4</text:p>
          </table:table-cell>
          <table:table-cell office:value-type="float" office:value="0.32100000000000001" table:style-name="ce25">
            <text:p>0.3</text:p>
          </table:table-cell>
          <table:table-cell table:number-columns-repeated="16371" table:style-name="ce2"/>
        </table:table-row>
        <table:table-row table:style-name="ro7">
          <table:table-cell office:value-type="string" table:style-name="ce22">
            <text:p>2015 Q4</text:p>
          </table:table-cell>
          <table:table-cell office:value-type="float" office:value="545.15099999999995" table:style-name="ce23">
            <text:p>545.2</text:p>
          </table:table-cell>
          <table:table-cell office:value-type="float" office:value="23.239000000000001" table:style-name="ce23">
            <text:p>23.2</text:p>
          </table:table-cell>
          <table:table-cell office:value-type="float" office:value="89.793000000000006" table:style-name="ce23">
            <text:p>89.8</text:p>
          </table:table-cell>
          <table:table-cell office:value-type="float" office:value="14.452999999999999" table:style-name="ce23">
            <text:p>14.5</text:p>
          </table:table-cell>
          <table:table-cell office:value-type="float" office:value="2.294" table:style-name="ce23">
            <text:p>2.3</text:p>
          </table:table-cell>
          <table:table-cell office:value-type="float" office:value="10.701000000000001" table:style-name="ce23">
            <text:p>10.7</text:p>
          </table:table-cell>
          <table:table-cell office:value-type="float" office:value="685.63099999999997" table:style-name="ce23">
            <text:p>685.6</text:p>
          </table:table-cell>
          <table:table-cell office:value-type="float" office:value="5.0527538328118737" table:formula="of:=[.H367]/[.H363]*100-100" table:style-name="ce49">
            <text:p>5.1</text:p>
          </table:table-cell>
          <table:table-cell office:value-type="float" office:value="7.5359999999999996" table:style-name="ce25">
            <text:p>7.5</text:p>
          </table:table-cell>
          <table:table-cell office:value-type="float" office:value="7.2560000000000002" table:style-name="ce25">
            <text:p>7.3</text:p>
          </table:table-cell>
          <table:table-cell office:value-type="float" office:value="7.2060000000000004" table:style-name="ce25">
            <text:p>7.2</text:p>
          </table:table-cell>
          <table:table-cell office:value-type="float" office:value="0.24199999999999999" table:style-name="ce25">
            <text:p>0.2</text:p>
          </table:table-cell>
          <table:table-cell table:number-columns-repeated="16371" table:style-name="ce2"/>
        </table:table-row>
        <table:table-row table:style-name="ro6">
          <table:table-cell office:value-type="string" table:style-name="ce22">
            <text:p>2016 Q1</text:p>
          </table:table-cell>
          <table:table-cell office:value-type="float" office:value="780.58600000000001" table:style-name="ce23">
            <text:p>780.6</text:p>
          </table:table-cell>
          <table:table-cell office:value-type="float" office:value="29.87" table:style-name="ce23">
            <text:p>29.9</text:p>
          </table:table-cell>
          <table:table-cell office:value-type="float" office:value="102.127" table:style-name="ce23">
            <text:p>102.1</text:p>
          </table:table-cell>
          <table:table-cell office:value-type="float" office:value="11.968999999999999" table:style-name="ce23">
            <text:p>12.0</text:p>
          </table:table-cell>
          <table:table-cell office:value-type="float" office:value="2.3279999999999998" table:style-name="ce23">
            <text:p>2.3</text:p>
          </table:table-cell>
          <table:table-cell office:value-type="float" office:value="12.247" table:style-name="ce23">
            <text:p>12.2</text:p>
          </table:table-cell>
          <table:table-cell office:value-type="float" office:value="939.12699999999995" table:style-name="ce23">
            <text:p>939.1</text:p>
          </table:table-cell>
          <table:table-cell office:value-type="float" office:value="4.9834106163112466" table:formula="of:=[.H368]/[.H364]*100-100" table:style-name="ce49">
            <text:p>5.0</text:p>
          </table:table-cell>
          <table:table-cell office:value-type="float" office:value="11.784000000000001" table:style-name="ce25">
            <text:p>11.8</text:p>
          </table:table-cell>
          <table:table-cell office:value-type="float" office:value="11.337" table:style-name="ce25">
            <text:p>11.3</text:p>
          </table:table-cell>
          <table:table-cell office:value-type="float" office:value="10.919" table:style-name="ce25">
            <text:p>10.9</text:p>
          </table:table-cell>
          <table:table-cell office:value-type="float" office:value="0.318" table:style-name="ce25">
            <text:p>0.3</text:p>
          </table:table-cell>
          <table:table-cell table:number-columns-repeated="16371" table:style-name="ce2"/>
        </table:table-row>
        <table:table-row table:style-name="ro7">
          <table:table-cell office:value-type="string" table:style-name="ce22">
            <text:p>2016 Q2</text:p>
          </table:table-cell>
          <table:table-cell office:value-type="float" office:value="655.81100000000004" table:style-name="ce23">
            <text:p>655.8</text:p>
          </table:table-cell>
          <table:table-cell office:value-type="float" office:value="41.826000000000001" table:style-name="ce23">
            <text:p>41.8</text:p>
          </table:table-cell>
          <table:table-cell office:value-type="float" office:value="96.337000000000003" table:style-name="ce23">
            <text:p>96.3</text:p>
          </table:table-cell>
          <table:table-cell office:value-type="float" office:value="13.073" table:style-name="ce23">
            <text:p>13.1</text:p>
          </table:table-cell>
          <table:table-cell office:value-type="float" office:value="2.7850000000000001" table:style-name="ce23">
            <text:p>2.8</text:p>
          </table:table-cell>
          <table:table-cell office:value-type="float" office:value="14.428000000000001" table:style-name="ce23">
            <text:p>14.4</text:p>
          </table:table-cell>
          <table:table-cell office:value-type="float" office:value="824.26" table:style-name="ce23">
            <text:p>824.3</text:p>
          </table:table-cell>
          <table:table-cell office:value-type="float" office:value="1.9926845806997733" table:formula="of:=[.H369]/[.H365]*100-100" table:style-name="ce49">
            <text:p>2.0</text:p>
          </table:table-cell>
          <table:table-cell office:value-type="float" office:value="9.6760000000000002" table:style-name="ce25">
            <text:p>9.7</text:p>
          </table:table-cell>
          <table:table-cell office:value-type="float" office:value="9.2949999999999999" table:style-name="ce25">
            <text:p>9.3</text:p>
          </table:table-cell>
          <table:table-cell office:value-type="float" office:value="8.4" table:style-name="ce25">
            <text:p>8.4</text:p>
          </table:table-cell>
          <table:table-cell office:value-type="float" office:value="0.28499999999999998" table:style-name="ce25">
            <text:p>0.3</text:p>
          </table:table-cell>
          <table:table-cell table:number-columns-repeated="16371" table:style-name="ce2"/>
        </table:table-row>
        <table:table-row table:style-name="ro7">
          <table:table-cell office:value-type="string" table:style-name="ce22">
            <text:p>2016 Q3</text:p>
          </table:table-cell>
          <table:table-cell office:value-type="float" office:value="738.64800000000002" table:style-name="ce23">
            <text:p>738.6</text:p>
          </table:table-cell>
          <table:table-cell office:value-type="float" office:value="38.53" table:style-name="ce23">
            <text:p>38.5</text:p>
          </table:table-cell>
          <table:table-cell office:value-type="float" office:value="102.65300000000001" table:style-name="ce23">
            <text:p>102.7</text:p>
          </table:table-cell>
          <table:table-cell office:value-type="float" office:value="13.061999999999999" table:style-name="ce23">
            <text:p>13.1</text:p>
          </table:table-cell>
          <table:table-cell office:value-type="float" office:value="2.6749999999999998" table:style-name="ce23">
            <text:p>2.7</text:p>
          </table:table-cell>
          <table:table-cell office:value-type="float" office:value="15.715" table:style-name="ce23">
            <text:p>15.7</text:p>
          </table:table-cell>
          <table:table-cell office:value-type="float" office:value="911.28300000000002" table:style-name="ce23">
            <text:p>911.3</text:p>
          </table:table-cell>
          <table:table-cell office:value-type="float" office:value="1.9139558629297255" table:formula="of:=[.H370]/[.H366]*100-100" table:style-name="ce49">
            <text:p>1.9</text:p>
          </table:table-cell>
          <table:table-cell office:value-type="float" office:value="10.986000000000001" table:style-name="ce25">
            <text:p>11.0</text:p>
          </table:table-cell>
          <table:table-cell office:value-type="float" office:value="10.573" table:style-name="ce25">
            <text:p>10.6</text:p>
          </table:table-cell>
          <table:table-cell office:value-type="float" office:value="9.6850000000000005" table:style-name="ce25">
            <text:p>9.7</text:p>
          </table:table-cell>
          <table:table-cell office:value-type="float" office:value="0.39600000000000002" table:style-name="ce25">
            <text:p>0.4</text:p>
          </table:table-cell>
          <table:table-cell table:number-columns-repeated="16371" table:style-name="ce2"/>
        </table:table-row>
        <table:table-row table:style-name="ro7">
          <table:table-cell office:value-type="string" table:style-name="ce22">
            <text:p>2016 Q4</text:p>
          </table:table-cell>
          <table:table-cell office:value-type="float" office:value="548.72900000000004" table:style-name="ce23">
            <text:p>548.7</text:p>
          </table:table-cell>
          <table:table-cell office:value-type="float" office:value="29.824000000000002" table:style-name="ce23">
            <text:p>29.8</text:p>
          </table:table-cell>
          <table:table-cell office:value-type="float" office:value="85.531999999999996" table:style-name="ce23">
            <text:p>85.5</text:p>
          </table:table-cell>
          <table:table-cell office:value-type="float" office:value="14.698" table:style-name="ce23">
            <text:p>14.7</text:p>
          </table:table-cell>
          <table:table-cell office:value-type="float" office:value="2.452" table:style-name="ce23">
            <text:p>2.5</text:p>
          </table:table-cell>
          <table:table-cell office:value-type="float" office:value="11.414" table:style-name="ce23">
            <text:p>11.4</text:p>
          </table:table-cell>
          <table:table-cell office:value-type="float" office:value="692.649" table:style-name="ce23">
            <text:p>692.6</text:p>
          </table:table-cell>
          <table:table-cell office:value-type="float" office:value="1.0235826559767531" table:formula="of:=[.H371]/[.H367]*100-100" table:style-name="ce49">
            <text:p>1.0</text:p>
          </table:table-cell>
          <table:table-cell office:value-type="float" office:value="9.2720000000000002" table:style-name="ce25">
            <text:p>9.3</text:p>
          </table:table-cell>
          <table:table-cell office:value-type="float" office:value="8.8539999999999992" table:style-name="ce25">
            <text:p>8.9</text:p>
          </table:table-cell>
          <table:table-cell office:value-type="float" office:value="7.8570000000000002" table:style-name="ce25">
            <text:p>7.9</text:p>
          </table:table-cell>
          <table:table-cell office:value-type="float" office:value="0.32" table:style-name="ce25">
            <text:p>0.3</text:p>
          </table:table-cell>
          <table:table-cell table:number-columns-repeated="16371" table:style-name="ce2"/>
        </table:table-row>
        <table:table-row table:style-name="ro6">
          <table:table-cell office:value-type="string" table:style-name="ce22">
            <text:p>2017 Q1</text:p>
          </table:table-cell>
          <table:table-cell office:value-type="float" office:value="826.59799999999996" table:style-name="ce23">
            <text:p>826.6</text:p>
          </table:table-cell>
          <table:table-cell office:value-type="float" office:value="25.582000000000001" table:style-name="ce23">
            <text:p>25.6</text:p>
          </table:table-cell>
          <table:table-cell office:value-type="float" office:value="101.06699999999999" table:style-name="ce23">
            <text:p>101.1</text:p>
          </table:table-cell>
          <table:table-cell office:value-type="float" office:value="12.117000000000001" table:style-name="ce23">
            <text:p>12.1</text:p>
          </table:table-cell>
          <table:table-cell office:value-type="float" office:value="2.2850000000000001" table:style-name="ce23">
            <text:p>2.3</text:p>
          </table:table-cell>
          <table:table-cell office:value-type="float" office:value="14.792999999999999" table:style-name="ce23">
            <text:p>14.8</text:p>
          </table:table-cell>
          <table:table-cell office:value-type="float" office:value="982.44200000000001" table:style-name="ce23">
            <text:p>982.4</text:p>
          </table:table-cell>
          <table:table-cell office:value-type="float" office:value="4.6122622392924484" table:formula="of:=[.H372]/[.H368]*100-100" table:style-name="ce49">
            <text:p>4.6</text:p>
          </table:table-cell>
          <table:table-cell office:value-type="float" office:value="13.811999999999999" table:style-name="ce25">
            <text:p>13.8</text:p>
          </table:table-cell>
          <table:table-cell office:value-type="float" office:value="13.363" table:style-name="ce25">
            <text:p>13.4</text:p>
          </table:table-cell>
          <table:table-cell office:value-type="float" office:value="12.263999999999999" table:style-name="ce25">
            <text:p>12.3</text:p>
          </table:table-cell>
          <table:table-cell office:value-type="float" office:value="0.372" table:style-name="ce25">
            <text:p>0.4</text:p>
          </table:table-cell>
          <table:table-cell table:number-columns-repeated="16371" table:style-name="ce2"/>
        </table:table-row>
        <table:table-row table:style-name="ro7">
          <table:table-cell office:value-type="string" table:style-name="ce22">
            <text:p>2017 Q2</text:p>
          </table:table-cell>
          <table:table-cell office:value-type="float" office:value="586.36099999999999" table:style-name="ce23">
            <text:p>586.4</text:p>
          </table:table-cell>
          <table:table-cell office:value-type="float" office:value="36.008000000000003" table:style-name="ce23">
            <text:p>36.0</text:p>
          </table:table-cell>
          <table:table-cell office:value-type="float" office:value="89.513999999999996" table:style-name="ce23">
            <text:p>89.5</text:p>
          </table:table-cell>
          <table:table-cell office:value-type="float" office:value="14.016999999999999" table:style-name="ce23">
            <text:p>14.0</text:p>
          </table:table-cell>
          <table:table-cell office:value-type="float" office:value="2.4470000000000001" table:style-name="ce23">
            <text:p>2.4</text:p>
          </table:table-cell>
          <table:table-cell office:value-type="float" office:value="14.695" table:style-name="ce23">
            <text:p>14.7</text:p>
          </table:table-cell>
          <table:table-cell office:value-type="float" office:value="743.04200000000003" table:style-name="ce23">
            <text:p>743.0</text:p>
          </table:table-cell>
          <table:table-cell office:value-type="float" office:value="-9.8534443015553279" table:formula="of:=[.H373]/[.H369]*100-100" table:style-name="ce49">
            <text:p>-9.9</text:p>
          </table:table-cell>
          <table:table-cell office:value-type="float" office:value="11.398" table:style-name="ce25">
            <text:p>11.4</text:p>
          </table:table-cell>
          <table:table-cell office:value-type="float" office:value="11.015000000000001" table:style-name="ce25">
            <text:p>11.0</text:p>
          </table:table-cell>
          <table:table-cell office:value-type="float" office:value="10.013" table:style-name="ce25">
            <text:p>10.0</text:p>
          </table:table-cell>
          <table:table-cell office:value-type="float" office:value="0.48199999999999998" table:style-name="ce25">
            <text:p>0.5</text:p>
          </table:table-cell>
          <table:table-cell table:number-columns-repeated="16371" table:style-name="ce2"/>
        </table:table-row>
        <table:table-row table:style-name="ro7">
          <table:table-cell office:value-type="string" table:style-name="ce22">
            <text:p>2017 Q3</text:p>
          </table:table-cell>
          <table:table-cell office:value-type="float" office:value="671.07299999999998" table:style-name="ce23">
            <text:p>671.1</text:p>
          </table:table-cell>
          <table:table-cell office:value-type="float" office:value="31.577000000000002" table:style-name="ce23">
            <text:p>31.6</text:p>
          </table:table-cell>
          <table:table-cell office:value-type="float" office:value="100.473" table:style-name="ce23">
            <text:p>100.5</text:p>
          </table:table-cell>
          <table:table-cell office:value-type="float" office:value="12.374000000000001" table:style-name="ce23">
            <text:p>12.4</text:p>
          </table:table-cell>
          <table:table-cell office:value-type="float" office:value="2.39" table:style-name="ce23">
            <text:p>2.4</text:p>
          </table:table-cell>
          <table:table-cell office:value-type="float" office:value="14.837" table:style-name="ce23">
            <text:p>14.8</text:p>
          </table:table-cell>
          <table:table-cell office:value-type="float" office:value="832.72400000000005" table:style-name="ce23">
            <text:p>832.7</text:p>
          </table:table-cell>
          <table:table-cell office:value-type="float" office:value="-8.620702899099399" table:formula="of:=[.H374]/[.H370]*100-100" table:style-name="ce49">
            <text:p>-8.6</text:p>
          </table:table-cell>
          <table:table-cell office:value-type="float" office:value="14.592000000000001" table:style-name="ce25">
            <text:p>14.6</text:p>
          </table:table-cell>
          <table:table-cell office:value-type="float" office:value="14.063000000000001" table:style-name="ce25">
            <text:p>14.1</text:p>
          </table:table-cell>
          <table:table-cell office:value-type="float" office:value="12.907" table:style-name="ce25">
            <text:p>12.9</text:p>
          </table:table-cell>
          <table:table-cell office:value-type="float" office:value="0.63600000000000001" table:style-name="ce25">
            <text:p>0.6</text:p>
          </table:table-cell>
          <table:table-cell table:number-columns-repeated="16371" table:style-name="ce2"/>
        </table:table-row>
        <table:table-row table:style-name="ro7">
          <table:table-cell office:value-type="string" table:style-name="ce22">
            <text:p>2017 Q4</text:p>
          </table:table-cell>
          <table:table-cell office:value-type="float" office:value="480.298" table:style-name="ce23">
            <text:p>480.3</text:p>
          </table:table-cell>
          <table:table-cell office:value-type="float" office:value="22.158999999999999" table:style-name="ce23">
            <text:p>22.2</text:p>
          </table:table-cell>
          <table:table-cell office:value-type="float" office:value="80.603999999999999" table:style-name="ce23">
            <text:p>80.6</text:p>
          </table:table-cell>
          <table:table-cell office:value-type="float" office:value="13.451000000000001" table:style-name="ce23">
            <text:p>13.5</text:p>
          </table:table-cell>
          <table:table-cell office:value-type="float" office:value="1.927" table:style-name="ce23">
            <text:p>1.9</text:p>
          </table:table-cell>
          <table:table-cell office:value-type="float" office:value="13.113" table:style-name="ce23">
            <text:p>13.1</text:p>
          </table:table-cell>
          <table:table-cell office:value-type="float" office:value="611.55200000000002" table:style-name="ce23">
            <text:p>611.6</text:p>
          </table:table-cell>
          <table:table-cell office:value-type="float" office:value="-11.708238949309106" table:formula="of:=[.H375]/[.H371]*100-100" table:style-name="ce49">
            <text:p>-11.7</text:p>
          </table:table-cell>
          <table:table-cell office:value-type="float" office:value="13.335000000000001" table:style-name="ce25">
            <text:p>13.3</text:p>
          </table:table-cell>
          <table:table-cell office:value-type="float" office:value="12.882" table:style-name="ce25">
            <text:p>12.9</text:p>
          </table:table-cell>
          <table:table-cell office:value-type="float" office:value="11.701000000000001" table:style-name="ce25">
            <text:p>11.7</text:p>
          </table:table-cell>
          <table:table-cell office:value-type="float" office:value="0.59499999999999997" table:style-name="ce25">
            <text:p>0.6</text:p>
          </table:table-cell>
          <table:table-cell table:number-columns-repeated="16371" table:style-name="ce2"/>
        </table:table-row>
        <table:table-row table:style-name="ro6">
          <table:table-cell office:value-type="string" table:style-name="ce22">
            <text:p>2018 Q1</text:p>
          </table:table-cell>
          <table:table-cell office:value-type="float" office:value="724.73" table:style-name="ce23">
            <text:p>724.7</text:p>
          </table:table-cell>
          <table:table-cell office:value-type="float" office:value="26.869" table:style-name="ce23">
            <text:p>26.9</text:p>
          </table:table-cell>
          <table:table-cell office:value-type="float" office:value="97.688999999999993" table:style-name="ce23">
            <text:p>97.7</text:p>
          </table:table-cell>
          <table:table-cell office:value-type="float" office:value="11.385999999999999" table:style-name="ce23">
            <text:p>11.4</text:p>
          </table:table-cell>
          <table:table-cell office:value-type="float" office:value="2.0470000000000002" table:style-name="ce23">
            <text:p>2.0</text:p>
          </table:table-cell>
          <table:table-cell office:value-type="float" office:value="13.047000000000001" table:style-name="ce23">
            <text:p>13.0</text:p>
          </table:table-cell>
          <table:table-cell office:value-type="float" office:value="875.76800000000003" table:style-name="ce23">
            <text:p>875.8</text:p>
          </table:table-cell>
          <table:table-cell office:value-type="float" office:value="-10.85804556401294" table:formula="of:=[.H376]/[.H372]*100-100" table:style-name="ce49">
            <text:p>-10.9</text:p>
          </table:table-cell>
          <table:table-cell office:value-type="float" office:value="15.436" table:style-name="ce25">
            <text:p>15.4</text:p>
          </table:table-cell>
          <table:table-cell office:value-type="float" office:value="14.715999999999999" table:style-name="ce25">
            <text:p>14.7</text:p>
          </table:table-cell>
          <table:table-cell office:value-type="float" office:value="13.581" table:style-name="ce25">
            <text:p>13.6</text:p>
          </table:table-cell>
          <table:table-cell office:value-type="float" office:value="1.026" table:style-name="ce25">
            <text:p>1.0</text:p>
          </table:table-cell>
          <table:table-cell table:number-columns-repeated="16371" table:style-name="ce2"/>
        </table:table-row>
        <table:table-row table:style-name="ro7">
          <table:table-cell office:value-type="string" table:style-name="ce22">
            <text:p>2018 Q2</text:p>
          </table:table-cell>
          <table:table-cell office:value-type="float" office:value="600.51" table:style-name="ce23">
            <text:p>600.5</text:p>
          </table:table-cell>
          <table:table-cell office:value-type="float" office:value="36.262" table:style-name="ce23">
            <text:p>36.3</text:p>
          </table:table-cell>
          <table:table-cell office:value-type="float" office:value="89.460999999999999" table:style-name="ce23">
            <text:p>89.5</text:p>
          </table:table-cell>
          <table:table-cell office:value-type="float" office:value="12.93" table:style-name="ce23">
            <text:p>12.9</text:p>
          </table:table-cell>
          <table:table-cell office:value-type="float" office:value="2.2719999999999998" table:style-name="ce23">
            <text:p>2.3</text:p>
          </table:table-cell>
          <table:table-cell office:value-type="float" office:value="16.556999999999999" table:style-name="ce23">
            <text:p>16.6</text:p>
          </table:table-cell>
          <table:table-cell office:value-type="float" office:value="757.99199999999996" table:style-name="ce23">
            <text:p>758.0</text:p>
          </table:table-cell>
          <table:table-cell office:value-type="float" office:value="2.0119993217072363" table:formula="of:=[.H377]/[.H373]*100-100" table:style-name="ce49">
            <text:p>2.0</text:p>
          </table:table-cell>
          <table:table-cell office:value-type="float" office:value="15.819000000000001" table:style-name="ce25">
            <text:p>15.8</text:p>
          </table:table-cell>
          <table:table-cell office:value-type="float" office:value="15.031000000000001" table:style-name="ce25">
            <text:p>15.0</text:p>
          </table:table-cell>
          <table:table-cell office:value-type="float" office:value="14.025" table:style-name="ce25">
            <text:p>14.0</text:p>
          </table:table-cell>
          <table:table-cell office:value-type="float" office:value="1.1659999999999999" table:style-name="ce25">
            <text:p>1.2</text:p>
          </table:table-cell>
          <table:table-cell table:number-columns-repeated="16371" table:style-name="ce2"/>
        </table:table-row>
        <table:table-row table:style-name="ro7">
          <table:table-cell office:value-type="string" table:style-name="ce22">
            <text:p>2018 Q3</text:p>
          </table:table-cell>
          <table:table-cell office:value-type="float" office:value="604.43499999999995" table:style-name="ce23">
            <text:p>604.4</text:p>
          </table:table-cell>
          <table:table-cell office:value-type="float" office:value="32.912999999999997" table:style-name="ce23">
            <text:p>32.9</text:p>
          </table:table-cell>
          <table:table-cell office:value-type="float" office:value="96.736999999999995" table:style-name="ce23">
            <text:p>96.7</text:p>
          </table:table-cell>
          <table:table-cell office:value-type="float" office:value="11.659000000000001" table:style-name="ce23">
            <text:p>11.7</text:p>
          </table:table-cell>
          <table:table-cell office:value-type="float" office:value="2.0739999999999998" table:style-name="ce23">
            <text:p>2.1</text:p>
          </table:table-cell>
          <table:table-cell office:value-type="float" office:value="15.205" table:style-name="ce23">
            <text:p>15.2</text:p>
          </table:table-cell>
          <table:table-cell office:value-type="float" office:value="763.02300000000002" table:style-name="ce23">
            <text:p>763.0</text:p>
          </table:table-cell>
          <table:table-cell office:value-type="float" office:value="-8.3702403197217734" table:formula="of:=[.H378]/[.H374]*100-100" table:style-name="ce49">
            <text:p>-8.4</text:p>
          </table:table-cell>
          <table:table-cell office:value-type="float" office:value="16.369" table:style-name="ce25">
            <text:p>16.4</text:p>
          </table:table-cell>
          <table:table-cell office:value-type="float" office:value="15.427" table:style-name="ce25">
            <text:p>15.4</text:p>
          </table:table-cell>
          <table:table-cell office:value-type="float" office:value="14.452999999999999" table:style-name="ce27">
            <text:p>14.5</text:p>
          </table:table-cell>
          <table:table-cell office:value-type="float" office:value="1.294" table:style-name="ce27">
            <text:p>1.3</text:p>
          </table:table-cell>
          <table:table-cell table:number-columns-repeated="16371" table:style-name="ce2"/>
        </table:table-row>
        <table:table-row table:style-name="ro7">
          <table:table-cell office:value-type="string" table:style-name="ce22">
            <text:p>2018 Q4</text:p>
          </table:table-cell>
          <table:table-cell office:value-type="float" office:value="464.36700000000002" table:style-name="ce23">
            <text:p>464.4</text:p>
          </table:table-cell>
          <table:table-cell office:value-type="float" office:value="21.702000000000002" table:style-name="ce23">
            <text:p>21.7</text:p>
          </table:table-cell>
          <table:table-cell office:value-type="float" office:value="85.448999999999998" table:style-name="ce23">
            <text:p>85.4</text:p>
          </table:table-cell>
          <table:table-cell office:value-type="float" office:value="13.914" table:style-name="ce23">
            <text:p>13.9</text:p>
          </table:table-cell>
          <table:table-cell office:value-type="float" office:value="1.8149999999999999" table:style-name="ce23">
            <text:p>1.8</text:p>
          </table:table-cell>
          <table:table-cell office:value-type="float" office:value="12.909000000000001" table:style-name="ce23">
            <text:p>12.9</text:p>
          </table:table-cell>
          <table:table-cell office:value-type="float" office:value="600.15599999999995" table:style-name="ce23">
            <text:p>600.2</text:p>
          </table:table-cell>
          <table:table-cell office:value-type="float" office:value="-1.8634556014860664" table:formula="of:=[.H379]/[.H375]*100-100" table:style-name="ce49">
            <text:p>-1.9</text:p>
          </table:table-cell>
          <table:table-cell office:value-type="float" office:value="16.254999999999999" table:style-name="ce25">
            <text:p>16.3</text:p>
          </table:table-cell>
          <table:table-cell office:value-type="float" office:value="15.08" table:style-name="ce25">
            <text:p>15.1</text:p>
          </table:table-cell>
          <table:table-cell office:value-type="float" office:value="6.6150000000000002" table:style-name="ce25">
            <text:p>6.6</text:p>
          </table:table-cell>
          <table:table-cell office:value-type="float" office:value="8.8650000000000002" table:style-name="ce25">
            <text:p>8.9</text:p>
          </table:table-cell>
          <table:table-cell table:number-columns-repeated="16371" table:style-name="ce2"/>
        </table:table-row>
        <table:table-row table:style-name="ro6">
          <table:table-cell office:value-type="string" table:style-name="ce22">
            <text:p>2019 Q1</text:p>
          </table:table-cell>
          <table:table-cell office:value-type="float" office:value="710.62199999999996" table:style-name="ce23">
            <text:p>710.6</text:p>
          </table:table-cell>
          <table:table-cell office:value-type="float" office:value="30.404" table:style-name="ce23">
            <text:p>30.4</text:p>
          </table:table-cell>
          <table:table-cell office:value-type="float" office:value="106.605" table:style-name="ce23">
            <text:p>106.6</text:p>
          </table:table-cell>
          <table:table-cell office:value-type="float" office:value="13.885999999999999" table:style-name="ce23">
            <text:p>13.9</text:p>
          </table:table-cell>
          <table:table-cell office:value-type="float" office:value="1.544" table:style-name="ce23">
            <text:p>1.5</text:p>
          </table:table-cell>
          <table:table-cell office:value-type="float" office:value="14.179" table:style-name="ce23">
            <text:p>14.2</text:p>
          </table:table-cell>
          <table:table-cell office:value-type="float" office:value="877.24" table:style-name="ce23">
            <text:p>877.2</text:p>
          </table:table-cell>
          <table:table-cell office:value-type="float" office:value="0.16808104429483706" table:formula="of:=[.H380]/[.H376]*100-100" table:style-name="ce49">
            <text:p>0.2</text:p>
          </table:table-cell>
          <table:table-cell office:value-type="float" office:value="16.047000000000001" table:style-name="ce25">
            <text:p>16.0</text:p>
          </table:table-cell>
          <table:table-cell office:value-type="float" office:value="14.67" table:style-name="ce25">
            <text:p>14.7</text:p>
          </table:table-cell>
          <table:table-cell office:value-type="float" office:value="6.8310000000000004" table:style-name="ce25">
            <text:p>6.8</text:p>
          </table:table-cell>
          <table:table-cell office:value-type="float" office:value="8.5470000000000006" table:style-name="ce25">
            <text:p>8.5</text:p>
          </table:table-cell>
          <table:table-cell table:number-columns-repeated="16371" table:style-name="ce2"/>
        </table:table-row>
        <table:table-row table:style-name="ro7">
          <table:table-cell office:value-type="string" table:style-name="ce22">
            <text:p>2019 Q2</text:p>
          </table:table-cell>
          <table:table-cell office:value-type="float" office:value="576.14700000000005" table:style-name="ce23">
            <text:p>576.1</text:p>
          </table:table-cell>
          <table:table-cell office:value-type="float" office:value="36.058" table:style-name="ce23">
            <text:p>36.1</text:p>
          </table:table-cell>
          <table:table-cell office:value-type="float" office:value="96.831999999999994" table:style-name="ce23">
            <text:p>96.8</text:p>
          </table:table-cell>
          <table:table-cell office:value-type="float" office:value="17.672000000000001" table:style-name="ce23">
            <text:p>17.7</text:p>
          </table:table-cell>
          <table:table-cell office:value-type="float" office:value="1.794" table:style-name="ce23">
            <text:p>1.8</text:p>
          </table:table-cell>
          <table:table-cell office:value-type="float" office:value="16.940000000000001" table:style-name="ce23">
            <text:p>16.9</text:p>
          </table:table-cell>
          <table:table-cell office:value-type="float" office:value="745.44299999999998" table:style-name="ce23">
            <text:p>745.4</text:p>
          </table:table-cell>
          <table:table-cell office:value-type="float" office:value="-1.6555583700091745" table:formula="of:=[.H381]/[.H377]*100-100" table:style-name="ce49">
            <text:p>-1.7</text:p>
          </table:table-cell>
          <table:table-cell office:value-type="float" office:value="14.776" table:style-name="ce25">
            <text:p>14.8</text:p>
          </table:table-cell>
          <table:table-cell office:value-type="float" office:value="12.93" table:style-name="ce25">
            <text:p>12.9</text:p>
          </table:table-cell>
          <table:table-cell office:value-type="float" office:value="6.9980000000000002" table:style-name="ce25">
            <text:p>7.0</text:p>
          </table:table-cell>
          <table:table-cell office:value-type="float" office:value="6.7039999999999997" table:style-name="ce25">
            <text:p>6.7</text:p>
          </table:table-cell>
          <table:table-cell table:number-columns-repeated="16371" table:style-name="ce2"/>
        </table:table-row>
        <table:table-row table:style-name="ro7">
          <table:table-cell office:value-type="string" table:style-name="ce22">
            <text:p>2019 Q3</text:p>
          </table:table-cell>
          <table:table-cell office:value-type="float" office:value="601.39800000000002" table:style-name="ce23">
            <text:p>601.4</text:p>
          </table:table-cell>
          <table:table-cell office:value-type="float" office:value="33.148000000000003" table:style-name="ce23">
            <text:p>33.1</text:p>
          </table:table-cell>
          <table:table-cell office:value-type="float" office:value="92.938999999999993" table:style-name="ce23">
            <text:p>92.9</text:p>
          </table:table-cell>
          <table:table-cell office:value-type="float" office:value="10.367000000000001" table:style-name="ce23">
            <text:p>10.4</text:p>
          </table:table-cell>
          <table:table-cell office:value-type="float" office:value="1.726" table:style-name="ce23">
            <text:p>1.7</text:p>
          </table:table-cell>
          <table:table-cell office:value-type="float" office:value="15.308999999999999" table:style-name="ce23">
            <text:p>15.3</text:p>
          </table:table-cell>
          <table:table-cell office:value-type="float" office:value="754.88699999999994" table:style-name="ce23">
            <text:p>754.9</text:p>
          </table:table-cell>
          <table:table-cell office:value-type="float" office:value="-1.0662850267947448" table:formula="of:=[.H382]/[.H378]*100-100" table:style-name="ce49">
            <text:p>-1.1</text:p>
          </table:table-cell>
          <table:table-cell office:value-type="float" office:value="22.809000000000001" table:style-name="ce25">
            <text:p>22.8</text:p>
          </table:table-cell>
          <table:table-cell office:value-type="float" office:value="20.797999999999998" table:style-name="ce25">
            <text:p>20.8</text:p>
          </table:table-cell>
          <table:table-cell office:value-type="float" office:value="13.664999999999999" table:style-name="ce25">
            <text:p>13.7</text:p>
          </table:table-cell>
          <table:table-cell office:value-type="float" office:value="7.9889999999999999" table:style-name="ce25">
            <text:p>8.0</text:p>
          </table:table-cell>
          <table:table-cell table:number-columns-repeated="16371" table:style-name="ce2"/>
        </table:table-row>
        <table:table-row table:style-name="ro7">
          <table:table-cell office:value-type="string" table:style-name="ce22">
            <text:p>2019 Q4</text:p>
          </table:table-cell>
          <table:table-cell office:value-type="float" office:value="458.40899999999999" table:style-name="ce23">
            <text:p>458.4</text:p>
          </table:table-cell>
          <table:table-cell office:value-type="float" office:value="21.015999999999998" table:style-name="ce23">
            <text:p>21.0</text:p>
          </table:table-cell>
          <table:table-cell office:value-type="float" office:value="79.480999999999995" table:style-name="ce23">
            <text:p>79.5</text:p>
          </table:table-cell>
          <table:table-cell office:value-type="float" office:value="13.507999999999999" table:style-name="ce23">
            <text:p>13.5</text:p>
          </table:table-cell>
          <table:table-cell office:value-type="float" office:value="2.1619999999999999" table:style-name="ce23">
            <text:p>2.2</text:p>
          </table:table-cell>
          <table:table-cell office:value-type="float" office:value="11.891" table:style-name="ce23">
            <text:p>11.9</text:p>
          </table:table-cell>
          <table:table-cell office:value-type="float" office:value="586.46699999999998" table:style-name="ce23">
            <text:p>586.5</text:p>
          </table:table-cell>
          <table:table-cell office:value-type="float" office:value="-2.2809069641892989" table:formula="of:=[.H383]/[.H379]*100-100" table:style-name="ce49">
            <text:p>-2.3</text:p>
          </table:table-cell>
          <table:table-cell office:value-type="float" office:value="26.946000000000002" table:style-name="ce25">
            <text:p>26.9</text:p>
          </table:table-cell>
          <table:table-cell office:value-type="float" office:value="24.454999999999998" table:style-name="ce25">
            <text:p>24.5</text:p>
          </table:table-cell>
          <table:table-cell office:value-type="float" office:value="13.977" table:style-name="ce27">
            <text:p>14.0</text:p>
          </table:table-cell>
          <table:table-cell office:value-type="float" office:value="11.755000000000001" table:style-name="ce27">
            <text:p>11.8</text:p>
          </table:table-cell>
          <table:table-cell table:number-columns-repeated="16371" table:style-name="ce2"/>
        </table:table-row>
        <table:table-row table:style-name="ro6">
          <table:table-cell office:value-type="string" table:style-name="ce22">
            <text:p>2020 Q1</text:p>
          </table:table-cell>
          <table:table-cell office:value-type="float" office:value="491.59899999999999" table:style-name="ce23">
            <text:p>491.6</text:p>
          </table:table-cell>
          <table:table-cell office:value-type="float" office:value="26.59" table:style-name="ce23">
            <text:p>26.6</text:p>
          </table:table-cell>
          <table:table-cell office:value-type="float" office:value="70.527000000000001" table:style-name="ce23">
            <text:p>70.5</text:p>
          </table:table-cell>
          <table:table-cell office:value-type="float" office:value="10.491" table:style-name="ce23">
            <text:p>10.5</text:p>
          </table:table-cell>
          <table:table-cell office:value-type="float" office:value="1.79" table:style-name="ce23">
            <text:p>1.8</text:p>
          </table:table-cell>
          <table:table-cell office:value-type="float" office:value="12.723000000000001" table:style-name="ce23">
            <text:p>12.7</text:p>
          </table:table-cell>
          <table:table-cell office:value-type="float" office:value="613.72" table:style-name="ce23">
            <text:p>613.7</text:p>
          </table:table-cell>
          <table:table-cell office:value-type="float" office:value="-30.039669873694763" table:formula="of:=[.H384]/[.H380]*100-100" table:style-name="ce49">
            <text:p>-30.0</text:p>
          </table:table-cell>
          <table:table-cell office:value-type="float" office:value="34.115000000000002" table:style-name="ce27">
            <text:p>34.1</text:p>
          </table:table-cell>
          <table:table-cell office:value-type="float" office:value="31.655000000000001" table:style-name="ce27">
            <text:p>31.7</text:p>
          </table:table-cell>
          <table:table-cell office:value-type="float" office:value="18.600999999999999" table:style-name="ce25">
            <text:p>18.6</text:p>
          </table:table-cell>
          <table:table-cell office:value-type="float" office:value="14.438000000000001" table:style-name="ce25">
            <text:p>14.4</text:p>
          </table:table-cell>
          <table:table-cell table:number-columns-repeated="16371" table:style-name="ce2"/>
        </table:table-row>
        <table:table-row table:style-name="ro7">
          <table:table-cell office:value-type="string" table:style-name="ce22">
            <text:p>2020 Q2</text:p>
          </table:table-cell>
          <table:table-cell office:value-type="float" office:value="171.54900000000001" table:style-name="ce23">
            <text:p>171.5</text:p>
          </table:table-cell>
          <table:table-cell office:value-type="float" office:value="20.856999999999999" table:style-name="ce23">
            <text:p>20.9</text:p>
          </table:table-cell>
          <table:table-cell office:value-type="float" office:value="41.664999999999999" table:style-name="ce23">
            <text:p>41.7</text:p>
          </table:table-cell>
          <table:table-cell office:value-type="float" office:value="4.5449999999999999" table:style-name="ce23">
            <text:p>4.5</text:p>
          </table:table-cell>
          <table:table-cell office:value-type="float" office:value="0.35699999999999998" table:style-name="ce23">
            <text:p>0.4</text:p>
          </table:table-cell>
          <table:table-cell office:value-type="float" office:value="7.5940000000000003" table:style-name="ce23">
            <text:p>7.6</text:p>
          </table:table-cell>
          <table:table-cell office:value-type="float" office:value="246.56700000000001" table:style-name="ce23">
            <text:p>246.6</text:p>
          </table:table-cell>
          <table:table-cell office:value-type="float" office:value="-66.923426740877574" table:formula="of:=[.H385]/[.H381]*100-100" table:style-name="ce49">
            <text:p>-66.9</text:p>
          </table:table-cell>
          <table:table-cell office:value-type="float" office:value="19.149000000000001" table:style-name="ce25">
            <text:p>19.1</text:p>
          </table:table-cell>
          <table:table-cell office:value-type="float" office:value="17.940999999999999" table:style-name="ce25">
            <text:p>17.9</text:p>
          </table:table-cell>
          <table:table-cell office:value-type="float" office:value="11.004" table:style-name="ce25">
            <text:p>11.0</text:p>
          </table:table-cell>
          <table:table-cell office:value-type="float" office:value="7.633" table:style-name="ce25">
            <text:p>7.6</text:p>
          </table:table-cell>
          <table:table-cell table:number-columns-repeated="16371" table:style-name="ce2"/>
        </table:table-row>
        <table:table-row table:style-name="ro7">
          <table:table-cell office:value-type="string" table:style-name="ce22">
            <text:p>2020 Q3</text:p>
          </table:table-cell>
          <table:table-cell office:value-type="float" office:value="599.35799999999995" table:style-name="ce23">
            <text:p>599.4</text:p>
          </table:table-cell>
          <table:table-cell office:value-type="float" office:value="41.514000000000003" table:style-name="ce23">
            <text:p>41.5</text:p>
          </table:table-cell>
          <table:table-cell office:value-type="float" office:value="104.68" table:style-name="ce23">
            <text:p>104.7</text:p>
          </table:table-cell>
          <table:table-cell office:value-type="float" office:value="10.404" table:style-name="ce23">
            <text:p>10.4</text:p>
          </table:table-cell>
          <table:table-cell office:value-type="float" office:value="1.6040000000000001" table:style-name="ce23">
            <text:p>1.6</text:p>
          </table:table-cell>
          <table:table-cell office:value-type="float" office:value="14.087999999999999" table:style-name="ce23">
            <text:p>14.1</text:p>
          </table:table-cell>
          <table:table-cell office:value-type="float" office:value="771.64800000000002" table:style-name="ce23">
            <text:p>771.6</text:p>
          </table:table-cell>
          <table:table-cell office:value-type="float" office:value="2.2203323146378295" table:formula="of:=[.H386]/[.H382]*100-100" table:style-name="ce49">
            <text:p>2.2</text:p>
          </table:table-cell>
          <table:table-cell office:value-type="float" office:value="59.738" table:style-name="ce25">
            <text:p>59.7</text:p>
          </table:table-cell>
          <table:table-cell office:value-type="float" office:value="56.841000000000001" table:style-name="ce25">
            <text:p>56.8</text:p>
          </table:table-cell>
          <table:table-cell office:value-type="float" office:value="30.332000000000001" table:style-name="ce25">
            <text:p>30.3</text:p>
          </table:table-cell>
          <table:table-cell office:value-type="float" office:value="28.236000000000001" table:style-name="ce25">
            <text:p>28.2</text:p>
          </table:table-cell>
          <table:table-cell table:number-columns-repeated="16371" table:style-name="ce2"/>
        </table:table-row>
        <table:table-row table:style-name="ro7">
          <table:table-cell office:value-type="string" table:style-name="ce22">
            <text:p>2020 Q4</text:p>
          </table:table-cell>
          <table:table-cell office:value-type="float" office:value="393.89699999999999" table:style-name="ce23">
            <text:p>393.9</text:p>
          </table:table-cell>
          <table:table-cell office:value-type="float" office:value="26.081" table:style-name="ce23">
            <text:p>26.1</text:p>
          </table:table-cell>
          <table:table-cell office:value-type="float" office:value="84.677000000000007" table:style-name="ce23">
            <text:p>84.7</text:p>
          </table:table-cell>
          <table:table-cell office:value-type="float" office:value="12.179" table:style-name="ce23">
            <text:p>12.2</text:p>
          </table:table-cell>
          <table:table-cell office:value-type="float" office:value="1.4510000000000001" table:style-name="ce23">
            <text:p>1.5</text:p>
          </table:table-cell>
          <table:table-cell office:value-type="float" office:value="11.12" table:style-name="ce23">
            <text:p>11.1</text:p>
          </table:table-cell>
          <table:table-cell office:value-type="float" office:value="529.40499999999997" table:style-name="ce23">
            <text:p>529.4</text:p>
          </table:table-cell>
          <table:table-cell office:value-type="float" office:value="-9.7297887178647784" table:formula="of:=[.H387]/[.H383]*100-100" table:style-name="ce49">
            <text:p>-9.7</text:p>
          </table:table-cell>
          <table:table-cell office:value-type="float" office:value="68.087999999999994" table:style-name="ce25">
            <text:p>68.1</text:p>
          </table:table-cell>
          <table:table-cell office:value-type="float" office:value="64.631" table:style-name="ce25">
            <text:p>64.6</text:p>
          </table:table-cell>
          <table:table-cell office:value-type="float" office:value="32.22" table:style-name="ce27">
            <text:p>32.2</text:p>
          </table:table-cell>
          <table:table-cell office:value-type="float" office:value="34.734999999999999" table:style-name="ce27">
            <text:p>34.7</text:p>
          </table:table-cell>
          <table:table-cell table:number-columns-repeated="16371" table:style-name="ce2"/>
        </table:table-row>
        <table:table-row table:style-name="ro6">
          <table:table-cell office:value-type="date" office:date-value="2014-07-01T00:00:00" table:style-name="ce30">
            <text:p>Jul 2014</text:p>
          </table:table-cell>
          <table:table-cell office:value-type="float" office:value="177.00899999999999" table:style-name="ce31">
            <text:p>177.0</text:p>
          </table:table-cell>
          <table:table-cell office:value-type="float" office:value="10.772" table:style-name="ce31">
            <text:p>10.8</text:p>
          </table:table-cell>
          <table:table-cell office:value-type="float" office:value="25.907" table:style-name="ce31">
            <text:p>25.9</text:p>
          </table:table-cell>
          <table:table-cell office:value-type="float" office:value="3.1949999999999998" table:style-name="ce31">
            <text:p>3.2</text:p>
          </table:table-cell>
          <table:table-cell office:value-type="float" office:value="0.72599999999999998" table:style-name="ce31">
            <text:p>0.7</text:p>
          </table:table-cell>
          <table:table-cell office:value-type="float" office:value="6.351" table:style-name="ce31">
            <text:p>6.4</text:p>
          </table:table-cell>
          <table:table-cell office:value-type="float" office:value="223.96" table:style-name="ce31">
            <text:p>224.0</text:p>
          </table:table-cell>
          <table:table-cell table:style-name="ce49"/>
          <table:table-cell office:value-type="float" office:value="1.1930000000000001" table:style-name="ce25">
            <text:p>1.2</text:p>
          </table:table-cell>
          <table:table-cell office:value-type="float" office:value="1.1100000000000001" table:style-name="ce25">
            <text:p>1.1</text:p>
          </table:table-cell>
          <table:table-cell office:value-type="float" office:value="1.085" table:style-name="ce25">
            <text:p>1.1</text:p>
          </table:table-cell>
          <table:table-cell office:value-type="float" office:value="7.2999999999999995E-2" table:style-name="ce25">
            <text:p>0.1</text:p>
          </table:table-cell>
          <table:table-cell table:number-columns-repeated="16371" table:style-name="ce2"/>
        </table:table-row>
        <table:table-row table:style-name="ro7">
          <table:table-cell office:value-type="date" office:date-value="2014-08-01T00:00:00" table:style-name="ce30">
            <text:p>Aug 2014</text:p>
          </table:table-cell>
          <table:table-cell office:value-type="float" office:value="73.754999999999995" table:style-name="ce31">
            <text:p>73.8</text:p>
          </table:table-cell>
          <table:table-cell office:value-type="float" office:value="7.7640000000000002" table:style-name="ce31">
            <text:p>7.8</text:p>
          </table:table-cell>
          <table:table-cell office:value-type="float" office:value="13.183999999999999" table:style-name="ce31">
            <text:p>13.2</text:p>
          </table:table-cell>
          <table:table-cell office:value-type="float" office:value="2.44" table:style-name="ce31">
            <text:p>2.4</text:p>
          </table:table-cell>
          <table:table-cell office:value-type="float" office:value="0.28000000000000003" table:style-name="ce31">
            <text:p>0.3</text:p>
          </table:table-cell>
          <table:table-cell office:value-type="float" office:value="4.3739999999999997" table:style-name="ce31">
            <text:p>4.4</text:p>
          </table:table-cell>
          <table:table-cell office:value-type="float" office:value="101.797" table:style-name="ce31">
            <text:p>101.8</text:p>
          </table:table-cell>
          <table:table-cell table:style-name="ce26"/>
          <table:table-cell office:value-type="float" office:value="0.55900000000000005" table:style-name="ce25">
            <text:p>0.6</text:p>
          </table:table-cell>
          <table:table-cell office:value-type="float" office:value="0.52500000000000002" table:style-name="ce25">
            <text:p>0.5</text:p>
          </table:table-cell>
          <table:table-cell office:value-type="float" office:value="0.504" table:style-name="ce25">
            <text:p>0.5</text:p>
          </table:table-cell>
          <table:table-cell office:value-type="float" office:value="0.04" table:style-name="ce25">
            <text:p>-</text:p>
          </table:table-cell>
          <table:table-cell table:number-columns-repeated="16371" table:style-name="ce29"/>
        </table:table-row>
        <table:table-row table:style-name="ro7">
          <table:table-cell office:value-type="date" office:date-value="2014-09-01T00:00:00" table:style-name="ce30">
            <text:p>Sep 2014</text:p>
          </table:table-cell>
          <table:table-cell office:value-type="float" office:value="428.61799999999999" table:style-name="ce31">
            <text:p>428.6</text:p>
          </table:table-cell>
          <table:table-cell office:value-type="float" office:value="13.446999999999999" table:style-name="ce31">
            <text:p>13.4</text:p>
          </table:table-cell>
          <table:table-cell office:value-type="float" office:value="50.625999999999998" table:style-name="ce31">
            <text:p>50.6</text:p>
          </table:table-cell>
          <table:table-cell office:value-type="float" office:value="5.4059999999999997" table:style-name="ce31">
            <text:p>5.4</text:p>
          </table:table-cell>
          <table:table-cell office:value-type="float" office:value="1.004" table:style-name="ce31">
            <text:p>1.0</text:p>
          </table:table-cell>
          <table:table-cell office:value-type="float" office:value="5.4729999999999999" table:style-name="ce31">
            <text:p>5.5</text:p>
          </table:table-cell>
          <table:table-cell office:value-type="float" office:value="504.57400000000001" table:style-name="ce31">
            <text:p>504.6</text:p>
          </table:table-cell>
          <table:table-cell table:style-name="ce26"/>
          <table:table-cell office:value-type="float" office:value="3.2869999999999999" table:style-name="ce25">
            <text:p>3.3</text:p>
          </table:table-cell>
          <table:table-cell office:value-type="float" office:value="3.1150000000000002" table:style-name="ce25">
            <text:p>3.1</text:p>
          </table:table-cell>
          <table:table-cell office:value-type="float" office:value="3.1349999999999998" table:style-name="ce25">
            <text:p>3.1</text:p>
          </table:table-cell>
          <table:table-cell office:value-type="float" office:value="9.1999999999999998E-2" table:style-name="ce25">
            <text:p>0.1</text:p>
          </table:table-cell>
          <table:table-cell table:number-columns-repeated="16371" table:style-name="ce29"/>
        </table:table-row>
        <table:table-row table:style-name="ro7">
          <table:table-cell office:value-type="date" office:date-value="2014-10-01T00:00:00" table:style-name="ce30">
            <text:p>Oct 2014</text:p>
          </table:table-cell>
          <table:table-cell office:value-type="float" office:value="181.56" table:style-name="ce31">
            <text:p>181.6</text:p>
          </table:table-cell>
          <table:table-cell office:value-type="float" office:value="8.2460000000000004" table:style-name="ce31">
            <text:p>8.2</text:p>
          </table:table-cell>
          <table:table-cell office:value-type="float" office:value="27.283000000000001" table:style-name="ce31">
            <text:p>27.3</text:p>
          </table:table-cell>
          <table:table-cell office:value-type="float" office:value="8.3569999999999993" table:style-name="ce31">
            <text:p>8.4</text:p>
          </table:table-cell>
          <table:table-cell office:value-type="float" office:value="0.76500000000000001" table:style-name="ce31">
            <text:p>0.8</text:p>
          </table:table-cell>
          <table:table-cell office:value-type="float" office:value="4.8929999999999998" table:style-name="ce31">
            <text:p>4.9</text:p>
          </table:table-cell>
          <table:table-cell office:value-type="float" office:value="231.10400000000001" table:style-name="ce31">
            <text:p>231.1</text:p>
          </table:table-cell>
          <table:table-cell table:style-name="ce26"/>
          <table:table-cell office:value-type="float" office:value="1.861" table:style-name="ce25">
            <text:p>1.9</text:p>
          </table:table-cell>
          <table:table-cell office:value-type="float" office:value="1.7470000000000001" table:style-name="ce25">
            <text:p>1.7</text:p>
          </table:table-cell>
          <table:table-cell office:value-type="float" office:value="1.7210000000000001" table:style-name="ce25">
            <text:p>1.7</text:p>
          </table:table-cell>
          <table:table-cell office:value-type="float" office:value="9.1999999999999998E-2" table:style-name="ce25">
            <text:p>0.1</text:p>
          </table:table-cell>
          <table:table-cell table:number-columns-repeated="16371" table:style-name="ce29"/>
        </table:table-row>
        <table:table-row table:style-name="ro7">
          <table:table-cell office:value-type="date" office:date-value="2014-11-01T00:00:00" table:style-name="ce30">
            <text:p>Nov 2014</text:p>
          </table:table-cell>
          <table:table-cell office:value-type="float" office:value="175.374" table:style-name="ce31">
            <text:p>175.4</text:p>
          </table:table-cell>
          <table:table-cell office:value-type="float" office:value="6.4809999999999999" table:style-name="ce31">
            <text:p>6.5</text:p>
          </table:table-cell>
          <table:table-cell office:value-type="float" office:value="27.193000000000001" table:style-name="ce31">
            <text:p>27.2</text:p>
          </table:table-cell>
          <table:table-cell office:value-type="float" office:value="2.4079999999999999" table:style-name="ce31">
            <text:p>2.4</text:p>
          </table:table-cell>
          <table:table-cell office:value-type="float" office:value="0.68400000000000005" table:style-name="ce31">
            <text:p>0.7</text:p>
          </table:table-cell>
          <table:table-cell office:value-type="float" office:value="3.4540000000000002" table:style-name="ce31">
            <text:p>3.5</text:p>
          </table:table-cell>
          <table:table-cell office:value-type="float" office:value="215.59399999999999" table:style-name="ce31">
            <text:p>215.6</text:p>
          </table:table-cell>
          <table:table-cell table:style-name="ce26"/>
          <table:table-cell office:value-type="float" office:value="1.972" table:style-name="ce25">
            <text:p>2.0</text:p>
          </table:table-cell>
          <table:table-cell office:value-type="float" office:value="1.865" table:style-name="ce25">
            <text:p>1.9</text:p>
          </table:table-cell>
          <table:table-cell office:value-type="float" office:value="1.85" table:style-name="ce25">
            <text:p>1.9</text:p>
          </table:table-cell>
          <table:table-cell office:value-type="float" office:value="8.5999999999999993E-2" table:style-name="ce25">
            <text:p>0.1</text:p>
          </table:table-cell>
          <table:table-cell table:number-columns-repeated="16371" table:style-name="ce29"/>
        </table:table-row>
        <table:table-row table:style-name="ro7">
          <table:table-cell office:value-type="date" office:date-value="2014-12-01T00:00:00" table:style-name="ce30">
            <text:p>Dec 2014</text:p>
          </table:table-cell>
          <table:table-cell office:value-type="float" office:value="167.768" table:style-name="ce31">
            <text:p>167.8</text:p>
          </table:table-cell>
          <table:table-cell office:value-type="float" office:value="5.2759999999999998" table:style-name="ce31">
            <text:p>5.3</text:p>
          </table:table-cell>
          <table:table-cell office:value-type="float" office:value="26.818999999999999" table:style-name="ce31">
            <text:p>26.8</text:p>
          </table:table-cell>
          <table:table-cell office:value-type="float" office:value="2.5640000000000001" table:style-name="ce31">
            <text:p>2.6</text:p>
          </table:table-cell>
          <table:table-cell office:value-type="float" office:value="0.65300000000000002" table:style-name="ce31">
            <text:p>0.7</text:p>
          </table:table-cell>
          <table:table-cell office:value-type="float" office:value="2.8759999999999999" table:style-name="ce31">
            <text:p>2.9</text:p>
          </table:table-cell>
          <table:table-cell office:value-type="float" office:value="205.95599999999999" table:style-name="ce31">
            <text:p>206.0</text:p>
          </table:table-cell>
          <table:table-cell table:style-name="ce26"/>
          <table:table-cell office:value-type="float" office:value="2.266" table:style-name="ce25">
            <text:p>2.3</text:p>
          </table:table-cell>
          <table:table-cell office:value-type="float" office:value="2.1509999999999998" table:style-name="ce25">
            <text:p>2.2</text:p>
          </table:table-cell>
          <table:table-cell office:value-type="float" office:value="2.121" table:style-name="ce25">
            <text:p>2.1</text:p>
          </table:table-cell>
          <table:table-cell office:value-type="float" office:value="0.125" table:style-name="ce25">
            <text:p>0.1</text:p>
          </table:table-cell>
          <table:table-cell table:number-columns-repeated="16371" table:style-name="ce29"/>
        </table:table-row>
        <table:table-row table:style-name="ro6">
          <table:table-cell office:value-type="date" office:date-value="2015-01-01T00:00:00" table:style-name="ce30">
            <text:p>Jan 2015</text:p>
          </table:table-cell>
          <table:table-cell office:value-type="float" office:value="166.66" table:style-name="ce31">
            <text:p>166.7</text:p>
          </table:table-cell>
          <table:table-cell office:value-type="float" office:value="5.8449999999999998" table:style-name="ce31">
            <text:p>5.8</text:p>
          </table:table-cell>
          <table:table-cell office:value-type="float" office:value="22.628" table:style-name="ce31">
            <text:p>22.6</text:p>
          </table:table-cell>
          <table:table-cell office:value-type="float" office:value="2.351" table:style-name="ce31">
            <text:p>2.4</text:p>
          </table:table-cell>
          <table:table-cell office:value-type="float" office:value="0.64100000000000001" table:style-name="ce31">
            <text:p>0.6</text:p>
          </table:table-cell>
          <table:table-cell office:value-type="float" office:value="3.3140000000000001" table:style-name="ce31">
            <text:p>3.3</text:p>
          </table:table-cell>
          <table:table-cell office:value-type="float" office:value="201.43899999999999" table:style-name="ce31">
            <text:p>201.4</text:p>
          </table:table-cell>
          <table:table-cell table:style-name="ce26"/>
          <table:table-cell office:value-type="float" office:value="1.8029999999999999" table:style-name="ce25">
            <text:p>1.8</text:p>
          </table:table-cell>
          <table:table-cell office:value-type="float" office:value="1.718" table:style-name="ce25">
            <text:p>1.7</text:p>
          </table:table-cell>
          <table:table-cell office:value-type="float" office:value="1.6060000000000001" table:style-name="ce25">
            <text:p>1.6</text:p>
          </table:table-cell>
          <table:table-cell office:value-type="float" office:value="0.16700000000000001" table:style-name="ce25">
            <text:p>0.2</text:p>
          </table:table-cell>
          <table:table-cell table:number-columns-repeated="16371" table:style-name="ce15"/>
        </table:table-row>
        <table:table-row table:style-name="ro7">
          <table:table-cell office:value-type="date" office:date-value="2015-02-01T00:00:00" table:style-name="ce30">
            <text:p>Feb 2015</text:p>
          </table:table-cell>
          <table:table-cell office:value-type="float" office:value="78.775999999999996" table:style-name="ce31">
            <text:p>78.8</text:p>
          </table:table-cell>
          <table:table-cell office:value-type="float" office:value="4.7649999999999997" table:style-name="ce31">
            <text:p>4.8</text:p>
          </table:table-cell>
          <table:table-cell office:value-type="float" office:value="14.199" table:style-name="ce31">
            <text:p>14.2</text:p>
          </table:table-cell>
          <table:table-cell office:value-type="float" office:value="1.9430000000000001" table:style-name="ce31">
            <text:p>1.9</text:p>
          </table:table-cell>
          <table:table-cell office:value-type="float" office:value="0.47299999999999998" table:style-name="ce31">
            <text:p>0.5</text:p>
          </table:table-cell>
          <table:table-cell office:value-type="float" office:value="2.99" table:style-name="ce31">
            <text:p>3.0</text:p>
          </table:table-cell>
          <table:table-cell office:value-type="float" office:value="103.146" table:style-name="ce31">
            <text:p>103.1</text:p>
          </table:table-cell>
          <table:table-cell office:value-type="string" table:style-name="ce26">
            <text:p><text:s/></text:p>
          </table:table-cell>
          <table:table-cell office:value-type="float" office:value="0.83299999999999996" table:style-name="ce25">
            <text:p>0.8</text:p>
          </table:table-cell>
          <table:table-cell office:value-type="float" office:value="0.76200000000000001" table:style-name="ce25">
            <text:p>0.8</text:p>
          </table:table-cell>
          <table:table-cell office:value-type="float" office:value="0.71199999999999997" table:style-name="ce25">
            <text:p>0.7</text:p>
          </table:table-cell>
          <table:table-cell office:value-type="float" office:value="6.3E-2" table:style-name="ce25">
            <text:p>0.1</text:p>
          </table:table-cell>
          <table:table-cell table:number-columns-repeated="16371" table:style-name="ce29"/>
        </table:table-row>
        <table:table-row table:style-name="ro7">
          <table:table-cell office:value-type="date" office:date-value="2015-03-01T00:00:00" table:style-name="ce30">
            <text:p>Mar 2015</text:p>
          </table:table-cell>
          <table:table-cell office:value-type="float" office:value="495.03899999999999" table:style-name="ce31">
            <text:p>495.0</text:p>
          </table:table-cell>
          <table:table-cell office:value-type="float" office:value="17.254000000000001" table:style-name="ce31">
            <text:p>17.3</text:p>
          </table:table-cell>
          <table:table-cell office:value-type="float" office:value="63.347000000000001" table:style-name="ce31">
            <text:p>63.3</text:p>
          </table:table-cell>
          <table:table-cell office:value-type="float" office:value="5.8390000000000004" table:style-name="ce31">
            <text:p>5.8</text:p>
          </table:table-cell>
          <table:table-cell office:value-type="float" office:value="1.323" table:style-name="ce31">
            <text:p>1.3</text:p>
          </table:table-cell>
          <table:table-cell office:value-type="float" office:value="7.1609999999999996" table:style-name="ce31">
            <text:p>7.2</text:p>
          </table:table-cell>
          <table:table-cell office:value-type="float" office:value="589.96299999999997" table:style-name="ce31">
            <text:p>590.0</text:p>
          </table:table-cell>
          <table:table-cell office:value-type="string" table:style-name="ce26">
            <text:p><text:s/></text:p>
          </table:table-cell>
          <table:table-cell office:value-type="float" office:value="6.3550000000000004" table:style-name="ce25">
            <text:p>6.4</text:p>
          </table:table-cell>
          <table:table-cell office:value-type="float" office:value="6.1470000000000002" table:style-name="ce25">
            <text:p>6.1</text:p>
          </table:table-cell>
          <table:table-cell office:value-type="float" office:value="6.0449999999999999" table:style-name="ce25">
            <text:p>6.0</text:p>
          </table:table-cell>
          <table:table-cell office:value-type="float" office:value="0.26600000000000001" table:style-name="ce25">
            <text:p>0.3</text:p>
          </table:table-cell>
          <table:table-cell table:number-columns-repeated="16371" table:style-name="ce29"/>
        </table:table-row>
        <table:table-row table:style-name="ro7">
          <table:table-cell office:value-type="date" office:date-value="2015-04-01T00:00:00" table:style-name="ce30">
            <text:p>Apr 2015</text:p>
          </table:table-cell>
          <table:table-cell office:value-type="float" office:value="187.56" table:style-name="ce31">
            <text:p>187.6</text:p>
          </table:table-cell>
          <table:table-cell office:value-type="float" office:value="11.759" table:style-name="ce31">
            <text:p>11.8</text:p>
          </table:table-cell>
          <table:table-cell office:value-type="float" office:value="25.923999999999999" table:style-name="ce31">
            <text:p>25.9</text:p>
          </table:table-cell>
          <table:table-cell office:value-type="float" office:value="4.008" table:style-name="ce31">
            <text:p>4.0</text:p>
          </table:table-cell>
          <table:table-cell office:value-type="float" office:value="0.86899999999999999" table:style-name="ce31">
            <text:p>0.9</text:p>
          </table:table-cell>
          <table:table-cell office:value-type="float" office:value="5.4180000000000001" table:style-name="ce31">
            <text:p>5.4</text:p>
          </table:table-cell>
          <table:table-cell office:value-type="float" office:value="235.53800000000001" table:style-name="ce31">
            <text:p>235.5</text:p>
          </table:table-cell>
          <table:table-cell office:value-type="string" table:style-name="ce26">
            <text:p><text:s/></text:p>
          </table:table-cell>
          <table:table-cell office:value-type="float" office:value="1.629" table:style-name="ce25">
            <text:p>1.6</text:p>
          </table:table-cell>
          <table:table-cell office:value-type="float" office:value="1.536" table:style-name="ce25">
            <text:p>1.5</text:p>
          </table:table-cell>
          <table:table-cell office:value-type="float" office:value="1.4" table:style-name="ce25">
            <text:p>1.4</text:p>
          </table:table-cell>
          <table:table-cell office:value-type="float" office:value="0.17" table:style-name="ce25">
            <text:p>0.2</text:p>
          </table:table-cell>
          <table:table-cell table:number-columns-repeated="16371" table:style-name="ce29"/>
        </table:table-row>
        <table:table-row table:style-name="ro7">
          <table:table-cell office:value-type="date" office:date-value="2015-05-01T00:00:00" table:style-name="ce30">
            <text:p>May 2015</text:p>
          </table:table-cell>
          <table:table-cell office:value-type="float" office:value="200.24" table:style-name="ce31">
            <text:p>200.2</text:p>
          </table:table-cell>
          <table:table-cell office:value-type="float" office:value="12.449" table:style-name="ce31">
            <text:p>12.4</text:p>
          </table:table-cell>
          <table:table-cell office:value-type="float" office:value="29.216999999999999" table:style-name="ce31">
            <text:p>29.2</text:p>
          </table:table-cell>
          <table:table-cell office:value-type="float" office:value="3.7330000000000001" table:style-name="ce31">
            <text:p>3.7</text:p>
          </table:table-cell>
          <table:table-cell office:value-type="float" office:value="0.877" table:style-name="ce31">
            <text:p>0.9</text:p>
          </table:table-cell>
          <table:table-cell office:value-type="float" office:value="4.6859999999999999" table:style-name="ce31">
            <text:p>4.7</text:p>
          </table:table-cell>
          <table:table-cell office:value-type="float" office:value="251.202" table:style-name="ce31">
            <text:p>251.2</text:p>
          </table:table-cell>
          <table:table-cell office:value-type="string" table:style-name="ce26">
            <text:p><text:s/></text:p>
          </table:table-cell>
          <table:table-cell office:value-type="float" office:value="2.089" table:style-name="ce25">
            <text:p>2.1</text:p>
          </table:table-cell>
          <table:table-cell office:value-type="float" office:value="1.9650000000000001" table:style-name="ce25">
            <text:p>2.0</text:p>
          </table:table-cell>
          <table:table-cell office:value-type="float" office:value="1.9079999999999999" table:style-name="ce25">
            <text:p>1.9</text:p>
          </table:table-cell>
          <table:table-cell office:value-type="float" office:value="0.14499999999999999" table:style-name="ce25">
            <text:p>0.1</text:p>
          </table:table-cell>
          <table:table-cell table:number-columns-repeated="16371" table:style-name="ce29"/>
        </table:table-row>
        <table:table-row table:style-name="ro7">
          <table:table-cell office:value-type="date" office:date-value="2015-06-01T00:00:00" table:style-name="ce30">
            <text:p>Jun 2015</text:p>
          </table:table-cell>
          <table:table-cell office:value-type="float" office:value="259.87200000000001" table:style-name="ce31">
            <text:p>259.9</text:p>
          </table:table-cell>
          <table:table-cell office:value-type="float" office:value="14.009" table:style-name="ce31">
            <text:p>14.0</text:p>
          </table:table-cell>
          <table:table-cell office:value-type="float" office:value="36.820999999999998" table:style-name="ce31">
            <text:p>36.8</text:p>
          </table:table-cell>
          <table:table-cell office:value-type="float" office:value="4.4820000000000002" table:style-name="ce31">
            <text:p>4.5</text:p>
          </table:table-cell>
          <table:table-cell office:value-type="float" office:value="0.89" table:style-name="ce31">
            <text:p>0.9</text:p>
          </table:table-cell>
          <table:table-cell office:value-type="float" office:value="5.3419999999999996" table:style-name="ce31">
            <text:p>5.3</text:p>
          </table:table-cell>
          <table:table-cell office:value-type="float" office:value="321.416" table:style-name="ce31">
            <text:p>321.4</text:p>
          </table:table-cell>
          <table:table-cell table:style-name="ce26"/>
          <table:table-cell office:value-type="float" office:value="2.7589999999999999" table:style-name="ce25">
            <text:p>2.8</text:p>
          </table:table-cell>
          <table:table-cell office:value-type="float" office:value="2.61" table:style-name="ce25">
            <text:p>2.6</text:p>
          </table:table-cell>
          <table:table-cell office:value-type="float" office:value="2.59" table:style-name="ce25">
            <text:p>2.6</text:p>
          </table:table-cell>
          <table:table-cell office:value-type="float" office:value="0.13300000000000001" table:style-name="ce25">
            <text:p>0.1</text:p>
          </table:table-cell>
          <table:table-cell table:number-columns-repeated="16371" table:style-name="ce29"/>
        </table:table-row>
        <table:table-row table:style-name="ro7">
          <table:table-cell office:value-type="date" office:date-value="2015-07-01T00:00:00" table:style-name="ce30">
            <text:p>Jul 2015</text:p>
          </table:table-cell>
          <table:table-cell office:value-type="float" office:value="180.989" table:style-name="ce31">
            <text:p>181.0</text:p>
          </table:table-cell>
          <table:table-cell office:value-type="float" office:value="12.234999999999999" table:style-name="ce31">
            <text:p>12.2</text:p>
          </table:table-cell>
          <table:table-cell office:value-type="float" office:value="25.968" table:style-name="ce31">
            <text:p>26.0</text:p>
          </table:table-cell>
          <table:table-cell office:value-type="float" office:value="4.3460000000000001" table:style-name="ce31">
            <text:p>4.3</text:p>
          </table:table-cell>
          <table:table-cell office:value-type="float" office:value="0.67400000000000004" table:style-name="ce31">
            <text:p>0.7</text:p>
          </table:table-cell>
          <table:table-cell office:value-type="float" office:value="5.2649999999999997" table:style-name="ce31">
            <text:p>5.3</text:p>
          </table:table-cell>
          <table:table-cell office:value-type="float" office:value="229.477" table:style-name="ce31">
            <text:p>229.5</text:p>
          </table:table-cell>
          <table:table-cell office:value-type="float" office:value="2.4633863189855276" table:formula="of:=[.H400]/[.H388]*100-100" table:style-name="ce26">
            <text:p>2.5</text:p>
          </table:table-cell>
          <table:table-cell office:value-type="float" office:value="1.712" table:style-name="ce25">
            <text:p>1.7</text:p>
          </table:table-cell>
          <table:table-cell office:value-type="float" office:value="1.611" table:style-name="ce25">
            <text:p>1.6</text:p>
          </table:table-cell>
          <table:table-cell office:value-type="float" office:value="1.579" table:style-name="ce25">
            <text:p>1.6</text:p>
          </table:table-cell>
          <table:table-cell office:value-type="float" office:value="0.1" table:style-name="ce25">
            <text:p>0.1</text:p>
          </table:table-cell>
          <table:table-cell table:number-columns-repeated="16371" table:style-name="ce29"/>
        </table:table-row>
        <table:table-row table:style-name="ro7">
          <table:table-cell office:value-type="date" office:date-value="2015-08-01T00:00:00" table:style-name="ce30">
            <text:p>Aug 2015</text:p>
          </table:table-cell>
          <table:table-cell office:value-type="float" office:value="81.311000000000007" table:style-name="ce31">
            <text:p>81.3</text:p>
          </table:table-cell>
          <table:table-cell office:value-type="float" office:value="8.9450000000000003" table:style-name="ce31">
            <text:p>8.9</text:p>
          </table:table-cell>
          <table:table-cell office:value-type="float" office:value="14.664" table:style-name="ce31">
            <text:p>14.7</text:p>
          </table:table-cell>
          <table:table-cell office:value-type="float" office:value="2.8740000000000001" table:style-name="ce31">
            <text:p>2.9</text:p>
          </table:table-cell>
          <table:table-cell office:value-type="float" office:value="0.58899999999999997" table:style-name="ce31">
            <text:p>0.6</text:p>
          </table:table-cell>
          <table:table-cell office:value-type="float" office:value="4.3010000000000002" table:style-name="ce31">
            <text:p>4.3</text:p>
          </table:table-cell>
          <table:table-cell office:value-type="float" office:value="112.684" table:style-name="ce31">
            <text:p>112.7</text:p>
          </table:table-cell>
          <table:table-cell office:value-type="float" office:value="10.694814189023248" table:formula="of:=[.H401]/[.H389]*100-100" table:style-name="ce26">
            <text:p>10.7</text:p>
          </table:table-cell>
          <table:table-cell office:value-type="float" office:value="1.0329999999999999" table:style-name="ce25">
            <text:p>1.0</text:p>
          </table:table-cell>
          <table:table-cell office:value-type="float" office:value="0.90300000000000002" table:style-name="ce25">
            <text:p>0.9</text:p>
          </table:table-cell>
          <table:table-cell office:value-type="float" office:value="0.94199999999999995" table:style-name="ce25">
            <text:p>0.9</text:p>
          </table:table-cell>
          <table:table-cell office:value-type="float" office:value="5.6000000000000001E-2" table:style-name="ce25">
            <text:p>0.1</text:p>
          </table:table-cell>
          <table:table-cell table:number-columns-repeated="16371" table:style-name="ce29"/>
        </table:table-row>
        <table:table-row table:style-name="ro7">
          <table:table-cell office:value-type="date" office:date-value="2015-09-01T00:00:00" table:style-name="ce30">
            <text:p>Sep 2015</text:p>
          </table:table-cell>
          <table:table-cell office:value-type="float" office:value="465.42200000000003" table:style-name="ce31">
            <text:p>465.4</text:p>
          </table:table-cell>
          <table:table-cell office:value-type="float" office:value="14.529" table:style-name="ce31">
            <text:p>14.5</text:p>
          </table:table-cell>
          <table:table-cell office:value-type="float" office:value="59.604999999999997" table:style-name="ce31">
            <text:p>59.6</text:p>
          </table:table-cell>
          <table:table-cell office:value-type="float" office:value="6.2560000000000002" table:style-name="ce31">
            <text:p>6.3</text:p>
          </table:table-cell>
          <table:table-cell office:value-type="float" office:value="1.2430000000000001" table:style-name="ce31">
            <text:p>1.2</text:p>
          </table:table-cell>
          <table:table-cell office:value-type="float" office:value="4.9530000000000003" table:style-name="ce31">
            <text:p>5.0</text:p>
          </table:table-cell>
          <table:table-cell office:value-type="float" office:value="552.00800000000004" table:style-name="ce31">
            <text:p>552.0</text:p>
          </table:table-cell>
          <table:table-cell office:value-type="float" office:value="9.4008014681691918" table:formula="of:=[.H402]/[.H390]*100-100" table:style-name="ce26">
            <text:p>9.4</text:p>
          </table:table-cell>
          <table:table-cell office:value-type="float" office:value="4.13" table:style-name="ce25">
            <text:p>4.1</text:p>
          </table:table-cell>
          <table:table-cell office:value-type="float" office:value="3.9449999999999998" table:style-name="ce25">
            <text:p>3.9</text:p>
          </table:table-cell>
          <table:table-cell office:value-type="float" office:value="3.8610000000000002" table:style-name="ce25">
            <text:p>3.9</text:p>
          </table:table-cell>
          <table:table-cell office:value-type="float" office:value="0.16500000000000001" table:style-name="ce25">
            <text:p>0.2</text:p>
          </table:table-cell>
          <table:table-cell table:number-columns-repeated="16371" table:style-name="ce29"/>
        </table:table-row>
        <table:table-row table:style-name="ro7">
          <table:table-cell office:value-type="date" office:date-value="2015-10-01T00:00:00" table:style-name="ce30">
            <text:p>Oct 2015</text:p>
          </table:table-cell>
          <table:table-cell office:value-type="float" office:value="180.328" table:style-name="ce31">
            <text:p>180.3</text:p>
          </table:table-cell>
          <table:table-cell office:value-type="float" office:value="9.4979999999999993" table:style-name="ce31">
            <text:p>9.5</text:p>
          </table:table-cell>
          <table:table-cell office:value-type="float" office:value="29.064" table:style-name="ce31">
            <text:p>29.1</text:p>
          </table:table-cell>
          <table:table-cell office:value-type="float" office:value="5.7720000000000002" table:style-name="ce31">
            <text:p>5.8</text:p>
          </table:table-cell>
          <table:table-cell office:value-type="float" office:value="0.83499999999999996" table:style-name="ce31">
            <text:p>0.8</text:p>
          </table:table-cell>
          <table:table-cell office:value-type="float" office:value="4.2549999999999999" table:style-name="ce31">
            <text:p>4.3</text:p>
          </table:table-cell>
          <table:table-cell office:value-type="float" office:value="229.75200000000001" table:style-name="ce31">
            <text:p>229.8</text:p>
          </table:table-cell>
          <table:table-cell office:value-type="float" office:value="-0.585018000553859" table:formula="of:=[.H403]/[.H391]*100-100" table:style-name="ce26">
            <text:p>-0.6</text:p>
          </table:table-cell>
          <table:table-cell office:value-type="float" office:value="1.9379999999999999" table:style-name="ce25">
            <text:p>1.9</text:p>
          </table:table-cell>
          <table:table-cell office:value-type="float" office:value="1.847" table:style-name="ce25">
            <text:p>1.8</text:p>
          </table:table-cell>
          <table:table-cell office:value-type="float" office:value="1.8180000000000001" table:style-name="ce25">
            <text:p>1.8</text:p>
          </table:table-cell>
          <table:table-cell office:value-type="float" office:value="9.8000000000000004E-2" table:style-name="ce25">
            <text:p>0.1</text:p>
          </table:table-cell>
          <table:table-cell table:number-columns-repeated="16371" table:style-name="ce29"/>
        </table:table-row>
        <table:table-row table:style-name="ro7">
          <table:table-cell office:value-type="date" office:date-value="2015-11-01T00:00:00" table:style-name="ce30">
            <text:p>Nov 2015</text:p>
          </table:table-cell>
          <table:table-cell office:value-type="float" office:value="181.80699999999999" table:style-name="ce31">
            <text:p>181.8</text:p>
          </table:table-cell>
          <table:table-cell office:value-type="float" office:value="7.7640000000000002" table:style-name="ce31">
            <text:p>7.8</text:p>
          </table:table-cell>
          <table:table-cell office:value-type="float" office:value="29.96" table:style-name="ce31">
            <text:p>30.0</text:p>
          </table:table-cell>
          <table:table-cell office:value-type="float" office:value="4.1100000000000003" table:style-name="ce31">
            <text:p>4.1</text:p>
          </table:table-cell>
          <table:table-cell office:value-type="float" office:value="0.755" table:style-name="ce31">
            <text:p>0.8</text:p>
          </table:table-cell>
          <table:table-cell office:value-type="float" office:value="3.452" table:style-name="ce31">
            <text:p>3.5</text:p>
          </table:table-cell>
          <table:table-cell office:value-type="float" office:value="227.84800000000001" table:style-name="ce31">
            <text:p>227.8</text:p>
          </table:table-cell>
          <table:table-cell office:value-type="float" office:value="5.6838316465207726" table:formula="of:=[.H404]/[.H392]*100-100" table:style-name="ce26">
            <text:p>5.7</text:p>
          </table:table-cell>
          <table:table-cell office:value-type="float" office:value="2.3969999999999998" table:style-name="ce25">
            <text:p>2.4</text:p>
          </table:table-cell>
          <table:table-cell office:value-type="float" office:value="2.3079999999999998" table:style-name="ce25">
            <text:p>2.3</text:p>
          </table:table-cell>
          <table:table-cell office:value-type="float" office:value="2.2919999999999998" table:style-name="ce25">
            <text:p>2.3</text:p>
          </table:table-cell>
          <table:table-cell office:value-type="float" office:value="7.9000000000000001E-2" table:style-name="ce25">
            <text:p>0.1</text:p>
          </table:table-cell>
          <table:table-cell table:number-columns-repeated="16371" table:style-name="ce29"/>
        </table:table-row>
        <table:table-row table:style-name="ro7">
          <table:table-cell office:value-type="date" office:date-value="2015-12-01T00:00:00" table:style-name="ce30">
            <text:p>Dec 2015</text:p>
          </table:table-cell>
          <table:table-cell office:value-type="float" office:value="183.01599999999999" table:style-name="ce31">
            <text:p>183.0</text:p>
          </table:table-cell>
          <table:table-cell office:value-type="float" office:value="5.9770000000000003" table:style-name="ce31">
            <text:p>6.0</text:p>
          </table:table-cell>
          <table:table-cell office:value-type="float" office:value="30.768999999999998" table:style-name="ce31">
            <text:p>30.8</text:p>
          </table:table-cell>
          <table:table-cell office:value-type="float" office:value="4.5709999999999997" table:style-name="ce31">
            <text:p>4.6</text:p>
          </table:table-cell>
          <table:table-cell office:value-type="float" office:value="0.70399999999999996" table:style-name="ce31">
            <text:p>0.7</text:p>
          </table:table-cell>
          <table:table-cell office:value-type="float" office:value="2.9940000000000002" table:style-name="ce31">
            <text:p>3.0</text:p>
          </table:table-cell>
          <table:table-cell office:value-type="float" office:value="228.03100000000001" table:style-name="ce31">
            <text:p>228.0</text:p>
          </table:table-cell>
          <table:table-cell office:value-type="float" office:value="10.718308764978943" table:formula="of:=[.H405]/[.H393]*100-100" table:style-name="ce26">
            <text:p>10.7</text:p>
          </table:table-cell>
          <table:table-cell office:value-type="float" office:value="3.2010000000000001" table:style-name="ce25">
            <text:p>3.2</text:p>
          </table:table-cell>
          <table:table-cell office:value-type="float" office:value="3.101" table:style-name="ce25">
            <text:p>3.1</text:p>
          </table:table-cell>
          <table:table-cell office:value-type="float" office:value="3.0960000000000001" table:style-name="ce25">
            <text:p>3.1</text:p>
          </table:table-cell>
          <table:table-cell office:value-type="float" office:value="6.5000000000000002E-2" table:style-name="ce25">
            <text:p>0.1</text:p>
          </table:table-cell>
          <table:table-cell table:number-columns-repeated="16371" table:style-name="ce29"/>
        </table:table-row>
        <table:table-row table:style-name="ro6">
          <table:table-cell office:value-type="date" office:date-value="2016-01-01T00:00:00" table:style-name="ce30">
            <text:p>Jan 2016</text:p>
          </table:table-cell>
          <table:table-cell office:value-type="float" office:value="172.059" table:style-name="ce31">
            <text:p>172.1</text:p>
          </table:table-cell>
          <table:table-cell office:value-type="float" office:value="6.6580000000000004" table:style-name="ce31">
            <text:p>6.7</text:p>
          </table:table-cell>
          <table:table-cell office:value-type="float" office:value="21.632999999999999" table:style-name="ce31">
            <text:p>21.6</text:p>
          </table:table-cell>
          <table:table-cell office:value-type="float" office:value="3.2320000000000002" table:style-name="ce31">
            <text:p>3.2</text:p>
          </table:table-cell>
          <table:table-cell office:value-type="float" office:value="0.60399999999999998" table:style-name="ce31">
            <text:p>0.6</text:p>
          </table:table-cell>
          <table:table-cell office:value-type="float" office:value="3.012" table:style-name="ce31">
            <text:p>3.0</text:p>
          </table:table-cell>
          <table:table-cell office:value-type="float" office:value="207.19800000000001" table:style-name="ce31">
            <text:p>207.2</text:p>
          </table:table-cell>
          <table:table-cell office:value-type="float" office:value="2.8589299986596473" table:formula="of:=[.H406]/[.H394]*100-100" table:style-name="ce26">
            <text:p>2.9</text:p>
          </table:table-cell>
          <table:table-cell office:value-type="float" office:value="2.3730000000000002" table:style-name="ce25">
            <text:p>2.4</text:p>
          </table:table-cell>
          <table:table-cell office:value-type="float" office:value="2.262" table:style-name="ce25">
            <text:p>2.3</text:p>
          </table:table-cell>
          <table:table-cell office:value-type="float" office:value="2.2759999999999998" table:style-name="ce25">
            <text:p>2.3</text:p>
          </table:table-cell>
          <table:table-cell office:value-type="float" office:value="6.3E-2" table:style-name="ce25">
            <text:p>0.1</text:p>
          </table:table-cell>
          <table:table-cell table:number-columns-repeated="16371" table:style-name="ce15"/>
        </table:table-row>
        <table:table-row table:style-name="ro7">
          <table:table-cell office:value-type="date" office:date-value="2016-02-01T00:00:00" table:style-name="ce30">
            <text:p>Feb 2016</text:p>
          </table:table-cell>
          <table:table-cell office:value-type="float" office:value="86.447999999999993" table:style-name="ce31">
            <text:p>86.4</text:p>
          </table:table-cell>
          <table:table-cell office:value-type="float" office:value="5.8650000000000002" table:style-name="ce31">
            <text:p>5.9</text:p>
          </table:table-cell>
          <table:table-cell office:value-type="float" office:value="14.449" table:style-name="ce31">
            <text:p>14.4</text:p>
          </table:table-cell>
          <table:table-cell office:value-type="float" office:value="2.6030000000000002" table:style-name="ce31">
            <text:p>2.6</text:p>
          </table:table-cell>
          <table:table-cell office:value-type="float" office:value="0.42799999999999999" table:style-name="ce31">
            <text:p>0.4</text:p>
          </table:table-cell>
          <table:table-cell office:value-type="float" office:value="3.1640000000000001" table:style-name="ce31">
            <text:p>3.2</text:p>
          </table:table-cell>
          <table:table-cell office:value-type="float" office:value="112.95699999999999" table:style-name="ce31">
            <text:p>113.0</text:p>
          </table:table-cell>
          <table:table-cell office:value-type="float" office:value="9.5117600294727822" table:formula="of:=[.H407]/[.H395]*100-100" table:style-name="ce26">
            <text:p>9.5</text:p>
          </table:table-cell>
          <table:table-cell office:value-type="float" office:value="1.296" table:style-name="ce25">
            <text:p>1.3</text:p>
          </table:table-cell>
          <table:table-cell office:value-type="float" office:value="1.2410000000000001" table:style-name="ce25">
            <text:p>1.2</text:p>
          </table:table-cell>
          <table:table-cell office:value-type="float" office:value="1.232" table:style-name="ce25">
            <text:p>1.2</text:p>
          </table:table-cell>
          <table:table-cell office:value-type="float" office:value="4.2000000000000003E-2" table:style-name="ce25">
            <text:p>-</text:p>
          </table:table-cell>
          <table:table-cell table:number-columns-repeated="16371" table:style-name="ce29"/>
        </table:table-row>
        <table:table-row table:style-name="ro7">
          <table:table-cell office:value-type="date" office:date-value="2016-03-01T00:00:00" table:style-name="ce30">
            <text:p>Mar 2016</text:p>
          </table:table-cell>
          <table:table-cell office:value-type="float" office:value="522.07899999999995" table:style-name="ce31">
            <text:p>522.1</text:p>
          </table:table-cell>
          <table:table-cell office:value-type="float" office:value="17.347000000000001" table:style-name="ce31">
            <text:p>17.3</text:p>
          </table:table-cell>
          <table:table-cell office:value-type="float" office:value="66.045000000000002" table:style-name="ce31">
            <text:p>66.0</text:p>
          </table:table-cell>
          <table:table-cell office:value-type="float" office:value="6.1340000000000003" table:style-name="ce31">
            <text:p>6.1</text:p>
          </table:table-cell>
          <table:table-cell office:value-type="float" office:value="1.296" table:style-name="ce31">
            <text:p>1.3</text:p>
          </table:table-cell>
          <table:table-cell office:value-type="float" office:value="6.0709999999999997" table:style-name="ce31">
            <text:p>6.1</text:p>
          </table:table-cell>
          <table:table-cell office:value-type="float" office:value="618.97199999999998" table:style-name="ce31">
            <text:p>619.0</text:p>
          </table:table-cell>
          <table:table-cell office:value-type="float" office:value="4.9170880207742016" table:formula="of:=[.H408]/[.H396]*100-100" table:style-name="ce26">
            <text:p>4.9</text:p>
          </table:table-cell>
          <table:table-cell office:value-type="float" office:value="8.1150000000000002" table:style-name="ce25">
            <text:p>8.1</text:p>
          </table:table-cell>
          <table:table-cell office:value-type="float" office:value="7.8339999999999996" table:style-name="ce25">
            <text:p>7.8</text:p>
          </table:table-cell>
          <table:table-cell office:value-type="float" office:value="7.4109999999999996" table:style-name="ce25">
            <text:p>7.4</text:p>
          </table:table-cell>
          <table:table-cell office:value-type="float" office:value="0.21299999999999999" table:style-name="ce25">
            <text:p>0.2</text:p>
          </table:table-cell>
          <table:table-cell table:number-columns-repeated="16371" table:style-name="ce29"/>
        </table:table-row>
        <table:table-row table:style-name="ro7">
          <table:table-cell office:value-type="date" office:date-value="2016-04-01T00:00:00" table:style-name="ce30">
            <text:p>Apr 2016</text:p>
          </table:table-cell>
          <table:table-cell office:value-type="float" office:value="191.14400000000001" table:style-name="ce31">
            <text:p>191.1</text:p>
          </table:table-cell>
          <table:table-cell office:value-type="float" office:value="13.478999999999999" table:style-name="ce31">
            <text:p>13.5</text:p>
          </table:table-cell>
          <table:table-cell office:value-type="float" office:value="28.945" table:style-name="ce31">
            <text:p>28.9</text:p>
          </table:table-cell>
          <table:table-cell office:value-type="float" office:value="4.2750000000000004" table:style-name="ce31">
            <text:p>4.3</text:p>
          </table:table-cell>
          <table:table-cell office:value-type="float" office:value="0.88300000000000001" table:style-name="ce31">
            <text:p>0.9</text:p>
          </table:table-cell>
          <table:table-cell office:value-type="float" office:value="4.6669999999999998" table:style-name="ce31">
            <text:p>4.7</text:p>
          </table:table-cell>
          <table:table-cell office:value-type="float" office:value="243.393" table:style-name="ce31">
            <text:p>243.4</text:p>
          </table:table-cell>
          <table:table-cell office:value-type="float" office:value="3.3349183571228309" table:formula="of:=[.H409]/[.H397]*100-100" table:style-name="ce26">
            <text:p>3.3</text:p>
          </table:table-cell>
          <table:table-cell office:value-type="float" office:value="3.1930000000000001" table:style-name="ce25">
            <text:p>3.2</text:p>
          </table:table-cell>
          <table:table-cell office:value-type="float" office:value="3.1059999999999999" table:style-name="ce25">
            <text:p>3.1</text:p>
          </table:table-cell>
          <table:table-cell office:value-type="float" office:value="2.7719999999999998" table:style-name="ce25">
            <text:p>2.8</text:p>
          </table:table-cell>
          <table:table-cell office:value-type="float" office:value="9.6000000000000002E-2" table:style-name="ce25">
            <text:p>0.1</text:p>
          </table:table-cell>
          <table:table-cell table:number-columns-repeated="16371" table:style-name="ce29"/>
        </table:table-row>
        <table:table-row table:style-name="ro7">
          <table:table-cell office:value-type="date" office:date-value="2016-05-01T00:00:00" table:style-name="ce30">
            <text:p>May 2016</text:p>
          </table:table-cell>
          <table:table-cell office:value-type="float" office:value="206.239" table:style-name="ce31">
            <text:p>206.2</text:p>
          </table:table-cell>
          <table:table-cell office:value-type="float" office:value="13.182" table:style-name="ce31">
            <text:p>13.2</text:p>
          </table:table-cell>
          <table:table-cell office:value-type="float" office:value="29.643999999999998" table:style-name="ce31">
            <text:p>29.6</text:p>
          </table:table-cell>
          <table:table-cell office:value-type="float" office:value="4.1680000000000001" table:style-name="ce31">
            <text:p>4.2</text:p>
          </table:table-cell>
          <table:table-cell office:value-type="float" office:value="0.873" table:style-name="ce31">
            <text:p>0.9</text:p>
          </table:table-cell>
          <table:table-cell office:value-type="float" office:value="4.6040000000000001" table:style-name="ce31">
            <text:p>4.6</text:p>
          </table:table-cell>
          <table:table-cell office:value-type="float" office:value="258.70999999999998" table:style-name="ce31">
            <text:p>258.7</text:p>
          </table:table-cell>
          <table:table-cell office:value-type="float" office:value="2.9888297067698346" table:formula="of:=[.H410]/[.H398]*100-100" table:style-name="ce26">
            <text:p>3.0</text:p>
          </table:table-cell>
          <table:table-cell office:value-type="float" office:value="2.7679999999999998" table:style-name="ce25">
            <text:p>2.8</text:p>
          </table:table-cell>
          <table:table-cell office:value-type="float" office:value="2.673" table:style-name="ce25">
            <text:p>2.7</text:p>
          </table:table-cell>
          <table:table-cell office:value-type="float" office:value="2.3330000000000002" table:style-name="ce25">
            <text:p>2.3</text:p>
          </table:table-cell>
          <table:table-cell office:value-type="float" office:value="0.107" table:style-name="ce25">
            <text:p>0.1</text:p>
          </table:table-cell>
          <table:table-cell table:number-columns-repeated="16371" table:style-name="ce29"/>
        </table:table-row>
        <table:table-row table:style-name="ro7">
          <table:table-cell office:value-type="date" office:date-value="2016-06-01T00:00:00" table:style-name="ce30">
            <text:p>Jun 2016</text:p>
          </table:table-cell>
          <table:table-cell office:value-type="float" office:value="258.428" table:style-name="ce31">
            <text:p>258.4</text:p>
          </table:table-cell>
          <table:table-cell office:value-type="float" office:value="15.164999999999999" table:style-name="ce31">
            <text:p>15.2</text:p>
          </table:table-cell>
          <table:table-cell office:value-type="float" office:value="37.747999999999998" table:style-name="ce31">
            <text:p>37.7</text:p>
          </table:table-cell>
          <table:table-cell office:value-type="float" office:value="4.63" table:style-name="ce31">
            <text:p>4.6</text:p>
          </table:table-cell>
          <table:table-cell office:value-type="float" office:value="1.0289999999999999" table:style-name="ce31">
            <text:p>1.0</text:p>
          </table:table-cell>
          <table:table-cell office:value-type="float" office:value="5.157" table:style-name="ce31">
            <text:p>5.2</text:p>
          </table:table-cell>
          <table:table-cell office:value-type="float" office:value="322.15699999999998" table:style-name="ce31">
            <text:p>322.2</text:p>
          </table:table-cell>
          <table:table-cell office:value-type="float" office:value="0.23054235010080504" table:formula="of:=[.H411]/[.H399]*100-100" table:style-name="ce26">
            <text:p>0.2</text:p>
          </table:table-cell>
          <table:table-cell office:value-type="float" office:value="3.7149999999999999" table:style-name="ce25">
            <text:p>3.7</text:p>
          </table:table-cell>
          <table:table-cell office:value-type="float" office:value="3.516" table:style-name="ce25">
            <text:p>3.5</text:p>
          </table:table-cell>
          <table:table-cell office:value-type="float" office:value="3.2949999999999999" table:style-name="ce25">
            <text:p>3.3</text:p>
          </table:table-cell>
          <table:table-cell office:value-type="float" office:value="8.2000000000000003E-2" table:style-name="ce25">
            <text:p>0.1</text:p>
          </table:table-cell>
          <table:table-cell table:number-columns-repeated="16371" table:style-name="ce29"/>
        </table:table-row>
        <table:table-row table:style-name="ro7">
          <table:table-cell office:value-type="date" office:date-value="2016-07-01T00:00:00" table:style-name="ce30">
            <text:p>Jul 2016</text:p>
          </table:table-cell>
          <table:table-cell office:value-type="float" office:value="181.48" table:style-name="ce31">
            <text:p>181.5</text:p>
          </table:table-cell>
          <table:table-cell office:value-type="float" office:value="12.163" table:style-name="ce31">
            <text:p>12.2</text:p>
          </table:table-cell>
          <table:table-cell office:value-type="float" office:value="25.771000000000001" table:style-name="ce31">
            <text:p>25.8</text:p>
          </table:table-cell>
          <table:table-cell office:value-type="float" office:value="3.9830000000000001" table:style-name="ce31">
            <text:p>4.0</text:p>
          </table:table-cell>
          <table:table-cell office:value-type="float" office:value="0.63500000000000001" table:style-name="ce31">
            <text:p>0.6</text:p>
          </table:table-cell>
          <table:table-cell office:value-type="float" office:value="4.9960000000000004" table:style-name="ce31">
            <text:p>5.0</text:p>
          </table:table-cell>
          <table:table-cell office:value-type="float" office:value="229.02799999999999" table:style-name="ce31">
            <text:p>229.0</text:p>
          </table:table-cell>
          <table:table-cell office:value-type="float" office:value="-0.19566231038405135" table:formula="of:=[.H412]/[.H400]*100-100" table:style-name="ce26">
            <text:p>-0.2</text:p>
          </table:table-cell>
          <table:table-cell office:value-type="float" office:value="2.621" table:style-name="ce25">
            <text:p>2.6</text:p>
          </table:table-cell>
          <table:table-cell office:value-type="float" office:value="2.5009999999999999" table:style-name="ce25">
            <text:p>2.5</text:p>
          </table:table-cell>
          <table:table-cell office:value-type="float" office:value="2.2890000000000001" table:style-name="ce25">
            <text:p>2.3</text:p>
          </table:table-cell>
          <table:table-cell office:value-type="float" office:value="0.112" table:style-name="ce25">
            <text:p>0.1</text:p>
          </table:table-cell>
          <table:table-cell table:number-columns-repeated="16371" table:style-name="ce29"/>
        </table:table-row>
        <table:table-row table:style-name="ro7">
          <table:table-cell office:value-type="date" office:date-value="2016-08-01T00:00:00" table:style-name="ce30">
            <text:p>Aug 2016</text:p>
          </table:table-cell>
          <table:table-cell office:value-type="float" office:value="84.703999999999994" table:style-name="ce31">
            <text:p>84.7</text:p>
          </table:table-cell>
          <table:table-cell office:value-type="float" office:value="9.35" table:style-name="ce31">
            <text:p>9.4</text:p>
          </table:table-cell>
          <table:table-cell office:value-type="float" office:value="16.359000000000002" table:style-name="ce31">
            <text:p>16.4</text:p>
          </table:table-cell>
          <table:table-cell office:value-type="float" office:value="3.427" table:style-name="ce31">
            <text:p>3.4</text:p>
          </table:table-cell>
          <table:table-cell office:value-type="float" office:value="0.56699999999999995" table:style-name="ce31">
            <text:p>0.6</text:p>
          </table:table-cell>
          <table:table-cell office:value-type="float" office:value="4.4020000000000001" table:style-name="ce31">
            <text:p>4.4</text:p>
          </table:table-cell>
          <table:table-cell office:value-type="float" office:value="118.809" table:style-name="ce31">
            <text:p>118.8</text:p>
          </table:table-cell>
          <table:table-cell office:value-type="float" office:value="5.4355542934223138" table:formula="of:=[.H413]/[.H401]*100-100" table:style-name="ce26">
            <text:p>5.4</text:p>
          </table:table-cell>
          <table:table-cell office:value-type="float" office:value="1.321" table:style-name="ce25">
            <text:p>1.3</text:p>
          </table:table-cell>
          <table:table-cell office:value-type="float" office:value="1.242" table:style-name="ce25">
            <text:p>1.2</text:p>
          </table:table-cell>
          <table:table-cell office:value-type="float" office:value="1.1120000000000001" table:style-name="ce25">
            <text:p>1.1</text:p>
          </table:table-cell>
          <table:table-cell office:value-type="float" office:value="8.6999999999999994E-2" table:style-name="ce25">
            <text:p>0.1</text:p>
          </table:table-cell>
          <table:table-cell table:number-columns-repeated="16371" table:style-name="ce29"/>
        </table:table-row>
        <table:table-row table:style-name="ro7">
          <table:table-cell office:value-type="date" office:date-value="2016-09-01T00:00:00" table:style-name="ce30">
            <text:p>Sep 2016</text:p>
          </table:table-cell>
          <table:table-cell office:value-type="float" office:value="472.464" table:style-name="ce31">
            <text:p>472.5</text:p>
          </table:table-cell>
          <table:table-cell office:value-type="float" office:value="17.016999999999999" table:style-name="ce31">
            <text:p>17.0</text:p>
          </table:table-cell>
          <table:table-cell office:value-type="float" office:value="60.523000000000003" table:style-name="ce31">
            <text:p>60.5</text:p>
          </table:table-cell>
          <table:table-cell office:value-type="float" office:value="5.6520000000000001" table:style-name="ce31">
            <text:p>5.7</text:p>
          </table:table-cell>
          <table:table-cell office:value-type="float" office:value="1.4730000000000001" table:style-name="ce31">
            <text:p>1.5</text:p>
          </table:table-cell>
          <table:table-cell office:value-type="float" office:value="6.3170000000000002" table:style-name="ce31">
            <text:p>6.3</text:p>
          </table:table-cell>
          <table:table-cell office:value-type="float" office:value="563.44600000000003" table:style-name="ce31">
            <text:p>563.4</text:p>
          </table:table-cell>
          <table:table-cell office:value-type="float" office:value="2.0720714192547831" table:formula="of:=[.H414]/[.H402]*100-100" table:style-name="ce26">
            <text:p>2.1</text:p>
          </table:table-cell>
          <table:table-cell office:value-type="float" office:value="7.0439999999999996" table:style-name="ce25">
            <text:p>7.0</text:p>
          </table:table-cell>
          <table:table-cell office:value-type="float" office:value="6.83" table:style-name="ce25">
            <text:p>6.8</text:p>
          </table:table-cell>
          <table:table-cell office:value-type="float" office:value="6.2839999999999998" table:style-name="ce25">
            <text:p>6.3</text:p>
          </table:table-cell>
          <table:table-cell office:value-type="float" office:value="0.19700000000000001" table:style-name="ce25">
            <text:p>0.2</text:p>
          </table:table-cell>
          <table:table-cell table:number-columns-repeated="16371" table:style-name="ce29"/>
        </table:table-row>
        <table:table-row table:style-name="ro7">
          <table:table-cell office:value-type="date" office:date-value="2016-10-01T00:00:00" table:style-name="ce30">
            <text:p>Oct 2016</text:p>
          </table:table-cell>
          <table:table-cell office:value-type="float" office:value="181.99100000000001" table:style-name="ce31">
            <text:p>182.0</text:p>
          </table:table-cell>
          <table:table-cell office:value-type="float" office:value="9.4179999999999993" table:style-name="ce31">
            <text:p>9.4</text:p>
          </table:table-cell>
          <table:table-cell office:value-type="float" office:value="27.204000000000001" table:style-name="ce31">
            <text:p>27.2</text:p>
          </table:table-cell>
          <table:table-cell office:value-type="float" office:value="5.03" table:style-name="ce31">
            <text:p>5.0</text:p>
          </table:table-cell>
          <table:table-cell office:value-type="float" office:value="0.79600000000000004" table:style-name="ce31">
            <text:p>0.8</text:p>
          </table:table-cell>
          <table:table-cell office:value-type="float" office:value="3.992" table:style-name="ce31">
            <text:p>4.0</text:p>
          </table:table-cell>
          <table:table-cell office:value-type="float" office:value="228.43100000000001" table:style-name="ce31">
            <text:p>228.4</text:p>
          </table:table-cell>
          <table:table-cell office:value-type="float" office:value="-0.57496779135763632" table:formula="of:=[.H415]/[.H403]*100-100" table:style-name="ce26">
            <text:p>-0.6</text:p>
          </table:table-cell>
          <table:table-cell office:value-type="float" office:value="2.766" table:style-name="ce25">
            <text:p>2.8</text:p>
          </table:table-cell>
          <table:table-cell office:value-type="float" office:value="2.65" table:style-name="ce25">
            <text:p>2.7</text:p>
          </table:table-cell>
          <table:table-cell office:value-type="float" office:value="2.3140000000000001" table:style-name="ce25">
            <text:p>2.3</text:p>
          </table:table-cell>
          <table:table-cell office:value-type="float" office:value="0.13200000000000001" table:style-name="ce25">
            <text:p>0.1</text:p>
          </table:table-cell>
          <table:table-cell table:number-columns-repeated="16371" table:style-name="ce29"/>
        </table:table-row>
        <table:table-row table:style-name="ro7">
          <table:table-cell office:value-type="date" office:date-value="2016-11-01T00:00:00" table:style-name="ce30">
            <text:p>Nov 2016</text:p>
          </table:table-cell>
          <table:table-cell office:value-type="float" office:value="186.58799999999999" table:style-name="ce31">
            <text:p>186.6</text:p>
          </table:table-cell>
          <table:table-cell office:value-type="float" office:value="8.5039999999999996" table:style-name="ce31">
            <text:p>8.5</text:p>
          </table:table-cell>
          <table:table-cell office:value-type="float" office:value="30.492000000000001" table:style-name="ce31">
            <text:p>30.5</text:p>
          </table:table-cell>
          <table:table-cell office:value-type="float" office:value="5.2880000000000003" table:style-name="ce31">
            <text:p>5.3</text:p>
          </table:table-cell>
          <table:table-cell office:value-type="float" office:value="0.82399999999999995" table:style-name="ce31">
            <text:p>0.8</text:p>
          </table:table-cell>
          <table:table-cell office:value-type="float" office:value="4.0190000000000001" table:style-name="ce31">
            <text:p>4.0</text:p>
          </table:table-cell>
          <table:table-cell office:value-type="float" office:value="235.715" table:style-name="ce31">
            <text:p>235.7</text:p>
          </table:table-cell>
          <table:table-cell office:value-type="float" office:value="3.4527404234401899" table:formula="of:=[.H416]/[.H404]*100-100" table:style-name="ce26">
            <text:p>3.5</text:p>
          </table:table-cell>
          <table:table-cell office:value-type="float" office:value="3.1080000000000001" table:style-name="ce25">
            <text:p>3.1</text:p>
          </table:table-cell>
          <table:table-cell office:value-type="float" office:value="2.9929999999999999" table:style-name="ce25">
            <text:p>3.0</text:p>
          </table:table-cell>
          <table:table-cell office:value-type="float" office:value="2.573" table:style-name="ce25">
            <text:p>2.6</text:p>
          </table:table-cell>
          <table:table-cell office:value-type="float" office:value="0.112" table:style-name="ce25">
            <text:p>0.1</text:p>
          </table:table-cell>
          <table:table-cell table:number-columns-repeated="16371" table:style-name="ce29"/>
        </table:table-row>
        <table:table-row table:style-name="ro7">
          <table:table-cell office:value-type="date" office:date-value="2016-12-01T00:00:00" table:style-name="ce30">
            <text:p>Dec 2016</text:p>
          </table:table-cell>
          <table:table-cell office:value-type="float" office:value="180.15" table:style-name="ce31">
            <text:p>180.2</text:p>
          </table:table-cell>
          <table:table-cell office:value-type="float" office:value="11.901999999999999" table:style-name="ce31">
            <text:p>11.9</text:p>
          </table:table-cell>
          <table:table-cell office:value-type="float" office:value="27.835999999999999" table:style-name="ce31">
            <text:p>27.8</text:p>
          </table:table-cell>
          <table:table-cell office:value-type="float" office:value="4.38" table:style-name="ce31">
            <text:p>4.4</text:p>
          </table:table-cell>
          <table:table-cell office:value-type="float" office:value="0.83199999999999996" table:style-name="ce31">
            <text:p>0.8</text:p>
          </table:table-cell>
          <table:table-cell office:value-type="float" office:value="3.403" table:style-name="ce31">
            <text:p>3.4</text:p>
          </table:table-cell>
          <table:table-cell office:value-type="float" office:value="228.50299999999999" table:style-name="ce31">
            <text:p>228.5</text:p>
          </table:table-cell>
          <table:table-cell office:value-type="float" office:value="0.20698940056394122" table:formula="of:=[.H417]/[.H405]*100-100" table:style-name="ce26">
            <text:p>0.2</text:p>
          </table:table-cell>
          <table:table-cell office:value-type="float" office:value="3.3980000000000001" table:style-name="ce25">
            <text:p>3.4</text:p>
          </table:table-cell>
          <table:table-cell office:value-type="float" office:value="3.2109999999999999" table:style-name="ce25">
            <text:p>3.2</text:p>
          </table:table-cell>
          <table:table-cell office:value-type="float" office:value="2.97" table:style-name="ce25">
            <text:p>3.0</text:p>
          </table:table-cell>
          <table:table-cell office:value-type="float" office:value="7.5999999999999998E-2" table:style-name="ce25">
            <text:p>0.1</text:p>
          </table:table-cell>
          <table:table-cell table:number-columns-repeated="16371" table:style-name="ce29"/>
        </table:table-row>
        <table:table-row table:style-name="ro6">
          <table:table-cell office:value-type="date" office:date-value="2017-01-01T00:00:00" table:style-name="ce30">
            <text:p>Jan 2017</text:p>
          </table:table-cell>
          <table:table-cell office:value-type="float" office:value="176.47" table:style-name="ce31">
            <text:p>176.5</text:p>
          </table:table-cell>
          <table:table-cell office:value-type="float" office:value="5.476" table:style-name="ce31">
            <text:p>5.5</text:p>
          </table:table-cell>
          <table:table-cell office:value-type="float" office:value="21.83" table:style-name="ce31">
            <text:p>21.8</text:p>
          </table:table-cell>
          <table:table-cell office:value-type="float" office:value="3.5790000000000002" table:style-name="ce31">
            <text:p>3.6</text:p>
          </table:table-cell>
          <table:table-cell office:value-type="float" office:value="0.57999999999999996" table:style-name="ce31">
            <text:p>0.6</text:p>
          </table:table-cell>
          <table:table-cell office:value-type="float" office:value="3.9630000000000001" table:style-name="ce31">
            <text:p>4.0</text:p>
          </table:table-cell>
          <table:table-cell office:value-type="float" office:value="211.898" table:style-name="ce31">
            <text:p>211.9</text:p>
          </table:table-cell>
          <table:table-cell office:value-type="float" office:value="2.2683616637226152" table:formula="of:=[.H418]/[.H406]*100-100" table:style-name="ce26">
            <text:p>2.3</text:p>
          </table:table-cell>
          <table:table-cell office:value-type="float" office:value="3.028" table:style-name="ce25">
            <text:p>3.0</text:p>
          </table:table-cell>
          <table:table-cell office:value-type="float" office:value="2.9089999999999998" table:style-name="ce25">
            <text:p>2.9</text:p>
          </table:table-cell>
          <table:table-cell office:value-type="float" office:value="2.7080000000000002" table:style-name="ce25">
            <text:p>2.7</text:p>
          </table:table-cell>
          <table:table-cell office:value-type="float" office:value="7.8E-2" table:style-name="ce25">
            <text:p>0.1</text:p>
          </table:table-cell>
          <table:table-cell table:number-columns-repeated="16371" table:style-name="ce15"/>
        </table:table-row>
        <table:table-row table:style-name="ro7">
          <table:table-cell office:value-type="date" office:date-value="2017-02-01T00:00:00" table:style-name="ce30">
            <text:p>Feb 2017</text:p>
          </table:table-cell>
          <table:table-cell office:value-type="float" office:value="84.542000000000002" table:style-name="ce31">
            <text:p>84.5</text:p>
          </table:table-cell>
          <table:table-cell office:value-type="float" office:value="4.6630000000000003" table:style-name="ce31">
            <text:p>4.7</text:p>
          </table:table-cell>
          <table:table-cell office:value-type="float" office:value="13.791" table:style-name="ce31">
            <text:p>13.8</text:p>
          </table:table-cell>
          <table:table-cell office:value-type="float" office:value="2.609" table:style-name="ce31">
            <text:p>2.6</text:p>
          </table:table-cell>
          <table:table-cell office:value-type="float" office:value="0.48" table:style-name="ce31">
            <text:p>0.5</text:p>
          </table:table-cell>
          <table:table-cell office:value-type="float" office:value="3.07" table:style-name="ce31">
            <text:p>3.1</text:p>
          </table:table-cell>
          <table:table-cell office:value-type="float" office:value="109.155" table:style-name="ce31">
            <text:p>109.2</text:p>
          </table:table-cell>
          <table:table-cell office:value-type="float" office:value="-3.3658825924909479" table:formula="of:=[.H419]/[.H407]*100-100" table:style-name="ce26">
            <text:p>-3.4</text:p>
          </table:table-cell>
          <table:table-cell office:value-type="float" office:value="1.5720000000000001" table:style-name="ce25">
            <text:p>1.6</text:p>
          </table:table-cell>
          <table:table-cell office:value-type="float" office:value="1.506" table:style-name="ce25">
            <text:p>1.5</text:p>
          </table:table-cell>
          <table:table-cell office:value-type="float" office:value="1.375" table:style-name="ce25">
            <text:p>1.4</text:p>
          </table:table-cell>
          <table:table-cell office:value-type="float" office:value="5.1999999999999998E-2" table:style-name="ce25">
            <text:p>0.1</text:p>
          </table:table-cell>
          <table:table-cell table:number-columns-repeated="16371" table:style-name="ce29"/>
        </table:table-row>
        <table:table-row table:style-name="ro7">
          <table:table-cell office:value-type="date" office:date-value="2017-03-01T00:00:00" table:style-name="ce30">
            <text:p>Mar 2017</text:p>
          </table:table-cell>
          <table:table-cell office:value-type="float" office:value="565.58600000000001" table:style-name="ce31">
            <text:p>565.6</text:p>
          </table:table-cell>
          <table:table-cell office:value-type="float" office:value="15.443" table:style-name="ce31">
            <text:p>15.4</text:p>
          </table:table-cell>
          <table:table-cell office:value-type="float" office:value="65.445999999999998" table:style-name="ce31">
            <text:p>65.4</text:p>
          </table:table-cell>
          <table:table-cell office:value-type="float" office:value="5.9290000000000003" table:style-name="ce31">
            <text:p>5.9</text:p>
          </table:table-cell>
          <table:table-cell office:value-type="float" office:value="1.2250000000000001" table:style-name="ce31">
            <text:p>1.2</text:p>
          </table:table-cell>
          <table:table-cell office:value-type="float" office:value="7.76" table:style-name="ce31">
            <text:p>7.8</text:p>
          </table:table-cell>
          <table:table-cell office:value-type="float" office:value="661.38900000000001" table:style-name="ce31">
            <text:p>661.4</text:p>
          </table:table-cell>
          <table:table-cell office:value-type="float" office:value="6.8528140206665284" table:formula="of:=[.H420]/[.H408]*100-100" table:style-name="ce26">
            <text:p>6.9</text:p>
          </table:table-cell>
          <table:table-cell office:value-type="float" office:value="9.2119999999999997" table:style-name="ce34">
            <text:p>9.2</text:p>
          </table:table-cell>
          <table:table-cell office:value-type="float" office:value="8.9480000000000004" table:style-name="ce34">
            <text:p>8.9</text:p>
          </table:table-cell>
          <table:table-cell office:value-type="float" office:value="8.1809999999999992" table:style-name="ce34">
            <text:p>8.2</text:p>
          </table:table-cell>
          <table:table-cell office:value-type="float" office:value="0.24199999999999999" table:style-name="ce34">
            <text:p>0.2</text:p>
          </table:table-cell>
          <table:table-cell table:number-columns-repeated="16371" table:style-name="ce29"/>
        </table:table-row>
        <table:table-row table:style-name="ro7">
          <table:table-cell office:value-type="date" office:date-value="2017-04-01T00:00:00" table:style-name="ce30">
            <text:p>Apr 2017</text:p>
          </table:table-cell>
          <table:table-cell office:value-type="float" office:value="152.5" table:style-name="ce31">
            <text:p>152.5</text:p>
          </table:table-cell>
          <table:table-cell office:value-type="float" office:value="11.03" table:style-name="ce31">
            <text:p>11.0</text:p>
          </table:table-cell>
          <table:table-cell office:value-type="float" office:value="23.257999999999999" table:style-name="ce31">
            <text:p>23.3</text:p>
          </table:table-cell>
          <table:table-cell office:value-type="float" office:value="4.2300000000000004" table:style-name="ce31">
            <text:p>4.2</text:p>
          </table:table-cell>
          <table:table-cell office:value-type="float" office:value="0.76500000000000001" table:style-name="ce31">
            <text:p>0.8</text:p>
          </table:table-cell>
          <table:table-cell office:value-type="float" office:value="4.7160000000000002" table:style-name="ce31">
            <text:p>4.7</text:p>
          </table:table-cell>
          <table:table-cell office:value-type="float" office:value="196.499" table:style-name="ce31">
            <text:p>196.5</text:p>
          </table:table-cell>
          <table:table-cell office:value-type="float" office:value="-19.266782528667619" table:formula="of:=[.H421]/[.H409]*100-100" table:style-name="ce26">
            <text:p>-19.3</text:p>
          </table:table-cell>
          <table:table-cell office:value-type="float" office:value="2.972" table:style-name="ce34">
            <text:p>3.0</text:p>
          </table:table-cell>
          <table:table-cell office:value-type="float" office:value="2.867" table:style-name="ce34">
            <text:p>2.9</text:p>
          </table:table-cell>
          <table:table-cell office:value-type="float" office:value="2.629" table:style-name="ce34">
            <text:p>2.6</text:p>
          </table:table-cell>
          <table:table-cell office:value-type="float" office:value="0.13800000000000001" table:style-name="ce34">
            <text:p>0.1</text:p>
          </table:table-cell>
          <table:table-cell table:number-columns-repeated="16371" table:style-name="ce29"/>
        </table:table-row>
        <table:table-row table:style-name="ro7">
          <table:table-cell office:value-type="date" office:date-value="2017-05-01T00:00:00" table:style-name="ce30">
            <text:p>May 2017</text:p>
          </table:table-cell>
          <table:table-cell office:value-type="float" office:value="188.05600000000001" table:style-name="ce31">
            <text:p>188.1</text:p>
          </table:table-cell>
          <table:table-cell office:value-type="float" office:value="11.823" table:style-name="ce31">
            <text:p>11.8</text:p>
          </table:table-cell>
          <table:table-cell office:value-type="float" office:value="28.082999999999998" table:style-name="ce31">
            <text:p>28.1</text:p>
          </table:table-cell>
          <table:table-cell office:value-type="float" office:value="4.6890000000000001" table:style-name="ce31">
            <text:p>4.7</text:p>
          </table:table-cell>
          <table:table-cell office:value-type="float" office:value="0.84399999999999997" table:style-name="ce31">
            <text:p>0.8</text:p>
          </table:table-cell>
          <table:table-cell office:value-type="float" office:value="4.6929999999999996" table:style-name="ce31">
            <text:p>4.7</text:p>
          </table:table-cell>
          <table:table-cell office:value-type="float" office:value="238.18799999999999" table:style-name="ce31">
            <text:p>238.2</text:p>
          </table:table-cell>
          <table:table-cell office:value-type="float" office:value="-7.9324339994588513" table:formula="of:=[.H422]/[.H410]*100-100" table:style-name="ce26">
            <text:p>-7.9</text:p>
          </table:table-cell>
          <table:table-cell office:value-type="float" office:value="3.5840000000000001" table:style-name="ce34">
            <text:p>3.6</text:p>
          </table:table-cell>
          <table:table-cell office:value-type="float" office:value="3.4380000000000002" table:style-name="ce34">
            <text:p>3.4</text:p>
          </table:table-cell>
          <table:table-cell office:value-type="float" office:value="3.1150000000000002" table:style-name="ce34">
            <text:p>3.1</text:p>
          </table:table-cell>
          <table:table-cell office:value-type="float" office:value="0.123" table:style-name="ce34">
            <text:p>0.1</text:p>
          </table:table-cell>
          <table:table-cell table:number-columns-repeated="16371" table:style-name="ce29"/>
        </table:table-row>
        <table:table-row table:style-name="ro7">
          <table:table-cell office:value-type="date" office:date-value="2017-06-01T00:00:00" table:style-name="ce30">
            <text:p>Jun 2017</text:p>
          </table:table-cell>
          <table:table-cell office:value-type="float" office:value="245.80500000000001" table:style-name="ce31">
            <text:p>245.8</text:p>
          </table:table-cell>
          <table:table-cell office:value-type="float" office:value="13.154999999999999" table:style-name="ce31">
            <text:p>13.2</text:p>
          </table:table-cell>
          <table:table-cell office:value-type="float" office:value="38.173000000000002" table:style-name="ce31">
            <text:p>38.2</text:p>
          </table:table-cell>
          <table:table-cell office:value-type="float" office:value="5.0979999999999999" table:style-name="ce31">
            <text:p>5.1</text:p>
          </table:table-cell>
          <table:table-cell office:value-type="float" office:value="0.83799999999999997" table:style-name="ce31">
            <text:p>0.8</text:p>
          </table:table-cell>
          <table:table-cell office:value-type="float" office:value="5.2859999999999996" table:style-name="ce31">
            <text:p>5.3</text:p>
          </table:table-cell>
          <table:table-cell office:value-type="float" office:value="308.35500000000002" table:style-name="ce31">
            <text:p>308.4</text:p>
          </table:table-cell>
          <table:table-cell office:value-type="float" office:value="-4.2842465009296546" table:formula="of:=[.H423]/[.H411]*100-100" table:style-name="ce26">
            <text:p>-4.3</text:p>
          </table:table-cell>
          <table:table-cell office:value-type="float" office:value="4.8419999999999996" table:style-name="ce34">
            <text:p>4.8</text:p>
          </table:table-cell>
          <table:table-cell office:value-type="float" office:value="4.71" table:style-name="ce34">
            <text:p>4.7</text:p>
          </table:table-cell>
          <table:table-cell office:value-type="float" office:value="4.2690000000000001" table:style-name="ce34">
            <text:p>4.3</text:p>
          </table:table-cell>
          <table:table-cell office:value-type="float" office:value="0.221" table:style-name="ce34">
            <text:p>0.2</text:p>
          </table:table-cell>
          <table:table-cell table:number-columns-repeated="16371" table:style-name="ce29"/>
        </table:table-row>
        <table:table-row table:style-name="ro7">
          <table:table-cell office:value-type="date" office:date-value="2017-07-01T00:00:00" table:style-name="ce30">
            <text:p>Jul 2017</text:p>
          </table:table-cell>
          <table:table-cell office:value-type="float" office:value="163.63" table:style-name="ce31">
            <text:p>163.6</text:p>
          </table:table-cell>
          <table:table-cell office:value-type="float" office:value="10.728" table:style-name="ce31">
            <text:p>10.7</text:p>
          </table:table-cell>
          <table:table-cell office:value-type="float" office:value="25.55" table:style-name="ce31">
            <text:p>25.6</text:p>
          </table:table-cell>
          <table:table-cell office:value-type="float" office:value="4.0730000000000004" table:style-name="ce31">
            <text:p>4.1</text:p>
          </table:table-cell>
          <table:table-cell office:value-type="float" office:value="0.54" table:style-name="ce31">
            <text:p>0.5</text:p>
          </table:table-cell>
          <table:table-cell office:value-type="float" office:value="5.2759999999999998" table:style-name="ce31">
            <text:p>5.3</text:p>
          </table:table-cell>
          <table:table-cell office:value-type="float" office:value="209.797" table:style-name="ce31">
            <text:p>209.8</text:p>
          </table:table-cell>
          <table:table-cell office:value-type="float" office:value="-8.3967899121504814" table:formula="of:=[.H424]/[.H412]*100-100" table:style-name="ce26">
            <text:p>-8.4</text:p>
          </table:table-cell>
          <table:table-cell office:value-type="float" office:value="3.9510000000000001" table:style-name="ce34">
            <text:p>4.0</text:p>
          </table:table-cell>
          <table:table-cell office:value-type="float" office:value="3.78" table:style-name="ce34">
            <text:p>3.8</text:p>
          </table:table-cell>
          <table:table-cell office:value-type="float" office:value="3.4009999999999998" table:style-name="ce34">
            <text:p>3.4</text:p>
          </table:table-cell>
          <table:table-cell office:value-type="float" office:value="0.22600000000000001" table:style-name="ce34">
            <text:p>0.2</text:p>
          </table:table-cell>
          <table:table-cell table:number-columns-repeated="16371" table:style-name="ce29"/>
        </table:table-row>
        <table:table-row table:style-name="ro7">
          <table:table-cell office:value-type="date" office:date-value="2017-08-01T00:00:00" table:style-name="ce30">
            <text:p>Aug 2017</text:p>
          </table:table-cell>
          <table:table-cell office:value-type="float" office:value="78.819000000000003" table:style-name="ce31">
            <text:p>78.8</text:p>
          </table:table-cell>
          <table:table-cell office:value-type="float" office:value="7.782" table:style-name="ce31">
            <text:p>7.8</text:p>
          </table:table-cell>
          <table:table-cell office:value-type="float" office:value="16.161999999999999" table:style-name="ce31">
            <text:p>16.2</text:p>
          </table:table-cell>
          <table:table-cell office:value-type="float" office:value="3.028" table:style-name="ce31">
            <text:p>3.0</text:p>
          </table:table-cell>
          <table:table-cell office:value-type="float" office:value="0.60699999999999998" table:style-name="ce31">
            <text:p>0.6</text:p>
          </table:table-cell>
          <table:table-cell office:value-type="float" office:value="4.3040000000000003" table:style-name="ce31">
            <text:p>4.3</text:p>
          </table:table-cell>
          <table:table-cell office:value-type="float" office:value="110.702" table:style-name="ce31">
            <text:p>110.7</text:p>
          </table:table-cell>
          <table:table-cell office:value-type="float" office:value="-6.823557137927267" table:formula="of:=[.H425]/[.H413]*100-100" table:style-name="ce26">
            <text:p>-6.8</text:p>
          </table:table-cell>
          <table:table-cell office:value-type="float" office:value="1.9059999999999999" table:style-name="ce34">
            <text:p>1.9</text:p>
          </table:table-cell>
          <table:table-cell office:value-type="float" office:value="1.8049999999999999" table:style-name="ce34">
            <text:p>1.8</text:p>
          </table:table-cell>
          <table:table-cell office:value-type="float" office:value="1.679" table:style-name="ce34">
            <text:p>1.7</text:p>
          </table:table-cell>
          <table:table-cell office:value-type="float" office:value="5.8999999999999997E-2" table:style-name="ce34">
            <text:p>0.1</text:p>
          </table:table-cell>
          <table:table-cell table:number-columns-repeated="16371" table:style-name="ce2"/>
        </table:table-row>
        <table:table-row table:style-name="ro7">
          <table:table-cell office:value-type="date" office:date-value="2017-09-01T00:00:00" table:style-name="ce30">
            <text:p>Sep 2017</text:p>
          </table:table-cell>
          <table:table-cell office:value-type="float" office:value="428.62400000000002" table:style-name="ce31">
            <text:p>428.6</text:p>
          </table:table-cell>
          <table:table-cell office:value-type="float" office:value="13.067" table:style-name="ce31">
            <text:p>13.1</text:p>
          </table:table-cell>
          <table:table-cell office:value-type="float" office:value="58.761000000000003" table:style-name="ce31">
            <text:p>58.8</text:p>
          </table:table-cell>
          <table:table-cell office:value-type="float" office:value="5.2729999999999997" table:style-name="ce31">
            <text:p>5.3</text:p>
          </table:table-cell>
          <table:table-cell office:value-type="float" office:value="1.2430000000000001" table:style-name="ce31">
            <text:p>1.2</text:p>
          </table:table-cell>
          <table:table-cell office:value-type="float" office:value="5.2569999999999997" table:style-name="ce31">
            <text:p>5.3</text:p>
          </table:table-cell>
          <table:table-cell office:value-type="float" office:value="512.22500000000002" table:style-name="ce31">
            <text:p>512.2</text:p>
          </table:table-cell>
          <table:table-cell office:value-type="float" office:value="-9.0906670736858501" table:formula="of:=[.H426]/[.H414]*100-100" table:style-name="ce26">
            <text:p>-9.1</text:p>
          </table:table-cell>
          <table:table-cell office:value-type="float" office:value="8.7349999999999994" table:style-name="ce34">
            <text:p>8.7</text:p>
          </table:table-cell>
          <table:table-cell office:value-type="float" office:value="8.4779999999999998" table:style-name="ce34">
            <text:p>8.5</text:p>
          </table:table-cell>
          <table:table-cell office:value-type="float" office:value="7.827" table:style-name="ce34">
            <text:p>7.8</text:p>
          </table:table-cell>
          <table:table-cell office:value-type="float" office:value="0.35099999999999998" table:style-name="ce34">
            <text:p>0.4</text:p>
          </table:table-cell>
          <table:table-cell table:number-columns-repeated="16371" table:style-name="ce2"/>
        </table:table-row>
        <table:table-row table:style-name="ro7">
          <table:table-cell office:value-type="date" office:date-value="2017-10-01T00:00:00" table:style-name="ce30">
            <text:p>Oct 2017</text:p>
          </table:table-cell>
          <table:table-cell office:value-type="float" office:value="160.69999999999999" table:style-name="ce31">
            <text:p>160.7</text:p>
          </table:table-cell>
          <table:table-cell office:value-type="float" office:value="8.2010000000000005" table:style-name="ce31">
            <text:p>8.2</text:p>
          </table:table-cell>
          <table:table-cell office:value-type="float" office:value="25.187999999999999" table:style-name="ce31">
            <text:p>25.2</text:p>
          </table:table-cell>
          <table:table-cell office:value-type="float" office:value="4.4980000000000002" table:style-name="ce31">
            <text:p>4.5</text:p>
          </table:table-cell>
          <table:table-cell office:value-type="float" office:value="0.61699999999999999" table:style-name="ce31">
            <text:p>0.6</text:p>
          </table:table-cell>
          <table:table-cell office:value-type="float" office:value="4.383" table:style-name="ce31">
            <text:p>4.4</text:p>
          </table:table-cell>
          <table:table-cell office:value-type="float" office:value="203.58699999999999" table:style-name="ce31">
            <text:p>203.6</text:p>
          </table:table-cell>
          <table:table-cell office:value-type="float" office:value="-10.87593190066147" table:formula="of:=[.H427]/[.H415]*100-100" table:style-name="ce26">
            <text:p>-10.9</text:p>
          </table:table-cell>
          <table:table-cell office:value-type="float" office:value="3.7690000000000001" table:style-name="ce34">
            <text:p>3.8</text:p>
          </table:table-cell>
          <table:table-cell office:value-type="float" office:value="3.657" table:style-name="ce34">
            <text:p>3.7</text:p>
          </table:table-cell>
          <table:table-cell office:value-type="float" office:value="3.351" table:style-name="ce34">
            <text:p>3.4</text:p>
          </table:table-cell>
          <table:table-cell office:value-type="float" office:value="0.16" table:style-name="ce34">
            <text:p>0.2</text:p>
          </table:table-cell>
          <table:table-cell table:number-columns-repeated="16371" table:style-name="ce2"/>
        </table:table-row>
        <table:table-row table:style-name="ro7">
          <table:table-cell office:value-type="date" office:date-value="2017-11-01T00:00:00" table:style-name="ce30">
            <text:p>Nov 2017</text:p>
          </table:table-cell>
          <table:table-cell office:value-type="float" office:value="166.316" table:style-name="ce31">
            <text:p>166.3</text:p>
          </table:table-cell>
          <table:table-cell office:value-type="float" office:value="7.093" table:style-name="ce31">
            <text:p>7.1</text:p>
          </table:table-cell>
          <table:table-cell office:value-type="float" office:value="27.178999999999998" table:style-name="ce31">
            <text:p>27.2</text:p>
          </table:table-cell>
          <table:table-cell office:value-type="float" office:value="5.18" table:style-name="ce31">
            <text:p>5.2</text:p>
          </table:table-cell>
          <table:table-cell office:value-type="float" office:value="0.69499999999999995" table:style-name="ce31">
            <text:p>0.7</text:p>
          </table:table-cell>
          <table:table-cell office:value-type="float" office:value="4.2839999999999998" table:style-name="ce31">
            <text:p>4.3</text:p>
          </table:table-cell>
          <table:table-cell office:value-type="float" office:value="210.74700000000001" table:style-name="ce31">
            <text:p>210.7</text:p>
          </table:table-cell>
          <table:table-cell office:value-type="float" office:value="-10.592452750143181" table:formula="of:=[.H428]/[.H416]*100-100" table:style-name="ce26">
            <text:p>-10.6</text:p>
          </table:table-cell>
          <table:table-cell office:value-type="float" office:value="4.5030000000000001" table:style-name="ce34">
            <text:p>4.5</text:p>
          </table:table-cell>
          <table:table-cell office:value-type="float" office:value="4.3840000000000003" table:style-name="ce34">
            <text:p>4.4</text:p>
          </table:table-cell>
          <table:table-cell office:value-type="float" office:value="3.9460000000000002" table:style-name="ce34">
            <text:p>3.9</text:p>
          </table:table-cell>
          <table:table-cell office:value-type="float" office:value="0.21" table:style-name="ce34">
            <text:p>0.2</text:p>
          </table:table-cell>
          <table:table-cell table:number-columns-repeated="16371" table:style-name="ce2"/>
        </table:table-row>
        <table:table-row table:style-name="ro7">
          <table:table-cell office:value-type="date" office:date-value="2017-12-01T00:00:00" table:style-name="ce30">
            <text:p>Dec 2017</text:p>
          </table:table-cell>
          <table:table-cell office:value-type="float" office:value="153.28200000000001" table:style-name="ce31">
            <text:p>153.3</text:p>
          </table:table-cell>
          <table:table-cell office:value-type="float" office:value="6.8650000000000002" table:style-name="ce31">
            <text:p>6.9</text:p>
          </table:table-cell>
          <table:table-cell office:value-type="float" office:value="28.236999999999998" table:style-name="ce31">
            <text:p>28.2</text:p>
          </table:table-cell>
          <table:table-cell office:value-type="float" office:value="3.7730000000000001" table:style-name="ce31">
            <text:p>3.8</text:p>
          </table:table-cell>
          <table:table-cell office:value-type="float" office:value="0.61499999999999999" table:style-name="ce31">
            <text:p>0.6</text:p>
          </table:table-cell>
          <table:table-cell office:value-type="float" office:value="4.4459999999999997" table:style-name="ce31">
            <text:p>4.4</text:p>
          </table:table-cell>
          <table:table-cell office:value-type="float" office:value="197.21799999999999" table:style-name="ce31">
            <text:p>197.2</text:p>
          </table:table-cell>
          <table:table-cell office:value-type="float" office:value="-13.691286328844697" table:formula="of:=[.H429]/[.H417]*100-100" table:style-name="ce26">
            <text:p>-13.7</text:p>
          </table:table-cell>
          <table:table-cell office:value-type="float" office:value="5.0629999999999997" table:style-name="ce34">
            <text:p>5.1</text:p>
          </table:table-cell>
          <table:table-cell office:value-type="float" office:value="4.8410000000000002" table:style-name="ce34">
            <text:p>4.8</text:p>
          </table:table-cell>
          <table:table-cell office:value-type="float" office:value="4.4039999999999999" table:style-name="ce34">
            <text:p>4.4</text:p>
          </table:table-cell>
          <table:table-cell office:value-type="float" office:value="0.22500000000000001" table:style-name="ce34">
            <text:p>0.2</text:p>
          </table:table-cell>
          <table:table-cell table:number-columns-repeated="16371" table:style-name="ce2"/>
        </table:table-row>
        <table:table-row table:style-name="ro6">
          <table:table-cell office:value-type="date" office:date-value="2018-01-01T00:00:00" table:style-name="ce30">
            <text:p>Jan 2018</text:p>
          </table:table-cell>
          <table:table-cell office:value-type="float" office:value="165.65299999999999" table:style-name="ce31">
            <text:p>165.7</text:p>
          </table:table-cell>
          <table:table-cell office:value-type="float" office:value="6.0309999999999997" table:style-name="ce31">
            <text:p>6.0</text:p>
          </table:table-cell>
          <table:table-cell office:value-type="float" office:value="20.943000000000001" table:style-name="ce31">
            <text:p>20.9</text:p>
          </table:table-cell>
          <table:table-cell office:value-type="float" office:value="3.266" table:style-name="ce31">
            <text:p>3.3</text:p>
          </table:table-cell>
          <table:table-cell office:value-type="float" office:value="0.55500000000000005" table:style-name="ce31">
            <text:p>0.6</text:p>
          </table:table-cell>
          <table:table-cell office:value-type="float" office:value="3.3650000000000002" table:style-name="ce31">
            <text:p>3.4</text:p>
          </table:table-cell>
          <table:table-cell office:value-type="float" office:value="199.81299999999999" table:style-name="ce31">
            <text:p>199.8</text:p>
          </table:table-cell>
          <table:table-cell office:value-type="float" office:value="-5.7032156981189104" table:formula="of:=[.H430]/[.H418]*100-100" table:style-name="ce26">
            <text:p>-5.7</text:p>
          </table:table-cell>
          <table:table-cell office:value-type="float" office:value="3.7349999999999999" table:style-name="ce25">
            <text:p>3.7</text:p>
          </table:table-cell>
          <table:table-cell office:value-type="float" office:value="3.5030000000000001" table:style-name="ce25">
            <text:p>3.5</text:p>
          </table:table-cell>
          <table:table-cell office:value-type="float" office:value="3.2970000000000002" table:style-name="ce25">
            <text:p>3.3</text:p>
          </table:table-cell>
          <table:table-cell office:value-type="float" office:value="0.192" table:style-name="ce25">
            <text:p>0.2</text:p>
          </table:table-cell>
          <table:table-cell table:number-columns-repeated="16371" table:style-name="ce15"/>
        </table:table-row>
        <table:table-row table:style-name="ro7">
          <table:table-cell office:value-type="date" office:date-value="2018-02-01T00:00:00" table:style-name="ce30">
            <text:p>Feb 2018</text:p>
          </table:table-cell>
          <table:table-cell office:value-type="float" office:value="82.876000000000005" table:style-name="ce31">
            <text:p>82.9</text:p>
          </table:table-cell>
          <table:table-cell office:value-type="float" office:value="4.8109999999999999" table:style-name="ce31">
            <text:p>4.8</text:p>
          </table:table-cell>
          <table:table-cell office:value-type="float" office:value="14.627000000000001" table:style-name="ce31">
            <text:p>14.6</text:p>
          </table:table-cell>
          <table:table-cell office:value-type="float" office:value="2.4020000000000001" table:style-name="ce31">
            <text:p>2.4</text:p>
          </table:table-cell>
          <table:table-cell office:value-type="float" office:value="0.50700000000000001" table:style-name="ce31">
            <text:p>0.5</text:p>
          </table:table-cell>
          <table:table-cell office:value-type="float" office:value="3.27" table:style-name="ce31">
            <text:p>3.3</text:p>
          </table:table-cell>
          <table:table-cell office:value-type="float" office:value="108.49299999999999" table:style-name="ce31">
            <text:p>108.5</text:p>
          </table:table-cell>
          <table:table-cell office:value-type="float" office:value="-0.60647702807933968" table:formula="of:=[.H431]/[.H419]*100-100" table:style-name="ce26">
            <text:p>-0.6</text:p>
          </table:table-cell>
          <table:table-cell office:value-type="float" office:value="1.7350000000000001" table:style-name="ce34">
            <text:p>1.7</text:p>
          </table:table-cell>
          <table:table-cell office:value-type="float" office:value="1.63" table:style-name="ce34">
            <text:p>1.6</text:p>
          </table:table-cell>
          <table:table-cell office:value-type="float" office:value="1.5109999999999999" table:style-name="ce34">
            <text:p>1.5</text:p>
          </table:table-cell>
          <table:table-cell office:value-type="float" office:value="0.1" table:style-name="ce34">
            <text:p>0.1</text:p>
          </table:table-cell>
          <table:table-cell table:number-columns-repeated="16371" table:style-name="ce2"/>
        </table:table-row>
        <table:table-row table:style-name="ro7">
          <table:table-cell office:value-type="date" office:date-value="2018-03-01T00:00:00" table:style-name="ce30">
            <text:p>Mar 2018</text:p>
          </table:table-cell>
          <table:table-cell office:value-type="float" office:value="476.20100000000002" table:style-name="ce31">
            <text:p>476.2</text:p>
          </table:table-cell>
          <table:table-cell office:value-type="float" office:value="16.027000000000001" table:style-name="ce31">
            <text:p>16.0</text:p>
          </table:table-cell>
          <table:table-cell office:value-type="float" office:value="62.119" table:style-name="ce31">
            <text:p>62.1</text:p>
          </table:table-cell>
          <table:table-cell office:value-type="float" office:value="5.718" table:style-name="ce31">
            <text:p>5.7</text:p>
          </table:table-cell>
          <table:table-cell office:value-type="float" office:value="0.98499999999999999" table:style-name="ce31">
            <text:p>1.0</text:p>
          </table:table-cell>
          <table:table-cell office:value-type="float" office:value="6.4119999999999999" table:style-name="ce31">
            <text:p>6.4</text:p>
          </table:table-cell>
          <table:table-cell office:value-type="float" office:value="567.46199999999999" table:style-name="ce31">
            <text:p>567.5</text:p>
          </table:table-cell>
          <table:table-cell office:value-type="float" office:value="-14.201475984632353" table:formula="of:=[.H432]/[.H420]*100-100" table:style-name="ce26">
            <text:p>-14.2</text:p>
          </table:table-cell>
          <table:table-cell office:value-type="float" office:value="9.9659999999999993" table:style-name="ce34">
            <text:p>10.0</text:p>
          </table:table-cell>
          <table:table-cell office:value-type="float" office:value="9.5830000000000002" table:style-name="ce34">
            <text:p>9.6</text:p>
          </table:table-cell>
          <table:table-cell office:value-type="float" office:value="8.7729999999999997" table:style-name="ce34">
            <text:p>8.8</text:p>
          </table:table-cell>
          <table:table-cell office:value-type="float" office:value="0.73399999999999999" table:style-name="ce34">
            <text:p>0.7</text:p>
          </table:table-cell>
          <table:table-cell table:number-columns-repeated="16371" table:style-name="ce2"/>
        </table:table-row>
        <table:table-row table:style-name="ro7">
          <table:table-cell office:value-type="date" office:date-value="2018-04-01T00:00:00" table:style-name="ce30">
            <text:p>Apr 2018</text:p>
          </table:table-cell>
          <table:table-cell office:value-type="float" office:value="169.04" table:style-name="ce31">
            <text:p>169.0</text:p>
          </table:table-cell>
          <table:table-cell office:value-type="float" office:value="10.169" table:style-name="ce31">
            <text:p>10.2</text:p>
          </table:table-cell>
          <table:table-cell office:value-type="float" office:value="23.974" table:style-name="ce31">
            <text:p>24.0</text:p>
          </table:table-cell>
          <table:table-cell office:value-type="float" office:value="3.984" table:style-name="ce31">
            <text:p>4.0</text:p>
          </table:table-cell>
          <table:table-cell office:value-type="float" office:value="0.68200000000000005" table:style-name="ce31">
            <text:p>0.7</text:p>
          </table:table-cell>
          <table:table-cell office:value-type="float" office:value="5.4279999999999999" table:style-name="ce31">
            <text:p>5.4</text:p>
          </table:table-cell>
          <table:table-cell office:value-type="float" office:value="213.27699999999999" table:style-name="ce31">
            <text:p>213.3</text:p>
          </table:table-cell>
          <table:table-cell office:value-type="float" office:value="8.5384658446098882" table:formula="of:=[.H433]/[.H421]*100-100" table:style-name="ce26">
            <text:p>8.5</text:p>
          </table:table-cell>
          <table:table-cell office:value-type="float" office:value="4.1130000000000004" table:style-name="ce34">
            <text:p>4.1</text:p>
          </table:table-cell>
          <table:table-cell office:value-type="float" office:value="3.976" table:style-name="ce34">
            <text:p>4.0</text:p>
          </table:table-cell>
          <table:table-cell office:value-type="float" office:value="3.8079999999999998" table:style-name="ce34">
            <text:p>3.8</text:p>
          </table:table-cell>
          <table:table-cell office:value-type="float" office:value="0.105" table:style-name="ce34">
            <text:p>0.1</text:p>
          </table:table-cell>
          <table:table-cell table:number-columns-repeated="16371" table:style-name="ce2"/>
        </table:table-row>
        <table:table-row table:style-name="ro7">
          <table:table-cell office:value-type="date" office:date-value="2018-05-01T00:00:00" table:style-name="ce30">
            <text:p>May 2018</text:p>
          </table:table-cell>
          <table:table-cell office:value-type="float" office:value="194.22200000000001" table:style-name="ce31">
            <text:p>194.2</text:p>
          </table:table-cell>
          <table:table-cell office:value-type="float" office:value="11.904999999999999" table:style-name="ce31">
            <text:p>11.9</text:p>
          </table:table-cell>
          <table:table-cell office:value-type="float" office:value="29.007999999999999" table:style-name="ce31">
            <text:p>29.0</text:p>
          </table:table-cell>
          <table:table-cell office:value-type="float" office:value="4.3620000000000001" table:style-name="ce31">
            <text:p>4.4</text:p>
          </table:table-cell>
          <table:table-cell office:value-type="float" office:value="0.76700000000000002" table:style-name="ce31">
            <text:p>0.8</text:p>
          </table:table-cell>
          <table:table-cell office:value-type="float" office:value="5.6580000000000004" table:style-name="ce31">
            <text:p>5.7</text:p>
          </table:table-cell>
          <table:table-cell office:value-type="float" office:value="245.922" table:style-name="ce31">
            <text:p>245.9</text:p>
          </table:table-cell>
          <table:table-cell office:value-type="float" office:value="3.2470149629704395" table:formula="of:=[.H434]/[.H422]*100-100" table:style-name="ce26">
            <text:p>3.2</text:p>
          </table:table-cell>
          <table:table-cell office:value-type="float" office:value="5.3730000000000002" table:style-name="ce34">
            <text:p>5.4</text:p>
          </table:table-cell>
          <table:table-cell office:value-type="float" office:value="5.0149999999999997" table:style-name="ce34">
            <text:p>5.0</text:p>
          </table:table-cell>
          <table:table-cell office:value-type="float" office:value="4.5389999999999997" table:style-name="ce34">
            <text:p>4.5</text:p>
          </table:table-cell>
          <table:table-cell office:value-type="float" office:value="0.61099999999999999" table:style-name="ce34">
            <text:p>0.6</text:p>
          </table:table-cell>
          <table:table-cell table:number-columns-repeated="16371" table:style-name="ce2"/>
        </table:table-row>
        <table:table-row table:style-name="ro7">
          <table:table-cell office:value-type="date" office:date-value="2018-06-01T00:00:00" table:style-name="ce30">
            <text:p>Jun 2018</text:p>
          </table:table-cell>
          <table:table-cell office:value-type="float" office:value="237.24799999999999" table:style-name="ce31">
            <text:p>237.2</text:p>
          </table:table-cell>
          <table:table-cell office:value-type="float" office:value="14.188000000000001" table:style-name="ce31">
            <text:p>14.2</text:p>
          </table:table-cell>
          <table:table-cell office:value-type="float" office:value="36.478999999999999" table:style-name="ce31">
            <text:p>36.5</text:p>
          </table:table-cell>
          <table:table-cell office:value-type="float" office:value="4.5839999999999996" table:style-name="ce31">
            <text:p>4.6</text:p>
          </table:table-cell>
          <table:table-cell office:value-type="float" office:value="0.82299999999999995" table:style-name="ce31">
            <text:p>0.8</text:p>
          </table:table-cell>
          <table:table-cell office:value-type="float" office:value="5.4710000000000001" table:style-name="ce31">
            <text:p>5.5</text:p>
          </table:table-cell>
          <table:table-cell office:value-type="float" office:value="298.79300000000001" table:style-name="ce31">
            <text:p>298.8</text:p>
          </table:table-cell>
          <table:table-cell office:value-type="float" office:value="-3.1009712830990281" table:formula="of:=[.H435]/[.H423]*100-100" table:style-name="ce26">
            <text:p>-3.1</text:p>
          </table:table-cell>
          <table:table-cell office:value-type="float" office:value="6.3330000000000002" table:style-name="ce34">
            <text:p>6.3</text:p>
          </table:table-cell>
          <table:table-cell office:value-type="float" office:value="6.04" table:style-name="ce34">
            <text:p>6.0</text:p>
          </table:table-cell>
          <table:table-cell office:value-type="float" office:value="5.6779999999999999" table:style-name="ce34">
            <text:p>5.7</text:p>
          </table:table-cell>
          <table:table-cell office:value-type="float" office:value="0.45" table:style-name="ce34">
            <text:p>0.5</text:p>
          </table:table-cell>
          <table:table-cell table:number-columns-repeated="16371" table:style-name="ce2"/>
        </table:table-row>
        <table:table-row table:style-name="ro7">
          <table:table-cell office:value-type="date" office:date-value="2018-07-01T00:00:00" table:style-name="ce30">
            <text:p>Jul 2018</text:p>
          </table:table-cell>
          <table:table-cell office:value-type="float" office:value="166.24299999999999" table:style-name="ce31">
            <text:p>166.2</text:p>
          </table:table-cell>
          <table:table-cell office:value-type="float" office:value="10.641" table:style-name="ce31">
            <text:p>10.6</text:p>
          </table:table-cell>
          <table:table-cell office:value-type="float" office:value="24.646999999999998" table:style-name="ce31">
            <text:p>24.6</text:p>
          </table:table-cell>
          <table:table-cell office:value-type="float" office:value="3.9319999999999999" table:style-name="ce31">
            <text:p>3.9</text:p>
          </table:table-cell>
          <table:table-cell office:value-type="float" office:value="0.55100000000000005" table:style-name="ce31">
            <text:p>0.6</text:p>
          </table:table-cell>
          <table:table-cell office:value-type="float" office:value="5.6710000000000003" table:style-name="ce31">
            <text:p>5.7</text:p>
          </table:table-cell>
          <table:table-cell office:value-type="float" office:value="211.685" table:style-name="ce31">
            <text:p>211.7</text:p>
          </table:table-cell>
          <table:table-cell office:value-type="float" office:value="0.89991753933564667" table:formula="of:=[.H436]/[.H424]*100-100" table:style-name="ce26">
            <text:p>0.9</text:p>
          </table:table-cell>
          <table:table-cell office:value-type="float" office:value="4.8339999999999996" table:style-name="ce34">
            <text:p>4.8</text:p>
          </table:table-cell>
          <table:table-cell office:value-type="float" office:value="4.5119999999999996" table:style-name="ce34">
            <text:p>4.5</text:p>
          </table:table-cell>
          <table:table-cell office:value-type="float" office:value="3.8879999999999999" table:style-name="ce34">
            <text:p>3.9</text:p>
          </table:table-cell>
          <table:table-cell office:value-type="float" office:value="0.71099999999999997" table:style-name="ce34">
            <text:p>0.7</text:p>
          </table:table-cell>
          <table:table-cell table:number-columns-repeated="16371" table:style-name="ce2"/>
        </table:table-row>
        <table:table-row table:style-name="ro7">
          <table:table-cell office:value-type="date" office:date-value="2018-08-01T00:00:00" table:style-name="ce30">
            <text:p>Aug 2018</text:p>
          </table:table-cell>
          <table:table-cell office:value-type="float" office:value="96.278000000000006" table:style-name="ce31">
            <text:p>96.3</text:p>
          </table:table-cell>
          <table:table-cell office:value-type="float" office:value="8.6839999999999993" table:style-name="ce31">
            <text:p>8.7</text:p>
          </table:table-cell>
          <table:table-cell office:value-type="float" office:value="16.757000000000001" table:style-name="ce31">
            <text:p>16.8</text:p>
          </table:table-cell>
          <table:table-cell office:value-type="float" office:value="2.8410000000000002" table:style-name="ce31">
            <text:p>2.8</text:p>
          </table:table-cell>
          <table:table-cell office:value-type="float" office:value="0.41799999999999998" table:style-name="ce31">
            <text:p>0.4</text:p>
          </table:table-cell>
          <table:table-cell office:value-type="float" office:value="4.4059999999999997" table:style-name="ce31">
            <text:p>4.4</text:p>
          </table:table-cell>
          <table:table-cell office:value-type="float" office:value="129.38399999999999" table:style-name="ce31">
            <text:p>129.4</text:p>
          </table:table-cell>
          <table:table-cell office:value-type="float" office:value="16.875937200773222" table:formula="of:=[.H437]/[.H425]*100-100" table:style-name="ce26">
            <text:p>16.9</text:p>
          </table:table-cell>
          <table:table-cell office:value-type="float" office:value="4.1769999999999996" table:style-name="ce34">
            <text:p>4.2</text:p>
          </table:table-cell>
          <table:table-cell office:value-type="float" office:value="3.9489999999999998" table:style-name="ce34">
            <text:p>3.9</text:p>
          </table:table-cell>
          <table:table-cell office:value-type="float" office:value="3.665" table:style-name="ce34">
            <text:p>3.7</text:p>
          </table:table-cell>
          <table:table-cell office:value-type="float" office:value="0.34499999999999997" table:style-name="ce34">
            <text:p>0.3</text:p>
          </table:table-cell>
          <table:table-cell table:number-columns-repeated="16371" table:style-name="ce2"/>
        </table:table-row>
        <table:table-row table:style-name="ro7">
          <table:table-cell office:value-type="date" office:date-value="2018-09-01T00:00:00" table:style-name="ce30">
            <text:p>Sep 2018</text:p>
          </table:table-cell>
          <table:table-cell office:value-type="float" office:value="341.91399999999999" table:style-name="ce31">
            <text:p>341.9</text:p>
          </table:table-cell>
          <table:table-cell office:value-type="float" office:value="13.587999999999999" table:style-name="ce31">
            <text:p>13.6</text:p>
          </table:table-cell>
          <table:table-cell office:value-type="float" office:value="55.332999999999998" table:style-name="ce31">
            <text:p>55.3</text:p>
          </table:table-cell>
          <table:table-cell office:value-type="float" office:value="4.8860000000000001" table:style-name="ce31">
            <text:p>4.9</text:p>
          </table:table-cell>
          <table:table-cell office:value-type="float" office:value="1.105" table:style-name="ce31">
            <text:p>1.1</text:p>
          </table:table-cell>
          <table:table-cell office:value-type="float" office:value="5.1280000000000001" table:style-name="ce31">
            <text:p>5.1</text:p>
          </table:table-cell>
          <table:table-cell office:value-type="float" office:value="421.95400000000001" table:style-name="ce31">
            <text:p>422.0</text:p>
          </table:table-cell>
          <table:table-cell office:value-type="float" office:value="-17.623310068817418" table:formula="of:=[.H438]/[.H426]*100-100" table:style-name="ce26">
            <text:p>-17.6</text:p>
          </table:table-cell>
          <table:table-cell office:value-type="float" office:value="7.3579999999999997" table:style-name="ce34">
            <text:p>7.4</text:p>
          </table:table-cell>
          <table:table-cell office:value-type="float" office:value="6.9660000000000002" table:style-name="ce34">
            <text:p>7.0</text:p>
          </table:table-cell>
          <table:table-cell office:value-type="float" office:value="6.9" table:style-name="ce27">
            <text:p>6.9</text:p>
          </table:table-cell>
          <table:table-cell office:value-type="float" office:value="0.23799999999999999" table:style-name="ce27">
            <text:p>0.2</text:p>
          </table:table-cell>
          <table:table-cell table:number-columns-repeated="16371" table:style-name="ce2"/>
        </table:table-row>
        <table:table-row table:style-name="ro7">
          <table:table-cell office:value-type="date" office:date-value="2018-10-01T00:00:00" table:style-name="ce30">
            <text:p>Oct 2018</text:p>
          </table:table-cell>
          <table:table-cell office:value-type="float" office:value="156.69900000000001" table:style-name="ce31">
            <text:p>156.7</text:p>
          </table:table-cell>
          <table:table-cell office:value-type="float" office:value="8.3119999999999994" table:style-name="ce31">
            <text:p>8.3</text:p>
          </table:table-cell>
          <table:table-cell office:value-type="float" office:value="29.260999999999999" table:style-name="ce31">
            <text:p>29.3</text:p>
          </table:table-cell>
          <table:table-cell office:value-type="float" office:value="4.9020000000000001" table:style-name="ce31">
            <text:p>4.9</text:p>
          </table:table-cell>
          <table:table-cell office:value-type="float" office:value="0.73899999999999999" table:style-name="ce31">
            <text:p>0.7</text:p>
          </table:table-cell>
          <table:table-cell office:value-type="float" office:value="4.6840000000000002" table:style-name="ce31">
            <text:p>4.7</text:p>
          </table:table-cell>
          <table:table-cell office:value-type="float" office:value="204.59700000000001" table:style-name="ce31">
            <text:p>204.6</text:p>
          </table:table-cell>
          <table:table-cell office:value-type="float" office:value="0.49610240339512757" table:formula="of:=[.H439]/[.H427]*100-100" table:style-name="ce26">
            <text:p>0.5</text:p>
          </table:table-cell>
          <table:table-cell office:value-type="float" office:value="5.0970000000000004" table:style-name="ce34">
            <text:p>5.1</text:p>
          </table:table-cell>
          <table:table-cell office:value-type="float" office:value="4.742" table:style-name="ce34">
            <text:p>4.7</text:p>
          </table:table-cell>
          <table:table-cell office:value-type="float" office:value="2.895" table:style-name="ce34">
            <text:p>2.9</text:p>
          </table:table-cell>
          <table:table-cell office:value-type="float" office:value="1.958" table:style-name="ce34">
            <text:p>2.0</text:p>
          </table:table-cell>
          <table:table-cell table:number-columns-repeated="16371" table:style-name="ce2"/>
        </table:table-row>
        <table:table-row table:style-name="ro7">
          <table:table-cell office:value-type="date" office:date-value="2018-11-01T00:00:00" table:style-name="ce30">
            <text:p>Nov 2018</text:p>
          </table:table-cell>
          <table:table-cell office:value-type="float" office:value="161.79" table:style-name="ce31">
            <text:p>161.8</text:p>
          </table:table-cell>
          <table:table-cell office:value-type="float" office:value="7.2939999999999996" table:style-name="ce31">
            <text:p>7.3</text:p>
          </table:table-cell>
          <table:table-cell office:value-type="float" office:value="30.123999999999999" table:style-name="ce31">
            <text:p>30.1</text:p>
          </table:table-cell>
          <table:table-cell office:value-type="float" office:value="5.2439999999999998" table:style-name="ce31">
            <text:p>5.2</text:p>
          </table:table-cell>
          <table:table-cell office:value-type="float" office:value="0.59499999999999997" table:style-name="ce31">
            <text:p>0.6</text:p>
          </table:table-cell>
          <table:table-cell office:value-type="float" office:value="4.282" table:style-name="ce31">
            <text:p>4.3</text:p>
          </table:table-cell>
          <table:table-cell office:value-type="float" office:value="209.32900000000001" table:style-name="ce31">
            <text:p>209.3</text:p>
          </table:table-cell>
          <table:table-cell office:value-type="float" office:value="-0.67284469055313423" table:formula="of:=[.H440]/[.H428]*100-100" table:style-name="ce26">
            <text:p>-0.7</text:p>
          </table:table-cell>
          <table:table-cell office:value-type="float" office:value="5.2889999999999997" table:style-name="ce34">
            <text:p>5.3</text:p>
          </table:table-cell>
          <table:table-cell office:value-type="float" office:value="4.8339999999999996" table:style-name="ce34">
            <text:p>4.8</text:p>
          </table:table-cell>
          <table:table-cell office:value-type="float" office:value="1.7849999999999999" table:style-name="ce34">
            <text:p>1.8</text:p>
          </table:table-cell>
          <table:table-cell office:value-type="float" office:value="3.2229999999999999" table:style-name="ce34">
            <text:p>3.2</text:p>
          </table:table-cell>
          <table:table-cell table:number-columns-repeated="16371" table:style-name="ce2"/>
        </table:table-row>
        <table:table-row table:style-name="ro7">
          <table:table-cell office:value-type="date" office:date-value="2018-12-01T00:00:00" table:style-name="ce30">
            <text:p>Dec 2018</text:p>
          </table:table-cell>
          <table:table-cell office:value-type="float" office:value="145.87799999999999" table:style-name="ce31">
            <text:p>145.9</text:p>
          </table:table-cell>
          <table:table-cell office:value-type="float" office:value="6.0960000000000001" table:style-name="ce31">
            <text:p>6.1</text:p>
          </table:table-cell>
          <table:table-cell office:value-type="float" office:value="26.064" table:style-name="ce31">
            <text:p>26.1</text:p>
          </table:table-cell>
          <table:table-cell office:value-type="float" office:value="3.7679999999999998" table:style-name="ce31">
            <text:p>3.8</text:p>
          </table:table-cell>
          <table:table-cell office:value-type="float" office:value="0.48099999999999998" table:style-name="ce31">
            <text:p>0.5</text:p>
          </table:table-cell>
          <table:table-cell office:value-type="float" office:value="3.9430000000000001" table:style-name="ce31">
            <text:p>3.9</text:p>
          </table:table-cell>
          <table:table-cell office:value-type="float" office:value="186.23" table:style-name="ce31">
            <text:p>186.2</text:p>
          </table:table-cell>
          <table:table-cell office:value-type="float" office:value="-5.5714995588637919" table:formula="of:=[.H441]/[.H429]*100-100" table:style-name="ce26">
            <text:p>-5.6</text:p>
          </table:table-cell>
          <table:table-cell office:value-type="float" office:value="5.8689999999999998" table:style-name="ce34">
            <text:p>5.9</text:p>
          </table:table-cell>
          <table:table-cell office:value-type="float" office:value="5.5039999999999996" table:style-name="ce34">
            <text:p>5.5</text:p>
          </table:table-cell>
          <table:table-cell office:value-type="float" office:value="1.9350000000000001" table:style-name="ce34">
            <text:p>1.9</text:p>
          </table:table-cell>
          <table:table-cell office:value-type="float" office:value="3.6840000000000002" table:style-name="ce34">
            <text:p>3.7</text:p>
          </table:table-cell>
          <table:table-cell table:number-columns-repeated="16371" table:style-name="ce2"/>
        </table:table-row>
        <table:table-row table:style-name="ro6">
          <table:table-cell office:value-type="date" office:date-value="2019-01-01T00:00:00" table:style-name="ce30">
            <text:p>Jan 2019</text:p>
          </table:table-cell>
          <table:table-cell office:value-type="float" office:value="163.74199999999999" table:style-name="ce31">
            <text:p>163.7</text:p>
          </table:table-cell>
          <table:table-cell office:value-type="float" office:value="7.0309999999999997" table:style-name="ce31">
            <text:p>7.0</text:p>
          </table:table-cell>
          <table:table-cell office:value-type="float" office:value="22.959" table:style-name="ce31">
            <text:p>23.0</text:p>
          </table:table-cell>
          <table:table-cell office:value-type="float" office:value="4.2450000000000001" table:style-name="ce31">
            <text:p>4.2</text:p>
          </table:table-cell>
          <table:table-cell office:value-type="float" office:value="0.41299999999999998" table:style-name="ce31">
            <text:p>0.4</text:p>
          </table:table-cell>
          <table:table-cell office:value-type="float" office:value="3.6219999999999999" table:style-name="ce31">
            <text:p>3.6</text:p>
          </table:table-cell>
          <table:table-cell office:value-type="float" office:value="202.012" table:style-name="ce31">
            <text:p>202.0</text:p>
          </table:table-cell>
          <table:table-cell office:value-type="float" office:value="1.1005289946099737" table:formula="of:=[.H442]/[.H430]*100-100" table:style-name="ce26">
            <text:p>1.1</text:p>
          </table:table-cell>
          <table:table-cell office:value-type="float" office:value="3.9609999999999999" table:style-name="ce25">
            <text:p>4.0</text:p>
          </table:table-cell>
          <table:table-cell office:value-type="float" office:value="3.645" table:style-name="ce25">
            <text:p>3.6</text:p>
          </table:table-cell>
          <table:table-cell office:value-type="float" office:value="1.5609999999999999" table:style-name="ce25">
            <text:p>1.6</text:p>
          </table:table-cell>
          <table:table-cell office:value-type="float" office:value="2.2719999999999998" table:style-name="ce25">
            <text:p>2.3</text:p>
          </table:table-cell>
          <table:table-cell table:number-columns-repeated="16371" table:style-name="ce15"/>
        </table:table-row>
        <table:table-row table:style-name="ro7">
          <table:table-cell office:value-type="date" office:date-value="2019-02-01T00:00:00" table:style-name="ce30">
            <text:p>Feb 2019</text:p>
          </table:table-cell>
          <table:table-cell office:value-type="float" office:value="84.495999999999995" table:style-name="ce31">
            <text:p>84.5</text:p>
          </table:table-cell>
          <table:table-cell office:value-type="float" office:value="5.5030000000000001" table:style-name="ce31">
            <text:p>5.5</text:p>
          </table:table-cell>
          <table:table-cell office:value-type="float" office:value="14.843999999999999" table:style-name="ce31">
            <text:p>14.8</text:p>
          </table:table-cell>
          <table:table-cell office:value-type="float" office:value="2.7170000000000001" table:style-name="ce31">
            <text:p>2.7</text:p>
          </table:table-cell>
          <table:table-cell office:value-type="float" office:value="0.374" table:style-name="ce31">
            <text:p>0.4</text:p>
          </table:table-cell>
          <table:table-cell office:value-type="float" office:value="3.0910000000000002" table:style-name="ce31">
            <text:p>3.1</text:p>
          </table:table-cell>
          <table:table-cell office:value-type="float" office:value="111.02500000000001" table:style-name="ce31">
            <text:p>111.0</text:p>
          </table:table-cell>
          <table:table-cell office:value-type="float" office:value="2.3337911201644488" table:formula="of:=[.H443]/[.H431]*100-100" table:style-name="ce26">
            <text:p>2.3</text:p>
          </table:table-cell>
          <table:table-cell office:value-type="float" office:value="2.3210000000000002" table:style-name="ce34">
            <text:p>2.3</text:p>
          </table:table-cell>
          <table:table-cell office:value-type="float" office:value="2.1160000000000001" table:style-name="ce34">
            <text:p>2.1</text:p>
          </table:table-cell>
          <table:table-cell office:value-type="float" office:value="0.83699999999999997" table:style-name="ce34">
            <text:p>0.8</text:p>
          </table:table-cell>
          <table:table-cell office:value-type="float" office:value="1.3580000000000001" table:style-name="ce34">
            <text:p>1.4</text:p>
          </table:table-cell>
          <table:table-cell table:number-columns-repeated="16371" table:style-name="ce2"/>
        </table:table-row>
        <table:table-row table:style-name="ro7">
          <table:table-cell office:value-type="date" office:date-value="2019-03-01T00:00:00" table:style-name="ce30">
            <text:p>Mar 2019</text:p>
          </table:table-cell>
          <table:table-cell office:value-type="float" office:value="462.38400000000001" table:style-name="ce31">
            <text:p>462.4</text:p>
          </table:table-cell>
          <table:table-cell office:value-type="float" office:value="17.87" table:style-name="ce31">
            <text:p>17.9</text:p>
          </table:table-cell>
          <table:table-cell office:value-type="float" office:value="68.802000000000007" table:style-name="ce31">
            <text:p>68.8</text:p>
          </table:table-cell>
          <table:table-cell office:value-type="float" office:value="6.9240000000000004" table:style-name="ce31">
            <text:p>6.9</text:p>
          </table:table-cell>
          <table:table-cell office:value-type="float" office:value="0.75700000000000001" table:style-name="ce31">
            <text:p>0.8</text:p>
          </table:table-cell>
          <table:table-cell office:value-type="float" office:value="7.4660000000000002" table:style-name="ce31">
            <text:p>7.5</text:p>
          </table:table-cell>
          <table:table-cell office:value-type="float" office:value="564.20299999999997" table:style-name="ce31">
            <text:p>564.2</text:p>
          </table:table-cell>
          <table:table-cell office:value-type="float" office:value="-0.57431158385936953" table:formula="of:=[.H444]/[.H432]*100-100" table:style-name="ce26">
            <text:p>-0.6</text:p>
          </table:table-cell>
          <table:table-cell office:value-type="float" office:value="9.7650000000000006" table:style-name="ce34">
            <text:p>9.8</text:p>
          </table:table-cell>
          <table:table-cell office:value-type="float" office:value="8.9090000000000007" table:style-name="ce34">
            <text:p>8.9</text:p>
          </table:table-cell>
          <table:table-cell office:value-type="float" office:value="4.4329999999999998" table:style-name="ce34">
            <text:p>4.4</text:p>
          </table:table-cell>
          <table:table-cell office:value-type="float" office:value="4.9169999999999998" table:style-name="ce34">
            <text:p>4.9</text:p>
          </table:table-cell>
          <table:table-cell table:number-columns-repeated="16371" table:style-name="ce2"/>
        </table:table-row>
        <table:table-row table:style-name="ro7">
          <table:table-cell office:value-type="date" office:date-value="2019-04-01T00:00:00" table:style-name="ce30">
            <text:p>Apr 2019</text:p>
          </table:table-cell>
          <table:table-cell office:value-type="float" office:value="163.84" table:style-name="ce31">
            <text:p>163.8</text:p>
          </table:table-cell>
          <table:table-cell office:value-type="float" office:value="10.952" table:style-name="ce31">
            <text:p>11.0</text:p>
          </table:table-cell>
          <table:table-cell office:value-type="float" office:value="25.696000000000002" table:style-name="ce31">
            <text:p>25.7</text:p>
          </table:table-cell>
          <table:table-cell office:value-type="float" office:value="5.0309999999999997" table:style-name="ce31">
            <text:p>5.0</text:p>
          </table:table-cell>
          <table:table-cell office:value-type="float" office:value="0.52400000000000002" table:style-name="ce31">
            <text:p>0.5</text:p>
          </table:table-cell>
          <table:table-cell office:value-type="float" office:value="5.5170000000000003" table:style-name="ce31">
            <text:p>5.5</text:p>
          </table:table-cell>
          <table:table-cell office:value-type="float" office:value="211.56" table:style-name="ce31">
            <text:p>211.6</text:p>
          </table:table-cell>
          <table:table-cell office:value-type="float" office:value="-0.80505633518851027" table:formula="of:=[.H445]/[.H433]*100-100" table:style-name="ce26">
            <text:p>-0.8</text:p>
          </table:table-cell>
          <table:table-cell office:value-type="float" office:value="4.0670000000000002" table:style-name="ce34">
            <text:p>4.1</text:p>
          </table:table-cell>
          <table:table-cell office:value-type="float" office:value="3.4649999999999999" table:style-name="ce34">
            <text:p>3.5</text:p>
          </table:table-cell>
          <table:table-cell office:value-type="float" office:value="1.7370000000000001" table:style-name="ce34">
            <text:p>1.7</text:p>
          </table:table-cell>
          <table:table-cell office:value-type="float" office:value="1.944" table:style-name="ce34">
            <text:p>1.9</text:p>
          </table:table-cell>
          <table:table-cell table:number-columns-repeated="16371" table:style-name="ce2"/>
        </table:table-row>
        <table:table-row table:style-name="ro7">
          <table:table-cell office:value-type="date" office:date-value="2019-05-01T00:00:00" table:style-name="ce30">
            <text:p>May 2019</text:p>
          </table:table-cell>
          <table:table-cell office:value-type="float" office:value="185.91900000000001" table:style-name="ce31">
            <text:p>185.9</text:p>
          </table:table-cell>
          <table:table-cell office:value-type="float" office:value="12.108000000000001" table:style-name="ce31">
            <text:p>12.1</text:p>
          </table:table-cell>
          <table:table-cell office:value-type="float" office:value="30.753" table:style-name="ce31">
            <text:p>30.8</text:p>
          </table:table-cell>
          <table:table-cell office:value-type="float" office:value="4.9809999999999999" table:style-name="ce31">
            <text:p>5.0</text:p>
          </table:table-cell>
          <table:table-cell office:value-type="float" office:value="0.63100000000000001" table:style-name="ce31">
            <text:p>0.6</text:p>
          </table:table-cell>
          <table:table-cell office:value-type="float" office:value="5.6539999999999999" table:style-name="ce31">
            <text:p>5.7</text:p>
          </table:table-cell>
          <table:table-cell office:value-type="float" office:value="240.04599999999999" table:style-name="ce31">
            <text:p>240.0</text:p>
          </table:table-cell>
          <table:table-cell office:value-type="float" office:value="-2.3893754930425075" table:formula="of:=[.H446]/[.H434]*100-100" table:style-name="ce26">
            <text:p>-2.4</text:p>
          </table:table-cell>
          <table:table-cell office:value-type="float" office:value="4.9729999999999999" table:style-name="ce34">
            <text:p>5.0</text:p>
          </table:table-cell>
          <table:table-cell office:value-type="float" office:value="4.3929999999999998" table:style-name="ce34">
            <text:p>4.4</text:p>
          </table:table-cell>
          <table:table-cell office:value-type="float" office:value="2.2349999999999999" table:style-name="ce34">
            <text:p>2.2</text:p>
          </table:table-cell>
          <table:table-cell office:value-type="float" office:value="2.4140000000000001" table:style-name="ce34">
            <text:p>2.4</text:p>
          </table:table-cell>
          <table:table-cell table:number-columns-repeated="16371" table:style-name="ce2"/>
        </table:table-row>
        <table:table-row table:style-name="ro7">
          <table:table-cell office:value-type="date" office:date-value="2019-06-01T00:00:00" table:style-name="ce30">
            <text:p>Jun 2019</text:p>
          </table:table-cell>
          <table:table-cell office:value-type="float" office:value="226.38800000000001" table:style-name="ce31">
            <text:p>226.4</text:p>
          </table:table-cell>
          <table:table-cell office:value-type="float" office:value="12.997999999999999" table:style-name="ce31">
            <text:p>13.0</text:p>
          </table:table-cell>
          <table:table-cell office:value-type="float" office:value="40.383000000000003" table:style-name="ce31">
            <text:p>40.4</text:p>
          </table:table-cell>
          <table:table-cell office:value-type="float" office:value="7.66" table:style-name="ce31">
            <text:p>7.7</text:p>
          </table:table-cell>
          <table:table-cell office:value-type="float" office:value="0.63900000000000001" table:style-name="ce31">
            <text:p>0.6</text:p>
          </table:table-cell>
          <table:table-cell office:value-type="float" office:value="5.7690000000000001" table:style-name="ce31">
            <text:p>5.8</text:p>
          </table:table-cell>
          <table:table-cell office:value-type="float" office:value="293.83699999999999" table:style-name="ce31">
            <text:p>293.8</text:p>
          </table:table-cell>
          <table:table-cell office:value-type="float" office:value="-1.6586733959630919" table:formula="of:=[.H447]/[.H435]*100-100" table:style-name="ce26">
            <text:p>-1.7</text:p>
          </table:table-cell>
          <table:table-cell office:value-type="float" office:value="5.7359999999999998" table:style-name="ce34">
            <text:p>5.7</text:p>
          </table:table-cell>
          <table:table-cell office:value-type="float" office:value="5.0720000000000001" table:style-name="ce34">
            <text:p>5.1</text:p>
          </table:table-cell>
          <table:table-cell office:value-type="float" office:value="3.0259999999999998" table:style-name="ce34">
            <text:p>3.0</text:p>
          </table:table-cell>
          <table:table-cell office:value-type="float" office:value="2.3460000000000001" table:style-name="ce34">
            <text:p>2.3</text:p>
          </table:table-cell>
          <table:table-cell table:number-columns-repeated="16371" table:style-name="ce2"/>
        </table:table-row>
        <table:table-row table:style-name="ro7">
          <table:table-cell office:value-type="date" office:date-value="2019-07-01T00:00:00" table:style-name="ce30">
            <text:p>Jul 2019</text:p>
          </table:table-cell>
          <table:table-cell office:value-type="float" office:value="159.46899999999999" table:style-name="ce31">
            <text:p>159.5</text:p>
          </table:table-cell>
          <table:table-cell office:value-type="float" office:value="11.191000000000001" table:style-name="ce31">
            <text:p>11.2</text:p>
          </table:table-cell>
          <table:table-cell office:value-type="float" office:value="26.678999999999998" table:style-name="ce31">
            <text:p>26.7</text:p>
          </table:table-cell>
          <table:table-cell office:value-type="float" office:value="3.07" table:style-name="ce31">
            <text:p>3.1</text:p>
          </table:table-cell>
          <table:table-cell office:value-type="float" office:value="0.374" table:style-name="ce31">
            <text:p>0.4</text:p>
          </table:table-cell>
          <table:table-cell office:value-type="float" office:value="5.5880000000000001" table:style-name="ce31">
            <text:p>5.6</text:p>
          </table:table-cell>
          <table:table-cell office:value-type="float" office:value="206.37100000000001" table:style-name="ce31">
            <text:p>206.4</text:p>
          </table:table-cell>
          <table:table-cell office:value-type="float" office:value="-2.5103337506200205" table:formula="of:=[.H448]/[.H436]*100-100" table:style-name="ce26">
            <text:p>-2.5</text:p>
          </table:table-cell>
          <table:table-cell office:value-type="float" office:value="4.5369999999999999" table:style-name="ce34">
            <text:p>4.5</text:p>
          </table:table-cell>
          <table:table-cell office:value-type="float" office:value="3.7749999999999999" table:style-name="ce34">
            <text:p>3.8</text:p>
          </table:table-cell>
          <table:table-cell office:value-type="float" office:value="2.2650000000000001" table:style-name="ce34">
            <text:p>2.3</text:p>
          </table:table-cell>
          <table:table-cell office:value-type="float" office:value="1.8160000000000001" table:style-name="ce34">
            <text:p>1.8</text:p>
          </table:table-cell>
          <table:table-cell table:number-columns-repeated="16371" table:style-name="ce2"/>
        </table:table-row>
        <table:table-row table:style-name="ro7">
          <table:table-cell office:value-type="date" office:date-value="2019-08-01T00:00:00" table:style-name="ce30">
            <text:p>Aug 2019</text:p>
          </table:table-cell>
          <table:table-cell office:value-type="float" office:value="95.376999999999995" table:style-name="ce31">
            <text:p>95.4</text:p>
          </table:table-cell>
          <table:table-cell office:value-type="float" office:value="8.0429999999999993" table:style-name="ce31">
            <text:p>8.0</text:p>
          </table:table-cell>
          <table:table-cell office:value-type="float" office:value="23.895" table:style-name="ce31">
            <text:p>23.9</text:p>
          </table:table-cell>
          <table:table-cell office:value-type="float" office:value="2.6579999999999999" table:style-name="ce31">
            <text:p>2.7</text:p>
          </table:table-cell>
          <table:table-cell office:value-type="float" office:value="0.33900000000000002" table:style-name="ce31">
            <text:p>0.3</text:p>
          </table:table-cell>
          <table:table-cell office:value-type="float" office:value="4.1769999999999996" table:style-name="ce31">
            <text:p>4.2</text:p>
          </table:table-cell>
          <table:table-cell office:value-type="float" office:value="134.489" table:style-name="ce31">
            <text:p>134.5</text:p>
          </table:table-cell>
          <table:table-cell office:value-type="float" office:value="3.9456192419464742" table:formula="of:=[.H449]/[.H437]*100-100" table:style-name="ce26">
            <text:p>3.9</text:p>
          </table:table-cell>
          <table:table-cell office:value-type="float" office:value="4.5789999999999997" table:style-name="ce34">
            <text:p>4.6</text:p>
          </table:table-cell>
          <table:table-cell office:value-type="float" office:value="4.0709999999999997" table:style-name="ce34">
            <text:p>4.1</text:p>
          </table:table-cell>
          <table:table-cell office:value-type="float" office:value="3.4" table:style-name="ce34">
            <text:p>3.4</text:p>
          </table:table-cell>
          <table:table-cell office:value-type="float" office:value="0.92100000000000004" table:style-name="ce34">
            <text:p>0.9</text:p>
          </table:table-cell>
          <table:table-cell table:number-columns-repeated="16371" table:style-name="ce2"/>
        </table:table-row>
        <table:table-row table:style-name="ro7">
          <table:table-cell office:value-type="date" office:date-value="2019-09-01T00:00:00" table:style-name="ce30">
            <text:p>Sep 2019</text:p>
          </table:table-cell>
          <table:table-cell office:value-type="float" office:value="346.55200000000002" table:style-name="ce31">
            <text:p>346.6</text:p>
          </table:table-cell>
          <table:table-cell office:value-type="float" office:value="13.914" table:style-name="ce31">
            <text:p>13.9</text:p>
          </table:table-cell>
          <table:table-cell office:value-type="float" office:value="42.365000000000002" table:style-name="ce31">
            <text:p>42.4</text:p>
          </table:table-cell>
          <table:table-cell office:value-type="float" office:value="4.6390000000000002" table:style-name="ce31">
            <text:p>4.6</text:p>
          </table:table-cell>
          <table:table-cell office:value-type="float" office:value="1.0129999999999999" table:style-name="ce31">
            <text:p>1.0</text:p>
          </table:table-cell>
          <table:table-cell office:value-type="float" office:value="5.5439999999999996" table:style-name="ce31">
            <text:p>5.5</text:p>
          </table:table-cell>
          <table:table-cell office:value-type="float" office:value="414.02699999999999" table:style-name="ce31">
            <text:p>414.0</text:p>
          </table:table-cell>
          <table:table-cell office:value-type="float" office:value="-1.8786407997080374" table:formula="of:=[.H450]/[.H438]*100-100" table:style-name="ce26">
            <text:p>-1.9</text:p>
          </table:table-cell>
          <table:table-cell office:value-type="float" office:value="13.693" table:style-name="ce34">
            <text:p>13.7</text:p>
          </table:table-cell>
          <table:table-cell office:value-type="float" office:value="12.952" table:style-name="ce34">
            <text:p>13.0</text:p>
          </table:table-cell>
          <table:table-cell office:value-type="float" office:value="8" table:style-name="ce34">
            <text:p>8.0</text:p>
          </table:table-cell>
          <table:table-cell office:value-type="float" office:value="5.2519999999999998" table:style-name="ce34">
            <text:p>5.3</text:p>
          </table:table-cell>
          <table:table-cell table:number-columns-repeated="16371" table:style-name="ce2"/>
        </table:table-row>
        <table:table-row table:style-name="ro7">
          <table:table-cell office:value-type="date" office:date-value="2019-10-01T00:00:00" table:style-name="ce30">
            <text:p>Oct 2019</text:p>
          </table:table-cell>
          <table:table-cell office:value-type="float" office:value="146.625" table:style-name="ce31">
            <text:p>146.6</text:p>
          </table:table-cell>
          <table:table-cell office:value-type="float" office:value="8.1" table:style-name="ce31">
            <text:p>8.1</text:p>
          </table:table-cell>
          <table:table-cell office:value-type="float" office:value="26.271000000000001" table:style-name="ce31">
            <text:p>26.3</text:p>
          </table:table-cell>
          <table:table-cell office:value-type="float" office:value="5.0830000000000002" table:style-name="ce31">
            <text:p>5.1</text:p>
          </table:table-cell>
          <table:table-cell office:value-type="float" office:value="0.73699999999999999" table:style-name="ce31">
            <text:p>0.7</text:p>
          </table:table-cell>
          <table:table-cell office:value-type="float" office:value="4.6269999999999998" table:style-name="ce31">
            <text:p>4.6</text:p>
          </table:table-cell>
          <table:table-cell office:value-type="float" office:value="191.44300000000001" table:style-name="ce31">
            <text:p>191.4</text:p>
          </table:table-cell>
          <table:table-cell office:value-type="float" office:value="-6.4292242799259043" table:formula="of:=[.H451]/[.H439]*100-100" table:style-name="ce26">
            <text:p>-6.4</text:p>
          </table:table-cell>
          <table:table-cell office:value-type="float" office:value="6.9880000000000004" table:style-name="ce34">
            <text:p>7.0</text:p>
          </table:table-cell>
          <table:table-cell office:value-type="float" office:value="6.2380000000000004" table:style-name="ce34">
            <text:p>6.2</text:p>
          </table:table-cell>
          <table:table-cell office:value-type="float" office:value="3.4590000000000001" table:style-name="ce34">
            <text:p>3.5</text:p>
          </table:table-cell>
          <table:table-cell office:value-type="float" office:value="3.0939999999999999" table:style-name="ce34">
            <text:p>3.1</text:p>
          </table:table-cell>
          <table:table-cell table:number-columns-repeated="16371" table:style-name="ce2"/>
        </table:table-row>
        <table:table-row table:style-name="ro7">
          <table:table-cell office:value-type="date" office:date-value="2019-11-01T00:00:00" table:style-name="ce30">
            <text:p>Nov 2019</text:p>
          </table:table-cell>
          <table:table-cell office:value-type="float" office:value="160.46" table:style-name="ce31">
            <text:p>160.5</text:p>
          </table:table-cell>
          <table:table-cell office:value-type="float" office:value="7.1020000000000003" table:style-name="ce31">
            <text:p>7.1</text:p>
          </table:table-cell>
          <table:table-cell office:value-type="float" office:value="26.722999999999999" table:style-name="ce31">
            <text:p>26.7</text:p>
          </table:table-cell>
          <table:table-cell office:value-type="float" office:value="4.7729999999999997" table:style-name="ce31">
            <text:p>4.8</text:p>
          </table:table-cell>
          <table:table-cell office:value-type="float" office:value="0.68400000000000005" table:style-name="ce31">
            <text:p>0.7</text:p>
          </table:table-cell>
          <table:table-cell office:value-type="float" office:value="3.9710000000000001" table:style-name="ce31">
            <text:p>4.0</text:p>
          </table:table-cell>
          <table:table-cell office:value-type="float" office:value="203.71299999999999" table:style-name="ce31">
            <text:p>203.7</text:p>
          </table:table-cell>
          <table:table-cell office:value-type="float" office:value="-2.6828580846418788" table:formula="of:=[.H452]/[.H440]*100-100" table:style-name="ce26">
            <text:p>-2.7</text:p>
          </table:table-cell>
          <table:table-cell office:value-type="float" office:value="9.827" table:style-name="ce34">
            <text:p>9.8</text:p>
          </table:table-cell>
          <table:table-cell office:value-type="float" office:value="8.9030000000000005" table:style-name="ce34">
            <text:p>8.9</text:p>
          </table:table-cell>
          <table:table-cell office:value-type="float" office:value="5.0949999999999998" table:style-name="ce34">
            <text:p>5.1</text:p>
          </table:table-cell>
          <table:table-cell office:value-type="float" office:value="4.2619999999999996" table:style-name="ce34">
            <text:p>4.3</text:p>
          </table:table-cell>
          <table:table-cell table:number-columns-repeated="16371" table:style-name="ce2"/>
        </table:table-row>
        <table:table-row table:style-name="ro7">
          <table:table-cell office:value-type="date" office:date-value="2019-12-01T00:00:00" table:style-name="ce30">
            <text:p>Dec 2019</text:p>
          </table:table-cell>
          <table:table-cell office:value-type="float" office:value="151.32400000000001" table:style-name="ce31">
            <text:p>151.3</text:p>
          </table:table-cell>
          <table:table-cell office:value-type="float" office:value="5.8140000000000001" table:style-name="ce31">
            <text:p>5.8</text:p>
          </table:table-cell>
          <table:table-cell office:value-type="float" office:value="26.486999999999998" table:style-name="ce31">
            <text:p>26.5</text:p>
          </table:table-cell>
          <table:table-cell office:value-type="float" office:value="3.6520000000000001" table:style-name="ce31">
            <text:p>3.7</text:p>
          </table:table-cell>
          <table:table-cell office:value-type="float" office:value="0.74099999999999999" table:style-name="ce31">
            <text:p>0.7</text:p>
          </table:table-cell>
          <table:table-cell office:value-type="float" office:value="3.2930000000000001" table:style-name="ce31">
            <text:p>3.3</text:p>
          </table:table-cell>
          <table:table-cell office:value-type="float" office:value="191.31100000000001" table:style-name="ce31">
            <text:p>191.3</text:p>
          </table:table-cell>
          <table:table-cell office:value-type="float" office:value="2.7283466680985953" table:formula="of:=[.H453]/[.H441]*100-100" table:style-name="ce26">
            <text:p>2.7</text:p>
          </table:table-cell>
          <table:table-cell office:value-type="float" office:value="10.131" table:style-name="ce34">
            <text:p>10.1</text:p>
          </table:table-cell>
          <table:table-cell office:value-type="float" office:value="9.3140000000000001" table:style-name="ce34">
            <text:p>9.3</text:p>
          </table:table-cell>
          <table:table-cell office:value-type="float" office:value="5.423" table:style-name="ce34">
            <text:p>5.4</text:p>
          </table:table-cell>
          <table:table-cell office:value-type="float" office:value="4.399" table:style-name="ce34">
            <text:p>4.4</text:p>
          </table:table-cell>
          <table:table-cell table:number-columns-repeated="16371" table:style-name="ce2"/>
        </table:table-row>
        <table:table-row table:style-name="ro6">
          <table:table-cell office:value-type="date" office:date-value="2020-01-01T00:00:00" table:style-name="ce30">
            <text:p>Jan 2020</text:p>
          </table:table-cell>
          <table:table-cell office:value-type="float" office:value="152.149" table:style-name="ce31">
            <text:p>152.1</text:p>
          </table:table-cell>
          <table:table-cell office:value-type="float" office:value="7.109" table:style-name="ce31">
            <text:p>7.1</text:p>
          </table:table-cell>
          <table:table-cell office:value-type="float" office:value="24.186" table:style-name="ce31">
            <text:p>24.2</text:p>
          </table:table-cell>
          <table:table-cell office:value-type="float" office:value="3.4009999999999998" table:style-name="ce31">
            <text:p>3.4</text:p>
          </table:table-cell>
          <table:table-cell office:value-type="float" office:value="0.44400000000000001" table:style-name="ce31">
            <text:p>0.4</text:p>
          </table:table-cell>
          <table:table-cell office:value-type="float" office:value="3.5979999999999999" table:style-name="ce31">
            <text:p>3.6</text:p>
          </table:table-cell>
          <table:table-cell office:value-type="float" office:value="190.887" table:style-name="ce31">
            <text:p>190.9</text:p>
          </table:table-cell>
          <table:table-cell office:value-type="float" office:value="-5.5070985882026804" table:formula="of:=[.H454]/[.H442]*100-100" table:style-name="ce26">
            <text:p>-5.5</text:p>
          </table:table-cell>
          <table:table-cell office:value-type="float" office:value="9.6509999999999998" table:style-name="ce25">
            <text:p>9.7</text:p>
          </table:table-cell>
          <table:table-cell office:value-type="float" office:value="8.8190000000000008" table:style-name="ce25">
            <text:p>8.8</text:p>
          </table:table-cell>
          <table:table-cell office:value-type="float" office:value="4.601" table:style-name="ce25">
            <text:p>4.6</text:p>
          </table:table-cell>
          <table:table-cell office:value-type="float" office:value="4.734" table:style-name="ce25">
            <text:p>4.7</text:p>
          </table:table-cell>
          <table:table-cell table:number-columns-repeated="16371" table:style-name="ce15"/>
        </table:table-row>
        <table:table-row table:style-name="ro7">
          <table:table-cell office:value-type="date" office:date-value="2020-02-01T00:00:00" table:style-name="ce30">
            <text:p>Feb 2020</text:p>
          </table:table-cell>
          <table:table-cell office:value-type="float" office:value="82.084000000000003" table:style-name="ce31">
            <text:p>82.1</text:p>
          </table:table-cell>
          <table:table-cell office:value-type="float" office:value="5.7240000000000002" table:style-name="ce31">
            <text:p>5.7</text:p>
          </table:table-cell>
          <table:table-cell office:value-type="float" office:value="14.553000000000001" table:style-name="ce31">
            <text:p>14.6</text:p>
          </table:table-cell>
          <table:table-cell office:value-type="float" office:value="2.3370000000000002" table:style-name="ce31">
            <text:p>2.3</text:p>
          </table:table-cell>
          <table:table-cell office:value-type="float" office:value="0.375" table:style-name="ce31">
            <text:p>0.4</text:p>
          </table:table-cell>
          <table:table-cell office:value-type="float" office:value="3.2370000000000001" table:style-name="ce31">
            <text:p>3.2</text:p>
          </table:table-cell>
          <table:table-cell office:value-type="float" office:value="108.31" table:style-name="ce31">
            <text:p>108.3</text:p>
          </table:table-cell>
          <table:table-cell office:value-type="float" office:value="-2.4453951812654822" table:formula="of:=[.H455]/[.H443]*100-100" table:style-name="ce26">
            <text:p>-2.4</text:p>
          </table:table-cell>
          <table:table-cell office:value-type="float" office:value="5.1580000000000004" table:style-name="ce34">
            <text:p>5.2</text:p>
          </table:table-cell>
          <table:table-cell office:value-type="float" office:value="4.4790000000000001" table:style-name="ce34">
            <text:p>4.5</text:p>
          </table:table-cell>
          <table:table-cell office:value-type="float" office:value="2.7770000000000001" table:style-name="ce27">
            <text:p>2.8</text:p>
          </table:table-cell>
          <table:table-cell office:value-type="float" office:value="2.101" table:style-name="ce27">
            <text:p>2.1</text:p>
          </table:table-cell>
          <table:table-cell table:number-columns-repeated="16371" table:style-name="ce2"/>
        </table:table-row>
        <table:table-row table:style-name="ro7">
          <table:table-cell office:value-type="date" office:date-value="2020-03-01T00:00:00" table:style-name="ce30">
            <text:p>Mar 2020</text:p>
          </table:table-cell>
          <table:table-cell office:value-type="float" office:value="257.36599999999999" table:style-name="ce31">
            <text:p>257.4</text:p>
          </table:table-cell>
          <table:table-cell office:value-type="float" office:value="13.757" table:style-name="ce31">
            <text:p>13.8</text:p>
          </table:table-cell>
          <table:table-cell office:value-type="float" office:value="31.788" table:style-name="ce31">
            <text:p>31.8</text:p>
          </table:table-cell>
          <table:table-cell office:value-type="float" office:value="4.7530000000000001" table:style-name="ce31">
            <text:p>4.8</text:p>
          </table:table-cell>
          <table:table-cell office:value-type="float" office:value="0.97099999999999997" table:style-name="ce31">
            <text:p>1.0</text:p>
          </table:table-cell>
          <table:table-cell office:value-type="float" office:value="5.8879999999999999" table:style-name="ce31">
            <text:p>5.9</text:p>
          </table:table-cell>
          <table:table-cell office:value-type="float" office:value="314.52300000000002" table:style-name="ce31">
            <text:p>314.5</text:p>
          </table:table-cell>
          <table:table-cell office:value-type="float" office:value="-44.253575397507625" table:formula="of:=[.H456]/[.H444]*100-100" table:style-name="ce26">
            <text:p>-44.3</text:p>
          </table:table-cell>
          <table:table-cell office:value-type="float" office:value="19.306000000000001" table:style-name="ce27">
            <text:p>19.3</text:p>
          </table:table-cell>
          <table:table-cell office:value-type="float" office:value="18.356999999999999" table:style-name="ce27">
            <text:p>18.4</text:p>
          </table:table-cell>
          <table:table-cell office:value-type="float" office:value="11.223000000000001" table:style-name="ce34">
            <text:p>11.2</text:p>
          </table:table-cell>
          <table:table-cell office:value-type="float" office:value="7.6029999999999998" table:style-name="ce34">
            <text:p>7.6</text:p>
          </table:table-cell>
          <table:table-cell table:number-columns-repeated="16371" table:style-name="ce2"/>
        </table:table-row>
        <table:table-row table:style-name="ro7">
          <table:table-cell office:value-type="date" office:date-value="2020-04-01T00:00:00" table:style-name="ce30">
            <text:p>Apr 2020</text:p>
          </table:table-cell>
          <table:table-cell office:value-type="float" office:value="4.24" table:style-name="ce31">
            <text:p>4.2</text:p>
          </table:table-cell>
          <table:table-cell office:value-type="float" office:value="1.7190000000000001" table:style-name="ce31">
            <text:p>1.7</text:p>
          </table:table-cell>
          <table:table-cell office:value-type="float" office:value="3.0619999999999998" table:style-name="ce31">
            <text:p>3.1</text:p>
          </table:table-cell>
          <table:table-cell office:value-type="float" office:value="1.016" table:style-name="ce31">
            <text:p>1.0</text:p>
          </table:table-cell>
          <table:table-cell office:value-type="float" office:value="6.7000000000000004E-2" table:style-name="ce31">
            <text:p>0.1</text:p>
          </table:table-cell>
          <table:table-cell office:value-type="float" office:value="2.238" table:style-name="ce31">
            <text:p>2.2</text:p>
          </table:table-cell>
          <table:table-cell office:value-type="float" office:value="12.342000000000001" table:style-name="ce31">
            <text:p>12.3</text:p>
          </table:table-cell>
          <table:table-cell office:value-type="float" office:value="-94.166193987521268" table:formula="of:=[.H457]/[.H445]*100-100" table:style-name="ce26">
            <text:p>-94.2</text:p>
          </table:table-cell>
          <table:table-cell office:value-type="float" office:value="1.665" table:style-name="ce34">
            <text:p>1.7</text:p>
          </table:table-cell>
          <table:table-cell office:value-type="float" office:value="1.429" table:style-name="ce34">
            <text:p>1.4</text:p>
          </table:table-cell>
          <table:table-cell office:value-type="float" office:value="0.97199999999999998" table:style-name="ce34">
            <text:p>1.0</text:p>
          </table:table-cell>
          <table:table-cell office:value-type="float" office:value="0.59899999999999998" table:style-name="ce34">
            <text:p>0.6</text:p>
          </table:table-cell>
          <table:table-cell table:number-columns-repeated="16371" table:style-name="ce2"/>
        </table:table-row>
        <table:table-row table:style-name="ro7">
          <table:table-cell office:value-type="date" office:date-value="2020-05-01T00:00:00" table:style-name="ce30">
            <text:p>May 2020</text:p>
          </table:table-cell>
          <table:table-cell office:value-type="float" office:value="20.635000000000002" table:style-name="ce31">
            <text:p>20.6</text:p>
          </table:table-cell>
          <table:table-cell office:value-type="float" office:value="5.4710000000000001" table:style-name="ce31">
            <text:p>5.5</text:p>
          </table:table-cell>
          <table:table-cell office:value-type="float" office:value="7.6349999999999998" table:style-name="ce31">
            <text:p>7.6</text:p>
          </table:table-cell>
          <table:table-cell office:value-type="float" office:value="1.236" table:style-name="ce31">
            <text:p>1.2</text:p>
          </table:table-cell>
          <table:table-cell office:value-type="float" office:value="6.5000000000000002E-2" table:style-name="ce31">
            <text:p>0.1</text:p>
          </table:table-cell>
          <table:table-cell office:value-type="float" office:value="2.0369999999999999" table:style-name="ce31">
            <text:p>2.0</text:p>
          </table:table-cell>
          <table:table-cell office:value-type="float" office:value="37.079000000000001" table:style-name="ce31">
            <text:p>37.1</text:p>
          </table:table-cell>
          <table:table-cell office:value-type="float" office:value="-84.553377269356702" table:formula="of:=[.H458]/[.H446]*100-100" table:style-name="ce26">
            <text:p>-84.6</text:p>
          </table:table-cell>
          <table:table-cell office:value-type="float" office:value="3.4359999999999999" table:style-name="ce34">
            <text:p>3.4</text:p>
          </table:table-cell>
          <table:table-cell office:value-type="float" office:value="3.1640000000000001" table:style-name="ce34">
            <text:p>3.2</text:p>
          </table:table-cell>
          <table:table-cell office:value-type="float" office:value="1.94" table:style-name="ce34">
            <text:p>1.9</text:p>
          </table:table-cell>
          <table:table-cell office:value-type="float" office:value="1.353" table:style-name="ce34">
            <text:p>1.4</text:p>
          </table:table-cell>
          <table:table-cell table:number-columns-repeated="16371" table:style-name="ce2"/>
        </table:table-row>
        <table:table-row table:style-name="ro7">
          <table:table-cell office:value-type="date" office:date-value="2020-06-01T00:00:00" table:style-name="ce30">
            <text:p>Jun 2020</text:p>
          </table:table-cell>
          <table:table-cell office:value-type="float" office:value="146.67400000000001" table:style-name="ce31">
            <text:p>146.7</text:p>
          </table:table-cell>
          <table:table-cell office:value-type="float" office:value="13.667" table:style-name="ce31">
            <text:p>13.7</text:p>
          </table:table-cell>
          <table:table-cell office:value-type="float" office:value="30.968" table:style-name="ce31">
            <text:p>31.0</text:p>
          </table:table-cell>
          <table:table-cell office:value-type="float" office:value="2.2930000000000001" table:style-name="ce31">
            <text:p>2.3</text:p>
          </table:table-cell>
          <table:table-cell office:value-type="float" office:value="0.22500000000000001" table:style-name="ce31">
            <text:p>0.2</text:p>
          </table:table-cell>
          <table:table-cell office:value-type="float" office:value="3.319" table:style-name="ce31">
            <text:p>3.3</text:p>
          </table:table-cell>
          <table:table-cell office:value-type="float" office:value="197.14599999999999" table:style-name="ce31">
            <text:p>197.1</text:p>
          </table:table-cell>
          <table:table-cell office:value-type="float" office:value="-32.906339228892207" table:formula="of:=[.H459]/[.H447]*100-100" table:style-name="ce26">
            <text:p>-32.9</text:p>
          </table:table-cell>
          <table:table-cell office:value-type="float" office:value="14.048" table:style-name="ce34">
            <text:p>14.0</text:p>
          </table:table-cell>
          <table:table-cell office:value-type="float" office:value="13.348000000000001" table:style-name="ce34">
            <text:p>13.3</text:p>
          </table:table-cell>
          <table:table-cell office:value-type="float" office:value="8.0920000000000005" table:style-name="ce34">
            <text:p>8.1</text:p>
          </table:table-cell>
          <table:table-cell office:value-type="float" office:value="5.681" table:style-name="ce34">
            <text:p>5.7</text:p>
          </table:table-cell>
          <table:table-cell table:number-columns-repeated="16371" table:style-name="ce2"/>
        </table:table-row>
        <table:table-row table:style-name="ro7">
          <table:table-cell office:value-type="date" office:date-value="2020-07-01T00:00:00" table:style-name="ce30">
            <text:p>Jul 2020</text:p>
          </table:table-cell>
          <table:table-cell office:value-type="float" office:value="177.255" table:style-name="ce31">
            <text:p>177.3</text:p>
          </table:table-cell>
          <table:table-cell office:value-type="float" office:value="15.108000000000001" table:style-name="ce31">
            <text:p>15.1</text:p>
          </table:table-cell>
          <table:table-cell office:value-type="float" office:value="29.643000000000001" table:style-name="ce31">
            <text:p>29.6</text:p>
          </table:table-cell>
          <table:table-cell office:value-type="float" office:value="3.26" table:style-name="ce31">
            <text:p>3.3</text:p>
          </table:table-cell>
          <table:table-cell office:value-type="float" office:value="0.34499999999999997" table:style-name="ce31">
            <text:p>0.3</text:p>
          </table:table-cell>
          <table:table-cell office:value-type="float" office:value="4.6239999999999997" table:style-name="ce31">
            <text:p>4.6</text:p>
          </table:table-cell>
          <table:table-cell office:value-type="float" office:value="230.23500000000001" table:style-name="ce31">
            <text:p>230.2</text:p>
          </table:table-cell>
          <table:table-cell office:value-type="float" office:value="11.563640240150022" table:formula="of:=[.H460]/[.H448]*100-100" table:style-name="ce26">
            <text:p>11.6</text:p>
          </table:table-cell>
          <table:table-cell office:value-type="float" office:value="15.859" table:style-name="ce34">
            <text:p>15.9</text:p>
          </table:table-cell>
          <table:table-cell office:value-type="float" office:value="14.958" table:style-name="ce34">
            <text:p>15.0</text:p>
          </table:table-cell>
          <table:table-cell office:value-type="float" office:value="6.5190000000000001" table:style-name="ce34">
            <text:p>6.5</text:p>
          </table:table-cell>
          <table:table-cell office:value-type="float" office:value="8.9909999999999997" table:style-name="ce34">
            <text:p>9.0</text:p>
          </table:table-cell>
          <table:table-cell table:number-columns-repeated="16371" table:style-name="ce2"/>
        </table:table-row>
        <table:table-row table:style-name="ro7">
          <table:table-cell office:value-type="date" office:date-value="2020-08-01T00:00:00" table:style-name="ce30">
            <text:p>Aug 2020</text:p>
          </table:table-cell>
          <table:table-cell office:value-type="float" office:value="90.331000000000003" table:style-name="ce31">
            <text:p>90.3</text:p>
          </table:table-cell>
          <table:table-cell office:value-type="float" office:value="10.609" table:style-name="ce31">
            <text:p>10.6</text:p>
          </table:table-cell>
          <table:table-cell office:value-type="float" office:value="20.847999999999999" table:style-name="ce31">
            <text:p>20.8</text:p>
          </table:table-cell>
          <table:table-cell office:value-type="float" office:value="2.5230000000000001" table:style-name="ce31">
            <text:p>2.5</text:p>
          </table:table-cell>
          <table:table-cell office:value-type="float" office:value="0.40699999999999997" table:style-name="ce31">
            <text:p>0.4</text:p>
          </table:table-cell>
          <table:table-cell office:value-type="float" office:value="3.9529999999999998" table:style-name="ce31">
            <text:p>4.0</text:p>
          </table:table-cell>
          <table:table-cell office:value-type="float" office:value="128.67099999999999" table:style-name="ce31">
            <text:p>128.7</text:p>
          </table:table-cell>
          <table:table-cell office:value-type="float" office:value="-4.3260043572336855" table:formula="of:=[.H461]/[.H449]*100-100" table:style-name="ce26">
            <text:p>-4.3</text:p>
          </table:table-cell>
          <table:table-cell office:value-type="float" office:value="8.7040000000000006" table:style-name="ce34">
            <text:p>8.7</text:p>
          </table:table-cell>
          <table:table-cell office:value-type="float" office:value="8.1999999999999993" table:style-name="ce34">
            <text:p>8.2</text:p>
          </table:table-cell>
          <table:table-cell office:value-type="float" office:value="4.6349999999999998" table:style-name="ce34">
            <text:p>4.6</text:p>
          </table:table-cell>
          <table:table-cell office:value-type="float" office:value="3.794" table:style-name="ce34">
            <text:p>3.8</text:p>
          </table:table-cell>
          <table:table-cell table:number-columns-repeated="16371" table:style-name="ce2"/>
        </table:table-row>
        <table:table-row table:style-name="ro7">
          <table:table-cell office:value-type="date" office:date-value="2020-09-01T00:00:00" table:style-name="ce30">
            <text:p>Sep 2020</text:p>
          </table:table-cell>
          <table:table-cell office:value-type="float" office:value="331.77199999999999" table:style-name="ce31">
            <text:p>331.8</text:p>
          </table:table-cell>
          <table:table-cell office:value-type="float" office:value="15.797000000000001" table:style-name="ce31">
            <text:p>15.8</text:p>
          </table:table-cell>
          <table:table-cell office:value-type="float" office:value="54.189" table:style-name="ce31">
            <text:p>54.2</text:p>
          </table:table-cell>
          <table:table-cell office:value-type="float" office:value="4.6210000000000004" table:style-name="ce31">
            <text:p>4.6</text:p>
          </table:table-cell>
          <table:table-cell office:value-type="float" office:value="0.85199999999999998" table:style-name="ce31">
            <text:p>0.9</text:p>
          </table:table-cell>
          <table:table-cell office:value-type="float" office:value="5.5110000000000001" table:style-name="ce31">
            <text:p>5.5</text:p>
          </table:table-cell>
          <table:table-cell office:value-type="float" office:value="412.74200000000002" table:style-name="ce31">
            <text:p>412.7</text:p>
          </table:table-cell>
          <table:table-cell office:value-type="float" office:value="-0.31036623215393888" table:formula="of:=[.H462]/[.H450]*100-100" table:style-name="ce26">
            <text:p>-0.3</text:p>
          </table:table-cell>
          <table:table-cell office:value-type="float" office:value="35.174999999999997" table:style-name="ce34">
            <text:p>35.2</text:p>
          </table:table-cell>
          <table:table-cell office:value-type="float" office:value="33.683" table:style-name="ce34">
            <text:p>33.7</text:p>
          </table:table-cell>
          <table:table-cell office:value-type="float" office:value="19.178000000000001" table:style-name="ce34">
            <text:p>19.2</text:p>
          </table:table-cell>
          <table:table-cell office:value-type="float" office:value="15.451000000000001" table:style-name="ce34">
            <text:p>15.5</text:p>
          </table:table-cell>
          <table:table-cell table:number-columns-repeated="16371" table:style-name="ce2"/>
        </table:table-row>
        <table:table-row table:style-name="ro7">
          <table:table-cell office:value-type="date" office:date-value="2020-10-01T00:00:00" table:style-name="ce30">
            <text:p>Oct 2020</text:p>
          </table:table-cell>
          <table:table-cell office:value-type="float" office:value="142.595" table:style-name="ce31">
            <text:p>142.6</text:p>
          </table:table-cell>
          <table:table-cell office:value-type="float" office:value="9.8529999999999998" table:style-name="ce31">
            <text:p>9.9</text:p>
          </table:table-cell>
          <table:table-cell office:value-type="float" office:value="28.638999999999999" table:style-name="ce31">
            <text:p>28.6</text:p>
          </table:table-cell>
          <table:table-cell office:value-type="float" office:value="4.3" table:style-name="ce31">
            <text:p>4.3</text:p>
          </table:table-cell>
          <table:table-cell office:value-type="float" office:value="0.59299999999999997" table:style-name="ce31">
            <text:p>0.6</text:p>
          </table:table-cell>
          <table:table-cell office:value-type="float" office:value="4.38" table:style-name="ce31">
            <text:p>4.4</text:p>
          </table:table-cell>
          <table:table-cell office:value-type="float" office:value="190.36" table:style-name="ce31">
            <text:p>190.4</text:p>
          </table:table-cell>
          <table:table-cell office:value-type="float" office:value="-0.56570362980103539" table:formula="of:=[.H463]/[.H451]*100-100" table:style-name="ce26">
            <text:p>-0.6</text:p>
          </table:table-cell>
          <table:table-cell office:value-type="float" office:value="17.923999999999999" table:style-name="ce34">
            <text:p>17.9</text:p>
          </table:table-cell>
          <table:table-cell office:value-type="float" office:value="16.71" table:style-name="ce34">
            <text:p>16.7</text:p>
          </table:table-cell>
          <table:table-cell office:value-type="float" office:value="7.5339999999999998" table:style-name="ce34">
            <text:p>7.5</text:p>
          </table:table-cell>
          <table:table-cell office:value-type="float" office:value="9.9510000000000005" table:style-name="ce34">
            <text:p>10.0</text:p>
          </table:table-cell>
          <table:table-cell table:number-columns-repeated="16371" table:style-name="ce2"/>
        </table:table-row>
        <table:table-row table:style-name="ro7">
          <table:table-cell office:value-type="date" office:date-value="2020-11-01T00:00:00" table:style-name="ce30">
            <text:p>Nov 2020</text:p>
          </table:table-cell>
          <table:table-cell office:value-type="float" office:value="116.465" table:style-name="ce31">
            <text:p>116.5</text:p>
          </table:table-cell>
          <table:table-cell office:value-type="float" office:value="7.1779999999999999" table:style-name="ce31">
            <text:p>7.2</text:p>
          </table:table-cell>
          <table:table-cell office:value-type="float" office:value="28.696000000000002" table:style-name="ce31">
            <text:p>28.7</text:p>
          </table:table-cell>
          <table:table-cell office:value-type="float" office:value="4.2450000000000001" table:style-name="ce31">
            <text:p>4.2</text:p>
          </table:table-cell>
          <table:table-cell office:value-type="float" office:value="0.52200000000000002" table:style-name="ce31">
            <text:p>0.5</text:p>
          </table:table-cell>
          <table:table-cell office:value-type="float" office:value="3.8759999999999999" table:style-name="ce31">
            <text:p>3.9</text:p>
          </table:table-cell>
          <table:table-cell office:value-type="float" office:value="160.982" table:style-name="ce31">
            <text:p>161.0</text:p>
          </table:table-cell>
          <table:table-cell office:value-type="float" office:value="-20.976079091663266" table:formula="of:=[.H464]/[.H452]*100-100" table:style-name="ce26">
            <text:p>-21.0</text:p>
          </table:table-cell>
          <table:table-cell office:value-type="float" office:value="18.544" table:style-name="ce34">
            <text:p>18.5</text:p>
          </table:table-cell>
          <table:table-cell office:value-type="float" office:value="17.518999999999998" table:style-name="ce34">
            <text:p>17.5</text:p>
          </table:table-cell>
          <table:table-cell office:value-type="float" office:value="7.3949999999999996" table:style-name="ce34">
            <text:p>7.4</text:p>
          </table:table-cell>
          <table:table-cell office:value-type="float" office:value="10.859" table:style-name="ce34">
            <text:p>10.9</text:p>
          </table:table-cell>
          <table:table-cell table:number-columns-repeated="16371" table:style-name="ce2"/>
        </table:table-row>
        <table:table-row table:style-name="ro7">
          <table:table-cell office:value-type="date" office:date-value="2020-12-01T00:00:00" table:style-name="ce35">
            <text:p>Dec 2020</text:p>
          </table:table-cell>
          <table:table-cell office:value-type="float" office:value="134.83699999999999" table:style-name="ce36">
            <text:p>134.8</text:p>
          </table:table-cell>
          <table:table-cell office:value-type="float" office:value="9.0500000000000007" table:style-name="ce36">
            <text:p>9.1</text:p>
          </table:table-cell>
          <table:table-cell office:value-type="float" office:value="27.341999999999999" table:style-name="ce36">
            <text:p>27.3</text:p>
          </table:table-cell>
          <table:table-cell office:value-type="float" office:value="3.6339999999999999" table:style-name="ce36">
            <text:p>3.6</text:p>
          </table:table-cell>
          <table:table-cell office:value-type="float" office:value="0.33600000000000002" table:style-name="ce36">
            <text:p>0.3</text:p>
          </table:table-cell>
          <table:table-cell office:value-type="float" office:value="2.8639999999999999" table:style-name="ce36">
            <text:p>2.9</text:p>
          </table:table-cell>
          <table:table-cell office:value-type="float" office:value="178.06299999999999" table:style-name="ce36">
            <text:p>178.1</text:p>
          </table:table-cell>
          <table:table-cell office:value-type="float" office:value="-6.9248501131665279" table:formula="of:=[.H465]/[.H453]*100-100" table:style-name="ce37">
            <text:p>-6.9</text:p>
          </table:table-cell>
          <table:table-cell office:value-type="float" office:value="31.62" table:style-name="ce38">
            <text:p>31.6</text:p>
          </table:table-cell>
          <table:table-cell office:value-type="float" office:value="30.402000000000001" table:style-name="ce38">
            <text:p>30.4</text:p>
          </table:table-cell>
          <table:table-cell office:value-type="float" office:value="17.291" table:style-name="ce38">
            <text:p>17.3</text:p>
          </table:table-cell>
          <table:table-cell office:value-type="float" office:value="13.925000000000001" table:style-name="ce38">
            <text:p>13.9</text:p>
          </table:table-cell>
          <table:table-cell table:number-columns-repeated="16371" table:style-name="ce2"/>
        </table:table-row>
        <table:table-row table:style-name="ro1">
          <table:table-cell table:style-name="ce30"/>
          <table:table-cell table:style-name="ce50"/>
          <table:table-cell table:number-columns-repeated="5" table:style-name="ce31"/>
          <table:table-cell table:style-name="ce51"/>
          <table:table-cell table:style-name="ce31"/>
          <table:table-cell table:style-name="ce52"/>
          <table:table-cell table:style-name="ce2"/>
          <table:table-cell table:style-name="ce52"/>
          <table:table-cell table:number-columns-repeated="16372" table:style-name="ce2"/>
        </table:table-row>
        <table:table-row table:style-name="ro11">
          <table:table-cell office:value-type="string" table:number-columns-spanned="11" table:number-rows-spanned="1" table:style-name="ce53">
            <text:p>1. This table exhibits strong seasonality, largely due to the release of new registration plates in March and September each year. New registration statistics also closely reflect the wider state of the British economy - in general, figures are higher during periods of strong economic growth and lower during times of low growth or recession. These statistics can also be affected by government actions such as regulatory or administrative changes, and stimulus schemes.</text:p>
          </table:table-cell>
          <table:covered-table-cell table:number-columns-repeated="10"/>
          <table:table-cell table:style-name="ce54"/>
          <table:table-cell table:style-name="ce2"/>
          <table:table-cell table:number-columns-repeated="16371" table:style-name="ce15"/>
        </table:table-row>
        <table:table-row table:style-name="ro1">
          <table:table-cell office:value-type="string" table:number-columns-spanned="11" table:number-rows-spanned="1" table:style-name="ce53">
            <text:p>2. A comparison between the new registrations during the period with the new registrations during the same period of the previous year.</text:p>
          </table:table-cell>
          <table:covered-table-cell table:number-columns-repeated="10"/>
          <table:table-cell table:style-name="ce54"/>
          <table:table-cell table:style-name="ce2"/>
          <table:table-cell table:number-columns-repeated="16371" table:style-name="ce15"/>
        </table:table-row>
        <table:table-row table:style-name="ro12">
          <table:table-cell office:value-type="string" table:number-columns-spanned="11" table:number-rows-spanned="1" table:style-name="ce53">
            <text:p>3. Ultra low emission vehicles (ULEVs) are vehicles that are reported to emit less than 75g of carbon dioxide (CO2) from the tailpipe for every kilometre travelled. In practice, the term typically refers to battery electric, plug-in hybrid electric and fuel cell electric vehicles. These figures are subject to minor revision between quarterly publications when individual vehicles are reviewed against the criteria. See Notes and Definitions for more information on how reported emissions are calculated.</text:p>
          </table:table-cell>
          <table:covered-table-cell table:number-columns-repeated="10"/>
          <table:table-cell table:style-name="ce54"/>
          <table:table-cell table:style-name="ce2"/>
          <table:table-cell table:number-columns-repeated="16371" table:style-name="ce15"/>
        </table:table-row>
        <table:table-row table:style-name="ro13">
          <table:table-cell office:value-type="string" table:number-columns-spanned="11" table:number-rows-spanned="1" table:style-name="ce53">
            <text:p>4. Includes all vehicles of models that are eligible for the plug-in grant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style-name="ce55"/>
          <table:table-cell table:number-columns-repeated="16372" table:style-name="ce2"/>
        </table:table-row>
        <table:table-row table:style-name="ro14">
          <table:table-cell office:value-type="string" table:number-columns-spanned="7" table:number-rows-spanned="1" table:style-name="ce56">
            <text:p><text:a xlink:href="https://www.gov.uk/plug-in-car-van-grants/eligibility">https://www.gov.uk/plug-in-car-van-grants/eligibility</text:a></text:p>
          </table:table-cell>
          <table:covered-table-cell table:number-columns-repeated="6"/>
          <table:table-cell table:number-columns-repeated="2" table:style-name="ce57"/>
          <table:table-cell table:number-columns-repeated="2" table:style-name="ce2"/>
          <table:table-cell table:style-name="ce55"/>
          <table:table-cell table:number-columns-repeated="16372" table:style-name="ce2"/>
        </table:table-row>
        <table:table-row table:style-name="ro15">
          <table:table-cell office:value-type="string" table:number-columns-spanned="11" table:number-rows-spanned="1" table:style-name="ce58">
            <text:p>5.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style-name="ce55"/>
          <table:table-cell table:number-columns-repeated="16372" table:style-name="ce2"/>
        </table:table-row>
        <table:table-row table:style-name="ro4">
          <table:table-cell office:value-type="string" table:number-columns-spanned="10" table:number-rows-spanned="1" table:style-name="ce59">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9"/>
          <table:table-cell table:style-name="ce13"/>
          <table:table-cell table:number-columns-repeated="16373" table:style-name="ce2"/>
        </table:table-row>
        <table:table-row table:style-name="ro4">
          <table:table-cell office:value-type="string" table:number-columns-spanned="10" table:number-rows-spanned="1" table:style-name="ce59">
            <text:p><text:a xlink:href="https://www.gov.uk/government/news/plug-in-vehicle-grants-update-following-todays-budget">https://www.gov.uk/government/news/plug-in-vehicle-grants-update-following-todays-budget</text:a></text:p>
          </table:table-cell>
          <table:covered-table-cell table:number-columns-repeated="9"/>
          <table:table-cell table:style-name="ce13"/>
          <table:table-cell table:number-columns-repeated="16373" table:style-name="ce2"/>
        </table:table-row>
        <table:table-row table:style-name="ro4">
          <table:table-cell table:style-name="ce60"/>
          <table:table-cell table:number-columns-repeated="4" table:style-name="ce2"/>
          <table:table-cell table:style-name="ce61"/>
          <table:table-cell table:number-columns-repeated="4" table:style-name="ce2"/>
          <table:table-cell table:style-name="ce13"/>
          <table:table-cell table:number-columns-repeated="16373" table:style-name="ce2"/>
        </table:table-row>
        <table:table-row table:style-name="ro2">
          <table:table-cell office:value-type="string" table:style-name="ce2">
            <text:p>Telephone: 020 7944 3077</text:p>
          </table:table-cell>
          <table:table-cell table:style-name="ce62"/>
          <table:table-cell table:style-name="ce61"/>
          <table:table-cell table:number-columns-repeated="2" table:style-name="ce2"/>
          <table:table-cell table:style-name="ce61"/>
          <table:table-cell table:number-columns-repeated="4" table:style-name="ce2"/>
          <table:table-cell table:style-name="ce13"/>
          <table:table-cell table:number-columns-repeated="16373" table:style-name="ce2"/>
        </table:table-row>
        <table:table-row table:style-name="ro1">
          <table:table-cell office:value-type="string" table:style-name="ce63">
            <text:p>Email:<text:s/><text:span text:style-name="T2">vehicles.stats@dft.gov.uk</text:span></text:p>
          </table:table-cell>
          <table:table-cell table:style-name="ce2"/>
          <table:table-cell table:style-name="ce61"/>
          <table:table-cell table:number-columns-repeated="2" table:style-name="ce2"/>
          <table:table-cell table:style-name="ce64"/>
          <table:table-cell table:number-columns-repeated="4" table:style-name="ce2"/>
          <table:table-cell table:style-name="ce13"/>
          <table:table-cell table:number-columns-repeated="16373" table:style-name="ce2"/>
        </table:table-row>
        <table:table-row table:style-name="ro8">
          <table:table-cell office:value-type="string" table:number-columns-spanned="10" table:number-rows-spanned="1" table:style-name="ce65">
            <text:p><text:a xlink:href="https://www.gov.uk/government/publications/vehicles-statistics-guidance"><text:span text:style-name="T3">Notes &amp; definitions:<text:s/></text:span>https://www.gov.uk/government/publications/vehicles-statistics-guidance</text:a></text:p>
          </table:table-cell>
          <table:covered-table-cell table:number-columns-repeated="9"/>
          <table:table-cell table:style-name="ce2"/>
          <table:table-cell table:style-name="ce55"/>
          <table:table-cell table:number-columns-repeated="16372" table:style-name="ce2"/>
        </table:table-row>
        <table:table-row table:style-name="ro1">
          <table:table-cell table:number-columns-repeated="16384"/>
        </table:table-row>
        <table:table-row table:style-name="ro1">
          <table:table-cell office:value-type="string" table:style-name="ce22">
            <text:p>Source: DVLA/DfT</text:p>
          </table:table-cell>
          <table:table-cell table:number-columns-repeated="8" table:style-name="ce54"/>
          <table:table-cell table:style-name="ce55"/>
          <table:table-cell table:style-name="ce2"/>
          <table:table-cell table:style-name="ce55"/>
          <table:table-cell table:style-name="ce2"/>
          <table:table-cell table:number-columns-repeated="16371" table:style-name="ce15"/>
        </table:table-row>
        <table:table-row table:style-name="ro1">
          <table:table-cell office:value-type="string" table:style-name="ce22">
            <text:p>Last updated: 13 May 2021</text:p>
          </table:table-cell>
          <table:table-cell table:number-columns-repeated="8" table:style-name="ce54"/>
          <table:table-cell table:style-name="ce55"/>
          <table:table-cell table:style-name="ce2"/>
          <table:table-cell table:style-name="ce55"/>
          <table:table-cell table:style-name="ce2"/>
          <table:table-cell table:number-columns-repeated="16371" table:style-name="ce15"/>
        </table:table-row>
        <table:table-row table:style-name="ro1">
          <table:table-cell office:value-type="string" table:style-name="ce22">
            <text:p>Next update: June 2021</text:p>
          </table:table-cell>
          <table:table-cell table:number-columns-repeated="8" table:style-name="ce54"/>
          <table:table-cell table:style-name="ce55"/>
          <table:table-cell table:style-name="ce2"/>
          <table:table-cell table:style-name="ce55"/>
          <table:table-cell table:style-name="ce2"/>
          <table:table-cell table:number-columns-repeated="16371" table:style-name="ce15"/>
        </table:table-row>
        <table:table-row table:number-rows-repeated="1048094" table:style-name="ro1">
          <table:table-cell table:number-columns-repeated="16384"/>
        </table:table-row>
        <table:named-expressions>
          <table:named-range table:name="Print_Area" table:cell-range-address="VEH0150.$A$1:VEH0150.$M$482" table:base-cell-address="VEH0150.$A$1"/>
          <table:named-range table:name="Print_Titles" table:cell-range-address="VEH0150.$A$9:VEH0150.$XFD$10" table:base-cell-address="VEH015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number-style style:name="N36">
      <number:number number:decimal-places="1" number:min-integer-digits="1"/>
    </number:number-style>
    <number:date-style style:name="N37">
      <number:month number:textual="true"/>
      <number:text> </number:text>
      <number:year number:style="long"/>
    </number:date-style>
    <number:number-style style:name="N38P0">
      <number:number number:decimal-places="3" number:min-integer-digits="1" number:grouping="true"/>
    </number:number-style>
    <number:text-style style:name="N38">
      <number:text>-</number:text>
      <style:map style:condition="value()&gt;=0.05" style:apply-style-name="N38P0"/>
    </number:text-style>
    <number:number-style style:name="N39P0">
      <number:number number:decimal-places="1" number:min-integer-digits="1" number:grouping="true"/>
    </number:number-style>
    <number:text-style style:name="N39">
      <number:text>-</number:text>
      <style:map style:condition="value()&gt;=0.05" style:apply-style-name="N39P0"/>
    </number:text-style>
    <number:number-style style:name="N40">
      <number:number number:decimal-places="3" number:min-integer-digits="1"/>
    </number:number-style>
    <number:number-style style:name="N41">
      <number:text> </number:text>
      <number:number number:min-integer-digits="1"/>
    </number:number-style>
    <number:percentage-style style:name="N42">
      <number:number number:decimal-places="1" number:min-integer-digits="1"/>
      <number:text>%</number:text>
    </number:percentage-style>
    <style:style style:name="Hyperlink" style:family="table-cell" style:data-style-name="N0">
      <style:text-properties fo:color="#008080"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4" style:family="table-cell" style:data-style-name="N41">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236220472440945in" fo:margin-right="0.236220472440945in" style:print-orientation="portrait" style:print-page-order="ttb" style:first-page-number="continue" style:scale-to="37%" style:table-centering="none" style:print="objects charts drawings"/>
      <style:header-style>
        <style:header-footer-properties fo:min-height="0.433070866141732in" fo:margin-left="0in" fo:margin-right="0in" fo:margin-bottom="0in"/>
      </style:header-style>
      <style:footer-style>
        <style:header-footer-properties fo:min-height="0.43307086614173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meta:initial-creator>Daryl Lloyd</meta:initial-creator>
    <dc:creator>Thomas Parry</dc:creator>
    <meta:creation-date>2010-11-24T16:13:39Z</meta:creation-date>
    <dc:date>2021-05-04T15:10:50Z</dc:date>
    <meta:print-date>2019-12-16T12:51:17Z</meta:print-date>
  </office:meta>
</office:document-meta>
</file>